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E" svg:font-family="&quot;Arial CE&quot;"/>
    <style:font-face style:name="Arial" svg:font-family="Arial"/>
    <style:font-face style:name="MS Sans Serif" svg:font-family="&quot;MS Sans Serif&quot;"/>
  </office:font-face-decls>
  <office:automatic-styles>
    <style:style style:name="ce1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3" style:family="table-cell" style:parent-style-name="norm_225_ln_237__H1" style:data-style-name="N0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" style:family="table-cell" style:parent-style-name="Default" style:data-style-name="N0"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6" style:family="table-cell" style:parent-style-name="norm_225_ln_237__H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7" style:family="table-cell" style:parent-style-name="norm_225_ln_237__H1" style:data-style-name="N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8" style:family="table-cell" style:parent-style-name="norm_225_ln_237__H1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9" style:family="table-cell" style:parent-style-name="norm_225_ln_237__H1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 style:font-family-generic="swiss"/>
    </style:style>
    <style:style style:name="ce10" style:family="table-cell" style:parent-style-name="norm_225_ln_237__H1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11" style:family="table-cell" style:parent-style-name="norm_225_ln_237__H1" style:data-style-name="N0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12" style:family="table-cell" style:parent-style-name="norm_225_ln_237__H1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13" style:family="table-cell" style:parent-style-name="norm_225_ln_237__H1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14" style:family="table-cell" style:parent-style-name="norm_225_ln_237__H1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15" style:family="table-cell" style:parent-style-name="norm_225_ln_237__H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16" style:family="table-cell" style:parent-style-name="Default" style:data-style-name="N0"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7" style:family="table-cell" style:parent-style-name="Default" style:data-style-name="N0">
      <style:table-cell-properties style:vertical-align="automatic" fo:wrap-option="wrap" fo:background-color="transparent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18" style:family="table-cell" style:parent-style-name="norm_225_ln_237__H1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19" style:family="table-cell" style:parent-style-name="norm_225_ln_237__H1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20" style:family="table-cell" style:parent-style-name="norm_225_ln_237__H1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21" style:family="table-cell" style:parent-style-name="Default" style:data-style-name="N0"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2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4" style:family="table-cell" style:parent-style-name="norm_225_ln_237__H1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25" style:family="table-cell" style:parent-style-name="norm_225_ln_237__H1" style:data-style-name="N0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26" style:family="table-cell" style:parent-style-name="Default" style:data-style-name="N0">
      <style:table-cell-properties style:vertical-align="automatic"/>
    </style:style>
    <style:style style:name="ce27" style:family="table-cell" style:parent-style-name="norm_225_ln_237__H1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28" style:family="table-cell" style:parent-style-name="norm_225_ln_237__H1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29" style:family="table-cell" style:parent-style-name="Default" style:data-style-name="N3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0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1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2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3" style:family="table-cell" style:parent-style-name="norm_225_ln_237__H1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34" style:family="table-cell" style:parent-style-name="norm_225_ln_237__H1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 style:font-family-generic="swiss"/>
    </style:style>
    <style:style style:name="ce35" style:family="table-cell" style:parent-style-name="norm_225_ln_237__H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36" style:family="table-cell" style:parent-style-name="Default" style:data-style-name="N0">
      <style:table-cell-properties style:vertical-align="automatic"/>
    </style:style>
    <style:style style:name="ce37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8" style:family="table-cell" style:parent-style-name="norm_225_ln_237__Tab_2_2_06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9" style:family="table-cell" style:parent-style-name="norm_225_ln_237__Tab_2_2_06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style:vertical-align="automatic" fo:background-color="transparent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2" style:family="table-cell" style:parent-style-name="norm_225_ln_237__Tab_2_2_06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3" style:family="table-cell" style:parent-style-name="norm_225_ln_237__Tab_2_2_06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4" style:family="table-cell" style:parent-style-name="norm_225_ln_237__H1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45" style:family="table-cell" style:parent-style-name="norm_225_ln_237__Tab_2_2_06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6" style:family="table-cell" style:parent-style-name="norm_225_ln_237__H1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47" style:family="table-cell" style:parent-style-name="norm_225_ln_237__Tab_2_2_06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8" style:family="table-cell" style:parent-style-name="norm_225_ln_237__Tab_2_2_06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9" style:family="table-cell" style:parent-style-name="norm_225_ln_237__Tab_2_2_06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0" style:family="table-cell" style:parent-style-name="norm_225_ln_237__Tab_2_2_06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1" style:family="table-cell" style:parent-style-name="norm_225_ln_237__Tab_2_2_06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2" style:family="table-cell" style:parent-style-name="norm_225_ln_237__Tab_2_2_06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3" style:family="table-cell" style:parent-style-name="norm_225_ln_237__H1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54" style:family="table-cell" style:parent-style-name="norm_225_ln_237__Tab_2_2_06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55" style:family="table-cell" style:parent-style-name="norm_225_ln_237__Tab_2_2_06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56" style:family="table-cell" style:parent-style-name="norm_225_ln_237__H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57" style:family="table-cell" style:parent-style-name="norm_225_ln_237__Tab_2_2_06" style:data-style-name="N3">
      <style:table-cell-properties style:vertical-align="automatic" fo:background-color="transparent" style:cell-protect="protected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58" style:family="table-cell" style:parent-style-name="norm_225_ln_237__Tab_2_2_06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59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60" style:family="table-cell" style:parent-style-name="Default" style:data-style-name="N0">
      <style:table-cell-properties style:vertical-align="automatic"/>
    </style:style>
    <style:style style:name="ce61" style:family="table-cell" style:parent-style-name="Default" style:data-style-name="N0">
      <style:table-cell-properties style:vertical-align="automatic"/>
    </style:style>
    <style:style style:name="ce62" style:family="table-cell" style:parent-style-name="Default" style:data-style-name="N3">
      <style:table-cell-properties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63" style:family="table-cell" style:parent-style-name="Default" style:data-style-name="N3">
      <style:table-cell-properties style:vertical-align="automatic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64" style:family="table-cell" style:parent-style-name="norm_225_ln_237__Tab_2_2_06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ce65" style:family="table-cell" style:parent-style-name="norm_225_ln_237__Tab_2_2_06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ce66" style:family="table-cell" style:parent-style-name="norm_225_ln_237__Tab_2_2_06" style:data-style-name="N3">
      <style:table-cell-properties style:vertical-align="automatic" fo:background-color="transparent" style:cell-protect="protected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/>
    </style:style>
    <style:style style:name="ce67" style:family="table-cell" style:parent-style-name="norm_225_ln_237__Tab_2_2_06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68" style:family="table-cell" style:parent-style-name="Default" style:data-style-name="N3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9pt" style:font-size-asian="9pt" style:font-size-complex="9pt"/>
    </style:style>
    <style:style style:name="ce69" style:family="table-cell" style:parent-style-name="norm_225_ln_237__Tab_2_2_06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70" style:family="table-cell" style:parent-style-name="norm_225_ln_237__H1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font-size="9pt" style:font-size-asian="9pt" style:font-size-complex="9pt"/>
    </style:style>
    <style:style style:name="ce71" style:family="table-cell" style:parent-style-name="norm_225_ln_237__H1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font-size="9pt" style:font-size-asian="9pt" style:font-size-complex="9pt"/>
    </style:style>
    <style:style style:name="ce72" style:family="table-cell" style:parent-style-name="norm_225_ln_237__H1" style:data-style-name="N3">
      <style:table-cell-properties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74" style:family="table-cell" style:parent-style-name="norm_225_ln_237__Tab_2_2_06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5" style:family="table-cell" style:parent-style-name="norm_225_ln_237__Tab_2_2_06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76" style:family="table-cell" style:parent-style-name="norm_225_ln_237__Tab_2_2_06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swiss"/>
    </style:style>
    <style:style style:name="ce77" style:family="table-cell" style:parent-style-name="norm_225_ln_237__Tab_2_2_06" style:data-style-name="N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78" style:family="table-cell" style:parent-style-name="norm_225_ln_237__Tab_2_2_06" style:data-style-name="N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79" style:family="table-cell" style:parent-style-name="norm_225_ln_237__Tab_2_2_06" style:data-style-name="N3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80" style:family="table-cell" style:parent-style-name="norm_225_ln_237__Tab_2_2_06" style:data-style-name="N3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81" style:family="table-cell" style:parent-style-name="norm_225_ln_237__Tab_2_2_06" style:data-style-name="N3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82" style:family="table-cell" style:parent-style-name="norm_225_ln_237__Tab_2_2_06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83" style:family="table-cell" style:parent-style-name="norm_225_ln_237__H1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84" style:family="table-cell" style:parent-style-name="norm_225_ln_237__H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85" style:family="table-cell" style:parent-style-name="norm_225_ln_237__H1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86" style:family="table-cell" style:parent-style-name="norm_225_ln_237__H1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87" style:family="table-cell" style:parent-style-name="norm_225_ln_237__H1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88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89" style:family="table-cell" style:parent-style-name="norm_225_ln_237__Tab_2_2_06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90" style:family="table-cell" style:parent-style-name="Default" style:data-style-name="N3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9pt" style:font-size-asian="9pt" style:font-size-complex="9pt" style:font-family-generic="swiss"/>
    </style:style>
    <style:style style:name="ce91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font-size="9pt" style:font-size-asian="9pt" style:font-size-complex="9pt" style:font-family-generic="swiss"/>
    </style:style>
    <style:style style:name="ce92" style:family="table-cell" style:parent-style-name="norm_225_ln_237__H1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font-size="9pt" style:font-size-asian="9pt" style:font-size-complex="9pt" style:font-family-generic="swiss"/>
    </style:style>
    <style:style style:name="ce93" style:family="table-cell" style:parent-style-name="norm_225_ln_237__H1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font-size="9pt" style:font-size-asian="9pt" style:font-size-complex="9pt" style:font-family-generic="swiss"/>
    </style:style>
    <style:style style:name="ce94" style:family="table-cell" style:parent-style-name="norm_225_ln_237__H1" style:data-style-name="N3">
      <style:table-cell-properties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95" style:family="table-cell" style:parent-style-name="norm_225_ln_237__Tab_2_2_06" style:data-style-name="N0">
      <style:table-cell-properties style:vertical-align="automatic" fo:background-color="transparent" style:cell-protect="protected" style:repeat-content="false"/>
      <style:paragraph-properties fo:text-align="start" fo:margin-left="1.765cm"/>
      <style:text-properties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swiss"/>
    </style:style>
    <style:style style:name="ce96" style:family="table-cell" style:parent-style-name="Default" style:data-style-name="N0">
      <style:table-cell-properties style:vertical-align="automatic" style:repeat-content="false"/>
      <style:paragraph-properties fo:text-align="start" fo:margin-left="1.765cm"/>
    </style:style>
    <style:style style:name="ce97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/>
    </style:style>
    <style:style style:name="ce98" style:family="table-cell" style:parent-style-name="norm_225_ln_237__Tab_2_6_06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99" style:family="table-cell" style:parent-style-name="norm_225_ln_237__Tab_2_2_06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00" style:family="table-cell" style:parent-style-name="norm_225_ln_237__H1" style:data-style-name="N3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101" style:family="table-cell" style:parent-style-name="norm_225_ln_237__H1" style:data-style-name="N3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102" style:family="table-cell" style:parent-style-name="norm_225_ln_237__H1" style:data-style-name="N3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103" style:family="table-cell" style:parent-style-name="norm_225_ln_237__H1" style:data-style-name="N3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end" fo:margin-right="0cm"/>
      <style:text-properties fo:font-size="9pt" style:font-size-asian="9pt" style:font-size-complex="9pt"/>
    </style:style>
    <style:style style:name="ce104" style:family="table-cell" style:parent-style-name="norm_225_ln_237__H1" style:data-style-name="N3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end" fo:margin-right="0cm"/>
      <style:text-properties fo:font-size="9pt" style:font-size-asian="9pt" style:font-size-complex="9pt"/>
    </style:style>
    <style:style style:name="ce105" style:family="table-cell" style:parent-style-name="norm_225_ln_237__H1" style:data-style-name="N3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06" style:family="table-cell" style:parent-style-name="norm_225_ln_237__H1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FF0000" fo:font-size="9pt" style:font-size-asian="9pt" style:font-size-complex="9pt" fo:font-style="italic" style:font-style-asian="italic" style:font-style-complex="italic" style:font-family-generic="swiss"/>
    </style:style>
    <style:style style:name="ce107" style:family="table-cell" style:parent-style-name="norm_225_ln_237__H1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FF0000" fo:font-size="9pt" style:font-size-asian="9pt" style:font-size-complex="9pt" fo:font-style="italic" style:font-style-asian="italic" style:font-style-complex="italic"/>
    </style:style>
    <style:style style:name="ce108" style:family="table-cell" style:parent-style-name="norm_225_ln_237__H1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FF0000" fo:font-size="9pt" style:font-size-asian="9pt" style:font-size-complex="9pt" fo:font-style="italic" style:font-style-asian="italic" style:font-style-complex="italic"/>
    </style:style>
    <style:style style:name="ce109" style:family="table-cell" style:parent-style-name="norm_225_ln_237__H1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FF0000" fo:font-size="9pt" style:font-size-asian="9pt" style:font-size-complex="9pt" fo:font-style="italic" style:font-style-asian="italic" style:font-style-complex="italic"/>
    </style:style>
    <style:style style:name="ce110" style:family="table-cell" style:parent-style-name="Default" style:data-style-name="N3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</style:style>
    <style:style style:name="ce111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12" style:family="table-cell" style:parent-style-name="Default" style:data-style-name="N0">
      <style:table-cell-properties style:vertical-align="automatic"/>
    </style:style>
    <style:style style:name="ce113" style:family="table-cell" style:parent-style-name="norm_225_ln_237__Tab_2_2_06_32_2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14" style:family="table-cell" style:parent-style-name="norm_225_ln_237__Tab_2_2_06_32_2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15" style:family="table-cell" style:parent-style-name="norm_225_ln_237__Tab_2_2_06_32_2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16" style:family="table-cell" style:parent-style-name="norm_225_ln_237__Tab_2_2_06_32_2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17" style:family="table-cell" style:parent-style-name="norm_225_ln_237__Tab_2_2_06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18" style:family="table-cell" style:parent-style-name="norm_225_ln_237__Tab_2_2_06_32_2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19" style:family="table-cell" style:parent-style-name="norm_225_ln_237__Tab_2_2_06_32_2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20" style:family="table-cell" style:parent-style-name="norm_225_ln_237__Tab_2_2_06_32_2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21" style:family="table-cell" style:parent-style-name="norm_225_ln_237__Tab_2_2_06_32_2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FF0000" style:font-name="Arial CE" style:font-name-asian="Arial CE" style:font-name-complex="Arial CE" fo:font-size="9pt" style:font-size-asian="9pt" style:font-size-complex="9pt" style:font-family-generic="swiss"/>
    </style:style>
    <style:style style:name="ce122" style:family="table-cell" style:parent-style-name="norm_225_ln_237__Tab_2_2_06_32_2" style:data-style-name="N3">
      <style:table-cell-properties style:vertical-align="automatic" fo:background-color="transparent" style:cell-protect="protected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23" style:family="table-cell" style:parent-style-name="norm_225_ln_237__Tab_2_2_06_32_2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24" style:family="table-cell" style:parent-style-name="Default" style:data-style-name="N3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FF0000" style:font-name="Arial" style:font-name-asian="Arial" style:font-name-complex="Arial" fo:font-size="9pt" style:font-size-asian="9pt" style:font-size-complex="9pt" style:font-family-generic="swiss"/>
    </style:style>
    <style:style style:name="ce125" style:family="table-cell" style:parent-style-name="norm_225_ln_237__Tab_2_2_06_32_2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26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style:font-family-generic="swiss"/>
    </style:style>
    <style:style style:name="ce127" style:family="table-cell" style:parent-style-name="Default" style:data-style-name="N3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FF0000" fo:font-size="9pt" style:font-size-asian="9pt" style:font-size-complex="9pt"/>
    </style:style>
    <style:style style:name="ce128" style:family="table-cell" style:parent-style-name="norm_225_ln_237__Tab_2_2_06_32_2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29" style:family="table-cell" style:parent-style-name="norm_225_ln_237__Tab_2_2_06_32_2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ce130" style:family="table-cell" style:parent-style-name="norm_225_ln_237__Tab_2_2_06_32_2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FF0000" style:font-name="Arial CE" style:font-name-asian="Arial CE" style:font-name-complex="Arial CE" fo:font-size="9pt" style:font-size-asian="9pt" style:font-size-complex="9pt"/>
    </style:style>
    <style:style style:name="ce131" style:family="table-cell" style:parent-style-name="norm_225_ln_237__Tab_2_2_06_32_2" style:data-style-name="N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ce132" style:family="table-cell" style:parent-style-name="norm_225_ln_237__H1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FF0000" fo:font-size="9pt" style:font-size-asian="9pt" style:font-size-complex="9pt"/>
    </style:style>
    <style:style style:name="ce133" style:family="table-cell" style:parent-style-name="norm_225_ln_237__H1" style:data-style-name="N3">
      <style:table-cell-properties style:vertical-align="automatic" fo:background-color="transparent" style:cell-protect="protected" style:repeat-content="false"/>
      <style:paragraph-properties fo:text-align="end" fo:margin-right="0cm"/>
      <style:text-properties fo:font-size="9pt" style:font-size-asian="9pt" style:font-size-complex="9pt"/>
    </style:style>
    <style:style style:name="ce134" style:family="table-cell" style:parent-style-name="norm_225_ln_237__Tab_2_2_06_32_2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swiss"/>
    </style:style>
    <style:style style:name="ce135" style:family="table-cell" style:parent-style-name="norm_225_ln_237__Tab_2_2_06_32_2" style:data-style-name="N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36" style:family="table-cell" style:parent-style-name="norm_225_ln_237__Tab_2_2_06_32_2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7" style:family="table-cell" style:parent-style-name="norm_225_ln_237__Tab_2_2_06_32_2" style:data-style-name="N3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 style:font-family-generic="swiss"/>
    </style:style>
    <style:style style:name="ce138" style:family="table-cell" style:parent-style-name="norm_225_ln_237__Tab_2_2_06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39" style:family="table-cell" style:parent-style-name="norm_225_ln_237__Tab_2_2_06_32_2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140" style:family="table-cell" style:parent-style-name="Default" style:data-style-name="N3">
      <style:table-cell-properties style:vertical-align="automatic" style:repeat-content="false"/>
      <style:paragraph-properties fo:text-align="end" fo:margin-right="0cm"/>
    </style:style>
    <style:style style:name="ce141" style:family="table-cell" style:parent-style-name="Default" style:data-style-name="N3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FF0000" fo:font-size="9pt" style:font-size-asian="9pt" style:font-size-complex="9pt" style:font-family-generic="swiss"/>
    </style:style>
    <style:style style:name="ce142" style:family="table-cell" style:parent-style-name="norm_225_ln_237__H1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FF0000" fo:font-size="9pt" style:font-size-asian="9pt" style:font-size-complex="9pt" style:font-family-generic="swiss"/>
    </style:style>
    <style:style style:name="ce143" style:family="table-cell" style:parent-style-name="norm_225_ln_237__H1" style:data-style-name="N3">
      <style:table-cell-properties style:vertical-align="automatic" fo:background-color="transparent" style:cell-protect="protected" style:repeat-content="false"/>
      <style:paragraph-properties fo:text-align="end" fo:margin-right="0cm"/>
      <style:text-properties fo:font-size="9pt" style:font-size-asian="9pt" style:font-size-complex="9pt" style:font-family-generic="swiss"/>
    </style:style>
    <style:style style:name="ce144" style:family="table-cell" style:parent-style-name="norm_225_ln_237__H1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45" style:family="table-cell" style:parent-style-name="norm_225_ln_237__H1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46" style:family="table-cell" style:parent-style-name="norm_225_ln_237__Tab_2_2_06_32_2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4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48" style:family="table-cell" style:parent-style-name="Default" style:data-style-name="N0"/>
    <style:style style:name="ce149" style:family="table-cell" style:parent-style-name="norm_225_ln_237__Tab_2_5_06_opr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0" style:family="table-cell" style:parent-style-name="norm_225_ln_237__Tab_2_5_06_opr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51" style:family="table-cell" style:parent-style-name="norm_225_ln_237__H3" style:data-style-name="N0">
      <style:table-cell-properties style:vertical-align="middle" fo:background-color="transparent" style:cell-protect="protected"/>
      <style:text-properties fo:font-size="10pt" style:font-size-asian="10pt" style:font-size-complex="10pt" fo:font-weight="bold" style:font-weight-asian="bold" style:font-weight-complex="bold" style:font-family-generic="swiss"/>
    </style:style>
    <style:style style:name="ce152" style:family="table-cell" style:parent-style-name="norm_225_ln_237__H3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153" style:family="table-cell" style:parent-style-name="norm_225_ln_237__Tab_2_5_06_opr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54" style:family="table-cell" style:parent-style-name="norm_225_ln_237__H3" style:data-style-name="N0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155" style:family="table-cell" style:parent-style-name="norm_225_ln_237__H3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156" style:family="table-cell" style:parent-style-name="norm_225_ln_237__H3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157" style:family="table-cell" style:parent-style-name="norm_225_ln_237__Tab_2_5_06_opr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58" style:family="table-cell" style:parent-style-name="norm_225_ln_237__H3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159" style:family="table-cell" style:parent-style-name="norm_225_ln_237__H3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160" style:family="table-cell" style:parent-style-name="norm_225_ln_237__H3" style:data-style-name="N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161" style:family="table-cell" style:parent-style-name="norm_225_ln_237__Tab_2_5_06_opr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162" style:family="table-cell" style:parent-style-name="norm_225_ln_237__H1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 style:font-family-generic="swiss"/>
    </style:style>
    <style:style style:name="ce163" style:family="table-cell" style:parent-style-name="norm_225_ln_237__H3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 style:font-family-generic="swiss"/>
    </style:style>
    <style:style style:name="ce164" style:family="table-cell" style:parent-style-name="norm_225_ln_237__Tab_2_5_06_opr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165" style:family="table-cell" style:parent-style-name="norm_225_ln_237__H3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66" style:family="table-cell" style:parent-style-name="norm_225_ln_237__Tab_2_5_06_opr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167" style:family="table-cell" style:parent-style-name="norm_225_ln_237__Tab_2_5_06_opr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168" style:family="table-cell" style:parent-style-name="norm_225_ln_237__H1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 style:font-family-generic="swiss"/>
    </style:style>
    <style:style style:name="ce169" style:family="table-cell" style:parent-style-name="norm_225_ln_237__H3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 style:font-family-generic="swiss"/>
    </style:style>
    <style:style style:name="ce170" style:family="table-cell" style:parent-style-name="norm_225_ln_237__Tab_2_5_06_opr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71" style:family="table-cell" style:parent-style-name="norm_225_ln_237__Tab_2_5_06_opr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72" style:family="table-cell" style:parent-style-name="norm_225_ln_237__H3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173" style:family="table-cell" style:parent-style-name="norm_225_ln_237__Tab_2_5_06_opr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74" style:family="table-cell" style:parent-style-name="norm_225_ln_237__Tab_2_2_06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75" style:family="table-cell" style:parent-style-name="norm_225_ln_237__Tab_2_6_06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176" style:family="table-cell" style:parent-style-name="norm_225_ln_237__Tab_2_2_06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77" style:family="table-cell" style:parent-style-name="norm_225_ln_237__Tab_2_2_06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78" style:family="table-cell" style:parent-style-name="norm_225_ln_237__H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179" style:family="table-cell" style:parent-style-name="norm_225_ln_237__H3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180" style:family="table-cell" style:parent-style-name="norm_225_ln_237__H3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 style:font-family-generic="swiss"/>
    </style:style>
    <style:style style:name="ce181" style:family="table-cell" style:parent-style-name="norm_225_ln_237__H3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 style:font-family-generic="swiss"/>
    </style:style>
    <style:style style:name="ce182" style:family="table-cell" style:parent-style-name="norm_225_ln_237__H3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183" style:family="table-cell" style:parent-style-name="norm_225_ln_237__H3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184" style:family="table-cell" style:parent-style-name="norm_225_ln_237__H3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185" style:family="table-cell" style:parent-style-name="norm_225_ln_237__H3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186" style:family="table-cell" style:parent-style-name="norm_225_ln_237__H1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187" style:family="table-cell" style:parent-style-name="norm_225_ln_237__H3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8" style:family="table-cell" style:parent-style-name="norm_225_ln_237__H1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189" style:family="table-cell" style:parent-style-name="norm_225_ln_237__H3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 style:font-family-generic="swiss"/>
    </style:style>
    <style:style style:name="ce190" style:family="table-cell" style:parent-style-name="norm_225_ln_237__H1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191" style:family="table-cell" style:parent-style-name="norm_225_ln_237__H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192" style:family="table-cell" style:parent-style-name="norm_225_ln_237__Tab_2_6_06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93" style:family="table-cell" style:parent-style-name="Default" style:data-style-name="N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194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95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96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97" style:family="table-cell" style:parent-style-name="Default" style:data-style-name="N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198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99" style:family="table-cell" style:parent-style-name="norm_225_ln_237__H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00" style:family="table-cell" style:parent-style-name="norm_225_ln_237__Tab_2_6_06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201" style:family="table-cell" style:parent-style-name="norm_225_ln_237__Tab_2_6_06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02" style:family="table-cell" style:parent-style-name="norm_225_ln_237__Tab_2_9_06_opr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3" style:family="table-cell" style:parent-style-name="norm_225_ln_237__H5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 style:font-family-generic="swiss"/>
    </style:style>
    <style:style style:name="ce204" style:family="table-cell" style:parent-style-name="norm_225_ln_237__Tab_2_9_06_opr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05" style:family="table-cell" style:parent-style-name="norm_225_ln_237__H5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206" style:family="table-cell" style:parent-style-name="norm_225_ln_237__H5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font-size="9pt" style:font-size-asian="9pt" style:font-size-complex="9pt" style:font-family-generic="swiss"/>
    </style:style>
    <style:style style:name="ce207" style:family="table-cell" style:parent-style-name="norm_225_ln_237__Tab_2_9_06_opr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08" style:family="table-cell" style:parent-style-name="norm_225_ln_237__H1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209" style:family="table-cell" style:parent-style-name="norm_225_ln_237__H5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210" style:family="table-cell" style:parent-style-name="norm_225_ln_237__H5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211" style:family="table-cell" style:parent-style-name="norm_225_ln_237__H5" style:data-style-name="N0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 style:font-family-generic="swiss"/>
    </style:style>
    <style:style style:name="ce212" style:family="table-cell" style:parent-style-name="norm_225_ln_237__H5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213" style:family="table-cell" style:parent-style-name="norm_225_ln_237__H5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 style:font-family-generic="swiss"/>
    </style:style>
    <style:style style:name="ce214" style:family="table-cell" style:parent-style-name="norm_225_ln_237__Tab_2_9_06_opr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15" style:family="table-cell" style:parent-style-name="norm_225_ln_237__H1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216" style:family="table-cell" style:parent-style-name="norm_225_ln_237__H5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217" style:family="table-cell" style:parent-style-name="norm_225_ln_237__H5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218" style:family="table-cell" style:parent-style-name="norm_225_ln_237__Tab_2_9_06_opr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19" style:family="table-cell" style:parent-style-name="norm_225_ln_237__H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220" style:family="table-cell" style:parent-style-name="Default" style:data-style-name="N0">
      <style:table-cell-properties style:vertical-align="middle"/>
    </style:style>
    <style:style style:name="ce221" style:family="table-cell" style:parent-style-name="Default" style:data-style-name="N3">
      <style:table-cell-properties style:vertical-align="automatic" style:repeat-content="false"/>
      <style:paragraph-properties fo:text-align="start" fo:margin-left="0cm"/>
      <style:text-properties fo:font-size="9pt" style:font-size-asian="9pt" style:font-size-complex="9pt"/>
    </style:style>
    <style:style style:name="ce22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23" style:family="table-cell" style:parent-style-name="Default" style:data-style-name="N0">
      <style:table-cell-properties style:vertical-align="middle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2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25" style:family="table-cell" style:parent-style-name="norm_225_ln_237__Tab_2_2_06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26" style:family="table-cell" style:parent-style-name="norm_225_ln_237__H5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227" style:family="table-cell" style:parent-style-name="norm_225_ln_237__H5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228" style:family="table-cell" style:parent-style-name="norm_225_ln_237__H1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font-size="9pt" style:font-size-asian="9pt" style:font-size-complex="9pt" style:font-family-generic="swiss"/>
    </style:style>
    <style:style style:name="ce229" style:family="table-cell" style:parent-style-name="norm_225_ln_237__H5" style:data-style-name="N0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 style:font-family-generic="swiss"/>
    </style:style>
    <style:style style:name="ce230" style:family="table-cell" style:parent-style-name="norm_225_ln_237__H5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231" style:family="table-cell" style:parent-style-name="norm_225_ln_237__H5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 style:font-family-generic="swiss"/>
    </style:style>
    <style:style style:name="ce232" style:family="table-cell" style:parent-style-name="norm_225_ln_237__H1" style:data-style-name="N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font-size="9pt" style:font-size-asian="9pt" style:font-size-complex="9pt" style:font-family-generic="swiss"/>
    </style:style>
    <style:style style:name="ce233" style:family="table-cell" style:parent-style-name="norm_225_ln_237__H5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234" style:family="table-cell" style:parent-style-name="norm_225_ln_237__H5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235" style:family="table-cell" style:parent-style-name="norm_225_ln_237__H1" style:data-style-name="N0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236" style:family="table-cell" style:parent-style-name="norm_225_ln_237__Tab_2_2_06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37" style:family="table-cell" style:parent-style-name="norm_225_ln_237__Tab_2_2_06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38" style:family="table-cell" style:parent-style-name="norm_225_ln_237__H1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239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240" style:family="table-cell" style:parent-style-name="norm_225_ln_237__H1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font-size="9pt" style:font-size-asian="9pt" style:font-size-complex="9pt" style:font-family-generic="swiss"/>
    </style:style>
    <style:style style:name="ce241" style:family="table-cell" style:parent-style-name="norm_225_ln_237__H3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 style:font-family-generic="swiss"/>
    </style:style>
    <style:style style:name="ce242" style:family="table-cell" style:parent-style-name="norm_225_ln_237__H3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 style:font-family-generic="swiss"/>
    </style:style>
    <style:style style:name="ce243" style:family="table-cell" style:parent-style-name="norm_225_ln_237__H1" style:data-style-name="N0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244" style:family="table-cell" style:parent-style-name="norm_225_ln_237__Tab_2_2_06" style:data-style-name="N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ce245" style:family="table-cell" style:parent-style-name="norm_225_ln_237__H1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font-size="9pt" style:font-size-asian="9pt" style:font-size-complex="9pt" style:font-family-generic="swiss"/>
    </style:style>
    <style:style style:name="ce246" style:family="table-cell" style:parent-style-name="norm_225_ln_237__H1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 style:font-family-generic="swiss"/>
    </style:style>
    <style:style style:name="ce247" style:family="table-cell" style:parent-style-name="norm_225_ln_237__H1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248" style:family="table-cell" style:parent-style-name="norm_225_ln_237__H1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249" style:family="table-cell" style:parent-style-name="norm_225_ln_237__H1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250" style:family="table-cell" style:parent-style-name="Default" style:data-style-name="N3">
      <style:table-cell-properties style:vertical-align="automatic" style:repeat-content="false"/>
      <style:paragraph-properties fo:text-align="end" fo:margin-right="0cm"/>
    </style:style>
    <style:style style:name="ce251" style:family="table-cell" style:parent-style-name="Default" style:data-style-name="N3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fo:font-size="9pt" style:font-size-asian="9pt" style:font-size-complex="9pt"/>
    </style:style>
    <style:style style:name="ce252" style:family="table-cell" style:parent-style-name="norm_225_ln_237__Tab_2_2_06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53" style:family="table-cell" style:parent-style-name="Default" style:data-style-name="N3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fo:font-size="9pt" style:font-size-asian="9pt" style:font-size-complex="9pt"/>
    </style:style>
    <style:style style:name="ce254" style:family="table-cell" style:parent-style-name="norm_225_ln_237__Tab_2_2_06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55" style:family="table-cell" style:parent-style-name="norm_225_ln_237__Tab_2_2_06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56" style:family="table-cell" style:parent-style-name="norm_225_ln_237__Tab_2_2_06" style:data-style-name="N0">
      <style:table-cell-properties style:vertical-align="automatic" fo:background-color="#FFFF00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57" style:family="table-cell" style:parent-style-name="norm_225_ln_237__Tab_2_11_06_opr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weight="bold" style:font-weight-asian="bold" style:font-weight-complex="bold"/>
    </style:style>
    <style:style style:name="ce258" style:family="table-cell" style:parent-style-name="norm_225_ln_237__H7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 style:font-family-generic="swiss"/>
    </style:style>
    <style:style style:name="ce259" style:family="table-cell" style:parent-style-name="norm_225_ln_237__Tab_2_11_06_opr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Arial" style:font-name-asian="Arial" style:font-name-complex="Arial"/>
    </style:style>
    <style:style style:name="ce260" style:family="table-cell" style:parent-style-name="norm_225_ln_237__H7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font-size="10pt" style:font-size-asian="10pt" style:font-size-complex="10pt" style:font-family-generic="swiss"/>
    </style:style>
    <style:style style:name="ce261" style:family="table-cell" style:parent-style-name="norm_225_ln_237__H7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font-size="10pt" style:font-size-asian="10pt" style:font-size-complex="10pt" style:font-family-generic="swiss"/>
    </style:style>
    <style:style style:name="ce262" style:family="table-cell" style:parent-style-name="norm_225_ln_237__Tab_2_11_06_opr" style:data-style-name="N0">
      <style:table-cell-properties style:vertical-align="automatic" fo:background-color="transparent" style:cell-protect="protected"/>
      <style:text-properties style:font-name="Arial" style:font-name-asian="Arial" style:font-name-complex="Arial"/>
    </style:style>
    <style:style style:name="ce263" style:family="table-cell" style:parent-style-name="norm_225_ln_237__Tab_2_11_06_opr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/>
    </style:style>
    <style:style style:name="ce264" style:family="table-cell" style:parent-style-name="norm_225_ln_237__H7" style:data-style-name="N0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265" style:family="table-cell" style:parent-style-name="norm_225_ln_237__H7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266" style:family="table-cell" style:parent-style-name="norm_225_ln_237__H7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267" style:family="table-cell" style:parent-style-name="norm_225_ln_237__H7" style:data-style-name="N0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268" style:family="table-cell" style:parent-style-name="norm_225_ln_237__Tab_2_11_06_opr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/>
    </style:style>
    <style:style style:name="ce269" style:family="table-cell" style:parent-style-name="norm_225_ln_237__H7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270" style:family="table-cell" style:parent-style-name="norm_225_ln_237__H7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271" style:family="table-cell" style:parent-style-name="norm_225_ln_237__H7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272" style:family="table-cell" style:parent-style-name="norm_225_ln_237__H7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273" style:family="table-cell" style:parent-style-name="norm_225_ln_237__Tab_2_11_06_opr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/>
    </style:style>
    <style:style style:name="ce274" style:family="table-cell" style:parent-style-name="norm_225_ln_237__H7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275" style:family="table-cell" style:parent-style-name="norm_225_ln_237__H7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276" style:family="table-cell" style:parent-style-name="norm_225_ln_237__H7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277" style:family="table-cell" style:parent-style-name="norm_225_ln_237__Tab_2_11_06_opr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/>
    </style:style>
    <style:style style:name="ce278" style:family="table-cell" style:parent-style-name="norm_225_ln_237__Tab_2_11_06_opr" style:data-style-name="N3">
      <style:table-cell-properties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/>
    </style:style>
    <style:style style:name="ce279" style:family="table-cell" style:parent-style-name="norm_225_ln_237__Tab_2_11_06_opr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80" style:family="table-cell" style:parent-style-name="norm_225_ln_237__Tab_2_11_06_opr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text-position="33%" style:font-family-generic="swiss"/>
    </style:style>
    <style:style style:name="ce281" style:family="table-cell" style:parent-style-name="norm_225_ln_237__Tab_2_11_06_opr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/>
    </style:style>
    <style:style style:name="ce282" style:family="table-cell" style:parent-style-name="norm_225_ln_237__H7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283" style:family="table-cell" style:parent-style-name="norm_225_ln_237__H7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284" style:family="table-cell" style:parent-style-name="norm_225_ln_237__H7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fo:font-style="italic" style:font-style-asian="italic" style:font-style-complex="italic"/>
    </style:style>
    <style:style style:name="ce285" style:family="table-cell" style:parent-style-name="norm_225_ln_237__H7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286" style:family="table-cell" style:parent-style-name="norm_225_ln_237__H7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287" style:family="table-cell" style:parent-style-name="norm_225_ln_237__H7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288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  <style:text-properties fo:font-size="9pt" style:font-size-asian="9pt" style:font-size-complex="9pt" style:font-family-generic="swiss"/>
    </style:style>
    <style:style style:name="ce289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90" style:family="table-cell" style:parent-style-name="Default" style:data-style-name="N0">
      <style:text-properties fo:font-size="12pt" style:font-size-asian="12pt" style:font-size-complex="12pt"/>
    </style:style>
    <style:style style:name="ce291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292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293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94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295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96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297" style:family="table-cell" style:parent-style-name="norm_225_ln_237__H1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29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299" style:family="table-cell" style:parent-style-name="Default" style:data-style-name="N0">
      <style:table-cell-properties style:vertical-align="automatic"/>
      <style:text-properties style:font-name="Arial" style:font-name-asian="Arial" style:font-name-complex="Arial" style:font-family-generic="swiss"/>
    </style:style>
    <style:style style:name="ce300" style:family="table-cell" style:parent-style-name="norm_225_ln_237__H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301" style:family="table-cell" style:parent-style-name="Default" style:data-style-name="N0">
      <style:table-cell-properties style:vertical-align="automatic"/>
    </style:style>
    <style:style style:name="ce302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03" style:family="table-cell" style:parent-style-name="norm_225_ln_237__H1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 style:font-family-generic="swiss"/>
    </style:style>
    <style:style style:name="ce304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05" style:family="table-cell" style:parent-style-name="Default" style:data-style-name="N0">
      <style:table-cell-properties style:vertical-align="automatic" style:repeat-content="false"/>
      <style:paragraph-properties fo:text-align="start" fo:margin-left="2.118cm"/>
      <style:text-properties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swiss"/>
    </style:style>
    <style:style style:name="ce306" style:family="table-cell" style:parent-style-name="norm_225_ln_237__H1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30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style:repeat-content="false"/>
      <style:paragraph-properties fo:text-align="center"/>
    </style:style>
    <style:style style:name="ce308" style:family="table-cell" style:parent-style-name="norm_225_ln_237__H1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30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310" style:family="table-cell" style:parent-style-name="norm_225_ln_237__H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311" style:family="table-cell" style:parent-style-name="norm_225_ln_237__H1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312" style:family="table-cell" style:parent-style-name="norm_225_ln_237__H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313" style:family="table-cell" style:parent-style-name="norm_225_ln_237__H1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3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315" style:family="table-cell" style:parent-style-name="norm_225_ln_237__H1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3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317" style:family="table-cell" style:parent-style-name="norm_225_ln_237__H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18" style:family="table-cell" style:parent-style-name="Default" style:data-style-name="N0">
      <style:table-cell-properties fo:border-top="none" fo:border-bottom="none" fo:border-left="none" fo:border-right="thin solid #000000" style:vertical-align="automatic"/>
    </style:style>
    <style:style style:name="ce319" style:family="table-cell" style:parent-style-name="norm_225_ln_237__Tab_2_2_06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20" style:family="table-cell" style:parent-style-name="norm_225_ln_237__Tab_2_2_06" style:data-style-name="N0">
      <style:table-cell-properties style:vertical-align="automatic" fo:background-color="transparent" style:cell-protect="protected" style:repeat-content="false"/>
      <style:paragraph-properties fo:text-align="start" fo:margin-left="2.118cm"/>
      <style:text-properties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swiss"/>
    </style:style>
    <style:style style:name="ce321" style:family="table-cell" style:parent-style-name="Default" style:data-style-name="N0">
      <style:table-cell-properties style:vertical-align="automatic" style:repeat-content="false"/>
      <style:paragraph-properties fo:text-align="start" fo:margin-left="2.118cm"/>
    </style:style>
    <style:style style:name="ce32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32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style:repeat-content="false"/>
      <style:paragraph-properties fo:text-align="center"/>
    </style:style>
    <style:style style:name="ce324" style:family="table-cell" style:parent-style-name="norm_225_ln_237__H1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32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326" style:family="table-cell" style:parent-style-name="norm_225_ln_237__Tab_2_2_06" style:data-style-name="N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327" style:family="table-cell" style:parent-style-name="Default" style:data-style-name="N0">
      <style:table-cell-properties style:vertical-align="automatic"/>
    </style:style>
    <style:style style:name="ce328" style:family="table-cell" style:parent-style-name="Default" style:data-style-name="N0">
      <style:table-cell-properties style:vertical-align="automatic"/>
    </style:style>
    <style:style style:name="ce329" style:family="table-cell" style:parent-style-name="norm_225_ln_237__Tab_2_2_06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30" style:family="table-cell" style:parent-style-name="norm_225_ln_237__Tab_2_2_06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331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332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33" style:family="table-cell" style:parent-style-name="Default" style:data-style-name="N0">
      <style:table-cell-properties style:vertical-align="automatic"/>
    </style:style>
    <style:style style:name="ce334" style:family="table-cell" style:parent-style-name="Default" style:data-style-name="N0">
      <style:table-cell-properties fo:border-top="none" fo:border-bottom="none" fo:border-left="none" fo:border-right="thin solid #000000" style:vertical-align="automatic"/>
    </style:style>
    <style:style style:name="ce335" style:family="table-cell" style:parent-style-name="norm_225_ln_237__Tab_2_2_06_32_2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36" style:family="table-cell" style:parent-style-name="norm_225_ln_237__Tab_2_2_06_32_2" style:data-style-name="N0">
      <style:table-cell-properties style:vertical-align="automatic" fo:background-color="transparent" style:cell-protect="protected" style:repeat-content="false"/>
      <style:paragraph-properties fo:text-align="start" fo:margin-left="2.118cm"/>
      <style:text-properties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swiss"/>
    </style:style>
    <style:style style:name="ce337" style:family="table-cell" style:parent-style-name="norm_225_ln_237__Tab_2_2_06_32_2" style:data-style-name="N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338" style:family="table-cell" style:parent-style-name="norm_225_ln_237__Tab_2_2_06_32_2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39" style:family="table-cell" style:parent-style-name="norm_225_ln_237__Tab_2_2_06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340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341" style:family="table-cell" style:parent-style-name="norm_225_ln_237__Tab_2_2_06_32_2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342" style:family="table-cell" style:parent-style-name="norm_225_ln_237__Tab_2_2_06_32_2" style:data-style-name="N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43" style:family="table-cell" style:parent-style-name="norm_225_ln_237__H3" style:data-style-name="N0">
      <style:table-cell-properties style:vertical-align="middle" fo:background-color="transparent" style:cell-protect="protected"/>
      <style:text-properties fo:font-size="10pt" style:font-size-asian="10pt" style:font-size-complex="10pt" fo:font-weight="bold" style:font-weight-asian="bold" style:font-weight-complex="bold" style:font-family-generic="swiss"/>
    </style:style>
    <style:style style:name="ce344" style:family="table-cell" style:parent-style-name="norm_225_ln_237__H3" style:data-style-name="N0">
      <style:table-cell-properties style:vertical-align="middle" fo:background-color="transparent" style:cell-protect="protected" style:repeat-content="false"/>
      <style:paragraph-properties fo:text-align="start" fo:margin-left="2.118cm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45" style:family="table-cell" style:parent-style-name="norm_225_ln_237__H3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346" style:family="table-cell" style:parent-style-name="norm_225_ln_237__H1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347" style:family="table-cell" style:parent-style-name="norm_225_ln_237__Tab_2_2_06" style:data-style-name="N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48" style:family="table-cell" style:parent-style-name="norm_225_ln_237__H1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49" style:family="table-cell" style:parent-style-name="norm_225_ln_237__Tab_2_2_06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350" style:family="table-cell" style:parent-style-name="norm_225_ln_237__H5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 style:font-family-generic="swiss"/>
    </style:style>
    <style:style style:name="ce351" style:family="table-cell" style:parent-style-name="Default" style:data-style-name="N0">
      <style:table-cell-properties style:vertical-align="automatic"/>
    </style:style>
    <style:style style:name="ce352" style:family="table-cell" style:parent-style-name="norm_225_ln_237__H5" style:data-style-name="N0">
      <style:table-cell-properties style:vertical-align="automatic" fo:background-color="transparent" style:cell-protect="protected" style:repeat-content="false"/>
      <style:paragraph-properties fo:text-align="start" fo:margin-left="2.118cm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53" style:family="table-cell" style:parent-style-name="Default" style:data-style-name="N0">
      <style:table-cell-properties style:vertical-align="automatic" style:repeat-content="false"/>
      <style:paragraph-properties fo:text-align="start" fo:margin-left="2.118cm"/>
    </style:style>
    <style:style style:name="ce354" style:family="table-cell" style:parent-style-name="norm_225_ln_237__H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355" style:family="table-cell" style:parent-style-name="Default" style:data-style-name="N0">
      <style:table-cell-properties fo:border-top="none" fo:border-bottom="none" fo:border-left="none" fo:border-right="thin solid #000000" style:vertical-align="middle"/>
    </style:style>
    <style:style style:name="ce356" style:family="table-cell" style:parent-style-name="Default" style:data-style-name="N3">
      <style:table-cell-properties style:vertical-align="automatic" style:repeat-content="false"/>
      <style:paragraph-properties fo:text-align="start" fo:margin-left="0cm"/>
      <style:text-properties fo:font-size="9pt" style:font-size-asian="9pt" style:font-size-complex="9pt"/>
    </style:style>
    <style:style style:name="ce35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58" style:family="table-cell" style:parent-style-name="norm_225_ln_237__Tab_2_2_06" style:data-style-name="N0">
      <style:table-cell-properties style:vertical-align="automatic" fo:background-color="transparent" style:cell-protect="protected" style:repeat-content="false"/>
      <style:paragraph-properties fo:text-align="start" fo:margin-left="2.471cm"/>
      <style:text-properties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swiss"/>
    </style:style>
    <style:style style:name="ce359" style:family="table-cell" style:parent-style-name="norm_225_ln_237__Tab_2_2_06" style:data-style-name="N0">
      <style:table-cell-properties style:vertical-align="automatic" fo:background-color="transparent" style:cell-protect="protected" style:repeat-content="false"/>
      <style:paragraph-properties fo:text-align="start" fo:margin-left="2.471cm"/>
      <style:text-properties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swiss"/>
    </style:style>
    <style:style style:name="ce360" style:family="table-cell" style:parent-style-name="norm_225_ln_237__Tab_2_11_06_opr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61" style:family="table-cell" style:parent-style-name="Default" style:data-style-name="N0"/>
    <style:style style:name="ce362" style:family="table-cell" style:parent-style-name="norm_225_ln_237__H7" style:data-style-name="N0">
      <style:table-cell-properties style:vertical-align="automatic" fo:background-color="transparent" style:cell-protect="protected" style:repeat-content="false"/>
      <style:paragraph-properties fo:text-align="start" fo:margin-left="2.118cm"/>
      <style:text-properties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63" style:family="table-cell" style:parent-style-name="Default" style:data-style-name="N0">
      <style:table-cell-properties style:vertical-align="automatic" style:repeat-content="false"/>
      <style:paragraph-properties fo:text-align="start" fo:margin-left="2.118cm"/>
    </style:style>
    <style:style style:name="ce364" style:family="table-cell" style:parent-style-name="norm_225_ln_237__Tab_2_11_06_opr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text-position="33%" style:font-family-generic="swiss"/>
    </style:style>
    <style:style style:name="ce365" style:family="table-cell" style:parent-style-name="norm_225_ln_237__Tab_2_12_06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text-position="33%" style:font-family-generic="swiss"/>
    </style:style>
    <style:style style:name="ce366" style:family="table-cell" style:parent-style-name="norm_225_ln_237__Tab_2_12_06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text-position="33%" style:font-family-generic="swiss"/>
    </style:style>
    <style:style style:name="ce367" style:family="table-cell" style:parent-style-name="norm_225_ln_237__Tab_2_12_06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68" style:family="table-cell" style:parent-style-name="norm_225_ln_237__Tab_2_12_06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69" style:family="table-cell" style:parent-style-name="norm_225_ln_237__H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370" style:family="table-cell" style:parent-style-name="norm_225_ln_237__H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371" style:family="table-cell" style:parent-style-name="norm_225_ln_237__H1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372" style:family="table-cell" style:parent-style-name="Default" style:data-style-name="N0">
      <style:table-cell-properties fo:border-top="none" fo:border-bottom="none" fo:border-left="thin solid #000000" fo:border-right="none" style:vertical-align="automatic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73" style:family="table-cell" style:parent-style-name="norm_225_ln_237__H1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 style:font-family-generic="swiss"/>
    </style:style>
    <style:style style:name="ce374" style:family="table-cell" style:parent-style-name="norm_225_ln_237__H1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375" style:family="table-cell" style:parent-style-name="Default" style:data-style-name="N0">
      <style:table-cell-properties fo:border-top="none" fo:border-bottom="none" fo:border-left="thin solid #000000" fo:border-right="none" style:vertical-align="automatic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76" style:family="table-cell" style:parent-style-name="norm_225_ln_237__H3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377" style:family="table-cell" style:parent-style-name="norm_225_ln_237__H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font-size="9pt" style:font-size-asian="9pt" style:font-size-complex="9pt" style:font-family-generic="swiss"/>
    </style:style>
    <style:style style:name="ce378" style:family="table-cell" style:parent-style-name="Default" style:data-style-name="N3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 CE" style:font-name-asian="Arial CE" style:font-name-complex="Arial CE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413125cm"/>
    </style:style>
    <style:style style:name="co2" style:family="table-column">
      <style:table-column-properties fo:break-before="auto" style:column-width="26.961041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423333333333333cm" style:use-optimal-column-width="true"/>
    </style:style>
    <style:style style:name="co5" style:family="table-column">
      <style:table-column-properties fo:break-before="auto" style:column-width="4.60375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2.06375cm"/>
    </style:style>
    <style:style style:name="co8" style:family="table-column">
      <style:table-column-properties fo:break-before="auto" style:column-width="1.95791666666667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2.09020833333333cm"/>
    </style:style>
    <style:style style:name="co11" style:family="table-column">
      <style:table-column-properties fo:break-before="auto" style:column-width="4.445cm" style:use-optimal-column-width="true"/>
    </style:style>
    <style:style style:name="co12" style:family="table-column">
      <style:table-column-properties fo:break-before="auto" style:column-width="4.73604166666667cm"/>
    </style:style>
    <style:style style:name="co13" style:family="table-column">
      <style:table-column-properties fo:break-before="auto" style:column-width="1.93145833333333cm"/>
    </style:style>
    <style:style style:name="co14" style:family="table-column">
      <style:table-column-properties fo:break-before="auto" style:column-width="1.984375cm"/>
    </style:style>
    <style:style style:name="co15" style:family="table-column">
      <style:table-column-properties fo:break-before="auto" style:column-width="2.27541666666667cm"/>
    </style:style>
    <style:style style:name="co16" style:family="table-column">
      <style:table-column-properties fo:break-before="auto" style:column-width="0.396875cm"/>
    </style:style>
    <style:style style:name="co17" style:family="table-column">
      <style:table-column-properties fo:break-before="auto" style:column-width="2.11666666666667cm"/>
    </style:style>
    <style:style style:name="co18" style:family="table-column">
      <style:table-column-properties fo:break-before="auto" style:column-width="2.03729166666667cm"/>
    </style:style>
    <style:style style:name="co19" style:family="table-column">
      <style:table-column-properties fo:break-before="auto" style:column-width="2.06375cm" style:use-optimal-column-width="true"/>
    </style:style>
    <style:style style:name="co20" style:family="table-column">
      <style:table-column-properties fo:break-before="auto" style:column-width="0.555625cm"/>
    </style:style>
    <style:style style:name="co21" style:family="table-column">
      <style:table-column-properties fo:break-before="auto" style:column-width="6.61458333333333cm"/>
    </style:style>
    <style:style style:name="co22" style:family="table-column">
      <style:table-column-properties fo:break-before="auto" style:column-width="2.64583333333333cm"/>
    </style:style>
    <style:style style:name="co23" style:family="table-column">
      <style:table-column-properties fo:break-before="auto" style:column-width="1.64041666666667cm"/>
    </style:style>
    <style:style style:name="co24" style:family="table-column">
      <style:table-column-properties fo:break-before="auto" style:column-width="6.45583333333333cm"/>
    </style:style>
    <style:style style:name="co25" style:family="table-column">
      <style:table-column-properties fo:break-before="auto" style:column-width="2.56645833333333cm"/>
    </style:style>
    <style:style style:name="co26" style:family="table-column">
      <style:table-column-properties fo:break-before="auto" style:column-width="6.48229166666667cm"/>
    </style:style>
    <style:style style:name="co27" style:family="table-column">
      <style:table-column-properties fo:break-before="auto" style:column-width="6.50875cm"/>
    </style:style>
    <style:style style:name="co28" style:family="table-column">
      <style:table-column-properties fo:break-before="auto" style:column-width="4.47145833333333cm" style:use-optimal-column-width="true"/>
    </style:style>
    <style:style style:name="co29" style:family="table-column">
      <style:table-column-properties fo:break-before="auto" style:column-width="0.449791666666667cm"/>
    </style:style>
    <style:style style:name="co30" style:family="table-column">
      <style:table-column-properties fo:break-before="auto" style:column-width="4.81541666666667cm"/>
    </style:style>
    <style:style style:name="co31" style:family="table-column">
      <style:table-column-properties fo:break-before="auto" style:column-width="5.318125cm"/>
    </style:style>
    <style:style style:name="co32" style:family="table-column">
      <style:table-column-properties fo:break-before="auto" style:column-width="7.40833333333333cm"/>
    </style:style>
    <style:style style:name="co33" style:family="table-column">
      <style:table-column-properties fo:break-before="auto" style:column-width="4.07458333333333cm"/>
    </style:style>
    <style:style style:name="co34" style:family="table-column">
      <style:table-column-properties fo:break-before="auto" style:column-width="0.582083333333333cm"/>
    </style:style>
    <style:style style:name="co35" style:family="table-column">
      <style:table-column-properties fo:break-before="auto" style:column-width="7.56708333333333cm"/>
    </style:style>
    <style:style style:name="co36" style:family="table-column">
      <style:table-column-properties fo:break-before="auto" style:column-width="4.048125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12pt" style:use-optimal-row-height="true" fo:break-before="auto"/>
    </style:style>
    <style:style style:name="ro7" style:family="table-row">
      <style:table-row-properties style:row-height="12.75pt" style:use-optimal-row-height="false" fo:break-before="auto"/>
    </style:style>
    <style:style style:name="ro8" style:family="table-row">
      <style:table-row-properties style:row-height="7.5pt" style:use-optimal-row-height="false" fo:break-before="auto"/>
    </style:style>
    <style:style style:name="ro9" style:family="table-row">
      <style:table-row-properties style:row-height="13.5pt" style:use-optimal-row-height="false" fo:break-before="auto"/>
    </style:style>
    <style:style style:name="ro10" style:family="table-row">
      <style:table-row-properties style:row-height="11.25pt" style:use-optimal-row-height="false" fo:break-before="auto"/>
    </style:style>
    <style:style style:name="ro11" style:family="table-row">
      <style:table-row-properties style:row-height="14.25pt" style:use-optimal-row-height="false" fo:break-before="auto"/>
    </style:style>
    <style:style style:name="ro12" style:family="table-row">
      <style:table-row-properties style:row-height="9.75pt" style:use-optimal-row-height="false" fo:break-before="auto"/>
    </style:style>
    <style:style style:name="ro13" style:family="table-row">
      <style:table-row-properties style:row-height="8.45pt" style:use-optimal-row-height="false" fo:break-before="auto"/>
    </style:style>
    <style:style style:name="ro14" style:family="table-row">
      <style:table-row-properties style:row-height="16.15pt" style:use-optimal-row-height="false" fo:break-before="auto"/>
    </style:style>
    <style:style style:name="ro15" style:family="table-row">
      <style:table-row-properties style:row-height="17.45pt" style:use-optimal-row-height="false" fo:break-before="auto"/>
    </style:style>
    <style:style style:name="ro16" style:family="table-row">
      <style:table-row-properties style:row-height="6pt" style:use-optimal-row-height="false" fo:break-before="auto"/>
    </style:style>
    <style:style style:name="ro17" style:family="table-row">
      <style:table-row-properties style:row-height="6.75pt" style:use-optimal-row-height="false" fo:break-before="auto"/>
    </style:style>
    <style:style style:name="ro18" style:family="table-row">
      <style:table-row-properties style:row-height="10.5pt" style:use-optimal-row-height="false" fo:break-before="auto"/>
    </style:style>
    <style:style style:name="ro19" style:family="table-row">
      <style:table-row-properties style:row-height="17.25pt" style:use-optimal-row-height="false" fo:break-before="auto"/>
    </style:style>
    <style:style style:name="ro20" style:family="table-row">
      <style:table-row-properties style:row-height="15.75pt" style:use-optimal-row-height="false" fo:break-before="auto"/>
    </style:style>
    <style:style style:name="ro21" style:family="table-row">
      <style:table-row-properties style:row-height="4.5pt" style:use-optimal-row-height="false" fo:break-before="auto"/>
    </style:style>
    <style:style style:name="ro22" style:family="table-row">
      <style:table-row-properties style:row-height="2.25pt" style:use-optimal-row-height="false" fo:break-before="auto"/>
    </style:style>
    <style:style style:name="ro23" style:family="table-row">
      <style:table-row-properties style:row-height="4.15pt" style:use-optimal-row-height="false" fo:break-before="auto"/>
    </style:style>
    <style:style style:name="ro24" style:family="table-row">
      <style:table-row-properties style:row-height="15.6pt" style:use-optimal-row-height="false" fo:break-before="auto"/>
    </style:style>
    <style:style style:name="ro25" style:family="table-row">
      <style:table-row-properties style:row-height="11.45pt" style:use-optimal-row-height="false" fo:break-before="auto"/>
    </style:style>
    <style:style style:name="ro26" style:family="table-row">
      <style:table-row-properties style:row-height="15pt" style:use-optimal-row-height="false" fo:break-before="auto"/>
    </style:style>
    <style:style style:name="ro27" style:family="table-row">
      <style:table-row-properties style:row-height="5.25pt" style:use-optimal-row-height="false" fo:break-before="auto"/>
    </style:style>
    <style:style style:name="ro28" style:family="table-row">
      <style:table-row-properties style:row-height="5.45pt" style:use-optimal-row-height="false" fo:break-before="auto"/>
    </style:style>
    <style:style style:name="ro29" style:family="table-row">
      <style:table-row-properties style:row-height="3.6pt" style:use-optimal-row-height="false" fo:break-before="auto"/>
    </style:style>
    <style:style style:name="ro30" style:family="table-row">
      <style:table-row-properties style:row-height="2.1pt" style:use-optimal-row-height="false" fo:break-before="auto"/>
    </style:style>
    <style:style style:name="ro31" style:family="table-row">
      <style:table-row-properties style:row-height="10.9pt" style:use-optimal-row-height="false" fo:break-before="auto"/>
    </style:style>
    <style:style style:name="ro32" style:family="table-row">
      <style:table-row-properties style:row-height="13.9pt" style:use-optimal-row-height="false" fo:break-before="auto"/>
    </style:style>
    <style:style style:name="ro33" style:family="table-row">
      <style:table-row-properties style:row-height="7.15pt" style:use-optimal-row-height="false" fo:break-before="auto"/>
    </style:style>
    <style:style style:name="ro34" style:family="table-row">
      <style:table-row-properties style:row-height="9pt" style:use-optimal-row-height="false" fo:break-before="auto"/>
    </style:style>
    <style:style style:name="ro35" style:family="table-row">
      <style:table-row-properties style:row-height="12.4pt" style:use-optimal-row-height="false" fo:break-before="auto"/>
    </style:style>
    <style:style style:name="ro36" style:family="table-row">
      <style:table-row-properties style:row-height="3.75pt" style:use-optimal-row-height="false" fo:break-before="auto"/>
    </style:style>
    <style:style style:name="ro37" style:family="table-row">
      <style:table-row-properties style:row-height="13.15pt" style:use-optimal-row-height="false" fo:break-before="auto"/>
    </style:style>
    <style:style style:name="ro38" style:family="table-row">
      <style:table-row-properties style:row-height="16.9pt" style:use-optimal-row-height="false" fo:break-before="auto"/>
    </style:style>
    <style:style style:name="ro39" style:family="table-row">
      <style:table-row-properties style:row-height="3pt" style:use-optimal-row-height="false" fo:break-before="auto"/>
    </style:style>
    <style:style style:name="ro40" style:family="table-row">
      <style:table-row-properties style:row-height="13.5pt" style:use-optimal-row-height="true" fo:break-before="auto"/>
    </style:style>
    <style:style style:name="ro41" style:family="table-row">
      <style:table-row-properties style:row-height="7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BSAH_-_CONTENTS" table:style-name="ta1">
        <table:table-column table:style-name="co1" table:default-cell-style-name="ce290"/>
        <table:table-column table:style-name="co2" table:default-cell-style-name="ce290"/>
        <table:table-column table:style-name="co3" table:number-columns-repeated="16382" table:default-cell-style-name="ce290"/>
        <table:table-row table:style-name="ro1">
          <table:table-cell office:value-type="string" table:style-name="ce289">
            <text:p>OBSAH<text:s text:c="2"/></text:p>
          </table:table-cell>
          <table:table-cell table:number-columns-repeated="16383" table:style-name="ce290"/>
        </table:table-row>
        <table:table-row table:style-name="ro1">
          <table:table-cell office:value-type="string" table:style-name="ce291">
            <text:p>CONTENTS</text:p>
          </table:table-cell>
          <table:table-cell table:number-columns-repeated="16383" table:style-name="ce290"/>
        </table:table-row>
        <table:table-row table:style-name="ro1">
          <table:table-cell table:style-name="ce292"/>
          <table:table-cell table:number-columns-repeated="16383" table:style-name="ce290"/>
        </table:table-row>
        <table:table-row table:style-name="ro1">
          <table:table-cell office:value-type="string" table:style-name="ce293">
            <text:p>Časť 2.</text:p>
          </table:table-cell>
          <table:table-cell office:value-type="string" table:style-name="ce293">
            <text:p>Spotreba palív, elektriny a tepla v priemyselných odvetviach za rok 2020</text:p>
          </table:table-cell>
          <table:table-cell table:number-columns-repeated="16382"/>
        </table:table-row>
        <table:table-row table:style-name="ro1">
          <table:table-cell office:value-type="string" table:style-name="ce294">
            <text:p>Part 2.</text:p>
          </table:table-cell>
          <table:table-cell office:value-type="string" table:style-name="ce294">
            <text:p>Fuels, Electricity and Heat Consumption in Industrial Branches in 2020</text:p>
          </table:table-cell>
          <table:table-cell table:number-columns-repeated="16382"/>
        </table:table-row>
        <table:table-row table:style-name="ro1">
          <table:table-cell table:number-columns-repeated="2" table:style-name="ce295"/>
          <table:table-cell table:number-columns-repeated="16382"/>
        </table:table-row>
        <table:table-row table:style-name="ro1">
          <table:table-cell office:value-type="string" table:style-name="ce295">
            <text:p>Tab. č. 2-1.</text:p>
          </table:table-cell>
          <table:table-cell office:value-type="string" table:style-name="ce295">
            <text:p>Spotreba vybraných druhov tuhých palív v priemysle - v tonách za rok 2020</text:p>
          </table:table-cell>
          <table:table-cell table:number-columns-repeated="16382"/>
        </table:table-row>
        <table:table-row table:style-name="ro1">
          <table:table-cell office:value-type="string" table:style-name="ce296">
            <text:p>Table No. 2-1.</text:p>
          </table:table-cell>
          <table:table-cell office:value-type="string" table:style-name="ce296">
            <text:p>Consumption of Selected Solid Fuels in Industry - in Tons in 2020</text:p>
          </table:table-cell>
          <table:table-cell table:number-columns-repeated="16382"/>
        </table:table-row>
        <table:table-row table:style-name="ro1">
          <table:table-cell office:value-type="string" table:style-name="ce295">
            <text:p>Tab. č. 2-2.</text:p>
          </table:table-cell>
          <table:table-cell office:value-type="string" table:style-name="ce295">
            <text:p>Spotreba vybraných druhov tuhých palív v priemysle v tonách - podľa krajov za rok 2020</text:p>
          </table:table-cell>
          <table:table-cell table:number-columns-repeated="16382"/>
        </table:table-row>
        <table:table-row table:style-name="ro1">
          <table:table-cell office:value-type="string" table:style-name="ce296">
            <text:p>Table No. 2-2.</text:p>
          </table:table-cell>
          <table:table-cell office:value-type="string" table:style-name="ce296">
            <text:p>Consumption of Selected Solid Fuels in Industry In Tons - by Regions in 2020</text:p>
          </table:table-cell>
          <table:table-cell table:number-columns-repeated="16382"/>
        </table:table-row>
        <table:table-row table:style-name="ro1">
          <table:table-cell office:value-type="string" table:style-name="ce295">
            <text:p>Tab. č. 2-3.</text:p>
          </table:table-cell>
          <table:table-cell office:value-type="string" table:style-name="ce295">
            <text:p>Spotreba vybraných druhov tuhých palív v priemysle - v GJ za rok 2020</text:p>
          </table:table-cell>
          <table:table-cell table:number-columns-repeated="16382"/>
        </table:table-row>
        <table:table-row table:style-name="ro1">
          <table:table-cell office:value-type="string" table:style-name="ce296">
            <text:p>Table No. 2-3.</text:p>
          </table:table-cell>
          <table:table-cell office:value-type="string" table:style-name="ce296">
            <text:p>Consumption of Selected Solid Fuels in Industry - in GJ in 2020</text:p>
          </table:table-cell>
          <table:table-cell table:number-columns-repeated="16382"/>
        </table:table-row>
        <table:table-row table:style-name="ro1">
          <table:table-cell office:value-type="string" table:style-name="ce295">
            <text:p>Tab. č. 2-4.</text:p>
          </table:table-cell>
          <table:table-cell office:value-type="string" table:style-name="ce295">
            <text:p>Spotreba vybraných druhov tuhých palív v priemysle v GJ - podľa krajov za rok 2020</text:p>
          </table:table-cell>
          <table:table-cell table:number-columns-repeated="16382"/>
        </table:table-row>
        <table:table-row table:style-name="ro1">
          <table:table-cell office:value-type="string" table:style-name="ce296">
            <text:p>Table No. 2-4.</text:p>
          </table:table-cell>
          <table:table-cell office:value-type="string" table:style-name="ce296">
            <text:p>Consumption of Selected Solid Fuels in Industry in GJ - by Regions in 2020</text:p>
          </table:table-cell>
          <table:table-cell table:number-columns-repeated="16382"/>
        </table:table-row>
        <table:table-row table:style-name="ro1">
          <table:table-cell office:value-type="string" table:style-name="ce295">
            <text:p>Tab. č. 2-5.</text:p>
          </table:table-cell>
          <table:table-cell office:value-type="string" table:style-name="ce295">
            <text:p>Spotreba vybraných druhov kvapalných palív v priemysle - v tonách za rok 2020</text:p>
          </table:table-cell>
          <table:table-cell table:number-columns-repeated="16382"/>
        </table:table-row>
        <table:table-row table:style-name="ro1">
          <table:table-cell office:value-type="string" table:style-name="ce296">
            <text:p>Table No. 2-5.</text:p>
          </table:table-cell>
          <table:table-cell office:value-type="string" table:style-name="ce296">
            <text:p>Consumption of Selected Liquid Fuels in Industry-– in Tons in 2020</text:p>
          </table:table-cell>
          <table:table-cell table:number-columns-repeated="16382"/>
        </table:table-row>
        <table:table-row table:style-name="ro1">
          <table:table-cell office:value-type="string" table:style-name="ce295">
            <text:p>Tab. č. 2-6.</text:p>
          </table:table-cell>
          <table:table-cell office:value-type="string" table:style-name="ce295">
            <text:p>Spotreba vybraných druhov kvapalných palív v priemysle v tonách - podľa krajov za rok 2020</text:p>
          </table:table-cell>
          <table:table-cell table:number-columns-repeated="16382"/>
        </table:table-row>
        <table:table-row table:style-name="ro1">
          <table:table-cell office:value-type="string" table:style-name="ce296">
            <text:p>Table No. 2-6.</text:p>
          </table:table-cell>
          <table:table-cell office:value-type="string" table:style-name="ce296">
            <text:p>Consumption of Selected Liquid Fuels in Industry in Tons - by Regions in 2020</text:p>
          </table:table-cell>
          <table:table-cell table:number-columns-repeated="16382"/>
        </table:table-row>
        <table:table-row table:style-name="ro1">
          <table:table-cell office:value-type="string" table:style-name="ce295">
            <text:p>Tab. č. 2-7.</text:p>
          </table:table-cell>
          <table:table-cell office:value-type="string" table:style-name="ce295">
            <text:p>Spotreba vybraných druhov kvapalných palív v priemysle - v GJ za rok 2020</text:p>
          </table:table-cell>
          <table:table-cell table:number-columns-repeated="16382"/>
        </table:table-row>
        <table:table-row table:style-name="ro1">
          <table:table-cell office:value-type="string" table:style-name="ce296">
            <text:p>Table No. 2-7.</text:p>
          </table:table-cell>
          <table:table-cell office:value-type="string" table:style-name="ce296">
            <text:p>Consumption of Selected Liquid Fuels in Industry - in GJ in 2020</text:p>
          </table:table-cell>
          <table:table-cell table:number-columns-repeated="16382"/>
        </table:table-row>
        <table:table-row table:style-name="ro1">
          <table:table-cell office:value-type="string" table:style-name="ce295">
            <text:p>Tab. č. 2-8.</text:p>
          </table:table-cell>
          <table:table-cell office:value-type="string" table:style-name="ce295">
            <text:p>Spotreba vybraných druhov kvapalných palív v priemysle - v GJ podľa krajov za rok 2020</text:p>
          </table:table-cell>
          <table:table-cell table:number-columns-repeated="16382"/>
        </table:table-row>
        <table:table-row table:style-name="ro1">
          <table:table-cell office:value-type="string" table:style-name="ce296">
            <text:p>Table No. 2-8.</text:p>
          </table:table-cell>
          <table:table-cell office:value-type="string" table:style-name="ce296">
            <text:p>Consumption of Selected Liquid Fuels in Industry- in GJ by Regions in 2020</text:p>
          </table:table-cell>
          <table:table-cell table:number-columns-repeated="16382"/>
        </table:table-row>
        <table:table-row table:style-name="ro1">
          <table:table-cell office:value-type="string" table:style-name="ce295">
            <text:p>Tab. č. 2-9.</text:p>
          </table:table-cell>
          <table:table-cell office:value-type="string" table:style-name="ce295">
            <text:p>Spotreba vybraných druhov plynných palív v priemysle za rok 2020</text:p>
          </table:table-cell>
          <table:table-cell table:number-columns-repeated="16382"/>
        </table:table-row>
        <table:table-row table:style-name="ro1">
          <table:table-cell office:value-type="string" table:style-name="ce296">
            <text:p>Table No. 2-9.</text:p>
          </table:table-cell>
          <table:table-cell office:value-type="string" table:style-name="ce296">
            <text:p>Consumption of Selected Gaseous Fuels in Industry in 2020</text:p>
          </table:table-cell>
          <table:table-cell table:number-columns-repeated="16382"/>
        </table:table-row>
        <table:table-row table:style-name="ro1">
          <table:table-cell office:value-type="string" table:style-name="ce295">
            <text:p>Tab. č. 2-10.</text:p>
          </table:table-cell>
          <table:table-cell office:value-type="string" table:style-name="ce295">
            <text:p>Spotreba vybraných druhov plynných palív v priemysle podľa krajov za rok 2020</text:p>
          </table:table-cell>
          <table:table-cell table:number-columns-repeated="16382"/>
        </table:table-row>
        <table:table-row table:style-name="ro1">
          <table:table-cell office:value-type="string" table:style-name="ce296">
            <text:p>Table No. 2-10.</text:p>
          </table:table-cell>
          <table:table-cell office:value-type="string" table:style-name="ce296">
            <text:p>Consumption of Selected Gaseous Fuels in Industry by Regions in 2020</text:p>
          </table:table-cell>
          <table:table-cell table:number-columns-repeated="16382"/>
        </table:table-row>
        <table:table-row table:style-name="ro1">
          <table:table-cell office:value-type="string" table:style-name="ce295">
            <text:p>Tab. č. 2-11.</text:p>
          </table:table-cell>
          <table:table-cell office:value-type="string" table:style-name="ce295">
            <text:p>Spotreba elektriny a tepla v priemysle za rok 2020</text:p>
          </table:table-cell>
          <table:table-cell table:number-columns-repeated="16382"/>
        </table:table-row>
        <table:table-row table:style-name="ro1">
          <table:table-cell office:value-type="string" table:style-name="ce296">
            <text:p>Table No. 2-11.</text:p>
          </table:table-cell>
          <table:table-cell office:value-type="string" table:style-name="ce296">
            <text:p>Consumption of Electricity and Heat in Industry in 2020</text:p>
          </table:table-cell>
          <table:table-cell table:number-columns-repeated="16382"/>
        </table:table-row>
        <table:table-row table:style-name="ro1">
          <table:table-cell office:value-type="string" table:style-name="ce295">
            <text:p>Tab. č. 2-12.</text:p>
          </table:table-cell>
          <table:table-cell office:value-type="string" table:style-name="ce295">
            <text:p>Spotreba elektriny a tepla v priemysle – podľa krajov za rok 2020</text:p>
          </table:table-cell>
          <table:table-cell table:number-columns-repeated="16382"/>
        </table:table-row>
        <table:table-row table:style-name="ro1">
          <table:table-cell office:value-type="string" table:style-name="ce296">
            <text:p>Table No. 2-12.</text:p>
          </table:table-cell>
          <table:table-cell office:value-type="string" table:style-name="ce296">
            <text:p>Consumption of Electricity and Heat in Industry - by Regions in 2020</text:p>
          </table:table-cell>
          <table:table-cell table:number-columns-repeated="16382"/>
        </table:table-row>
        <table:table-row table:number-rows-repeated="1048546" table:style-name="ro1">
          <table:table-cell table:number-columns-repeated="16384"/>
        </table:table-row>
      </table:table>
      <table:table table:name="T_2_1" table:style-name="ta2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16373" table:default-cell-style-name="ce2"/>
        <table:table-row table:style-name="ro2">
          <table:table-cell office:value-type="string" table:number-columns-spanned="11" table:number-rows-spanned="1" table:style-name="ce304">
            <text:p>Tab. č. 2-1. Spotreba vybraných druhov tuhých palív v priemysle - v tonách za rok 2020</text:p>
          </table:table-cell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1" table:number-rows-spanned="1" table:style-name="ce305">
            <text:p>Consumption of Selected Solid Fuels in Industry - in Tons in 2020</text:p>
          </table:table-cell>
          <table:covered-table-cell table:number-columns-repeated="10"/>
          <table:table-cell table:number-columns-repeated="16373" table:style-name="ce1"/>
        </table:table-row>
        <table:table-row table:style-name="ro3">
          <table:table-cell table:number-columns-spanned="7" table:number-rows-spanned="1" table:style-name="ce299"/>
          <table:covered-table-cell table:number-columns-repeated="6"/>
          <table:table-cell table:number-columns-repeated="16377" table:style-name="ce2"/>
        </table:table-row>
        <table:table-row table:style-name="ro4">
          <table:table-cell table:style-name="ce4"/>
          <table:table-cell table:style-name="ce3"/>
          <table:table-cell office:value-type="string" table:number-columns-spanned="1" table:number-rows-spanned="2" table:style-name="ce308">
            <text:p>Antracit</text:p>
          </table:table-cell>
          <table:table-cell office:value-type="string" table:number-columns-spanned="2" table:number-rows-spanned="1" table:style-name="ce369">
            <text:p>Čierne uhlie</text:p>
          </table:table-cell>
          <table:covered-table-cell/>
          <table:table-cell office:value-type="string" table:number-columns-spanned="1" table:number-rows-spanned="2" table:style-name="ce308">
            <text:p>Hnedé uhlie a lignit</text:p>
          </table:table-cell>
          <table:table-cell office:value-type="string" table:number-columns-spanned="1" table:number-rows-spanned="2" table:style-name="ce306">
            <text:p>Hnedouhoľné a rašelinové brikety<text:s/></text:p>
          </table:table-cell>
          <table:table-cell office:value-type="string" table:number-columns-spanned="1" table:number-rows-spanned="2" table:style-name="ce308">
            <text:p>Koks čiernouhoľný<text:s text:c="2"/></text:p>
          </table:table-cell>
          <table:table-cell office:value-type="string" table:number-columns-spanned="1" table:number-rows-spanned="2" table:style-name="ce308">
            <text:p>Palivové drevo</text:p>
          </table:table-cell>
          <table:table-cell table:style-name="ce24"/>
          <table:table-cell table:style-name="ce4"/>
          <table:table-cell table:number-columns-repeated="16373" table:style-name="ce5"/>
        </table:table-row>
        <table:table-row table:style-name="ro4">
          <table:table-cell table:style-name="ce5"/>
          <table:table-cell table:style-name="ce6"/>
          <table:covered-table-cell/>
          <table:table-cell office:value-type="string" table:number-columns-spanned="2" table:number-rows-spanned="1" table:style-name="ce370">
            <text:p>Hard Coal</text:p>
          </table:table-cell>
          <table:covered-table-cell/>
          <table:covered-table-cell/>
          <table:covered-table-cell/>
          <table:covered-table-cell/>
          <table:covered-table-cell/>
          <table:table-cell table:style-name="ce7"/>
          <table:table-cell table:style-name="ce21"/>
          <table:table-cell table:number-columns-repeated="16373" table:style-name="ce5"/>
        </table:table-row>
        <table:table-row table:style-name="ro4">
          <table:table-cell table:style-name="ce5"/>
          <table:table-cell table:style-name="ce8"/>
          <table:table-cell office:value-type="string" table:number-columns-spanned="1" table:number-rows-spanned="2" table:style-name="ce373">
            <text:p>Antracite</text:p>
          </table:table-cell>
          <table:table-cell office:value-type="string" table:style-name="ce27">
            <text:p>koksovateľné</text:p>
          </table:table-cell>
          <table:table-cell office:value-type="string" table:style-name="ce28">
            <text:p>ostatné</text:p>
          </table:table-cell>
          <table:table-cell office:value-type="string" table:number-columns-spanned="1" table:number-rows-spanned="2" table:style-name="ce371">
            <text:p>Brown Coal and Lignite<text:s/></text:p>
          </table:table-cell>
          <table:table-cell office:value-type="string" table:number-columns-spanned="1" table:number-rows-spanned="2" table:style-name="ce371">
            <text:p>Brown Coal and Peat Briquettes</text:p>
          </table:table-cell>
          <table:table-cell office:value-type="string" table:number-columns-spanned="1" table:number-rows-spanned="2" table:style-name="ce371">
            <text:p>Hard Coal Coke</text:p>
          </table:table-cell>
          <table:table-cell office:value-type="string" table:number-columns-spanned="1" table:number-rows-spanned="2" table:style-name="ce371">
            <text:p>Wood</text:p>
          </table:table-cell>
          <table:table-cell table:style-name="ce11"/>
          <table:table-cell table:style-name="ce21"/>
          <table:table-cell table:number-columns-repeated="16373" table:style-name="ce5"/>
        </table:table-row>
        <table:table-row table:style-name="ro4">
          <table:table-cell table:style-name="ce23"/>
          <table:table-cell table:style-name="ce12"/>
          <table:covered-table-cell/>
          <table:table-cell office:value-type="string" table:style-name="ce13">
            <text:p>Coking</text:p>
          </table:table-cell>
          <table:table-cell office:value-type="string" table:style-name="ce14">
            <text:p>Other</text:p>
          </table:table-cell>
          <table:covered-table-cell/>
          <table:covered-table-cell/>
          <table:covered-table-cell/>
          <table:covered-table-cell/>
          <table:table-cell table:style-name="ce25"/>
          <table:table-cell table:style-name="ce23"/>
          <table:table-cell table:number-columns-repeated="16373" table:style-name="ce5"/>
        </table:table-row>
        <table:table-row table:style-name="ro5">
          <table:table-cell table:style-name="ce5"/>
          <table:table-cell table:style-name="ce8"/>
          <table:table-cell table:style-name="ce9"/>
          <table:table-cell table:style-name="ce18"/>
          <table:table-cell table:style-name="ce19"/>
          <table:table-cell table:style-name="ce10"/>
          <table:table-cell table:style-name="ce20"/>
          <table:table-cell table:number-columns-repeated="2" table:style-name="ce10"/>
          <table:table-cell table:style-name="ce20"/>
          <table:table-cell table:style-name="ce21"/>
          <table:table-cell table:number-columns-repeated="16373" table:style-name="ce5"/>
        </table:table-row>
        <table:table-row table:style-name="ro3">
          <table:table-cell office:value-type="string" table:number-columns-spanned="2" table:number-rows-spanned="1" table:style-name="ce346">
            <text:p>Priemysel spolu <text:s/>( B C D E )</text:p>
          </table:table-cell>
          <table:covered-table-cell/>
          <table:table-cell office:value-type="float" office:value="132785" table:style-name="ce29">
            <text:p>132 785</text:p>
          </table:table-cell>
          <table:table-cell office:value-type="float" office:value="1928020" table:style-name="ce29">
            <text:p>1 928 020</text:p>
          </table:table-cell>
          <table:table-cell office:value-type="float" office:value="450814" table:style-name="ce29">
            <text:p>450 814</text:p>
          </table:table-cell>
          <table:table-cell office:value-type="float" office:value="1629839" table:formula="of:=[.F11]+[.F14]+[.F35]+[.F38]" table:style-name="ce29">
            <text:p>1 629 839</text:p>
          </table:table-cell>
          <table:table-cell office:value-type="string" table:style-name="ce29">
            <text:p>-</text:p>
          </table:table-cell>
          <table:table-cell office:value-type="float" office:value="1244796" table:formula="of:=[.H14]+[.H38]" table:style-name="ce29">
            <text:p>1 244 796</text:p>
          </table:table-cell>
          <table:table-cell office:value-type="float" office:value="1484210" table:formula="of:=[.I11]+[.I14]+[.I35]+[.I38]" table:style-name="ce29">
            <text:p>1 484 210</text:p>
          </table:table-cell>
          <table:table-cell office:value-type="string" table:number-columns-spanned="2" table:number-rows-spanned="1" table:style-name="ce372">
            <text:p>Industry total ( B C D E )</text:p>
          </table:table-cell>
          <table:covered-table-cell/>
          <table:table-cell table:number-columns-repeated="16373" table:style-name="ce5"/>
        </table:table-row>
        <table:table-row table:style-name="ro5">
          <table:table-cell table:style-name="ce15"/>
          <table:table-cell table:style-name="ce26"/>
          <table:table-cell table:number-columns-repeated="7" table:style-name="ce29"/>
          <table:table-cell table:number-columns-repeated="2" table:style-name="ce30"/>
          <table:table-cell table:number-columns-repeated="16373" table:style-name="ce5"/>
        </table:table-row>
        <table:table-row table:style-name="ro3">
          <table:table-cell office:value-type="string" table:style-name="ce16">
            <text:p>B</text:p>
          </table:table-cell>
          <table:table-cell office:value-type="string" table:style-name="ce17">
            <text:p>Ťažba a dobývanie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500" table:style-name="ce29">
            <text:p>2 50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71" table:style-name="ce29">
            <text:p>171</text:p>
          </table:table-cell>
          <table:table-cell office:value-type="string" table:style-name="ce31">
            <text:p>B</text:p>
          </table:table-cell>
          <table:table-cell office:value-type="string" table:style-name="ce32">
            <text:p>Mining and quarrying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08 Iná ťažba a dobývanie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780" table:style-name="ce29">
            <text:p>1 78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69" table:style-name="ce29">
            <text:p>169</text:p>
          </table:table-cell>
          <table:table-cell table:style-name="ce31"/>
          <table:table-cell office:value-type="string" table:style-name="ce32">
            <text:p>08 Oth.mining and quarrying</text:p>
          </table:table-cell>
          <table:table-cell table:number-columns-repeated="16373" table:style-name="ce5"/>
        </table:table-row>
        <table:table-row table:style-name="ro5">
          <table:table-cell table:style-name="ce5"/>
          <table:table-cell table:style-name="ce17"/>
          <table:table-cell table:number-columns-repeated="7" table:style-name="ce29"/>
          <table:table-cell table:style-name="ce31"/>
          <table:table-cell table:style-name="ce32"/>
          <table:table-cell table:number-columns-repeated="16373" table:style-name="ce5"/>
        </table:table-row>
        <table:table-row table:style-name="ro3">
          <table:table-cell office:value-type="string" table:style-name="ce16">
            <text:p>C</text:p>
          </table:table-cell>
          <table:table-cell office:value-type="string" table:style-name="ce17">
            <text:p>Priemyselná výroba</text:p>
          </table:table-cell>
          <table:table-cell office:value-type="float" office:value="76194" table:style-name="ce29">
            <text:p>76 194</text:p>
          </table:table-cell>
          <table:table-cell office:value-type="float" office:value="1928020" table:style-name="ce29">
            <text:p>1 928 020</text:p>
          </table:table-cell>
          <table:table-cell office:value-type="float" office:value="341040" table:style-name="ce29">
            <text:p>341 040</text:p>
          </table:table-cell>
          <table:table-cell office:value-type="float" office:value="35065" table:style-name="ce29">
            <text:p>35 065</text:p>
          </table:table-cell>
          <table:table-cell office:value-type="string" table:style-name="ce29">
            <text:p>-</text:p>
          </table:table-cell>
          <table:table-cell office:value-type="float" office:value="1244744" table:formula="of:=[.H15]+[.H22]+[.H24]+[.H25]" table:style-name="ce29">
            <text:p>1 244 744</text:p>
          </table:table-cell>
          <table:table-cell office:value-type="float" office:value="575235" table:style-name="ce29">
            <text:p>575 235</text:p>
          </table:table-cell>
          <table:table-cell office:value-type="string" table:style-name="ce31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10 Výroba potravín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7770" table:style-name="ce29">
            <text:p>27 770</text:p>
          </table:table-cell>
          <table:table-cell office:value-type="string" table:style-name="ce29">
            <text:p>-</text:p>
          </table:table-cell>
          <table:table-cell office:value-type="float" office:value="2578" table:style-name="ce29">
            <text:p>2 578</text:p>
          </table:table-cell>
          <table:table-cell office:value-type="float" office:value="21207" table:style-name="ce29">
            <text:p>21 207</text:p>
          </table:table-cell>
          <table:table-cell table:style-name="ce31"/>
          <table:table-cell office:value-type="string" table:style-name="ce32">
            <text:p>10 Manuf.of food products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11 Výroba nápojov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31"/>
          <table:table-cell office:value-type="string" table:style-name="ce32">
            <text:p>11 Manufacture of beverages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14 Výroba odevov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01" table:style-name="ce29">
            <text:p>10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31"/>
          <table:table-cell office:value-type="string" table:style-name="ce32">
            <text:p>14 Manuf.of wear.apparel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15 Výroba kože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60" table:style-name="ce29">
            <text:p>6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31"/>
          <table:table-cell office:value-type="string" table:style-name="ce32">
            <text:p>15 Manufacture of leather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16 Spracovanie drev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58" table:style-name="ce29">
            <text:p>5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62428" table:style-name="ce29">
            <text:p>162 428</text:p>
          </table:table-cell>
          <table:table-cell table:style-name="ce31"/>
          <table:table-cell office:value-type="string" table:style-name="ce32">
            <text:p>16 Manufacture of wood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17 Výroba papier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06388" table:style-name="ce29">
            <text:p>306 388</text:p>
          </table:table-cell>
          <table:table-cell table:style-name="ce31"/>
          <table:table-cell office:value-type="string" table:style-name="ce32">
            <text:p>17 Manufacture of paper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18 Tlač,reprod.záznam.médií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92" table:style-name="ce29">
            <text:p>392</text:p>
          </table:table-cell>
          <table:table-cell table:style-name="ce31"/>
          <table:table-cell office:value-type="string" table:style-name="ce32">
            <text:p>18 Printing,repr.of rec.med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20 Výroba chemikálií</text:p>
          </table:table-cell>
          <table:table-cell office:value-type="float" office:value="395" table:style-name="ce29">
            <text:p>39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2627" table:style-name="ce29">
            <text:p>32 627</text:p>
          </table:table-cell>
          <table:table-cell office:value-type="float" office:value="128" table:style-name="ce29">
            <text:p>128</text:p>
          </table:table-cell>
          <table:table-cell table:style-name="ce31"/>
          <table:table-cell office:value-type="string" table:style-name="ce32">
            <text:p>20 Manufacture of chemicals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22 Výroba výrobkov z gum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552" table:style-name="ce29">
            <text:p>1 552</text:p>
          </table:table-cell>
          <table:table-cell table:style-name="ce31"/>
          <table:table-cell office:value-type="string" table:style-name="ce32">
            <text:p>22 Manu.of rub.,plast.prod.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23 Výroba ost.nekov.výr.</text:p>
          </table:table-cell>
          <table:table-cell office:value-type="float" office:value="37460" table:style-name="ce29">
            <text:p>37 460</text:p>
          </table:table-cell>
          <table:table-cell office:value-type="string" table:style-name="ce29">
            <text:p>-</text:p>
          </table:table-cell>
          <table:table-cell office:value-type="float" office:value="47486" table:style-name="ce29">
            <text:p>47 486</text:p>
          </table:table-cell>
          <table:table-cell office:value-type="float" office:value="920" table:style-name="ce29">
            <text:p>920</text:p>
          </table:table-cell>
          <table:table-cell office:value-type="string" table:style-name="ce29">
            <text:p>-</text:p>
          </table:table-cell>
          <table:table-cell office:value-type="float" office:value="27897" table:style-name="ce29">
            <text:p>27 897</text:p>
          </table:table-cell>
          <table:table-cell office:value-type="float" office:value="372" table:style-name="ce29">
            <text:p>372</text:p>
          </table:table-cell>
          <table:table-cell table:style-name="ce31"/>
          <table:table-cell office:value-type="string" table:style-name="ce32">
            <text:p>23 Manuf.of oth.non-met.pr.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24 Výroba,spracovanie kovov</text:p>
          </table:table-cell>
          <table:table-cell office:value-type="float" office:value="38339" table:style-name="ce29">
            <text:p>38 339</text:p>
          </table:table-cell>
          <table:table-cell office:value-type="float" office:value="1928020" table:style-name="ce29">
            <text:p>1 928 020</text:p>
          </table:table-cell>
          <table:table-cell office:value-type="float" office:value="293554" table:style-name="ce29">
            <text:p>293 55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181642" table:style-name="ce29">
            <text:p>1 181 642</text:p>
          </table:table-cell>
          <table:table-cell office:value-type="float" office:value="21753" table:style-name="ce29">
            <text:p>21 753</text:p>
          </table:table-cell>
          <table:table-cell table:style-name="ce31"/>
          <table:table-cell office:value-type="string" table:style-name="ce32">
            <text:p>24 Manuf.of basic metals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25 Výroba kov.konštrukcií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7112" table:style-name="ce29">
            <text:p>7 112</text:p>
          </table:table-cell>
          <table:table-cell table:style-name="ce31"/>
          <table:table-cell office:value-type="string" table:style-name="ce32">
            <text:p>25 Manu.of fabric.met.prod.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26 Výroba počítačových výr.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31"/>
          <table:table-cell office:value-type="string" table:style-name="ce32">
            <text:p>26 Manuf.of computer prod.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27 Výroba elektrických zar.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94" table:style-name="ce29">
            <text:p>29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24" table:style-name="ce29">
            <text:p>124</text:p>
          </table:table-cell>
          <table:table-cell table:style-name="ce31"/>
          <table:table-cell office:value-type="string" table:style-name="ce32">
            <text:p>27 Manuf.of elec.equipment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28 Výroba strojov a zar.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3194" table:style-name="ce29">
            <text:p>13 194</text:p>
          </table:table-cell>
          <table:table-cell table:style-name="ce31"/>
          <table:table-cell office:value-type="string" table:style-name="ce32">
            <text:p>28 Manu.of machinery n.e.c.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29 Výroba motor.vozidiel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41" table:style-name="ce29">
            <text:p>241</text:p>
          </table:table-cell>
          <table:table-cell table:style-name="ce31"/>
          <table:table-cell office:value-type="string" table:style-name="ce32">
            <text:p>29 Manuf.of mot.vehicles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30 Výr.ost.doprav.prostr.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5862" table:style-name="ce29">
            <text:p>5 86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72" table:style-name="ce29">
            <text:p>272</text:p>
          </table:table-cell>
          <table:table-cell table:style-name="ce31"/>
          <table:table-cell office:value-type="string" table:style-name="ce32">
            <text:p>30 Manu.of oth.transp.equi.</text:p>
          </table:table-cell>
          <table:table-cell table:number-columns-repeated="16373" table:style-name="ce5"/>
        </table:table-row>
        <table:table-row table:style-name="ro6">
          <table:table-cell table:style-name="ce5"/>
          <table:table-cell office:value-type="string" table:style-name="ce17">
            <text:p>31 Výroba nábytk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40015" table:style-name="ce29">
            <text:p>40 015</text:p>
          </table:table-cell>
          <table:table-cell table:style-name="ce31"/>
          <table:table-cell office:value-type="string" table:style-name="ce32">
            <text:p>31 Manufacture of furniture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33 Oprava a inštal.strojov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56" table:style-name="ce29">
            <text:p>56</text:p>
          </table:table-cell>
          <table:table-cell table:style-name="ce31"/>
          <table:table-cell office:value-type="string" table:style-name="ce32">
            <text:p>33 Repair,instal.of machin.</text:p>
          </table:table-cell>
          <table:table-cell table:number-columns-repeated="16373"/>
        </table:table-row>
        <table:table-row table:style-name="ro5">
          <table:table-cell table:style-name="ce5"/>
          <table:table-cell table:style-name="ce17"/>
          <table:table-cell table:number-columns-repeated="7" table:style-name="ce29"/>
          <table:table-cell table:style-name="ce31"/>
          <table:table-cell table:style-name="ce32"/>
          <table:table-cell table:number-columns-repeated="16373"/>
        </table:table-row>
        <table:table-row table:style-name="ro3">
          <table:table-cell office:value-type="string" table:style-name="ce22">
            <text:p>D</text:p>
          </table:table-cell>
          <table:table-cell office:value-type="string" table:style-name="ce17">
            <text:p>Dod.elektriny,plynu,pary</text:p>
          </table:table-cell>
          <table:table-cell office:value-type="float" office:value="56591" table:style-name="ce29">
            <text:p>56 591</text:p>
          </table:table-cell>
          <table:table-cell office:value-type="string" table:style-name="ce29">
            <text:p>-</text:p>
          </table:table-cell>
          <table:table-cell office:value-type="float" office:value="109700" table:style-name="ce29">
            <text:p>109 700</text:p>
          </table:table-cell>
          <table:table-cell office:value-type="float" office:value="1592195" table:style-name="ce29">
            <text:p>1 592 19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908549" table:style-name="ce29">
            <text:p>908 549</text:p>
          </table:table-cell>
          <table:table-cell office:value-type="string" table:style-name="ce31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3"/>
        </table:table-row>
        <table:table-row table:style-name="ro2">
          <table:table-cell table:style-name="ce2"/>
          <table:table-cell office:value-type="string" table:style-name="ce17">
            <text:p>35 Dod.elektr,plynu,pary</text:p>
          </table:table-cell>
          <table:table-cell office:value-type="float" office:value="56591" table:style-name="ce29">
            <text:p>56 591</text:p>
          </table:table-cell>
          <table:table-cell office:value-type="string" table:style-name="ce29">
            <text:p>-</text:p>
          </table:table-cell>
          <table:table-cell office:value-type="float" office:value="109700" table:style-name="ce29">
            <text:p>109 700</text:p>
          </table:table-cell>
          <table:table-cell office:value-type="float" office:value="1592195" table:style-name="ce29">
            <text:p>1 592 19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908549" table:style-name="ce29">
            <text:p>908 549</text:p>
          </table:table-cell>
          <table:table-cell table:style-name="ce31"/>
          <table:table-cell office:value-type="string" table:style-name="ce32">
            <text:p>35 Electr,gas,steam supply</text:p>
          </table:table-cell>
          <table:table-cell table:number-columns-repeated="16373"/>
        </table:table-row>
        <table:table-row table:style-name="ro5">
          <table:table-cell table:style-name="ce2"/>
          <table:table-cell table:style-name="ce17"/>
          <table:table-cell table:number-columns-repeated="7" table:style-name="ce29"/>
          <table:table-cell table:style-name="ce31"/>
          <table:table-cell table:style-name="ce32"/>
          <table:table-cell table:number-columns-repeated="16373"/>
        </table:table-row>
        <table:table-row table:style-name="ro3">
          <table:table-cell office:value-type="string" table:style-name="ce22">
            <text:p>E</text:p>
          </table:table-cell>
          <table:table-cell office:value-type="string" table:style-name="ce17">
            <text:p>Dodávka vod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74" table:style-name="ce29">
            <text:p>74</text:p>
          </table:table-cell>
          <table:table-cell office:value-type="float" office:value="79" table:style-name="ce29">
            <text:p>79</text:p>
          </table:table-cell>
          <table:table-cell office:value-type="string" table:style-name="ce29">
            <text:p>-</text:p>
          </table:table-cell>
          <table:table-cell office:value-type="float" office:value="52" table:style-name="ce29">
            <text:p>52</text:p>
          </table:table-cell>
          <table:table-cell office:value-type="float" office:value="255" table:formula="of:=[.I39]+[.I40]" table:style-name="ce29">
            <text:p>255</text:p>
          </table:table-cell>
          <table:table-cell office:value-type="string" table:style-name="ce31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3"/>
        </table:table-row>
        <table:table-row table:style-name="ro3">
          <table:table-cell table:style-name="ce2"/>
          <table:table-cell office:value-type="string" table:style-name="ce17">
            <text:p>36 Zber,úprava,dodávka vod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74" table:style-name="ce29">
            <text:p>74</text:p>
          </table:table-cell>
          <table:table-cell office:value-type="float" office:value="70" table:style-name="ce29">
            <text:p>70</text:p>
          </table:table-cell>
          <table:table-cell office:value-type="string" table:style-name="ce29">
            <text:p>-</text:p>
          </table:table-cell>
          <table:table-cell office:value-type="float" office:value="52" table:style-name="ce29">
            <text:p>52</text:p>
          </table:table-cell>
          <table:table-cell office:value-type="float" office:value="37" table:style-name="ce29">
            <text:p>37</text:p>
          </table:table-cell>
          <table:table-cell table:style-name="ce31"/>
          <table:table-cell office:value-type="string" table:style-name="ce32">
            <text:p>36 Water coll,treatm,supply</text:p>
          </table:table-cell>
          <table:table-cell table:number-columns-repeated="16373"/>
        </table:table-row>
        <table:table-row table:style-name="ro3">
          <table:table-cell table:style-name="ce2"/>
          <table:table-cell office:value-type="string" table:style-name="ce17">
            <text:p>38 Zber,sprac,likv.odpadov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9" table:style-name="ce29">
            <text:p>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18" table:style-name="ce29">
            <text:p>218</text:p>
          </table:table-cell>
          <table:table-cell table:style-name="ce31"/>
          <table:table-cell office:value-type="string" table:style-name="ce32">
            <text:p>38 Waste coll,disposal act.</text:p>
          </table:table-cell>
          <table:table-cell table:number-columns-repeated="16373"/>
        </table:table-row>
        <table:table-row table:number-rows-repeated="1048536" table:style-name="ro3">
          <table:table-cell table:number-columns-repeated="16384"/>
        </table:table-row>
      </table:table>
      <table:table table:name="T_2_2" table:style-name="ta3">
        <table:table-column table:style-name="co4" table:default-cell-style-name="ce45"/>
        <table:table-column table:style-name="co12" table:default-cell-style-name="ce45"/>
        <table:table-column table:style-name="co6" table:default-cell-style-name="ce45"/>
        <table:table-column table:style-name="co7" table:number-columns-repeated="2" table:default-cell-style-name="ce45"/>
        <table:table-column table:style-name="co13" table:default-cell-style-name="ce45"/>
        <table:table-column table:style-name="co9" table:default-cell-style-name="ce45"/>
        <table:table-column table:style-name="co7" table:default-cell-style-name="ce45"/>
        <table:table-column table:style-name="co13" table:default-cell-style-name="ce67"/>
        <table:table-column table:style-name="co4" table:default-cell-style-name="ce89"/>
        <table:table-column table:style-name="co11" table:default-cell-style-name="ce45"/>
        <table:table-column table:style-name="co3" table:number-columns-repeated="16373" table:default-cell-style-name="ce45"/>
        <table:table-row table:style-name="ro7">
          <table:table-cell office:value-type="string" table:number-columns-spanned="9" table:number-rows-spanned="1" table:style-name="ce319">
            <text:p>Tab. č. 2-2. Spotreba vybraných druhov tuhých palív v priemysle v tonách - podľa krajov za rok 2020</text:p>
          </table:table-cell>
          <table:covered-table-cell table:number-columns-repeated="8"/>
          <table:table-cell table:style-name="ce38"/>
          <table:table-cell table:number-columns-repeated="16374" table:style-name="ce39"/>
        </table:table-row>
        <table:table-row table:style-name="ro7">
          <table:table-cell office:value-type="string" table:number-columns-spanned="8" table:number-rows-spanned="1" table:style-name="ce320">
            <text:p>Consumption of Selected Solid Fuels in Industry in Tons - by Regions in 2020</text:p>
          </table:table-cell>
          <table:covered-table-cell table:number-columns-repeated="7"/>
          <table:table-cell table:style-name="ce40"/>
          <table:table-cell table:style-name="ce41"/>
          <table:table-cell table:number-columns-repeated="16374" table:style-name="ce39"/>
        </table:table-row>
        <table:table-row table:style-name="ro3">
          <table:table-cell table:number-columns-repeated="8" table:style-name="ce39"/>
          <table:table-cell table:style-name="ce42"/>
          <table:table-cell table:style-name="ce38"/>
          <table:table-cell table:number-columns-repeated="16374" table:style-name="ce39"/>
        </table:table-row>
        <table:table-row table:style-name="ro4">
          <table:table-cell table:style-name="ce43"/>
          <table:table-cell table:style-name="ce3"/>
          <table:table-cell office:value-type="string" table:number-columns-spanned="1" table:number-rows-spanned="2" table:style-name="ce308">
            <text:p>Antracit</text:p>
          </table:table-cell>
          <table:table-cell office:value-type="string" table:number-columns-spanned="2" table:number-rows-spanned="1" table:style-name="ce369">
            <text:p>Čierne uhlie</text:p>
          </table:table-cell>
          <table:covered-table-cell/>
          <table:table-cell office:value-type="string" table:number-columns-spanned="1" table:number-rows-spanned="2" table:style-name="ce308">
            <text:p>Hnedé uhlie a lignit</text:p>
          </table:table-cell>
          <table:table-cell office:value-type="string" table:number-columns-spanned="1" table:number-rows-spanned="2" table:style-name="ce306">
            <text:p>Hnedouhoľné a rašelinové brikety<text:s/></text:p>
          </table:table-cell>
          <table:table-cell office:value-type="string" table:number-columns-spanned="1" table:number-rows-spanned="2" table:style-name="ce308">
            <text:p>Koks čiernouhoľný<text:s text:c="2"/></text:p>
          </table:table-cell>
          <table:table-cell office:value-type="string" table:number-columns-spanned="1" table:number-rows-spanned="2" table:style-name="ce324">
            <text:p>Palivové drevo</text:p>
          </table:table-cell>
          <table:table-cell table:style-name="ce44"/>
          <table:table-cell table:style-name="ce43"/>
          <table:table-cell table:number-columns-repeated="16373"/>
        </table:table-row>
        <table:table-row table:style-name="ro4">
          <table:table-cell table:style-name="ce45"/>
          <table:table-cell table:style-name="ce46"/>
          <table:covered-table-cell/>
          <table:table-cell office:value-type="string" table:number-columns-spanned="2" table:number-rows-spanned="1" table:style-name="ce370">
            <text:p>Hard Coal</text:p>
          </table:table-cell>
          <table:covered-table-cell/>
          <table:covered-table-cell/>
          <table:covered-table-cell/>
          <table:covered-table-cell/>
          <table:covered-table-cell/>
          <table:table-cell table:style-name="ce7"/>
          <table:table-cell table:style-name="ce47"/>
          <table:table-cell table:number-columns-repeated="16373"/>
        </table:table-row>
        <table:table-row table:style-name="ro4">
          <table:table-cell table:style-name="ce45"/>
          <table:table-cell table:style-name="ce27"/>
          <table:table-cell office:value-type="string" table:number-columns-spanned="1" table:number-rows-spanned="2" table:style-name="ce373">
            <text:p>Antracite</text:p>
          </table:table-cell>
          <table:table-cell office:value-type="string" table:style-name="ce27">
            <text:p>koksovateľné</text:p>
          </table:table-cell>
          <table:table-cell office:value-type="string" table:style-name="ce28">
            <text:p>ostatné</text:p>
          </table:table-cell>
          <table:table-cell office:value-type="string" table:number-columns-spanned="1" table:number-rows-spanned="2" table:style-name="ce371">
            <text:p>Brown Coal and Lignite<text:s/></text:p>
          </table:table-cell>
          <table:table-cell office:value-type="string" table:number-columns-spanned="1" table:number-rows-spanned="2" table:style-name="ce371">
            <text:p>Brown Coal and Peat Briquettes</text:p>
          </table:table-cell>
          <table:table-cell office:value-type="string" table:number-columns-spanned="1" table:number-rows-spanned="2" table:style-name="ce371">
            <text:p>Hard Coal Coke</text:p>
          </table:table-cell>
          <table:table-cell office:value-type="string" table:number-columns-spanned="1" table:number-rows-spanned="2" table:style-name="ce374">
            <text:p>Wood</text:p>
          </table:table-cell>
          <table:table-cell table:style-name="ce11"/>
          <table:table-cell table:style-name="ce47"/>
          <table:table-cell table:number-columns-repeated="16373"/>
        </table:table-row>
        <table:table-row table:style-name="ro4">
          <table:table-cell table:style-name="ce48"/>
          <table:table-cell table:style-name="ce12"/>
          <table:covered-table-cell/>
          <table:table-cell office:value-type="string" table:style-name="ce13">
            <text:p>Coking</text:p>
          </table:table-cell>
          <table:table-cell office:value-type="string" table:style-name="ce14">
            <text:p>Other</text:p>
          </table:table-cell>
          <table:covered-table-cell/>
          <table:covered-table-cell/>
          <table:covered-table-cell/>
          <table:covered-table-cell/>
          <table:table-cell table:style-name="ce25"/>
          <table:table-cell table:style-name="ce48"/>
          <table:table-cell table:number-columns-repeated="16373"/>
        </table:table-row>
        <table:table-row table:style-name="ro8">
          <table:table-cell table:number-columns-repeated="2" table:style-name="ce45"/>
          <table:table-cell table:style-name="ce49"/>
          <table:table-cell table:number-columns-repeated="5" table:style-name="ce50"/>
          <table:table-cell table:style-name="ce51"/>
          <table:table-cell table:style-name="ce52"/>
          <table:table-cell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348">
            <text:p>1 Bratislavský kraj</text:p>
          </table:table-cell>
          <table:covered-table-cell/>
          <table:table-cell table:style-name="ce53"/>
          <table:table-cell table:number-columns-repeated="5" table:style-name="ce54"/>
          <table:table-cell table:style-name="ce55"/>
          <table:table-cell office:value-type="string" table:number-columns-spanned="2" table:number-rows-spanned="1" table:style-name="ce326">
            <text:p>1 Region of Bratislava</text:p>
          </table:table-cell>
          <table:covered-table-cell/>
          <table:table-cell table:number-columns-repeated="16373"/>
        </table:table-row>
        <table:table-row table:style-name="ro8">
          <table:table-cell table:style-name="ce45"/>
          <table:table-cell table:style-name="ce56"/>
          <table:table-cell table:style-name="ce53"/>
          <table:table-cell table:number-columns-repeated="5" table:style-name="ce54"/>
          <table:table-cell table:style-name="ce55"/>
          <table:table-cell table:style-name="ce57"/>
          <table:table-cell table:style-name="ce58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346">
            <text:p>Priemysel spolu (B C D E)</text:p>
          </table:table-cell>
          <table:covered-table-cell/>
          <table:table-cell office:value-type="float" office:value="4684" table:style-name="ce29">
            <text:p>4 684</text:p>
          </table:table-cell>
          <table:table-cell office:value-type="string" table:style-name="ce29">
            <text:p>-</text:p>
          </table:table-cell>
          <table:table-cell office:value-type="float" office:value="32505" table:style-name="ce29">
            <text:p>32 505</text:p>
          </table:table-cell>
          <table:table-cell office:value-type="float" office:value="1293155" table:style-name="ce29">
            <text:p>1 293 155</text:p>
          </table:table-cell>
          <table:table-cell office:value-type="string" table:style-name="ce29">
            <text:p>-</text:p>
          </table:table-cell>
          <table:table-cell office:value-type="float" office:value="9403" table:style-name="ce29">
            <text:p>9 403</text:p>
          </table:table-cell>
          <table:table-cell office:value-type="float" office:value="43750" table:formula="of:=[.I13]+[.I19]+[.I21]" table:style-name="ce59">
            <text:p>43 750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3"/>
        </table:table-row>
        <table:table-row table:style-name="ro8">
          <table:table-cell table:style-name="ce35"/>
          <table:table-cell table:style-name="ce60"/>
          <table:table-cell table:number-columns-repeated="2" table:style-name="ce29"/>
          <table:table-cell table:style-name="ce31"/>
          <table:table-cell table:number-columns-repeated="3" table:style-name="ce29"/>
          <table:table-cell table:style-name="ce59"/>
          <table:table-cell table:style-name="ce52"/>
          <table:table-cell table:style-name="ce61"/>
          <table:table-cell table:number-columns-repeated="16373"/>
        </table:table-row>
        <table:table-row table:style-name="ro6">
          <table:table-cell office:value-type="string" table:style-name="ce45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4684" table:style-name="ce29">
            <text:p>4 684</text:p>
          </table:table-cell>
          <table:table-cell office:value-type="string" table:style-name="ce29">
            <text:p>-</text:p>
          </table:table-cell>
          <table:table-cell table:style-name="ce45"/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9403" table:style-name="ce29">
            <text:p>9 403</text:p>
          </table:table-cell>
          <table:table-cell office:value-type="float" office:value="30504" table:formula="of:=[.I14]+[.I17]+[.I18]" table:style-name="ce59">
            <text:p>30 504</text:p>
          </table:table-cell>
          <table:table-cell office:value-type="string" table:style-name="ce62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16 Spracovanie drev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45"/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810" table:style-name="ce59">
            <text:p>1 810</text:p>
          </table:table-cell>
          <table:table-cell table:style-name="ce62"/>
          <table:table-cell office:value-type="string" table:style-name="ce32">
            <text:p>16 Manufacture of wood</text:p>
          </table:table-cell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20 Výroba chemikálií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45"/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78" table:style-name="ce29">
            <text:p>78</text:p>
          </table:table-cell>
          <table:table-cell office:value-type="string" table:style-name="ce59">
            <text:p>-</text:p>
          </table:table-cell>
          <table:table-cell table:style-name="ce62"/>
          <table:table-cell office:value-type="string" table:style-name="ce32">
            <text:p>20 Manufacture of chemicals</text:p>
          </table:table-cell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23 Výroba ost.nekov.výr.</text:p>
          </table:table-cell>
          <table:table-cell office:value-type="float" office:value="4684" table:style-name="ce29">
            <text:p>4 684</text:p>
          </table:table-cell>
          <table:table-cell office:value-type="string" table:style-name="ce29">
            <text:p>-</text:p>
          </table:table-cell>
          <table:table-cell table:style-name="ce45"/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9325" table:style-name="ce29">
            <text:p>9 325</text:p>
          </table:table-cell>
          <table:table-cell office:value-type="string" table:style-name="ce59">
            <text:p>-</text:p>
          </table:table-cell>
          <table:table-cell table:style-name="ce62"/>
          <table:table-cell office:value-type="string" table:style-name="ce32">
            <text:p>23 Manuf.of oth.non-met.pr.</text:p>
          </table:table-cell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25 Výroba kov.konštrukcií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45"/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44" table:style-name="ce59">
            <text:p>144</text:p>
          </table:table-cell>
          <table:table-cell table:style-name="ce62"/>
          <table:table-cell office:value-type="string" table:style-name="ce32">
            <text:p>25 Manu.of fabric.met.prod.</text:p>
          </table:table-cell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31 Výroba nábytk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45"/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8550" table:style-name="ce59">
            <text:p>28 550</text:p>
          </table:table-cell>
          <table:table-cell table:style-name="ce62"/>
          <table:table-cell office:value-type="string" table:style-name="ce32">
            <text:p>31 Manufacture of furniture</text:p>
          </table:table-cell>
          <table:table-cell table:number-columns-repeated="16373"/>
        </table:table-row>
        <table:table-row table:style-name="ro6">
          <table:table-cell office:value-type="string" table:style-name="ce45">
            <text:p>D</text:p>
          </table:table-cell>
          <table:table-cell office:value-type="string" table:style-name="ce32">
            <text:p>Dod.elektriny,plynu,par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2505" table:style-name="ce29">
            <text:p>32 505</text:p>
          </table:table-cell>
          <table:table-cell office:value-type="float" office:value="1293155" table:style-name="ce29">
            <text:p>1 293 15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3154" table:style-name="ce59">
            <text:p>13 154</text:p>
          </table:table-cell>
          <table:table-cell office:value-type="string" table:style-name="ce62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35 Dod.elektr,plynu,par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2505" table:style-name="ce29">
            <text:p>32 505</text:p>
          </table:table-cell>
          <table:table-cell office:value-type="float" office:value="1293155" table:style-name="ce29">
            <text:p>1 293 15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3154" table:style-name="ce59">
            <text:p>13 154</text:p>
          </table:table-cell>
          <table:table-cell table:style-name="ce62"/>
          <table:table-cell office:value-type="string" table:style-name="ce32">
            <text:p>35 Electr,gas,steam supply</text:p>
          </table:table-cell>
          <table:table-cell table:number-columns-repeated="16373"/>
        </table:table-row>
        <table:table-row table:style-name="ro6">
          <table:table-cell office:value-type="string" table:style-name="ce45">
            <text:p>E</text:p>
          </table:table-cell>
          <table:table-cell office:value-type="string" table:style-name="ce32">
            <text:p>Dodávka vod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92" table:style-name="ce59">
            <text:p>92</text:p>
          </table:table-cell>
          <table:table-cell office:value-type="string" table:style-name="ce63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38 Zber,sprac,likv.odpadov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92" table:style-name="ce59">
            <text:p>92</text:p>
          </table:table-cell>
          <table:table-cell table:style-name="ce63"/>
          <table:table-cell office:value-type="string" table:style-name="ce32">
            <text:p>38 Waste coll,disposal act.</text:p>
          </table:table-cell>
          <table:table-cell table:number-columns-repeated="16373"/>
        </table:table-row>
        <table:table-row table:style-name="ro8">
          <table:table-cell table:style-name="ce45"/>
          <table:table-cell table:style-name="ce32"/>
          <table:table-cell table:number-columns-repeated="6" table:style-name="ce29"/>
          <table:table-cell table:style-name="ce59"/>
          <table:table-cell table:style-name="ce63"/>
          <table:table-cell table:style-name="ce32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348">
            <text:p>2 Trnavský kraj</text:p>
          </table:table-cell>
          <table:covered-table-cell/>
          <table:table-cell table:number-columns-repeated="6" table:style-name="ce64"/>
          <table:table-cell table:style-name="ce65"/>
          <table:table-cell office:value-type="string" table:number-columns-spanned="2" table:number-rows-spanned="1" table:style-name="ce326">
            <text:p>2 Region of Trnava</text:p>
          </table:table-cell>
          <table:covered-table-cell/>
          <table:table-cell table:number-columns-repeated="16373"/>
        </table:table-row>
        <table:table-row table:style-name="ro8">
          <table:table-cell table:style-name="ce45"/>
          <table:table-cell table:style-name="ce56"/>
          <table:table-cell table:number-columns-repeated="6" table:style-name="ce64"/>
          <table:table-cell table:style-name="ce65"/>
          <table:table-cell table:style-name="ce66"/>
          <table:table-cell table:style-name="ce58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346">
            <text:p>Priemysel spolu <text:s/>(B C D E)</text:p>
          </table:table-cell>
          <table:covered-table-cell/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7770" table:style-name="ce29">
            <text:p>27 770</text:p>
          </table:table-cell>
          <table:table-cell office:value-type="string" table:style-name="ce29">
            <text:p>-</text:p>
          </table:table-cell>
          <table:table-cell office:value-type="float" office:value="972" table:formula="of:=[.H28]" table:style-name="ce29">
            <text:p>972</text:p>
          </table:table-cell>
          <table:table-cell office:value-type="float" office:value="4545" table:style-name="ce59">
            <text:p>4 545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3"/>
        </table:table-row>
        <table:table-row table:style-name="ro8">
          <table:table-cell table:style-name="ce35"/>
          <table:table-cell table:style-name="ce60"/>
          <table:table-cell table:number-columns-repeated="6" table:style-name="ce29"/>
          <table:table-cell table:style-name="ce59"/>
          <table:table-cell table:style-name="ce52"/>
          <table:table-cell table:style-name="ce61"/>
          <table:table-cell table:number-columns-repeated="16373"/>
        </table:table-row>
        <table:table-row table:style-name="ro6">
          <table:table-cell office:value-type="string" table:style-name="ce45">
            <text:p>C</text:p>
          </table:table-cell>
          <table:table-cell office:value-type="string" table:style-name="ce32">
            <text:p>Priemyselná výrob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7770" table:style-name="ce29">
            <text:p>27 770</text:p>
          </table:table-cell>
          <table:table-cell office:value-type="string" table:style-name="ce29">
            <text:p>-</text:p>
          </table:table-cell>
          <table:table-cell office:value-type="float" office:value="972" table:style-name="ce29">
            <text:p>972</text:p>
          </table:table-cell>
          <table:table-cell office:value-type="float" office:value="4545" table:style-name="ce59">
            <text:p>4 545</text:p>
          </table:table-cell>
          <table:table-cell office:value-type="string" table:style-name="ce62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10 Výroba potravín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7770" table:style-name="ce29">
            <text:p>27 770</text:p>
          </table:table-cell>
          <table:table-cell office:value-type="string" table:style-name="ce29">
            <text:p>-</text:p>
          </table:table-cell>
          <table:table-cell office:value-type="float" office:value="972" table:style-name="ce29">
            <text:p>972</text:p>
          </table:table-cell>
          <table:table-cell table:style-name="ce67"/>
          <table:table-cell table:style-name="ce62"/>
          <table:table-cell office:value-type="string" table:style-name="ce32">
            <text:p>10 Manuf.of food products</text:p>
          </table:table-cell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16 Spracovanie drev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920" table:style-name="ce59">
            <text:p>1 920</text:p>
          </table:table-cell>
          <table:table-cell table:style-name="ce62"/>
          <table:table-cell office:value-type="string" table:style-name="ce32">
            <text:p>16 Manufacture of wood</text:p>
          </table:table-cell>
          <table:table-cell table:number-columns-repeated="16373" table:style-name="ce47"/>
        </table:table-row>
        <table:table-row table:style-name="ro6">
          <table:table-cell table:style-name="ce45"/>
          <table:table-cell office:value-type="string" table:style-name="ce32">
            <text:p>31 Výroba nábytk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124" table:style-name="ce59">
            <text:p>1 124</text:p>
          </table:table-cell>
          <table:table-cell table:style-name="ce62"/>
          <table:table-cell office:value-type="string" table:style-name="ce32">
            <text:p>31 Manufacture of furniture</text:p>
          </table:table-cell>
          <table:table-cell table:number-columns-repeated="16373"/>
        </table:table-row>
        <table:table-row table:style-name="ro8">
          <table:table-cell table:style-name="ce47"/>
          <table:table-cell table:style-name="ce35"/>
          <table:table-cell table:number-columns-repeated="6" table:style-name="ce68"/>
          <table:table-cell office:value-type="string" table:style-name="ce59">
            <text:p>-</text:p>
          </table:table-cell>
          <table:table-cell table:style-name="ce62"/>
          <table:table-cell table:style-name="ce69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348">
            <text:p>3 Trenčiansky kraj</text:p>
          </table:table-cell>
          <table:covered-table-cell/>
          <table:table-cell table:number-columns-repeated="6" table:style-name="ce70"/>
          <table:table-cell table:style-name="ce71"/>
          <table:table-cell office:value-type="string" table:number-columns-spanned="2" table:number-rows-spanned="1" table:style-name="ce326">
            <text:p>3 Region of Trenčín</text:p>
          </table:table-cell>
          <table:covered-table-cell/>
          <table:table-cell table:number-columns-repeated="16373"/>
        </table:table-row>
        <table:table-row table:style-name="ro8">
          <table:table-cell table:style-name="ce45"/>
          <table:table-cell table:style-name="ce56"/>
          <table:table-cell table:number-columns-repeated="6" table:style-name="ce70"/>
          <table:table-cell table:style-name="ce71"/>
          <table:table-cell table:style-name="ce72"/>
          <table:table-cell table:style-name="ce58"/>
          <table:table-cell table:number-columns-repeated="16373"/>
        </table:table-row>
        <table:table-row table:style-name="ro3">
          <table:table-cell office:value-type="string" table:number-columns-spanned="2" table:number-rows-spanned="1" table:style-name="ce346">
            <text:p>Priemysel spolu <text:s/>(B C D E)</text:p>
          </table:table-cell>
          <table:covered-table-cell/>
          <table:table-cell office:value-type="float" office:value="395" table:style-name="ce29">
            <text:p>395</text:p>
          </table:table-cell>
          <table:table-cell office:value-type="string" table:style-name="ce29">
            <text:p>-</text:p>
          </table:table-cell>
          <table:table-cell office:value-type="float" office:value="21460" table:style-name="ce29">
            <text:p>21 460</text:p>
          </table:table-cell>
          <table:table-cell office:value-type="float" office:value="779" table:style-name="ce29">
            <text:p>779</text:p>
          </table:table-cell>
          <table:table-cell office:value-type="string" table:style-name="ce29">
            <text:p>-</text:p>
          </table:table-cell>
          <table:table-cell office:value-type="float" office:value="34155" table:formula="of:=[.H36]" table:style-name="ce29">
            <text:p>34 155</text:p>
          </table:table-cell>
          <table:table-cell office:value-type="float" office:value="41435" table:formula="of:=[.I36]+[.I63]" table:style-name="ce59">
            <text:p>41 435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3"/>
        </table:table-row>
        <table:table-row table:style-name="ro6">
          <table:table-cell office:value-type="string" table:style-name="ce45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395" table:style-name="ce29">
            <text:p>395</text:p>
          </table:table-cell>
          <table:table-cell office:value-type="string" table:style-name="ce29">
            <text:p>-</text:p>
          </table:table-cell>
          <table:table-cell office:value-type="float" office:value="21460" table:style-name="ce29">
            <text:p>21 460</text:p>
          </table:table-cell>
          <table:table-cell office:value-type="float" office:value="60" table:style-name="ce29">
            <text:p>60</text:p>
          </table:table-cell>
          <table:table-cell office:value-type="string" table:style-name="ce29">
            <text:p>-</text:p>
          </table:table-cell>
          <table:table-cell office:value-type="float" office:value="34155" table:style-name="ce29">
            <text:p>34 155</text:p>
          </table:table-cell>
          <table:table-cell office:value-type="float" office:value="7520" table:formula="of:=[.I37]+[.I55]+[.I57]+[.I58]+[.I59]+[.I60]+[.I61]" table:style-name="ce59">
            <text:p>7 520</text:p>
          </table:table-cell>
          <table:table-cell office:value-type="string" table:style-name="ce62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10 Výroba potravín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606" table:style-name="ce29">
            <text:p>1 606</text:p>
          </table:table-cell>
          <table:table-cell office:value-type="float" office:value="4" table:style-name="ce59">
            <text:p>4</text:p>
          </table:table-cell>
          <table:table-cell table:style-name="ce62"/>
          <table:table-cell office:value-type="string" table:style-name="ce32">
            <text:p>10 Manuf.of food products</text:p>
          </table:table-cell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15 Výroba kože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60" table:style-name="ce29">
            <text:p>6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59">
            <text:p>-</text:p>
          </table:table-cell>
          <table:table-cell table:style-name="ce62"/>
          <table:table-cell office:value-type="string" table:style-name="ce32">
            <text:p>15 Manufacture of leather</text:p>
          </table:table-cell>
          <table:table-cell table:number-columns-repeated="16373"/>
        </table:table-row>
        <table:table-row table:number-rows-repeated="6" table:style-name="ro6">
          <table:table-cell table:style-name="ce45"/>
          <table:table-cell table:style-name="ce32"/>
          <table:table-cell table:number-columns-repeated="6" table:style-name="ce31"/>
          <table:table-cell table:style-name="ce73"/>
          <table:table-cell table:style-name="ce62"/>
          <table:table-cell table:style-name="ce32"/>
          <table:table-cell table:number-columns-repeated="16373"/>
        </table:table-row>
        <table:table-row table:style-name="ro9">
          <table:table-cell table:style-name="ce45"/>
          <table:table-cell table:style-name="ce32"/>
          <table:table-cell table:number-columns-repeated="6" table:style-name="ce31"/>
          <table:table-cell table:style-name="ce73"/>
          <table:table-cell table:style-name="ce62"/>
          <table:table-cell table:style-name="ce32"/>
          <table:table-cell table:number-columns-repeated="16373"/>
        </table:table-row>
        <table:table-row table:style-name="ro3">
          <table:table-cell office:value-type="string" table:number-columns-spanned="9" table:number-rows-spanned="1" table:style-name="ce319">
            <text:p>Tab. č. 2-2. Spotreba vybraných druhov tuhých palív v priemysle v tonách - podľa krajov za rok 2020</text:p>
          </table:table-cell>
          <table:covered-table-cell table:number-columns-repeated="8"/>
          <table:table-cell table:style-name="ce57"/>
          <table:table-cell table:style-name="ce74"/>
          <table:table-cell table:number-columns-repeated="16373" table:style-name="ce39"/>
        </table:table-row>
        <table:table-row table:style-name="ro3">
          <table:table-cell office:value-type="string" table:number-columns-spanned="8" table:number-rows-spanned="1" table:style-name="ce320">
            <text:p>Consumption of Selected Solid Fuels in Industry in Tons - by Regions in 2020</text:p>
          </table:table-cell>
          <table:covered-table-cell table:number-columns-repeated="7"/>
          <table:table-cell table:style-name="ce40"/>
          <table:table-cell table:style-name="ce57"/>
          <table:table-cell table:style-name="ce74"/>
          <table:table-cell table:number-columns-repeated="16373" table:style-name="ce75"/>
        </table:table-row>
        <table:table-row table:style-name="ro3">
          <table:table-cell table:style-name="ce39"/>
          <table:table-cell table:style-name="ce76"/>
          <table:table-cell table:number-columns-repeated="6" table:style-name="ce77"/>
          <table:table-cell table:style-name="ce78"/>
          <table:table-cell table:style-name="ce57"/>
          <table:table-cell table:style-name="ce74"/>
          <table:table-cell table:number-columns-repeated="16373"/>
        </table:table-row>
        <table:table-row table:style-name="ro3">
          <table:table-cell office:value-type="string" table:number-columns-spanned="2" table:number-rows-spanned="1" table:style-name="ce330">
            <text:p>1. pokračovanie</text:p>
          </table:table-cell>
          <table:covered-table-cell/>
          <table:table-cell table:number-columns-repeated="6" table:style-name="ce79"/>
          <table:table-cell table:style-name="ce80"/>
          <table:table-cell table:style-name="ce81"/>
          <table:table-cell office:value-type="string" table:style-name="ce82">
            <text:p>1st continuation</text:p>
          </table:table-cell>
          <table:table-cell table:number-columns-repeated="16373"/>
        </table:table-row>
        <table:table-row table:style-name="ro4">
          <table:table-cell table:style-name="ce45"/>
          <table:table-cell table:style-name="ce83"/>
          <table:table-cell office:value-type="string" table:number-columns-spanned="1" table:number-rows-spanned="2" table:style-name="ce308">
            <text:p>Antracit</text:p>
          </table:table-cell>
          <table:table-cell office:value-type="string" table:number-columns-spanned="2" table:number-rows-spanned="1" table:style-name="ce369">
            <text:p>Čierne uhlie</text:p>
          </table:table-cell>
          <table:covered-table-cell/>
          <table:table-cell office:value-type="string" table:number-columns-spanned="1" table:number-rows-spanned="2" table:style-name="ce308">
            <text:p>Hnedé uhlie a lignit</text:p>
          </table:table-cell>
          <table:table-cell office:value-type="string" table:number-columns-spanned="1" table:number-rows-spanned="2" table:style-name="ce306">
            <text:p>Hnedouhoľné a rašelinové brikety<text:s/></text:p>
          </table:table-cell>
          <table:table-cell office:value-type="string" table:number-columns-spanned="1" table:number-rows-spanned="2" table:style-name="ce308">
            <text:p>Koks čiernouhoľný<text:s text:c="2"/></text:p>
          </table:table-cell>
          <table:table-cell office:value-type="string" table:number-columns-spanned="1" table:number-rows-spanned="2" table:style-name="ce324">
            <text:p>Palivové drevo</text:p>
          </table:table-cell>
          <table:table-cell table:style-name="ce24"/>
          <table:table-cell table:style-name="ce43"/>
          <table:table-cell table:number-columns-repeated="16373"/>
        </table:table-row>
        <table:table-row table:style-name="ro4">
          <table:table-cell table:style-name="ce45"/>
          <table:table-cell table:style-name="ce6"/>
          <table:covered-table-cell/>
          <table:table-cell office:value-type="string" table:number-columns-spanned="2" table:number-rows-spanned="1" table:style-name="ce370">
            <text:p>Hard Coal</text:p>
          </table:table-cell>
          <table:covered-table-cell/>
          <table:covered-table-cell/>
          <table:covered-table-cell/>
          <table:covered-table-cell/>
          <table:covered-table-cell/>
          <table:table-cell table:style-name="ce84"/>
          <table:table-cell table:style-name="ce47"/>
          <table:table-cell table:number-columns-repeated="16373"/>
        </table:table-row>
        <table:table-row table:style-name="ro4">
          <table:table-cell table:style-name="ce45"/>
          <table:table-cell table:style-name="ce8"/>
          <table:table-cell office:value-type="string" table:number-columns-spanned="1" table:number-rows-spanned="2" table:style-name="ce373">
            <text:p>Antracite</text:p>
          </table:table-cell>
          <table:table-cell office:value-type="string" table:style-name="ce27">
            <text:p>koksovateľné</text:p>
          </table:table-cell>
          <table:table-cell office:value-type="string" table:style-name="ce28">
            <text:p>ostatné</text:p>
          </table:table-cell>
          <table:table-cell office:value-type="string" table:number-columns-spanned="1" table:number-rows-spanned="2" table:style-name="ce371">
            <text:p>Brown Coal and Lignite<text:s/></text:p>
          </table:table-cell>
          <table:table-cell office:value-type="string" table:number-columns-spanned="1" table:number-rows-spanned="2" table:style-name="ce371">
            <text:p>Brown Coal and Peat Briquettes</text:p>
          </table:table-cell>
          <table:table-cell office:value-type="string" table:number-columns-spanned="1" table:number-rows-spanned="2" table:style-name="ce371">
            <text:p>Hard Coal Coke</text:p>
          </table:table-cell>
          <table:table-cell office:value-type="string" table:number-columns-spanned="1" table:number-rows-spanned="2" table:style-name="ce374">
            <text:p>Wood</text:p>
          </table:table-cell>
          <table:table-cell table:style-name="ce20"/>
          <table:table-cell table:style-name="ce47"/>
          <table:table-cell table:number-columns-repeated="16373"/>
        </table:table-row>
        <table:table-row table:style-name="ro4">
          <table:table-cell table:style-name="ce48"/>
          <table:table-cell table:style-name="ce12"/>
          <table:covered-table-cell/>
          <table:table-cell office:value-type="string" table:style-name="ce13">
            <text:p>Coking</text:p>
          </table:table-cell>
          <table:table-cell office:value-type="string" table:style-name="ce14">
            <text:p>Other</text:p>
          </table:table-cell>
          <table:covered-table-cell/>
          <table:covered-table-cell/>
          <table:covered-table-cell/>
          <table:covered-table-cell/>
          <table:table-cell table:style-name="ce85"/>
          <table:table-cell table:style-name="ce48"/>
          <table:table-cell table:number-columns-repeated="16373"/>
        </table:table-row>
        <table:table-row table:style-name="ro6">
          <table:table-cell table:style-name="ce45"/>
          <table:table-cell table:style-name="ce8"/>
          <table:table-cell table:style-name="ce34"/>
          <table:table-cell table:style-name="ce86"/>
          <table:table-cell table:style-name="ce19"/>
          <table:table-cell table:style-name="ce33"/>
          <table:table-cell table:style-name="ce20"/>
          <table:table-cell table:style-name="ce33"/>
          <table:table-cell table:style-name="ce87"/>
          <table:table-cell table:style-name="ce20"/>
          <table:table-cell table:style-name="ce47"/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16 Spracovanie drev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5522" table:style-name="ce59">
            <text:p>5 522</text:p>
          </table:table-cell>
          <table:table-cell table:style-name="ce62"/>
          <table:table-cell office:value-type="string" table:style-name="ce32">
            <text:p>16 Manufacture of wood</text:p>
          </table:table-cell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20 Výroba chemikálií</text:p>
          </table:table-cell>
          <table:table-cell office:value-type="float" office:value="395" table:style-name="ce29">
            <text:p>39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2549" table:style-name="ce29">
            <text:p>32 549</text:p>
          </table:table-cell>
          <table:table-cell office:value-type="string" table:style-name="ce59">
            <text:p>-</text:p>
          </table:table-cell>
          <table:table-cell table:style-name="ce62"/>
          <table:table-cell office:value-type="string" table:style-name="ce32">
            <text:p>20 Manufacture of chemicals</text:p>
          </table:table-cell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22 Výroba výrobkov z gum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446" table:style-name="ce59">
            <text:p>446</text:p>
          </table:table-cell>
          <table:table-cell table:style-name="ce62"/>
          <table:table-cell office:value-type="string" table:style-name="ce32">
            <text:p>22 Manu.of rub.,plast.prod.</text:p>
          </table:table-cell>
          <table:table-cell table:number-columns-repeated="16373"/>
        </table:table-row>
        <table:table-row table:style-name="ro3">
          <table:table-cell table:style-name="ce45"/>
          <table:table-cell office:value-type="string" table:style-name="ce32">
            <text:p>23 Výroba ost.nekov.výr.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1460" table:style-name="ce29">
            <text:p>21 46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2" table:style-name="ce59">
            <text:p>22</text:p>
          </table:table-cell>
          <table:table-cell table:style-name="ce88"/>
          <table:table-cell office:value-type="string" table:style-name="ce32">
            <text:p>23 Manuf.of oth.non-met.pr.</text:p>
          </table:table-cell>
          <table:table-cell table:number-columns-repeated="16373"/>
        </table:table-row>
        <table:table-row table:style-name="ro3">
          <table:table-cell table:style-name="ce45"/>
          <table:table-cell office:value-type="string" table:style-name="ce32">
            <text:p>25 Výroba kov.konštrukcií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40" table:style-name="ce59">
            <text:p>240</text:p>
          </table:table-cell>
          <table:table-cell table:style-name="ce88"/>
          <table:table-cell office:value-type="string" table:style-name="ce32">
            <text:p>25 Manu.of fabric.met.prod.</text:p>
          </table:table-cell>
          <table:table-cell table:number-columns-repeated="16373"/>
        </table:table-row>
        <table:table-row table:style-name="ro3">
          <table:table-cell table:style-name="ce45"/>
          <table:table-cell office:value-type="string" table:style-name="ce32">
            <text:p>29 Výroba motor.vozidiel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29" table:style-name="ce59">
            <text:p>129</text:p>
          </table:table-cell>
          <table:table-cell table:style-name="ce88"/>
          <table:table-cell office:value-type="string" table:style-name="ce32">
            <text:p>29 Manuf.of mot.vehicles</text:p>
          </table:table-cell>
          <table:table-cell table:number-columns-repeated="16373"/>
        </table:table-row>
        <table:table-row table:style-name="ro3">
          <table:table-cell table:style-name="ce45"/>
          <table:table-cell office:value-type="string" table:style-name="ce32">
            <text:p>31 Výroba nábytk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157" table:style-name="ce59">
            <text:p>1 157</text:p>
          </table:table-cell>
          <table:table-cell table:style-name="ce88"/>
          <table:table-cell office:value-type="string" table:style-name="ce32">
            <text:p>31 Manufacture of furniture</text:p>
          </table:table-cell>
          <table:table-cell table:number-columns-repeated="16373"/>
        </table:table-row>
        <table:table-row table:style-name="ro8">
          <table:table-cell table:style-name="ce45"/>
          <table:table-cell table:style-name="ce32"/>
          <table:table-cell table:number-columns-repeated="6" table:style-name="ce29"/>
          <table:table-cell table:style-name="ce59"/>
          <table:table-cell table:style-name="ce88"/>
          <table:table-cell table:style-name="ce32"/>
          <table:table-cell table:number-columns-repeated="16373"/>
        </table:table-row>
        <table:table-row table:style-name="ro3">
          <table:table-cell office:value-type="string" table:style-name="ce45">
            <text:p>D</text:p>
          </table:table-cell>
          <table:table-cell office:value-type="string" table:style-name="ce32">
            <text:p>Dod.elektriny,plynu,par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3915" table:style-name="ce59">
            <text:p>33 915</text:p>
          </table:table-cell>
          <table:table-cell office:value-type="string" table:style-name="ce89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35 Dod.elektr,plynu,par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3915" table:style-name="ce59">
            <text:p>33 915</text:p>
          </table:table-cell>
          <table:table-cell table:style-name="ce63"/>
          <table:table-cell office:value-type="string" table:style-name="ce32">
            <text:p>35 Electr,gas,steam supply</text:p>
          </table:table-cell>
          <table:table-cell table:number-columns-repeated="16373"/>
        </table:table-row>
        <table:table-row table:style-name="ro6">
          <table:table-cell table:style-name="ce45"/>
          <table:table-cell table:style-name="ce35"/>
          <table:table-cell table:number-columns-repeated="6" table:style-name="ce90"/>
          <table:table-cell table:style-name="ce91"/>
          <table:table-cell table:style-name="ce63"/>
          <table:table-cell table:style-name="ce69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348">
            <text:p>4 Nitriansky kraj</text:p>
          </table:table-cell>
          <table:covered-table-cell/>
          <table:table-cell table:number-columns-repeated="6" table:style-name="ce92"/>
          <table:table-cell table:style-name="ce93"/>
          <table:table-cell office:value-type="string" table:number-columns-spanned="2" table:number-rows-spanned="1" table:style-name="ce326">
            <text:p>4 Region of Nitra</text:p>
          </table:table-cell>
          <table:covered-table-cell/>
          <table:table-cell table:number-columns-repeated="16373"/>
        </table:table-row>
        <table:table-row table:style-name="ro6">
          <table:table-cell table:style-name="ce45"/>
          <table:table-cell table:style-name="ce56"/>
          <table:table-cell table:number-columns-repeated="6" table:style-name="ce92"/>
          <table:table-cell table:style-name="ce93"/>
          <table:table-cell table:style-name="ce94"/>
          <table:table-cell table:style-name="ce58"/>
          <table:table-cell table:number-columns-repeated="16373"/>
        </table:table-row>
        <table:table-row table:style-name="ro3">
          <table:table-cell office:value-type="string" table:number-columns-spanned="2" table:number-rows-spanned="1" table:style-name="ce346">
            <text:p>Priemysel spolu <text:s/>(B C D E)</text:p>
          </table:table-cell>
          <table:covered-table-cell/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67" table:formula="of:=[.F71]+[.F80]" table:style-name="ce29">
            <text:p>6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95091" table:formula="of:=[.I70]+[.I77]" table:style-name="ce59">
            <text:p>195 091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3"/>
        </table:table-row>
        <table:table-row table:style-name="ro8">
          <table:table-cell table:style-name="ce35"/>
          <table:table-cell table:style-name="ce60"/>
          <table:table-cell table:number-columns-repeated="6" table:style-name="ce29"/>
          <table:table-cell table:style-name="ce59"/>
          <table:table-cell table:style-name="ce52"/>
          <table:table-cell table:style-name="ce61"/>
          <table:table-cell table:number-columns-repeated="16373"/>
        </table:table-row>
        <table:table-row table:style-name="ro3">
          <table:table-cell office:value-type="string" table:style-name="ce45">
            <text:p>C</text:p>
          </table:table-cell>
          <table:table-cell office:value-type="string" table:style-name="ce32">
            <text:p>Priemyselná výrob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58" table:style-name="ce29">
            <text:p>5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4438" table:style-name="ce67">
            <text:p>24438</text:p>
          </table:table-cell>
          <table:table-cell office:value-type="string" table:style-name="ce89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3"/>
        </table:table-row>
        <table:table-row table:style-name="ro3">
          <table:table-cell table:style-name="ce45"/>
          <table:table-cell office:value-type="string" table:style-name="ce32">
            <text:p>16 Spracovanie drev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58" table:style-name="ce29">
            <text:p>5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4443" table:style-name="ce59">
            <text:p>14 443</text:p>
          </table:table-cell>
          <table:table-cell table:style-name="ce88"/>
          <table:table-cell office:value-type="string" table:style-name="ce32">
            <text:p>16 Manufacture of wood</text:p>
          </table:table-cell>
          <table:table-cell table:number-columns-repeated="16373"/>
        </table:table-row>
        <table:table-row table:style-name="ro3">
          <table:table-cell table:style-name="ce45"/>
          <table:table-cell office:value-type="string" table:style-name="ce32">
            <text:p>23 Výroba ost.nekov.výr.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25" table:style-name="ce59">
            <text:p>125</text:p>
          </table:table-cell>
          <table:table-cell table:style-name="ce88"/>
          <table:table-cell office:value-type="string" table:style-name="ce32">
            <text:p>23 Manuf.of oth.non-met.pr.</text:p>
          </table:table-cell>
          <table:table-cell table:number-columns-repeated="16373"/>
        </table:table-row>
        <table:table-row table:style-name="ro3">
          <table:table-cell table:style-name="ce45"/>
          <table:table-cell office:value-type="string" table:style-name="ce32">
            <text:p>25 Výroba kov.konštrukcií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6052" table:style-name="ce59">
            <text:p>6 052</text:p>
          </table:table-cell>
          <table:table-cell table:style-name="ce88"/>
          <table:table-cell office:value-type="string" table:style-name="ce32">
            <text:p>25 Manu.of fabric.met.prod.</text:p>
          </table:table-cell>
          <table:table-cell table:number-columns-repeated="16373"/>
        </table:table-row>
        <table:table-row table:style-name="ro3">
          <table:table-cell table:style-name="ce45"/>
          <table:table-cell office:value-type="string" table:style-name="ce32">
            <text:p>27 Výroba elektrických zar.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7" table:style-name="ce59">
            <text:p>27</text:p>
          </table:table-cell>
          <table:table-cell table:style-name="ce88"/>
          <table:table-cell office:value-type="string" table:style-name="ce32">
            <text:p>27 Manuf.of elec.equipment</text:p>
          </table:table-cell>
          <table:table-cell table:number-columns-repeated="16373"/>
        </table:table-row>
        <table:table-row table:style-name="ro3">
          <table:table-cell table:style-name="ce45"/>
          <table:table-cell office:value-type="string" table:style-name="ce32">
            <text:p>31 Výroba nábytk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691" table:style-name="ce59">
            <text:p>3 691</text:p>
          </table:table-cell>
          <table:table-cell table:style-name="ce88"/>
          <table:table-cell office:value-type="string" table:style-name="ce32">
            <text:p>31 Manufacture of furniture</text:p>
          </table:table-cell>
          <table:table-cell table:number-columns-repeated="16373"/>
        </table:table-row>
        <table:table-row table:style-name="ro8">
          <table:table-cell table:style-name="ce45"/>
          <table:table-cell table:style-name="ce32"/>
          <table:table-cell table:number-columns-repeated="6" table:style-name="ce29"/>
          <table:table-cell table:style-name="ce59"/>
          <table:table-cell table:style-name="ce88"/>
          <table:table-cell table:style-name="ce32"/>
          <table:table-cell table:number-columns-repeated="16373"/>
        </table:table-row>
        <table:table-row table:style-name="ro3">
          <table:table-cell office:value-type="string" table:style-name="ce45">
            <text:p>D</text:p>
          </table:table-cell>
          <table:table-cell office:value-type="string" table:style-name="ce32">
            <text:p>Dod.elektriny,plynu,par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70653" table:style-name="ce59">
            <text:p>170 653</text:p>
          </table:table-cell>
          <table:table-cell office:value-type="string" table:style-name="ce89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3"/>
        </table:table-row>
        <table:table-row table:style-name="ro3">
          <table:table-cell table:style-name="ce45"/>
          <table:table-cell office:value-type="string" table:style-name="ce32">
            <text:p>35 Dod.elektr,plynu,par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70653" table:style-name="ce59">
            <text:p>170 653</text:p>
          </table:table-cell>
          <table:table-cell table:style-name="ce88"/>
          <table:table-cell office:value-type="string" table:style-name="ce32">
            <text:p>35 Electr,gas,steam supply</text:p>
          </table:table-cell>
          <table:table-cell table:number-columns-repeated="16373"/>
        </table:table-row>
        <table:table-row table:style-name="ro8">
          <table:table-cell table:style-name="ce45"/>
          <table:table-cell table:style-name="ce32"/>
          <table:table-cell table:number-columns-repeated="6" table:style-name="ce29"/>
          <table:table-cell table:style-name="ce59"/>
          <table:table-cell table:style-name="ce88"/>
          <table:table-cell table:style-name="ce32"/>
          <table:table-cell table:number-columns-repeated="16373"/>
        </table:table-row>
        <table:table-row table:style-name="ro6">
          <table:table-cell office:value-type="string" table:style-name="ce45">
            <text:p>E</text:p>
          </table:table-cell>
          <table:table-cell office:value-type="string" table:style-name="ce32">
            <text:p>Dodávka vod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9" table:style-name="ce29">
            <text:p>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63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38 Zber,sprac,likv.odpadov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9" table:style-name="ce29">
            <text:p>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59">
            <text:p>-</text:p>
          </table:table-cell>
          <table:table-cell table:style-name="ce63"/>
          <table:table-cell office:value-type="string" table:style-name="ce32">
            <text:p>38 Waste coll,disposal act.</text:p>
          </table:table-cell>
          <table:table-cell table:number-columns-repeated="16373"/>
        </table:table-row>
        <table:table-row table:number-rows-repeated="4" table:style-name="ro6">
          <table:table-cell table:style-name="ce45"/>
          <table:table-cell table:style-name="ce32"/>
          <table:table-cell table:number-columns-repeated="6" table:style-name="ce31"/>
          <table:table-cell table:style-name="ce73"/>
          <table:table-cell table:style-name="ce63"/>
          <table:table-cell table:style-name="ce32"/>
          <table:table-cell table:number-columns-repeated="16373"/>
        </table:table-row>
        <table:table-row table:style-name="ro2">
          <table:table-cell office:value-type="string" table:number-columns-spanned="9" table:number-rows-spanned="1" table:style-name="ce319">
            <text:p>Tab. č. 2-2. Spotreba vybraných druhov tuhých palív v priemysle v tonách - podľa krajov za rok 2020</text:p>
          </table:table-cell>
          <table:covered-table-cell table:number-columns-repeated="8"/>
          <table:table-cell table:style-name="ce57"/>
          <table:table-cell table:style-name="ce74"/>
          <table:table-cell table:number-columns-repeated="16373" table:style-name="ce75"/>
        </table:table-row>
        <table:table-row table:style-name="ro2">
          <table:table-cell office:value-type="string" table:style-name="ce95">
            <text:p><text:s text:c="3"/>Consumption of Selected Solid Fuels in Industry in Tons - by Regions in 2020</text:p>
          </table:table-cell>
          <table:table-cell table:number-columns-repeated="7" table:style-name="ce96"/>
          <table:table-cell table:style-name="ce40"/>
          <table:table-cell table:style-name="ce57"/>
          <table:table-cell table:style-name="ce74"/>
          <table:table-cell table:number-columns-repeated="16373"/>
        </table:table-row>
        <table:table-row table:style-name="ro2">
          <table:table-cell table:style-name="ce39"/>
          <table:table-cell table:style-name="ce76"/>
          <table:table-cell table:number-columns-repeated="6" table:style-name="ce77"/>
          <table:table-cell table:style-name="ce78"/>
          <table:table-cell table:style-name="ce57"/>
          <table:table-cell table:style-name="ce74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330">
            <text:p>2. pokračovanie</text:p>
          </table:table-cell>
          <table:covered-table-cell/>
          <table:table-cell table:number-columns-repeated="6" table:style-name="ce79"/>
          <table:table-cell table:style-name="ce80"/>
          <table:table-cell table:style-name="ce81"/>
          <table:table-cell office:value-type="string" table:style-name="ce82">
            <text:p>2nd continuation</text:p>
          </table:table-cell>
          <table:table-cell table:number-columns-repeated="16373"/>
        </table:table-row>
        <table:table-row table:style-name="ro4">
          <table:table-cell table:style-name="ce45"/>
          <table:table-cell table:style-name="ce83"/>
          <table:table-cell office:value-type="string" table:number-columns-spanned="1" table:number-rows-spanned="2" table:style-name="ce308">
            <text:p>Antracit</text:p>
          </table:table-cell>
          <table:table-cell office:value-type="string" table:number-columns-spanned="2" table:number-rows-spanned="1" table:style-name="ce369">
            <text:p>Čierne uhlie</text:p>
          </table:table-cell>
          <table:covered-table-cell/>
          <table:table-cell office:value-type="string" table:number-columns-spanned="1" table:number-rows-spanned="2" table:style-name="ce308">
            <text:p>Hnedé uhlie a lignit</text:p>
          </table:table-cell>
          <table:table-cell office:value-type="string" table:number-columns-spanned="1" table:number-rows-spanned="2" table:style-name="ce306">
            <text:p>Hnedouhoľné a rašelinové brikety<text:s/></text:p>
          </table:table-cell>
          <table:table-cell office:value-type="string" table:number-columns-spanned="1" table:number-rows-spanned="2" table:style-name="ce308">
            <text:p>Koks čiernouhoľný<text:s text:c="2"/></text:p>
          </table:table-cell>
          <table:table-cell office:value-type="string" table:number-columns-spanned="1" table:number-rows-spanned="2" table:style-name="ce324">
            <text:p>Palivové drevo</text:p>
          </table:table-cell>
          <table:table-cell table:style-name="ce24"/>
          <table:table-cell table:style-name="ce43"/>
          <table:table-cell table:number-columns-repeated="16373"/>
        </table:table-row>
        <table:table-row table:style-name="ro4">
          <table:table-cell table:style-name="ce45"/>
          <table:table-cell table:style-name="ce6"/>
          <table:covered-table-cell/>
          <table:table-cell office:value-type="string" table:number-columns-spanned="2" table:number-rows-spanned="1" table:style-name="ce370">
            <text:p>Hard Coal</text:p>
          </table:table-cell>
          <table:covered-table-cell/>
          <table:covered-table-cell/>
          <table:covered-table-cell/>
          <table:covered-table-cell/>
          <table:covered-table-cell/>
          <table:table-cell table:style-name="ce84"/>
          <table:table-cell table:style-name="ce47"/>
          <table:table-cell table:number-columns-repeated="16373"/>
        </table:table-row>
        <table:table-row table:style-name="ro4">
          <table:table-cell table:style-name="ce45"/>
          <table:table-cell table:style-name="ce8"/>
          <table:table-cell office:value-type="string" table:number-columns-spanned="1" table:number-rows-spanned="2" table:style-name="ce373">
            <text:p>Antracite</text:p>
          </table:table-cell>
          <table:table-cell office:value-type="string" table:style-name="ce27">
            <text:p>koksovateľné</text:p>
          </table:table-cell>
          <table:table-cell office:value-type="string" table:style-name="ce28">
            <text:p>ostatné</text:p>
          </table:table-cell>
          <table:table-cell office:value-type="string" table:number-columns-spanned="1" table:number-rows-spanned="2" table:style-name="ce371">
            <text:p>Brown Coal and Lignite<text:s/></text:p>
          </table:table-cell>
          <table:table-cell office:value-type="string" table:number-columns-spanned="1" table:number-rows-spanned="2" table:style-name="ce371">
            <text:p>Brown Coal and Peat Briquettes</text:p>
          </table:table-cell>
          <table:table-cell office:value-type="string" table:number-columns-spanned="1" table:number-rows-spanned="2" table:style-name="ce371">
            <text:p>Hard Coal Coke</text:p>
          </table:table-cell>
          <table:table-cell office:value-type="string" table:number-columns-spanned="1" table:number-rows-spanned="2" table:style-name="ce374">
            <text:p>Wood</text:p>
          </table:table-cell>
          <table:table-cell table:style-name="ce20"/>
          <table:table-cell table:style-name="ce47"/>
          <table:table-cell table:number-columns-repeated="16373"/>
        </table:table-row>
        <table:table-row table:style-name="ro4">
          <table:table-cell table:style-name="ce48"/>
          <table:table-cell table:style-name="ce12"/>
          <table:covered-table-cell/>
          <table:table-cell office:value-type="string" table:style-name="ce13">
            <text:p>Coking</text:p>
          </table:table-cell>
          <table:table-cell office:value-type="string" table:style-name="ce14">
            <text:p>Other</text:p>
          </table:table-cell>
          <table:covered-table-cell/>
          <table:covered-table-cell/>
          <table:covered-table-cell/>
          <table:covered-table-cell/>
          <table:table-cell table:style-name="ce85"/>
          <table:table-cell table:style-name="ce48"/>
          <table:table-cell table:number-columns-repeated="16373"/>
        </table:table-row>
        <table:table-row table:style-name="ro10">
          <table:table-cell table:style-name="ce45"/>
          <table:table-cell table:style-name="ce8"/>
          <table:table-cell table:style-name="ce34"/>
          <table:table-cell table:style-name="ce86"/>
          <table:table-cell table:style-name="ce19"/>
          <table:table-cell table:style-name="ce33"/>
          <table:table-cell table:style-name="ce20"/>
          <table:table-cell table:style-name="ce33"/>
          <table:table-cell table:style-name="ce87"/>
          <table:table-cell table:style-name="ce20"/>
          <table:table-cell table:style-name="ce47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348">
            <text:p>5 Žilinský kraj</text:p>
          </table:table-cell>
          <table:covered-table-cell/>
          <table:table-cell table:number-columns-repeated="6" table:style-name="ce92"/>
          <table:table-cell table:style-name="ce93"/>
          <table:table-cell office:value-type="string" table:number-columns-spanned="2" table:number-rows-spanned="1" table:style-name="ce326">
            <text:p>5 Region of Žilina</text:p>
          </table:table-cell>
          <table:covered-table-cell/>
          <table:table-cell table:number-columns-repeated="16373"/>
        </table:table-row>
        <table:table-row table:style-name="ro8">
          <table:table-cell table:style-name="ce45"/>
          <table:table-cell table:style-name="ce56"/>
          <table:table-cell table:number-columns-repeated="6" table:style-name="ce92"/>
          <table:table-cell table:style-name="ce93"/>
          <table:table-cell table:style-name="ce94"/>
          <table:table-cell table:style-name="ce58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346">
            <text:p>Priemysel spolu <text:s/>(B C D E)</text:p>
          </table:table-cell>
          <table:covered-table-cell/>
          <table:table-cell office:value-type="float" office:value="34097" table:style-name="ce29">
            <text:p>34 09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62995" table:formula="of:=[.F99]+[.F102]+[.F112]" table:style-name="ce29">
            <text:p>162 995</text:p>
          </table:table-cell>
          <table:table-cell office:value-type="string" table:style-name="ce29">
            <text:p>-</text:p>
          </table:table-cell>
          <table:table-cell office:value-type="float" office:value="31012" table:style-name="ce29">
            <text:p>31 012</text:p>
          </table:table-cell>
          <table:table-cell office:value-type="float" office:value="484227" table:formula="of:=[.I99]+[.I102]+[.I112]+[.I115]" table:style-name="ce59">
            <text:p>484 227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3"/>
        </table:table-row>
        <table:table-row table:style-name="ro8">
          <table:table-cell table:style-name="ce35"/>
          <table:table-cell table:style-name="ce60"/>
          <table:table-cell table:number-columns-repeated="6" table:style-name="ce29"/>
          <table:table-cell table:style-name="ce59"/>
          <table:table-cell table:style-name="ce52"/>
          <table:table-cell table:style-name="ce97"/>
          <table:table-cell table:number-columns-repeated="16373"/>
        </table:table-row>
        <table:table-row table:style-name="ro6">
          <table:table-cell office:value-type="string" table:style-name="ce45">
            <text:p>B</text:p>
          </table:table-cell>
          <table:table-cell office:value-type="string" table:style-name="ce32">
            <text:p>Ťažba a dobývanie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780" table:style-name="ce29">
            <text:p>1 78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8" table:style-name="ce59">
            <text:p>8</text:p>
          </table:table-cell>
          <table:table-cell office:value-type="string" table:style-name="ce89">
            <text:p>B</text:p>
          </table:table-cell>
          <table:table-cell office:value-type="string" table:style-name="ce32">
            <text:p>Mining and quarrying</text:p>
          </table:table-cell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08 Iná ťažba a dobývanie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780" table:style-name="ce29">
            <text:p>1 78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8" table:style-name="ce59">
            <text:p>8</text:p>
          </table:table-cell>
          <table:table-cell table:style-name="ce62"/>
          <table:table-cell office:value-type="string" table:style-name="ce32">
            <text:p>08 Oth.mining and quarrying</text:p>
          </table:table-cell>
          <table:table-cell table:number-columns-repeated="16373"/>
        </table:table-row>
        <table:table-row table:style-name="ro8">
          <table:table-cell table:style-name="ce45"/>
          <table:table-cell table:style-name="ce32"/>
          <table:table-cell table:number-columns-repeated="6" table:style-name="ce29"/>
          <table:table-cell table:style-name="ce59"/>
          <table:table-cell table:style-name="ce62"/>
          <table:table-cell table:style-name="ce32"/>
          <table:table-cell table:number-columns-repeated="16373"/>
        </table:table-row>
        <table:table-row table:style-name="ro3">
          <table:table-cell office:value-type="string" table:style-name="ce45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34097" table:style-name="ce29">
            <text:p>34 09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6156" table:style-name="ce29">
            <text:p>6 156</text:p>
          </table:table-cell>
          <table:table-cell office:value-type="string" table:style-name="ce29">
            <text:p>-</text:p>
          </table:table-cell>
          <table:table-cell office:value-type="float" office:value="31012" table:style-name="ce29">
            <text:p>31 012</text:p>
          </table:table-cell>
          <table:table-cell office:value-type="float" office:value="362194" table:style-name="ce59">
            <text:p>362 194</text:p>
          </table:table-cell>
          <table:table-cell office:value-type="string" table:style-name="ce63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3" table:style-name="ce39"/>
        </table:table-row>
        <table:table-row table:style-name="ro6">
          <table:table-cell table:style-name="ce45"/>
          <table:table-cell office:value-type="string" table:style-name="ce32">
            <text:p>16 Spracovanie drev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01448" table:style-name="ce59">
            <text:p>101 448</text:p>
          </table:table-cell>
          <table:table-cell table:style-name="ce62"/>
          <table:table-cell office:value-type="string" table:style-name="ce32">
            <text:p>16 Manufacture of wood</text:p>
          </table:table-cell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17 Výroba papier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38082" table:style-name="ce59">
            <text:p>238 082</text:p>
          </table:table-cell>
          <table:table-cell table:style-name="ce63"/>
          <table:table-cell office:value-type="string" table:style-name="ce32">
            <text:p>17 Manufacture of paper</text:p>
          </table:table-cell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18 Tlač,reprod.záznam.médií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92" table:style-name="ce59">
            <text:p>392</text:p>
          </table:table-cell>
          <table:table-cell table:style-name="ce20"/>
          <table:table-cell office:value-type="string" table:style-name="ce32">
            <text:p>18 Printing,repr.of rec.med</text:p>
          </table:table-cell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24 Výroba,spracovanie kovov</text:p>
          </table:table-cell>
          <table:table-cell office:value-type="float" office:value="34097" table:style-name="ce29">
            <text:p>34 09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1012" table:style-name="ce29">
            <text:p>31 012</text:p>
          </table:table-cell>
          <table:table-cell office:value-type="float" office:value="21688" table:style-name="ce59">
            <text:p>21 688</text:p>
          </table:table-cell>
          <table:table-cell table:style-name="ce63"/>
          <table:table-cell office:value-type="string" table:style-name="ce32">
            <text:p>24 Manuf.of basic metals</text:p>
          </table:table-cell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25 Výroba kov.konštrukcií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63" table:style-name="ce59">
            <text:p>163</text:p>
          </table:table-cell>
          <table:table-cell table:style-name="ce63"/>
          <table:table-cell office:value-type="string" table:style-name="ce32">
            <text:p>25 Manu.of fabric.met.prod.</text:p>
          </table:table-cell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27 Výroba elektrických zar.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94" table:style-name="ce29">
            <text:p>29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5" table:style-name="ce59">
            <text:p>5</text:p>
          </table:table-cell>
          <table:table-cell table:style-name="ce63"/>
          <table:table-cell office:value-type="string" table:style-name="ce32">
            <text:p>27 Manuf.of elec.equipment</text:p>
          </table:table-cell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29 Výroba motor.vozidiel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91" table:style-name="ce59">
            <text:p>91</text:p>
          </table:table-cell>
          <table:table-cell table:style-name="ce63"/>
          <table:table-cell office:value-type="string" table:style-name="ce32">
            <text:p>29 Manuf.of mot.vehicles</text:p>
          </table:table-cell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31 Výroba nábytk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75" table:style-name="ce59">
            <text:p>175</text:p>
          </table:table-cell>
          <table:table-cell table:style-name="ce63"/>
          <table:table-cell office:value-type="string" table:style-name="ce32">
            <text:p>31 Manufacture of furniture</text:p>
          </table:table-cell>
          <table:table-cell table:number-columns-repeated="16373"/>
        </table:table-row>
        <table:table-row table:style-name="ro8">
          <table:table-cell table:style-name="ce45"/>
          <table:table-cell table:style-name="ce32"/>
          <table:table-cell table:number-columns-repeated="6" table:style-name="ce29"/>
          <table:table-cell table:style-name="ce59"/>
          <table:table-cell table:style-name="ce63"/>
          <table:table-cell table:style-name="ce32"/>
          <table:table-cell table:number-columns-repeated="16373"/>
        </table:table-row>
        <table:table-row table:style-name="ro6">
          <table:table-cell office:value-type="string" table:style-name="ce45">
            <text:p>D</text:p>
          </table:table-cell>
          <table:table-cell office:value-type="string" table:style-name="ce32">
            <text:p>Dod.elektriny,plynu,par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55059" table:style-name="ce29">
            <text:p>155 05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21899" table:style-name="ce59">
            <text:p>121 899</text:p>
          </table:table-cell>
          <table:table-cell office:value-type="string" table:style-name="ce63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35 Dod.elektr,plynu,par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55059" table:style-name="ce29">
            <text:p>155 05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21899" table:style-name="ce59">
            <text:p>121 899</text:p>
          </table:table-cell>
          <table:table-cell table:style-name="ce63"/>
          <table:table-cell office:value-type="string" table:style-name="ce32">
            <text:p>35 Electr,gas,steam supply</text:p>
          </table:table-cell>
          <table:table-cell table:number-columns-repeated="16373"/>
        </table:table-row>
        <table:table-row table:style-name="ro8">
          <table:table-cell table:style-name="ce45"/>
          <table:table-cell table:style-name="ce32"/>
          <table:table-cell table:number-columns-repeated="6" table:style-name="ce29"/>
          <table:table-cell table:style-name="ce59"/>
          <table:table-cell table:style-name="ce63"/>
          <table:table-cell table:style-name="ce32"/>
          <table:table-cell table:number-columns-repeated="16373"/>
        </table:table-row>
        <table:table-row table:style-name="ro6">
          <table:table-cell office:value-type="string" table:style-name="ce45">
            <text:p>E</text:p>
          </table:table-cell>
          <table:table-cell office:value-type="string" table:style-name="ce32">
            <text:p>Dodávka vod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26" table:style-name="ce59">
            <text:p>126</text:p>
          </table:table-cell>
          <table:table-cell office:value-type="string" table:style-name="ce63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38 Zber,sprac,likv.odpadov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26" table:style-name="ce59">
            <text:p>126</text:p>
          </table:table-cell>
          <table:table-cell table:style-name="ce63"/>
          <table:table-cell office:value-type="string" table:style-name="ce32">
            <text:p>38 Waste coll,disposal act.</text:p>
          </table:table-cell>
          <table:table-cell table:number-columns-repeated="16373"/>
        </table:table-row>
        <table:table-row table:style-name="ro5">
          <table:table-cell table:style-name="ce45"/>
          <table:table-cell table:style-name="ce35"/>
          <table:table-cell table:number-columns-repeated="6" table:style-name="ce90"/>
          <table:table-cell table:style-name="ce91"/>
          <table:table-cell table:style-name="ce63"/>
          <table:table-cell table:style-name="ce98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348">
            <text:p>6 Banskobystrický kraj</text:p>
          </table:table-cell>
          <table:covered-table-cell/>
          <table:table-cell table:number-columns-repeated="6" table:style-name="ce92"/>
          <table:table-cell table:style-name="ce93"/>
          <table:table-cell office:value-type="string" table:number-columns-spanned="2" table:number-rows-spanned="1" table:style-name="ce326">
            <text:p>6 Region of Banská Bystrica</text:p>
          </table:table-cell>
          <table:covered-table-cell/>
          <table:table-cell table:number-columns-repeated="16373"/>
        </table:table-row>
        <table:table-row table:style-name="ro8">
          <table:table-cell table:style-name="ce45"/>
          <table:table-cell table:style-name="ce56"/>
          <table:table-cell table:number-columns-repeated="6" table:style-name="ce92"/>
          <table:table-cell table:style-name="ce93"/>
          <table:table-cell table:style-name="ce94"/>
          <table:table-cell table:style-name="ce58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346">
            <text:p>Priemysel spolu <text:s/>(B C D E)</text:p>
          </table:table-cell>
          <table:covered-table-cell/>
          <table:table-cell office:value-type="float" office:value="37018" table:style-name="ce29">
            <text:p>37 018</text:p>
          </table:table-cell>
          <table:table-cell office:value-type="string" table:style-name="ce29">
            <text:p>-</text:p>
          </table:table-cell>
          <table:table-cell office:value-type="float" office:value="3031" table:formula="of:=[.E123]+[.E146]" table:style-name="ce29">
            <text:p>3 031</text:p>
          </table:table-cell>
          <table:table-cell office:value-type="float" office:value="24983" table:style-name="ce29">
            <text:p>24 983</text:p>
          </table:table-cell>
          <table:table-cell office:value-type="string" table:style-name="ce29">
            <text:p>-</text:p>
          </table:table-cell>
          <table:table-cell office:value-type="float" office:value="20495" table:style-name="ce29">
            <text:p>20 495</text:p>
          </table:table-cell>
          <table:table-cell office:value-type="float" office:value="447647" table:formula="of:=[.I123]+[.I146]+[.I148]+[.I121]" table:style-name="ce59">
            <text:p>447 647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3"/>
        </table:table-row>
        <table:table-row table:style-name="ro11">
          <table:table-cell office:value-type="string" table:style-name="ce35">
            <text:p>B</text:p>
          </table:table-cell>
          <table:table-cell office:value-type="string" table:style-name="ce32">
            <text:p>Ťažba a dobývanie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" table:style-name="ce29">
            <text:p>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" table:style-name="ce59">
            <text:p>2</text:p>
          </table:table-cell>
          <table:table-cell office:value-type="string" table:style-name="ce52">
            <text:p>B</text:p>
          </table:table-cell>
          <table:table-cell office:value-type="string" table:style-name="ce32">
            <text:p>Mining and quarrying</text:p>
          </table:table-cell>
          <table:table-cell table:number-columns-repeated="16373"/>
        </table:table-row>
        <table:table-row table:style-name="ro11">
          <table:table-cell table:style-name="ce35"/>
          <table:table-cell office:value-type="string" table:style-name="ce32">
            <text:p>07 Dobývanie kovových rú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" table:style-name="ce29">
            <text:p>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" table:style-name="ce59">
            <text:p>2</text:p>
          </table:table-cell>
          <table:table-cell table:style-name="ce52"/>
          <table:table-cell office:value-type="string" table:style-name="ce32">
            <text:p>07 Mining of metal ores</text:p>
          </table:table-cell>
          <table:table-cell table:number-columns-repeated="16373"/>
        </table:table-row>
        <table:table-row table:style-name="ro6">
          <table:table-cell office:value-type="string" table:style-name="ce45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37018" table:formula="of:=[.C140]+[.C139]" table:style-name="ce29">
            <text:p>37 018</text:p>
          </table:table-cell>
          <table:table-cell office:value-type="string" table:style-name="ce29">
            <text:p>-</text:p>
          </table:table-cell>
          <table:table-cell office:value-type="float" office:value="2" table:style-name="ce29">
            <text:p>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0495" table:formula="of:=[.H139]+[.H140]" table:style-name="ce29">
            <text:p>20 495</text:p>
          </table:table-cell>
          <table:table-cell office:value-type="float" office:value="60813" table:formula="of:=[.I124]+[.I137]+[.I138]+[.I139]+[.I141]+[.I142]+[.I143]+[.I144]" table:style-name="ce59">
            <text:p>60 813</text:p>
          </table:table-cell>
          <table:table-cell office:value-type="string" table:style-name="ce63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10 Výroba potravín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5866" table:style-name="ce59">
            <text:p>15 866</text:p>
          </table:table-cell>
          <table:table-cell table:style-name="ce63"/>
          <table:table-cell office:value-type="string" table:style-name="ce32">
            <text:p>10 Manuf.of food products</text:p>
          </table:table-cell>
          <table:table-cell table:number-columns-repeated="16373"/>
        </table:table-row>
        <table:table-row table:number-rows-repeated="3" table:style-name="ro6">
          <table:table-cell table:style-name="ce45"/>
          <table:table-cell table:style-name="ce32"/>
          <table:table-cell table:number-columns-repeated="6" table:style-name="ce31"/>
          <table:table-cell table:style-name="ce73"/>
          <table:table-cell table:style-name="ce63"/>
          <table:table-cell table:style-name="ce32"/>
          <table:table-cell table:number-columns-repeated="16373"/>
        </table:table-row>
        <table:table-row table:style-name="ro3">
          <table:table-cell office:value-type="string" table:number-columns-spanned="9" table:number-rows-spanned="1" table:style-name="ce319">
            <text:p>Tab. č. 2-2. Spotreba vybraných druhov tuhých palív v priemysle v tonách - podľa krajov za rok 2020</text:p>
          </table:table-cell>
          <table:covered-table-cell table:number-columns-repeated="8"/>
          <table:table-cell table:style-name="ce57"/>
          <table:table-cell table:style-name="ce74"/>
          <table:table-cell table:number-columns-repeated="16373" table:style-name="ce75"/>
        </table:table-row>
        <table:table-row table:style-name="ro3">
          <table:table-cell office:value-type="string" table:style-name="ce95">
            <text:p><text:s text:c="3"/>Consumption of Selected Solid Fuels in Industry in Tons - by Regions in 2020</text:p>
          </table:table-cell>
          <table:table-cell table:number-columns-repeated="7" table:style-name="ce96"/>
          <table:table-cell table:style-name="ce40"/>
          <table:table-cell table:style-name="ce57"/>
          <table:table-cell table:style-name="ce74"/>
          <table:table-cell table:number-columns-repeated="16373"/>
        </table:table-row>
        <table:table-row table:style-name="ro3">
          <table:table-cell table:style-name="ce39"/>
          <table:table-cell table:style-name="ce76"/>
          <table:table-cell table:number-columns-repeated="6" table:style-name="ce77"/>
          <table:table-cell table:style-name="ce78"/>
          <table:table-cell table:style-name="ce57"/>
          <table:table-cell table:style-name="ce74"/>
          <table:table-cell table:number-columns-repeated="16373"/>
        </table:table-row>
        <table:table-row table:style-name="ro3">
          <table:table-cell office:value-type="string" table:number-columns-spanned="2" table:number-rows-spanned="1" table:style-name="ce330">
            <text:p>3. pokračovanie</text:p>
          </table:table-cell>
          <table:covered-table-cell/>
          <table:table-cell table:number-columns-repeated="6" table:style-name="ce79"/>
          <table:table-cell table:style-name="ce80"/>
          <table:table-cell table:style-name="ce81"/>
          <table:table-cell office:value-type="string" table:style-name="ce82">
            <text:p>3rd continuation</text:p>
          </table:table-cell>
          <table:table-cell table:number-columns-repeated="16373"/>
        </table:table-row>
        <table:table-row table:style-name="ro4">
          <table:table-cell table:style-name="ce45"/>
          <table:table-cell table:style-name="ce83"/>
          <table:table-cell office:value-type="string" table:number-columns-spanned="1" table:number-rows-spanned="2" table:style-name="ce308">
            <text:p>Antracit</text:p>
          </table:table-cell>
          <table:table-cell office:value-type="string" table:number-columns-spanned="2" table:number-rows-spanned="1" table:style-name="ce369">
            <text:p>Čierne uhlie</text:p>
          </table:table-cell>
          <table:covered-table-cell/>
          <table:table-cell office:value-type="string" table:number-columns-spanned="1" table:number-rows-spanned="2" table:style-name="ce308">
            <text:p>Hnedé uhlie a lignit</text:p>
          </table:table-cell>
          <table:table-cell office:value-type="string" table:number-columns-spanned="1" table:number-rows-spanned="2" table:style-name="ce306">
            <text:p>Hnedouhoľné a rašelinové brikety<text:s/></text:p>
          </table:table-cell>
          <table:table-cell office:value-type="string" table:number-columns-spanned="1" table:number-rows-spanned="2" table:style-name="ce308">
            <text:p>Koks čiernouhoľný<text:s text:c="2"/></text:p>
          </table:table-cell>
          <table:table-cell office:value-type="string" table:number-columns-spanned="1" table:number-rows-spanned="2" table:style-name="ce324">
            <text:p>Palivové drevo</text:p>
          </table:table-cell>
          <table:table-cell table:style-name="ce24"/>
          <table:table-cell table:style-name="ce43"/>
          <table:table-cell table:number-columns-repeated="16373"/>
        </table:table-row>
        <table:table-row table:style-name="ro4">
          <table:table-cell table:style-name="ce45"/>
          <table:table-cell table:style-name="ce6"/>
          <table:covered-table-cell/>
          <table:table-cell office:value-type="string" table:number-columns-spanned="2" table:number-rows-spanned="1" table:style-name="ce370">
            <text:p>Hard Coal</text:p>
          </table:table-cell>
          <table:covered-table-cell/>
          <table:covered-table-cell/>
          <table:covered-table-cell/>
          <table:covered-table-cell/>
          <table:covered-table-cell/>
          <table:table-cell table:style-name="ce84"/>
          <table:table-cell table:style-name="ce47"/>
          <table:table-cell table:number-columns-repeated="16373"/>
        </table:table-row>
        <table:table-row table:style-name="ro4">
          <table:table-cell table:style-name="ce45"/>
          <table:table-cell table:style-name="ce8"/>
          <table:table-cell office:value-type="string" table:number-columns-spanned="1" table:number-rows-spanned="2" table:style-name="ce373">
            <text:p>Antracite</text:p>
          </table:table-cell>
          <table:table-cell office:value-type="string" table:style-name="ce27">
            <text:p>koksovateľné</text:p>
          </table:table-cell>
          <table:table-cell office:value-type="string" table:style-name="ce28">
            <text:p>ostatné</text:p>
          </table:table-cell>
          <table:table-cell office:value-type="string" table:number-columns-spanned="1" table:number-rows-spanned="2" table:style-name="ce371">
            <text:p>Brown Coal and Lignite<text:s/></text:p>
          </table:table-cell>
          <table:table-cell office:value-type="string" table:number-columns-spanned="1" table:number-rows-spanned="2" table:style-name="ce371">
            <text:p>Brown Coal and Peat Briquettes</text:p>
          </table:table-cell>
          <table:table-cell office:value-type="string" table:number-columns-spanned="1" table:number-rows-spanned="2" table:style-name="ce371">
            <text:p>Hard Coal Coke</text:p>
          </table:table-cell>
          <table:table-cell office:value-type="string" table:number-columns-spanned="1" table:number-rows-spanned="2" table:style-name="ce374">
            <text:p>Wood</text:p>
          </table:table-cell>
          <table:table-cell table:style-name="ce20"/>
          <table:table-cell table:style-name="ce47"/>
          <table:table-cell table:number-columns-repeated="16373"/>
        </table:table-row>
        <table:table-row table:style-name="ro4">
          <table:table-cell table:style-name="ce48"/>
          <table:table-cell table:style-name="ce12"/>
          <table:covered-table-cell/>
          <table:table-cell office:value-type="string" table:style-name="ce13">
            <text:p>Coking</text:p>
          </table:table-cell>
          <table:table-cell office:value-type="string" table:style-name="ce14">
            <text:p>Other</text:p>
          </table:table-cell>
          <table:covered-table-cell/>
          <table:covered-table-cell/>
          <table:covered-table-cell/>
          <table:covered-table-cell/>
          <table:table-cell table:style-name="ce85"/>
          <table:table-cell table:style-name="ce48"/>
          <table:table-cell table:number-columns-repeated="16373"/>
        </table:table-row>
        <table:table-row table:style-name="ro12">
          <table:table-cell table:style-name="ce45"/>
          <table:table-cell table:style-name="ce8"/>
          <table:table-cell table:style-name="ce34"/>
          <table:table-cell table:style-name="ce86"/>
          <table:table-cell table:style-name="ce19"/>
          <table:table-cell table:style-name="ce33"/>
          <table:table-cell table:style-name="ce20"/>
          <table:table-cell table:style-name="ce33"/>
          <table:table-cell table:style-name="ce87"/>
          <table:table-cell table:style-name="ce20"/>
          <table:table-cell table:style-name="ce47"/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16 Spracovanie drev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1709" table:style-name="ce59">
            <text:p>31 709</text:p>
          </table:table-cell>
          <table:table-cell table:style-name="ce63"/>
          <table:table-cell office:value-type="string" table:style-name="ce32">
            <text:p>16 Manufacture of wood</text:p>
          </table:table-cell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20 Výroba chemikálií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28" table:style-name="ce59">
            <text:p>128</text:p>
          </table:table-cell>
          <table:table-cell table:style-name="ce63"/>
          <table:table-cell office:value-type="string" table:style-name="ce32">
            <text:p>20 Manufacture of chemicals</text:p>
          </table:table-cell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23 Výroba ost.nekov.výr.</text:p>
          </table:table-cell>
          <table:table-cell office:value-type="float" office:value="32776" table:style-name="ce29">
            <text:p>32 77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8572" table:style-name="ce29">
            <text:p>18 572</text:p>
          </table:table-cell>
          <table:table-cell office:value-type="float" office:value="97" table:style-name="ce59">
            <text:p>97</text:p>
          </table:table-cell>
          <table:table-cell table:style-name="ce63"/>
          <table:table-cell office:value-type="string" table:style-name="ce32">
            <text:p>23 Manuf.of oth.non-met.pr.</text:p>
          </table:table-cell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24 Výroba,spracovanie kovov</text:p>
          </table:table-cell>
          <table:table-cell office:value-type="float" office:value="4242" table:style-name="ce29">
            <text:p>4 242</text:p>
          </table:table-cell>
          <table:table-cell office:value-type="string" table:style-name="ce29">
            <text:p>-</text:p>
          </table:table-cell>
          <table:table-cell office:value-type="float" office:value="2" table:style-name="ce29">
            <text:p>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923" table:style-name="ce29">
            <text:p>1 923</text:p>
          </table:table-cell>
          <table:table-cell office:value-type="string" table:style-name="ce59">
            <text:p>-</text:p>
          </table:table-cell>
          <table:table-cell table:style-name="ce63"/>
          <table:table-cell office:value-type="string" table:style-name="ce32">
            <text:p>24 Manuf.of basic metals</text:p>
          </table:table-cell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25 Výroba kov.konštrukcií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65" table:style-name="ce59">
            <text:p>65</text:p>
          </table:table-cell>
          <table:table-cell table:style-name="ce63"/>
          <table:table-cell office:value-type="string" table:style-name="ce32">
            <text:p>25 Manu.of fabric.met.prod.</text:p>
          </table:table-cell>
          <table:table-cell table:number-columns-repeated="16373"/>
        </table:table-row>
        <table:table-row table:style-name="ro3">
          <table:table-cell table:style-name="ce45"/>
          <table:table-cell office:value-type="string" table:style-name="ce32">
            <text:p>27 Výroba elektrických zar.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92" table:style-name="ce59">
            <text:p>92</text:p>
          </table:table-cell>
          <table:table-cell table:style-name="ce63"/>
          <table:table-cell office:value-type="string" table:style-name="ce32">
            <text:p>27 Manuf.of elec.equipment</text:p>
          </table:table-cell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28 Výroba strojov a zar.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9531" table:style-name="ce59">
            <text:p>9 531</text:p>
          </table:table-cell>
          <table:table-cell table:style-name="ce63"/>
          <table:table-cell office:value-type="string" table:style-name="ce32">
            <text:p>28 Manu.of machinery n.e.c.</text:p>
          </table:table-cell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31 Výroba nábytk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325" table:style-name="ce59">
            <text:p>3 325</text:p>
          </table:table-cell>
          <table:table-cell table:style-name="ce63"/>
          <table:table-cell office:value-type="string" table:style-name="ce32">
            <text:p>31 Manufacture of furniture</text:p>
          </table:table-cell>
          <table:table-cell table:number-columns-repeated="16373"/>
        </table:table-row>
        <table:table-row table:style-name="ro8">
          <table:table-cell table:style-name="ce45"/>
          <table:table-cell table:style-name="ce32"/>
          <table:table-cell table:number-columns-repeated="6" table:style-name="ce29"/>
          <table:table-cell table:style-name="ce59"/>
          <table:table-cell table:style-name="ce63"/>
          <table:table-cell table:style-name="ce32"/>
          <table:table-cell table:number-columns-repeated="16373"/>
        </table:table-row>
        <table:table-row table:style-name="ro3">
          <table:table-cell office:value-type="string" table:style-name="ce45">
            <text:p>D</text:p>
          </table:table-cell>
          <table:table-cell office:value-type="string" table:style-name="ce32">
            <text:p>Dod.elektriny,plynu,par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029" table:style-name="ce29">
            <text:p>3 029</text:p>
          </table:table-cell>
          <table:table-cell office:value-type="float" office:value="24922" table:style-name="ce29">
            <text:p>24 92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86795" table:style-name="ce59">
            <text:p>386 795</text:p>
          </table:table-cell>
          <table:table-cell office:value-type="string" table:style-name="ce63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3" table:style-name="ce39"/>
        </table:table-row>
        <table:table-row table:style-name="ro3">
          <table:table-cell table:style-name="ce45"/>
          <table:table-cell office:value-type="string" table:style-name="ce32">
            <text:p>35 Dod.elektr,plynu,par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029" table:style-name="ce29">
            <text:p>3 029</text:p>
          </table:table-cell>
          <table:table-cell office:value-type="float" office:value="24922" table:style-name="ce29">
            <text:p>24 92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86795" table:style-name="ce59">
            <text:p>386 795</text:p>
          </table:table-cell>
          <table:table-cell table:style-name="ce63"/>
          <table:table-cell office:value-type="string" table:style-name="ce32">
            <text:p>35 Electr,gas,steam supply</text:p>
          </table:table-cell>
          <table:table-cell table:number-columns-repeated="16373" table:style-name="ce39"/>
        </table:table-row>
        <table:table-row table:style-name="ro6">
          <table:table-cell office:value-type="string" table:style-name="ce45">
            <text:p>E</text:p>
          </table:table-cell>
          <table:table-cell office:value-type="string" table:style-name="ce32">
            <text:p>Dodávka vod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60" table:style-name="ce29">
            <text:p>6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7" table:style-name="ce59">
            <text:p>37</text:p>
          </table:table-cell>
          <table:table-cell office:value-type="string" table:style-name="ce63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36 Zber,úprava,dodávka vod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60" table:style-name="ce29">
            <text:p>6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7" table:style-name="ce59">
            <text:p>37</text:p>
          </table:table-cell>
          <table:table-cell table:style-name="ce63"/>
          <table:table-cell office:value-type="string" table:style-name="ce32">
            <text:p>36 Water coll,treatm,supply</text:p>
          </table:table-cell>
          <table:table-cell table:number-columns-repeated="16373"/>
        </table:table-row>
        <table:table-row table:style-name="ro6">
          <table:table-cell table:style-name="ce45"/>
          <table:table-cell table:style-name="ce32"/>
          <table:table-cell table:number-columns-repeated="6" table:style-name="ce29"/>
          <table:table-cell table:style-name="ce59"/>
          <table:table-cell table:style-name="ce63"/>
          <table:table-cell table:style-name="ce32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348">
            <text:p>7 Prešovský kraj</text:p>
          </table:table-cell>
          <table:covered-table-cell/>
          <table:table-cell table:number-columns-repeated="6" table:style-name="ce92"/>
          <table:table-cell table:style-name="ce93"/>
          <table:table-cell office:value-type="string" table:number-columns-spanned="2" table:number-rows-spanned="1" table:style-name="ce326">
            <text:p>7 Region of Prešov</text:p>
          </table:table-cell>
          <table:covered-table-cell/>
          <table:table-cell table:number-columns-repeated="16373"/>
        </table:table-row>
        <table:table-row table:style-name="ro12">
          <table:table-cell table:style-name="ce56"/>
          <table:table-cell table:style-name="ce60"/>
          <table:table-cell table:number-columns-repeated="6" table:style-name="ce92"/>
          <table:table-cell table:style-name="ce93"/>
          <table:table-cell table:style-name="ce99"/>
          <table:table-cell table:style-name="ce61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346">
            <text:p>Priemysel spolu (B C D E)</text:p>
          </table:table-cell>
          <table:covered-table-cell/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5242" table:formula="of:=[.E176]" table:style-name="ce29">
            <text:p>25 242</text:p>
          </table:table-cell>
          <table:table-cell office:value-type="float" office:value="119069" table:formula="of:=[.F176]" table:style-name="ce29">
            <text:p>119 069</text:p>
          </table:table-cell>
          <table:table-cell office:value-type="string" table:style-name="ce29">
            <text:p>-</text:p>
          </table:table-cell>
          <table:table-cell office:value-type="float" office:value="52" table:formula="of:=[.H176]" table:style-name="ce29">
            <text:p>52</text:p>
          </table:table-cell>
          <table:table-cell office:value-type="float" office:value="213365" table:formula="of:=[.I155]+[.I176]" table:style-name="ce59">
            <text:p>213 365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3"/>
        </table:table-row>
        <table:table-row table:style-name="ro8">
          <table:table-cell table:style-name="ce35"/>
          <table:table-cell table:style-name="ce60"/>
          <table:table-cell table:number-columns-repeated="6" table:style-name="ce29"/>
          <table:table-cell table:style-name="ce59"/>
          <table:table-cell table:style-name="ce52"/>
          <table:table-cell table:style-name="ce61"/>
          <table:table-cell table:number-columns-repeated="16373"/>
        </table:table-row>
        <table:table-row table:style-name="ro3">
          <table:table-cell office:value-type="string" table:style-name="ce45">
            <text:p>C</text:p>
          </table:table-cell>
          <table:table-cell office:value-type="string" table:style-name="ce32">
            <text:p>Priemyselná výrob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81531" table:formula="of:=[.I156]+[.I157]+[.I158]+[.I159]+[.I160]+[.I161]+[.I162]+[.I163]+[.I164]+[.I165]" table:style-name="ce59">
            <text:p>81 531</text:p>
          </table:table-cell>
          <table:table-cell office:value-type="string" table:style-name="ce89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3"/>
        </table:table-row>
        <table:table-row table:style-name="ro3">
          <table:table-cell table:style-name="ce45"/>
          <table:table-cell office:value-type="string" table:style-name="ce32">
            <text:p>10 Výroba potravín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4040" table:style-name="ce59">
            <text:p>4 040</text:p>
          </table:table-cell>
          <table:table-cell table:style-name="ce88"/>
          <table:table-cell office:value-type="string" table:style-name="ce32">
            <text:p>10 Manuf.of food products</text:p>
          </table:table-cell>
          <table:table-cell table:number-columns-repeated="16373"/>
        </table:table-row>
        <table:table-row table:style-name="ro3">
          <table:table-cell table:style-name="ce45"/>
          <table:table-cell office:value-type="string" table:style-name="ce32">
            <text:p>13 Výroba textil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" table:style-name="ce59">
            <text:p>1</text:p>
          </table:table-cell>
          <table:table-cell table:style-name="ce88"/>
          <table:table-cell office:value-type="string" table:style-name="ce32">
            <text:p>13 Manufacture of textiles</text:p>
          </table:table-cell>
          <table:table-cell table:number-columns-repeated="16373"/>
        </table:table-row>
        <table:table-row table:style-name="ro3">
          <table:table-cell table:style-name="ce45"/>
          <table:table-cell office:value-type="string" table:style-name="ce32">
            <text:p>16 Spracovanie drev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605" table:style-name="ce59">
            <text:p>3 605</text:p>
          </table:table-cell>
          <table:table-cell table:style-name="ce88"/>
          <table:table-cell office:value-type="string" table:style-name="ce32">
            <text:p>16 Manufacture of wood</text:p>
          </table:table-cell>
          <table:table-cell table:number-columns-repeated="16373"/>
        </table:table-row>
        <table:table-row table:style-name="ro3">
          <table:table-cell table:style-name="ce45"/>
          <table:table-cell office:value-type="string" table:style-name="ce32">
            <text:p>17 Výroba papier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68306" table:style-name="ce59">
            <text:p>68 306</text:p>
          </table:table-cell>
          <table:table-cell table:style-name="ce88"/>
          <table:table-cell office:value-type="string" table:style-name="ce32">
            <text:p>17 Manufacture of paper</text:p>
          </table:table-cell>
          <table:table-cell table:number-columns-repeated="16373"/>
        </table:table-row>
        <table:table-row table:style-name="ro3">
          <table:table-cell table:style-name="ce45"/>
          <table:table-cell office:value-type="string" table:style-name="ce32">
            <text:p>23 Výroba ost.nekov.výr.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" table:style-name="ce59">
            <text:p>3</text:p>
          </table:table-cell>
          <table:table-cell table:style-name="ce88"/>
          <table:table-cell office:value-type="string" table:style-name="ce32">
            <text:p>23 Manuf.of oth.non-met.pr.</text:p>
          </table:table-cell>
          <table:table-cell table:number-columns-repeated="16373"/>
        </table:table-row>
        <table:table-row table:style-name="ro3">
          <table:table-cell table:style-name="ce45"/>
          <table:table-cell office:value-type="string" table:style-name="ce32">
            <text:p>25 Výroba kov.konštrukcií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48" table:style-name="ce59">
            <text:p>148</text:p>
          </table:table-cell>
          <table:table-cell table:style-name="ce88"/>
          <table:table-cell office:value-type="string" table:style-name="ce32">
            <text:p>25 Manu.of fabric.met.prod.</text:p>
          </table:table-cell>
          <table:table-cell table:number-columns-repeated="16373"/>
        </table:table-row>
        <table:table-row table:style-name="ro3">
          <table:table-cell table:style-name="ce45"/>
          <table:table-cell office:value-type="string" table:style-name="ce32">
            <text:p>28 Výroba strojov a zar.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663" table:style-name="ce59">
            <text:p>3 663</text:p>
          </table:table-cell>
          <table:table-cell table:style-name="ce88"/>
          <table:table-cell office:value-type="string" table:style-name="ce32">
            <text:p>28 Manu.of machinery n.e.c.</text:p>
          </table:table-cell>
          <table:table-cell table:number-columns-repeated="16373"/>
        </table:table-row>
        <table:table-row table:style-name="ro3">
          <table:table-cell table:style-name="ce45"/>
          <table:table-cell office:value-type="string" table:style-name="ce32">
            <text:p>29 Výroba motor.vozidiel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1" table:style-name="ce59">
            <text:p>21</text:p>
          </table:table-cell>
          <table:table-cell table:style-name="ce88"/>
          <table:table-cell office:value-type="string" table:style-name="ce32">
            <text:p>29 Manuf.of mot.vehicles</text:p>
          </table:table-cell>
          <table:table-cell table:number-columns-repeated="16373"/>
        </table:table-row>
        <table:table-row table:style-name="ro3">
          <table:table-cell table:style-name="ce45"/>
          <table:table-cell office:value-type="string" table:style-name="ce32">
            <text:p>31 Výroba nábytk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688" table:style-name="ce59">
            <text:p>1 688</text:p>
          </table:table-cell>
          <table:table-cell table:style-name="ce62"/>
          <table:table-cell office:value-type="string" table:style-name="ce32">
            <text:p>31 Manufacture of furniture</text:p>
          </table:table-cell>
          <table:table-cell table:number-columns-repeated="16373"/>
        </table:table-row>
        <table:table-row table:style-name="ro3">
          <table:table-cell table:style-name="ce45"/>
          <table:table-cell office:value-type="string" table:style-name="ce32">
            <text:p>33 Oprava a inštal.strojov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56" table:style-name="ce59">
            <text:p>56</text:p>
          </table:table-cell>
          <table:table-cell table:style-name="ce62"/>
          <table:table-cell office:value-type="string" table:style-name="ce32">
            <text:p>33 Repair,instal.of machin.</text:p>
          </table:table-cell>
          <table:table-cell table:number-columns-repeated="16373"/>
        </table:table-row>
        <table:table-row table:style-name="ro3">
          <table:table-cell table:style-name="ce45"/>
          <table:table-cell table:style-name="ce32"/>
          <table:table-cell table:number-columns-repeated="6" table:style-name="ce31"/>
          <table:table-cell table:style-name="ce73"/>
          <table:table-cell table:style-name="ce62"/>
          <table:table-cell table:style-name="ce32"/>
          <table:table-cell table:number-columns-repeated="16373"/>
        </table:table-row>
        <table:table-row table:style-name="ro2">
          <table:table-cell office:value-type="string" table:number-columns-spanned="9" table:number-rows-spanned="1" table:style-name="ce319">
            <text:p>Tab. č. 2-2. Spotreba vybraných druhov tuhých palív v priemysle v tonách - podľa krajov za rok 2020</text:p>
          </table:table-cell>
          <table:covered-table-cell table:number-columns-repeated="8"/>
          <table:table-cell table:style-name="ce57"/>
          <table:table-cell table:style-name="ce74"/>
          <table:table-cell table:number-columns-repeated="16373" table:style-name="ce75"/>
        </table:table-row>
        <table:table-row table:style-name="ro2">
          <table:table-cell office:value-type="string" table:style-name="ce95">
            <text:p><text:s text:c="3"/>Consumption of Selected Solid Fuels in Industry in Tons - by Regions in 2020</text:p>
          </table:table-cell>
          <table:table-cell table:number-columns-repeated="7" table:style-name="ce96"/>
          <table:table-cell table:style-name="ce40"/>
          <table:table-cell table:style-name="ce57"/>
          <table:table-cell table:style-name="ce74"/>
          <table:table-cell table:number-columns-repeated="16373"/>
        </table:table-row>
        <table:table-row table:style-name="ro7">
          <table:table-cell table:style-name="ce39"/>
          <table:table-cell table:style-name="ce76"/>
          <table:table-cell table:number-columns-repeated="6" table:style-name="ce77"/>
          <table:table-cell table:style-name="ce78"/>
          <table:table-cell table:style-name="ce57"/>
          <table:table-cell table:style-name="ce74"/>
          <table:table-cell table:number-columns-repeated="16373"/>
        </table:table-row>
        <table:table-row table:style-name="ro7">
          <table:table-cell office:value-type="string" table:number-columns-spanned="2" table:number-rows-spanned="1" table:style-name="ce330">
            <text:p>dokončenie</text:p>
          </table:table-cell>
          <table:covered-table-cell/>
          <table:table-cell table:number-columns-repeated="6" table:style-name="ce79"/>
          <table:table-cell table:style-name="ce80"/>
          <table:table-cell table:style-name="ce81"/>
          <table:table-cell office:value-type="string" table:style-name="ce82">
            <text:p>End of table</text:p>
          </table:table-cell>
          <table:table-cell table:number-columns-repeated="16373"/>
        </table:table-row>
        <table:table-row table:style-name="ro4">
          <table:table-cell table:style-name="ce45"/>
          <table:table-cell table:style-name="ce83"/>
          <table:table-cell office:value-type="string" table:number-columns-spanned="1" table:number-rows-spanned="2" table:style-name="ce308">
            <text:p>Antracit</text:p>
          </table:table-cell>
          <table:table-cell office:value-type="string" table:number-columns-spanned="2" table:number-rows-spanned="1" table:style-name="ce369">
            <text:p>Čierne uhlie</text:p>
          </table:table-cell>
          <table:covered-table-cell/>
          <table:table-cell office:value-type="string" table:number-columns-spanned="1" table:number-rows-spanned="2" table:style-name="ce308">
            <text:p>Hnedé uhlie a lignit</text:p>
          </table:table-cell>
          <table:table-cell office:value-type="string" table:number-columns-spanned="1" table:number-rows-spanned="2" table:style-name="ce306">
            <text:p>Hnedouhoľné a rašelinové brikety<text:s/></text:p>
          </table:table-cell>
          <table:table-cell office:value-type="string" table:number-columns-spanned="1" table:number-rows-spanned="2" table:style-name="ce308">
            <text:p>Koks čiernouhoľný<text:s text:c="2"/></text:p>
          </table:table-cell>
          <table:table-cell office:value-type="string" table:number-columns-spanned="1" table:number-rows-spanned="2" table:style-name="ce324">
            <text:p>Palivové drevo</text:p>
          </table:table-cell>
          <table:table-cell table:style-name="ce24"/>
          <table:table-cell table:style-name="ce43"/>
          <table:table-cell table:number-columns-repeated="16373"/>
        </table:table-row>
        <table:table-row table:style-name="ro4">
          <table:table-cell table:style-name="ce45"/>
          <table:table-cell table:style-name="ce6"/>
          <table:covered-table-cell/>
          <table:table-cell office:value-type="string" table:number-columns-spanned="2" table:number-rows-spanned="1" table:style-name="ce370">
            <text:p>Hard Coal</text:p>
          </table:table-cell>
          <table:covered-table-cell/>
          <table:covered-table-cell/>
          <table:covered-table-cell/>
          <table:covered-table-cell/>
          <table:covered-table-cell/>
          <table:table-cell table:style-name="ce84"/>
          <table:table-cell table:style-name="ce47"/>
          <table:table-cell table:number-columns-repeated="16373"/>
        </table:table-row>
        <table:table-row table:style-name="ro4">
          <table:table-cell table:style-name="ce45"/>
          <table:table-cell table:style-name="ce8"/>
          <table:table-cell office:value-type="string" table:number-columns-spanned="1" table:number-rows-spanned="2" table:style-name="ce373">
            <text:p>Antracite</text:p>
          </table:table-cell>
          <table:table-cell office:value-type="string" table:style-name="ce27">
            <text:p>koksovateľné</text:p>
          </table:table-cell>
          <table:table-cell office:value-type="string" table:style-name="ce28">
            <text:p>ostatné</text:p>
          </table:table-cell>
          <table:table-cell office:value-type="string" table:number-columns-spanned="1" table:number-rows-spanned="2" table:style-name="ce371">
            <text:p>Brown Coal and Lignite<text:s/></text:p>
          </table:table-cell>
          <table:table-cell office:value-type="string" table:number-columns-spanned="1" table:number-rows-spanned="2" table:style-name="ce371">
            <text:p>Brown Coal and Peat Briquettes</text:p>
          </table:table-cell>
          <table:table-cell office:value-type="string" table:number-columns-spanned="1" table:number-rows-spanned="2" table:style-name="ce371">
            <text:p>Hard Coal Coke</text:p>
          </table:table-cell>
          <table:table-cell office:value-type="string" table:number-columns-spanned="1" table:number-rows-spanned="2" table:style-name="ce374">
            <text:p>Wood</text:p>
          </table:table-cell>
          <table:table-cell table:style-name="ce20"/>
          <table:table-cell table:style-name="ce47"/>
          <table:table-cell table:number-columns-repeated="16373"/>
        </table:table-row>
        <table:table-row table:style-name="ro4">
          <table:table-cell table:style-name="ce48"/>
          <table:table-cell table:style-name="ce12"/>
          <table:covered-table-cell/>
          <table:table-cell office:value-type="string" table:style-name="ce13">
            <text:p>Coking</text:p>
          </table:table-cell>
          <table:table-cell office:value-type="string" table:style-name="ce14">
            <text:p>Other</text:p>
          </table:table-cell>
          <table:covered-table-cell/>
          <table:covered-table-cell/>
          <table:covered-table-cell/>
          <table:covered-table-cell/>
          <table:table-cell table:style-name="ce85"/>
          <table:table-cell table:style-name="ce48"/>
          <table:table-cell table:number-columns-repeated="16373"/>
        </table:table-row>
        <table:table-row table:style-name="ro6">
          <table:table-cell table:style-name="ce45"/>
          <table:table-cell table:style-name="ce8"/>
          <table:table-cell table:number-columns-repeated="6" table:style-name="ce100"/>
          <table:table-cell table:style-name="ce101"/>
          <table:table-cell table:style-name="ce102"/>
          <table:table-cell table:style-name="ce47"/>
          <table:table-cell table:number-columns-repeated="16373"/>
        </table:table-row>
        <table:table-row table:style-name="ro7">
          <table:table-cell office:value-type="string" table:style-name="ce45">
            <text:p>D</text:p>
          </table:table-cell>
          <table:table-cell office:value-type="string" table:style-name="ce32">
            <text:p>Dod.elektriny,plynu,par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5242" table:formula="of:=[.E177]+[.E178]" table:style-name="ce29">
            <text:p>25 242</text:p>
          </table:table-cell>
          <table:table-cell office:value-type="float" office:value="119069" table:formula="of:=[.F177]+[.F178]" table:style-name="ce29">
            <text:p>119 069</text:p>
          </table:table-cell>
          <table:table-cell office:value-type="string" table:style-name="ce29">
            <text:p>-</text:p>
          </table:table-cell>
          <table:table-cell office:value-type="float" office:value="52" table:style-name="ce29">
            <text:p>52</text:p>
          </table:table-cell>
          <table:table-cell office:value-type="float" office:value="131834" table:style-name="ce59">
            <text:p>131 834</text:p>
          </table:table-cell>
          <table:table-cell office:value-type="string" table:style-name="ce62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3"/>
        </table:table-row>
        <table:table-row table:style-name="ro7">
          <table:table-cell table:style-name="ce45"/>
          <table:table-cell office:value-type="string" table:style-name="ce32">
            <text:p>35 Dod.elektr,plynu,par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5168" table:style-name="ce29">
            <text:p>25 168</text:p>
          </table:table-cell>
          <table:table-cell office:value-type="float" office:value="119059" table:style-name="ce29">
            <text:p>119 05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31834" table:style-name="ce59">
            <text:p>131 834</text:p>
          </table:table-cell>
          <table:table-cell table:style-name="ce62"/>
          <table:table-cell office:value-type="string" table:style-name="ce32">
            <text:p>35 Electr,gas,steam supply</text:p>
          </table:table-cell>
          <table:table-cell table:number-columns-repeated="16373"/>
        </table:table-row>
        <table:table-row table:style-name="ro7">
          <table:table-cell table:style-name="ce45"/>
          <table:table-cell office:value-type="string" table:style-name="ce32">
            <text:p>36 Zber,úprava,dodávka vody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float" office:value="74" table:style-name="ce103">
            <text:p>74</text:p>
          </table:table-cell>
          <table:table-cell office:value-type="float" office:value="10" table:style-name="ce103">
            <text:p>10</text:p>
          </table:table-cell>
          <table:table-cell office:value-type="string" table:style-name="ce103">
            <text:p>-</text:p>
          </table:table-cell>
          <table:table-cell office:value-type="float" office:value="52" table:style-name="ce103">
            <text:p>52</text:p>
          </table:table-cell>
          <table:table-cell office:value-type="string" table:style-name="ce104">
            <text:p>-</text:p>
          </table:table-cell>
          <table:table-cell table:style-name="ce105"/>
          <table:table-cell office:value-type="string" table:style-name="ce32">
            <text:p>36 Water coll,treatm,supply</text:p>
          </table:table-cell>
          <table:table-cell table:number-columns-repeated="16373"/>
        </table:table-row>
        <table:table-row table:style-name="ro7">
          <table:table-cell table:style-name="ce45"/>
          <table:table-cell office:value-type="string" table:style-name="ce32">
            <text:p><text:s text:c="2"/></text:p>
          </table:table-cell>
          <table:table-cell table:number-columns-repeated="6" table:style-name="ce100"/>
          <table:table-cell table:style-name="ce101"/>
          <table:table-cell table:style-name="ce102"/>
          <table:table-cell table:style-name="ce47"/>
          <table:table-cell table:number-columns-repeated="16373"/>
        </table:table-row>
        <table:table-row table:style-name="ro7">
          <table:table-cell office:value-type="string" table:number-columns-spanned="2" table:number-rows-spanned="1" table:style-name="ce348">
            <text:p>8 Košický kraj</text:p>
          </table:table-cell>
          <table:covered-table-cell/>
          <table:table-cell table:number-columns-repeated="6" table:style-name="ce70"/>
          <table:table-cell table:style-name="ce71"/>
          <table:table-cell office:value-type="string" table:number-columns-spanned="2" table:number-rows-spanned="1" table:style-name="ce326">
            <text:p>8 Region of Košice</text:p>
          </table:table-cell>
          <table:covered-table-cell/>
          <table:table-cell table:number-columns-repeated="16373"/>
        </table:table-row>
        <table:table-row table:style-name="ro12">
          <table:table-cell table:style-name="ce56"/>
          <table:table-cell table:style-name="ce60"/>
          <table:table-cell table:number-columns-repeated="6" table:style-name="ce70"/>
          <table:table-cell table:style-name="ce71"/>
          <table:table-cell table:style-name="ce99"/>
          <table:table-cell table:style-name="ce61"/>
          <table:table-cell table:number-columns-repeated="16373"/>
        </table:table-row>
        <table:table-row table:style-name="ro7">
          <table:table-cell office:value-type="string" table:number-columns-spanned="2" table:number-rows-spanned="1" table:style-name="ce346">
            <text:p>Priemysel spolu (B C D E)</text:p>
          </table:table-cell>
          <table:covered-table-cell/>
          <table:table-cell office:value-type="float" office:value="56591" table:style-name="ce29">
            <text:p>56 591</text:p>
          </table:table-cell>
          <table:table-cell office:value-type="float" office:value="1928020" table:formula="of:=[.D187]" table:style-name="ce29">
            <text:p>1 928 020</text:p>
          </table:table-cell>
          <table:table-cell office:value-type="float" office:value="368576" table:formula="of:=[.E187]+[.E196]" table:style-name="ce29">
            <text:p>368 576</text:p>
          </table:table-cell>
          <table:table-cell office:value-type="float" office:value="1021" table:formula="of:=[.F187]" table:style-name="ce29">
            <text:p>1 021</text:p>
          </table:table-cell>
          <table:table-cell office:value-type="string" table:style-name="ce29">
            <text:p>-</text:p>
          </table:table-cell>
          <table:table-cell office:value-type="float" office:value="1148707" table:formula="of:=[.H187]" table:style-name="ce29">
            <text:p>1 148 707</text:p>
          </table:table-cell>
          <table:table-cell office:value-type="float" office:value="54150" table:formula="of:=[.I184]+[.I187]+[.I196]" table:style-name="ce59">
            <text:p>54 150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3"/>
        </table:table-row>
        <table:table-row table:style-name="ro8">
          <table:table-cell table:style-name="ce35"/>
          <table:table-cell table:style-name="ce60"/>
          <table:table-cell table:number-columns-repeated="6" table:style-name="ce29"/>
          <table:table-cell table:style-name="ce59"/>
          <table:table-cell table:style-name="ce52"/>
          <table:table-cell table:style-name="ce61"/>
          <table:table-cell table:number-columns-repeated="16373"/>
        </table:table-row>
        <table:table-row table:style-name="ro7">
          <table:table-cell office:value-type="string" table:style-name="ce45">
            <text:p>B</text:p>
          </table:table-cell>
          <table:table-cell office:value-type="string" table:style-name="ce32">
            <text:p>Ťažba a dobývanie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61" table:formula="of:=[.I185]" table:style-name="ce59">
            <text:p>161</text:p>
          </table:table-cell>
          <table:table-cell office:value-type="string" table:style-name="ce62">
            <text:p>B</text:p>
          </table:table-cell>
          <table:table-cell office:value-type="string" table:style-name="ce32">
            <text:p>Mining and quarrying</text:p>
          </table:table-cell>
          <table:table-cell table:number-columns-repeated="16373"/>
        </table:table-row>
        <table:table-row table:style-name="ro7">
          <table:table-cell table:style-name="ce45"/>
          <table:table-cell office:value-type="string" table:style-name="ce32">
            <text:p>08 Iná ťažba a dobývanie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61" table:style-name="ce59">
            <text:p>161</text:p>
          </table:table-cell>
          <table:table-cell table:style-name="ce62"/>
          <table:table-cell office:value-type="string" table:style-name="ce32">
            <text:p>08 Oth.mining and quarrying</text:p>
          </table:table-cell>
          <table:table-cell table:number-columns-repeated="16373"/>
        </table:table-row>
        <table:table-row table:style-name="ro8">
          <table:table-cell table:style-name="ce45"/>
          <table:table-cell table:style-name="ce32"/>
          <table:table-cell table:number-columns-repeated="6" table:style-name="ce29"/>
          <table:table-cell table:style-name="ce59"/>
          <table:table-cell table:style-name="ce62"/>
          <table:table-cell table:style-name="ce32"/>
          <table:table-cell table:number-columns-repeated="16373"/>
        </table:table-row>
        <table:table-row table:style-name="ro7">
          <table:table-cell office:value-type="string" table:style-name="ce45">
            <text:p>C</text:p>
          </table:table-cell>
          <table:table-cell office:value-type="string" table:style-name="ce32">
            <text:p>Priemyselná výroba</text:p>
          </table:table-cell>
          <table:table-cell office:value-type="string" table:style-name="ce29">
            <text:p>-</text:p>
          </table:table-cell>
          <table:table-cell office:value-type="float" office:value="1928020" table:formula="of:=[.D192]" table:style-name="ce29">
            <text:p>1 928 020</text:p>
          </table:table-cell>
          <table:table-cell office:value-type="float" office:value="319578" table:formula="of:=[.E191]+[.E192]" table:style-name="ce29">
            <text:p>319 578</text:p>
          </table:table-cell>
          <table:table-cell office:value-type="float" office:value="1021" table:formula="of:=[.F189]+[.F191]" table:style-name="ce29">
            <text:p>1 021</text:p>
          </table:table-cell>
          <table:table-cell office:value-type="string" table:style-name="ce29">
            <text:p>-</text:p>
          </table:table-cell>
          <table:table-cell office:value-type="float" office:value="1148707" table:formula="of:=[.H192]" table:style-name="ce29">
            <text:p>1 148 707</text:p>
          </table:table-cell>
          <table:table-cell office:value-type="float" office:value="3690" table:formula="of:=[.I188]+[.I190]+[.I193]+[.I194]" table:style-name="ce59">
            <text:p>3 690</text:p>
          </table:table-cell>
          <table:table-cell office:value-type="string" table:style-name="ce62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3"/>
        </table:table-row>
        <table:table-row table:style-name="ro7">
          <table:table-cell table:style-name="ce45"/>
          <table:table-cell office:value-type="string" table:style-name="ce32">
            <text:p>10 Výroba potravín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297" table:style-name="ce59">
            <text:p>1 297</text:p>
          </table:table-cell>
          <table:table-cell table:style-name="ce62"/>
          <table:table-cell office:value-type="string" table:style-name="ce32">
            <text:p>10 Manuf.of food products</text:p>
          </table:table-cell>
          <table:table-cell table:number-columns-repeated="16373"/>
        </table:table-row>
        <table:table-row table:style-name="ro7">
          <table:table-cell table:style-name="ce45"/>
          <table:table-cell office:value-type="string" table:style-name="ce32">
            <text:p>14 Výroba odevov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01" table:style-name="ce29">
            <text:p>10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59">
            <text:p>-</text:p>
          </table:table-cell>
          <table:table-cell table:style-name="ce62"/>
          <table:table-cell office:value-type="string" table:style-name="ce32">
            <text:p>14 Manuf.of wear.apparel</text:p>
          </table:table-cell>
          <table:table-cell table:number-columns-repeated="16373"/>
        </table:table-row>
        <table:table-row table:style-name="ro7">
          <table:table-cell table:style-name="ce45"/>
          <table:table-cell office:value-type="string" table:style-name="ce32">
            <text:p>16 Spracovanie drev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971" table:style-name="ce59">
            <text:p>1 971</text:p>
          </table:table-cell>
          <table:table-cell table:style-name="ce62"/>
          <table:table-cell office:value-type="string" table:style-name="ce32">
            <text:p>16 Manufacture of wood</text:p>
          </table:table-cell>
          <table:table-cell table:number-columns-repeated="16373"/>
        </table:table-row>
        <table:table-row table:style-name="ro7">
          <table:table-cell table:style-name="ce45"/>
          <table:table-cell office:value-type="string" table:style-name="ce32">
            <text:p>23 Výroba ost.nekov.výr.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6026" table:style-name="ce29">
            <text:p>26 026</text:p>
          </table:table-cell>
          <table:table-cell office:value-type="float" office:value="920" table:style-name="ce29">
            <text:p>92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59">
            <text:p>-</text:p>
          </table:table-cell>
          <table:table-cell table:style-name="ce62"/>
          <table:table-cell office:value-type="string" table:style-name="ce32">
            <text:p>23 Manuf.of oth.non-met.pr.</text:p>
          </table:table-cell>
          <table:table-cell table:number-columns-repeated="16373"/>
        </table:table-row>
        <table:table-row table:style-name="ro7">
          <table:table-cell table:style-name="ce45"/>
          <table:table-cell office:value-type="string" table:style-name="ce32">
            <text:p>24 Výroba,spracovanie kovov</text:p>
          </table:table-cell>
          <table:table-cell office:value-type="string" table:style-name="ce29">
            <text:p>-</text:p>
          </table:table-cell>
          <table:table-cell office:value-type="float" office:value="1928020" table:style-name="ce29">
            <text:p>1 928 020</text:p>
          </table:table-cell>
          <table:table-cell office:value-type="float" office:value="293552" table:style-name="ce29">
            <text:p>293 55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148707" table:style-name="ce29">
            <text:p>1 148 707</text:p>
          </table:table-cell>
          <table:table-cell office:value-type="string" table:style-name="ce59">
            <text:p>-</text:p>
          </table:table-cell>
          <table:table-cell table:style-name="ce62"/>
          <table:table-cell office:value-type="string" table:style-name="ce32">
            <text:p>24 Manuf.of basic metals</text:p>
          </table:table-cell>
          <table:table-cell table:number-columns-repeated="16373"/>
        </table:table-row>
        <table:table-row table:style-name="ro7">
          <table:table-cell table:style-name="ce45"/>
          <table:table-cell office:value-type="string" table:style-name="ce32">
            <text:p>25 Výroba kov.konštrukcií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17" table:style-name="ce59">
            <text:p>117</text:p>
          </table:table-cell>
          <table:table-cell table:style-name="ce62"/>
          <table:table-cell office:value-type="string" table:style-name="ce32">
            <text:p>25 Manu.of fabric.met.prod.</text:p>
          </table:table-cell>
          <table:table-cell table:number-columns-repeated="16373"/>
        </table:table-row>
        <table:table-row table:style-name="ro7">
          <table:table-cell table:style-name="ce45"/>
          <table:table-cell office:value-type="string" table:style-name="ce32">
            <text:p>31 Výroba nábytk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05" table:style-name="ce59">
            <text:p>305</text:p>
          </table:table-cell>
          <table:table-cell table:style-name="ce62"/>
          <table:table-cell office:value-type="string" table:style-name="ce32">
            <text:p>31 Manufacture of furniture</text:p>
          </table:table-cell>
          <table:table-cell table:number-columns-repeated="16373"/>
        </table:table-row>
        <table:table-row table:style-name="ro8">
          <table:table-cell table:style-name="ce45"/>
          <table:table-cell table:style-name="ce32"/>
          <table:table-cell table:number-columns-repeated="6" table:style-name="ce29"/>
          <table:table-cell table:style-name="ce59"/>
          <table:table-cell table:style-name="ce62"/>
          <table:table-cell table:style-name="ce32"/>
          <table:table-cell table:number-columns-repeated="16373"/>
        </table:table-row>
        <table:table-row table:style-name="ro7">
          <table:table-cell office:value-type="string" table:style-name="ce45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56591" table:style-name="ce29">
            <text:p>56 591</text:p>
          </table:table-cell>
          <table:table-cell office:value-type="string" table:style-name="ce29">
            <text:p>-</text:p>
          </table:table-cell>
          <table:table-cell office:value-type="float" office:value="48998" table:style-name="ce29">
            <text:p>48 99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50299" table:style-name="ce59">
            <text:p>50 299</text:p>
          </table:table-cell>
          <table:table-cell office:value-type="string" table:style-name="ce62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3"/>
        </table:table-row>
        <table:table-row table:style-name="ro7">
          <table:table-cell table:style-name="ce45"/>
          <table:table-cell office:value-type="string" table:style-name="ce32">
            <text:p>35 Dod.elektr,plynu,pary</text:p>
          </table:table-cell>
          <table:table-cell office:value-type="float" office:value="56591" table:style-name="ce29">
            <text:p>56 591</text:p>
          </table:table-cell>
          <table:table-cell office:value-type="string" table:style-name="ce29">
            <text:p>-</text:p>
          </table:table-cell>
          <table:table-cell office:value-type="float" office:value="48998" table:style-name="ce29">
            <text:p>48 99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50299" table:style-name="ce59">
            <text:p>50 299</text:p>
          </table:table-cell>
          <table:table-cell table:style-name="ce88"/>
          <table:table-cell office:value-type="string" table:style-name="ce32">
            <text:p>35 Electr,gas,steam supply</text:p>
          </table:table-cell>
          <table:table-cell table:number-columns-repeated="16373"/>
        </table:table-row>
        <table:table-row table:style-name="ro8">
          <table:table-cell table:style-name="ce45"/>
          <table:table-cell table:style-name="ce32"/>
          <table:table-cell table:number-columns-repeated="6" table:style-name="ce29"/>
          <table:table-cell table:style-name="ce59"/>
          <table:table-cell table:style-name="ce88"/>
          <table:table-cell table:style-name="ce32"/>
          <table:table-cell table:number-columns-repeated="16373"/>
        </table:table-row>
        <table:table-row table:number-rows-repeated="1048378" table:style-name="ro6">
          <table:table-cell table:number-columns-repeated="16384"/>
        </table:table-row>
      </table:table>
      <table:table table:name="T_2_3" table:style-name="ta2"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7" table:number-columns-repeated="3" table:default-cell-style-name="ce2"/>
        <table:table-column table:style-name="co15" table:default-cell-style-name="ce2"/>
        <table:table-column table:style-name="co7" table:default-cell-style-name="ce2"/>
        <table:table-column table:style-name="co14" table:default-cell-style-name="ce2"/>
        <table:table-column table:style-name="co4" table:default-cell-style-name="ce2"/>
        <table:table-column table:style-name="co11" table:default-cell-style-name="ce2"/>
        <table:table-column table:style-name="co3" table:number-columns-repeated="245" table:default-cell-style-name="ce2"/>
        <table:table-row table:style-name="ro2">
          <table:table-cell office:value-type="string" table:number-columns-spanned="9" table:number-rows-spanned="1" table:style-name="ce304">
            <text:p>Tab. č. 2-3. Spotreba vybraných druhov tuhých palív v priemysle - v GJ za rok 2020</text:p>
          </table:table-cell>
          <table:covered-table-cell table:number-columns-repeated="8"/>
          <table:table-cell table:number-columns-repeated="16375" table:style-name="ce1"/>
        </table:table-row>
        <table:table-row table:style-name="ro2">
          <table:table-cell office:value-type="string" table:number-columns-spanned="9" table:number-rows-spanned="1" table:style-name="ce305">
            <text:p>Consumption of Selected Solid Fuels in Industry - in GJ in 2020</text:p>
          </table:table-cell>
          <table:covered-table-cell table:number-columns-repeated="8"/>
          <table:table-cell table:number-columns-repeated="16375" table:style-name="ce1"/>
        </table:table-row>
        <table:table-row table:style-name="ro3">
          <table:table-cell table:number-columns-spanned="7" table:number-rows-spanned="1" table:style-name="ce299"/>
          <table:covered-table-cell table:number-columns-repeated="6"/>
          <table:table-cell table:number-columns-repeated="16377" table:style-name="ce2"/>
        </table:table-row>
        <table:table-row table:style-name="ro4">
          <table:table-cell table:style-name="ce4"/>
          <table:table-cell table:style-name="ce3"/>
          <table:table-cell office:value-type="string" table:number-columns-spanned="1" table:number-rows-spanned="2" table:style-name="ce308">
            <text:p>Antracit</text:p>
          </table:table-cell>
          <table:table-cell office:value-type="string" table:number-columns-spanned="2" table:number-rows-spanned="1" table:style-name="ce369">
            <text:p>Čierne uhlie</text:p>
          </table:table-cell>
          <table:covered-table-cell/>
          <table:table-cell office:value-type="string" table:number-columns-spanned="1" table:number-rows-spanned="2" table:style-name="ce308">
            <text:p>Hnedé uhlie a lignit</text:p>
          </table:table-cell>
          <table:table-cell office:value-type="string" table:number-columns-spanned="1" table:number-rows-spanned="2" table:style-name="ce306">
            <text:p>Hnedouhoľné a rašelinové brikety<text:s/></text:p>
          </table:table-cell>
          <table:table-cell office:value-type="string" table:number-columns-spanned="1" table:number-rows-spanned="2" table:style-name="ce308">
            <text:p>Koks čiernouhoľný<text:s text:c="2"/></text:p>
          </table:table-cell>
          <table:table-cell office:value-type="string" table:number-columns-spanned="1" table:number-rows-spanned="2" table:style-name="ce308">
            <text:p>Palivové drevo</text:p>
          </table:table-cell>
          <table:table-cell table:style-name="ce24"/>
          <table:table-cell table:style-name="ce4"/>
          <table:table-cell table:number-columns-repeated="16373" table:style-name="ce5"/>
        </table:table-row>
        <table:table-row table:style-name="ro4">
          <table:table-cell table:style-name="ce5"/>
          <table:table-cell table:style-name="ce6"/>
          <table:covered-table-cell/>
          <table:table-cell office:value-type="string" table:number-columns-spanned="2" table:number-rows-spanned="1" table:style-name="ce370">
            <text:p>Hard Coal</text:p>
          </table:table-cell>
          <table:covered-table-cell/>
          <table:covered-table-cell/>
          <table:covered-table-cell/>
          <table:covered-table-cell/>
          <table:covered-table-cell/>
          <table:table-cell table:style-name="ce7"/>
          <table:table-cell table:style-name="ce21"/>
          <table:table-cell table:number-columns-repeated="16373" table:style-name="ce5"/>
        </table:table-row>
        <table:table-row table:style-name="ro4">
          <table:table-cell table:style-name="ce5"/>
          <table:table-cell table:style-name="ce8"/>
          <table:table-cell office:value-type="string" table:number-columns-spanned="1" table:number-rows-spanned="2" table:style-name="ce373">
            <text:p>Antracite</text:p>
          </table:table-cell>
          <table:table-cell office:value-type="string" table:style-name="ce27">
            <text:p>koksovateľné</text:p>
          </table:table-cell>
          <table:table-cell office:value-type="string" table:style-name="ce28">
            <text:p>ostatné</text:p>
          </table:table-cell>
          <table:table-cell office:value-type="string" table:number-columns-spanned="1" table:number-rows-spanned="2" table:style-name="ce371">
            <text:p>Brown Coal and Lignite<text:s/></text:p>
          </table:table-cell>
          <table:table-cell office:value-type="string" table:number-columns-spanned="1" table:number-rows-spanned="2" table:style-name="ce371">
            <text:p>Brown Coal and Peat Briquettes</text:p>
          </table:table-cell>
          <table:table-cell office:value-type="string" table:number-columns-spanned="1" table:number-rows-spanned="2" table:style-name="ce371">
            <text:p>Hard Coal Coke</text:p>
          </table:table-cell>
          <table:table-cell office:value-type="string" table:number-columns-spanned="1" table:number-rows-spanned="2" table:style-name="ce371">
            <text:p>Wood</text:p>
          </table:table-cell>
          <table:table-cell table:style-name="ce11"/>
          <table:table-cell table:style-name="ce21"/>
          <table:table-cell table:number-columns-repeated="16373" table:style-name="ce5"/>
        </table:table-row>
        <table:table-row table:style-name="ro4">
          <table:table-cell table:style-name="ce23"/>
          <table:table-cell table:style-name="ce12"/>
          <table:covered-table-cell/>
          <table:table-cell office:value-type="string" table:style-name="ce13">
            <text:p>Coking</text:p>
          </table:table-cell>
          <table:table-cell office:value-type="string" table:style-name="ce14">
            <text:p>Other</text:p>
          </table:table-cell>
          <table:covered-table-cell/>
          <table:covered-table-cell/>
          <table:covered-table-cell/>
          <table:covered-table-cell/>
          <table:table-cell table:style-name="ce25"/>
          <table:table-cell table:style-name="ce23"/>
          <table:table-cell table:number-columns-repeated="16373" table:style-name="ce5"/>
        </table:table-row>
        <table:table-row table:style-name="ro5">
          <table:table-cell table:style-name="ce5"/>
          <table:table-cell table:style-name="ce8"/>
          <table:table-cell table:style-name="ce106"/>
          <table:table-cell table:style-name="ce18"/>
          <table:table-cell table:style-name="ce107"/>
          <table:table-cell table:style-name="ce108"/>
          <table:table-cell table:style-name="ce109"/>
          <table:table-cell table:number-columns-repeated="2" table:style-name="ce108"/>
          <table:table-cell table:style-name="ce20"/>
          <table:table-cell table:style-name="ce21"/>
          <table:table-cell table:number-columns-repeated="16373" table:style-name="ce5"/>
        </table:table-row>
        <table:table-row table:style-name="ro3">
          <table:table-cell office:value-type="string" table:number-columns-spanned="2" table:number-rows-spanned="1" table:style-name="ce346">
            <text:p>Priemysel spolu <text:s/>( B C D E )</text:p>
          </table:table-cell>
          <table:covered-table-cell/>
          <table:table-cell office:value-type="float" office:value="3461970.52" table:style-name="ce29">
            <text:p>3 461 971</text:p>
          </table:table-cell>
          <table:table-cell office:value-type="float" office:value="57030831.600000001" table:style-name="ce29">
            <text:p>57 030 832</text:p>
          </table:table-cell>
          <table:table-cell office:value-type="float" office:value="11574198.636" table:style-name="ce29">
            <text:p>11 574 199</text:p>
          </table:table-cell>
          <table:table-cell office:value-type="float" office:value="18721960.592999998" table:style-name="ce29">
            <text:p>18 721 961</text:p>
          </table:table-cell>
          <table:table-cell office:value-type="string" table:style-name="ce110">
            <text:p>-</text:p>
          </table:table-cell>
          <table:table-cell office:value-type="float" office:value="35159263.020000003" table:style-name="ce29">
            <text:p>35 159 263</text:p>
          </table:table-cell>
          <table:table-cell office:value-type="float" office:value="16179373.209999999" table:style-name="ce29">
            <text:p>16 179 373</text:p>
          </table:table-cell>
          <table:table-cell office:value-type="string" table:number-columns-spanned="2" table:number-rows-spanned="1" table:style-name="ce375">
            <text:p>Industry total ( B C D E )</text:p>
          </table:table-cell>
          <table:covered-table-cell/>
          <table:table-cell table:number-columns-repeated="16373" table:style-name="ce5"/>
        </table:table-row>
        <table:table-row table:style-name="ro5">
          <table:table-cell table:style-name="ce35"/>
          <table:table-cell table:style-name="ce36"/>
          <table:table-cell table:number-columns-repeated="7" table:style-name="ce29"/>
          <table:table-cell table:style-name="ce111"/>
          <table:table-cell table:style-name="ce112"/>
          <table:table-cell table:number-columns-repeated="16373" table:style-name="ce5"/>
        </table:table-row>
        <table:table-row table:style-name="ro6">
          <table:table-cell office:value-type="string" table:style-name="ce5">
            <text:p>B</text:p>
          </table:table-cell>
          <table:table-cell office:value-type="string" table:style-name="ce17">
            <text:p>Ťažba a dobývanie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8717.5" table:style-name="ce29">
            <text:p>28 71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864.0709999999999" table:style-name="ce29">
            <text:p>1 864</text:p>
          </table:table-cell>
          <table:table-cell office:value-type="string" table:style-name="ce31">
            <text:p>B</text:p>
          </table:table-cell>
          <table:table-cell office:value-type="string" table:style-name="ce17">
            <text:p>Mining and quarrying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08 Iná ťažba a dobývanie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0446.86" table:style-name="ce29">
            <text:p>20 44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842.269" table:style-name="ce29">
            <text:p>1 842</text:p>
          </table:table-cell>
          <table:table-cell table:style-name="ce31"/>
          <table:table-cell office:value-type="string" table:style-name="ce17">
            <text:p>08 Oth.mining and quarrying</text:p>
          </table:table-cell>
          <table:table-cell table:number-columns-repeated="16373" table:style-name="ce5"/>
        </table:table-row>
        <table:table-row table:style-name="ro5">
          <table:table-cell table:style-name="ce5"/>
          <table:table-cell table:style-name="ce17"/>
          <table:table-cell table:number-columns-repeated="7" table:style-name="ce29"/>
          <table:table-cell table:style-name="ce31"/>
          <table:table-cell table:style-name="ce17"/>
          <table:table-cell table:number-columns-repeated="16373" table:style-name="ce5"/>
        </table:table-row>
        <table:table-row table:style-name="ro3">
          <table:table-cell office:value-type="string" table:style-name="ce5">
            <text:p>C</text:p>
          </table:table-cell>
          <table:table-cell office:value-type="string" table:style-name="ce17">
            <text:p>Priemyselná výroba</text:p>
          </table:table-cell>
          <table:table-cell office:value-type="float" office:value="1986529.9680000001" table:style-name="ce29">
            <text:p>1 986 530</text:p>
          </table:table-cell>
          <table:table-cell office:value-type="float" office:value="57030831.600000001" table:style-name="ce29">
            <text:p>57 030 832</text:p>
          </table:table-cell>
          <table:table-cell office:value-type="float" office:value="8755860.959999999" table:style-name="ce29">
            <text:p>8 755 861</text:p>
          </table:table-cell>
          <table:table-cell office:value-type="float" office:value="402791.65500000003" table:style-name="ce29">
            <text:p>402 792</text:p>
          </table:table-cell>
          <table:table-cell office:value-type="string" table:style-name="ce29">
            <text:p>-</text:p>
          </table:table-cell>
          <table:table-cell office:value-type="float" office:value="35157794.280000001" table:style-name="ce29">
            <text:p>35 157 794</text:p>
          </table:table-cell>
          <table:table-cell office:value-type="float" office:value="6270636.7350000003" table:style-name="ce29">
            <text:p>6 270 637</text:p>
          </table:table-cell>
          <table:table-cell office:value-type="string" table:style-name="ce31">
            <text:p>C</text:p>
          </table:table-cell>
          <table:table-cell office:value-type="string" table:style-name="ce17">
            <text:p>Manufacturing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10 Výroba potravín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18993.99" table:style-name="ce29">
            <text:p>318 994</text:p>
          </table:table-cell>
          <table:table-cell office:value-type="string" table:style-name="ce29">
            <text:p>-</text:p>
          </table:table-cell>
          <table:table-cell office:value-type="float" office:value="72815.61" table:style-name="ce29">
            <text:p>72 816</text:p>
          </table:table-cell>
          <table:table-cell office:value-type="float" office:value="231177.50699999998" table:style-name="ce29">
            <text:p>231 178</text:p>
          </table:table-cell>
          <table:table-cell table:style-name="ce31"/>
          <table:table-cell office:value-type="string" table:style-name="ce17">
            <text:p>10 Manuf.of food products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11 Výroba nápojov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31"/>
          <table:table-cell office:value-type="string" table:style-name="ce17">
            <text:p>11 Manufacture of beverages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14 Výroba odevov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160.1869999999999" table:style-name="ce29">
            <text:p>1 16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31"/>
          <table:table-cell office:value-type="string" table:style-name="ce17">
            <text:p>14 Manuf.of wear.apparel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15 Výroba kože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689.22" table:style-name="ce29">
            <text:p>68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31"/>
          <table:table-cell office:value-type="string" table:style-name="ce17">
            <text:p>15 Manufacture of leather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16 Spracovanie drev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666.24599999999998" table:style-name="ce29">
            <text:p>66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770627.628" table:style-name="ce29">
            <text:p>1 770 628</text:p>
          </table:table-cell>
          <table:table-cell table:style-name="ce31"/>
          <table:table-cell office:value-type="string" table:style-name="ce17">
            <text:p>16 Manufacture of wood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17 Výroba papier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339935.588" table:style-name="ce29">
            <text:p>3 339 936</text:p>
          </table:table-cell>
          <table:table-cell table:style-name="ce31"/>
          <table:table-cell office:value-type="string" table:style-name="ce17">
            <text:p>17 Manufacture of paper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18 Tlač,reprod.záznam.médií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4273.192" table:style-name="ce29">
            <text:p>4 273</text:p>
          </table:table-cell>
          <table:table-cell table:style-name="ce31"/>
          <table:table-cell office:value-type="string" table:style-name="ce17">
            <text:p>18 Printing,repr.of rec.med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20 Výroba chemikálií</text:p>
          </table:table-cell>
          <table:table-cell office:value-type="float" office:value="10298.44" table:style-name="ce29">
            <text:p>10 29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921549.61499999999" table:style-name="ce29">
            <text:p>921 550</text:p>
          </table:table-cell>
          <table:table-cell office:value-type="float" office:value="1395.328" table:style-name="ce29">
            <text:p>1 395</text:p>
          </table:table-cell>
          <table:table-cell table:style-name="ce31"/>
          <table:table-cell office:value-type="string" table:style-name="ce17">
            <text:p>20 Manufacture of chemicals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22 Výroba výrobkov z gum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6918.351999999999" table:style-name="ce29">
            <text:p>16 918</text:p>
          </table:table-cell>
          <table:table-cell table:style-name="ce31"/>
          <table:table-cell office:value-type="string" table:style-name="ce17">
            <text:p>22 Manu.of rub.,plast.prod.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23 Výroba ost.nekov.výr.</text:p>
          </table:table-cell>
          <table:table-cell office:value-type="float" office:value="976657.12" table:style-name="ce29">
            <text:p>976 657</text:p>
          </table:table-cell>
          <table:table-cell office:value-type="string" table:style-name="ce29">
            <text:p>-</text:p>
          </table:table-cell>
          <table:table-cell office:value-type="float" office:value="1219155.564" table:style-name="ce29">
            <text:p>1 219 156</text:p>
          </table:table-cell>
          <table:table-cell office:value-type="float" office:value="10568.04" table:style-name="ce29">
            <text:p>10 568</text:p>
          </table:table-cell>
          <table:table-cell office:value-type="string" table:style-name="ce29">
            <text:p>-</text:p>
          </table:table-cell>
          <table:table-cell office:value-type="float" office:value="787950.76500000001" table:style-name="ce29">
            <text:p>787 951</text:p>
          </table:table-cell>
          <table:table-cell office:value-type="float" office:value="4055.172" table:style-name="ce29">
            <text:p>4 055</text:p>
          </table:table-cell>
          <table:table-cell table:style-name="ce31"/>
          <table:table-cell office:value-type="string" table:style-name="ce17">
            <text:p>23 Manuf.of oth.non-met.pr.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24 Výroba,spracovanie kovov</text:p>
          </table:table-cell>
          <table:table-cell office:value-type="float" office:value="999574.40800000005" table:style-name="ce29">
            <text:p>999 574</text:p>
          </table:table-cell>
          <table:table-cell office:value-type="float" office:value="57030831.600000001" table:style-name="ce29">
            <text:p>57 030 832</text:p>
          </table:table-cell>
          <table:table-cell office:value-type="float" office:value="7536705.3959999997" table:style-name="ce29">
            <text:p>7 536 70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3375478.290000003" table:style-name="ce29">
            <text:p>33 375 478</text:p>
          </table:table-cell>
          <table:table-cell office:value-type="float" office:value="237129.45300000001" table:style-name="ce29">
            <text:p>237 129</text:p>
          </table:table-cell>
          <table:table-cell table:style-name="ce31"/>
          <table:table-cell office:value-type="string" table:style-name="ce17">
            <text:p>24 Manuf.of basic metals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25 Výroba kov.konštrukcií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77527.911999999997" table:style-name="ce29">
            <text:p>77 528</text:p>
          </table:table-cell>
          <table:table-cell table:style-name="ce31"/>
          <table:table-cell office:value-type="string" table:style-name="ce17">
            <text:p>25 Manu.of fabric.met.prod.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26 Výroba počítačových výr.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31"/>
          <table:table-cell office:value-type="string" table:style-name="ce17">
            <text:p>26 Manuf.of computer prod.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27 Výroba elektrických zar.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377.1779999999999" table:style-name="ce29">
            <text:p>3 37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351.7239999999999" table:style-name="ce29">
            <text:p>1 352</text:p>
          </table:table-cell>
          <table:table-cell table:style-name="ce31"/>
          <table:table-cell office:value-type="string" table:style-name="ce17">
            <text:p>27 Manuf.of elec.equipment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28 Výroba strojov a zar.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43827.79399999999" table:style-name="ce29">
            <text:p>143 828</text:p>
          </table:table-cell>
          <table:table-cell table:style-name="ce31"/>
          <table:table-cell office:value-type="string" table:style-name="ce17">
            <text:p>28 Manu.of machinery n.e.c.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29 Výroba motor.vozidiel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627.1410000000001" table:style-name="ce29">
            <text:p>2 627</text:p>
          </table:table-cell>
          <table:table-cell table:style-name="ce31"/>
          <table:table-cell office:value-type="string" table:style-name="ce17">
            <text:p>29 Manuf.of mot.vehicles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30 Výr.ost.doprav.prostr.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67336.793999999994" table:style-name="ce29">
            <text:p>67 33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965.0720000000001" table:style-name="ce29">
            <text:p>2 965</text:p>
          </table:table-cell>
          <table:table-cell table:style-name="ce31"/>
          <table:table-cell office:value-type="string" table:style-name="ce17">
            <text:p>30 Manu.of oth.transp.equi.</text:p>
          </table:table-cell>
          <table:table-cell table:number-columns-repeated="16373" table:style-name="ce5"/>
        </table:table-row>
        <table:table-row table:style-name="ro6">
          <table:table-cell table:style-name="ce5"/>
          <table:table-cell office:value-type="string" table:style-name="ce17">
            <text:p>31 Výroba nábytk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436203.51500000001" table:style-name="ce29">
            <text:p>436 204</text:p>
          </table:table-cell>
          <table:table-cell table:style-name="ce31"/>
          <table:table-cell office:value-type="string" table:style-name="ce17">
            <text:p>31 Manufacture of furniture</text:p>
          </table:table-cell>
          <table:table-cell table:number-columns-repeated="16373" table:style-name="ce5"/>
        </table:table-row>
        <table:table-row table:style-name="ro3">
          <table:table-cell table:style-name="ce5"/>
          <table:table-cell office:value-type="string" table:style-name="ce17">
            <text:p>33 Oprava a inštal.strojov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610.45600000000002" table:style-name="ce29">
            <text:p>610</text:p>
          </table:table-cell>
          <table:table-cell table:style-name="ce31"/>
          <table:table-cell office:value-type="string" table:style-name="ce17">
            <text:p>33 Repair,instal.of machin.</text:p>
          </table:table-cell>
          <table:table-cell table:number-columns-repeated="16373"/>
        </table:table-row>
        <table:table-row table:style-name="ro5">
          <table:table-cell table:style-name="ce5"/>
          <table:table-cell table:style-name="ce17"/>
          <table:table-cell table:number-columns-repeated="7" table:style-name="ce29"/>
          <table:table-cell table:style-name="ce31"/>
          <table:table-cell table:style-name="ce17"/>
          <table:table-cell table:number-columns-repeated="16373"/>
        </table:table-row>
        <table:table-row table:style-name="ro3">
          <table:table-cell office:value-type="string" table:style-name="ce2">
            <text:p>D</text:p>
          </table:table-cell>
          <table:table-cell office:value-type="string" table:style-name="ce17">
            <text:p>Dod.elektriny,plynu,pary</text:p>
          </table:table-cell>
          <table:table-cell office:value-type="float" office:value="1475440.5519999999" table:style-name="ce29">
            <text:p>1 475 441</text:p>
          </table:table-cell>
          <table:table-cell office:value-type="string" table:style-name="ce29">
            <text:p>-</text:p>
          </table:table-cell>
          <table:table-cell office:value-type="float" office:value="2816437.8" table:style-name="ce29">
            <text:p>2 816 438</text:p>
          </table:table-cell>
          <table:table-cell office:value-type="float" office:value="18289543.965" table:style-name="ce29">
            <text:p>18 289 54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9904092.6490000002" table:style-name="ce29">
            <text:p>9 904 093</text:p>
          </table:table-cell>
          <table:table-cell office:value-type="string" table:style-name="ce31">
            <text:p>D</text:p>
          </table:table-cell>
          <table:table-cell office:value-type="string" table:style-name="ce17">
            <text:p>Electr,gas,steam supply</text:p>
          </table:table-cell>
          <table:table-cell table:number-columns-repeated="16373"/>
        </table:table-row>
        <table:table-row table:style-name="ro2">
          <table:table-cell table:style-name="ce2"/>
          <table:table-cell office:value-type="string" table:style-name="ce17">
            <text:p>35 Dod.elektr,plynu,pary</text:p>
          </table:table-cell>
          <table:table-cell office:value-type="float" office:value="1475440.5519999999" table:style-name="ce29">
            <text:p>1 475 441</text:p>
          </table:table-cell>
          <table:table-cell office:value-type="string" table:style-name="ce29">
            <text:p>-</text:p>
          </table:table-cell>
          <table:table-cell office:value-type="float" office:value="2816437.8" table:style-name="ce29">
            <text:p>2 816 438</text:p>
          </table:table-cell>
          <table:table-cell office:value-type="float" office:value="18289543.965" table:style-name="ce29">
            <text:p>18 289 54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9904092.6490000002" table:style-name="ce29">
            <text:p>9 904 093</text:p>
          </table:table-cell>
          <table:table-cell table:style-name="ce31"/>
          <table:table-cell office:value-type="string" table:style-name="ce17">
            <text:p>35 Electr,gas,steam supply</text:p>
          </table:table-cell>
          <table:table-cell table:number-columns-repeated="16373"/>
        </table:table-row>
        <table:table-row table:style-name="ro13">
          <table:table-cell table:style-name="ce2"/>
          <table:table-cell table:style-name="ce17"/>
          <table:table-cell table:number-columns-repeated="7" table:style-name="ce29"/>
          <table:table-cell table:style-name="ce31"/>
          <table:table-cell table:style-name="ce17"/>
          <table:table-cell table:number-columns-repeated="16373"/>
        </table:table-row>
        <table:table-row table:style-name="ro3">
          <table:table-cell office:value-type="string" table:style-name="ce2">
            <text:p>E</text:p>
          </table:table-cell>
          <table:table-cell office:value-type="string" table:style-name="ce17">
            <text:p>Dodávka vod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899.876" table:style-name="ce29">
            <text:p>1 900</text:p>
          </table:table-cell>
          <table:table-cell office:value-type="float" office:value="907.47299999999996" table:style-name="ce29">
            <text:p>907</text:p>
          </table:table-cell>
          <table:table-cell office:value-type="string" table:style-name="ce29">
            <text:p>-</text:p>
          </table:table-cell>
          <table:table-cell office:value-type="float" office:value="1468.74" table:style-name="ce29">
            <text:p>1 469</text:p>
          </table:table-cell>
          <table:table-cell office:value-type="float" office:value="2779.7550000000001" table:style-name="ce29">
            <text:p>2 780</text:p>
          </table:table-cell>
          <table:table-cell office:value-type="string" table:style-name="ce31">
            <text:p>E</text:p>
          </table:table-cell>
          <table:table-cell office:value-type="string" table:style-name="ce17">
            <text:p>Water supply; sewerage</text:p>
          </table:table-cell>
          <table:table-cell table:number-columns-repeated="16373"/>
        </table:table-row>
        <table:table-row table:style-name="ro3">
          <table:table-cell table:style-name="ce2"/>
          <table:table-cell office:value-type="string" table:style-name="ce17">
            <text:p>36 Zber,úprava,dodávka vod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899.876" table:style-name="ce29">
            <text:p>1 900</text:p>
          </table:table-cell>
          <table:table-cell office:value-type="float" office:value="804.09" table:style-name="ce29">
            <text:p>804</text:p>
          </table:table-cell>
          <table:table-cell office:value-type="string" table:style-name="ce29">
            <text:p>-</text:p>
          </table:table-cell>
          <table:table-cell office:value-type="float" office:value="1468.74" table:style-name="ce29">
            <text:p>1 469</text:p>
          </table:table-cell>
          <table:table-cell office:value-type="float" office:value="403.33699999999999" table:style-name="ce29">
            <text:p>403</text:p>
          </table:table-cell>
          <table:table-cell table:style-name="ce31"/>
          <table:table-cell office:value-type="string" table:style-name="ce17">
            <text:p>36 Water coll,treatm,supply</text:p>
          </table:table-cell>
          <table:table-cell table:number-columns-repeated="16373"/>
        </table:table-row>
        <table:table-row table:style-name="ro3">
          <table:table-cell table:style-name="ce2"/>
          <table:table-cell office:value-type="string" table:style-name="ce17">
            <text:p>38 Zber,sprac,likv.odpadov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03.383" table:style-name="ce29">
            <text:p>10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376.4180000000001" table:style-name="ce29">
            <text:p>2 376</text:p>
          </table:table-cell>
          <table:table-cell table:style-name="ce31"/>
          <table:table-cell office:value-type="string" table:style-name="ce17">
            <text:p>38 Waste coll,disposal act.</text:p>
          </table:table-cell>
          <table:table-cell table:number-columns-repeated="16373"/>
        </table:table-row>
        <table:table-row table:number-rows-repeated="1048536" table:style-name="ro3">
          <table:table-cell table:number-columns-repeated="16384"/>
        </table:table-row>
      </table:table>
      <table:table table:name="T_2_4" table:style-name="ta4"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column table:style-name="co16" table:default-cell-style-name="ce115"/>
        <table:table-column table:style-name="co12" table:default-cell-style-name="ce115"/>
        <table:table-column table:style-name="co14" table:default-cell-style-name="ce115"/>
        <table:table-column table:style-name="co17" table:default-cell-style-name="ce115"/>
        <table:table-column table:style-name="co18" table:default-cell-style-name="ce115"/>
        <table:table-column table:style-name="co13" table:default-cell-style-name="ce115"/>
        <table:table-column table:style-name="co9" table:default-cell-style-name="ce115"/>
        <table:table-column table:style-name="co19" table:default-cell-style-name="ce115"/>
        <table:table-column table:style-name="co6" table:default-cell-style-name="ce115"/>
        <table:table-column table:style-name="co4" table:default-cell-style-name="ce115"/>
        <table:table-column table:style-name="co11" table:default-cell-style-name="ce115"/>
        <table:table-column table:style-name="co3" table:number-columns-repeated="245" table:default-cell-style-name="ce115"/>
        <table:table-row table:style-name="ro2">
          <table:table-cell office:value-type="string" table:number-columns-spanned="11" table:number-rows-spanned="1" table:style-name="ce335">
            <text:p>Tab. č. 2-4. Spotreba vybraných druhov tuhých palív <text:s/>v priemysle v GJ - podľa krajov za rok 2020</text:p>
          </table:table-cell>
          <table:covered-table-cell table:number-columns-repeated="10"/>
          <table:table-cell table:number-columns-repeated="16373" table:style-name="ce113"/>
        </table:table-row>
        <table:table-row table:style-name="ro2">
          <table:table-cell office:value-type="string" table:number-columns-spanned="11" table:number-rows-spanned="1" table:style-name="ce336">
            <text:p>Consumption of Selected Solid Fuels in Industry in GJ - by Regions in 2020</text:p>
          </table:table-cell>
          <table:covered-table-cell table:number-columns-repeated="10"/>
          <table:table-cell table:number-columns-repeated="16373" table:style-name="ce113"/>
        </table:table-row>
        <table:table-row table:style-name="ro3">
          <table:table-cell table:number-columns-repeated="16384" table:style-name="ce113"/>
        </table:table-row>
        <table:table-row table:style-name="ro4">
          <table:table-cell table:style-name="ce114"/>
          <table:table-cell table:style-name="ce3"/>
          <table:table-cell office:value-type="string" table:number-columns-spanned="1" table:number-rows-spanned="2" table:style-name="ce308">
            <text:p>Antracit</text:p>
          </table:table-cell>
          <table:table-cell office:value-type="string" table:number-columns-spanned="2" table:number-rows-spanned="1" table:style-name="ce369">
            <text:p>Čierne uhlie</text:p>
          </table:table-cell>
          <table:covered-table-cell/>
          <table:table-cell office:value-type="string" table:number-columns-spanned="1" table:number-rows-spanned="2" table:style-name="ce308">
            <text:p>Hnedé uhlie a lignit</text:p>
          </table:table-cell>
          <table:table-cell office:value-type="string" table:number-columns-spanned="1" table:number-rows-spanned="2" table:style-name="ce306">
            <text:p>Hnedouhoľné a rašelinové brikety<text:s/></text:p>
          </table:table-cell>
          <table:table-cell office:value-type="string" table:number-columns-spanned="1" table:number-rows-spanned="2" table:style-name="ce308">
            <text:p>Koks čiernouhoľný<text:s text:c="2"/></text:p>
          </table:table-cell>
          <table:table-cell office:value-type="string" table:number-columns-spanned="1" table:number-rows-spanned="2" table:style-name="ce308">
            <text:p>Palivové drevo</text:p>
          </table:table-cell>
          <table:table-cell table:style-name="ce44"/>
          <table:table-cell table:style-name="ce114"/>
          <table:table-cell table:number-columns-repeated="16373"/>
        </table:table-row>
        <table:table-row table:style-name="ro4">
          <table:table-cell table:style-name="ce115"/>
          <table:table-cell table:style-name="ce46"/>
          <table:covered-table-cell/>
          <table:table-cell office:value-type="string" table:number-columns-spanned="2" table:number-rows-spanned="1" table:style-name="ce370">
            <text:p>Hard Coal</text:p>
          </table:table-cell>
          <table:covered-table-cell/>
          <table:covered-table-cell/>
          <table:covered-table-cell/>
          <table:covered-table-cell/>
          <table:covered-table-cell/>
          <table:table-cell table:style-name="ce7"/>
          <table:table-cell table:style-name="ce116"/>
          <table:table-cell table:number-columns-repeated="16373"/>
        </table:table-row>
        <table:table-row table:style-name="ro4">
          <table:table-cell table:style-name="ce115"/>
          <table:table-cell table:style-name="ce27"/>
          <table:table-cell office:value-type="string" table:number-columns-spanned="1" table:number-rows-spanned="2" table:style-name="ce373">
            <text:p>Antracite</text:p>
          </table:table-cell>
          <table:table-cell office:value-type="string" table:style-name="ce27">
            <text:p>koksovateľné</text:p>
          </table:table-cell>
          <table:table-cell office:value-type="string" table:style-name="ce28">
            <text:p>ostatné</text:p>
          </table:table-cell>
          <table:table-cell office:value-type="string" table:number-columns-spanned="1" table:number-rows-spanned="2" table:style-name="ce371">
            <text:p>Brown Coal and Lignite<text:s/></text:p>
          </table:table-cell>
          <table:table-cell office:value-type="string" table:number-columns-spanned="1" table:number-rows-spanned="2" table:style-name="ce371">
            <text:p>Brown Coal and Peat Briquettes</text:p>
          </table:table-cell>
          <table:table-cell office:value-type="string" table:number-columns-spanned="1" table:number-rows-spanned="2" table:style-name="ce371">
            <text:p>Hard Coal Coke</text:p>
          </table:table-cell>
          <table:table-cell office:value-type="string" table:number-columns-spanned="1" table:number-rows-spanned="2" table:style-name="ce371">
            <text:p>Wood</text:p>
          </table:table-cell>
          <table:table-cell table:style-name="ce11"/>
          <table:table-cell table:style-name="ce116"/>
          <table:table-cell table:number-columns-repeated="16373"/>
        </table:table-row>
        <table:table-row table:style-name="ro4">
          <table:table-cell table:style-name="ce117"/>
          <table:table-cell table:style-name="ce12"/>
          <table:covered-table-cell/>
          <table:table-cell office:value-type="string" table:style-name="ce13">
            <text:p>Coking</text:p>
          </table:table-cell>
          <table:table-cell office:value-type="string" table:style-name="ce14">
            <text:p>Other</text:p>
          </table:table-cell>
          <table:covered-table-cell/>
          <table:covered-table-cell/>
          <table:covered-table-cell/>
          <table:covered-table-cell/>
          <table:table-cell table:style-name="ce25"/>
          <table:table-cell table:style-name="ce117"/>
          <table:table-cell table:number-columns-repeated="16373"/>
        </table:table-row>
        <table:table-row table:style-name="ro8">
          <table:table-cell table:number-columns-repeated="2" table:style-name="ce115"/>
          <table:table-cell table:style-name="ce118"/>
          <table:table-cell table:number-columns-repeated="6" table:style-name="ce119"/>
          <table:table-cell table:number-columns-repeated="2" table:style-name="ce116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348">
            <text:p>1 Bratislavský kraj</text:p>
          </table:table-cell>
          <table:covered-table-cell/>
          <table:table-cell table:style-name="ce53"/>
          <table:table-cell table:number-columns-repeated="6" table:style-name="ce120"/>
          <table:table-cell office:value-type="string" table:number-columns-spanned="2" table:number-rows-spanned="1" table:style-name="ce337">
            <text:p>1 Region of Bratislava</text:p>
          </table:table-cell>
          <table:covered-table-cell/>
          <table:table-cell table:number-columns-repeated="16373"/>
        </table:table-row>
        <table:table-row table:style-name="ro8">
          <table:table-cell table:style-name="ce115"/>
          <table:table-cell table:style-name="ce56"/>
          <table:table-cell table:style-name="ce53"/>
          <table:table-cell table:number-columns-repeated="6" table:style-name="ce121"/>
          <table:table-cell table:style-name="ce122"/>
          <table:table-cell table:style-name="ce123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346">
            <text:p>Priemysel spolu (B C D E)</text:p>
          </table:table-cell>
          <table:covered-table-cell/>
          <table:table-cell office:value-type="float" office:value="122121.24799999999" table:style-name="ce29">
            <text:p>122 121</text:p>
          </table:table-cell>
          <table:table-cell office:value-type="string" table:style-name="ce29">
            <text:p>-</text:p>
          </table:table-cell>
          <table:table-cell office:value-type="float" office:value="834533.37" table:style-name="ce29">
            <text:p>834 533</text:p>
          </table:table-cell>
          <table:table-cell office:value-type="float" office:value="14854471.484999999" table:style-name="ce29">
            <text:p>14 854 471</text:p>
          </table:table-cell>
          <table:table-cell office:value-type="string" table:style-name="ce29">
            <text:p>-</text:p>
          </table:table-cell>
          <table:table-cell office:value-type="float" office:value="265587.73499999999" table:style-name="ce29">
            <text:p>265 588</text:p>
          </table:table-cell>
          <table:table-cell office:value-type="float" office:value="476918.75" table:style-name="ce29">
            <text:p>476 919</text:p>
          </table:table-cell>
          <table:table-cell office:value-type="string" table:number-columns-spanned="2" table:number-rows-spanned="1" table:style-name="ce342">
            <text:p>Industry total (B C D E)</text:p>
          </table:table-cell>
          <table:covered-table-cell/>
          <table:table-cell table:number-columns-repeated="16373"/>
        </table:table-row>
        <table:table-row table:style-name="ro8">
          <table:table-cell table:style-name="ce35"/>
          <table:table-cell table:style-name="ce36"/>
          <table:table-cell table:number-columns-repeated="5" table:style-name="ce29"/>
          <table:table-cell table:number-columns-repeated="2" table:style-name="ce124"/>
          <table:table-cell table:style-name="ce125"/>
          <table:table-cell table:style-name="ce112"/>
          <table:table-cell table:number-columns-repeated="16373"/>
        </table:table-row>
        <table:table-row table:style-name="ro6">
          <table:table-cell office:value-type="string" table:style-name="ce115">
            <text:p>C</text:p>
          </table:table-cell>
          <table:table-cell office:value-type="string" table:style-name="ce17">
            <text:p>Priemyselná výroba</text:p>
          </table:table-cell>
          <table:table-cell office:value-type="float" office:value="122121.24799999999" table:style-name="ce29">
            <text:p>122 12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65587.73499999999" table:style-name="ce29">
            <text:p>265 588</text:p>
          </table:table-cell>
          <table:table-cell office:value-type="float" office:value="332524.10399999999" table:style-name="ce29">
            <text:p>332 524</text:p>
          </table:table-cell>
          <table:table-cell office:value-type="string" table:style-name="ce97">
            <text:p>C</text:p>
          </table:table-cell>
          <table:table-cell office:value-type="string" table:style-name="ce17">
            <text:p>Manufacturing</text:p>
          </table:table-cell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16 Spracovanie drev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9730.810000000001" table:style-name="ce29">
            <text:p>19 731</text:p>
          </table:table-cell>
          <table:table-cell table:style-name="ce97"/>
          <table:table-cell office:value-type="string" table:style-name="ce17">
            <text:p>16 Manufacture of wood</text:p>
          </table:table-cell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20 Výroba chemikálií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203.11" table:style-name="ce29">
            <text:p>2 203</text:p>
          </table:table-cell>
          <table:table-cell office:value-type="string" table:style-name="ce29">
            <text:p>-</text:p>
          </table:table-cell>
          <table:table-cell table:style-name="ce97"/>
          <table:table-cell office:value-type="string" table:style-name="ce17">
            <text:p>20 Manufacture of chemicals</text:p>
          </table:table-cell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23 Výroba ost.nekov.výr.</text:p>
          </table:table-cell>
          <table:table-cell office:value-type="float" office:value="122121.24799999999" table:style-name="ce29">
            <text:p>122 12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63384.625" table:style-name="ce29">
            <text:p>263 385</text:p>
          </table:table-cell>
          <table:table-cell office:value-type="string" table:style-name="ce29">
            <text:p>-</text:p>
          </table:table-cell>
          <table:table-cell table:style-name="ce97"/>
          <table:table-cell office:value-type="string" table:style-name="ce17">
            <text:p>23 Manuf.of oth.non-met.pr.</text:p>
          </table:table-cell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25 Výroba kov.konštrukcií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569.7439999999999" table:style-name="ce29">
            <text:p>1 570</text:p>
          </table:table-cell>
          <table:table-cell table:style-name="ce97"/>
          <table:table-cell office:value-type="string" table:style-name="ce17">
            <text:p>25 Manu.of fabric.met.prod.</text:p>
          </table:table-cell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31 Výroba nábytk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11223.55" table:style-name="ce29">
            <text:p>311 224</text:p>
          </table:table-cell>
          <table:table-cell table:style-name="ce97"/>
          <table:table-cell office:value-type="string" table:style-name="ce17">
            <text:p>31 Manufacture of furniture</text:p>
          </table:table-cell>
          <table:table-cell table:number-columns-repeated="16373"/>
        </table:table-row>
        <table:table-row table:style-name="ro14">
          <table:table-cell office:value-type="string" table:style-name="ce115">
            <text:p>D</text:p>
          </table:table-cell>
          <table:table-cell office:value-type="string" table:style-name="ce17">
            <text:p>Dod.elektriny,plynu,par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834533.37" table:style-name="ce29">
            <text:p>834 533</text:p>
          </table:table-cell>
          <table:table-cell office:value-type="float" office:value="14854471.484999999" table:style-name="ce29">
            <text:p>14 854 47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43391.75399999999" table:style-name="ce29">
            <text:p>143 392</text:p>
          </table:table-cell>
          <table:table-cell office:value-type="string" table:style-name="ce97">
            <text:p>D</text:p>
          </table:table-cell>
          <table:table-cell office:value-type="string" table:style-name="ce17">
            <text:p>Electr,gas,steam supply</text:p>
          </table:table-cell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35 Dod.elektr,plynu,par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834533.37" table:style-name="ce29">
            <text:p>834 533</text:p>
          </table:table-cell>
          <table:table-cell office:value-type="float" office:value="14854471.484999999" table:style-name="ce29">
            <text:p>14 854 47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43391.75399999999" table:style-name="ce29">
            <text:p>143 392</text:p>
          </table:table-cell>
          <table:table-cell table:style-name="ce97"/>
          <table:table-cell office:value-type="string" table:style-name="ce17">
            <text:p>35 Electr,gas,steam supply</text:p>
          </table:table-cell>
          <table:table-cell table:number-columns-repeated="16373"/>
        </table:table-row>
        <table:table-row table:style-name="ro15">
          <table:table-cell office:value-type="string" table:style-name="ce115">
            <text:p>E</text:p>
          </table:table-cell>
          <table:table-cell office:value-type="string" table:style-name="ce17">
            <text:p>Dodávka vod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002.8919999999999" table:style-name="ce29">
            <text:p>1 003</text:p>
          </table:table-cell>
          <table:table-cell office:value-type="string" table:style-name="ce126">
            <text:p>E</text:p>
          </table:table-cell>
          <table:table-cell office:value-type="string" table:style-name="ce17">
            <text:p>Water supply; sewerage</text:p>
          </table:table-cell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38 Zber,sprac,likv.odpadov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002.8919999999999" table:style-name="ce29">
            <text:p>1 003</text:p>
          </table:table-cell>
          <table:table-cell table:style-name="ce126"/>
          <table:table-cell office:value-type="string" table:style-name="ce17">
            <text:p>38 Waste coll,disposal act.</text:p>
          </table:table-cell>
          <table:table-cell table:number-columns-repeated="16373"/>
        </table:table-row>
        <table:table-row table:style-name="ro8">
          <table:table-cell table:style-name="ce115"/>
          <table:table-cell table:style-name="ce35"/>
          <table:table-cell table:number-columns-repeated="3" table:style-name="ce68"/>
          <table:table-cell table:style-name="ce127"/>
          <table:table-cell table:style-name="ce68"/>
          <table:table-cell table:number-columns-repeated="2" table:style-name="ce127"/>
          <table:table-cell table:style-name="ce97"/>
          <table:table-cell table:style-name="ce128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348">
            <text:p>2 Trnavský kraj</text:p>
          </table:table-cell>
          <table:covered-table-cell/>
          <table:table-cell table:number-columns-repeated="3" table:style-name="ce129"/>
          <table:table-cell table:style-name="ce130"/>
          <table:table-cell table:style-name="ce129"/>
          <table:table-cell table:number-columns-repeated="2" table:style-name="ce130"/>
          <table:table-cell office:value-type="string" table:number-columns-spanned="2" table:number-rows-spanned="1" table:style-name="ce337">
            <text:p>2 Region of Trnava</text:p>
          </table:table-cell>
          <table:covered-table-cell/>
          <table:table-cell table:number-columns-repeated="16373"/>
        </table:table-row>
        <table:table-row table:style-name="ro8">
          <table:table-cell table:style-name="ce115"/>
          <table:table-cell table:style-name="ce56"/>
          <table:table-cell table:number-columns-repeated="3" table:style-name="ce129"/>
          <table:table-cell table:style-name="ce130"/>
          <table:table-cell table:style-name="ce129"/>
          <table:table-cell table:number-columns-repeated="2" table:style-name="ce130"/>
          <table:table-cell table:style-name="ce131"/>
          <table:table-cell table:style-name="ce123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346">
            <text:p>Priemysel spolu <text:s/>(B C D E)</text:p>
          </table:table-cell>
          <table:covered-table-cell/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18993.99" table:style-name="ce29">
            <text:p>318 994</text:p>
          </table:table-cell>
          <table:table-cell office:value-type="string" table:style-name="ce29">
            <text:p>-</text:p>
          </table:table-cell>
          <table:table-cell office:value-type="float" office:value="27454.14" table:style-name="ce29">
            <text:p>27 454</text:p>
          </table:table-cell>
          <table:table-cell office:value-type="float" office:value="49545.044999999998" table:style-name="ce29">
            <text:p>49 545</text:p>
          </table:table-cell>
          <table:table-cell office:value-type="string" table:number-columns-spanned="2" table:number-rows-spanned="1" table:style-name="ce342">
            <text:p>Industry total (B C D E)</text:p>
          </table:table-cell>
          <table:covered-table-cell/>
          <table:table-cell table:number-columns-repeated="16373"/>
        </table:table-row>
        <table:table-row table:style-name="ro8">
          <table:table-cell table:style-name="ce35"/>
          <table:table-cell table:style-name="ce36"/>
          <table:table-cell table:number-columns-repeated="7" table:style-name="ce29"/>
          <table:table-cell table:style-name="ce125"/>
          <table:table-cell table:style-name="ce112"/>
          <table:table-cell table:number-columns-repeated="16373"/>
        </table:table-row>
        <table:table-row table:style-name="ro6">
          <table:table-cell office:value-type="string" table:style-name="ce115">
            <text:p>C</text:p>
          </table:table-cell>
          <table:table-cell office:value-type="string" table:style-name="ce17">
            <text:p>Priemyselná výrob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18993.99" table:style-name="ce29">
            <text:p>318 994</text:p>
          </table:table-cell>
          <table:table-cell office:value-type="string" table:style-name="ce29">
            <text:p>-</text:p>
          </table:table-cell>
          <table:table-cell office:value-type="float" office:value="27454.14" table:style-name="ce29">
            <text:p>27 454</text:p>
          </table:table-cell>
          <table:table-cell office:value-type="float" office:value="49545.044999999998" table:style-name="ce29">
            <text:p>49 545</text:p>
          </table:table-cell>
          <table:table-cell office:value-type="string" table:style-name="ce97">
            <text:p>C</text:p>
          </table:table-cell>
          <table:table-cell office:value-type="string" table:style-name="ce17">
            <text:p>Manufacturing</text:p>
          </table:table-cell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10 Výroba potravín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18993.99" table:style-name="ce29">
            <text:p>318 994</text:p>
          </table:table-cell>
          <table:table-cell office:value-type="string" table:style-name="ce29">
            <text:p>-</text:p>
          </table:table-cell>
          <table:table-cell office:value-type="float" office:value="27454.14" table:style-name="ce29">
            <text:p>27 454</text:p>
          </table:table-cell>
          <table:table-cell office:value-type="string" table:style-name="ce29">
            <text:p>-</text:p>
          </table:table-cell>
          <table:table-cell table:style-name="ce97"/>
          <table:table-cell office:value-type="string" table:style-name="ce17">
            <text:p>10 Manuf.of food products</text:p>
          </table:table-cell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16 Spracovanie drev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0929.919999999998" table:style-name="ce29">
            <text:p>20 930</text:p>
          </table:table-cell>
          <table:table-cell table:style-name="ce97"/>
          <table:table-cell office:value-type="string" table:style-name="ce17">
            <text:p>16 Manufacture of wood</text:p>
          </table:table-cell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24 Výroba,spracovanie kovov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26"/>
          <table:table-cell office:value-type="string" table:style-name="ce17">
            <text:p>24 Manuf.of basic metals</text:p>
          </table:table-cell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31 Výroba nábytk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2252.724" table:style-name="ce29">
            <text:p>12 253</text:p>
          </table:table-cell>
          <table:table-cell table:style-name="ce97"/>
          <table:table-cell office:value-type="string" table:style-name="ce17">
            <text:p>31 Manufacture of furniture</text:p>
          </table:table-cell>
          <table:table-cell table:number-columns-repeated="16373"/>
        </table:table-row>
        <table:table-row table:style-name="ro8">
          <table:table-cell table:style-name="ce116"/>
          <table:table-cell table:style-name="ce35"/>
          <table:table-cell table:number-columns-repeated="2" table:style-name="ce68"/>
          <table:table-cell table:number-columns-repeated="2" table:style-name="ce127"/>
          <table:table-cell table:style-name="ce68"/>
          <table:table-cell table:number-columns-repeated="2" table:style-name="ce127"/>
          <table:table-cell table:style-name="ce97"/>
          <table:table-cell table:style-name="ce128"/>
          <table:table-cell table:number-columns-repeated="16373" table:style-name="ce116"/>
        </table:table-row>
        <table:table-row table:style-name="ro2">
          <table:table-cell office:value-type="string" table:number-columns-spanned="2" table:number-rows-spanned="1" table:style-name="ce348">
            <text:p>3 Trenčiansky kraj</text:p>
          </table:table-cell>
          <table:covered-table-cell/>
          <table:table-cell table:number-columns-repeated="2" table:style-name="ce70"/>
          <table:table-cell table:number-columns-repeated="2" table:style-name="ce132"/>
          <table:table-cell table:style-name="ce70"/>
          <table:table-cell table:number-columns-repeated="2" table:style-name="ce132"/>
          <table:table-cell office:value-type="string" table:number-columns-spanned="2" table:number-rows-spanned="1" table:style-name="ce337">
            <text:p>3 Region of Trenčín</text:p>
          </table:table-cell>
          <table:covered-table-cell/>
          <table:table-cell table:number-columns-repeated="16373"/>
        </table:table-row>
        <table:table-row table:style-name="ro8">
          <table:table-cell table:style-name="ce115"/>
          <table:table-cell table:style-name="ce56"/>
          <table:table-cell table:number-columns-repeated="2" table:style-name="ce70"/>
          <table:table-cell table:number-columns-repeated="2" table:style-name="ce132"/>
          <table:table-cell table:style-name="ce70"/>
          <table:table-cell table:number-columns-repeated="2" table:style-name="ce132"/>
          <table:table-cell table:style-name="ce133"/>
          <table:table-cell table:style-name="ce123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346">
            <text:p>Priemysel spolu <text:s/>(B C D E)</text:p>
          </table:table-cell>
          <table:covered-table-cell/>
          <table:table-cell office:value-type="float" office:value="10298.44" table:style-name="ce29">
            <text:p>10 298</text:p>
          </table:table-cell>
          <table:table-cell office:value-type="string" table:style-name="ce29">
            <text:p>-</text:p>
          </table:table-cell>
          <table:table-cell office:value-type="float" office:value="550964.04" table:style-name="ce29">
            <text:p>550 964</text:p>
          </table:table-cell>
          <table:table-cell office:value-type="float" office:value="8948.3729999999996" table:style-name="ce29">
            <text:p>8 948</text:p>
          </table:table-cell>
          <table:table-cell office:value-type="string" table:style-name="ce29">
            <text:p>-</text:p>
          </table:table-cell>
          <table:table-cell office:value-type="float" office:value="964707.97499999998" table:style-name="ce29">
            <text:p>964 708</text:p>
          </table:table-cell>
          <table:table-cell office:value-type="float" office:value="451682.935" table:style-name="ce29">
            <text:p>451 683</text:p>
          </table:table-cell>
          <table:table-cell office:value-type="string" table:number-columns-spanned="2" table:number-rows-spanned="1" table:style-name="ce342">
            <text:p>Industry total (B C D E)</text:p>
          </table:table-cell>
          <table:covered-table-cell/>
          <table:table-cell table:number-columns-repeated="16373"/>
        </table:table-row>
        <table:table-row table:style-name="ro8">
          <table:table-cell table:style-name="ce35"/>
          <table:table-cell table:style-name="ce36"/>
          <table:table-cell table:number-columns-repeated="3" table:style-name="ce29"/>
          <table:table-cell table:style-name="ce124"/>
          <table:table-cell table:number-columns-repeated="3" table:style-name="ce29"/>
          <table:table-cell table:style-name="ce125"/>
          <table:table-cell table:style-name="ce112"/>
          <table:table-cell table:number-columns-repeated="16373"/>
        </table:table-row>
        <table:table-row table:style-name="ro6">
          <table:table-cell office:value-type="string" table:style-name="ce115">
            <text:p>C</text:p>
          </table:table-cell>
          <table:table-cell office:value-type="string" table:style-name="ce17">
            <text:p>Priemyselná výroba</text:p>
          </table:table-cell>
          <table:table-cell office:value-type="float" office:value="10298.44" table:style-name="ce29">
            <text:p>10 298</text:p>
          </table:table-cell>
          <table:table-cell office:value-type="string" table:style-name="ce29">
            <text:p>-</text:p>
          </table:table-cell>
          <table:table-cell office:value-type="float" office:value="550964.04" table:style-name="ce29">
            <text:p>550 964</text:p>
          </table:table-cell>
          <table:table-cell office:value-type="float" office:value="689.22" table:style-name="ce29">
            <text:p>689</text:p>
          </table:table-cell>
          <table:table-cell office:value-type="string" table:style-name="ce29">
            <text:p>-</text:p>
          </table:table-cell>
          <table:table-cell office:value-type="float" office:value="964707.97499999998" table:style-name="ce29">
            <text:p>964 708</text:p>
          </table:table-cell>
          <table:table-cell office:value-type="float" office:value="81975.520000000004" table:style-name="ce29">
            <text:p>81 976</text:p>
          </table:table-cell>
          <table:table-cell office:value-type="string" table:style-name="ce97">
            <text:p>C</text:p>
          </table:table-cell>
          <table:table-cell office:value-type="string" table:style-name="ce17">
            <text:p>Manufacturing</text:p>
          </table:table-cell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10 Výroba potravín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45361.47" table:style-name="ce29">
            <text:p>45 361</text:p>
          </table:table-cell>
          <table:table-cell office:value-type="float" office:value="43.603999999999999" table:style-name="ce29">
            <text:p>44</text:p>
          </table:table-cell>
          <table:table-cell table:style-name="ce97"/>
          <table:table-cell office:value-type="string" table:style-name="ce17">
            <text:p>10 Manuf.of food products</text:p>
          </table:table-cell>
          <table:table-cell table:number-columns-repeated="16373"/>
        </table:table-row>
        <table:table-row table:style-name="ro6">
          <table:table-cell table:number-columns-repeated="16384"/>
        </table:table-row>
        <table:table-row table:style-name="ro6">
          <table:table-cell table:style-name="ce115"/>
          <table:table-cell table:style-name="ce17"/>
          <table:table-cell table:number-columns-repeated="7" table:style-name="ce31"/>
          <table:table-cell table:style-name="ce97"/>
          <table:table-cell table:style-name="ce17"/>
          <table:table-cell table:number-columns-repeated="16373"/>
        </table:table-row>
        <table:table-row table:style-name="ro3">
          <table:table-cell office:value-type="string" table:number-columns-spanned="11" table:number-rows-spanned="1" table:style-name="ce335">
            <text:p>Tab. č. 2-4. Spotreba vybraných druhov tuhých palív <text:s/>v priemysle v GJ - podľa krajov za rok 2020</text:p>
          </table:table-cell>
          <table:covered-table-cell table:number-columns-repeated="10"/>
          <table:table-cell table:number-columns-repeated="16373" table:style-name="ce113"/>
        </table:table-row>
        <table:table-row table:style-name="ro3">
          <table:table-cell office:value-type="string" table:number-columns-spanned="11" table:number-rows-spanned="1" table:style-name="ce336">
            <text:p>Consumption of Selected Solid Fuels in Industry in GJ - by Regions in 2020</text:p>
          </table:table-cell>
          <table:covered-table-cell table:number-columns-repeated="10"/>
          <table:table-cell table:number-columns-repeated="16373" table:style-name="ce113"/>
        </table:table-row>
        <table:table-row table:style-name="ro3">
          <table:table-cell table:style-name="ce113"/>
          <table:table-cell table:style-name="ce134"/>
          <table:table-cell table:number-columns-repeated="8" table:style-name="ce135"/>
          <table:table-cell table:style-name="ce136"/>
          <table:table-cell table:number-columns-repeated="16373" table:style-name="ce113"/>
        </table:table-row>
        <table:table-row table:style-name="ro3">
          <table:table-cell office:value-type="string" table:number-columns-spanned="2" table:number-rows-spanned="1" table:style-name="ce339">
            <text:p>1. pokračovanie</text:p>
          </table:table-cell>
          <table:covered-table-cell/>
          <table:table-cell table:number-columns-repeated="8" table:style-name="ce137"/>
          <table:table-cell office:value-type="string" table:style-name="ce138">
            <text:p>1st continuation</text:p>
          </table:table-cell>
          <table:table-cell table:number-columns-repeated="16373" table:style-name="ce139"/>
        </table:table-row>
        <table:table-row table:style-name="ro4">
          <table:table-cell table:style-name="ce115"/>
          <table:table-cell table:style-name="ce83"/>
          <table:table-cell office:value-type="string" table:number-columns-spanned="1" table:number-rows-spanned="2" table:style-name="ce308">
            <text:p>Antracit</text:p>
          </table:table-cell>
          <table:table-cell office:value-type="string" table:number-columns-spanned="2" table:number-rows-spanned="1" table:style-name="ce369">
            <text:p>Čierne uhlie</text:p>
          </table:table-cell>
          <table:covered-table-cell/>
          <table:table-cell office:value-type="string" table:number-columns-spanned="1" table:number-rows-spanned="2" table:style-name="ce308">
            <text:p>Hnedé uhlie a lignit</text:p>
          </table:table-cell>
          <table:table-cell office:value-type="string" table:number-columns-spanned="1" table:number-rows-spanned="2" table:style-name="ce306">
            <text:p>Hnedouhoľné a rašelinové brikety<text:s/></text:p>
          </table:table-cell>
          <table:table-cell office:value-type="string" table:number-columns-spanned="1" table:number-rows-spanned="2" table:style-name="ce308">
            <text:p>Koks čiernouhoľný<text:s text:c="2"/></text:p>
          </table:table-cell>
          <table:table-cell office:value-type="string" table:number-columns-spanned="1" table:number-rows-spanned="2" table:style-name="ce308">
            <text:p>Palivové drevo</text:p>
          </table:table-cell>
          <table:table-cell table:style-name="ce24"/>
          <table:table-cell table:style-name="ce114"/>
          <table:table-cell table:number-columns-repeated="16373"/>
        </table:table-row>
        <table:table-row table:style-name="ro4">
          <table:table-cell table:style-name="ce115"/>
          <table:table-cell table:style-name="ce6"/>
          <table:covered-table-cell/>
          <table:table-cell office:value-type="string" table:number-columns-spanned="2" table:number-rows-spanned="1" table:style-name="ce370">
            <text:p>Hard Coal</text:p>
          </table:table-cell>
          <table:covered-table-cell/>
          <table:covered-table-cell/>
          <table:covered-table-cell/>
          <table:covered-table-cell/>
          <table:covered-table-cell/>
          <table:table-cell table:style-name="ce84"/>
          <table:table-cell table:style-name="ce116"/>
          <table:table-cell table:number-columns-repeated="16373"/>
        </table:table-row>
        <table:table-row table:style-name="ro4">
          <table:table-cell table:style-name="ce115"/>
          <table:table-cell table:style-name="ce8"/>
          <table:table-cell office:value-type="string" table:number-columns-spanned="1" table:number-rows-spanned="2" table:style-name="ce373">
            <text:p>Antracite</text:p>
          </table:table-cell>
          <table:table-cell office:value-type="string" table:style-name="ce27">
            <text:p>koksovateľné</text:p>
          </table:table-cell>
          <table:table-cell office:value-type="string" table:style-name="ce28">
            <text:p>ostatné</text:p>
          </table:table-cell>
          <table:table-cell office:value-type="string" table:number-columns-spanned="1" table:number-rows-spanned="2" table:style-name="ce371">
            <text:p>Brown Coal and Lignite<text:s/></text:p>
          </table:table-cell>
          <table:table-cell office:value-type="string" table:number-columns-spanned="1" table:number-rows-spanned="2" table:style-name="ce371">
            <text:p>Brown Coal and Peat Briquettes</text:p>
          </table:table-cell>
          <table:table-cell office:value-type="string" table:number-columns-spanned="1" table:number-rows-spanned="2" table:style-name="ce371">
            <text:p>Hard Coal Coke</text:p>
          </table:table-cell>
          <table:table-cell office:value-type="string" table:number-columns-spanned="1" table:number-rows-spanned="2" table:style-name="ce371">
            <text:p>Wood</text:p>
          </table:table-cell>
          <table:table-cell table:style-name="ce20"/>
          <table:table-cell table:style-name="ce116"/>
          <table:table-cell table:number-columns-repeated="16373"/>
        </table:table-row>
        <table:table-row table:style-name="ro4">
          <table:table-cell table:style-name="ce117"/>
          <table:table-cell table:style-name="ce12"/>
          <table:covered-table-cell/>
          <table:table-cell office:value-type="string" table:style-name="ce13">
            <text:p>Coking</text:p>
          </table:table-cell>
          <table:table-cell office:value-type="string" table:style-name="ce14">
            <text:p>Other</text:p>
          </table:table-cell>
          <table:covered-table-cell/>
          <table:covered-table-cell/>
          <table:covered-table-cell/>
          <table:covered-table-cell/>
          <table:table-cell table:style-name="ce85"/>
          <table:table-cell table:style-name="ce117"/>
          <table:table-cell table:number-columns-repeated="16373"/>
        </table:table-row>
        <table:table-row table:style-name="ro16">
          <table:table-cell table:style-name="ce115"/>
          <table:table-cell table:style-name="ce8"/>
          <table:table-cell table:style-name="ce34"/>
          <table:table-cell table:style-name="ce86"/>
          <table:table-cell table:style-name="ce19"/>
          <table:table-cell table:style-name="ce33"/>
          <table:table-cell table:style-name="ce20"/>
          <table:table-cell table:number-columns-repeated="2" table:style-name="ce33"/>
          <table:table-cell table:style-name="ce20"/>
          <table:table-cell table:style-name="ce116"/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15 Výroba kože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689.22" table:style-name="ce29">
            <text:p>68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97"/>
          <table:table-cell office:value-type="string" table:style-name="ce17">
            <text:p>15 Manufacture of leather</text:p>
          </table:table-cell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16 Spracovanie drev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60195.322" table:style-name="ce29">
            <text:p>60 195</text:p>
          </table:table-cell>
          <table:table-cell table:style-name="ce97"/>
          <table:table-cell office:value-type="string" table:style-name="ce17">
            <text:p>16 Manufacture of wood</text:p>
          </table:table-cell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20 Výroba chemikálií</text:p>
          </table:table-cell>
          <table:table-cell office:value-type="float" office:value="10298.44" table:style-name="ce29">
            <text:p>10 29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919346.505" table:style-name="ce29">
            <text:p>919 347</text:p>
          </table:table-cell>
          <table:table-cell office:value-type="string" table:style-name="ce29">
            <text:p>-</text:p>
          </table:table-cell>
          <table:table-cell table:style-name="ce97"/>
          <table:table-cell office:value-type="string" table:style-name="ce17">
            <text:p>20 Manufacture of chemicals</text:p>
          </table:table-cell>
          <table:table-cell table:number-columns-repeated="16373"/>
        </table:table-row>
        <table:table-row table:style-name="ro3">
          <table:table-cell table:style-name="ce115"/>
          <table:table-cell office:value-type="string" table:style-name="ce17">
            <text:p>22 Výroba výrobkov z gum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4861.8459999999995" table:style-name="ce29">
            <text:p>4 862</text:p>
          </table:table-cell>
          <table:table-cell table:style-name="ce140"/>
          <table:table-cell office:value-type="string" table:style-name="ce17">
            <text:p>22 Manu.of rub.,plast.prod.</text:p>
          </table:table-cell>
          <table:table-cell table:number-columns-repeated="16373"/>
        </table:table-row>
        <table:table-row table:style-name="ro3">
          <table:table-cell table:style-name="ce115"/>
          <table:table-cell office:value-type="string" table:style-name="ce17">
            <text:p>23 Výroba ost.nekov.výr.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550964.04" table:style-name="ce29">
            <text:p>550 96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39.822" table:style-name="ce29">
            <text:p>240</text:p>
          </table:table-cell>
          <table:table-cell table:style-name="ce140"/>
          <table:table-cell office:value-type="string" table:style-name="ce17">
            <text:p>23 Manuf.of oth.non-met.pr.</text:p>
          </table:table-cell>
          <table:table-cell table:number-columns-repeated="16373"/>
        </table:table-row>
        <table:table-row table:style-name="ro3">
          <table:table-cell table:style-name="ce115"/>
          <table:table-cell office:value-type="string" table:style-name="ce17">
            <text:p>25 Výroba kov.konštrukcií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616.2399999999998" table:style-name="ce29">
            <text:p>2 616</text:p>
          </table:table-cell>
          <table:table-cell table:style-name="ce140"/>
          <table:table-cell office:value-type="string" table:style-name="ce17">
            <text:p>25 Manu.of fabric.met.prod.</text:p>
          </table:table-cell>
          <table:table-cell table:number-columns-repeated="16373"/>
        </table:table-row>
        <table:table-row table:style-name="ro3">
          <table:table-cell table:style-name="ce115"/>
          <table:table-cell office:value-type="string" table:style-name="ce17">
            <text:p>29 Výroba motor.vozidiel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406.229" table:style-name="ce29">
            <text:p>1 406</text:p>
          </table:table-cell>
          <table:table-cell table:style-name="ce140"/>
          <table:table-cell office:value-type="string" table:style-name="ce17">
            <text:p>29 Manuf.of mot.vehicles</text:p>
          </table:table-cell>
          <table:table-cell table:number-columns-repeated="16373"/>
        </table:table-row>
        <table:table-row table:style-name="ro3">
          <table:table-cell table:style-name="ce115"/>
          <table:table-cell office:value-type="string" table:style-name="ce17">
            <text:p>31 Výroba nábytk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2612.457" table:style-name="ce29">
            <text:p>12 612</text:p>
          </table:table-cell>
          <table:table-cell table:style-name="ce140"/>
          <table:table-cell office:value-type="string" table:style-name="ce17">
            <text:p>31 Manufacture of furniture</text:p>
          </table:table-cell>
          <table:table-cell table:number-columns-repeated="16373"/>
        </table:table-row>
        <table:table-row table:style-name="ro8">
          <table:table-cell table:style-name="ce115"/>
          <table:table-cell table:style-name="ce17"/>
          <table:table-cell table:number-columns-repeated="4" table:style-name="ce29"/>
          <table:table-cell table:number-columns-repeated="3" table:style-name="ce124"/>
          <table:table-cell table:style-name="ce140"/>
          <table:table-cell table:style-name="ce17"/>
          <table:table-cell table:number-columns-repeated="16373"/>
        </table:table-row>
        <table:table-row table:style-name="ro2">
          <table:table-cell office:value-type="string" table:style-name="ce115">
            <text:p>D</text:p>
          </table:table-cell>
          <table:table-cell office:value-type="string" table:style-name="ce17">
            <text:p>Dod.elektriny,plynu,par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69707.41499999998" table:style-name="ce29">
            <text:p>369 707</text:p>
          </table:table-cell>
          <table:table-cell office:value-type="string" table:style-name="ce140">
            <text:p>D</text:p>
          </table:table-cell>
          <table:table-cell office:value-type="string" table:style-name="ce17">
            <text:p>Electr,gas,steam supply</text:p>
          </table:table-cell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35 Dod.elektr,plynu,par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69707.41499999998" table:style-name="ce29">
            <text:p>369 707</text:p>
          </table:table-cell>
          <table:table-cell table:style-name="ce126"/>
          <table:table-cell office:value-type="string" table:style-name="ce17">
            <text:p>35 Electr,gas,steam supply</text:p>
          </table:table-cell>
          <table:table-cell table:number-columns-repeated="16373"/>
        </table:table-row>
        <table:table-row table:style-name="ro6">
          <table:table-cell table:style-name="ce115"/>
          <table:table-cell table:style-name="ce35"/>
          <table:table-cell table:number-columns-repeated="2" table:style-name="ce90"/>
          <table:table-cell table:number-columns-repeated="5" table:style-name="ce141"/>
          <table:table-cell table:style-name="ce126"/>
          <table:table-cell table:style-name="ce128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348">
            <text:p>4 Nitriansky kraj</text:p>
          </table:table-cell>
          <table:covered-table-cell/>
          <table:table-cell table:number-columns-repeated="2" table:style-name="ce92"/>
          <table:table-cell table:number-columns-repeated="5" table:style-name="ce142"/>
          <table:table-cell office:value-type="string" table:number-columns-spanned="2" table:number-rows-spanned="1" table:style-name="ce337">
            <text:p>4 Region of Nitra</text:p>
          </table:table-cell>
          <table:covered-table-cell/>
          <table:table-cell table:number-columns-repeated="16373"/>
        </table:table-row>
        <table:table-row table:style-name="ro6">
          <table:table-cell table:style-name="ce115"/>
          <table:table-cell table:style-name="ce56"/>
          <table:table-cell table:number-columns-repeated="2" table:style-name="ce92"/>
          <table:table-cell table:number-columns-repeated="5" table:style-name="ce142"/>
          <table:table-cell table:style-name="ce143"/>
          <table:table-cell table:style-name="ce123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346">
            <text:p>Priemysel spolu <text:s/>(B C D E)</text:p>
          </table:table-cell>
          <table:covered-table-cell/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769.62900000000002" table:style-name="ce29">
            <text:p>77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126686.9909999999" table:style-name="ce29">
            <text:p>2 126 687</text:p>
          </table:table-cell>
          <table:table-cell office:value-type="string" table:number-columns-spanned="2" table:number-rows-spanned="1" table:style-name="ce342">
            <text:p>Industry total (B C D E)</text:p>
          </table:table-cell>
          <table:covered-table-cell/>
          <table:table-cell table:number-columns-repeated="16373"/>
        </table:table-row>
        <table:table-row table:style-name="ro8">
          <table:table-cell table:style-name="ce35"/>
          <table:table-cell table:style-name="ce36"/>
          <table:table-cell table:number-columns-repeated="3" table:style-name="ce29"/>
          <table:table-cell table:style-name="ce124"/>
          <table:table-cell table:number-columns-repeated="2" table:style-name="ce29"/>
          <table:table-cell table:style-name="ce124"/>
          <table:table-cell table:style-name="ce125"/>
          <table:table-cell table:style-name="ce112"/>
          <table:table-cell table:number-columns-repeated="16373"/>
        </table:table-row>
        <table:table-row table:style-name="ro2">
          <table:table-cell office:value-type="string" table:style-name="ce115">
            <text:p>C</text:p>
          </table:table-cell>
          <table:table-cell office:value-type="string" table:style-name="ce17">
            <text:p>Priemyselná výrob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666.24599999999998" table:style-name="ce29">
            <text:p>66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66398.63799999998" table:style-name="ce29">
            <text:p>266 399</text:p>
          </table:table-cell>
          <table:table-cell office:value-type="string" table:style-name="ce140">
            <text:p>C</text:p>
          </table:table-cell>
          <table:table-cell office:value-type="string" table:style-name="ce17">
            <text:p>Manufacturing</text:p>
          </table:table-cell>
          <table:table-cell table:number-columns-repeated="16373"/>
        </table:table-row>
        <table:table-row table:style-name="ro3">
          <table:table-cell table:style-name="ce115"/>
          <table:table-cell office:value-type="string" table:style-name="ce17">
            <text:p>16 Spracovanie drev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666.24599999999998" table:style-name="ce29">
            <text:p>66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57443.14300000001" table:style-name="ce29">
            <text:p>157 443</text:p>
          </table:table-cell>
          <table:table-cell table:style-name="ce140"/>
          <table:table-cell office:value-type="string" table:style-name="ce17">
            <text:p>16 Manufacture of wood</text:p>
          </table:table-cell>
          <table:table-cell table:number-columns-repeated="16373"/>
        </table:table-row>
        <table:table-row table:style-name="ro3">
          <table:table-cell table:style-name="ce115"/>
          <table:table-cell office:value-type="string" table:style-name="ce17">
            <text:p>23 Výroba ost.nekov.výr.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362.625" table:style-name="ce29">
            <text:p>1 363</text:p>
          </table:table-cell>
          <table:table-cell table:style-name="ce140"/>
          <table:table-cell office:value-type="string" table:style-name="ce17">
            <text:p>23 Manuf.of oth.non-met.pr.</text:p>
          </table:table-cell>
          <table:table-cell table:number-columns-repeated="16373"/>
        </table:table-row>
        <table:table-row table:style-name="ro3">
          <table:table-cell table:style-name="ce115"/>
          <table:table-cell office:value-type="string" table:style-name="ce17">
            <text:p>25 Výroba kov.konštrukcií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65972.851999999999" table:style-name="ce29">
            <text:p>65 973</text:p>
          </table:table-cell>
          <table:table-cell table:style-name="ce140"/>
          <table:table-cell office:value-type="string" table:style-name="ce17">
            <text:p>25 Manu.of fabric.met.prod.</text:p>
          </table:table-cell>
          <table:table-cell table:number-columns-repeated="16373"/>
        </table:table-row>
        <table:table-row table:style-name="ro3">
          <table:table-cell table:style-name="ce115"/>
          <table:table-cell office:value-type="string" table:style-name="ce17">
            <text:p>27 Výroba elektrických zar.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94.327" table:style-name="ce29">
            <text:p>294</text:p>
          </table:table-cell>
          <table:table-cell table:style-name="ce140"/>
          <table:table-cell office:value-type="string" table:style-name="ce17">
            <text:p>27 Manuf.of elec.equipment</text:p>
          </table:table-cell>
          <table:table-cell table:number-columns-repeated="16373"/>
        </table:table-row>
        <table:table-row table:style-name="ro3">
          <table:table-cell table:style-name="ce115"/>
          <table:table-cell office:value-type="string" table:style-name="ce17">
            <text:p>31 Výroba nábytk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40235.591" table:style-name="ce29">
            <text:p>40 236</text:p>
          </table:table-cell>
          <table:table-cell table:style-name="ce140"/>
          <table:table-cell office:value-type="string" table:style-name="ce17">
            <text:p>31 Manufacture of furniture</text:p>
          </table:table-cell>
          <table:table-cell table:number-columns-repeated="16373"/>
        </table:table-row>
        <table:table-row table:style-name="ro8">
          <table:table-cell table:style-name="ce115"/>
          <table:table-cell table:style-name="ce17"/>
          <table:table-cell table:number-columns-repeated="7" table:style-name="ce29"/>
          <table:table-cell table:style-name="ce140"/>
          <table:table-cell table:style-name="ce17"/>
          <table:table-cell table:number-columns-repeated="16373"/>
        </table:table-row>
        <table:table-row table:style-name="ro3">
          <table:table-cell office:value-type="string" table:style-name="ce115">
            <text:p>D</text:p>
          </table:table-cell>
          <table:table-cell office:value-type="string" table:style-name="ce17">
            <text:p>Dod.elektriny,plynu,par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860288.3529999999" table:style-name="ce29">
            <text:p>1 860 288</text:p>
          </table:table-cell>
          <table:table-cell office:value-type="string" table:style-name="ce140">
            <text:p>D</text:p>
          </table:table-cell>
          <table:table-cell office:value-type="string" table:style-name="ce17">
            <text:p>Electr,gas,steam supply</text:p>
          </table:table-cell>
          <table:table-cell table:number-columns-repeated="16373"/>
        </table:table-row>
        <table:table-row table:style-name="ro3">
          <table:table-cell table:style-name="ce115"/>
          <table:table-cell office:value-type="string" table:style-name="ce17">
            <text:p>35 Dod.elektr,plynu,par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860288.3529999999" table:style-name="ce29">
            <text:p>1 860 288</text:p>
          </table:table-cell>
          <table:table-cell table:style-name="ce140"/>
          <table:table-cell office:value-type="string" table:style-name="ce17">
            <text:p>35 Electr,gas,steam supply</text:p>
          </table:table-cell>
          <table:table-cell table:number-columns-repeated="16373"/>
        </table:table-row>
        <table:table-row table:style-name="ro8">
          <table:table-cell table:style-name="ce115"/>
          <table:table-cell table:style-name="ce17"/>
          <table:table-cell table:number-columns-repeated="7" table:style-name="ce29"/>
          <table:table-cell table:style-name="ce140"/>
          <table:table-cell table:style-name="ce17"/>
          <table:table-cell table:number-columns-repeated="16373"/>
        </table:table-row>
        <table:table-row table:style-name="ro3">
          <table:table-cell office:value-type="string" table:style-name="ce115">
            <text:p>E</text:p>
          </table:table-cell>
          <table:table-cell office:value-type="string" table:style-name="ce17">
            <text:p>Dodávka vod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03.383" table:style-name="ce29">
            <text:p>10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126">
            <text:p>E</text:p>
          </table:table-cell>
          <table:table-cell office:value-type="string" table:style-name="ce17">
            <text:p>Water supply; sewerage</text:p>
          </table:table-cell>
          <table:table-cell table:number-columns-repeated="16373"/>
        </table:table-row>
        <table:table-row table:style-name="ro3">
          <table:table-cell table:style-name="ce115"/>
          <table:table-cell office:value-type="string" table:style-name="ce17">
            <text:p>38 Zber,sprac,likv.odpadov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03.383" table:style-name="ce29">
            <text:p>10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26"/>
          <table:table-cell office:value-type="string" table:style-name="ce17">
            <text:p>38 Waste coll,disposal act.</text:p>
          </table:table-cell>
          <table:table-cell table:number-columns-repeated="16373"/>
        </table:table-row>
        <table:table-row table:style-name="ro7">
          <table:table-cell office:value-type="string" table:number-columns-spanned="11" table:number-rows-spanned="1" table:style-name="ce335">
            <text:p>Tab. č. 2-4. Spotreba vybraných druhov tuhých palív <text:s/>v priemysle v GJ - podľa krajov za rok 2020</text:p>
          </table:table-cell>
          <table:covered-table-cell table:number-columns-repeated="10"/>
          <table:table-cell table:number-columns-repeated="16373" table:style-name="ce113"/>
        </table:table-row>
        <table:table-row table:style-name="ro7">
          <table:table-cell office:value-type="string" table:number-columns-spanned="11" table:number-rows-spanned="1" table:style-name="ce336">
            <text:p>Consumption of Selected Solid Fuels in Industry in GJ - by Regions in 2020</text:p>
          </table:table-cell>
          <table:covered-table-cell table:number-columns-repeated="10"/>
          <table:table-cell table:number-columns-repeated="16373" table:style-name="ce113"/>
        </table:table-row>
        <table:table-row table:style-name="ro3">
          <table:table-cell table:style-name="ce113"/>
          <table:table-cell table:style-name="ce134"/>
          <table:table-cell table:number-columns-repeated="8" table:style-name="ce135"/>
          <table:table-cell table:style-name="ce136"/>
          <table:table-cell table:number-columns-repeated="16373" table:style-name="ce113"/>
        </table:table-row>
        <table:table-row table:style-name="ro3">
          <table:table-cell office:value-type="string" table:number-columns-spanned="2" table:number-rows-spanned="1" table:style-name="ce339">
            <text:p>2. pokračovanie</text:p>
          </table:table-cell>
          <table:covered-table-cell/>
          <table:table-cell table:number-columns-repeated="8" table:style-name="ce137"/>
          <table:table-cell office:value-type="string" table:style-name="ce138">
            <text:p>2nd continuation</text:p>
          </table:table-cell>
          <table:table-cell table:number-columns-repeated="16373" table:style-name="ce139"/>
        </table:table-row>
        <table:table-row table:style-name="ro4">
          <table:table-cell table:style-name="ce115"/>
          <table:table-cell table:style-name="ce83"/>
          <table:table-cell office:value-type="string" table:number-columns-spanned="1" table:number-rows-spanned="2" table:style-name="ce308">
            <text:p>Antracit</text:p>
          </table:table-cell>
          <table:table-cell office:value-type="string" table:number-columns-spanned="2" table:number-rows-spanned="1" table:style-name="ce369">
            <text:p>Čierne uhlie</text:p>
          </table:table-cell>
          <table:covered-table-cell/>
          <table:table-cell office:value-type="string" table:number-columns-spanned="1" table:number-rows-spanned="2" table:style-name="ce308">
            <text:p>Hnedé uhlie a lignit</text:p>
          </table:table-cell>
          <table:table-cell office:value-type="string" table:number-columns-spanned="1" table:number-rows-spanned="2" table:style-name="ce306">
            <text:p>Hnedouhoľné a rašelinové brikety<text:s/></text:p>
          </table:table-cell>
          <table:table-cell office:value-type="string" table:number-columns-spanned="1" table:number-rows-spanned="2" table:style-name="ce308">
            <text:p>Koks čiernouhoľný<text:s text:c="2"/></text:p>
          </table:table-cell>
          <table:table-cell office:value-type="string" table:number-columns-spanned="1" table:number-rows-spanned="2" table:style-name="ce308">
            <text:p>Palivové drevo</text:p>
          </table:table-cell>
          <table:table-cell table:style-name="ce24"/>
          <table:table-cell table:style-name="ce114"/>
          <table:table-cell table:number-columns-repeated="16373"/>
        </table:table-row>
        <table:table-row table:style-name="ro4">
          <table:table-cell table:style-name="ce115"/>
          <table:table-cell table:style-name="ce6"/>
          <table:covered-table-cell/>
          <table:table-cell office:value-type="string" table:number-columns-spanned="2" table:number-rows-spanned="1" table:style-name="ce370">
            <text:p>Hard Coal</text:p>
          </table:table-cell>
          <table:covered-table-cell/>
          <table:covered-table-cell/>
          <table:covered-table-cell/>
          <table:covered-table-cell/>
          <table:covered-table-cell/>
          <table:table-cell table:style-name="ce84"/>
          <table:table-cell table:style-name="ce116"/>
          <table:table-cell table:number-columns-repeated="16373"/>
        </table:table-row>
        <table:table-row table:style-name="ro4">
          <table:table-cell table:style-name="ce115"/>
          <table:table-cell table:style-name="ce8"/>
          <table:table-cell office:value-type="string" table:number-columns-spanned="1" table:number-rows-spanned="2" table:style-name="ce373">
            <text:p>Antracite</text:p>
          </table:table-cell>
          <table:table-cell office:value-type="string" table:style-name="ce27">
            <text:p>koksovateľné</text:p>
          </table:table-cell>
          <table:table-cell office:value-type="string" table:style-name="ce28">
            <text:p>ostatné</text:p>
          </table:table-cell>
          <table:table-cell office:value-type="string" table:number-columns-spanned="1" table:number-rows-spanned="2" table:style-name="ce371">
            <text:p>Brown Coal and Lignite<text:s/></text:p>
          </table:table-cell>
          <table:table-cell office:value-type="string" table:number-columns-spanned="1" table:number-rows-spanned="2" table:style-name="ce371">
            <text:p>Brown Coal and Peat Briquettes</text:p>
          </table:table-cell>
          <table:table-cell office:value-type="string" table:number-columns-spanned="1" table:number-rows-spanned="2" table:style-name="ce371">
            <text:p>Hard Coal Coke</text:p>
          </table:table-cell>
          <table:table-cell office:value-type="string" table:number-columns-spanned="1" table:number-rows-spanned="2" table:style-name="ce371">
            <text:p>Wood</text:p>
          </table:table-cell>
          <table:table-cell table:style-name="ce20"/>
          <table:table-cell table:style-name="ce116"/>
          <table:table-cell table:number-columns-repeated="16373"/>
        </table:table-row>
        <table:table-row table:style-name="ro4">
          <table:table-cell table:style-name="ce117"/>
          <table:table-cell table:style-name="ce12"/>
          <table:covered-table-cell/>
          <table:table-cell office:value-type="string" table:style-name="ce13">
            <text:p>Coking</text:p>
          </table:table-cell>
          <table:table-cell office:value-type="string" table:style-name="ce14">
            <text:p>Other</text:p>
          </table:table-cell>
          <table:covered-table-cell/>
          <table:covered-table-cell/>
          <table:covered-table-cell/>
          <table:covered-table-cell/>
          <table:table-cell table:style-name="ce85"/>
          <table:table-cell table:style-name="ce117"/>
          <table:table-cell table:number-columns-repeated="16373"/>
        </table:table-row>
        <table:table-row table:style-name="ro8">
          <table:table-cell table:style-name="ce115"/>
          <table:table-cell table:style-name="ce8"/>
          <table:table-cell table:style-name="ce34"/>
          <table:table-cell table:style-name="ce86"/>
          <table:table-cell table:style-name="ce19"/>
          <table:table-cell table:style-name="ce33"/>
          <table:table-cell table:style-name="ce20"/>
          <table:table-cell table:number-columns-repeated="2" table:style-name="ce33"/>
          <table:table-cell table:style-name="ce20"/>
          <table:table-cell table:style-name="ce116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348">
            <text:p>5 Žilinský kraj</text:p>
          </table:table-cell>
          <table:covered-table-cell/>
          <table:table-cell table:number-columns-repeated="7" table:style-name="ce92"/>
          <table:table-cell office:value-type="string" table:number-columns-spanned="2" table:number-rows-spanned="1" table:style-name="ce337">
            <text:p>5 Region of Žilina</text:p>
          </table:table-cell>
          <table:covered-table-cell/>
          <table:table-cell table:number-columns-repeated="16373"/>
        </table:table-row>
        <table:table-row table:style-name="ro17">
          <table:table-cell table:style-name="ce115"/>
          <table:table-cell table:style-name="ce56"/>
          <table:table-cell table:number-columns-repeated="7" table:style-name="ce92"/>
          <table:table-cell table:style-name="ce143"/>
          <table:table-cell table:style-name="ce123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346">
            <text:p>Priemysel spolu <text:s/>(B C D E)</text:p>
          </table:table-cell>
          <table:covered-table-cell/>
          <table:table-cell office:value-type="float" office:value="888976.98399999994" table:style-name="ce29">
            <text:p>888 97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872323.5649999999" table:style-name="ce29">
            <text:p>1 872 324</text:p>
          </table:table-cell>
          <table:table-cell office:value-type="string" table:style-name="ce29">
            <text:p>-</text:p>
          </table:table-cell>
          <table:table-cell office:value-type="float" office:value="875933.94000000006" table:style-name="ce29">
            <text:p>875 934</text:p>
          </table:table-cell>
          <table:table-cell office:value-type="float" office:value="5278558.5269999998" table:style-name="ce29">
            <text:p>5 278 559</text:p>
          </table:table-cell>
          <table:table-cell office:value-type="string" table:number-columns-spanned="2" table:number-rows-spanned="1" table:style-name="ce342">
            <text:p>Industry total (B C D E)</text:p>
          </table:table-cell>
          <table:covered-table-cell/>
          <table:table-cell table:number-columns-repeated="16373"/>
        </table:table-row>
        <table:table-row table:style-name="ro8">
          <table:table-cell table:style-name="ce35"/>
          <table:table-cell table:style-name="ce36"/>
          <table:table-cell table:number-columns-repeated="3" table:style-name="ce29"/>
          <table:table-cell table:style-name="ce124"/>
          <table:table-cell table:number-columns-repeated="2" table:style-name="ce29"/>
          <table:table-cell table:style-name="ce124"/>
          <table:table-cell table:style-name="ce125"/>
          <table:table-cell table:style-name="ce112"/>
          <table:table-cell table:number-columns-repeated="16373"/>
        </table:table-row>
        <table:table-row table:style-name="ro6">
          <table:table-cell office:value-type="string" table:style-name="ce115">
            <text:p>B</text:p>
          </table:table-cell>
          <table:table-cell office:value-type="string" table:style-name="ce17">
            <text:p>Ťažba a dobývanie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0446.86" table:style-name="ce29">
            <text:p>20 44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87.207999999999998" table:style-name="ce29">
            <text:p>87</text:p>
          </table:table-cell>
          <table:table-cell office:value-type="string" table:style-name="ce97">
            <text:p>B</text:p>
          </table:table-cell>
          <table:table-cell office:value-type="string" table:style-name="ce17">
            <text:p>Mining and quarrying</text:p>
          </table:table-cell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08 Iná ťažba a dobývanie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0446.86" table:style-name="ce29">
            <text:p>20 44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87" table:style-name="ce29">
            <text:p>87</text:p>
          </table:table-cell>
          <table:table-cell table:style-name="ce97"/>
          <table:table-cell office:value-type="string" table:style-name="ce17">
            <text:p>08 Oth.mining and quarrying</text:p>
          </table:table-cell>
          <table:table-cell table:number-columns-repeated="16373"/>
        </table:table-row>
        <table:table-row table:style-name="ro8">
          <table:table-cell table:style-name="ce115"/>
          <table:table-cell table:style-name="ce17"/>
          <table:table-cell table:number-columns-repeated="3" table:style-name="ce29"/>
          <table:table-cell table:style-name="ce124"/>
          <table:table-cell table:number-columns-repeated="2" table:style-name="ce29"/>
          <table:table-cell table:style-name="ce124"/>
          <table:table-cell table:style-name="ce97"/>
          <table:table-cell table:style-name="ce17"/>
          <table:table-cell table:number-columns-repeated="16373"/>
        </table:table-row>
        <table:table-row table:style-name="ro6">
          <table:table-cell office:value-type="string" table:style-name="ce115">
            <text:p>C</text:p>
          </table:table-cell>
          <table:table-cell office:value-type="string" table:style-name="ce17">
            <text:p>Priemyselná výroba</text:p>
          </table:table-cell>
          <table:table-cell office:value-type="float" office:value="888976.98399999994" table:style-name="ce29">
            <text:p>888 97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70713.971999999994" table:style-name="ce29">
            <text:p>70 714</text:p>
          </table:table-cell>
          <table:table-cell office:value-type="string" table:style-name="ce29">
            <text:p>-</text:p>
          </table:table-cell>
          <table:table-cell office:value-type="float" office:value="875933.94000000006" table:style-name="ce29">
            <text:p>875 934</text:p>
          </table:table-cell>
          <table:table-cell office:value-type="float" office:value="3948276.7939999998" table:style-name="ce29">
            <text:p>3 948 277</text:p>
          </table:table-cell>
          <table:table-cell office:value-type="string" table:style-name="ce126">
            <text:p>C</text:p>
          </table:table-cell>
          <table:table-cell office:value-type="string" table:style-name="ce17">
            <text:p>Manufacturing</text:p>
          </table:table-cell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16 Spracovanie drev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144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105884.648" table:style-name="ce145">
            <text:p>1 105 885</text:p>
          </table:table-cell>
          <table:table-cell table:style-name="ce20"/>
          <table:table-cell office:value-type="string" table:style-name="ce17">
            <text:p>16 Manufacture of wood</text:p>
          </table:table-cell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17 Výroba papier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144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595331.8819999998" table:style-name="ce145">
            <text:p>2 595 332</text:p>
          </table:table-cell>
          <table:table-cell table:style-name="ce20"/>
          <table:table-cell office:value-type="string" table:style-name="ce17">
            <text:p>17 Manufacture of paper</text:p>
          </table:table-cell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18 Tlač,reprod.záznam.médií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144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4273.192" table:style-name="ce29">
            <text:p>4 273</text:p>
          </table:table-cell>
          <table:table-cell table:style-name="ce126"/>
          <table:table-cell office:value-type="string" table:style-name="ce17">
            <text:p>18 Printing,repr.of rec.med</text:p>
          </table:table-cell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24 Výroba,spracovanie kovov</text:p>
          </table:table-cell>
          <table:table-cell office:value-type="float" office:value="888976.98399999994" table:style-name="ce29">
            <text:p>888 97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145">
            <text:p>-</text:p>
          </table:table-cell>
          <table:table-cell office:value-type="string" table:style-name="ce29">
            <text:p>-</text:p>
          </table:table-cell>
          <table:table-cell office:value-type="float" office:value="875933.94000000006" table:style-name="ce29">
            <text:p>875 934</text:p>
          </table:table-cell>
          <table:table-cell office:value-type="float" office:value="236420.88800000001" table:style-name="ce29">
            <text:p>236 421</text:p>
          </table:table-cell>
          <table:table-cell table:style-name="ce126"/>
          <table:table-cell office:value-type="string" table:style-name="ce17">
            <text:p>24 Manuf.of basic metals</text:p>
          </table:table-cell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25 Výroba kov.konštrukcií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776.8630000000001" table:style-name="ce29">
            <text:p>1 777</text:p>
          </table:table-cell>
          <table:table-cell table:style-name="ce126"/>
          <table:table-cell office:value-type="string" table:style-name="ce17">
            <text:p>25 Manu.of fabric.met.prod.</text:p>
          </table:table-cell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27 Výroba elektrických zar.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377.1779999999999" table:style-name="ce29">
            <text:p>3 37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54.504999999999995" table:style-name="ce29">
            <text:p>55</text:p>
          </table:table-cell>
          <table:table-cell table:style-name="ce126"/>
          <table:table-cell office:value-type="string" table:style-name="ce17">
            <text:p>27 Manuf.of elec.equipment</text:p>
          </table:table-cell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29 Výroba motor.vozidiel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991.99099999999999" table:style-name="ce29">
            <text:p>992</text:p>
          </table:table-cell>
          <table:table-cell table:style-name="ce126"/>
          <table:table-cell office:value-type="string" table:style-name="ce17">
            <text:p>29 Manuf.of mot.vehicles</text:p>
          </table:table-cell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31 Výroba nábytk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907.675" table:style-name="ce29">
            <text:p>1 908</text:p>
          </table:table-cell>
          <table:table-cell table:style-name="ce126"/>
          <table:table-cell office:value-type="string" table:style-name="ce17">
            <text:p>31 Manufacture of furniture</text:p>
          </table:table-cell>
          <table:table-cell table:number-columns-repeated="16373"/>
        </table:table-row>
        <table:table-row table:style-name="ro8">
          <table:table-cell table:style-name="ce115"/>
          <table:table-cell table:style-name="ce17"/>
          <table:table-cell table:number-columns-repeated="6" table:style-name="ce29"/>
          <table:table-cell table:style-name="ce124"/>
          <table:table-cell table:style-name="ce126"/>
          <table:table-cell table:style-name="ce17"/>
          <table:table-cell table:number-columns-repeated="16373"/>
        </table:table-row>
        <table:table-row table:style-name="ro6">
          <table:table-cell office:value-type="string" table:style-name="ce115">
            <text:p>D</text:p>
          </table:table-cell>
          <table:table-cell office:value-type="string" table:style-name="ce17">
            <text:p>Dod.elektriny,plynu,par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781162.733" table:style-name="ce29">
            <text:p>1 781 16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328820.9990000001" table:style-name="ce29">
            <text:p>1 328 821</text:p>
          </table:table-cell>
          <table:table-cell office:value-type="string" table:style-name="ce126">
            <text:p>D</text:p>
          </table:table-cell>
          <table:table-cell office:value-type="string" table:style-name="ce17">
            <text:p>Electr,gas,steam supply</text:p>
          </table:table-cell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35 Dod.elektr,plynu,par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781162.733" table:style-name="ce29">
            <text:p>1 781 16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328820.9990000001" table:style-name="ce29">
            <text:p>1 328 821</text:p>
          </table:table-cell>
          <table:table-cell table:style-name="ce126"/>
          <table:table-cell office:value-type="string" table:style-name="ce17">
            <text:p>35 Electr,gas,steam supply</text:p>
          </table:table-cell>
          <table:table-cell table:number-columns-repeated="16373"/>
        </table:table-row>
        <table:table-row table:style-name="ro8">
          <table:table-cell table:style-name="ce115"/>
          <table:table-cell table:style-name="ce17"/>
          <table:table-cell table:number-columns-repeated="6" table:style-name="ce29"/>
          <table:table-cell table:style-name="ce124"/>
          <table:table-cell table:style-name="ce126"/>
          <table:table-cell table:style-name="ce17"/>
          <table:table-cell table:number-columns-repeated="16373"/>
        </table:table-row>
        <table:table-row table:style-name="ro6">
          <table:table-cell office:value-type="string" table:style-name="ce115">
            <text:p>E</text:p>
          </table:table-cell>
          <table:table-cell office:value-type="string" table:style-name="ce17">
            <text:p>Dodávka vod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373.5260000000001" table:style-name="ce29">
            <text:p>1 374</text:p>
          </table:table-cell>
          <table:table-cell office:value-type="string" table:style-name="ce126">
            <text:p>E</text:p>
          </table:table-cell>
          <table:table-cell office:value-type="string" table:style-name="ce17">
            <text:p>Water supply; sewerage</text:p>
          </table:table-cell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38 Zber,sprac,likv.odpadov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373.5260000000001" table:style-name="ce29">
            <text:p>1 374</text:p>
          </table:table-cell>
          <table:table-cell table:style-name="ce126"/>
          <table:table-cell office:value-type="string" table:style-name="ce17">
            <text:p>38 Waste coll,disposal act.</text:p>
          </table:table-cell>
          <table:table-cell table:number-columns-repeated="16373"/>
        </table:table-row>
        <table:table-row table:style-name="ro6">
          <table:table-cell table:style-name="ce115"/>
          <table:table-cell table:style-name="ce35"/>
          <table:table-cell table:style-name="ce141"/>
          <table:table-cell table:style-name="ce124"/>
          <table:table-cell table:number-columns-repeated="5" table:style-name="ce141"/>
          <table:table-cell table:style-name="ce126"/>
          <table:table-cell table:style-name="ce98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348">
            <text:p>6 Banskobystrický kraj</text:p>
          </table:table-cell>
          <table:covered-table-cell/>
          <table:table-cell table:number-columns-repeated="7" table:style-name="ce142"/>
          <table:table-cell office:value-type="string" table:number-columns-spanned="2" table:number-rows-spanned="1" table:style-name="ce337">
            <text:p>6 Region of Banská Bystrica</text:p>
          </table:table-cell>
          <table:covered-table-cell/>
          <table:table-cell table:number-columns-repeated="16373"/>
        </table:table-row>
        <table:table-row table:style-name="ro8">
          <table:table-cell table:style-name="ce115"/>
          <table:table-cell table:style-name="ce56"/>
          <table:table-cell table:number-columns-repeated="7" table:style-name="ce142"/>
          <table:table-cell table:style-name="ce143"/>
          <table:table-cell table:style-name="ce123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346">
            <text:p>Priemysel spolu <text:s/>(B C D E)</text:p>
          </table:table-cell>
          <table:covered-table-cell/>
          <table:table-cell office:value-type="float" office:value="965133.29599999997" table:style-name="ce29">
            <text:p>965 133</text:p>
          </table:table-cell>
          <table:table-cell office:value-type="string" table:style-name="ce29">
            <text:p>-</text:p>
          </table:table-cell>
          <table:table-cell office:value-type="float" office:value="77817.894" table:style-name="ce29">
            <text:p>77 818</text:p>
          </table:table-cell>
          <table:table-cell office:value-type="float" office:value="286979.72100000002" table:style-name="ce29">
            <text:p>286 980</text:p>
          </table:table-cell>
          <table:table-cell office:value-type="string" table:style-name="ce29">
            <text:p>-</text:p>
          </table:table-cell>
          <table:table-cell office:value-type="float" office:value="578881.27500000002" table:style-name="ce29">
            <text:p>578 881</text:p>
          </table:table-cell>
          <table:table-cell office:value-type="float" office:value="4879799.9469999997" table:style-name="ce29">
            <text:p>4 879 800</text:p>
          </table:table-cell>
          <table:table-cell office:value-type="string" table:number-columns-spanned="2" table:number-rows-spanned="1" table:style-name="ce342">
            <text:p>Industry total (B C D E)</text:p>
          </table:table-cell>
          <table:covered-table-cell/>
          <table:table-cell table:number-columns-repeated="16373"/>
        </table:table-row>
        <table:table-row table:style-name="ro8">
          <table:table-cell table:style-name="ce35"/>
          <table:table-cell table:style-name="ce36"/>
          <table:table-cell table:number-columns-repeated="2" table:style-name="ce29"/>
          <table:table-cell table:number-columns-repeated="2" table:style-name="ce124"/>
          <table:table-cell table:number-columns-repeated="2" table:style-name="ce29"/>
          <table:table-cell table:style-name="ce124"/>
          <table:table-cell table:style-name="ce125"/>
          <table:table-cell table:style-name="ce112"/>
          <table:table-cell table:number-columns-repeated="16373"/>
        </table:table-row>
        <table:table-row table:style-name="ro6">
          <table:table-cell office:value-type="string" table:style-name="ce35">
            <text:p>B</text:p>
          </table:table-cell>
          <table:table-cell office:value-type="string" table:style-name="ce32">
            <text:p>Ťažba a dobývanie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1.487" table:style-name="ce29">
            <text:p>1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1.802" table:style-name="ce29">
            <text:p>22</text:p>
          </table:table-cell>
          <table:table-cell office:value-type="string" table:style-name="ce52">
            <text:p>B</text:p>
          </table:table-cell>
          <table:table-cell office:value-type="string" table:style-name="ce32">
            <text:p>Mining and quarrying</text:p>
          </table:table-cell>
          <table:table-cell table:number-columns-repeated="16373"/>
        </table:table-row>
        <table:table-row table:style-name="ro6">
          <table:table-cell table:style-name="ce35"/>
          <table:table-cell office:value-type="string" table:style-name="ce32">
            <text:p>07 Dobývanie kovových rú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1.487" table:style-name="ce29">
            <text:p>1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2" table:style-name="ce29">
            <text:p>22</text:p>
          </table:table-cell>
          <table:table-cell table:style-name="ce52"/>
          <table:table-cell office:value-type="string" table:style-name="ce32">
            <text:p>07 Mining of metal ores</text:p>
          </table:table-cell>
          <table:table-cell table:number-columns-repeated="16373"/>
        </table:table-row>
        <table:table-row table:style-name="ro17">
          <table:table-cell table:style-name="ce35"/>
          <table:table-cell table:style-name="ce32"/>
          <table:table-cell table:number-columns-repeated="7" table:style-name="ce29"/>
          <table:table-cell table:style-name="ce52"/>
          <table:table-cell table:style-name="ce32"/>
          <table:table-cell table:number-columns-repeated="16373"/>
        </table:table-row>
        <table:table-row table:style-name="ro7">
          <table:table-cell office:value-type="string" table:style-name="ce115">
            <text:p>C</text:p>
          </table:table-cell>
          <table:table-cell office:value-type="string" table:style-name="ce17">
            <text:p>Priemyselná výroba</text:p>
          </table:table-cell>
          <table:table-cell office:value-type="float" office:value="965133.29599999997" table:style-name="ce29">
            <text:p>965 133</text:p>
          </table:table-cell>
          <table:table-cell office:value-type="string" table:style-name="ce29">
            <text:p>-</text:p>
          </table:table-cell>
          <table:table-cell office:value-type="float" office:value="51.347999999999999" table:style-name="ce29">
            <text:p>5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578881.27500000002" table:style-name="ce29">
            <text:p>578 881</text:p>
          </table:table-cell>
          <table:table-cell office:value-type="float" office:value="662922.51300000004" table:style-name="ce29">
            <text:p>662 923</text:p>
          </table:table-cell>
          <table:table-cell office:value-type="string" table:style-name="ce126">
            <text:p>C</text:p>
          </table:table-cell>
          <table:table-cell office:value-type="string" table:style-name="ce17">
            <text:p>Manufacturing</text:p>
          </table:table-cell>
          <table:table-cell table:number-columns-repeated="16373" table:style-name="ce113"/>
        </table:table-row>
        <table:table-row table:number-rows-repeated="2" table:style-name="ro7">
          <table:table-cell table:style-name="ce115"/>
          <table:table-cell table:style-name="ce17"/>
          <table:table-cell table:number-columns-repeated="7" table:style-name="ce31"/>
          <table:table-cell table:style-name="ce126"/>
          <table:table-cell table:style-name="ce17"/>
          <table:table-cell table:number-columns-repeated="16373" table:style-name="ce113"/>
        </table:table-row>
        <table:table-row table:style-name="ro3">
          <table:table-cell office:value-type="string" table:number-columns-spanned="11" table:number-rows-spanned="1" table:style-name="ce335">
            <text:p>Tab. č. 2-4. Spotreba vybraných druhov tuhých palív <text:s/>v priemysle v GJ - podľa krajov za rok 2020</text:p>
          </table:table-cell>
          <table:covered-table-cell table:number-columns-repeated="10"/>
          <table:table-cell table:number-columns-repeated="16373" table:style-name="ce113"/>
        </table:table-row>
        <table:table-row table:style-name="ro3">
          <table:table-cell office:value-type="string" table:number-columns-spanned="11" table:number-rows-spanned="1" table:style-name="ce336">
            <text:p>Consumption of Selected Solid Fuels in Industry in GJ - by Regions in 2020</text:p>
          </table:table-cell>
          <table:covered-table-cell table:number-columns-repeated="10"/>
          <table:table-cell table:number-columns-repeated="16373" table:style-name="ce139"/>
        </table:table-row>
        <table:table-row table:style-name="ro4">
          <table:table-cell table:style-name="ce113"/>
          <table:table-cell table:style-name="ce134"/>
          <table:table-cell table:number-columns-repeated="8" table:style-name="ce135"/>
          <table:table-cell table:style-name="ce136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30">
            <text:p>3. pokračovanie</text:p>
          </table:table-cell>
          <table:covered-table-cell/>
          <table:table-cell table:number-columns-repeated="8" table:style-name="ce137"/>
          <table:table-cell office:value-type="string" table:style-name="ce82">
            <text:p>3rd continuation</text:p>
          </table:table-cell>
          <table:table-cell table:number-columns-repeated="16373"/>
        </table:table-row>
        <table:table-row table:style-name="ro4">
          <table:table-cell table:style-name="ce115"/>
          <table:table-cell table:style-name="ce83"/>
          <table:table-cell office:value-type="string" table:number-columns-spanned="1" table:number-rows-spanned="2" table:style-name="ce308">
            <text:p>Antracit</text:p>
          </table:table-cell>
          <table:table-cell office:value-type="string" table:number-columns-spanned="2" table:number-rows-spanned="1" table:style-name="ce369">
            <text:p>Čierne uhlie</text:p>
          </table:table-cell>
          <table:covered-table-cell/>
          <table:table-cell office:value-type="string" table:number-columns-spanned="1" table:number-rows-spanned="2" table:style-name="ce308">
            <text:p>Hnedé uhlie a lignit</text:p>
          </table:table-cell>
          <table:table-cell office:value-type="string" table:number-columns-spanned="1" table:number-rows-spanned="2" table:style-name="ce306">
            <text:p>Hnedouhoľné a rašelinové brikety<text:s/></text:p>
          </table:table-cell>
          <table:table-cell office:value-type="string" table:number-columns-spanned="1" table:number-rows-spanned="2" table:style-name="ce308">
            <text:p>Koks čiernouhoľný<text:s text:c="2"/></text:p>
          </table:table-cell>
          <table:table-cell office:value-type="string" table:number-columns-spanned="1" table:number-rows-spanned="2" table:style-name="ce308">
            <text:p>Palivové drevo</text:p>
          </table:table-cell>
          <table:table-cell table:style-name="ce24"/>
          <table:table-cell table:style-name="ce114"/>
          <table:table-cell table:number-columns-repeated="16373"/>
        </table:table-row>
        <table:table-row table:style-name="ro4">
          <table:table-cell table:style-name="ce115"/>
          <table:table-cell table:style-name="ce6"/>
          <table:covered-table-cell/>
          <table:table-cell office:value-type="string" table:number-columns-spanned="2" table:number-rows-spanned="1" table:style-name="ce370">
            <text:p>Hard Coal</text:p>
          </table:table-cell>
          <table:covered-table-cell/>
          <table:covered-table-cell/>
          <table:covered-table-cell/>
          <table:covered-table-cell/>
          <table:covered-table-cell/>
          <table:table-cell table:style-name="ce84"/>
          <table:table-cell table:style-name="ce116"/>
          <table:table-cell table:number-columns-repeated="16373"/>
        </table:table-row>
        <table:table-row table:style-name="ro18">
          <table:table-cell table:style-name="ce115"/>
          <table:table-cell table:style-name="ce8"/>
          <table:table-cell office:value-type="string" table:number-columns-spanned="1" table:number-rows-spanned="2" table:style-name="ce373">
            <text:p>Antracite</text:p>
          </table:table-cell>
          <table:table-cell office:value-type="string" table:style-name="ce27">
            <text:p>koksovateľné</text:p>
          </table:table-cell>
          <table:table-cell office:value-type="string" table:style-name="ce28">
            <text:p>ostatné</text:p>
          </table:table-cell>
          <table:table-cell office:value-type="string" table:number-columns-spanned="1" table:number-rows-spanned="2" table:style-name="ce371">
            <text:p>Brown Coal and Lignite<text:s/></text:p>
          </table:table-cell>
          <table:table-cell office:value-type="string" table:number-columns-spanned="1" table:number-rows-spanned="2" table:style-name="ce371">
            <text:p>Brown Coal and Peat Briquettes</text:p>
          </table:table-cell>
          <table:table-cell office:value-type="string" table:number-columns-spanned="1" table:number-rows-spanned="2" table:style-name="ce371">
            <text:p>Hard Coal Coke</text:p>
          </table:table-cell>
          <table:table-cell office:value-type="string" table:number-columns-spanned="1" table:number-rows-spanned="2" table:style-name="ce371">
            <text:p>Wood</text:p>
          </table:table-cell>
          <table:table-cell table:style-name="ce20"/>
          <table:table-cell table:style-name="ce116"/>
          <table:table-cell table:number-columns-repeated="16373"/>
        </table:table-row>
        <table:table-row table:style-name="ro6">
          <table:table-cell table:style-name="ce117"/>
          <table:table-cell table:style-name="ce12"/>
          <table:covered-table-cell/>
          <table:table-cell office:value-type="string" table:style-name="ce13">
            <text:p>Coking</text:p>
          </table:table-cell>
          <table:table-cell office:value-type="string" table:style-name="ce14">
            <text:p>Other</text:p>
          </table:table-cell>
          <table:covered-table-cell/>
          <table:covered-table-cell/>
          <table:covered-table-cell/>
          <table:covered-table-cell/>
          <table:table-cell table:style-name="ce85"/>
          <table:table-cell table:style-name="ce117"/>
          <table:table-cell table:number-columns-repeated="16373"/>
        </table:table-row>
        <table:table-row table:style-name="ro17">
          <table:table-cell table:style-name="ce115"/>
          <table:table-cell table:style-name="ce8"/>
          <table:table-cell table:style-name="ce34"/>
          <table:table-cell table:style-name="ce86"/>
          <table:table-cell table:style-name="ce19"/>
          <table:table-cell table:style-name="ce33"/>
          <table:table-cell table:style-name="ce20"/>
          <table:table-cell table:number-columns-repeated="2" table:style-name="ce33"/>
          <table:table-cell table:style-name="ce20"/>
          <table:table-cell table:style-name="ce116"/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10 Výroba potravín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72955.266" table:style-name="ce29">
            <text:p>172 955</text:p>
          </table:table-cell>
          <table:table-cell table:style-name="ce126"/>
          <table:table-cell office:value-type="string" table:style-name="ce17">
            <text:p>10 Manuf.of food products</text:p>
          </table:table-cell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16 Spracovanie drev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45659.80900000001" table:style-name="ce29">
            <text:p>345 660</text:p>
          </table:table-cell>
          <table:table-cell table:style-name="ce126"/>
          <table:table-cell office:value-type="string" table:style-name="ce17">
            <text:p>16 Manufacture of wood</text:p>
          </table:table-cell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20 Výroba chemikálií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395.328" table:style-name="ce29">
            <text:p>1 395</text:p>
          </table:table-cell>
          <table:table-cell table:style-name="ce126"/>
          <table:table-cell office:value-type="string" table:style-name="ce17">
            <text:p>20 Manufacture of chemicals</text:p>
          </table:table-cell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23 Výroba ost.nekov.výr.</text:p>
          </table:table-cell>
          <table:table-cell office:value-type="float" office:value="854535.87199999997" table:style-name="ce29">
            <text:p>854 53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524566.14" table:style-name="ce29">
            <text:p>524 566</text:p>
          </table:table-cell>
          <table:table-cell office:value-type="float" office:value="1057.3969999999999" table:style-name="ce29">
            <text:p>1 057</text:p>
          </table:table-cell>
          <table:table-cell table:style-name="ce126"/>
          <table:table-cell office:value-type="string" table:style-name="ce17">
            <text:p>23 Manuf.of oth.non-met.pr.</text:p>
          </table:table-cell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24 Výroba,spracovanie kovov</text:p>
          </table:table-cell>
          <table:table-cell office:value-type="float" office:value="110597.424" table:style-name="ce29">
            <text:p>110 597</text:p>
          </table:table-cell>
          <table:table-cell office:value-type="string" table:style-name="ce29">
            <text:p>-</text:p>
          </table:table-cell>
          <table:table-cell office:value-type="float" office:value="51.347999999999999" table:style-name="ce29">
            <text:p>5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54315.135000000002" table:style-name="ce29">
            <text:p>54 315</text:p>
          </table:table-cell>
          <table:table-cell office:value-type="string" table:style-name="ce29">
            <text:p>-</text:p>
          </table:table-cell>
          <table:table-cell table:style-name="ce126"/>
          <table:table-cell office:value-type="string" table:style-name="ce17">
            <text:p>24 Manuf.of basic metals</text:p>
          </table:table-cell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25 Výroba kov.konštrukcií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708.56499999999994" table:style-name="ce29">
            <text:p>709</text:p>
          </table:table-cell>
          <table:table-cell table:style-name="ce126"/>
          <table:table-cell office:value-type="string" table:style-name="ce17">
            <text:p>25 Manu.of fabric.met.prod.</text:p>
          </table:table-cell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27 Výroba elektrických zar.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002.8919999999999" table:style-name="ce29">
            <text:p>1 003</text:p>
          </table:table-cell>
          <table:table-cell table:style-name="ce126"/>
          <table:table-cell office:value-type="string" table:style-name="ce17">
            <text:p>27 Manuf.of elec.equipment</text:p>
          </table:table-cell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28 Výroba strojov a zar.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03897.431" table:style-name="ce29">
            <text:p>103 897</text:p>
          </table:table-cell>
          <table:table-cell table:style-name="ce126"/>
          <table:table-cell office:value-type="string" table:style-name="ce17">
            <text:p>28 Manu.of machinery n.e.c.</text:p>
          </table:table-cell>
          <table:table-cell table:number-columns-repeated="16373"/>
        </table:table-row>
        <table:table-row table:style-name="ro3">
          <table:table-cell table:style-name="ce115"/>
          <table:table-cell office:value-type="string" table:style-name="ce17">
            <text:p>31 Výroba nábytk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6245.824999999997" table:style-name="ce29">
            <text:p>36 246</text:p>
          </table:table-cell>
          <table:table-cell table:style-name="ce126"/>
          <table:table-cell office:value-type="string" table:style-name="ce17">
            <text:p>31 Manufacture of furniture</text:p>
          </table:table-cell>
          <table:table-cell table:number-columns-repeated="16373"/>
        </table:table-row>
        <table:table-row table:style-name="ro8">
          <table:table-cell table:style-name="ce115"/>
          <table:table-cell table:style-name="ce17"/>
          <table:table-cell table:number-columns-repeated="2" table:style-name="ce29"/>
          <table:table-cell table:number-columns-repeated="2" table:style-name="ce124"/>
          <table:table-cell table:number-columns-repeated="2" table:style-name="ce29"/>
          <table:table-cell table:style-name="ce124"/>
          <table:table-cell table:style-name="ce126"/>
          <table:table-cell table:style-name="ce17"/>
          <table:table-cell table:number-columns-repeated="16373"/>
        </table:table-row>
        <table:table-row table:style-name="ro18">
          <table:table-cell office:value-type="string" table:style-name="ce115">
            <text:p>D</text:p>
          </table:table-cell>
          <table:table-cell office:value-type="string" table:style-name="ce17">
            <text:p>Dod.elektriny,plynu,par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77766.546000000002" table:style-name="ce29">
            <text:p>77 767</text:p>
          </table:table-cell>
          <table:table-cell office:value-type="float" office:value="286279.01400000002" table:style-name="ce29">
            <text:p>286 27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4216452.2949999999" table:style-name="ce29">
            <text:p>4 216 452</text:p>
          </table:table-cell>
          <table:table-cell office:value-type="string" table:style-name="ce126">
            <text:p>D</text:p>
          </table:table-cell>
          <table:table-cell office:value-type="string" table:style-name="ce17">
            <text:p>Electr,gas,steam supply</text:p>
          </table:table-cell>
          <table:table-cell table:number-columns-repeated="16373"/>
        </table:table-row>
        <table:table-row table:style-name="ro6">
          <table:table-cell table:style-name="ce115"/>
          <table:table-cell office:value-type="string" table:style-name="ce17">
            <text:p>35 Dod.elektr,plynu,par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77766.546000000002" table:style-name="ce29">
            <text:p>77 767</text:p>
          </table:table-cell>
          <table:table-cell office:value-type="float" office:value="286279.01400000002" table:style-name="ce29">
            <text:p>286 27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4216452.2949999999" table:style-name="ce29">
            <text:p>4 216 452</text:p>
          </table:table-cell>
          <table:table-cell table:style-name="ce126"/>
          <table:table-cell office:value-type="string" table:style-name="ce17">
            <text:p>35 Electr,gas,steam supply</text:p>
          </table:table-cell>
          <table:table-cell table:number-columns-repeated="16373"/>
        </table:table-row>
        <table:table-row table:style-name="ro18">
          <table:table-cell table:style-name="ce115"/>
          <table:table-cell table:style-name="ce17"/>
          <table:table-cell table:number-columns-repeated="7" table:style-name="ce29"/>
          <table:table-cell table:style-name="ce126"/>
          <table:table-cell table:style-name="ce17"/>
          <table:table-cell table:number-columns-repeated="16373"/>
        </table:table-row>
        <table:table-row table:style-name="ro18">
          <table:table-cell office:value-type="string" table:style-name="ce115">
            <text:p>E</text:p>
          </table:table-cell>
          <table:table-cell office:value-type="string" table:style-name="ce17">
            <text:p>Dodávka vod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689.22" table:style-name="ce29">
            <text:p>68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403.33699999999999" table:style-name="ce29">
            <text:p>403</text:p>
          </table:table-cell>
          <table:table-cell office:value-type="string" table:style-name="ce126">
            <text:p>E</text:p>
          </table:table-cell>
          <table:table-cell office:value-type="string" table:style-name="ce17">
            <text:p>Water supply; sewerage</text:p>
          </table:table-cell>
          <table:table-cell table:number-columns-repeated="16373"/>
        </table:table-row>
        <table:table-row table:style-name="ro6">
          <table:table-cell table:style-name="ce45"/>
          <table:table-cell office:value-type="string" table:style-name="ce32">
            <text:p>36 Zber,úprava,dodávka vod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689.22" table:style-name="ce29">
            <text:p>68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403" table:style-name="ce29">
            <text:p>403</text:p>
          </table:table-cell>
          <table:table-cell table:style-name="ce63"/>
          <table:table-cell office:value-type="string" table:style-name="ce32">
            <text:p>36 Water coll,treatm,supply</text:p>
          </table:table-cell>
          <table:table-cell table:number-columns-repeated="16373"/>
        </table:table-row>
        <table:table-row table:style-name="ro8">
          <table:table-cell table:style-name="ce115"/>
          <table:table-cell table:style-name="ce8"/>
          <table:table-cell table:style-name="ce34"/>
          <table:table-cell table:style-name="ce86"/>
          <table:table-cell table:style-name="ce107"/>
          <table:table-cell table:style-name="ce108"/>
          <table:table-cell table:style-name="ce109"/>
          <table:table-cell table:number-columns-repeated="2" table:style-name="ce108"/>
          <table:table-cell table:style-name="ce20"/>
          <table:table-cell table:style-name="ce116"/>
          <table:table-cell table:number-columns-repeated="16373"/>
        </table:table-row>
        <table:table-row table:style-name="ro3">
          <table:table-cell office:value-type="string" table:number-columns-spanned="2" table:number-rows-spanned="1" table:style-name="ce348">
            <text:p>7 Prešovský kraj</text:p>
          </table:table-cell>
          <table:covered-table-cell/>
          <table:table-cell table:number-columns-repeated="2" table:style-name="ce92"/>
          <table:table-cell table:number-columns-repeated="5" table:style-name="ce142"/>
          <table:table-cell office:value-type="string" table:number-columns-spanned="2" table:number-rows-spanned="1" table:style-name="ce337">
            <text:p>7 Region of Prešov</text:p>
          </table:table-cell>
          <table:covered-table-cell/>
          <table:table-cell table:number-columns-repeated="16373"/>
        </table:table-row>
        <table:table-row table:style-name="ro5">
          <table:table-cell table:style-name="ce56"/>
          <table:table-cell table:style-name="ce36"/>
          <table:table-cell table:number-columns-repeated="2" table:style-name="ce92"/>
          <table:table-cell table:number-columns-repeated="5" table:style-name="ce142"/>
          <table:table-cell table:style-name="ce146"/>
          <table:table-cell table:style-name="ce112"/>
          <table:table-cell table:number-columns-repeated="16373"/>
        </table:table-row>
        <table:table-row table:style-name="ro3">
          <table:table-cell office:value-type="string" table:number-columns-spanned="2" table:number-rows-spanned="1" table:style-name="ce346">
            <text:p>Priemysel spolu (B C D E)</text:p>
          </table:table-cell>
          <table:covered-table-cell/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648063.10800000001" table:style-name="ce29">
            <text:p>648 063</text:p>
          </table:table-cell>
          <table:table-cell office:value-type="float" office:value="1367745.6030000001" table:style-name="ce29">
            <text:p>1 367 746</text:p>
          </table:table-cell>
          <table:table-cell office:value-type="string" table:style-name="ce29">
            <text:p>-</text:p>
          </table:table-cell>
          <table:table-cell office:value-type="float" office:value="1468.74" table:style-name="ce29">
            <text:p>1 469</text:p>
          </table:table-cell>
          <table:table-cell office:value-type="float" office:value="2325891.8649999998" table:style-name="ce29">
            <text:p>2 325 892</text:p>
          </table:table-cell>
          <table:table-cell office:value-type="string" table:number-columns-spanned="2" table:number-rows-spanned="1" table:style-name="ce342">
            <text:p>Industry total (B C D E)</text:p>
          </table:table-cell>
          <table:covered-table-cell/>
          <table:table-cell table:number-columns-repeated="16373"/>
        </table:table-row>
        <table:table-row table:style-name="ro8">
          <table:table-cell table:style-name="ce35"/>
          <table:table-cell table:style-name="ce36"/>
          <table:table-cell table:number-columns-repeated="6" table:style-name="ce29"/>
          <table:table-cell table:style-name="ce124"/>
          <table:table-cell table:style-name="ce125"/>
          <table:table-cell table:style-name="ce112"/>
          <table:table-cell table:number-columns-repeated="16373"/>
        </table:table-row>
        <table:table-row table:style-name="ro3">
          <table:table-cell office:value-type="string" table:style-name="ce115">
            <text:p>C</text:p>
          </table:table-cell>
          <table:table-cell office:value-type="string" table:style-name="ce17">
            <text:p>Priemyselná výrob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888769.43099999998" table:style-name="ce29">
            <text:p>888 769</text:p>
          </table:table-cell>
          <table:table-cell office:value-type="string" table:style-name="ce140">
            <text:p>C</text:p>
          </table:table-cell>
          <table:table-cell office:value-type="string" table:style-name="ce17">
            <text:p>Manufacturing</text:p>
          </table:table-cell>
          <table:table-cell table:number-columns-repeated="16373"/>
        </table:table-row>
        <table:table-row table:style-name="ro3">
          <table:table-cell table:style-name="ce115"/>
          <table:table-cell office:value-type="string" table:style-name="ce17">
            <text:p>10 Výroba potravín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44040.04" table:style-name="ce29">
            <text:p>44 040</text:p>
          </table:table-cell>
          <table:table-cell table:style-name="ce140"/>
          <table:table-cell office:value-type="string" table:style-name="ce17">
            <text:p>10 Manuf.of food products</text:p>
          </table:table-cell>
          <table:table-cell table:number-columns-repeated="16373"/>
        </table:table-row>
        <table:table-row table:style-name="ro3">
          <table:table-cell table:style-name="ce115"/>
          <table:table-cell office:value-type="string" table:style-name="ce17">
            <text:p>13 Výroba textil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0.901" table:style-name="ce29">
            <text:p>11</text:p>
          </table:table-cell>
          <table:table-cell table:style-name="ce140"/>
          <table:table-cell office:value-type="string" table:style-name="ce17">
            <text:p>13 Manufacture of textiles</text:p>
          </table:table-cell>
          <table:table-cell table:number-columns-repeated="16373"/>
        </table:table-row>
        <table:table-row table:style-name="ro3">
          <table:table-cell table:style-name="ce115"/>
          <table:table-cell office:value-type="string" table:style-name="ce17">
            <text:p>16 Spracovanie drev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9298.104999999996" table:style-name="ce29">
            <text:p>39 298</text:p>
          </table:table-cell>
          <table:table-cell table:style-name="ce140"/>
          <table:table-cell office:value-type="string" table:style-name="ce17">
            <text:p>16 Manufacture of wood</text:p>
          </table:table-cell>
          <table:table-cell table:number-columns-repeated="16373"/>
        </table:table-row>
        <table:table-row table:style-name="ro3">
          <table:table-cell table:style-name="ce115"/>
          <table:table-cell office:value-type="string" table:style-name="ce17">
            <text:p>17 Výroba papier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744603.70600000001" table:style-name="ce29">
            <text:p>744 604</text:p>
          </table:table-cell>
          <table:table-cell table:style-name="ce140"/>
          <table:table-cell office:value-type="string" table:style-name="ce17">
            <text:p>17 Manufacture of paper</text:p>
          </table:table-cell>
          <table:table-cell table:number-columns-repeated="16373"/>
        </table:table-row>
        <table:table-row table:style-name="ro3">
          <table:table-cell table:style-name="ce115"/>
          <table:table-cell office:value-type="string" table:style-name="ce17">
            <text:p>23 Výroba ost.nekov.výr.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2.703000000000003" table:style-name="ce29">
            <text:p>33</text:p>
          </table:table-cell>
          <table:table-cell table:style-name="ce140"/>
          <table:table-cell office:value-type="string" table:style-name="ce17">
            <text:p>23 Manuf.of oth.non-met.pr.</text:p>
          </table:table-cell>
          <table:table-cell table:number-columns-repeated="16373"/>
        </table:table-row>
        <table:table-row table:style-name="ro2">
          <table:table-cell table:style-name="ce115"/>
          <table:table-cell office:value-type="string" table:style-name="ce17">
            <text:p>25 Výroba kov.konštrukcií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613.348" table:style-name="ce29">
            <text:p>1 613</text:p>
          </table:table-cell>
          <table:table-cell table:style-name="ce140"/>
          <table:table-cell office:value-type="string" table:style-name="ce17">
            <text:p>25 Manu.of fabric.met.prod.</text:p>
          </table:table-cell>
          <table:table-cell table:number-columns-repeated="16373"/>
        </table:table-row>
        <table:table-row table:style-name="ro7">
          <table:table-cell table:style-name="ce115"/>
          <table:table-cell office:value-type="string" table:style-name="ce17">
            <text:p>28 Výroba strojov a zar.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9930.362999999998" table:style-name="ce29">
            <text:p>39 930</text:p>
          </table:table-cell>
          <table:table-cell table:style-name="ce140"/>
          <table:table-cell office:value-type="string" table:style-name="ce17">
            <text:p>28 Manu.of machinery n.e.c.</text:p>
          </table:table-cell>
          <table:table-cell table:number-columns-repeated="16373" table:style-name="ce113"/>
        </table:table-row>
        <table:table-row table:style-name="ro4">
          <table:table-cell office:value-type="string" table:number-columns-spanned="11" table:number-rows-spanned="1" table:style-name="ce335">
            <text:p>Tab. č. 2-4. Spotreba vybraných druhov tuhých palív <text:s/>v priemysle v GJ - podľa krajov za rok 2020</text:p>
          </table:table-cell>
          <table:covered-table-cell table:number-columns-repeated="10"/>
          <table:table-cell table:number-columns-repeated="16373"/>
        </table:table-row>
        <table:table-row table:style-name="ro19">
          <table:table-cell office:value-type="string" table:number-columns-spanned="11" table:number-rows-spanned="1" table:style-name="ce336">
            <text:p>Consumption of Selected Solid Fuels in Industry in GJ - by Regions in 2020</text:p>
          </table:table-cell>
          <table:covered-table-cell table:number-columns-repeated="10"/>
          <table:table-cell table:number-columns-repeated="16373"/>
        </table:table-row>
        <table:table-row table:style-name="ro20">
          <table:table-cell table:style-name="ce113"/>
          <table:table-cell table:style-name="ce134"/>
          <table:table-cell table:number-columns-repeated="8" table:style-name="ce135"/>
          <table:table-cell table:style-name="ce136"/>
          <table:table-cell table:number-columns-repeated="16373"/>
        </table:table-row>
        <table:table-row table:style-name="ro11">
          <table:table-cell office:value-type="string" table:number-columns-spanned="2" table:number-rows-spanned="1" table:style-name="ce339">
            <text:p>dokončenie</text:p>
          </table:table-cell>
          <table:covered-table-cell/>
          <table:table-cell table:number-columns-repeated="8" table:style-name="ce137"/>
          <table:table-cell office:value-type="string" table:style-name="ce138">
            <text:p>End of table</text:p>
          </table:table-cell>
          <table:table-cell table:number-columns-repeated="16373"/>
        </table:table-row>
        <table:table-row table:style-name="ro3">
          <table:table-cell table:style-name="ce115"/>
          <table:table-cell table:style-name="ce83"/>
          <table:table-cell office:value-type="string" table:number-columns-spanned="1" table:number-rows-spanned="2" table:style-name="ce308">
            <text:p>Antracit</text:p>
          </table:table-cell>
          <table:table-cell office:value-type="string" table:number-columns-spanned="2" table:number-rows-spanned="1" table:style-name="ce369">
            <text:p>Čierne uhlie</text:p>
          </table:table-cell>
          <table:covered-table-cell/>
          <table:table-cell office:value-type="string" table:number-columns-spanned="1" table:number-rows-spanned="2" table:style-name="ce308">
            <text:p>Hnedé uhlie a lignit</text:p>
          </table:table-cell>
          <table:table-cell office:value-type="string" table:number-columns-spanned="1" table:number-rows-spanned="2" table:style-name="ce306">
            <text:p>Hnedouhoľné a rašelinové brikety<text:s/></text:p>
          </table:table-cell>
          <table:table-cell office:value-type="string" table:number-columns-spanned="1" table:number-rows-spanned="2" table:style-name="ce308">
            <text:p>Koks čiernouhoľný<text:s text:c="2"/></text:p>
          </table:table-cell>
          <table:table-cell office:value-type="string" table:number-columns-spanned="1" table:number-rows-spanned="2" table:style-name="ce308">
            <text:p>Palivové drevo</text:p>
          </table:table-cell>
          <table:table-cell table:style-name="ce24"/>
          <table:table-cell table:style-name="ce114"/>
          <table:table-cell table:number-columns-repeated="16373"/>
        </table:table-row>
        <table:table-row table:style-name="ro7">
          <table:table-cell table:style-name="ce115"/>
          <table:table-cell table:style-name="ce6"/>
          <table:covered-table-cell/>
          <table:table-cell office:value-type="string" table:number-columns-spanned="2" table:number-rows-spanned="1" table:style-name="ce370">
            <text:p>Hard Coal</text:p>
          </table:table-cell>
          <table:covered-table-cell/>
          <table:covered-table-cell/>
          <table:covered-table-cell/>
          <table:covered-table-cell/>
          <table:covered-table-cell/>
          <table:table-cell table:style-name="ce84"/>
          <table:table-cell table:style-name="ce116"/>
          <table:table-cell table:number-columns-repeated="16373"/>
        </table:table-row>
        <table:table-row table:style-name="ro7">
          <table:table-cell table:style-name="ce115"/>
          <table:table-cell table:style-name="ce8"/>
          <table:table-cell office:value-type="string" table:number-columns-spanned="1" table:number-rows-spanned="2" table:style-name="ce373">
            <text:p>Antracite</text:p>
          </table:table-cell>
          <table:table-cell office:value-type="string" table:style-name="ce27">
            <text:p>koksovateľné</text:p>
          </table:table-cell>
          <table:table-cell office:value-type="string" table:style-name="ce28">
            <text:p>ostatné</text:p>
          </table:table-cell>
          <table:table-cell office:value-type="string" table:number-columns-spanned="1" table:number-rows-spanned="2" table:style-name="ce371">
            <text:p>Brown Coal and Lignite<text:s/></text:p>
          </table:table-cell>
          <table:table-cell office:value-type="string" table:number-columns-spanned="1" table:number-rows-spanned="2" table:style-name="ce371">
            <text:p>Brown Coal and Peat Briquettes</text:p>
          </table:table-cell>
          <table:table-cell office:value-type="string" table:number-columns-spanned="1" table:number-rows-spanned="2" table:style-name="ce371">
            <text:p>Hard Coal Coke</text:p>
          </table:table-cell>
          <table:table-cell office:value-type="string" table:number-columns-spanned="1" table:number-rows-spanned="2" table:style-name="ce371">
            <text:p>Wood</text:p>
          </table:table-cell>
          <table:table-cell table:style-name="ce20"/>
          <table:table-cell table:style-name="ce116"/>
          <table:table-cell table:number-columns-repeated="16373"/>
        </table:table-row>
        <table:table-row table:style-name="ro7">
          <table:table-cell table:style-name="ce117"/>
          <table:table-cell table:style-name="ce12"/>
          <table:covered-table-cell/>
          <table:table-cell office:value-type="string" table:style-name="ce13">
            <text:p>Coking</text:p>
          </table:table-cell>
          <table:table-cell office:value-type="string" table:style-name="ce14">
            <text:p>Other</text:p>
          </table:table-cell>
          <table:covered-table-cell/>
          <table:covered-table-cell/>
          <table:covered-table-cell/>
          <table:covered-table-cell/>
          <table:table-cell table:style-name="ce85"/>
          <table:table-cell table:style-name="ce117"/>
          <table:table-cell table:number-columns-repeated="16373"/>
        </table:table-row>
        <table:table-row table:style-name="ro2">
          <table:table-cell table:style-name="ce116"/>
          <table:table-cell table:style-name="ce8"/>
          <table:table-cell table:style-name="ce147"/>
          <table:table-cell table:style-name="ce18"/>
          <table:table-cell table:style-name="ce19"/>
          <table:table-cell table:number-columns-repeated="4" table:style-name="ce147"/>
          <table:table-cell table:style-name="ce20"/>
          <table:table-cell table:style-name="ce116"/>
          <table:table-cell table:number-columns-repeated="16373"/>
        </table:table-row>
        <table:table-row table:style-name="ro7">
          <table:table-cell table:style-name="ce115"/>
          <table:table-cell office:value-type="string" table:style-name="ce17">
            <text:p>29 Výroba motor.vozidiel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28.92099999999999" table:style-name="ce29">
            <text:p>229</text:p>
          </table:table-cell>
          <table:table-cell table:style-name="ce140"/>
          <table:table-cell office:value-type="string" table:style-name="ce17">
            <text:p>29 Manuf.of mot.vehicles</text:p>
          </table:table-cell>
          <table:table-cell table:number-columns-repeated="16373" table:style-name="ce113"/>
        </table:table-row>
        <table:table-row table:style-name="ro3">
          <table:table-cell table:style-name="ce115"/>
          <table:table-cell office:value-type="string" table:style-name="ce17">
            <text:p>31 Výroba nábytk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8400.887999999999" table:style-name="ce29">
            <text:p>18 401</text:p>
          </table:table-cell>
          <table:table-cell table:style-name="ce97"/>
          <table:table-cell office:value-type="string" table:style-name="ce17">
            <text:p>31 Manufacture of furniture</text:p>
          </table:table-cell>
          <table:table-cell table:number-columns-repeated="16373" table:style-name="ce113"/>
        </table:table-row>
        <table:table-row table:style-name="ro3">
          <table:table-cell table:style-name="ce115"/>
          <table:table-cell office:value-type="string" table:style-name="ce17">
            <text:p>33 Oprava a inštal.strojov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610.45600000000002" table:style-name="ce29">
            <text:p>610</text:p>
          </table:table-cell>
          <table:table-cell table:style-name="ce97"/>
          <table:table-cell office:value-type="string" table:style-name="ce17">
            <text:p>33 Repair,instal.of machin.</text:p>
          </table:table-cell>
          <table:table-cell table:number-columns-repeated="16373" table:style-name="ce139"/>
        </table:table-row>
        <table:table-row table:style-name="ro2">
          <table:table-cell table:style-name="ce116"/>
          <table:table-cell table:style-name="ce8"/>
          <table:table-cell table:style-name="ce147"/>
          <table:table-cell table:style-name="ce18"/>
          <table:table-cell table:style-name="ce19"/>
          <table:table-cell table:number-columns-repeated="4" table:style-name="ce147"/>
          <table:table-cell table:style-name="ce20"/>
          <table:table-cell table:style-name="ce116"/>
          <table:table-cell table:number-columns-repeated="16373"/>
        </table:table-row>
        <table:table-row table:style-name="ro7">
          <table:table-cell office:value-type="string" table:style-name="ce115">
            <text:p>D</text:p>
          </table:table-cell>
          <table:table-cell office:value-type="string" table:style-name="ce17">
            <text:p>Dod.elektriny,plynu,par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648063.10800000001" table:style-name="ce29">
            <text:p>648 063</text:p>
          </table:table-cell>
          <table:table-cell office:value-type="float" office:value="1367745.6030000001" table:style-name="ce29">
            <text:p>1 367 746</text:p>
          </table:table-cell>
          <table:table-cell office:value-type="string" table:style-name="ce29">
            <text:p>-</text:p>
          </table:table-cell>
          <table:table-cell office:value-type="float" office:value="1468.74" table:style-name="ce29">
            <text:p>1 469</text:p>
          </table:table-cell>
          <table:table-cell office:value-type="float" office:value="1437122.4339999999" table:style-name="ce29">
            <text:p>1 437 122</text:p>
          </table:table-cell>
          <table:table-cell office:value-type="string" table:style-name="ce97">
            <text:p>D</text:p>
          </table:table-cell>
          <table:table-cell office:value-type="string" table:style-name="ce17">
            <text:p>Electr,gas,steam supply</text:p>
          </table:table-cell>
          <table:table-cell table:number-columns-repeated="16373"/>
        </table:table-row>
        <table:table-row table:style-name="ro18">
          <table:table-cell table:style-name="ce115"/>
          <table:table-cell office:value-type="string" table:style-name="ce17">
            <text:p>35 Dod.elektr,plynu,par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646163.23199999996" table:style-name="ce29">
            <text:p>646 163</text:p>
          </table:table-cell>
          <table:table-cell office:value-type="float" office:value="1367630.733" table:style-name="ce29">
            <text:p>1 367 63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437122.4339999999" table:style-name="ce29">
            <text:p>1 437 122</text:p>
          </table:table-cell>
          <table:table-cell table:style-name="ce97"/>
          <table:table-cell office:value-type="string" table:style-name="ce17">
            <text:p>35 Electr,gas,steam supply</text:p>
          </table:table-cell>
          <table:table-cell table:number-columns-repeated="16373"/>
        </table:table-row>
        <table:table-row table:style-name="ro7">
          <table:table-cell table:style-name="ce115"/>
          <table:table-cell office:value-type="string" table:style-name="ce17">
            <text:p>36 Zber,úprava,dodávka vody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899.876" table:style-name="ce29">
            <text:p>1 900</text:p>
          </table:table-cell>
          <table:table-cell office:value-type="float" office:value="114.87" table:style-name="ce29">
            <text:p>115</text:p>
          </table:table-cell>
          <table:table-cell office:value-type="string" table:style-name="ce29">
            <text:p>-</text:p>
          </table:table-cell>
          <table:table-cell office:value-type="float" office:value="1468.74" table:style-name="ce29">
            <text:p>1 469</text:p>
          </table:table-cell>
          <table:table-cell office:value-type="string" table:style-name="ce29">
            <text:p>-</text:p>
          </table:table-cell>
          <table:table-cell table:style-name="ce97"/>
          <table:table-cell office:value-type="string" table:style-name="ce17">
            <text:p>36 Water coll,treatm,supply</text:p>
          </table:table-cell>
          <table:table-cell table:number-columns-repeated="16373"/>
        </table:table-row>
        <table:table-row table:style-name="ro5">
          <table:table-cell table:style-name="ce115"/>
          <table:table-cell table:style-name="ce17"/>
          <table:table-cell table:number-columns-repeated="2" table:style-name="ce29"/>
          <table:table-cell table:number-columns-repeated="5" table:style-name="ce124"/>
          <table:table-cell table:style-name="ce97"/>
          <table:table-cell table:style-name="ce17"/>
          <table:table-cell table:number-columns-repeated="16373"/>
        </table:table-row>
        <table:table-row table:style-name="ro7">
          <table:table-cell office:value-type="string" table:number-columns-spanned="2" table:number-rows-spanned="1" table:style-name="ce348">
            <text:p>8 Košický kraj</text:p>
          </table:table-cell>
          <table:covered-table-cell/>
          <table:table-cell table:number-columns-repeated="7" table:style-name="ce70"/>
          <table:table-cell office:value-type="string" table:number-columns-spanned="2" table:number-rows-spanned="1" table:style-name="ce337">
            <text:p>8 Region of Košice</text:p>
          </table:table-cell>
          <table:covered-table-cell/>
          <table:table-cell table:number-columns-repeated="16373"/>
        </table:table-row>
        <table:table-row table:style-name="ro12">
          <table:table-cell table:style-name="ce56"/>
          <table:table-cell table:style-name="ce36"/>
          <table:table-cell table:number-columns-repeated="7" table:style-name="ce70"/>
          <table:table-cell table:style-name="ce146"/>
          <table:table-cell table:style-name="ce112"/>
          <table:table-cell table:number-columns-repeated="16373"/>
        </table:table-row>
        <table:table-row table:style-name="ro3">
          <table:table-cell office:value-type="string" table:number-columns-spanned="2" table:number-rows-spanned="1" table:style-name="ce346">
            <text:p>Priemysel spolu (B C D E)</text:p>
          </table:table-cell>
          <table:covered-table-cell/>
          <table:table-cell office:value-type="float" office:value="1475440.5519999999" table:style-name="ce29">
            <text:p>1 475 441</text:p>
          </table:table-cell>
          <table:table-cell office:value-type="float" office:value="57030831.599999994" table:style-name="ce29">
            <text:p>57 030 832</text:p>
          </table:table-cell>
          <table:table-cell office:value-type="float" office:value="9462820.2239999995" table:style-name="ce29">
            <text:p>9 462 820</text:p>
          </table:table-cell>
          <table:table-cell office:value-type="float" office:value="11728.227000000001" table:style-name="ce29">
            <text:p>11 728</text:p>
          </table:table-cell>
          <table:table-cell office:value-type="string" table:style-name="ce29">
            <text:p>-</text:p>
          </table:table-cell>
          <table:table-cell office:value-type="float" office:value="32445229.215" table:style-name="ce29">
            <text:p>32 445 229</text:p>
          </table:table-cell>
          <table:table-cell office:value-type="float" office:value="590289.15" table:style-name="ce29">
            <text:p>590 289</text:p>
          </table:table-cell>
          <table:table-cell office:value-type="string" table:number-columns-spanned="2" table:number-rows-spanned="1" table:style-name="ce342">
            <text:p>Industry total (B C D E)</text:p>
          </table:table-cell>
          <table:covered-table-cell/>
          <table:table-cell table:number-columns-repeated="16373"/>
        </table:table-row>
        <table:table-row table:style-name="ro8">
          <table:table-cell table:style-name="ce35"/>
          <table:table-cell table:style-name="ce36"/>
          <table:table-cell table:number-columns-repeated="7" table:style-name="ce29"/>
          <table:table-cell table:style-name="ce125"/>
          <table:table-cell table:style-name="ce112"/>
          <table:table-cell table:number-columns-repeated="16373"/>
        </table:table-row>
        <table:table-row table:style-name="ro7">
          <table:table-cell office:value-type="string" table:style-name="ce115">
            <text:p>B</text:p>
          </table:table-cell>
          <table:table-cell office:value-type="string" table:style-name="ce17">
            <text:p>Ťažba a dobývanie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755.0609999999999" table:style-name="ce29">
            <text:p>1 755</text:p>
          </table:table-cell>
          <table:table-cell office:value-type="string" table:style-name="ce97">
            <text:p>B</text:p>
          </table:table-cell>
          <table:table-cell office:value-type="string" table:style-name="ce17">
            <text:p>Mining and quarrying</text:p>
          </table:table-cell>
          <table:table-cell table:number-columns-repeated="16373"/>
        </table:table-row>
        <table:table-row table:style-name="ro7">
          <table:table-cell table:style-name="ce115"/>
          <table:table-cell office:value-type="string" table:style-name="ce17">
            <text:p>08 Iná ťažba a dobývanie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755" table:style-name="ce29">
            <text:p>1 755</text:p>
          </table:table-cell>
          <table:table-cell table:style-name="ce97"/>
          <table:table-cell office:value-type="string" table:style-name="ce17">
            <text:p>08 Oth.mining and quarrying</text:p>
          </table:table-cell>
          <table:table-cell table:number-columns-repeated="16373"/>
        </table:table-row>
        <table:table-row table:style-name="ro7">
          <table:table-cell table:style-name="ce115"/>
          <table:table-cell table:style-name="ce17"/>
          <table:table-cell table:number-columns-repeated="7" table:style-name="ce29"/>
          <table:table-cell table:style-name="ce97"/>
          <table:table-cell table:style-name="ce17"/>
          <table:table-cell table:number-columns-repeated="16373"/>
        </table:table-row>
        <table:table-row table:style-name="ro7">
          <table:table-cell office:value-type="string" table:style-name="ce115">
            <text:p>C</text:p>
          </table:table-cell>
          <table:table-cell office:value-type="string" table:style-name="ce17">
            <text:p>Priemyselná výroba</text:p>
          </table:table-cell>
          <table:table-cell office:value-type="string" table:style-name="ce29">
            <text:p>-</text:p>
          </table:table-cell>
          <table:table-cell office:value-type="float" office:value="57030831.599999994" table:style-name="ce29">
            <text:p>57 030 832</text:p>
          </table:table-cell>
          <table:table-cell office:value-type="float" office:value="8204845.5719999997" table:style-name="ce29">
            <text:p>8 204 846</text:p>
          </table:table-cell>
          <table:table-cell office:value-type="float" office:value="11728.227000000001" table:style-name="ce29">
            <text:p>11 728</text:p>
          </table:table-cell>
          <table:table-cell office:value-type="string" table:style-name="ce29">
            <text:p>-</text:p>
          </table:table-cell>
          <table:table-cell office:value-type="float" office:value="32445229.215" table:style-name="ce29">
            <text:p>32 445 229</text:p>
          </table:table-cell>
          <table:table-cell office:value-type="float" office:value="40224.69" table:style-name="ce29">
            <text:p>40 225</text:p>
          </table:table-cell>
          <table:table-cell office:value-type="string" table:style-name="ce97">
            <text:p>C</text:p>
          </table:table-cell>
          <table:table-cell office:value-type="string" table:style-name="ce17">
            <text:p>Manufacturing</text:p>
          </table:table-cell>
          <table:table-cell table:number-columns-repeated="16373"/>
        </table:table-row>
        <table:table-row table:style-name="ro7">
          <table:table-cell table:style-name="ce115"/>
          <table:table-cell office:value-type="string" table:style-name="ce17">
            <text:p>10 Výroba potravín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4138.597" table:style-name="ce29">
            <text:p>14 139</text:p>
          </table:table-cell>
          <table:table-cell table:style-name="ce97"/>
          <table:table-cell office:value-type="string" table:style-name="ce17">
            <text:p>10 Manuf.of food products</text:p>
          </table:table-cell>
          <table:table-cell table:number-columns-repeated="16373"/>
        </table:table-row>
        <table:table-row table:style-name="ro7">
          <table:table-cell table:style-name="ce115"/>
          <table:table-cell office:value-type="string" table:style-name="ce17">
            <text:p>14 Výroba odevov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160.1869999999999" table:style-name="ce29">
            <text:p>1 16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97"/>
          <table:table-cell office:value-type="string" table:style-name="ce17">
            <text:p>14 Manuf.of wear.apparel</text:p>
          </table:table-cell>
          <table:table-cell table:number-columns-repeated="16373"/>
        </table:table-row>
        <table:table-row table:style-name="ro7">
          <table:table-cell table:style-name="ce115"/>
          <table:table-cell office:value-type="string" table:style-name="ce17">
            <text:p>16 Spracovanie dreva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1485.870999999999" table:style-name="ce29">
            <text:p>21 486</text:p>
          </table:table-cell>
          <table:table-cell table:style-name="ce97"/>
          <table:table-cell office:value-type="string" table:style-name="ce17">
            <text:p>16 Manufacture of wood</text:p>
          </table:table-cell>
          <table:table-cell table:number-columns-repeated="16373"/>
        </table:table-row>
        <table:table-row table:style-name="ro7">
          <table:table-cell table:style-name="ce115"/>
          <table:table-cell office:value-type="string" table:style-name="ce17">
            <text:p>23 Výroba ost.nekov.výr.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668191.52399999998" table:style-name="ce29">
            <text:p>668 192</text:p>
          </table:table-cell>
          <table:table-cell office:value-type="float" office:value="10568.04" table:style-name="ce29">
            <text:p>10 56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97"/>
          <table:table-cell office:value-type="string" table:style-name="ce17">
            <text:p>23 Manuf.of oth.non-met.pr.</text:p>
          </table:table-cell>
          <table:table-cell table:number-columns-repeated="16373"/>
        </table:table-row>
        <table:table-row table:style-name="ro7">
          <table:table-cell table:style-name="ce115"/>
          <table:table-cell office:value-type="string" table:style-name="ce17">
            <text:p>24 Výroba,spracovanie kovov</text:p>
          </table:table-cell>
          <table:table-cell office:value-type="string" table:style-name="ce29">
            <text:p>-</text:p>
          </table:table-cell>
          <table:table-cell office:value-type="float" office:value="57030831.599999994" table:style-name="ce29">
            <text:p>57 030 832</text:p>
          </table:table-cell>
          <table:table-cell office:value-type="float" office:value="7536654.0479999995" table:style-name="ce29">
            <text:p>7 536 65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2445229.215" table:style-name="ce29">
            <text:p>32 445 229</text:p>
          </table:table-cell>
          <table:table-cell office:value-type="string" table:style-name="ce29">
            <text:p>-</text:p>
          </table:table-cell>
          <table:table-cell table:style-name="ce97"/>
          <table:table-cell office:value-type="string" table:style-name="ce17">
            <text:p>24 Manuf.of basic metals</text:p>
          </table:table-cell>
          <table:table-cell table:number-columns-repeated="16373"/>
        </table:table-row>
        <table:table-row table:style-name="ro7">
          <table:table-cell table:style-name="ce115"/>
          <table:table-cell office:value-type="string" table:style-name="ce17">
            <text:p>25 Výroba kov.konštrukcií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1275.4169999999999" table:style-name="ce29">
            <text:p>1 275</text:p>
          </table:table-cell>
          <table:table-cell table:style-name="ce97"/>
          <table:table-cell office:value-type="string" table:style-name="ce17">
            <text:p>25 Manu.of fabric.met.prod.</text:p>
          </table:table-cell>
          <table:table-cell table:number-columns-repeated="16373"/>
        </table:table-row>
        <table:table-row table:style-name="ro7">
          <table:table-cell table:style-name="ce115"/>
          <table:table-cell office:value-type="string" table:style-name="ce17">
            <text:p>31 Výroba nábytku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3324.8049999999998" table:style-name="ce29">
            <text:p>3 325</text:p>
          </table:table-cell>
          <table:table-cell table:style-name="ce97"/>
          <table:table-cell office:value-type="string" table:style-name="ce17">
            <text:p>31 Manufacture of furniture</text:p>
          </table:table-cell>
          <table:table-cell table:number-columns-repeated="16373"/>
        </table:table-row>
        <table:table-row table:style-name="ro7">
          <table:table-cell table:style-name="ce115"/>
          <table:table-cell table:style-name="ce17"/>
          <table:table-cell table:number-columns-repeated="7" table:style-name="ce29"/>
          <table:table-cell table:style-name="ce97"/>
          <table:table-cell table:style-name="ce17"/>
          <table:table-cell table:number-columns-repeated="16373"/>
        </table:table-row>
        <table:table-row table:style-name="ro2">
          <table:table-cell office:value-type="string" table:style-name="ce115">
            <text:p>D</text:p>
          </table:table-cell>
          <table:table-cell office:value-type="string" table:style-name="ce17">
            <text:p>Dod.elektriny,plynu,pary</text:p>
          </table:table-cell>
          <table:table-cell office:value-type="float" office:value="1475440.5519999999" table:style-name="ce29">
            <text:p>1 475 441</text:p>
          </table:table-cell>
          <table:table-cell office:value-type="string" table:style-name="ce29">
            <text:p>-</text:p>
          </table:table-cell>
          <table:table-cell office:value-type="float" office:value="1257974.652" table:style-name="ce29">
            <text:p>1 257 97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548309.39899999998" table:style-name="ce29">
            <text:p>548 309</text:p>
          </table:table-cell>
          <table:table-cell office:value-type="string" table:style-name="ce140">
            <text:p>D</text:p>
          </table:table-cell>
          <table:table-cell office:value-type="string" table:style-name="ce17">
            <text:p>Electr,gas,steam supply</text:p>
          </table:table-cell>
          <table:table-cell table:number-columns-repeated="16373"/>
        </table:table-row>
        <table:table-row table:style-name="ro2">
          <table:table-cell table:style-name="ce115"/>
          <table:table-cell office:value-type="string" table:style-name="ce17">
            <text:p>35 Dod.elektr,plynu,pary</text:p>
          </table:table-cell>
          <table:table-cell office:value-type="float" office:value="1475440.5519999999" table:style-name="ce29">
            <text:p>1 475 441</text:p>
          </table:table-cell>
          <table:table-cell office:value-type="string" table:style-name="ce29">
            <text:p>-</text:p>
          </table:table-cell>
          <table:table-cell office:value-type="float" office:value="1257974.652" table:style-name="ce29">
            <text:p>1 257 97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548309.39899999998" table:style-name="ce29">
            <text:p>548 309</text:p>
          </table:table-cell>
          <table:table-cell table:style-name="ce140"/>
          <table:table-cell office:value-type="string" table:style-name="ce17">
            <text:p>35 Electr,gas,steam supply</text:p>
          </table:table-cell>
          <table:table-cell table:number-columns-repeated="16373"/>
        </table:table-row>
        <table:table-row table:style-name="ro2">
          <table:table-cell/>
          <table:table-cell table:style-name="ce17"/>
          <table:table-cell table:number-columns-repeated="7" table:style-name="ce29"/>
          <table:table-cell table:style-name="ce140"/>
          <table:table-cell table:style-name="ce17"/>
          <table:table-cell table:number-columns-repeated="16373"/>
        </table:table-row>
        <table:table-row table:number-rows-repeated="1048383" table:style-name="ro6">
          <table:table-cell table:number-columns-repeated="16384"/>
        </table:table-row>
        <table:named-expressions>
          <table:named-expression table:name="spotreby_krizovy_KRAJ04" table:expression="of:=[.#REF!]" table:base-cell-address="OBSAH_-_CONTENTS.$A$1"/>
        </table:named-expressions>
      </table:table>
      <table:table table:name="T_2_5" table:style-name="ta5"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48"/>
        <table:table-column table:style-name="co3" table:number-columns-repeated="16375" table:default-cell-style-name="ce150"/>
        <table:table-row table:style-name="ro2">
          <table:table-cell office:value-type="string" table:number-columns-spanned="8" table:number-rows-spanned="1" table:style-name="ce343">
            <text:p>Tab. č. 2-5. Spotreba vybraných druhov kvapalných palív v priemysle - v tonách za rok 2020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344">
            <text:p>Consumption of Selected Liquid Fuels in Industry - in Tons in 2020</text:p>
          </table:table-cell>
          <table:covered-table-cell table:number-columns-repeated="5"/>
          <table:table-cell table:number-columns-repeated="2" table:style-name="ce149"/>
          <table:table-cell table:number-columns-repeated="16376"/>
        </table:table-row>
        <table:table-row table:style-name="ro7">
          <table:table-cell table:style-name="ce150"/>
          <table:table-cell table:style-name="ce151"/>
          <table:table-cell table:number-columns-repeated="4" table:style-name="ce152"/>
          <table:table-cell table:number-columns-repeated="2" table:style-name="ce150"/>
          <table:table-cell table:number-columns-repeated="16376"/>
        </table:table-row>
        <table:table-row table:style-name="ro11">
          <table:table-cell table:style-name="ce153"/>
          <table:table-cell table:style-name="ce154"/>
          <table:table-cell office:value-type="string" table:style-name="ce154">
            <text:p>Benzíny</text:p>
          </table:table-cell>
          <table:table-cell office:value-type="string" table:style-name="ce155">
            <text:p>Nafta</text:p>
          </table:table-cell>
          <table:table-cell office:value-type="string" table:style-name="ce156">
            <text:p>Vykurovací olej</text:p>
          </table:table-cell>
          <table:table-cell table:style-name="ce156"/>
          <table:table-cell table:number-columns-repeated="2" table:style-name="ce153"/>
          <table:table-cell table:number-columns-repeated="16376"/>
        </table:table-row>
        <table:table-row table:style-name="ro11">
          <table:table-cell table:style-name="ce157"/>
          <table:table-cell table:number-columns-repeated="2" table:style-name="ce158"/>
          <table:table-cell table:style-name="ce159"/>
          <table:table-cell office:value-type="string" table:style-name="ce160">
            <text:p>Fuel Oil</text:p>
          </table:table-cell>
          <table:table-cell table:style-name="ce158"/>
          <table:table-cell table:number-columns-repeated="2" table:style-name="ce157"/>
          <table:table-cell table:number-columns-repeated="16376"/>
        </table:table-row>
        <table:table-row table:style-name="ro11">
          <table:table-cell table:style-name="ce161"/>
          <table:table-cell table:style-name="ce162"/>
          <table:table-cell office:value-type="string" table:style-name="ce163">
            <text:p>Gasolines</text:p>
          </table:table-cell>
          <table:table-cell office:value-type="string" table:style-name="ce164">
            <text:p>Diesel Oil</text:p>
          </table:table-cell>
          <table:table-cell office:value-type="string" table:style-name="ce165">
            <text:p>ľahký</text:p>
          </table:table-cell>
          <table:table-cell office:value-type="string" table:style-name="ce165">
            <text:p>ťažký</text:p>
          </table:table-cell>
          <table:table-cell table:style-name="ce161"/>
          <table:table-cell table:style-name="ce157"/>
          <table:table-cell table:number-columns-repeated="16376" table:style-name="ce166"/>
        </table:table-row>
        <table:table-row table:style-name="ro11">
          <table:table-cell table:style-name="ce167"/>
          <table:table-cell table:style-name="ce168"/>
          <table:table-cell office:value-type="string" table:style-name="ce169">
            <text:p><text:s/></text:p>
          </table:table-cell>
          <table:table-cell office:value-type="string" table:style-name="ce169">
            <text:p><text:s/></text:p>
          </table:table-cell>
          <table:table-cell office:value-type="string" table:style-name="ce169">
            <text:p>Light</text:p>
          </table:table-cell>
          <table:table-cell office:value-type="string" table:style-name="ce169">
            <text:p>Heavy</text:p>
          </table:table-cell>
          <table:table-cell table:style-name="ce167"/>
          <table:table-cell table:style-name="ce170"/>
          <table:table-cell table:number-columns-repeated="16376" table:style-name="ce166"/>
        </table:table-row>
        <table:table-row table:style-name="ro17">
          <table:table-cell table:number-columns-repeated="2" table:style-name="ce150"/>
          <table:table-cell table:number-columns-repeated="4" table:style-name="ce171"/>
          <table:table-cell table:number-columns-repeated="2" table:style-name="ce150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376">
            <text:p>Priemysel spolu <text:s/>( B <text:s/>C <text:s/>D <text:s/>E )</text:p>
          </table:table-cell>
          <table:covered-table-cell/>
          <table:table-cell office:value-type="float" office:value="9258" table:style-name="ce29">
            <text:p>9 258</text:p>
          </table:table-cell>
          <table:table-cell office:value-type="float" office:value="97361" table:style-name="ce29">
            <text:p>97 361</text:p>
          </table:table-cell>
          <table:table-cell office:value-type="float" office:value="14791" table:formula="of:=[.E15]" table:style-name="ce29">
            <text:p>14 791</text:p>
          </table:table-cell>
          <table:table-cell office:value-type="float" office:value="222159" table:formula="of:=[.F15]+[.F40]" table:style-name="ce29">
            <text:p>222 159</text:p>
          </table:table-cell>
          <table:table-cell office:value-type="string" table:number-columns-spanned="2" table:number-rows-spanned="1" table:style-name="ce372">
            <text:p>Industry total ( B <text:s/>C <text:s/>D <text:s/>E )</text:p>
          </table:table-cell>
          <table:covered-table-cell/>
          <table:table-cell table:number-columns-repeated="16376"/>
        </table:table-row>
        <table:table-row table:style-name="ro21">
          <table:table-cell table:style-name="ce172"/>
          <table:table-cell table:style-name="ce60"/>
          <table:table-cell table:number-columns-repeated="4" table:style-name="ce29"/>
          <table:table-cell table:style-name="ce37"/>
          <table:table-cell table:style-name="ce61"/>
          <table:table-cell table:number-columns-repeated="16376"/>
        </table:table-row>
        <table:table-row table:style-name="ro2">
          <table:table-cell office:value-type="string" table:style-name="ce173">
            <text:p>B</text:p>
          </table:table-cell>
          <table:table-cell office:value-type="string" table:style-name="ce32">
            <text:p>Ťažba a dobývanie</text:p>
          </table:table-cell>
          <table:table-cell office:value-type="float" office:value="74" table:style-name="ce29">
            <text:p>74</text:p>
          </table:table-cell>
          <table:table-cell office:value-type="float" office:value="7257" table:style-name="ce29">
            <text:p>7 25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173">
            <text:p>B</text:p>
          </table:table-cell>
          <table:table-cell office:value-type="string" table:style-name="ce32">
            <text:p>Mining and quarrying</text:p>
          </table:table-cell>
          <table:table-cell table:number-columns-repeated="16376"/>
        </table:table-row>
        <table:table-row table:style-name="ro3">
          <table:table-cell table:style-name="ce173"/>
          <table:table-cell office:value-type="string" table:style-name="ce32">
            <text:p>08 Iná ťažba a dobývanie</text:p>
          </table:table-cell>
          <table:table-cell office:value-type="float" office:value="29" table:style-name="ce29">
            <text:p>29</text:p>
          </table:table-cell>
          <table:table-cell office:value-type="float" office:value="6131" table:style-name="ce29">
            <text:p>6 13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08 Oth.mining and quarrying</text:p>
          </table:table-cell>
          <table:table-cell table:number-columns-repeated="16376"/>
        </table:table-row>
        <table:table-row table:style-name="ro3">
          <table:table-cell table:style-name="ce173"/>
          <table:table-cell office:value-type="string" table:style-name="ce32">
            <text:p>09 Pomocné čin.pri ťažbe</text:p>
          </table:table-cell>
          <table:table-cell office:value-type="float" office:value="27" table:style-name="ce29">
            <text:p>27</text:p>
          </table:table-cell>
          <table:table-cell office:value-type="float" office:value="437" table:style-name="ce29">
            <text:p>43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09 Mining support serv.act.</text:p>
          </table:table-cell>
          <table:table-cell table:number-columns-repeated="16376"/>
        </table:table-row>
        <table:table-row table:style-name="ro21">
          <table:table-cell table:style-name="ce173"/>
          <table:table-cell table:style-name="ce32"/>
          <table:table-cell table:number-columns-repeated="4" table:style-name="ce29"/>
          <table:table-cell table:style-name="ce173"/>
          <table:table-cell table:style-name="ce32"/>
          <table:table-cell table:number-columns-repeated="16376"/>
        </table:table-row>
        <table:table-row table:style-name="ro2">
          <table:table-cell office:value-type="string" table:style-name="ce173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7571" table:style-name="ce29">
            <text:p>7 571</text:p>
          </table:table-cell>
          <table:table-cell office:value-type="float" office:value="67350" table:style-name="ce29">
            <text:p>67 350</text:p>
          </table:table-cell>
          <table:table-cell office:value-type="float" office:value="14791" table:style-name="ce29">
            <text:p>14 791</text:p>
          </table:table-cell>
          <table:table-cell office:value-type="float" office:value="219658" table:style-name="ce29">
            <text:p>219 658</text:p>
          </table:table-cell>
          <table:table-cell office:value-type="string" table:style-name="ce173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6"/>
        </table:table-row>
        <table:table-row table:style-name="ro3">
          <table:table-cell table:style-name="ce173"/>
          <table:table-cell office:value-type="string" table:style-name="ce32">
            <text:p>10 Výroba potravín</text:p>
          </table:table-cell>
          <table:table-cell office:value-type="float" office:value="756" table:style-name="ce29">
            <text:p>756</text:p>
          </table:table-cell>
          <table:table-cell office:value-type="float" office:value="16364" table:style-name="ce29">
            <text:p>16 36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10 Manuf.of food products</text:p>
          </table:table-cell>
          <table:table-cell table:number-columns-repeated="16376"/>
        </table:table-row>
        <table:table-row table:style-name="ro3">
          <table:table-cell table:style-name="ce173"/>
          <table:table-cell office:value-type="string" table:style-name="ce32">
            <text:p>11 Výroba nápojov</text:p>
          </table:table-cell>
          <table:table-cell office:value-type="float" office:value="370" table:style-name="ce29">
            <text:p>370</text:p>
          </table:table-cell>
          <table:table-cell office:value-type="float" office:value="1894" table:style-name="ce29">
            <text:p>1 89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11 Manufacture of beverages</text:p>
          </table:table-cell>
          <table:table-cell table:number-columns-repeated="16376"/>
        </table:table-row>
        <table:table-row table:style-name="ro3">
          <table:table-cell table:style-name="ce173"/>
          <table:table-cell office:value-type="string" table:style-name="ce32">
            <text:p>13 Výroba textilu</text:p>
          </table:table-cell>
          <table:table-cell office:value-type="float" office:value="57" table:style-name="ce29">
            <text:p>57</text:p>
          </table:table-cell>
          <table:table-cell office:value-type="float" office:value="234" table:style-name="ce29">
            <text:p>23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13 Manufacture of textiles</text:p>
          </table:table-cell>
          <table:table-cell table:number-columns-repeated="16376"/>
        </table:table-row>
        <table:table-row table:style-name="ro3">
          <table:table-cell table:style-name="ce173"/>
          <table:table-cell office:value-type="string" table:style-name="ce32">
            <text:p>14 Výroba odevov</text:p>
          </table:table-cell>
          <table:table-cell office:value-type="float" office:value="60" table:style-name="ce29">
            <text:p>60</text:p>
          </table:table-cell>
          <table:table-cell office:value-type="float" office:value="276" table:style-name="ce29">
            <text:p>27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14 Manuf.of wear.apparel</text:p>
          </table:table-cell>
          <table:table-cell table:number-columns-repeated="16376"/>
        </table:table-row>
        <table:table-row table:style-name="ro3">
          <table:table-cell table:style-name="ce173"/>
          <table:table-cell office:value-type="string" table:style-name="ce32">
            <text:p>15 Výroba kože</text:p>
          </table:table-cell>
          <table:table-cell office:value-type="float" office:value="69" table:style-name="ce29">
            <text:p>69</text:p>
          </table:table-cell>
          <table:table-cell office:value-type="float" office:value="206" table:style-name="ce29">
            <text:p>20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15 Manufacture of leather</text:p>
          </table:table-cell>
          <table:table-cell table:number-columns-repeated="16376"/>
        </table:table-row>
        <table:table-row table:style-name="ro3">
          <table:table-cell table:style-name="ce173"/>
          <table:table-cell office:value-type="string" table:style-name="ce32">
            <text:p>16 Spracovanie dreva</text:p>
          </table:table-cell>
          <table:table-cell office:value-type="float" office:value="86" table:style-name="ce29">
            <text:p>86</text:p>
          </table:table-cell>
          <table:table-cell office:value-type="float" office:value="5919" table:style-name="ce29">
            <text:p>5 91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16 Manufacture of wood</text:p>
          </table:table-cell>
          <table:table-cell table:number-columns-repeated="16376"/>
        </table:table-row>
        <table:table-row table:style-name="ro3">
          <table:table-cell table:style-name="ce173"/>
          <table:table-cell office:value-type="string" table:style-name="ce32">
            <text:p>17 Výroba papiera</text:p>
          </table:table-cell>
          <table:table-cell office:value-type="float" office:value="96" table:style-name="ce29">
            <text:p>96</text:p>
          </table:table-cell>
          <table:table-cell office:value-type="float" office:value="584" table:style-name="ce29">
            <text:p>584</text:p>
          </table:table-cell>
          <table:table-cell office:value-type="string" table:style-name="ce29">
            <text:p>-</text:p>
          </table:table-cell>
          <table:table-cell office:value-type="float" office:value="802" table:style-name="ce29">
            <text:p>802</text:p>
          </table:table-cell>
          <table:table-cell table:style-name="ce173"/>
          <table:table-cell office:value-type="string" table:style-name="ce32">
            <text:p>17 Manufacture of paper</text:p>
          </table:table-cell>
          <table:table-cell table:number-columns-repeated="16376"/>
        </table:table-row>
        <table:table-row table:style-name="ro3">
          <table:table-cell table:style-name="ce173"/>
          <table:table-cell office:value-type="string" table:style-name="ce32">
            <text:p>18 Tlač,reprod.záznam.médií</text:p>
          </table:table-cell>
          <table:table-cell office:value-type="float" office:value="54" table:style-name="ce29">
            <text:p>54</text:p>
          </table:table-cell>
          <table:table-cell office:value-type="float" office:value="320" table:style-name="ce29">
            <text:p>32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18 Printing,repr.of rec.med</text:p>
          </table:table-cell>
          <table:table-cell table:number-columns-repeated="16376"/>
        </table:table-row>
        <table:table-row table:style-name="ro3">
          <table:table-cell table:style-name="ce173"/>
          <table:table-cell office:value-type="string" table:style-name="ce32">
            <text:p>19 Výr.koksu,ropných prod.</text:p>
          </table:table-cell>
          <table:table-cell office:value-type="float" office:value="1" table:style-name="ce29">
            <text:p>1</text:p>
          </table:table-cell>
          <table:table-cell office:value-type="float" office:value="24" table:style-name="ce29">
            <text:p>24</text:p>
          </table:table-cell>
          <table:table-cell office:value-type="float" office:value="14646" table:style-name="ce29">
            <text:p>14 646</text:p>
          </table:table-cell>
          <table:table-cell office:value-type="float" office:value="212226" table:style-name="ce29">
            <text:p>212 226</text:p>
          </table:table-cell>
          <table:table-cell table:style-name="ce173"/>
          <table:table-cell office:value-type="string" table:style-name="ce32">
            <text:p>19 Manuf.of coke,petr.prod.</text:p>
          </table:table-cell>
          <table:table-cell table:number-columns-repeated="16376"/>
        </table:table-row>
        <table:table-row table:style-name="ro3">
          <table:table-cell table:style-name="ce173"/>
          <table:table-cell office:value-type="string" table:style-name="ce32">
            <text:p>20 Výroba chemikálií</text:p>
          </table:table-cell>
          <table:table-cell office:value-type="float" office:value="76" table:style-name="ce29">
            <text:p>76</text:p>
          </table:table-cell>
          <table:table-cell office:value-type="float" office:value="1811" table:style-name="ce29">
            <text:p>1 81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20 Manufacture of chemicals</text:p>
          </table:table-cell>
          <table:table-cell table:number-columns-repeated="16376"/>
        </table:table-row>
        <table:table-row table:style-name="ro3">
          <table:table-cell table:style-name="ce173"/>
          <table:table-cell office:value-type="string" table:style-name="ce32">
            <text:p>21 Výr.zákl.farmaceut.výr.</text:p>
          </table:table-cell>
          <table:table-cell office:value-type="float" office:value="115" table:style-name="ce29">
            <text:p>115</text:p>
          </table:table-cell>
          <table:table-cell office:value-type="float" office:value="119" table:style-name="ce29">
            <text:p>11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21 Manuf.of bas.pharm.prod.</text:p>
          </table:table-cell>
          <table:table-cell table:number-columns-repeated="16376"/>
        </table:table-row>
        <table:table-row table:style-name="ro3">
          <table:table-cell table:style-name="ce173"/>
          <table:table-cell office:value-type="string" table:style-name="ce32">
            <text:p>22 Výroba výrobkov z gumy</text:p>
          </table:table-cell>
          <table:table-cell office:value-type="float" office:value="301" table:style-name="ce29">
            <text:p>301</text:p>
          </table:table-cell>
          <table:table-cell office:value-type="float" office:value="2877" table:style-name="ce29">
            <text:p>2 87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22 Manu.of rub.,plast.prod.</text:p>
          </table:table-cell>
          <table:table-cell table:number-columns-repeated="16376"/>
        </table:table-row>
        <table:table-row table:style-name="ro3">
          <table:table-cell table:style-name="ce173"/>
          <table:table-cell office:value-type="string" table:style-name="ce32">
            <text:p>23 Výroba ost.nekov.výr.</text:p>
          </table:table-cell>
          <table:table-cell office:value-type="float" office:value="195" table:style-name="ce29">
            <text:p>195</text:p>
          </table:table-cell>
          <table:table-cell office:value-type="float" office:value="9821" table:style-name="ce29">
            <text:p>9 821</text:p>
          </table:table-cell>
          <table:table-cell office:value-type="float" office:value="100" table:style-name="ce29">
            <text:p>100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23 Manuf.of oth.non-met.pr.</text:p>
          </table:table-cell>
          <table:table-cell table:number-columns-repeated="16376"/>
        </table:table-row>
        <table:table-row table:style-name="ro3">
          <table:table-cell table:style-name="ce173"/>
          <table:table-cell office:value-type="string" table:style-name="ce32">
            <text:p>24 Výroba,spracovanie kovov</text:p>
          </table:table-cell>
          <table:table-cell office:value-type="float" office:value="169" table:style-name="ce29">
            <text:p>169</text:p>
          </table:table-cell>
          <table:table-cell office:value-type="float" office:value="4455" table:style-name="ce29">
            <text:p>4 455</text:p>
          </table:table-cell>
          <table:table-cell office:value-type="string" table:style-name="ce29">
            <text:p>-</text:p>
          </table:table-cell>
          <table:table-cell office:value-type="float" office:value="6630" table:style-name="ce29">
            <text:p>6 630</text:p>
          </table:table-cell>
          <table:table-cell table:style-name="ce173"/>
          <table:table-cell office:value-type="string" table:style-name="ce32">
            <text:p>24 Manuf.of basic metals</text:p>
          </table:table-cell>
          <table:table-cell table:number-columns-repeated="16376"/>
        </table:table-row>
        <table:table-row table:style-name="ro3">
          <table:table-cell table:style-name="ce173"/>
          <table:table-cell office:value-type="string" table:style-name="ce32">
            <text:p>25 Výroba kov.konštrukcií</text:p>
          </table:table-cell>
          <table:table-cell office:value-type="float" office:value="703" table:style-name="ce29">
            <text:p>703</text:p>
          </table:table-cell>
          <table:table-cell office:value-type="float" office:value="6076" table:style-name="ce29">
            <text:p>6 07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25 Manu.of fabric.met.prod.</text:p>
          </table:table-cell>
          <table:table-cell table:number-columns-repeated="16376"/>
        </table:table-row>
        <table:table-row table:style-name="ro3">
          <table:table-cell table:style-name="ce173"/>
          <table:table-cell office:value-type="string" table:style-name="ce32">
            <text:p>26 Výroba počítačových výr.</text:p>
          </table:table-cell>
          <table:table-cell office:value-type="float" office:value="61" table:style-name="ce29">
            <text:p>61</text:p>
          </table:table-cell>
          <table:table-cell office:value-type="float" office:value="513" table:style-name="ce29">
            <text:p>51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26 Manuf.of computer prod.</text:p>
          </table:table-cell>
          <table:table-cell table:number-columns-repeated="16376"/>
        </table:table-row>
        <table:table-row table:style-name="ro3">
          <table:table-cell table:style-name="ce173"/>
          <table:table-cell office:value-type="string" table:style-name="ce32">
            <text:p>27 Výroba elektrických zar.</text:p>
          </table:table-cell>
          <table:table-cell office:value-type="float" office:value="233" table:style-name="ce29">
            <text:p>233</text:p>
          </table:table-cell>
          <table:table-cell office:value-type="float" office:value="1382" table:style-name="ce29">
            <text:p>1 38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27 Manuf.of elec.equipment</text:p>
          </table:table-cell>
          <table:table-cell table:number-columns-repeated="16376"/>
        </table:table-row>
        <table:table-row table:style-name="ro3">
          <table:table-cell table:style-name="ce173"/>
          <table:table-cell office:value-type="string" table:style-name="ce32">
            <text:p>28 Výroba strojov a zar.</text:p>
          </table:table-cell>
          <table:table-cell office:value-type="float" office:value="529" table:style-name="ce29">
            <text:p>529</text:p>
          </table:table-cell>
          <table:table-cell office:value-type="float" office:value="3349" table:style-name="ce29">
            <text:p>3 349</text:p>
          </table:table-cell>
          <table:table-cell office:value-type="float" office:value="1" table:style-name="ce29">
            <text:p>1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28 Manu.of machinery n.e.c.</text:p>
          </table:table-cell>
          <table:table-cell table:number-columns-repeated="16376"/>
        </table:table-row>
        <table:table-row table:style-name="ro3">
          <table:table-cell table:style-name="ce173"/>
          <table:table-cell office:value-type="string" table:style-name="ce32">
            <text:p>29 Výroba motor.vozidiel</text:p>
          </table:table-cell>
          <table:table-cell office:value-type="float" office:value="3062" table:style-name="ce29">
            <text:p>3 062</text:p>
          </table:table-cell>
          <table:table-cell office:value-type="float" office:value="6796" table:style-name="ce29">
            <text:p>6 79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29 Manuf.of mot.vehicles</text:p>
          </table:table-cell>
          <table:table-cell table:number-columns-repeated="16376"/>
        </table:table-row>
        <table:table-row table:style-name="ro3">
          <table:table-cell table:style-name="ce173"/>
          <table:table-cell office:value-type="string" table:style-name="ce32">
            <text:p>30 Výr.ost.doprav.prostr.</text:p>
          </table:table-cell>
          <table:table-cell office:value-type="float" office:value="31" table:style-name="ce29">
            <text:p>31</text:p>
          </table:table-cell>
          <table:table-cell office:value-type="float" office:value="192" table:style-name="ce29">
            <text:p>19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30 Manu.of oth.transp.equi.</text:p>
          </table:table-cell>
          <table:table-cell table:number-columns-repeated="16376"/>
        </table:table-row>
        <table:table-row table:style-name="ro3">
          <table:table-cell table:style-name="ce173"/>
          <table:table-cell office:value-type="string" table:style-name="ce32">
            <text:p>31 Výroba nábytku</text:p>
          </table:table-cell>
          <table:table-cell office:value-type="float" office:value="83" table:style-name="ce29">
            <text:p>83</text:p>
          </table:table-cell>
          <table:table-cell office:value-type="float" office:value="1107" table:style-name="ce29">
            <text:p>1 107</text:p>
          </table:table-cell>
          <table:table-cell office:value-type="float" office:value="44" table:style-name="ce29">
            <text:p>44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31 Manufacture of furniture</text:p>
          </table:table-cell>
          <table:table-cell table:number-columns-repeated="16376"/>
        </table:table-row>
        <table:table-row table:style-name="ro3">
          <table:table-cell table:style-name="ce173"/>
          <table:table-cell office:value-type="string" table:style-name="ce32">
            <text:p>32 Iná výroba</text:p>
          </table:table-cell>
          <table:table-cell office:value-type="float" office:value="71" table:style-name="ce29">
            <text:p>71</text:p>
          </table:table-cell>
          <table:table-cell office:value-type="float" office:value="197" table:style-name="ce29">
            <text:p>19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32 Other manufacturing</text:p>
          </table:table-cell>
          <table:table-cell table:number-columns-repeated="16376"/>
        </table:table-row>
        <table:table-row table:style-name="ro3">
          <table:table-cell table:style-name="ce173"/>
          <table:table-cell office:value-type="string" table:style-name="ce32">
            <text:p>33 Oprava a inštal.strojov</text:p>
          </table:table-cell>
          <table:table-cell office:value-type="float" office:value="393" table:style-name="ce29">
            <text:p>393</text:p>
          </table:table-cell>
          <table:table-cell office:value-type="float" office:value="2834" table:style-name="ce29">
            <text:p>2 83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33 Repair,instal.of machin.</text:p>
          </table:table-cell>
          <table:table-cell table:number-columns-repeated="16376"/>
        </table:table-row>
        <table:table-row table:style-name="ro21">
          <table:table-cell table:style-name="ce173"/>
          <table:table-cell table:style-name="ce32"/>
          <table:table-cell table:number-columns-repeated="4" table:style-name="ce29"/>
          <table:table-cell table:style-name="ce173"/>
          <table:table-cell table:style-name="ce32"/>
          <table:table-cell table:number-columns-repeated="16376"/>
        </table:table-row>
        <table:table-row table:style-name="ro2">
          <table:table-cell office:value-type="string" table:style-name="ce173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486" table:style-name="ce29">
            <text:p>486</text:p>
          </table:table-cell>
          <table:table-cell office:value-type="float" office:value="3589" table:style-name="ce29">
            <text:p>3 589</text:p>
          </table:table-cell>
          <table:table-cell office:value-type="string" table:style-name="ce29">
            <text:p>-</text:p>
          </table:table-cell>
          <table:table-cell office:value-type="float" office:value="2501" table:style-name="ce29">
            <text:p>2 501</text:p>
          </table:table-cell>
          <table:table-cell office:value-type="string" table:style-name="ce173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6"/>
        </table:table-row>
        <table:table-row table:style-name="ro3">
          <table:table-cell table:style-name="ce173"/>
          <table:table-cell office:value-type="string" table:style-name="ce32">
            <text:p>35 Dod.elektr,plynu,pary</text:p>
          </table:table-cell>
          <table:table-cell office:value-type="float" office:value="486" table:style-name="ce29">
            <text:p>486</text:p>
          </table:table-cell>
          <table:table-cell office:value-type="float" office:value="3589" table:style-name="ce29">
            <text:p>3 589</text:p>
          </table:table-cell>
          <table:table-cell office:value-type="string" table:style-name="ce29">
            <text:p>-</text:p>
          </table:table-cell>
          <table:table-cell office:value-type="float" office:value="2501" table:style-name="ce29">
            <text:p>2 501</text:p>
          </table:table-cell>
          <table:table-cell table:style-name="ce173"/>
          <table:table-cell office:value-type="string" table:style-name="ce32">
            <text:p>35 Electr,gas,steam supply</text:p>
          </table:table-cell>
          <table:table-cell table:number-columns-repeated="16376"/>
        </table:table-row>
        <table:table-row table:style-name="ro21">
          <table:table-cell table:style-name="ce173"/>
          <table:table-cell table:style-name="ce32"/>
          <table:table-cell table:number-columns-repeated="4" table:style-name="ce29"/>
          <table:table-cell table:style-name="ce173"/>
          <table:table-cell table:style-name="ce32"/>
          <table:table-cell table:number-columns-repeated="16376"/>
        </table:table-row>
        <table:table-row table:style-name="ro2">
          <table:table-cell office:value-type="string" table:style-name="ce173">
            <text:p>E</text:p>
          </table:table-cell>
          <table:table-cell office:value-type="string" table:style-name="ce32">
            <text:p>Dodávka vody</text:p>
          </table:table-cell>
          <table:table-cell office:value-type="float" office:value="1127" table:style-name="ce29">
            <text:p>1 127</text:p>
          </table:table-cell>
          <table:table-cell office:value-type="float" office:value="19165" table:style-name="ce29">
            <text:p>19 16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173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6"/>
        </table:table-row>
        <table:table-row table:style-name="ro3">
          <table:table-cell table:style-name="ce173"/>
          <table:table-cell office:value-type="string" table:style-name="ce32">
            <text:p>36 Zber,úprava,dodávka vody</text:p>
          </table:table-cell>
          <table:table-cell office:value-type="float" office:value="659" table:style-name="ce29">
            <text:p>659</text:p>
          </table:table-cell>
          <table:table-cell office:value-type="float" office:value="5152" table:style-name="ce29">
            <text:p>5 15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36 Water coll,treatm,supply</text:p>
          </table:table-cell>
          <table:table-cell table:number-columns-repeated="16376"/>
        </table:table-row>
        <table:table-row table:style-name="ro3">
          <table:table-cell table:style-name="ce173"/>
          <table:table-cell office:value-type="string" table:style-name="ce32">
            <text:p>37 Čistenie,odvod odpad.vôd</text:p>
          </table:table-cell>
          <table:table-cell office:value-type="float" office:value="6" table:style-name="ce29">
            <text:p>6</text:p>
          </table:table-cell>
          <table:table-cell office:value-type="float" office:value="641" table:style-name="ce29">
            <text:p>64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37 Sewerage</text:p>
          </table:table-cell>
          <table:table-cell table:number-columns-repeated="16376"/>
        </table:table-row>
        <table:table-row table:style-name="ro3">
          <table:table-cell table:style-name="ce173"/>
          <table:table-cell office:value-type="string" table:style-name="ce32">
            <text:p>38 Zber,sprac,likv.odpadov</text:p>
          </table:table-cell>
          <table:table-cell office:value-type="float" office:value="451" table:style-name="ce29">
            <text:p>451</text:p>
          </table:table-cell>
          <table:table-cell office:value-type="float" office:value="13315" table:style-name="ce29">
            <text:p>13 31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38 Waste coll,disposal act.</text:p>
          </table:table-cell>
          <table:table-cell table:number-columns-repeated="16376"/>
        </table:table-row>
        <table:table-row table:style-name="ro3">
          <table:table-cell table:style-name="ce150"/>
          <table:table-cell office:value-type="string" table:style-name="ce32">
            <text:p>39 Ozdravovacie činnosti</text:p>
          </table:table-cell>
          <table:table-cell office:value-type="float" office:value="11" table:style-name="ce29">
            <text:p>11</text:p>
          </table:table-cell>
          <table:table-cell office:value-type="float" office:value="57" table:style-name="ce29">
            <text:p>5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39 Remediation activities</text:p>
          </table:table-cell>
          <table:table-cell table:number-columns-repeated="16376"/>
        </table:table-row>
        <table:table-row table:style-name="ro2">
          <table:table-cell table:style-name="ce150"/>
          <table:table-cell table:style-name="ce172"/>
          <table:table-cell table:number-columns-repeated="4" table:style-name="ce97"/>
          <table:table-cell table:number-columns-repeated="2" table:style-name="ce150"/>
          <table:table-cell table:number-columns-repeated="16376"/>
        </table:table-row>
        <table:table-row table:number-rows-repeated="2" table:style-name="ro2">
          <table:table-cell/>
          <table:table-cell table:style-name="ce172"/>
          <table:table-cell table:number-columns-repeated="4" table:style-name="ce97"/>
          <table:table-cell table:number-columns-repeated="16378"/>
        </table:table-row>
        <table:table-row table:number-rows-repeated="1048526" table:style-name="ro2">
          <table:table-cell table:number-columns-repeated="16384"/>
        </table:table-row>
      </table:table>
      <table:table table:name="T_2_6" table:style-name="ta6">
        <table:table-column table:style-name="co20" table:default-cell-style-name="ce89"/>
        <table:table-column table:style-name="co24" table:default-cell-style-name="ce45"/>
        <table:table-column table:style-name="co25" table:number-columns-repeated="4" table:default-cell-style-name="ce45"/>
        <table:table-column table:style-name="co20" table:default-cell-style-name="ce89"/>
        <table:table-column table:style-name="co26" table:default-cell-style-name="ce45"/>
        <table:table-column table:style-name="co3" table:number-columns-repeated="16376" table:default-cell-style-name="ce45"/>
        <table:table-row table:style-name="ro2">
          <table:table-cell office:value-type="string" table:number-columns-spanned="8" table:number-rows-spanned="1" table:style-name="ce319">
            <text:p>Tab. č. 2-6. Spotreba vybraných druhov kvapalných palív v priemysle v tonách - podľa krajov za rok 2020</text:p>
          </table:table-cell>
          <table:covered-table-cell table:number-columns-repeated="7"/>
          <table:table-cell table:number-columns-repeated="16376" table:style-name="ce39"/>
        </table:table-row>
        <table:table-row table:style-name="ro2">
          <table:table-cell office:value-type="string" table:number-columns-spanned="8" table:number-rows-spanned="1" table:style-name="ce320">
            <text:p>Consumption of Selected Liquid Fuels in Industry in Tons - by Regions in 2020</text:p>
          </table:table-cell>
          <table:covered-table-cell table:number-columns-repeated="7"/>
          <table:table-cell table:number-columns-repeated="16376" table:style-name="ce39"/>
        </table:table-row>
        <table:table-row table:style-name="ro3">
          <table:table-cell table:style-name="ce38"/>
          <table:table-cell table:number-columns-repeated="5" table:style-name="ce39"/>
          <table:table-cell table:style-name="ce38"/>
          <table:table-cell table:number-columns-repeated="16377" table:style-name="ce39"/>
        </table:table-row>
        <table:table-row table:style-name="ro3">
          <table:table-cell table:style-name="ce174"/>
          <table:table-cell table:style-name="ce3"/>
          <table:table-cell office:value-type="string" table:style-name="ce154">
            <text:p>Benzíny</text:p>
          </table:table-cell>
          <table:table-cell office:value-type="string" table:style-name="ce155">
            <text:p>Nafta</text:p>
          </table:table-cell>
          <table:table-cell office:value-type="string" table:style-name="ce156">
            <text:p>Vykurovací olej</text:p>
          </table:table-cell>
          <table:table-cell table:style-name="ce156"/>
          <table:table-cell table:style-name="ce44"/>
          <table:table-cell table:style-name="ce43"/>
          <table:table-cell table:number-columns-repeated="16376"/>
        </table:table-row>
        <table:table-row table:style-name="ro3">
          <table:table-cell table:style-name="ce89"/>
          <table:table-cell table:style-name="ce46"/>
          <table:table-cell table:style-name="ce158"/>
          <table:table-cell table:style-name="ce159"/>
          <table:table-cell office:value-type="string" table:style-name="ce160">
            <text:p>Fuel Oil</text:p>
          </table:table-cell>
          <table:table-cell table:style-name="ce158"/>
          <table:table-cell table:style-name="ce7"/>
          <table:table-cell table:style-name="ce47"/>
          <table:table-cell table:number-columns-repeated="16376"/>
        </table:table-row>
        <table:table-row table:style-name="ro3">
          <table:table-cell table:style-name="ce89"/>
          <table:table-cell table:style-name="ce27"/>
          <table:table-cell office:value-type="string" table:style-name="ce163">
            <text:p>Gasolines</text:p>
          </table:table-cell>
          <table:table-cell office:value-type="string" table:style-name="ce175">
            <text:p>Diesel Oil</text:p>
          </table:table-cell>
          <table:table-cell office:value-type="string" table:style-name="ce165">
            <text:p>ľahký</text:p>
          </table:table-cell>
          <table:table-cell office:value-type="string" table:style-name="ce165">
            <text:p>ťažký</text:p>
          </table:table-cell>
          <table:table-cell table:style-name="ce11"/>
          <table:table-cell table:style-name="ce47"/>
          <table:table-cell table:number-columns-repeated="16376"/>
        </table:table-row>
        <table:table-row table:style-name="ro3">
          <table:table-cell table:style-name="ce176"/>
          <table:table-cell table:style-name="ce12"/>
          <table:table-cell office:value-type="string" table:style-name="ce169">
            <text:p><text:s/></text:p>
          </table:table-cell>
          <table:table-cell office:value-type="string" table:style-name="ce169">
            <text:p><text:s/></text:p>
          </table:table-cell>
          <table:table-cell office:value-type="string" table:style-name="ce169">
            <text:p>Light</text:p>
          </table:table-cell>
          <table:table-cell office:value-type="string" table:style-name="ce169">
            <text:p>Heavy</text:p>
          </table:table-cell>
          <table:table-cell table:style-name="ce25"/>
          <table:table-cell table:style-name="ce48"/>
          <table:table-cell table:number-columns-repeated="16376"/>
        </table:table-row>
        <table:table-row table:style-name="ro5">
          <table:table-cell table:style-name="ce89"/>
          <table:table-cell table:style-name="ce45"/>
          <table:table-cell table:style-name="ce49"/>
          <table:table-cell table:number-columns-repeated="3" table:style-name="ce50"/>
          <table:table-cell table:style-name="ce52"/>
          <table:table-cell table:style-name="ce4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348">
            <text:p>1 Bratislavský kraj</text:p>
          </table:table-cell>
          <table:covered-table-cell/>
          <table:table-cell table:style-name="ce53"/>
          <table:table-cell table:number-columns-repeated="3" table:style-name="ce54"/>
          <table:table-cell office:value-type="string" table:number-columns-spanned="2" table:number-rows-spanned="1" table:style-name="ce326">
            <text:p>1 Region of Bratislava</text:p>
          </table:table-cell>
          <table:covered-table-cell/>
          <table:table-cell table:number-columns-repeated="16376"/>
        </table:table-row>
        <table:table-row table:style-name="ro5">
          <table:table-cell table:style-name="ce89"/>
          <table:table-cell table:style-name="ce56"/>
          <table:table-cell table:style-name="ce53"/>
          <table:table-cell table:number-columns-repeated="3" table:style-name="ce54"/>
          <table:table-cell table:style-name="ce57"/>
          <table:table-cell table:style-name="ce58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346">
            <text:p>Priemysel spolu (B C D E)</text:p>
          </table:table-cell>
          <table:covered-table-cell/>
          <table:table-cell office:value-type="float" office:value="1242" table:style-name="ce29">
            <text:p>1 242</text:p>
          </table:table-cell>
          <table:table-cell office:value-type="float" office:value="16779" table:style-name="ce29">
            <text:p>16 779</text:p>
          </table:table-cell>
          <table:table-cell office:value-type="float" office:value="14690" table:style-name="ce29">
            <text:p>14 690</text:p>
          </table:table-cell>
          <table:table-cell office:value-type="float" office:value="214338" table:style-name="ce29">
            <text:p>214 338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6"/>
        </table:table-row>
        <table:table-row table:style-name="ro8">
          <table:table-cell table:style-name="ce35"/>
          <table:table-cell table:style-name="ce60"/>
          <table:table-cell table:number-columns-repeated="4" table:style-name="ce29"/>
          <table:table-cell table:style-name="ce177"/>
          <table:table-cell table:style-name="ce61"/>
          <table:table-cell table:number-columns-repeated="16376"/>
        </table:table-row>
        <table:table-row table:style-name="ro6">
          <table:table-cell office:value-type="string" table:style-name="ce178">
            <text:p>B</text:p>
          </table:table-cell>
          <table:table-cell office:value-type="string" table:style-name="ce32">
            <text:p>Ťažba a dobývanie</text:p>
          </table:table-cell>
          <table:table-cell office:value-type="float" office:value="27" table:style-name="ce29">
            <text:p>27</text:p>
          </table:table-cell>
          <table:table-cell office:value-type="float" office:value="808" table:style-name="ce29">
            <text:p>80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52">
            <text:p>B</text:p>
          </table:table-cell>
          <table:table-cell office:value-type="string" table:style-name="ce32">
            <text:p>Mining and quarrying</text:p>
          </table:table-cell>
          <table:table-cell table:number-columns-repeated="16376"/>
        </table:table-row>
        <table:table-row table:style-name="ro8">
          <table:table-cell table:style-name="ce178"/>
          <table:table-cell table:style-name="ce32"/>
          <table:table-cell table:number-columns-repeated="4" table:style-name="ce29"/>
          <table:table-cell table:style-name="ce52"/>
          <table:table-cell table:style-name="ce32"/>
          <table:table-cell table:number-columns-repeated="16376"/>
        </table:table-row>
        <table:table-row table:style-name="ro6">
          <table:table-cell office:value-type="string" table:style-name="ce89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818" table:style-name="ce29">
            <text:p>818</text:p>
          </table:table-cell>
          <table:table-cell office:value-type="float" office:value="11351" table:style-name="ce29">
            <text:p>11 351</text:p>
          </table:table-cell>
          <table:table-cell office:value-type="float" office:value="14690" table:style-name="ce29">
            <text:p>14 690</text:p>
          </table:table-cell>
          <table:table-cell office:value-type="float" office:value="212226" table:style-name="ce29">
            <text:p>212 226</text:p>
          </table:table-cell>
          <table:table-cell office:value-type="string" table:style-name="ce62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10 Výroba potravín</text:p>
          </table:table-cell>
          <table:table-cell office:value-type="float" office:value="155" table:style-name="ce29">
            <text:p>155</text:p>
          </table:table-cell>
          <table:table-cell office:value-type="float" office:value="528" table:style-name="ce29">
            <text:p>52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0 Manuf.of food products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32">
            <text:p>11 Výroba nápojov</text:p>
          </table:table-cell>
          <table:table-cell office:value-type="float" office:value="15" table:style-name="ce29">
            <text:p>15</text:p>
          </table:table-cell>
          <table:table-cell office:value-type="float" office:value="133" table:style-name="ce29">
            <text:p>13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1 Manufacture of beverages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32">
            <text:p>13 Výroba textilu</text:p>
          </table:table-cell>
          <table:table-cell office:value-type="float" office:value="16" table:style-name="ce29">
            <text:p>16</text:p>
          </table:table-cell>
          <table:table-cell office:value-type="float" office:value="18" table:style-name="ce29">
            <text:p>1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3 Manufacture of textiles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32">
            <text:p>16 Spracovanie dreva</text:p>
          </table:table-cell>
          <table:table-cell office:value-type="string" table:style-name="ce29">
            <text:p>-</text:p>
          </table:table-cell>
          <table:table-cell office:value-type="float" office:value="32" table:style-name="ce29">
            <text:p>3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6 Manufacture of wood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32">
            <text:p>17 Výroba papiera</text:p>
          </table:table-cell>
          <table:table-cell office:value-type="float" office:value="5" table:style-name="ce29">
            <text:p>5</text:p>
          </table:table-cell>
          <table:table-cell office:value-type="float" office:value="67" table:style-name="ce29">
            <text:p>6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7 Manufacture of paper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32">
            <text:p>18 Tlač,reprod.záznam.médií</text:p>
          </table:table-cell>
          <table:table-cell office:value-type="float" office:value="15" table:style-name="ce29">
            <text:p>15</text:p>
          </table:table-cell>
          <table:table-cell office:value-type="float" office:value="46" table:style-name="ce29">
            <text:p>4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8 Printing,repr.of rec.med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32">
            <text:p>20 Výroba chemikálií</text:p>
          </table:table-cell>
          <table:table-cell office:value-type="float" office:value="9" table:style-name="ce29">
            <text:p>9</text:p>
          </table:table-cell>
          <table:table-cell office:value-type="float" office:value="897" table:style-name="ce29">
            <text:p>89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0 Manufacture of chemicals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32">
            <text:p>22 Výroba výrobkov z gumy</text:p>
          </table:table-cell>
          <table:table-cell office:value-type="float" office:value="23" table:style-name="ce29">
            <text:p>23</text:p>
          </table:table-cell>
          <table:table-cell office:value-type="float" office:value="167" table:style-name="ce29">
            <text:p>16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2 Manu.of rub.,plast.prod.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32">
            <text:p>23 Výroba ost.nekov.výr.</text:p>
          </table:table-cell>
          <table:table-cell office:value-type="float" office:value="44" table:style-name="ce29">
            <text:p>44</text:p>
          </table:table-cell>
          <table:table-cell office:value-type="float" office:value="2268" table:style-name="ce29">
            <text:p>2 26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3 Manuf.of oth.non-met.pr.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32">
            <text:p>24 Výroba,spracovanie kovov</text:p>
          </table:table-cell>
          <table:table-cell office:value-type="float" office:value="4" table:style-name="ce29">
            <text:p>4</text:p>
          </table:table-cell>
          <table:table-cell office:value-type="float" office:value="30" table:style-name="ce29">
            <text:p>3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4 Manuf.of basic metals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32">
            <text:p>25 Výroba kov.konštrukcií</text:p>
          </table:table-cell>
          <table:table-cell office:value-type="float" office:value="38" table:style-name="ce29">
            <text:p>38</text:p>
          </table:table-cell>
          <table:table-cell office:value-type="float" office:value="512" table:style-name="ce29">
            <text:p>51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5 Manu.of fabric.met.prod.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32">
            <text:p>26 Výroba počítačových výr.</text:p>
          </table:table-cell>
          <table:table-cell office:value-type="float" office:value="16" table:style-name="ce29">
            <text:p>16</text:p>
          </table:table-cell>
          <table:table-cell office:value-type="float" office:value="208" table:style-name="ce29">
            <text:p>20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6 Manuf.of computer prod.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32">
            <text:p>27 Výroba elektrických zar.</text:p>
          </table:table-cell>
          <table:table-cell office:value-type="float" office:value="9" table:style-name="ce29">
            <text:p>9</text:p>
          </table:table-cell>
          <table:table-cell office:value-type="float" office:value="170" table:style-name="ce29">
            <text:p>17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7 Manuf.of elec.equipment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32">
            <text:p>28 Výroba strojov a zar.</text:p>
          </table:table-cell>
          <table:table-cell office:value-type="float" office:value="115" table:style-name="ce29">
            <text:p>115</text:p>
          </table:table-cell>
          <table:table-cell office:value-type="float" office:value="359" table:style-name="ce29">
            <text:p>35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8 Manu.of machinery n.e.c.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32">
            <text:p>29 Výroba motor.vozidiel</text:p>
          </table:table-cell>
          <table:table-cell office:value-type="float" office:value="106" table:style-name="ce29">
            <text:p>106</text:p>
          </table:table-cell>
          <table:table-cell office:value-type="float" office:value="4426" table:style-name="ce29">
            <text:p>4 42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9 Manuf.of mot.vehicles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32">
            <text:p>30 Výr.ost.doprav.prostr.</text:p>
          </table:table-cell>
          <table:table-cell office:value-type="string" table:style-name="ce29">
            <text:p>-</text:p>
          </table:table-cell>
          <table:table-cell office:value-type="float" office:value="13" table:style-name="ce29">
            <text:p>1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30 Manu.of oth.transp.equi.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32">
            <text:p>31 Výroba nábytku</text:p>
          </table:table-cell>
          <table:table-cell office:value-type="float" office:value="12" table:style-name="ce29">
            <text:p>12</text:p>
          </table:table-cell>
          <table:table-cell office:value-type="float" office:value="49" table:style-name="ce29">
            <text:p>49</text:p>
          </table:table-cell>
          <table:table-cell office:value-type="float" office:value="44" table:style-name="ce29">
            <text:p>44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31 Manufacture of furniture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32 Iná výroba</text:p>
          </table:table-cell>
          <table:table-cell office:value-type="float" office:value="8" table:style-name="ce29">
            <text:p>8</text:p>
          </table:table-cell>
          <table:table-cell office:value-type="float" office:value="45" table:style-name="ce29">
            <text:p>4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32 Other manufacturing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33 Oprava a inštal.strojov</text:p>
          </table:table-cell>
          <table:table-cell office:value-type="float" office:value="133" table:style-name="ce29">
            <text:p>133</text:p>
          </table:table-cell>
          <table:table-cell office:value-type="float" office:value="1383" table:style-name="ce29">
            <text:p>1 38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33 Repair,instal.of machin.</text:p>
          </table:table-cell>
          <table:table-cell table:number-columns-repeated="16376"/>
        </table:table-row>
        <table:table-row table:style-name="ro8">
          <table:table-cell table:style-name="ce89"/>
          <table:table-cell table:style-name="ce32"/>
          <table:table-cell table:number-columns-repeated="4" table:style-name="ce29"/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office:value-type="string" table:style-name="ce89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229" table:style-name="ce29">
            <text:p>229</text:p>
          </table:table-cell>
          <table:table-cell office:value-type="float" office:value="2011" table:style-name="ce29">
            <text:p>2 011</text:p>
          </table:table-cell>
          <table:table-cell office:value-type="string" table:style-name="ce29">
            <text:p>-</text:p>
          </table:table-cell>
          <table:table-cell office:value-type="float" office:value="2112" table:style-name="ce29">
            <text:p>2 112</text:p>
          </table:table-cell>
          <table:table-cell office:value-type="string" table:style-name="ce62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35 Dod.elektr,plynu,pary</text:p>
          </table:table-cell>
          <table:table-cell office:value-type="float" office:value="229" table:style-name="ce29">
            <text:p>229</text:p>
          </table:table-cell>
          <table:table-cell office:value-type="float" office:value="2011" table:style-name="ce29">
            <text:p>2 011</text:p>
          </table:table-cell>
          <table:table-cell office:value-type="string" table:style-name="ce29">
            <text:p>-</text:p>
          </table:table-cell>
          <table:table-cell office:value-type="float" office:value="2112" table:style-name="ce29">
            <text:p>2 112</text:p>
          </table:table-cell>
          <table:table-cell table:style-name="ce62"/>
          <table:table-cell office:value-type="string" table:style-name="ce32">
            <text:p>35 Electr,gas,steam supply</text:p>
          </table:table-cell>
          <table:table-cell table:number-columns-repeated="16376"/>
        </table:table-row>
        <table:table-row table:style-name="ro8">
          <table:table-cell table:style-name="ce89"/>
          <table:table-cell table:style-name="ce32"/>
          <table:table-cell table:number-columns-repeated="4" table:style-name="ce29"/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office:value-type="string" table:style-name="ce89">
            <text:p>E</text:p>
          </table:table-cell>
          <table:table-cell office:value-type="string" table:style-name="ce32">
            <text:p>Dodávka vody</text:p>
          </table:table-cell>
          <table:table-cell office:value-type="float" office:value="168" table:style-name="ce29">
            <text:p>168</text:p>
          </table:table-cell>
          <table:table-cell office:value-type="float" office:value="2609" table:style-name="ce29">
            <text:p>2 60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2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38 Zber,sprac,likv.odpadov</text:p>
          </table:table-cell>
          <table:table-cell office:value-type="float" office:value="101" table:style-name="ce68">
            <text:p>101</text:p>
          </table:table-cell>
          <table:table-cell office:value-type="float" office:value="2337" table:style-name="ce68">
            <text:p>2 337</text:p>
          </table:table-cell>
          <table:table-cell office:value-type="string" table:style-name="ce29">
            <text:p>-</text:p>
          </table:table-cell>
          <table:table-cell office:value-type="string" table:style-name="ce68">
            <text:p>-</text:p>
          </table:table-cell>
          <table:table-cell table:style-name="ce62"/>
          <table:table-cell office:value-type="string" table:style-name="ce32">
            <text:p>38 Waste coll,disposal act.</text:p>
          </table:table-cell>
          <table:table-cell table:number-columns-repeated="16376"/>
        </table:table-row>
        <table:table-row table:number-rows-repeated="4" table:style-name="ro6">
          <table:table-cell table:style-name="ce89"/>
          <table:table-cell table:style-name="ce32"/>
          <table:table-cell table:number-columns-repeated="2" table:style-name="ce97"/>
          <table:table-cell table:style-name="ce31"/>
          <table:table-cell table:style-name="ce97"/>
          <table:table-cell table:style-name="ce62"/>
          <table:table-cell table:style-name="ce32"/>
          <table:table-cell table:number-columns-repeated="16376"/>
        </table:table-row>
        <table:table-row table:style-name="ro2">
          <table:table-cell office:value-type="string" table:number-columns-spanned="8" table:number-rows-spanned="1" table:style-name="ce319">
            <text:p>Tab. č. 2-6. Spotreba vybraných druhov kvapalných palív v priemysle v tonách - podľa krajov za rok 2020</text:p>
          </table:table-cell>
          <table:covered-table-cell table:number-columns-repeated="7"/>
          <table:table-cell table:number-columns-repeated="16376" table:style-name="ce39"/>
        </table:table-row>
        <table:table-row table:style-name="ro2">
          <table:table-cell office:value-type="string" table:number-columns-spanned="8" table:number-rows-spanned="1" table:style-name="ce320">
            <text:p>Consumption of Selected Liquid Fuels in Industry in Tons - by Regions in 2020</text:p>
          </table:table-cell>
          <table:covered-table-cell table:number-columns-repeated="7"/>
          <table:table-cell table:number-columns-repeated="16376" table:style-name="ce39"/>
        </table:table-row>
        <table:table-row table:style-name="ro3">
          <table:table-cell table:style-name="ce38"/>
          <table:table-cell table:style-name="ce76"/>
          <table:table-cell table:number-columns-repeated="4" table:style-name="ce77"/>
          <table:table-cell table:style-name="ce57"/>
          <table:table-cell table:style-name="ce74"/>
          <table:table-cell table:number-columns-repeated="16376" table:style-name="ce39"/>
        </table:table-row>
        <table:table-row table:style-name="ro3">
          <table:table-cell office:value-type="string" table:number-columns-spanned="2" table:number-rows-spanned="1" table:style-name="ce330">
            <text:p>1. pokračovanie</text:p>
          </table:table-cell>
          <table:covered-table-cell/>
          <table:table-cell table:number-columns-repeated="4" table:style-name="ce79"/>
          <table:table-cell table:style-name="ce81"/>
          <table:table-cell office:value-type="string" table:style-name="ce82">
            <text:p>1st continuation</text:p>
          </table:table-cell>
          <table:table-cell table:number-columns-repeated="16376" table:style-name="ce75"/>
        </table:table-row>
        <table:table-row table:style-name="ro3">
          <table:table-cell table:style-name="ce89"/>
          <table:table-cell table:style-name="ce83"/>
          <table:table-cell office:value-type="string" table:style-name="ce156">
            <text:p>Benzíny</text:p>
          </table:table-cell>
          <table:table-cell office:value-type="string" table:style-name="ce155">
            <text:p>Nafta</text:p>
          </table:table-cell>
          <table:table-cell office:value-type="string" table:style-name="ce156">
            <text:p>Vykurovací olej</text:p>
          </table:table-cell>
          <table:table-cell table:style-name="ce156"/>
          <table:table-cell table:style-name="ce24"/>
          <table:table-cell table:style-name="ce43"/>
          <table:table-cell table:number-columns-repeated="16376"/>
        </table:table-row>
        <table:table-row table:style-name="ro3">
          <table:table-cell table:style-name="ce89"/>
          <table:table-cell table:style-name="ce6"/>
          <table:table-cell table:style-name="ce179"/>
          <table:table-cell table:style-name="ce159"/>
          <table:table-cell office:value-type="string" table:style-name="ce160">
            <text:p>Fuel Oil</text:p>
          </table:table-cell>
          <table:table-cell table:style-name="ce158"/>
          <table:table-cell table:style-name="ce84"/>
          <table:table-cell table:style-name="ce47"/>
          <table:table-cell table:number-columns-repeated="16376"/>
        </table:table-row>
        <table:table-row table:style-name="ro3">
          <table:table-cell table:style-name="ce89"/>
          <table:table-cell table:style-name="ce8"/>
          <table:table-cell office:value-type="string" table:style-name="ce163">
            <text:p>Gasolines</text:p>
          </table:table-cell>
          <table:table-cell office:value-type="string" table:style-name="ce175">
            <text:p>Diesel Oil</text:p>
          </table:table-cell>
          <table:table-cell office:value-type="string" table:style-name="ce165">
            <text:p>ľahký</text:p>
          </table:table-cell>
          <table:table-cell office:value-type="string" table:style-name="ce165">
            <text:p>ťažký</text:p>
          </table:table-cell>
          <table:table-cell table:style-name="ce20"/>
          <table:table-cell table:style-name="ce47"/>
          <table:table-cell table:number-columns-repeated="16376"/>
        </table:table-row>
        <table:table-row table:style-name="ro3">
          <table:table-cell table:style-name="ce176"/>
          <table:table-cell table:style-name="ce12"/>
          <table:table-cell office:value-type="string" table:style-name="ce169">
            <text:p><text:s/></text:p>
          </table:table-cell>
          <table:table-cell office:value-type="string" table:style-name="ce169">
            <text:p><text:s/></text:p>
          </table:table-cell>
          <table:table-cell office:value-type="string" table:style-name="ce169">
            <text:p>Light</text:p>
          </table:table-cell>
          <table:table-cell office:value-type="string" table:style-name="ce169">
            <text:p>Heavy</text:p>
          </table:table-cell>
          <table:table-cell table:style-name="ce85"/>
          <table:table-cell table:style-name="ce48"/>
          <table:table-cell table:number-columns-repeated="16376"/>
        </table:table-row>
        <table:table-row table:style-name="ro16">
          <table:table-cell table:style-name="ce52"/>
          <table:table-cell table:style-name="ce8"/>
          <table:table-cell table:style-name="ce180"/>
          <table:table-cell table:style-name="ce181"/>
          <table:table-cell table:number-columns-repeated="2" table:style-name="ce180"/>
          <table:table-cell table:style-name="ce20"/>
          <table:table-cell table:style-name="ce4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348">
            <text:p>2 Trnavský kraj</text:p>
          </table:table-cell>
          <table:covered-table-cell/>
          <table:table-cell table:number-columns-repeated="4" table:style-name="ce64"/>
          <table:table-cell office:value-type="string" table:number-columns-spanned="2" table:number-rows-spanned="1" table:style-name="ce326">
            <text:p>2 Region of Trnava</text:p>
          </table:table-cell>
          <table:covered-table-cell/>
          <table:table-cell table:number-columns-repeated="16376"/>
        </table:table-row>
        <table:table-row table:style-name="ro16">
          <table:table-cell table:style-name="ce89"/>
          <table:table-cell table:style-name="ce56"/>
          <table:table-cell table:number-columns-repeated="4" table:style-name="ce64"/>
          <table:table-cell table:style-name="ce66"/>
          <table:table-cell table:style-name="ce58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346">
            <text:p>Priemysel spolu <text:s/>(B C D E)</text:p>
          </table:table-cell>
          <table:covered-table-cell/>
          <table:table-cell office:value-type="float" office:value="2053" table:style-name="ce29">
            <text:p>2 053</text:p>
          </table:table-cell>
          <table:table-cell office:value-type="float" office:value="7610" table:style-name="ce29">
            <text:p>7 61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6"/>
        </table:table-row>
        <table:table-row table:style-name="ro21">
          <table:table-cell table:style-name="ce35"/>
          <table:table-cell table:style-name="ce60"/>
          <table:table-cell table:number-columns-repeated="4" table:style-name="ce29"/>
          <table:table-cell table:style-name="ce177"/>
          <table:table-cell table:style-name="ce61"/>
          <table:table-cell table:number-columns-repeated="16376"/>
        </table:table-row>
        <table:table-row table:style-name="ro6">
          <table:table-cell office:value-type="string" table:style-name="ce178">
            <text:p>B</text:p>
          </table:table-cell>
          <table:table-cell office:value-type="string" table:style-name="ce32">
            <text:p>Ťažba a dobývanie</text:p>
          </table:table-cell>
          <table:table-cell office:value-type="float" office:value="3" table:style-name="ce29">
            <text:p>3</text:p>
          </table:table-cell>
          <table:table-cell office:value-type="float" office:value="338" table:style-name="ce29">
            <text:p>33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52">
            <text:p>B</text:p>
          </table:table-cell>
          <table:table-cell office:value-type="string" table:style-name="ce32">
            <text:p>Mining and quarrying</text:p>
          </table:table-cell>
          <table:table-cell table:number-columns-repeated="16376"/>
        </table:table-row>
        <table:table-row table:style-name="ro6">
          <table:table-cell table:style-name="ce178"/>
          <table:table-cell office:value-type="string" table:style-name="ce32">
            <text:p>08 Iná ťažba a dobývanie</text:p>
          </table:table-cell>
          <table:table-cell office:value-type="float" office:value="3" table:style-name="ce29">
            <text:p>3</text:p>
          </table:table-cell>
          <table:table-cell office:value-type="float" office:value="338" table:style-name="ce29">
            <text:p>33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52"/>
          <table:table-cell office:value-type="string" table:style-name="ce32">
            <text:p>08 Oth.mining and quarrying</text:p>
          </table:table-cell>
          <table:table-cell table:number-columns-repeated="16376"/>
        </table:table-row>
        <table:table-row table:style-name="ro21">
          <table:table-cell table:style-name="ce178"/>
          <table:table-cell table:style-name="ce32"/>
          <table:table-cell table:number-columns-repeated="4" table:style-name="ce29"/>
          <table:table-cell table:style-name="ce52"/>
          <table:table-cell table:style-name="ce32"/>
          <table:table-cell table:number-columns-repeated="16376"/>
        </table:table-row>
        <table:table-row table:style-name="ro6">
          <table:table-cell office:value-type="string" table:style-name="ce89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1971" table:style-name="ce29">
            <text:p>1 971</text:p>
          </table:table-cell>
          <table:table-cell office:value-type="float" office:value="5581" table:style-name="ce29">
            <text:p>5 58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2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10 Výroba potravín</text:p>
          </table:table-cell>
          <table:table-cell office:value-type="float" office:value="222" table:style-name="ce29">
            <text:p>222</text:p>
          </table:table-cell>
          <table:table-cell office:value-type="float" office:value="2306" table:style-name="ce29">
            <text:p>2 30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0 Manuf.of food products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11 Výroba nápojov</text:p>
          </table:table-cell>
          <table:table-cell office:value-type="float" office:value="18" table:style-name="ce29">
            <text:p>18</text:p>
          </table:table-cell>
          <table:table-cell office:value-type="float" office:value="100" table:style-name="ce29">
            <text:p>10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1 Manufacture of beverages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13 Výroba textilu</text:p>
          </table:table-cell>
          <table:table-cell office:value-type="string" table:style-name="ce29">
            <text:p>-</text:p>
          </table:table-cell>
          <table:table-cell office:value-type="float" office:value="12" table:style-name="ce29">
            <text:p>1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3 Manufacture of textiles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32">
            <text:p>14 Výroba odevov</text:p>
          </table:table-cell>
          <table:table-cell office:value-type="float" office:value="5" table:style-name="ce29">
            <text:p>5</text:p>
          </table:table-cell>
          <table:table-cell office:value-type="float" office:value="30" table:style-name="ce29">
            <text:p>3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4 Manuf.of wear.apparel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32">
            <text:p>16 Spracovanie dreva</text:p>
          </table:table-cell>
          <table:table-cell office:value-type="float" office:value="1" table:style-name="ce29">
            <text:p>1</text:p>
          </table:table-cell>
          <table:table-cell office:value-type="float" office:value="68" table:style-name="ce29">
            <text:p>6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6 Manufacture of wood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32">
            <text:p>18 Tlač,reprod.záznam.médií</text:p>
          </table:table-cell>
          <table:table-cell office:value-type="float" office:value="9" table:style-name="ce29">
            <text:p>9</text:p>
          </table:table-cell>
          <table:table-cell office:value-type="float" office:value="89" table:style-name="ce29">
            <text:p>8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8 Printing,repr.of rec.med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32">
            <text:p>20 Výroba chemikálií</text:p>
          </table:table-cell>
          <table:table-cell office:value-type="float" office:value="24" table:style-name="ce29">
            <text:p>24</text:p>
          </table:table-cell>
          <table:table-cell office:value-type="float" office:value="198" table:style-name="ce29">
            <text:p>19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0 Manufacture of chemicals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32">
            <text:p>21 Výr.zákl.farmaceut.výr.</text:p>
          </table:table-cell>
          <table:table-cell office:value-type="float" office:value="9" table:style-name="ce29">
            <text:p>9</text:p>
          </table:table-cell>
          <table:table-cell office:value-type="float" office:value="27" table:style-name="ce29">
            <text:p>2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1 Manuf.of bas.pharm.prod.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32">
            <text:p>22 Výroba výrobkov z gumy</text:p>
          </table:table-cell>
          <table:table-cell office:value-type="float" office:value="23" table:style-name="ce29">
            <text:p>23</text:p>
          </table:table-cell>
          <table:table-cell office:value-type="float" office:value="400" table:style-name="ce29">
            <text:p>40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2 Manu.of rub.,plast.prod.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32">
            <text:p>23 Výroba ost.nekov.výr.</text:p>
          </table:table-cell>
          <table:table-cell office:value-type="float" office:value="11" table:style-name="ce29">
            <text:p>11</text:p>
          </table:table-cell>
          <table:table-cell office:value-type="float" office:value="333" table:style-name="ce29">
            <text:p>33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3 Manuf.of oth.non-met.pr.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32">
            <text:p>24 Výroba,spracovanie kovov</text:p>
          </table:table-cell>
          <table:table-cell office:value-type="float" office:value="15" table:style-name="ce29">
            <text:p>15</text:p>
          </table:table-cell>
          <table:table-cell office:value-type="float" office:value="126" table:style-name="ce29">
            <text:p>12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4 Manuf.of basic metals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32">
            <text:p>25 Výroba kov.konštrukcií</text:p>
          </table:table-cell>
          <table:table-cell office:value-type="float" office:value="94" table:style-name="ce29">
            <text:p>94</text:p>
          </table:table-cell>
          <table:table-cell office:value-type="float" office:value="455" table:style-name="ce29">
            <text:p>45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5 Manu.of fabric.met.prod.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32">
            <text:p>26 Výroba počítačových výr.</text:p>
          </table:table-cell>
          <table:table-cell office:value-type="float" office:value="10" table:style-name="ce29">
            <text:p>10</text:p>
          </table:table-cell>
          <table:table-cell office:value-type="float" office:value="129" table:style-name="ce29">
            <text:p>12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6 Manuf.of computer prod.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32">
            <text:p>27 Výroba elektrických zar.</text:p>
          </table:table-cell>
          <table:table-cell office:value-type="float" office:value="18" table:style-name="ce29">
            <text:p>18</text:p>
          </table:table-cell>
          <table:table-cell office:value-type="float" office:value="106" table:style-name="ce29">
            <text:p>10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7 Manuf.of elec.equipment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32">
            <text:p>28 Výroba strojov a zar.</text:p>
          </table:table-cell>
          <table:table-cell office:value-type="float" office:value="44" table:style-name="ce29">
            <text:p>44</text:p>
          </table:table-cell>
          <table:table-cell office:value-type="float" office:value="211" table:style-name="ce29">
            <text:p>21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8 Manu.of machinery n.e.c.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32">
            <text:p>29 Výroba motor.vozidiel</text:p>
          </table:table-cell>
          <table:table-cell office:value-type="float" office:value="1404" table:style-name="ce29">
            <text:p>1 404</text:p>
          </table:table-cell>
          <table:table-cell office:value-type="float" office:value="681" table:style-name="ce29">
            <text:p>68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9 Manuf.of mot.vehicles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32">
            <text:p>31 Výroba nábytku</text:p>
          </table:table-cell>
          <table:table-cell office:value-type="float" office:value="3" table:style-name="ce29">
            <text:p>3</text:p>
          </table:table-cell>
          <table:table-cell office:value-type="float" office:value="27" table:style-name="ce29">
            <text:p>2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31 Manufacture of furniture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32">
            <text:p>32 Iná výroba</text:p>
          </table:table-cell>
          <table:table-cell office:value-type="float" office:value="6" table:style-name="ce29">
            <text:p>6</text:p>
          </table:table-cell>
          <table:table-cell office:value-type="float" office:value="17" table:style-name="ce29">
            <text:p>1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32 Other manufacturing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32">
            <text:p>33 Oprava a inštal.strojov</text:p>
          </table:table-cell>
          <table:table-cell office:value-type="float" office:value="47" table:style-name="ce29">
            <text:p>47</text:p>
          </table:table-cell>
          <table:table-cell office:value-type="float" office:value="242" table:style-name="ce29">
            <text:p>24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33 Repair,instal.of machin.</text:p>
          </table:table-cell>
          <table:table-cell table:number-columns-repeated="16376"/>
        </table:table-row>
        <table:table-row table:style-name="ro21">
          <table:table-cell table:style-name="ce89"/>
          <table:table-cell table:style-name="ce32"/>
          <table:table-cell table:number-columns-repeated="4" table:style-name="ce29"/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office:value-type="string" table:style-name="ce89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28" table:style-name="ce29">
            <text:p>28</text:p>
          </table:table-cell>
          <table:table-cell office:value-type="float" office:value="42" table:style-name="ce29">
            <text:p>4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2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35 Dod.elektr,plynu,pary</text:p>
          </table:table-cell>
          <table:table-cell office:value-type="float" office:value="28" table:style-name="ce29">
            <text:p>28</text:p>
          </table:table-cell>
          <table:table-cell office:value-type="float" office:value="42" table:style-name="ce29">
            <text:p>4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35 Electr,gas,steam supply</text:p>
          </table:table-cell>
          <table:table-cell table:number-columns-repeated="16376"/>
        </table:table-row>
        <table:table-row table:style-name="ro21">
          <table:table-cell table:style-name="ce89"/>
          <table:table-cell table:style-name="ce32"/>
          <table:table-cell table:number-columns-repeated="4" table:style-name="ce29"/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office:value-type="string" table:style-name="ce52">
            <text:p>E</text:p>
          </table:table-cell>
          <table:table-cell office:value-type="string" table:style-name="ce32">
            <text:p>Dodávka vody</text:p>
          </table:table-cell>
          <table:table-cell office:value-type="float" office:value="51" table:style-name="ce29">
            <text:p>51</text:p>
          </table:table-cell>
          <table:table-cell office:value-type="float" office:value="1649" table:style-name="ce29">
            <text:p>1 64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2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6" table:style-name="ce47"/>
        </table:table-row>
        <table:table-row table:style-name="ro6">
          <table:table-cell table:style-name="ce89"/>
          <table:table-cell office:value-type="string" table:style-name="ce32">
            <text:p>38 Zber,sprac,likv.odpadov</text:p>
          </table:table-cell>
          <table:table-cell office:value-type="float" office:value="11" table:style-name="ce68">
            <text:p>11</text:p>
          </table:table-cell>
          <table:table-cell office:value-type="float" office:value="892" table:style-name="ce68">
            <text:p>89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38 Waste coll,disposal act.</text:p>
          </table:table-cell>
          <table:table-cell table:number-columns-repeated="16376"/>
        </table:table-row>
        <table:table-row table:style-name="ro2">
          <table:table-cell office:value-type="string" table:number-columns-spanned="8" table:number-rows-spanned="1" table:style-name="ce319">
            <text:p>Tab. č. 2-6. Spotreba vybraných druhov kvapalných palív v priemysle v tonách - podľa krajov za rok 2020</text:p>
          </table:table-cell>
          <table:covered-table-cell table:number-columns-repeated="7"/>
          <table:table-cell table:number-columns-repeated="16376" table:style-name="ce39"/>
        </table:table-row>
        <table:table-row table:style-name="ro2">
          <table:table-cell office:value-type="string" table:number-columns-spanned="8" table:number-rows-spanned="1" table:style-name="ce320">
            <text:p>Consumption of Selected Liquid Fuels in Industry in Tons - by Regions in 2020</text:p>
          </table:table-cell>
          <table:covered-table-cell table:number-columns-repeated="7"/>
          <table:table-cell table:number-columns-repeated="16376" table:style-name="ce39"/>
        </table:table-row>
        <table:table-row table:style-name="ro3">
          <table:table-cell table:style-name="ce38"/>
          <table:table-cell table:style-name="ce76"/>
          <table:table-cell table:number-columns-repeated="4" table:style-name="ce77"/>
          <table:table-cell table:style-name="ce57"/>
          <table:table-cell table:style-name="ce74"/>
          <table:table-cell table:number-columns-repeated="16376" table:style-name="ce39"/>
        </table:table-row>
        <table:table-row table:style-name="ro3">
          <table:table-cell office:value-type="string" table:number-columns-spanned="2" table:number-rows-spanned="1" table:style-name="ce330">
            <text:p>2. pokračovanie</text:p>
          </table:table-cell>
          <table:covered-table-cell/>
          <table:table-cell table:number-columns-repeated="4" table:style-name="ce79"/>
          <table:table-cell table:style-name="ce81"/>
          <table:table-cell office:value-type="string" table:style-name="ce82">
            <text:p>2nd continuation</text:p>
          </table:table-cell>
          <table:table-cell table:number-columns-repeated="16376" table:style-name="ce75"/>
        </table:table-row>
        <table:table-row table:style-name="ro3">
          <table:table-cell table:style-name="ce89"/>
          <table:table-cell table:style-name="ce24"/>
          <table:table-cell office:value-type="string" table:style-name="ce182">
            <text:p>Benzíny</text:p>
          </table:table-cell>
          <table:table-cell office:value-type="string" table:style-name="ce183">
            <text:p>Nafta</text:p>
          </table:table-cell>
          <table:table-cell office:value-type="string" table:style-name="ce156">
            <text:p>Vykurovací olej</text:p>
          </table:table-cell>
          <table:table-cell table:style-name="ce156"/>
          <table:table-cell table:style-name="ce24"/>
          <table:table-cell table:style-name="ce43"/>
          <table:table-cell table:number-columns-repeated="16376"/>
        </table:table-row>
        <table:table-row table:style-name="ro3">
          <table:table-cell table:style-name="ce89"/>
          <table:table-cell table:style-name="ce84"/>
          <table:table-cell table:style-name="ce184"/>
          <table:table-cell table:style-name="ce185"/>
          <table:table-cell office:value-type="string" table:style-name="ce160">
            <text:p>Fuel Oil</text:p>
          </table:table-cell>
          <table:table-cell table:style-name="ce158"/>
          <table:table-cell table:style-name="ce84"/>
          <table:table-cell table:style-name="ce47"/>
          <table:table-cell table:number-columns-repeated="16376"/>
        </table:table-row>
        <table:table-row table:style-name="ro3">
          <table:table-cell table:style-name="ce89"/>
          <table:table-cell table:style-name="ce186"/>
          <table:table-cell office:value-type="string" table:style-name="ce163">
            <text:p>Gasolines</text:p>
          </table:table-cell>
          <table:table-cell office:value-type="string" table:style-name="ce175">
            <text:p>Diesel Oil</text:p>
          </table:table-cell>
          <table:table-cell office:value-type="string" table:style-name="ce187">
            <text:p>ľahký</text:p>
          </table:table-cell>
          <table:table-cell office:value-type="string" table:style-name="ce187">
            <text:p>ťažký</text:p>
          </table:table-cell>
          <table:table-cell table:style-name="ce20"/>
          <table:table-cell table:style-name="ce47"/>
          <table:table-cell table:number-columns-repeated="16376"/>
        </table:table-row>
        <table:table-row table:style-name="ro3">
          <table:table-cell table:style-name="ce176"/>
          <table:table-cell table:style-name="ce188"/>
          <table:table-cell office:value-type="string" table:style-name="ce189">
            <text:p><text:s/></text:p>
          </table:table-cell>
          <table:table-cell office:value-type="string" table:style-name="ce189">
            <text:p><text:s/></text:p>
          </table:table-cell>
          <table:table-cell office:value-type="string" table:style-name="ce189">
            <text:p>Light</text:p>
          </table:table-cell>
          <table:table-cell office:value-type="string" table:style-name="ce189">
            <text:p>Heavy</text:p>
          </table:table-cell>
          <table:table-cell table:style-name="ce85"/>
          <table:table-cell table:style-name="ce48"/>
          <table:table-cell table:number-columns-repeated="16376"/>
        </table:table-row>
        <table:table-row table:style-name="ro8">
          <table:table-cell table:style-name="ce89"/>
          <table:table-cell table:style-name="ce186"/>
          <table:table-cell table:style-name="ce34"/>
          <table:table-cell table:style-name="ce20"/>
          <table:table-cell table:style-name="ce33"/>
          <table:table-cell table:style-name="ce190"/>
          <table:table-cell table:style-name="ce20"/>
          <table:table-cell table:style-name="ce47"/>
          <table:table-cell table:number-columns-repeated="16376"/>
        </table:table-row>
        <table:table-row table:style-name="ro6">
          <table:table-cell office:value-type="string" table:number-columns-spanned="2" table:number-rows-spanned="1" table:style-name="ce348">
            <text:p>3 Trenčiansky kraj</text:p>
          </table:table-cell>
          <table:covered-table-cell/>
          <table:table-cell table:number-columns-repeated="4" table:style-name="ce70"/>
          <table:table-cell office:value-type="string" table:number-columns-spanned="2" table:number-rows-spanned="1" table:style-name="ce326">
            <text:p>3 Region of Trenčín</text:p>
          </table:table-cell>
          <table:covered-table-cell/>
          <table:table-cell table:number-columns-repeated="16376"/>
        </table:table-row>
        <table:table-row table:style-name="ro5">
          <table:table-cell table:style-name="ce89"/>
          <table:table-cell table:style-name="ce56"/>
          <table:table-cell table:number-columns-repeated="4" table:style-name="ce70"/>
          <table:table-cell table:style-name="ce72"/>
          <table:table-cell table:style-name="ce58"/>
          <table:table-cell table:number-columns-repeated="16376"/>
        </table:table-row>
        <table:table-row table:style-name="ro6">
          <table:table-cell office:value-type="string" table:number-columns-spanned="2" table:number-rows-spanned="1" table:style-name="ce346">
            <text:p>Priemysel spolu <text:s/>(B C D E)</text:p>
          </table:table-cell>
          <table:covered-table-cell/>
          <table:table-cell office:value-type="float" office:value="743" table:formula="of:=[.C100]+[.C102]+[.C123]+[.C126]" table:style-name="ce29">
            <text:p>743</text:p>
          </table:table-cell>
          <table:table-cell office:value-type="float" office:value="10437" table:formula="of:=[.D100]+[.D102]+[.D123]+[.D126]" table:style-name="ce29">
            <text:p>10 437</text:p>
          </table:table-cell>
          <table:table-cell office:value-type="float" office:value="100" table:style-name="ce29">
            <text:p>100</text:p>
          </table:table-cell>
          <table:table-cell office:value-type="string" table:style-name="ce29">
            <text:p>-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6"/>
        </table:table-row>
        <table:table-row table:style-name="ro8">
          <table:table-cell table:style-name="ce35"/>
          <table:table-cell table:style-name="ce191"/>
          <table:table-cell table:number-columns-repeated="4" table:style-name="ce29"/>
          <table:table-cell table:number-columns-repeated="2" table:style-name="ce177"/>
          <table:table-cell table:number-columns-repeated="16376"/>
        </table:table-row>
        <table:table-row table:style-name="ro6">
          <table:table-cell office:value-type="string" table:style-name="ce178">
            <text:p>B</text:p>
          </table:table-cell>
          <table:table-cell office:value-type="string" table:style-name="ce32">
            <text:p>Ťažba a dobývanie</text:p>
          </table:table-cell>
          <table:table-cell office:value-type="float" office:value="18" table:style-name="ce29">
            <text:p>18</text:p>
          </table:table-cell>
          <table:table-cell office:value-type="float" office:value="678" table:style-name="ce29">
            <text:p>67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52">
            <text:p>B</text:p>
          </table:table-cell>
          <table:table-cell office:value-type="string" table:style-name="ce32">
            <text:p>Mining and quarrying</text:p>
          </table:table-cell>
          <table:table-cell table:number-columns-repeated="16376"/>
        </table:table-row>
        <table:table-row table:style-name="ro8">
          <table:table-cell table:style-name="ce178"/>
          <table:table-cell table:style-name="ce32"/>
          <table:table-cell table:number-columns-repeated="4" table:style-name="ce29"/>
          <table:table-cell table:style-name="ce52"/>
          <table:table-cell table:style-name="ce32"/>
          <table:table-cell table:number-columns-repeated="16376"/>
        </table:table-row>
        <table:table-row table:style-name="ro3">
          <table:table-cell office:value-type="string" table:style-name="ce89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561" table:style-name="ce29">
            <text:p>561</text:p>
          </table:table-cell>
          <table:table-cell office:value-type="float" office:value="6911" table:style-name="ce29">
            <text:p>6 911</text:p>
          </table:table-cell>
          <table:table-cell office:value-type="float" office:value="100" table:style-name="ce29">
            <text:p>100</text:p>
          </table:table-cell>
          <table:table-cell office:value-type="string" table:style-name="ce29">
            <text:p>-</text:p>
          </table:table-cell>
          <table:table-cell office:value-type="string" table:style-name="ce62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10 Výroba potravín</text:p>
          </table:table-cell>
          <table:table-cell office:value-type="float" office:value="36" table:style-name="ce29">
            <text:p>36</text:p>
          </table:table-cell>
          <table:table-cell office:value-type="float" office:value="1281" table:style-name="ce29">
            <text:p>1 28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0 Manuf.of food products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13 Výroba textilu</text:p>
          </table:table-cell>
          <table:table-cell office:value-type="float" office:value="9" table:style-name="ce29">
            <text:p>9</text:p>
          </table:table-cell>
          <table:table-cell office:value-type="float" office:value="32" table:style-name="ce29">
            <text:p>3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3 Manufacture of textiles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14 Výroba odevov</text:p>
          </table:table-cell>
          <table:table-cell office:value-type="float" office:value="11" table:style-name="ce29">
            <text:p>11</text:p>
          </table:table-cell>
          <table:table-cell office:value-type="float" office:value="19" table:style-name="ce29">
            <text:p>1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4 Manuf.of wear.apparel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15 Výroba kože</text:p>
          </table:table-cell>
          <table:table-cell office:value-type="float" office:value="47" table:style-name="ce29">
            <text:p>47</text:p>
          </table:table-cell>
          <table:table-cell office:value-type="float" office:value="111" table:style-name="ce29">
            <text:p>11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5 Manufacture of leather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16 Spracovanie dreva</text:p>
          </table:table-cell>
          <table:table-cell office:value-type="float" office:value="2" table:style-name="ce29">
            <text:p>2</text:p>
          </table:table-cell>
          <table:table-cell office:value-type="float" office:value="382" table:style-name="ce29">
            <text:p>38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6 Manufacture of wood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17 Výroba papiera</text:p>
          </table:table-cell>
          <table:table-cell office:value-type="float" office:value="6" table:style-name="ce29">
            <text:p>6</text:p>
          </table:table-cell>
          <table:table-cell office:value-type="float" office:value="60" table:style-name="ce29">
            <text:p>6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7 Manufacture of paper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20 Výroba chemikálií</text:p>
          </table:table-cell>
          <table:table-cell office:value-type="float" office:value="8" table:style-name="ce29">
            <text:p>8</text:p>
          </table:table-cell>
          <table:table-cell office:value-type="float" office:value="101" table:style-name="ce29">
            <text:p>10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0 Manufacture of chemicals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22 Výroba výrobkov z gumy</text:p>
          </table:table-cell>
          <table:table-cell office:value-type="float" office:value="56" table:style-name="ce29">
            <text:p>56</text:p>
          </table:table-cell>
          <table:table-cell office:value-type="float" office:value="459" table:style-name="ce29">
            <text:p>45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2 Manu.of rub.,plast.prod.</text:p>
          </table:table-cell>
          <table:table-cell table:number-columns-repeated="16376"/>
        </table:table-row>
        <table:table-row table:style-name="ro2">
          <table:table-cell table:style-name="ce89"/>
          <table:table-cell office:value-type="string" table:style-name="ce32">
            <text:p>23 Výroba ost.nekov.výr.</text:p>
          </table:table-cell>
          <table:table-cell office:value-type="float" office:value="30" table:style-name="ce29">
            <text:p>30</text:p>
          </table:table-cell>
          <table:table-cell office:value-type="float" office:value="1993" table:style-name="ce29">
            <text:p>1 993</text:p>
          </table:table-cell>
          <table:table-cell office:value-type="float" office:value="100" table:style-name="ce29">
            <text:p>100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3 Manuf.of oth.non-met.pr.</text:p>
          </table:table-cell>
          <table:table-cell table:number-columns-repeated="16376"/>
        </table:table-row>
        <table:table-row table:style-name="ro2">
          <table:table-cell table:style-name="ce89"/>
          <table:table-cell office:value-type="string" table:style-name="ce32">
            <text:p>24 Výroba,spracovanie kovov</text:p>
          </table:table-cell>
          <table:table-cell office:value-type="string" table:style-name="ce29">
            <text:p>-</text:p>
          </table:table-cell>
          <table:table-cell office:value-type="float" office:value="75" table:style-name="ce29">
            <text:p>7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4 Manuf.of basic metals</text:p>
          </table:table-cell>
          <table:table-cell table:number-columns-repeated="16376"/>
        </table:table-row>
        <table:table-row table:style-name="ro2">
          <table:table-cell table:style-name="ce89"/>
          <table:table-cell office:value-type="string" table:style-name="ce32">
            <text:p>25 Výroba kov.konštrukcií</text:p>
          </table:table-cell>
          <table:table-cell office:value-type="float" office:value="137" table:style-name="ce29">
            <text:p>137</text:p>
          </table:table-cell>
          <table:table-cell office:value-type="float" office:value="1105" table:style-name="ce29">
            <text:p>1 10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5 Manu.of fabric.met.prod.</text:p>
          </table:table-cell>
          <table:table-cell table:number-columns-repeated="16376"/>
        </table:table-row>
        <table:table-row table:style-name="ro2">
          <table:table-cell table:style-name="ce89"/>
          <table:table-cell office:value-type="string" table:style-name="ce32">
            <text:p>26 Výroba počítačových výr.</text:p>
          </table:table-cell>
          <table:table-cell office:value-type="float" office:value="4" table:style-name="ce29">
            <text:p>4</text:p>
          </table:table-cell>
          <table:table-cell office:value-type="float" office:value="59" table:style-name="ce29">
            <text:p>5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6 Manuf.of computer prod.</text:p>
          </table:table-cell>
          <table:table-cell table:number-columns-repeated="16376"/>
        </table:table-row>
        <table:table-row table:style-name="ro2">
          <table:table-cell table:style-name="ce89"/>
          <table:table-cell office:value-type="string" table:style-name="ce32">
            <text:p>27 Výroba elektrických zar.</text:p>
          </table:table-cell>
          <table:table-cell office:value-type="float" office:value="59" table:style-name="ce29">
            <text:p>59</text:p>
          </table:table-cell>
          <table:table-cell office:value-type="float" office:value="269" table:style-name="ce29">
            <text:p>26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7 Manuf.of elec.equipment</text:p>
          </table:table-cell>
          <table:table-cell table:number-columns-repeated="16376"/>
        </table:table-row>
        <table:table-row table:style-name="ro2">
          <table:table-cell table:style-name="ce89"/>
          <table:table-cell office:value-type="string" table:style-name="ce32">
            <text:p>28 Výroba strojov a zar.</text:p>
          </table:table-cell>
          <table:table-cell office:value-type="float" office:value="74" table:style-name="ce29">
            <text:p>74</text:p>
          </table:table-cell>
          <table:table-cell office:value-type="float" office:value="435" table:style-name="ce29">
            <text:p>43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8 Manu.of machinery n.e.c.</text:p>
          </table:table-cell>
          <table:table-cell table:number-columns-repeated="16376"/>
        </table:table-row>
        <table:table-row table:style-name="ro2">
          <table:table-cell table:style-name="ce89"/>
          <table:table-cell office:value-type="string" table:style-name="ce32">
            <text:p>29 Výroba motor.vozidiel</text:p>
          </table:table-cell>
          <table:table-cell office:value-type="float" office:value="37" table:style-name="ce29">
            <text:p>37</text:p>
          </table:table-cell>
          <table:table-cell office:value-type="float" office:value="159" table:style-name="ce29">
            <text:p>15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9 Manuf.of mot.vehicles</text:p>
          </table:table-cell>
          <table:table-cell table:number-columns-repeated="16376"/>
        </table:table-row>
        <table:table-row table:style-name="ro2">
          <table:table-cell table:style-name="ce89"/>
          <table:table-cell office:value-type="string" table:style-name="ce32">
            <text:p>30 Výr.ost.doprav.prostr.</text:p>
          </table:table-cell>
          <table:table-cell office:value-type="float" office:value="8" table:style-name="ce29">
            <text:p>8</text:p>
          </table:table-cell>
          <table:table-cell office:value-type="float" office:value="33" table:style-name="ce29">
            <text:p>3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30 Manu.of oth.transp.equi.</text:p>
          </table:table-cell>
          <table:table-cell table:number-columns-repeated="16376"/>
        </table:table-row>
        <table:table-row table:style-name="ro2">
          <table:table-cell table:style-name="ce89"/>
          <table:table-cell office:value-type="string" table:style-name="ce32">
            <text:p>31 Výroba nábytku</text:p>
          </table:table-cell>
          <table:table-cell office:value-type="float" office:value="5" table:style-name="ce29">
            <text:p>5</text:p>
          </table:table-cell>
          <table:table-cell office:value-type="float" office:value="100" table:style-name="ce29">
            <text:p>10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31 Manufacture of furniture</text:p>
          </table:table-cell>
          <table:table-cell table:number-columns-repeated="16376"/>
        </table:table-row>
        <table:table-row table:style-name="ro2">
          <table:table-cell table:style-name="ce89"/>
          <table:table-cell office:value-type="string" table:style-name="ce32">
            <text:p>32 Iná výroba</text:p>
          </table:table-cell>
          <table:table-cell office:value-type="float" office:value="17" table:style-name="ce29">
            <text:p>17</text:p>
          </table:table-cell>
          <table:table-cell office:value-type="float" office:value="43" table:style-name="ce29">
            <text:p>4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32 Other manufacturing</text:p>
          </table:table-cell>
          <table:table-cell table:number-columns-repeated="16376"/>
        </table:table-row>
        <table:table-row table:style-name="ro2">
          <table:table-cell table:style-name="ce89"/>
          <table:table-cell office:value-type="string" table:style-name="ce32">
            <text:p>33 Oprava a inštal.strojov</text:p>
          </table:table-cell>
          <table:table-cell office:value-type="float" office:value="5" table:style-name="ce29">
            <text:p>5</text:p>
          </table:table-cell>
          <table:table-cell office:value-type="float" office:value="79" table:style-name="ce29">
            <text:p>7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33 Repair,instal.of machin.</text:p>
          </table:table-cell>
          <table:table-cell table:number-columns-repeated="16376"/>
        </table:table-row>
        <table:table-row table:style-name="ro8">
          <table:table-cell table:style-name="ce89"/>
          <table:table-cell table:style-name="ce32"/>
          <table:table-cell table:number-columns-repeated="4" table:style-name="ce29"/>
          <table:table-cell table:style-name="ce88"/>
          <table:table-cell table:style-name="ce32"/>
          <table:table-cell table:number-columns-repeated="16376"/>
        </table:table-row>
        <table:table-row table:style-name="ro2">
          <table:table-cell office:value-type="string" table:style-name="ce89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23" table:style-name="ce29">
            <text:p>23</text:p>
          </table:table-cell>
          <table:table-cell office:value-type="float" office:value="151" table:style-name="ce29">
            <text:p>15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88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35 Dod.elektr,plynu,pary</text:p>
          </table:table-cell>
          <table:table-cell office:value-type="float" office:value="23" table:style-name="ce29">
            <text:p>23</text:p>
          </table:table-cell>
          <table:table-cell office:value-type="float" office:value="151" table:style-name="ce29">
            <text:p>15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35 Electr,gas,steam supply</text:p>
          </table:table-cell>
          <table:table-cell table:number-columns-repeated="16376"/>
        </table:table-row>
        <table:table-row table:style-name="ro8">
          <table:table-cell table:style-name="ce89"/>
          <table:table-cell table:style-name="ce32"/>
          <table:table-cell table:number-columns-repeated="4" table:style-name="ce29"/>
          <table:table-cell table:style-name="ce63"/>
          <table:table-cell table:style-name="ce32"/>
          <table:table-cell table:number-columns-repeated="16376"/>
        </table:table-row>
        <table:table-row table:style-name="ro6">
          <table:table-cell office:value-type="string" table:style-name="ce89">
            <text:p>E</text:p>
          </table:table-cell>
          <table:table-cell office:value-type="string" table:style-name="ce32">
            <text:p>Dodávka vody</text:p>
          </table:table-cell>
          <table:table-cell office:value-type="float" office:value="141" table:style-name="ce29">
            <text:p>141</text:p>
          </table:table-cell>
          <table:table-cell office:value-type="float" office:value="2697" table:style-name="ce29">
            <text:p>2 69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3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6"/>
        </table:table-row>
        <table:table-row table:number-rows-repeated="4" table:style-name="ro6">
          <table:table-cell table:style-name="ce89"/>
          <table:table-cell table:style-name="ce32"/>
          <table:table-cell table:number-columns-repeated="4" table:style-name="ce31"/>
          <table:table-cell table:style-name="ce63"/>
          <table:table-cell table:style-name="ce32"/>
          <table:table-cell table:number-columns-repeated="16376"/>
        </table:table-row>
        <table:table-row table:style-name="ro2">
          <table:table-cell office:value-type="string" table:number-columns-spanned="8" table:number-rows-spanned="1" table:style-name="ce319">
            <text:p>Tab. č. 2-6. Spotreba vybraných druhov kvapalných palív v priemysle v tonách - podľa krajov za rok 2020</text:p>
          </table:table-cell>
          <table:covered-table-cell table:number-columns-repeated="7"/>
          <table:table-cell table:number-columns-repeated="16376" table:style-name="ce39"/>
        </table:table-row>
        <table:table-row table:style-name="ro2">
          <table:table-cell office:value-type="string" table:number-columns-spanned="8" table:number-rows-spanned="1" table:style-name="ce320">
            <text:p>Consumption of Selected Liquid Fuels in Industry in Tons - by Regions in 2020</text:p>
          </table:table-cell>
          <table:covered-table-cell table:number-columns-repeated="7"/>
          <table:table-cell table:number-columns-repeated="16376" table:style-name="ce39"/>
        </table:table-row>
        <table:table-row table:style-name="ro3">
          <table:table-cell table:style-name="ce38"/>
          <table:table-cell table:style-name="ce76"/>
          <table:table-cell table:number-columns-repeated="4" table:style-name="ce77"/>
          <table:table-cell table:style-name="ce57"/>
          <table:table-cell table:style-name="ce74"/>
          <table:table-cell table:number-columns-repeated="16376" table:style-name="ce39"/>
        </table:table-row>
        <table:table-row table:style-name="ro3">
          <table:table-cell office:value-type="string" table:number-columns-spanned="2" table:number-rows-spanned="1" table:style-name="ce330">
            <text:p>3. pokračovanie</text:p>
          </table:table-cell>
          <table:covered-table-cell/>
          <table:table-cell table:number-columns-repeated="4" table:style-name="ce79"/>
          <table:table-cell table:style-name="ce81"/>
          <table:table-cell office:value-type="string" table:style-name="ce192">
            <text:p>3rd continuation</text:p>
          </table:table-cell>
          <table:table-cell table:number-columns-repeated="16376" table:style-name="ce75"/>
        </table:table-row>
        <table:table-row table:style-name="ro3">
          <table:table-cell table:style-name="ce89"/>
          <table:table-cell table:style-name="ce24"/>
          <table:table-cell office:value-type="string" table:style-name="ce182">
            <text:p>Benzíny</text:p>
          </table:table-cell>
          <table:table-cell office:value-type="string" table:style-name="ce183">
            <text:p>Nafta</text:p>
          </table:table-cell>
          <table:table-cell office:value-type="string" table:style-name="ce156">
            <text:p>Vykurovací olej</text:p>
          </table:table-cell>
          <table:table-cell table:style-name="ce156"/>
          <table:table-cell table:style-name="ce24"/>
          <table:table-cell table:style-name="ce43"/>
          <table:table-cell table:number-columns-repeated="16376"/>
        </table:table-row>
        <table:table-row table:style-name="ro3">
          <table:table-cell table:style-name="ce89"/>
          <table:table-cell table:style-name="ce84"/>
          <table:table-cell table:style-name="ce184"/>
          <table:table-cell table:style-name="ce185"/>
          <table:table-cell office:value-type="string" table:style-name="ce160">
            <text:p>Fuel Oil</text:p>
          </table:table-cell>
          <table:table-cell table:style-name="ce158"/>
          <table:table-cell table:style-name="ce84"/>
          <table:table-cell table:style-name="ce47"/>
          <table:table-cell table:number-columns-repeated="16376"/>
        </table:table-row>
        <table:table-row table:style-name="ro3">
          <table:table-cell table:style-name="ce89"/>
          <table:table-cell table:style-name="ce186"/>
          <table:table-cell office:value-type="string" table:style-name="ce163">
            <text:p>Gasolines</text:p>
          </table:table-cell>
          <table:table-cell office:value-type="string" table:style-name="ce175">
            <text:p>Diesel Oil</text:p>
          </table:table-cell>
          <table:table-cell office:value-type="string" table:style-name="ce187">
            <text:p>ľahký</text:p>
          </table:table-cell>
          <table:table-cell office:value-type="string" table:style-name="ce187">
            <text:p>ťažký</text:p>
          </table:table-cell>
          <table:table-cell table:style-name="ce20"/>
          <table:table-cell table:style-name="ce47"/>
          <table:table-cell table:number-columns-repeated="16376"/>
        </table:table-row>
        <table:table-row table:style-name="ro3">
          <table:table-cell table:style-name="ce176"/>
          <table:table-cell table:style-name="ce188"/>
          <table:table-cell office:value-type="string" table:style-name="ce189">
            <text:p><text:s/></text:p>
          </table:table-cell>
          <table:table-cell office:value-type="string" table:style-name="ce189">
            <text:p><text:s/></text:p>
          </table:table-cell>
          <table:table-cell office:value-type="string" table:style-name="ce189">
            <text:p>Light</text:p>
          </table:table-cell>
          <table:table-cell office:value-type="string" table:style-name="ce189">
            <text:p>Heavy</text:p>
          </table:table-cell>
          <table:table-cell table:style-name="ce85"/>
          <table:table-cell table:style-name="ce48"/>
          <table:table-cell table:number-columns-repeated="16376"/>
        </table:table-row>
        <table:table-row table:style-name="ro5">
          <table:table-cell table:style-name="ce89"/>
          <table:table-cell table:style-name="ce186"/>
          <table:table-cell table:style-name="ce34"/>
          <table:table-cell table:style-name="ce20"/>
          <table:table-cell table:style-name="ce33"/>
          <table:table-cell table:style-name="ce190"/>
          <table:table-cell table:style-name="ce20"/>
          <table:table-cell table:style-name="ce47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348">
            <text:p>4 Nitriansky kraj</text:p>
          </table:table-cell>
          <table:covered-table-cell/>
          <table:table-cell table:number-columns-repeated="4" table:style-name="ce92"/>
          <table:table-cell office:value-type="string" table:number-columns-spanned="2" table:number-rows-spanned="1" table:style-name="ce326">
            <text:p>4 Region of Nitra</text:p>
          </table:table-cell>
          <table:covered-table-cell/>
          <table:table-cell table:number-columns-repeated="16376"/>
        </table:table-row>
        <table:table-row table:style-name="ro5">
          <table:table-cell table:style-name="ce89"/>
          <table:table-cell table:style-name="ce56"/>
          <table:table-cell table:number-columns-repeated="4" table:style-name="ce92"/>
          <table:table-cell table:style-name="ce94"/>
          <table:table-cell table:style-name="ce58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346">
            <text:p>Priemysel spolu <text:s/>(B C D E)</text:p>
          </table:table-cell>
          <table:covered-table-cell/>
          <table:table-cell office:value-type="float" office:value="870" table:style-name="ce29">
            <text:p>870</text:p>
          </table:table-cell>
          <table:table-cell office:value-type="float" office:value="10999" table:style-name="ce29">
            <text:p>10 99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6"/>
        </table:table-row>
        <table:table-row table:style-name="ro5">
          <table:table-cell table:style-name="ce35"/>
          <table:table-cell table:style-name="ce191"/>
          <table:table-cell table:number-columns-repeated="4" table:style-name="ce29"/>
          <table:table-cell table:number-columns-repeated="2" table:style-name="ce177"/>
          <table:table-cell table:number-columns-repeated="16376"/>
        </table:table-row>
        <table:table-row table:style-name="ro2">
          <table:table-cell office:value-type="string" table:style-name="ce89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802" table:style-name="ce29">
            <text:p>802</text:p>
          </table:table-cell>
          <table:table-cell office:value-type="float" office:value="8861" table:style-name="ce29">
            <text:p>8 86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88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10 Výroba potravín</text:p>
          </table:table-cell>
          <table:table-cell office:value-type="float" office:value="61" table:style-name="ce29">
            <text:p>61</text:p>
          </table:table-cell>
          <table:table-cell office:value-type="float" office:value="4604" table:style-name="ce29">
            <text:p>4 60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10 Manuf.of food products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11 Výroba nápojov</text:p>
          </table:table-cell>
          <table:table-cell office:value-type="float" office:value="220" table:style-name="ce29">
            <text:p>220</text:p>
          </table:table-cell>
          <table:table-cell office:value-type="float" office:value="269" table:style-name="ce29">
            <text:p>26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11 Manufacture of beverages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13 Výroba textilu</text:p>
          </table:table-cell>
          <table:table-cell office:value-type="float" office:value="5" table:style-name="ce29">
            <text:p>5</text:p>
          </table:table-cell>
          <table:table-cell office:value-type="float" office:value="15" table:style-name="ce29">
            <text:p>1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13 Manufacture of textiles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14 Výroba odevov</text:p>
          </table:table-cell>
          <table:table-cell office:value-type="float" office:value="4" table:style-name="ce29">
            <text:p>4</text:p>
          </table:table-cell>
          <table:table-cell office:value-type="float" office:value="13" table:style-name="ce29">
            <text:p>1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14 Manuf.of wear.apparel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15 Výroba kože</text:p>
          </table:table-cell>
          <table:table-cell office:value-type="float" office:value="6" table:style-name="ce29">
            <text:p>6</text:p>
          </table:table-cell>
          <table:table-cell office:value-type="float" office:value="14" table:style-name="ce29">
            <text:p>1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15 Manufacture of leathe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16 Spracovanie dreva</text:p>
          </table:table-cell>
          <table:table-cell office:value-type="float" office:value="10" table:style-name="ce29">
            <text:p>10</text:p>
          </table:table-cell>
          <table:table-cell office:value-type="float" office:value="160" table:style-name="ce29">
            <text:p>16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16 Manufacture of wood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17 Výroba papiera</text:p>
          </table:table-cell>
          <table:table-cell office:value-type="float" office:value="21" table:style-name="ce29">
            <text:p>21</text:p>
          </table:table-cell>
          <table:table-cell office:value-type="float" office:value="197" table:style-name="ce29">
            <text:p>19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17 Manufacture of pape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18 Tlač,reprod.záznam.médií</text:p>
          </table:table-cell>
          <table:table-cell office:value-type="float" office:value="8" table:style-name="ce29">
            <text:p>8</text:p>
          </table:table-cell>
          <table:table-cell office:value-type="float" office:value="79" table:style-name="ce29">
            <text:p>7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18 Printing,repr.of rec.med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20 Výroba chemikálií</text:p>
          </table:table-cell>
          <table:table-cell office:value-type="float" office:value="14" table:style-name="ce29">
            <text:p>14</text:p>
          </table:table-cell>
          <table:table-cell office:value-type="float" office:value="161" table:style-name="ce29">
            <text:p>16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0 Manufacture of chemicals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22 Výroba výrobkov z gumy</text:p>
          </table:table-cell>
          <table:table-cell office:value-type="float" office:value="40" table:style-name="ce29">
            <text:p>40</text:p>
          </table:table-cell>
          <table:table-cell office:value-type="float" office:value="536" table:style-name="ce29">
            <text:p>53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2 Manu.of rub.,plast.prod.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23 Výroba ost.nekov.výr.</text:p>
          </table:table-cell>
          <table:table-cell office:value-type="float" office:value="21" table:style-name="ce29">
            <text:p>21</text:p>
          </table:table-cell>
          <table:table-cell office:value-type="float" office:value="561" table:style-name="ce29">
            <text:p>56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3 Manuf.of oth.non-met.pr.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24 Výroba,spracovanie kovov</text:p>
          </table:table-cell>
          <table:table-cell office:value-type="float" office:value="1" table:style-name="ce29">
            <text:p>1</text:p>
          </table:table-cell>
          <table:table-cell office:value-type="float" office:value="62" table:style-name="ce29">
            <text:p>6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4 Manuf.of basic metals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25 Výroba kov.konštrukcií</text:p>
          </table:table-cell>
          <table:table-cell office:value-type="float" office:value="90" table:style-name="ce29">
            <text:p>90</text:p>
          </table:table-cell>
          <table:table-cell office:value-type="float" office:value="718" table:style-name="ce29">
            <text:p>71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5 Manu.of fabric.met.prod.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26 Výroba počítačových výr.</text:p>
          </table:table-cell>
          <table:table-cell office:value-type="float" office:value="9" table:style-name="ce29">
            <text:p>9</text:p>
          </table:table-cell>
          <table:table-cell office:value-type="float" office:value="43" table:style-name="ce29">
            <text:p>4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6 Manuf.of computer prod.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27 Výroba elektrických zar.</text:p>
          </table:table-cell>
          <table:table-cell office:value-type="float" office:value="32" table:style-name="ce29">
            <text:p>32</text:p>
          </table:table-cell>
          <table:table-cell office:value-type="float" office:value="205" table:style-name="ce29">
            <text:p>20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7 Manuf.of elec.equipmen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28 Výroba strojov a zar.</text:p>
          </table:table-cell>
          <table:table-cell office:value-type="float" office:value="118" table:style-name="ce29">
            <text:p>118</text:p>
          </table:table-cell>
          <table:table-cell office:value-type="float" office:value="333" table:style-name="ce29">
            <text:p>33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8 Manu.of machinery n.e.c.</text:p>
          </table:table-cell>
          <table:table-cell table:number-columns-repeated="16376"/>
        </table:table-row>
        <table:table-row table:style-name="ro2">
          <table:table-cell table:style-name="ce89"/>
          <table:table-cell office:value-type="string" table:style-name="ce32">
            <text:p>29 Výroba motor.vozidiel</text:p>
          </table:table-cell>
          <table:table-cell office:value-type="float" office:value="8" table:style-name="ce29">
            <text:p>8</text:p>
          </table:table-cell>
          <table:table-cell office:value-type="float" office:value="89" table:style-name="ce29">
            <text:p>8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9 Manuf.of mot.vehicles</text:p>
          </table:table-cell>
          <table:table-cell table:number-columns-repeated="16376"/>
        </table:table-row>
        <table:table-row table:style-name="ro2">
          <table:table-cell table:style-name="ce89"/>
          <table:table-cell office:value-type="string" table:style-name="ce32">
            <text:p>31 Výroba nábytku</text:p>
          </table:table-cell>
          <table:table-cell office:value-type="float" office:value="22" table:style-name="ce29">
            <text:p>22</text:p>
          </table:table-cell>
          <table:table-cell office:value-type="float" office:value="320" table:style-name="ce29">
            <text:p>32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31 Manufacture of furniture</text:p>
          </table:table-cell>
          <table:table-cell table:number-columns-repeated="16376"/>
        </table:table-row>
        <table:table-row table:style-name="ro2">
          <table:table-cell table:style-name="ce89"/>
          <table:table-cell office:value-type="string" table:style-name="ce32">
            <text:p>33 Oprava a inštal.strojov</text:p>
          </table:table-cell>
          <table:table-cell office:value-type="float" office:value="101" table:style-name="ce29">
            <text:p>101</text:p>
          </table:table-cell>
          <table:table-cell office:value-type="float" office:value="458" table:style-name="ce29">
            <text:p>45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33 Repair,instal.of machin.</text:p>
          </table:table-cell>
          <table:table-cell table:number-columns-repeated="16376"/>
        </table:table-row>
        <table:table-row table:style-name="ro5">
          <table:table-cell table:style-name="ce89"/>
          <table:table-cell table:style-name="ce32"/>
          <table:table-cell table:number-columns-repeated="4" table:style-name="ce29"/>
          <table:table-cell table:style-name="ce88"/>
          <table:table-cell table:style-name="ce32"/>
          <table:table-cell table:number-columns-repeated="16376"/>
        </table:table-row>
        <table:table-row table:style-name="ro2">
          <table:table-cell office:value-type="string" table:style-name="ce89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20" table:style-name="ce29">
            <text:p>20</text:p>
          </table:table-cell>
          <table:table-cell office:value-type="float" office:value="33" table:style-name="ce29">
            <text:p>3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88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6"/>
        </table:table-row>
        <table:table-row table:style-name="ro2">
          <table:table-cell table:style-name="ce89"/>
          <table:table-cell office:value-type="string" table:style-name="ce32">
            <text:p>35 Dod.elektr,plynu,pary</text:p>
          </table:table-cell>
          <table:table-cell office:value-type="float" office:value="20" table:style-name="ce29">
            <text:p>20</text:p>
          </table:table-cell>
          <table:table-cell office:value-type="float" office:value="33" table:style-name="ce29">
            <text:p>3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35 Electr,gas,steam supply</text:p>
          </table:table-cell>
          <table:table-cell table:number-columns-repeated="16376"/>
        </table:table-row>
        <table:table-row table:style-name="ro5">
          <table:table-cell table:style-name="ce89"/>
          <table:table-cell table:style-name="ce32"/>
          <table:table-cell table:number-columns-repeated="4" table:style-name="ce29"/>
          <table:table-cell table:style-name="ce88"/>
          <table:table-cell table:style-name="ce32"/>
          <table:table-cell table:number-columns-repeated="16376"/>
        </table:table-row>
        <table:table-row table:style-name="ro2">
          <table:table-cell office:value-type="string" table:style-name="ce89">
            <text:p>E</text:p>
          </table:table-cell>
          <table:table-cell office:value-type="string" table:style-name="ce32">
            <text:p>Dodávka vody</text:p>
          </table:table-cell>
          <table:table-cell office:value-type="float" office:value="41" table:style-name="ce29">
            <text:p>41</text:p>
          </table:table-cell>
          <table:table-cell office:value-type="float" office:value="1394" table:style-name="ce29">
            <text:p>1 39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88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6"/>
        </table:table-row>
        <table:table-row table:style-name="ro2">
          <table:table-cell office:value-type="string" table:number-columns-spanned="8" table:number-rows-spanned="1" table:style-name="ce319">
            <text:p>Tab. č. 2-6. Spotreba vybraných druhov kvapalných palív v priemysle v tonách - podľa krajov za rok 2020</text:p>
          </table:table-cell>
          <table:covered-table-cell table:number-columns-repeated="7"/>
          <table:table-cell table:number-columns-repeated="16376" table:style-name="ce39"/>
        </table:table-row>
        <table:table-row table:style-name="ro2">
          <table:table-cell office:value-type="string" table:number-columns-spanned="8" table:number-rows-spanned="1" table:style-name="ce320">
            <text:p>Consumption of Selected Liquid Fuels in Industry in Tons - by Regions in 2020</text:p>
          </table:table-cell>
          <table:covered-table-cell table:number-columns-repeated="7"/>
          <table:table-cell table:number-columns-repeated="16376" table:style-name="ce39"/>
        </table:table-row>
        <table:table-row table:style-name="ro6">
          <table:table-cell table:style-name="ce89"/>
          <table:table-cell table:style-name="ce32"/>
          <table:table-cell table:number-columns-repeated="4" table:style-name="ce97"/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office:value-type="string" table:number-columns-spanned="2" table:number-rows-spanned="1" table:style-name="ce330">
            <text:p>4. pokračovanie</text:p>
          </table:table-cell>
          <table:covered-table-cell/>
          <table:table-cell table:number-columns-repeated="4" table:style-name="ce97"/>
          <table:table-cell table:style-name="ce62"/>
          <table:table-cell office:value-type="string" table:style-name="ce192">
            <text:p>4th continuation</text:p>
          </table:table-cell>
          <table:table-cell table:number-columns-repeated="16376"/>
        </table:table-row>
        <table:table-row table:style-name="ro6">
          <table:table-cell table:style-name="ce89"/>
          <table:table-cell table:style-name="ce32"/>
          <table:table-cell office:value-type="string" table:style-name="ce182">
            <text:p>Benzíny</text:p>
          </table:table-cell>
          <table:table-cell office:value-type="string" table:style-name="ce183">
            <text:p>Nafta</text:p>
          </table:table-cell>
          <table:table-cell office:value-type="string" table:style-name="ce156">
            <text:p>Vykurovací olej</text:p>
          </table:table-cell>
          <table:table-cell table:style-name="ce156"/>
          <table:table-cell table:style-name="ce193"/>
          <table:table-cell table:style-name="ce194"/>
          <table:table-cell table:number-columns-repeated="16376"/>
        </table:table-row>
        <table:table-row table:style-name="ro6">
          <table:table-cell table:style-name="ce89"/>
          <table:table-cell table:style-name="ce32"/>
          <table:table-cell table:style-name="ce184"/>
          <table:table-cell table:style-name="ce185"/>
          <table:table-cell office:value-type="string" table:style-name="ce160">
            <text:p>Fuel Oil</text:p>
          </table:table-cell>
          <table:table-cell table:style-name="ce158"/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table:style-name="ce89"/>
          <table:table-cell table:style-name="ce32"/>
          <table:table-cell office:value-type="string" table:style-name="ce163">
            <text:p>Gasolines</text:p>
          </table:table-cell>
          <table:table-cell office:value-type="string" table:style-name="ce175">
            <text:p>Diesel Oil</text:p>
          </table:table-cell>
          <table:table-cell office:value-type="string" table:style-name="ce187">
            <text:p>ľahký</text:p>
          </table:table-cell>
          <table:table-cell office:value-type="string" table:style-name="ce187">
            <text:p>ťažký</text:p>
          </table:table-cell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table:style-name="ce89"/>
          <table:table-cell table:style-name="ce32"/>
          <table:table-cell office:value-type="string" table:style-name="ce189">
            <text:p><text:s/></text:p>
          </table:table-cell>
          <table:table-cell office:value-type="string" table:style-name="ce189">
            <text:p><text:s/></text:p>
          </table:table-cell>
          <table:table-cell office:value-type="string" table:style-name="ce189">
            <text:p>Light</text:p>
          </table:table-cell>
          <table:table-cell office:value-type="string" table:style-name="ce189">
            <text:p>Heavy</text:p>
          </table:table-cell>
          <table:table-cell table:style-name="ce62"/>
          <table:table-cell table:style-name="ce32"/>
          <table:table-cell table:number-columns-repeated="16376"/>
        </table:table-row>
        <table:table-row table:style-name="ro21">
          <table:table-cell table:style-name="ce174"/>
          <table:table-cell table:style-name="ce195"/>
          <table:table-cell table:number-columns-repeated="4" table:style-name="ce163"/>
          <table:table-cell table:style-name="ce193"/>
          <table:table-cell table:style-name="ce194"/>
          <table:table-cell table:number-columns-repeated="16376"/>
        </table:table-row>
        <table:table-row table:style-name="ro6">
          <table:table-cell office:value-type="string" table:number-columns-spanned="2" table:number-rows-spanned="1" table:style-name="ce348">
            <text:p>5 Žilinský kraj</text:p>
          </table:table-cell>
          <table:covered-table-cell/>
          <table:table-cell table:number-columns-repeated="4" table:style-name="ce92"/>
          <table:table-cell office:value-type="string" table:number-columns-spanned="2" table:number-rows-spanned="1" table:style-name="ce326">
            <text:p>5 Region of Žilina</text:p>
          </table:table-cell>
          <table:covered-table-cell/>
          <table:table-cell table:number-columns-repeated="16376"/>
        </table:table-row>
        <table:table-row table:style-name="ro22">
          <table:table-cell table:style-name="ce89"/>
          <table:table-cell table:style-name="ce56"/>
          <table:table-cell table:number-columns-repeated="4" table:style-name="ce92"/>
          <table:table-cell table:style-name="ce94"/>
          <table:table-cell table:style-name="ce58"/>
          <table:table-cell table:number-columns-repeated="16376"/>
        </table:table-row>
        <table:table-row table:style-name="ro6">
          <table:table-cell office:value-type="string" table:number-columns-spanned="2" table:number-rows-spanned="1" table:style-name="ce346">
            <text:p>Priemysel spolu <text:s/>(B C D E)</text:p>
          </table:table-cell>
          <table:covered-table-cell/>
          <table:table-cell office:value-type="float" office:value="2151" table:formula="of:=[.C182]+[.C185]+[.C206]+[.C208]" table:style-name="ce29">
            <text:p>2 151</text:p>
          </table:table-cell>
          <table:table-cell office:value-type="float" office:value="14658" table:formula="of:=[.D182]+[.D185]+[.D208]+[.D206]" table:style-name="ce29">
            <text:p>14 658</text:p>
          </table:table-cell>
          <table:table-cell office:value-type="float" office:value="1" table:style-name="ce29">
            <text:p>1</text:p>
          </table:table-cell>
          <table:table-cell office:value-type="string" table:style-name="ce29">
            <text:p>-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6"/>
        </table:table-row>
        <table:table-row table:style-name="ro23">
          <table:table-cell table:style-name="ce35"/>
          <table:table-cell table:style-name="ce191"/>
          <table:table-cell table:number-columns-repeated="4" table:style-name="ce29"/>
          <table:table-cell table:number-columns-repeated="2" table:style-name="ce177"/>
          <table:table-cell table:number-columns-repeated="16376"/>
        </table:table-row>
        <table:table-row table:style-name="ro6">
          <table:table-cell office:value-type="string" table:style-name="ce89">
            <text:p>B</text:p>
          </table:table-cell>
          <table:table-cell office:value-type="string" table:style-name="ce32">
            <text:p>Ťažba a dobývanie</text:p>
          </table:table-cell>
          <table:table-cell office:value-type="float" office:value="4" table:style-name="ce29">
            <text:p>4</text:p>
          </table:table-cell>
          <table:table-cell office:value-type="float" office:value="616" table:style-name="ce29">
            <text:p>61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2">
            <text:p>B</text:p>
          </table:table-cell>
          <table:table-cell office:value-type="string" table:style-name="ce32">
            <text:p>Mining and quarrying</text:p>
          </table:table-cell>
          <table:table-cell table:number-columns-repeated="16376"/>
        </table:table-row>
        <table:table-row table:style-name="ro9">
          <table:table-cell table:style-name="ce89"/>
          <table:table-cell office:value-type="string" table:style-name="ce32">
            <text:p>08 Iná ťažba a dobývanie</text:p>
          </table:table-cell>
          <table:table-cell office:value-type="float" office:value="4" table:style-name="ce29">
            <text:p>4</text:p>
          </table:table-cell>
          <table:table-cell office:value-type="float" office:value="616" table:style-name="ce29">
            <text:p>61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08 Oth.mining and quarrying</text:p>
          </table:table-cell>
          <table:table-cell table:number-columns-repeated="16376"/>
        </table:table-row>
        <table:table-row table:style-name="ro23">
          <table:table-cell table:style-name="ce89"/>
          <table:table-cell table:style-name="ce32"/>
          <table:table-cell table:number-columns-repeated="4" table:style-name="ce29"/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office:value-type="string" table:style-name="ce89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1865" table:style-name="ce29">
            <text:p>1 865</text:p>
          </table:table-cell>
          <table:table-cell office:value-type="float" office:value="10415" table:style-name="ce29">
            <text:p>10 415</text:p>
          </table:table-cell>
          <table:table-cell office:value-type="float" office:value="1" table:style-name="ce29">
            <text:p>1</text:p>
          </table:table-cell>
          <table:table-cell office:value-type="string" table:style-name="ce29">
            <text:p>-</text:p>
          </table:table-cell>
          <table:table-cell office:value-type="string" table:style-name="ce63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10 Výroba potravín</text:p>
          </table:table-cell>
          <table:table-cell office:value-type="float" office:value="16" table:style-name="ce29">
            <text:p>16</text:p>
          </table:table-cell>
          <table:table-cell office:value-type="float" office:value="1124" table:style-name="ce29">
            <text:p>1 12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10 Manuf.of food products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11 Výroba nápojov</text:p>
          </table:table-cell>
          <table:table-cell office:value-type="float" office:value="16" table:style-name="ce29">
            <text:p>16</text:p>
          </table:table-cell>
          <table:table-cell office:value-type="float" office:value="279" table:style-name="ce29">
            <text:p>27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11 Manufacture of beverages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13 Výroba textilu</text:p>
          </table:table-cell>
          <table:table-cell office:value-type="float" office:value="8" table:style-name="ce29">
            <text:p>8</text:p>
          </table:table-cell>
          <table:table-cell office:value-type="float" office:value="50" table:style-name="ce29">
            <text:p>5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13 Manufacture of textiles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14 Výroba odevov</text:p>
          </table:table-cell>
          <table:table-cell office:value-type="float" office:value="3" table:style-name="ce29">
            <text:p>3</text:p>
          </table:table-cell>
          <table:table-cell office:value-type="float" office:value="11" table:style-name="ce29">
            <text:p>1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14 Manuf.of wear.apparel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15 Výroba kože</text:p>
          </table:table-cell>
          <table:table-cell office:value-type="float" office:value="5" table:style-name="ce29">
            <text:p>5</text:p>
          </table:table-cell>
          <table:table-cell office:value-type="float" office:value="26" table:style-name="ce29">
            <text:p>2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15 Manufacture of leather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16 Spracovanie dreva</text:p>
          </table:table-cell>
          <table:table-cell office:value-type="float" office:value="22" table:style-name="ce29">
            <text:p>22</text:p>
          </table:table-cell>
          <table:table-cell office:value-type="float" office:value="1932" table:style-name="ce29">
            <text:p>1 93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6 Manufacture of wood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17 Výroba papiera</text:p>
          </table:table-cell>
          <table:table-cell office:value-type="float" office:value="22" table:style-name="ce29">
            <text:p>22</text:p>
          </table:table-cell>
          <table:table-cell office:value-type="float" office:value="79" table:style-name="ce29">
            <text:p>7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17 Manufacture of paper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18 Tlač,reprod.záznam.médií</text:p>
          </table:table-cell>
          <table:table-cell office:value-type="float" office:value="7" table:style-name="ce29">
            <text:p>7</text:p>
          </table:table-cell>
          <table:table-cell office:value-type="float" office:value="30" table:style-name="ce29">
            <text:p>3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18 Printing,repr.of rec.med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20 Výroba chemikálií</text:p>
          </table:table-cell>
          <table:table-cell office:value-type="float" office:value="2" table:style-name="ce29">
            <text:p>2</text:p>
          </table:table-cell>
          <table:table-cell office:value-type="float" office:value="99" table:style-name="ce29">
            <text:p>9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20 Manufacture of chemicals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21 Výr.zákl.farmaceut.výr.</text:p>
          </table:table-cell>
          <table:table-cell office:value-type="float" office:value="1" table:style-name="ce29">
            <text:p>1</text:p>
          </table:table-cell>
          <table:table-cell office:value-type="float" office:value="11" table:style-name="ce29">
            <text:p>1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1 Manuf.of bas.pharm.prod.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22 Výroba výrobkov z gumy</text:p>
          </table:table-cell>
          <table:table-cell office:value-type="float" office:value="17" table:style-name="ce29">
            <text:p>17</text:p>
          </table:table-cell>
          <table:table-cell office:value-type="float" office:value="247" table:style-name="ce29">
            <text:p>24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22 Manu.of rub.,plast.prod.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23 Výroba ost.nekov.výr.</text:p>
          </table:table-cell>
          <table:table-cell office:value-type="float" office:value="32" table:style-name="ce29">
            <text:p>32</text:p>
          </table:table-cell>
          <table:table-cell office:value-type="float" office:value="2169" table:style-name="ce29">
            <text:p>2 16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23 Manuf.of oth.non-met.pr.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24 Výroba,spracovanie kovov</text:p>
          </table:table-cell>
          <table:table-cell office:value-type="float" office:value="26" table:style-name="ce29">
            <text:p>26</text:p>
          </table:table-cell>
          <table:table-cell office:value-type="float" office:value="368" table:style-name="ce29">
            <text:p>36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24 Manuf.of basic metals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25 Výroba kov.konštrukcií</text:p>
          </table:table-cell>
          <table:table-cell office:value-type="float" office:value="96" table:style-name="ce29">
            <text:p>96</text:p>
          </table:table-cell>
          <table:table-cell office:value-type="float" office:value="962" table:style-name="ce29">
            <text:p>96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25 Manu.of fabric.met.prod.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26 Výroba počítačových výr.</text:p>
          </table:table-cell>
          <table:table-cell office:value-type="float" office:value="10" table:style-name="ce29">
            <text:p>10</text:p>
          </table:table-cell>
          <table:table-cell office:value-type="float" office:value="32" table:style-name="ce29">
            <text:p>3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26 Manuf.of computer prod.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27 Výroba elektrických zar.</text:p>
          </table:table-cell>
          <table:table-cell office:value-type="float" office:value="33" table:style-name="ce29">
            <text:p>33</text:p>
          </table:table-cell>
          <table:table-cell office:value-type="float" office:value="309" table:style-name="ce29">
            <text:p>30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27 Manuf.of elec.equipment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28 Výroba strojov a zar.</text:p>
          </table:table-cell>
          <table:table-cell office:value-type="float" office:value="50" table:style-name="ce29">
            <text:p>50</text:p>
          </table:table-cell>
          <table:table-cell office:value-type="float" office:value="1218" table:style-name="ce29">
            <text:p>1 218</text:p>
          </table:table-cell>
          <table:table-cell office:value-type="float" office:value="1" table:style-name="ce29">
            <text:p>1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28 Manu.of machinery n.e.c.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29 Výroba motor.vozidiel</text:p>
          </table:table-cell>
          <table:table-cell office:value-type="float" office:value="1465" table:style-name="ce29">
            <text:p>1 465</text:p>
          </table:table-cell>
          <table:table-cell office:value-type="float" office:value="970" table:style-name="ce29">
            <text:p>97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29 Manuf.of mot.vehicles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31 Výroba nábytku</text:p>
          </table:table-cell>
          <table:table-cell office:value-type="float" office:value="13" table:style-name="ce29">
            <text:p>13</text:p>
          </table:table-cell>
          <table:table-cell office:value-type="float" office:value="252" table:style-name="ce29">
            <text:p>25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31 Manufacture of furniture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33 Oprava a inštal.strojov</text:p>
          </table:table-cell>
          <table:table-cell office:value-type="float" office:value="17" table:style-name="ce29">
            <text:p>17</text:p>
          </table:table-cell>
          <table:table-cell office:value-type="float" office:value="115" table:style-name="ce29">
            <text:p>11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33 Repair,instal.of machin.</text:p>
          </table:table-cell>
          <table:table-cell table:number-columns-repeated="16376"/>
        </table:table-row>
        <table:table-row table:style-name="ro24">
          <table:table-cell office:value-type="string" table:style-name="ce89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90" table:style-name="ce29">
            <text:p>90</text:p>
          </table:table-cell>
          <table:table-cell office:value-type="float" office:value="830" table:style-name="ce29">
            <text:p>83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3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6"/>
        </table:table-row>
        <table:table-row table:style-name="ro25">
          <table:table-cell table:style-name="ce89"/>
          <table:table-cell office:value-type="string" table:style-name="ce32">
            <text:p>35 Dod.elektr,plynu,pary</text:p>
          </table:table-cell>
          <table:table-cell office:value-type="float" office:value="90" table:style-name="ce29">
            <text:p>90</text:p>
          </table:table-cell>
          <table:table-cell office:value-type="float" office:value="830" table:style-name="ce29">
            <text:p>83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35 Electr,gas,steam supply</text:p>
          </table:table-cell>
          <table:table-cell table:number-columns-repeated="16376"/>
        </table:table-row>
        <table:table-row table:style-name="ro26">
          <table:table-cell office:value-type="string" table:style-name="ce89">
            <text:p>E</text:p>
          </table:table-cell>
          <table:table-cell office:value-type="string" table:style-name="ce32">
            <text:p>Dodávka vody</text:p>
          </table:table-cell>
          <table:table-cell office:value-type="float" office:value="192" table:style-name="ce29">
            <text:p>192</text:p>
          </table:table-cell>
          <table:table-cell office:value-type="float" office:value="2797" table:style-name="ce29">
            <text:p>2 79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3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36 Zber,úprava,dodávka vody</text:p>
          </table:table-cell>
          <table:table-cell office:value-type="float" office:value="124" table:style-name="ce29">
            <text:p>124</text:p>
          </table:table-cell>
          <table:table-cell office:value-type="float" office:value="478" table:style-name="ce29">
            <text:p>47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36 Water coll,treatm,supply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38 Zber,sprac,likv.odpadov</text:p>
          </table:table-cell>
          <table:table-cell office:value-type="float" office:value="68" table:style-name="ce29">
            <text:p>68</text:p>
          </table:table-cell>
          <table:table-cell office:value-type="float" office:value="2319" table:style-name="ce29">
            <text:p>2 31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38 Waste coll,disposal act.</text:p>
          </table:table-cell>
          <table:table-cell table:number-columns-repeated="16376"/>
        </table:table-row>
        <table:table-row table:number-rows-repeated="2" table:style-name="ro6">
          <table:table-cell table:style-name="ce89"/>
          <table:table-cell table:style-name="ce32"/>
          <table:table-cell table:number-columns-repeated="4" table:style-name="ce31"/>
          <table:table-cell table:style-name="ce63"/>
          <table:table-cell table:style-name="ce32"/>
          <table:table-cell table:number-columns-repeated="16376"/>
        </table:table-row>
        <table:table-row table:style-name="ro2">
          <table:table-cell office:value-type="string" table:number-columns-spanned="8" table:number-rows-spanned="1" table:style-name="ce319">
            <text:p>Tab. č. 2-6. Spotreba vybraných druhov kvapalných palív v priemysle v tonách - podľa krajov za rok 2020</text:p>
          </table:table-cell>
          <table:covered-table-cell table:number-columns-repeated="7"/>
          <table:table-cell table:number-columns-repeated="16376" table:style-name="ce39"/>
        </table:table-row>
        <table:table-row table:style-name="ro2">
          <table:table-cell office:value-type="string" table:number-columns-spanned="8" table:number-rows-spanned="1" table:style-name="ce320">
            <text:p>Consumption of Selected Liquid Fuels in Industry in Tons - by Regions in 2020</text:p>
          </table:table-cell>
          <table:covered-table-cell table:number-columns-repeated="7"/>
          <table:table-cell table:number-columns-repeated="16376" table:style-name="ce39"/>
        </table:table-row>
        <table:table-row table:style-name="ro6">
          <table:table-cell table:style-name="ce89"/>
          <table:table-cell table:style-name="ce32"/>
          <table:table-cell table:number-columns-repeated="4" table:style-name="ce97"/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office:value-type="string" table:number-columns-spanned="2" table:number-rows-spanned="1" table:style-name="ce330">
            <text:p>5. pokračovanie</text:p>
          </table:table-cell>
          <table:covered-table-cell/>
          <table:table-cell table:number-columns-repeated="4" table:style-name="ce97"/>
          <table:table-cell table:style-name="ce62"/>
          <table:table-cell office:value-type="string" table:style-name="ce192">
            <text:p>5th continuation</text:p>
          </table:table-cell>
          <table:table-cell table:number-columns-repeated="16376"/>
        </table:table-row>
        <table:table-row table:style-name="ro6">
          <table:table-cell table:style-name="ce89"/>
          <table:table-cell table:style-name="ce32"/>
          <table:table-cell office:value-type="string" table:style-name="ce182">
            <text:p>Benzíny</text:p>
          </table:table-cell>
          <table:table-cell office:value-type="string" table:style-name="ce183">
            <text:p>Nafta</text:p>
          </table:table-cell>
          <table:table-cell office:value-type="string" table:style-name="ce156">
            <text:p>Vykurovací olej</text:p>
          </table:table-cell>
          <table:table-cell table:style-name="ce156"/>
          <table:table-cell table:style-name="ce193"/>
          <table:table-cell table:style-name="ce194"/>
          <table:table-cell table:number-columns-repeated="16376"/>
        </table:table-row>
        <table:table-row table:style-name="ro6">
          <table:table-cell table:style-name="ce89"/>
          <table:table-cell table:style-name="ce32"/>
          <table:table-cell table:style-name="ce184"/>
          <table:table-cell table:style-name="ce185"/>
          <table:table-cell office:value-type="string" table:style-name="ce160">
            <text:p>Fuel Oil</text:p>
          </table:table-cell>
          <table:table-cell table:style-name="ce158"/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table:style-name="ce89"/>
          <table:table-cell table:style-name="ce32"/>
          <table:table-cell office:value-type="string" table:style-name="ce163">
            <text:p>Gasolines</text:p>
          </table:table-cell>
          <table:table-cell office:value-type="string" table:style-name="ce175">
            <text:p>Diesel Oil</text:p>
          </table:table-cell>
          <table:table-cell office:value-type="string" table:style-name="ce187">
            <text:p>ľahký</text:p>
          </table:table-cell>
          <table:table-cell office:value-type="string" table:style-name="ce187">
            <text:p>ťažký</text:p>
          </table:table-cell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table:style-name="ce176"/>
          <table:table-cell table:style-name="ce196"/>
          <table:table-cell office:value-type="string" table:style-name="ce189">
            <text:p><text:s/></text:p>
          </table:table-cell>
          <table:table-cell office:value-type="string" table:style-name="ce189">
            <text:p><text:s/></text:p>
          </table:table-cell>
          <table:table-cell office:value-type="string" table:style-name="ce189">
            <text:p>Light</text:p>
          </table:table-cell>
          <table:table-cell office:value-type="string" table:style-name="ce189">
            <text:p>Heavy</text:p>
          </table:table-cell>
          <table:table-cell table:style-name="ce197"/>
          <table:table-cell table:style-name="ce198"/>
          <table:table-cell table:number-columns-repeated="16376"/>
        </table:table-row>
        <table:table-row table:style-name="ro8">
          <table:table-cell table:style-name="ce89"/>
          <table:table-cell table:style-name="ce32"/>
          <table:table-cell table:number-columns-repeated="4" table:style-name="ce163"/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office:value-type="string" table:number-columns-spanned="2" table:number-rows-spanned="1" table:style-name="ce348">
            <text:p>6 Banskobystrický kraj</text:p>
          </table:table-cell>
          <table:covered-table-cell/>
          <table:table-cell table:number-columns-repeated="4" table:style-name="ce92"/>
          <table:table-cell office:value-type="string" table:number-columns-spanned="2" table:number-rows-spanned="1" table:style-name="ce326">
            <text:p>6 Region of Banská Bystrica</text:p>
          </table:table-cell>
          <table:covered-table-cell/>
          <table:table-cell table:number-columns-repeated="16376"/>
        </table:table-row>
        <table:table-row table:style-name="ro8">
          <table:table-cell table:style-name="ce89"/>
          <table:table-cell table:style-name="ce56"/>
          <table:table-cell table:number-columns-repeated="4" table:style-name="ce92"/>
          <table:table-cell table:style-name="ce94"/>
          <table:table-cell table:style-name="ce58"/>
          <table:table-cell table:number-columns-repeated="16376"/>
        </table:table-row>
        <table:table-row table:style-name="ro6">
          <table:table-cell office:value-type="string" table:number-columns-spanned="2" table:number-rows-spanned="1" table:style-name="ce346">
            <text:p>Priemysel spolu <text:s/>(B C D E)</text:p>
          </table:table-cell>
          <table:covered-table-cell/>
          <table:table-cell office:value-type="float" office:value="903" table:formula="of:=[.C226]+[.C228]+[.C249]+[.C252]" table:style-name="ce29">
            <text:p>903</text:p>
          </table:table-cell>
          <table:table-cell office:value-type="float" office:value="13439" table:formula="of:=[.D226]+[.D228]+[.D249]+[.D252]" table:style-name="ce29">
            <text:p>13 439</text:p>
          </table:table-cell>
          <table:table-cell office:value-type="string" table:style-name="ce29">
            <text:p>-</text:p>
          </table:table-cell>
          <table:table-cell office:value-type="float" office:value="6630" table:style-name="ce29">
            <text:p>6 630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6"/>
        </table:table-row>
        <table:table-row table:style-name="ro8">
          <table:table-cell table:style-name="ce35"/>
          <table:table-cell table:style-name="ce191"/>
          <table:table-cell table:number-columns-repeated="4" table:style-name="ce29"/>
          <table:table-cell table:number-columns-repeated="2" table:style-name="ce177"/>
          <table:table-cell table:number-columns-repeated="16376"/>
        </table:table-row>
        <table:table-row table:style-name="ro6">
          <table:table-cell office:value-type="string" table:style-name="ce89">
            <text:p>B</text:p>
          </table:table-cell>
          <table:table-cell office:value-type="string" table:style-name="ce32">
            <text:p>Ťažba a dobývanie</text:p>
          </table:table-cell>
          <table:table-cell office:value-type="float" office:value="5" table:style-name="ce29">
            <text:p>5</text:p>
          </table:table-cell>
          <table:table-cell office:value-type="float" office:value="1012" table:style-name="ce29">
            <text:p>1 01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3">
            <text:p>B</text:p>
          </table:table-cell>
          <table:table-cell office:value-type="string" table:style-name="ce32">
            <text:p>Mining and quarrying</text:p>
          </table:table-cell>
          <table:table-cell table:number-columns-repeated="16376"/>
        </table:table-row>
        <table:table-row table:style-name="ro8">
          <table:table-cell table:style-name="ce89"/>
          <table:table-cell table:style-name="ce32"/>
          <table:table-cell table:number-columns-repeated="4" table:style-name="ce29"/>
          <table:table-cell table:style-name="ce63"/>
          <table:table-cell table:style-name="ce32"/>
          <table:table-cell table:number-columns-repeated="16376"/>
        </table:table-row>
        <table:table-row table:style-name="ro6">
          <table:table-cell office:value-type="string" table:style-name="ce89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532" table:style-name="ce29">
            <text:p>532</text:p>
          </table:table-cell>
          <table:table-cell office:value-type="float" office:value="8436" table:style-name="ce29">
            <text:p>8 436</text:p>
          </table:table-cell>
          <table:table-cell office:value-type="string" table:style-name="ce29">
            <text:p>-</text:p>
          </table:table-cell>
          <table:table-cell office:value-type="float" office:value="6630" table:style-name="ce29">
            <text:p>6 630</text:p>
          </table:table-cell>
          <table:table-cell office:value-type="string" table:style-name="ce63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10 Výroba potravín</text:p>
          </table:table-cell>
          <table:table-cell office:value-type="float" office:value="64" table:style-name="ce29">
            <text:p>64</text:p>
          </table:table-cell>
          <table:table-cell office:value-type="float" office:value="1624" table:style-name="ce29">
            <text:p>1 62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10 Manuf.of food products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11 Výroba nápojov</text:p>
          </table:table-cell>
          <table:table-cell office:value-type="float" office:value="13" table:style-name="ce29">
            <text:p>13</text:p>
          </table:table-cell>
          <table:table-cell office:value-type="float" office:value="314" table:style-name="ce29">
            <text:p>31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11 Manufacture of beverages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13 Výroba textilu</text:p>
          </table:table-cell>
          <table:table-cell office:value-type="float" office:value="10" table:style-name="ce29">
            <text:p>10</text:p>
          </table:table-cell>
          <table:table-cell office:value-type="float" office:value="89" table:style-name="ce29">
            <text:p>8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13 Manufacture of textiles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14 Výroba odevov</text:p>
          </table:table-cell>
          <table:table-cell office:value-type="float" office:value="3" table:style-name="ce29">
            <text:p>3</text:p>
          </table:table-cell>
          <table:table-cell office:value-type="float" office:value="44" table:style-name="ce29">
            <text:p>4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14 Manuf.of wear.apparel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15 Výroba kože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15 Manufacture of leather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16 Spracovanie dreva</text:p>
          </table:table-cell>
          <table:table-cell office:value-type="float" office:value="25" table:style-name="ce29">
            <text:p>25</text:p>
          </table:table-cell>
          <table:table-cell office:value-type="float" office:value="2351" table:style-name="ce29">
            <text:p>2 35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16 Manufacture of wood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17 Výroba papiera</text:p>
          </table:table-cell>
          <table:table-cell office:value-type="float" office:value="9" table:style-name="ce29">
            <text:p>9</text:p>
          </table:table-cell>
          <table:table-cell office:value-type="float" office:value="92" table:style-name="ce29">
            <text:p>9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17 Manufacture of paper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20 Výroba chemikálií</text:p>
          </table:table-cell>
          <table:table-cell office:value-type="float" office:value="10" table:style-name="ce29">
            <text:p>10</text:p>
          </table:table-cell>
          <table:table-cell office:value-type="float" office:value="204" table:style-name="ce29">
            <text:p>20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20 Manufacture of chemicals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22 Výroba výrobkov z gumy</text:p>
          </table:table-cell>
          <table:table-cell office:value-type="float" office:value="8" table:style-name="ce29">
            <text:p>8</text:p>
          </table:table-cell>
          <table:table-cell office:value-type="float" office:value="81" table:style-name="ce29">
            <text:p>8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22 Manu.of rub.,plast.prod.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23 Výroba ost.nekov.výr.</text:p>
          </table:table-cell>
          <table:table-cell office:value-type="float" office:value="37" table:style-name="ce29">
            <text:p>37</text:p>
          </table:table-cell>
          <table:table-cell office:value-type="float" office:value="791" table:style-name="ce29">
            <text:p>79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23 Manuf.of oth.non-met.pr.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24 Výroba,spracovanie kovov</text:p>
          </table:table-cell>
          <table:table-cell office:value-type="float" office:value="61" table:style-name="ce29">
            <text:p>61</text:p>
          </table:table-cell>
          <table:table-cell office:value-type="float" office:value="1469" table:style-name="ce29">
            <text:p>1 469</text:p>
          </table:table-cell>
          <table:table-cell office:value-type="string" table:style-name="ce29">
            <text:p>-</text:p>
          </table:table-cell>
          <table:table-cell office:value-type="float" office:value="6630" table:style-name="ce29">
            <text:p>6 630</text:p>
          </table:table-cell>
          <table:table-cell table:style-name="ce63"/>
          <table:table-cell office:value-type="string" table:style-name="ce32">
            <text:p>24 Manuf.of basic metals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25 Výroba kov.konštrukcií</text:p>
          </table:table-cell>
          <table:table-cell office:value-type="float" office:value="108" table:style-name="ce29">
            <text:p>108</text:p>
          </table:table-cell>
          <table:table-cell office:value-type="float" office:value="479" table:style-name="ce29">
            <text:p>47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25 Manu.of fabric.met.prod.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26 Výroba počítačových výr.</text:p>
          </table:table-cell>
          <table:table-cell office:value-type="float" office:value="1" table:style-name="ce29">
            <text:p>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26 Manuf.of computer prod.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27 Výroba elektrických zar.</text:p>
          </table:table-cell>
          <table:table-cell office:value-type="float" office:value="43" table:style-name="ce29">
            <text:p>43</text:p>
          </table:table-cell>
          <table:table-cell office:value-type="float" office:value="169" table:style-name="ce29">
            <text:p>16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27 Manuf.of elec.equipment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28 Výroba strojov a zar.</text:p>
          </table:table-cell>
          <table:table-cell office:value-type="float" office:value="85" table:style-name="ce29">
            <text:p>85</text:p>
          </table:table-cell>
          <table:table-cell office:value-type="float" office:value="353" table:style-name="ce29">
            <text:p>35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28 Manu.of machinery n.e.c.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29 Výroba motor.vozidiel</text:p>
          </table:table-cell>
          <table:table-cell office:value-type="float" office:value="6" table:style-name="ce29">
            <text:p>6</text:p>
          </table:table-cell>
          <table:table-cell office:value-type="float" office:value="47" table:style-name="ce29">
            <text:p>4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29 Manuf.of mot.vehicles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31 Výroba nábytku</text:p>
          </table:table-cell>
          <table:table-cell office:value-type="float" office:value="5" table:style-name="ce29">
            <text:p>5</text:p>
          </table:table-cell>
          <table:table-cell office:value-type="float" office:value="127" table:style-name="ce29">
            <text:p>12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31 Manufacture of furniture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32 Iná výroba</text:p>
          </table:table-cell>
          <table:table-cell office:value-type="float" office:value="5" table:style-name="ce29">
            <text:p>5</text:p>
          </table:table-cell>
          <table:table-cell office:value-type="float" office:value="23" table:style-name="ce29">
            <text:p>2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32 Other manufacturing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33 Oprava a inštal.strojov</text:p>
          </table:table-cell>
          <table:table-cell office:value-type="float" office:value="30" table:style-name="ce29">
            <text:p>30</text:p>
          </table:table-cell>
          <table:table-cell office:value-type="float" office:value="146" table:style-name="ce29">
            <text:p>14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33 Repair,instal.of machin.</text:p>
          </table:table-cell>
          <table:table-cell table:number-columns-repeated="16376"/>
        </table:table-row>
        <table:table-row table:style-name="ro8">
          <table:table-cell table:style-name="ce89"/>
          <table:table-cell table:style-name="ce32"/>
          <table:table-cell table:number-columns-repeated="4" table:style-name="ce29"/>
          <table:table-cell table:style-name="ce63"/>
          <table:table-cell table:style-name="ce32"/>
          <table:table-cell table:number-columns-repeated="16376"/>
        </table:table-row>
        <table:table-row table:style-name="ro3">
          <table:table-cell office:value-type="string" table:style-name="ce89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36" table:style-name="ce29">
            <text:p>36</text:p>
          </table:table-cell>
          <table:table-cell office:value-type="float" office:value="281" table:style-name="ce29">
            <text:p>28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3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35 Dod.elektr,plynu,pary</text:p>
          </table:table-cell>
          <table:table-cell office:value-type="float" office:value="36" table:style-name="ce29">
            <text:p>36</text:p>
          </table:table-cell>
          <table:table-cell office:value-type="float" office:value="281" table:style-name="ce29">
            <text:p>28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35 Electr,gas,steam supply</text:p>
          </table:table-cell>
          <table:table-cell table:number-columns-repeated="16376"/>
        </table:table-row>
        <table:table-row table:style-name="ro8">
          <table:table-cell table:style-name="ce89"/>
          <table:table-cell table:style-name="ce32"/>
          <table:table-cell table:number-columns-repeated="4" table:style-name="ce29"/>
          <table:table-cell table:style-name="ce63"/>
          <table:table-cell table:style-name="ce32"/>
          <table:table-cell table:number-columns-repeated="16376"/>
        </table:table-row>
        <table:table-row table:style-name="ro6">
          <table:table-cell office:value-type="string" table:style-name="ce89">
            <text:p>E</text:p>
          </table:table-cell>
          <table:table-cell office:value-type="string" table:style-name="ce32">
            <text:p>Dodávka vody</text:p>
          </table:table-cell>
          <table:table-cell office:value-type="float" office:value="330" table:style-name="ce29">
            <text:p>330</text:p>
          </table:table-cell>
          <table:table-cell office:value-type="float" office:value="3710" table:style-name="ce29">
            <text:p>3 71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3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38 Zber,sprac,likv.odpadov</text:p>
          </table:table-cell>
          <table:table-cell office:value-type="float" office:value="66" table:style-name="ce29">
            <text:p>66</text:p>
          </table:table-cell>
          <table:table-cell office:value-type="float" office:value="759" table:style-name="ce29">
            <text:p>75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38 Waste coll,disposal act.</text:p>
          </table:table-cell>
          <table:table-cell table:number-columns-repeated="16376"/>
        </table:table-row>
        <table:table-row table:style-name="ro2">
          <table:table-cell office:value-type="string" table:number-columns-spanned="8" table:number-rows-spanned="1" table:style-name="ce319">
            <text:p>Tab. č. 2-6. Spotreba vybraných druhov kvapalných palív v priemysle v tonách - podľa krajov za rok 2020</text:p>
          </table:table-cell>
          <table:covered-table-cell table:number-columns-repeated="7"/>
          <table:table-cell table:number-columns-repeated="16376" table:style-name="ce39"/>
        </table:table-row>
        <table:table-row table:style-name="ro2">
          <table:table-cell office:value-type="string" table:number-columns-spanned="8" table:number-rows-spanned="1" table:style-name="ce320">
            <text:p>Consumption of Selected Liquid Fuels in Industry in Tons - by Regions in 2020</text:p>
          </table:table-cell>
          <table:covered-table-cell table:number-columns-repeated="7"/>
          <table:table-cell table:number-columns-repeated="16376" table:style-name="ce39"/>
        </table:table-row>
        <table:table-row table:style-name="ro6">
          <table:table-cell table:style-name="ce89"/>
          <table:table-cell table:style-name="ce32"/>
          <table:table-cell table:number-columns-repeated="4" table:style-name="ce97"/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office:value-type="string" table:number-columns-spanned="2" table:number-rows-spanned="1" table:style-name="ce330">
            <text:p>6. pokračovanie</text:p>
          </table:table-cell>
          <table:covered-table-cell/>
          <table:table-cell table:number-columns-repeated="4" table:style-name="ce97"/>
          <table:table-cell table:style-name="ce62"/>
          <table:table-cell office:value-type="string" table:style-name="ce192">
            <text:p>6th continuation</text:p>
          </table:table-cell>
          <table:table-cell table:number-columns-repeated="16376"/>
        </table:table-row>
        <table:table-row table:style-name="ro6">
          <table:table-cell table:style-name="ce89"/>
          <table:table-cell table:style-name="ce32"/>
          <table:table-cell office:value-type="string" table:style-name="ce182">
            <text:p>Benzíny</text:p>
          </table:table-cell>
          <table:table-cell office:value-type="string" table:style-name="ce183">
            <text:p>Nafta</text:p>
          </table:table-cell>
          <table:table-cell office:value-type="string" table:style-name="ce156">
            <text:p>Vykurovací olej</text:p>
          </table:table-cell>
          <table:table-cell table:style-name="ce156"/>
          <table:table-cell table:style-name="ce193"/>
          <table:table-cell table:style-name="ce194"/>
          <table:table-cell table:number-columns-repeated="16376"/>
        </table:table-row>
        <table:table-row table:style-name="ro6">
          <table:table-cell table:style-name="ce89"/>
          <table:table-cell table:style-name="ce32"/>
          <table:table-cell table:style-name="ce184"/>
          <table:table-cell table:style-name="ce185"/>
          <table:table-cell office:value-type="string" table:style-name="ce160">
            <text:p>Fuel Oil</text:p>
          </table:table-cell>
          <table:table-cell table:style-name="ce158"/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table:style-name="ce89"/>
          <table:table-cell table:style-name="ce32"/>
          <table:table-cell office:value-type="string" table:style-name="ce163">
            <text:p>Gasolines</text:p>
          </table:table-cell>
          <table:table-cell office:value-type="string" table:style-name="ce175">
            <text:p>Diesel Oil</text:p>
          </table:table-cell>
          <table:table-cell office:value-type="string" table:style-name="ce187">
            <text:p>ľahký</text:p>
          </table:table-cell>
          <table:table-cell office:value-type="string" table:style-name="ce187">
            <text:p>ťažký</text:p>
          </table:table-cell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table:style-name="ce176"/>
          <table:table-cell table:style-name="ce196"/>
          <table:table-cell office:value-type="string" table:style-name="ce189">
            <text:p><text:s/></text:p>
          </table:table-cell>
          <table:table-cell office:value-type="string" table:style-name="ce189">
            <text:p><text:s/></text:p>
          </table:table-cell>
          <table:table-cell office:value-type="string" table:style-name="ce189">
            <text:p>Light</text:p>
          </table:table-cell>
          <table:table-cell office:value-type="string" table:style-name="ce189">
            <text:p>Heavy</text:p>
          </table:table-cell>
          <table:table-cell table:style-name="ce197"/>
          <table:table-cell table:style-name="ce198"/>
          <table:table-cell table:number-columns-repeated="16376"/>
        </table:table-row>
        <table:table-row table:style-name="ro27">
          <table:table-cell table:style-name="ce52"/>
          <table:table-cell table:style-name="ce32"/>
          <table:table-cell table:number-columns-repeated="4" table:style-name="ce163"/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office:value-type="string" table:number-columns-spanned="2" table:number-rows-spanned="1" table:style-name="ce348">
            <text:p>7 Prešovský kraj</text:p>
          </table:table-cell>
          <table:covered-table-cell/>
          <table:table-cell table:number-columns-repeated="4" table:style-name="ce92"/>
          <table:table-cell office:value-type="string" table:number-columns-spanned="2" table:number-rows-spanned="1" table:style-name="ce326">
            <text:p>7 Region of Prešov</text:p>
          </table:table-cell>
          <table:covered-table-cell/>
          <table:table-cell table:number-columns-repeated="16376"/>
        </table:table-row>
        <table:table-row table:style-name="ro21">
          <table:table-cell table:style-name="ce199"/>
          <table:table-cell table:style-name="ce60"/>
          <table:table-cell table:number-columns-repeated="4" table:style-name="ce92"/>
          <table:table-cell table:style-name="ce99"/>
          <table:table-cell table:style-name="ce61"/>
          <table:table-cell table:number-columns-repeated="16376"/>
        </table:table-row>
        <table:table-row table:style-name="ro6">
          <table:table-cell office:value-type="string" table:number-columns-spanned="2" table:number-rows-spanned="1" table:style-name="ce346">
            <text:p>Priemysel spolu (B C D E)</text:p>
          </table:table-cell>
          <table:covered-table-cell/>
          <table:table-cell office:value-type="float" office:value="606" table:formula="of:=[.C270]+[.C292]+[.C294]" table:style-name="ce29">
            <text:p>606</text:p>
          </table:table-cell>
          <table:table-cell office:value-type="float" office:value="11007" table:formula="of:=[.D267]+[.D270]+[.D292]+[.D294]" table:style-name="ce29">
            <text:p>11 007</text:p>
          </table:table-cell>
          <table:table-cell office:value-type="string" table:style-name="ce29">
            <text:p>-</text:p>
          </table:table-cell>
          <table:table-cell office:value-type="float" office:value="1191" table:formula="of:=[.F270]+[.F292]" table:style-name="ce29">
            <text:p>1 191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6"/>
        </table:table-row>
        <table:table-row table:style-name="ro28">
          <table:table-cell table:style-name="ce35"/>
          <table:table-cell table:style-name="ce191"/>
          <table:table-cell table:number-columns-repeated="4" table:style-name="ce29"/>
          <table:table-cell table:number-columns-repeated="2" table:style-name="ce177"/>
          <table:table-cell table:number-columns-repeated="16376"/>
        </table:table-row>
        <table:table-row table:style-name="ro6">
          <table:table-cell office:value-type="string" table:style-name="ce89">
            <text:p>B</text:p>
          </table:table-cell>
          <table:table-cell office:value-type="string" table:style-name="ce32">
            <text:p>Ťažba a dobývanie</text:p>
          </table:table-cell>
          <table:table-cell office:value-type="string" table:style-name="ce29">
            <text:p>-</text:p>
          </table:table-cell>
          <table:table-cell office:value-type="float" office:value="989" table:style-name="ce29">
            <text:p>98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2">
            <text:p>B</text:p>
          </table:table-cell>
          <table:table-cell office:value-type="string" table:style-name="ce32">
            <text:p>Mining and quarrying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08 Iná ťažba a dobývanie</text:p>
          </table:table-cell>
          <table:table-cell office:value-type="string" table:style-name="ce29">
            <text:p>-</text:p>
          </table:table-cell>
          <table:table-cell office:value-type="float" office:value="989" table:style-name="ce29">
            <text:p>98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08 Oth.mining and quarrying</text:p>
          </table:table-cell>
          <table:table-cell table:number-columns-repeated="16376"/>
        </table:table-row>
        <table:table-row table:style-name="ro29">
          <table:table-cell table:style-name="ce89"/>
          <table:table-cell table:style-name="ce32"/>
          <table:table-cell table:number-columns-repeated="4" table:style-name="ce29"/>
          <table:table-cell table:style-name="ce62"/>
          <table:table-cell table:style-name="ce32"/>
          <table:table-cell table:number-columns-repeated="16376"/>
        </table:table-row>
        <table:table-row table:style-name="ro3">
          <table:table-cell office:value-type="string" table:style-name="ce89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533" table:style-name="ce29">
            <text:p>533</text:p>
          </table:table-cell>
          <table:table-cell office:value-type="float" office:value="8884" table:style-name="ce29">
            <text:p>8 884</text:p>
          </table:table-cell>
          <table:table-cell office:value-type="string" table:style-name="ce29">
            <text:p>-</text:p>
          </table:table-cell>
          <table:table-cell office:value-type="float" office:value="802" table:style-name="ce29">
            <text:p>802</text:p>
          </table:table-cell>
          <table:table-cell office:value-type="string" table:style-name="ce88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6"/>
        </table:table-row>
        <table:table-row table:style-name="ro3">
          <table:table-cell table:style-name="ce89"/>
          <table:table-cell office:value-type="string" table:style-name="ce32">
            <text:p>10 Výroba potravín</text:p>
          </table:table-cell>
          <table:table-cell office:value-type="float" office:value="144" table:style-name="ce29">
            <text:p>144</text:p>
          </table:table-cell>
          <table:table-cell office:value-type="float" office:value="4144" table:style-name="ce29">
            <text:p>4 14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10 Manuf.of food products</text:p>
          </table:table-cell>
          <table:table-cell table:number-columns-repeated="16376"/>
        </table:table-row>
        <table:table-row table:style-name="ro3">
          <table:table-cell table:style-name="ce89"/>
          <table:table-cell office:value-type="string" table:style-name="ce32">
            <text:p>11 Výroba nápojov</text:p>
          </table:table-cell>
          <table:table-cell office:value-type="float" office:value="72" table:style-name="ce29">
            <text:p>72</text:p>
          </table:table-cell>
          <table:table-cell office:value-type="float" office:value="623" table:style-name="ce29">
            <text:p>62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11 Manufacture of beverages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32">
            <text:p>13 Výroba textilu</text:p>
          </table:table-cell>
          <table:table-cell office:value-type="float" office:value="9" table:style-name="ce29">
            <text:p>9</text:p>
          </table:table-cell>
          <table:table-cell office:value-type="float" office:value="18" table:style-name="ce29">
            <text:p>1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13 Manufacture of textiles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32">
            <text:p>14 Výroba odevov</text:p>
          </table:table-cell>
          <table:table-cell office:value-type="float" office:value="26" table:style-name="ce29">
            <text:p>26</text:p>
          </table:table-cell>
          <table:table-cell office:value-type="float" office:value="123" table:style-name="ce29">
            <text:p>12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14 Manuf.of wear.apparel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32">
            <text:p>15 Výroba kože</text:p>
          </table:table-cell>
          <table:table-cell office:value-type="float" office:value="8" table:style-name="ce29">
            <text:p>8</text:p>
          </table:table-cell>
          <table:table-cell office:value-type="float" office:value="47" table:style-name="ce29">
            <text:p>4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15 Manufacture of leathe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16 Spracovanie dreva</text:p>
          </table:table-cell>
          <table:table-cell office:value-type="float" office:value="22" table:style-name="ce29">
            <text:p>22</text:p>
          </table:table-cell>
          <table:table-cell office:value-type="float" office:value="799" table:style-name="ce29">
            <text:p>79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16 Manufacture of wood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17 Výroba papiera</text:p>
          </table:table-cell>
          <table:table-cell office:value-type="float" office:value="5" table:style-name="ce29">
            <text:p>5</text:p>
          </table:table-cell>
          <table:table-cell office:value-type="float" office:value="42" table:style-name="ce29">
            <text:p>42</text:p>
          </table:table-cell>
          <table:table-cell office:value-type="string" table:style-name="ce29">
            <text:p>-</text:p>
          </table:table-cell>
          <table:table-cell office:value-type="float" office:value="802" table:style-name="ce29">
            <text:p>802</text:p>
          </table:table-cell>
          <table:table-cell table:style-name="ce88"/>
          <table:table-cell office:value-type="string" table:style-name="ce32">
            <text:p>17 Manufacture of pape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18 Tlač,reprod.záznam.médií</text:p>
          </table:table-cell>
          <table:table-cell office:value-type="float" office:value="5" table:style-name="ce29">
            <text:p>5</text:p>
          </table:table-cell>
          <table:table-cell office:value-type="float" office:value="25" table:style-name="ce29">
            <text:p>2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18 Printing,repr.of rec.med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20 Výroba chemikálií</text:p>
          </table:table-cell>
          <table:table-cell office:value-type="float" office:value="7" table:style-name="ce29">
            <text:p>7</text:p>
          </table:table-cell>
          <table:table-cell office:value-type="float" office:value="144" table:style-name="ce29">
            <text:p>14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0 Manufacture of chemicals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22 Výroba výrobkov z gumy</text:p>
          </table:table-cell>
          <table:table-cell office:value-type="float" office:value="62" table:style-name="ce29">
            <text:p>62</text:p>
          </table:table-cell>
          <table:table-cell office:value-type="float" office:value="797" table:style-name="ce29">
            <text:p>79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2 Manu.of rub.,plast.prod.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23 Výroba ost.nekov.výr.</text:p>
          </table:table-cell>
          <table:table-cell office:value-type="float" office:value="7" table:style-name="ce29">
            <text:p>7</text:p>
          </table:table-cell>
          <table:table-cell office:value-type="float" office:value="516" table:style-name="ce29">
            <text:p>51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3 Manuf.of oth.non-met.pr.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24 Výroba,spracovanie kovov</text:p>
          </table:table-cell>
          <table:table-cell office:value-type="float" office:value="1" table:style-name="ce29">
            <text:p>1</text:p>
          </table:table-cell>
          <table:table-cell office:value-type="float" office:value="70" table:style-name="ce29">
            <text:p>7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4 Manuf.of basic metals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25 Výroba kov.konštrukcií</text:p>
          </table:table-cell>
          <table:table-cell office:value-type="float" office:value="55" table:style-name="ce29">
            <text:p>55</text:p>
          </table:table-cell>
          <table:table-cell office:value-type="float" office:value="523" table:style-name="ce29">
            <text:p>52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5 Manu.of fabric.met.prod.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26 Výroba počítačových výr.</text:p>
          </table:table-cell>
          <table:table-cell office:value-type="float" office:value="11" table:style-name="ce29">
            <text:p>11</text:p>
          </table:table-cell>
          <table:table-cell office:value-type="float" office:value="13" table:style-name="ce29">
            <text:p>1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6 Manuf.of computer prod.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27 Výroba elektrických zar.</text:p>
          </table:table-cell>
          <table:table-cell office:value-type="float" office:value="9" table:style-name="ce29">
            <text:p>9</text:p>
          </table:table-cell>
          <table:table-cell office:value-type="float" office:value="55" table:style-name="ce29">
            <text:p>5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7 Manuf.of elec.equipmen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28 Výroba strojov a zar.</text:p>
          </table:table-cell>
          <table:table-cell office:value-type="float" office:value="25" table:style-name="ce29">
            <text:p>25</text:p>
          </table:table-cell>
          <table:table-cell office:value-type="float" office:value="274" table:style-name="ce29">
            <text:p>27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8 Manu.of machinery n.e.c.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32">
            <text:p>29 Výroba motor.vozidiel</text:p>
          </table:table-cell>
          <table:table-cell office:value-type="float" office:value="21" table:style-name="ce29">
            <text:p>21</text:p>
          </table:table-cell>
          <table:table-cell office:value-type="float" office:value="296" table:style-name="ce29">
            <text:p>29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9 Manuf.of mot.vehicles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32">
            <text:p>31 Výroba nábytku</text:p>
          </table:table-cell>
          <table:table-cell office:value-type="float" office:value="21" table:style-name="ce29">
            <text:p>21</text:p>
          </table:table-cell>
          <table:table-cell office:value-type="float" office:value="222" table:style-name="ce29">
            <text:p>22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31 Manufacture of furniture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32 Iná výroba</text:p>
          </table:table-cell>
          <table:table-cell office:value-type="float" office:value="8" table:style-name="ce29">
            <text:p>8</text:p>
          </table:table-cell>
          <table:table-cell office:value-type="float" office:value="11" table:style-name="ce29">
            <text:p>1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32 Other manufacturing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33 Oprava a inštal.strojov</text:p>
          </table:table-cell>
          <table:table-cell office:value-type="float" office:value="10" table:style-name="ce29">
            <text:p>10</text:p>
          </table:table-cell>
          <table:table-cell office:value-type="float" office:value="83" table:style-name="ce29">
            <text:p>8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33 Repair,instal.of machin.</text:p>
          </table:table-cell>
          <table:table-cell table:number-columns-repeated="16376"/>
        </table:table-row>
        <table:table-row table:style-name="ro30">
          <table:table-cell table:style-name="ce89"/>
          <table:table-cell table:style-name="ce32"/>
          <table:table-cell table:number-columns-repeated="4" table:style-name="ce29"/>
          <table:table-cell table:style-name="ce62"/>
          <table:table-cell table:style-name="ce32"/>
          <table:table-cell table:number-columns-repeated="16376"/>
        </table:table-row>
        <table:table-row table:style-name="ro24">
          <table:table-cell office:value-type="string" table:style-name="ce89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26" table:style-name="ce29">
            <text:p>26</text:p>
          </table:table-cell>
          <table:table-cell office:value-type="float" office:value="76" table:style-name="ce29">
            <text:p>76</text:p>
          </table:table-cell>
          <table:table-cell office:value-type="string" table:style-name="ce29">
            <text:p>-</text:p>
          </table:table-cell>
          <table:table-cell office:value-type="float" office:value="389" table:style-name="ce29">
            <text:p>389</text:p>
          </table:table-cell>
          <table:table-cell office:value-type="string" table:style-name="ce62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6"/>
        </table:table-row>
        <table:table-row table:style-name="ro31">
          <table:table-cell table:style-name="ce89"/>
          <table:table-cell office:value-type="string" table:style-name="ce32">
            <text:p>35 Dod.elektr,plynu,pary</text:p>
          </table:table-cell>
          <table:table-cell office:value-type="float" office:value="26" table:style-name="ce29">
            <text:p>26</text:p>
          </table:table-cell>
          <table:table-cell office:value-type="float" office:value="76" table:style-name="ce29">
            <text:p>76</text:p>
          </table:table-cell>
          <table:table-cell office:value-type="string" table:style-name="ce29">
            <text:p>-</text:p>
          </table:table-cell>
          <table:table-cell office:value-type="float" office:value="389" table:style-name="ce29">
            <text:p>389</text:p>
          </table:table-cell>
          <table:table-cell table:style-name="ce62"/>
          <table:table-cell office:value-type="string" table:style-name="ce32">
            <text:p>35 Electr,gas,steam supply</text:p>
          </table:table-cell>
          <table:table-cell table:number-columns-repeated="16376"/>
        </table:table-row>
        <table:table-row table:style-name="ro32">
          <table:table-cell office:value-type="string" table:style-name="ce89">
            <text:p>E</text:p>
          </table:table-cell>
          <table:table-cell office:value-type="string" table:style-name="ce32">
            <text:p>Dodávka vody</text:p>
          </table:table-cell>
          <table:table-cell office:value-type="float" office:value="47" table:style-name="ce29">
            <text:p>47</text:p>
          </table:table-cell>
          <table:table-cell office:value-type="float" office:value="1058" table:style-name="ce29">
            <text:p>1 05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2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38 Zber,sprac,likv.odpadov</text:p>
          </table:table-cell>
          <table:table-cell office:value-type="float" office:value="29" table:style-name="ce29">
            <text:p>29</text:p>
          </table:table-cell>
          <table:table-cell office:value-type="float" office:value="830" table:style-name="ce29">
            <text:p>83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38 Waste coll,disposal act.</text:p>
          </table:table-cell>
          <table:table-cell table:number-columns-repeated="16376"/>
        </table:table-row>
        <table:table-row table:number-rows-repeated="2" table:style-name="ro6">
          <table:table-cell table:style-name="ce89"/>
          <table:table-cell table:style-name="ce32"/>
          <table:table-cell table:number-columns-repeated="4" table:style-name="ce31"/>
          <table:table-cell table:style-name="ce63"/>
          <table:table-cell table:style-name="ce32"/>
          <table:table-cell table:number-columns-repeated="16376"/>
        </table:table-row>
        <table:table-row table:style-name="ro2">
          <table:table-cell office:value-type="string" table:number-columns-spanned="8" table:number-rows-spanned="1" table:style-name="ce319">
            <text:p>Tab. č. 2-6. Spotreba vybraných druhov kvapalných palív v priemysle v tonách - podľa krajov za rok 2020</text:p>
          </table:table-cell>
          <table:covered-table-cell table:number-columns-repeated="7"/>
          <table:table-cell table:number-columns-repeated="16376" table:style-name="ce39"/>
        </table:table-row>
        <table:table-row table:style-name="ro2">
          <table:table-cell office:value-type="string" table:number-columns-spanned="8" table:number-rows-spanned="1" table:style-name="ce320">
            <text:p>Consumption of Selected Liquid Fuels in Industry in Tons - by Regions in 2020</text:p>
          </table:table-cell>
          <table:covered-table-cell table:number-columns-repeated="7"/>
          <table:table-cell table:number-columns-repeated="16376" table:style-name="ce39"/>
        </table:table-row>
        <table:table-row table:style-name="ro6">
          <table:table-cell table:style-name="ce89"/>
          <table:table-cell table:style-name="ce32"/>
          <table:table-cell table:number-columns-repeated="4" table:style-name="ce97"/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office:value-type="string" table:number-columns-spanned="2" table:number-rows-spanned="1" table:style-name="ce330">
            <text:p>dokončenie</text:p>
          </table:table-cell>
          <table:covered-table-cell/>
          <table:table-cell table:number-columns-repeated="4" table:style-name="ce97"/>
          <table:table-cell table:style-name="ce62"/>
          <table:table-cell office:value-type="string" table:style-name="ce82">
            <text:p>End of table</text:p>
          </table:table-cell>
          <table:table-cell table:number-columns-repeated="16376"/>
        </table:table-row>
        <table:table-row table:style-name="ro6">
          <table:table-cell table:style-name="ce89"/>
          <table:table-cell table:style-name="ce32"/>
          <table:table-cell office:value-type="string" table:style-name="ce182">
            <text:p>Benzíny</text:p>
          </table:table-cell>
          <table:table-cell office:value-type="string" table:style-name="ce183">
            <text:p>Nafta</text:p>
          </table:table-cell>
          <table:table-cell office:value-type="string" table:style-name="ce156">
            <text:p>Vykurovací olej</text:p>
          </table:table-cell>
          <table:table-cell table:style-name="ce156"/>
          <table:table-cell table:style-name="ce193"/>
          <table:table-cell table:style-name="ce194"/>
          <table:table-cell table:number-columns-repeated="16376"/>
        </table:table-row>
        <table:table-row table:style-name="ro6">
          <table:table-cell table:style-name="ce89"/>
          <table:table-cell table:style-name="ce32"/>
          <table:table-cell table:style-name="ce184"/>
          <table:table-cell table:style-name="ce185"/>
          <table:table-cell office:value-type="string" table:style-name="ce160">
            <text:p>Fuel Oil</text:p>
          </table:table-cell>
          <table:table-cell table:style-name="ce158"/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table:style-name="ce89"/>
          <table:table-cell table:style-name="ce32"/>
          <table:table-cell office:value-type="string" table:style-name="ce163">
            <text:p>Gasolines</text:p>
          </table:table-cell>
          <table:table-cell office:value-type="string" table:style-name="ce175">
            <text:p>Diesel Oil</text:p>
          </table:table-cell>
          <table:table-cell office:value-type="string" table:style-name="ce187">
            <text:p>ľahký</text:p>
          </table:table-cell>
          <table:table-cell office:value-type="string" table:style-name="ce187">
            <text:p>ťažký</text:p>
          </table:table-cell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table:style-name="ce176"/>
          <table:table-cell table:style-name="ce196"/>
          <table:table-cell office:value-type="string" table:style-name="ce189">
            <text:p><text:s/></text:p>
          </table:table-cell>
          <table:table-cell office:value-type="string" table:style-name="ce189">
            <text:p><text:s/></text:p>
          </table:table-cell>
          <table:table-cell office:value-type="string" table:style-name="ce189">
            <text:p>Light</text:p>
          </table:table-cell>
          <table:table-cell office:value-type="string" table:style-name="ce189">
            <text:p>Heavy</text:p>
          </table:table-cell>
          <table:table-cell table:style-name="ce197"/>
          <table:table-cell table:style-name="ce198"/>
          <table:table-cell table:number-columns-repeated="16376" table:style-name="ce45"/>
        </table:table-row>
        <table:table-row table:style-name="ro12">
          <table:table-cell table:style-name="ce52"/>
          <table:table-cell table:style-name="ce32"/>
          <table:table-cell table:number-columns-repeated="4" table:style-name="ce163"/>
          <table:table-cell table:style-name="ce62"/>
          <table:table-cell table:style-name="ce32"/>
          <table:table-cell table:number-columns-repeated="16376" table:style-name="ce45"/>
        </table:table-row>
        <table:table-row table:style-name="ro6">
          <table:table-cell office:value-type="string" table:number-columns-spanned="2" table:number-rows-spanned="1" table:style-name="ce348">
            <text:p>8 Košický kraj</text:p>
          </table:table-cell>
          <table:covered-table-cell/>
          <table:table-cell table:number-columns-repeated="4" table:style-name="ce70"/>
          <table:table-cell office:value-type="string" table:number-columns-spanned="2" table:number-rows-spanned="1" table:style-name="ce326">
            <text:p>8 Region of Košice</text:p>
          </table:table-cell>
          <table:covered-table-cell/>
          <table:table-cell table:number-columns-repeated="16376" table:style-name="ce45"/>
        </table:table-row>
        <table:table-row table:style-name="ro8">
          <table:table-cell table:style-name="ce199"/>
          <table:table-cell table:style-name="ce60"/>
          <table:table-cell table:number-columns-repeated="4" table:style-name="ce70"/>
          <table:table-cell table:style-name="ce99"/>
          <table:table-cell table:style-name="ce61"/>
          <table:table-cell table:number-columns-repeated="16376" table:style-name="ce45"/>
        </table:table-row>
        <table:table-row table:style-name="ro6">
          <table:table-cell office:value-type="string" table:number-columns-spanned="2" table:number-rows-spanned="1" table:style-name="ce346">
            <text:p>Priemysel spolu (B C D E)</text:p>
          </table:table-cell>
          <table:covered-table-cell/>
          <table:table-cell office:value-type="float" office:value="690" table:formula="of:=[.C311]+[.C314]+[.C335]+[.C338]" table:style-name="ce29">
            <text:p>690</text:p>
          </table:table-cell>
          <table:table-cell office:value-type="float" office:value="12432" table:style-name="ce29">
            <text:p>12 43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6" table:style-name="ce45"/>
        </table:table-row>
        <table:table-row table:style-name="ro21">
          <table:table-cell table:style-name="ce35"/>
          <table:table-cell table:style-name="ce191"/>
          <table:table-cell table:number-columns-repeated="4" table:style-name="ce29"/>
          <table:table-cell table:number-columns-repeated="2" table:style-name="ce177"/>
          <table:table-cell table:number-columns-repeated="16376" table:style-name="ce45"/>
        </table:table-row>
        <table:table-row table:style-name="ro3">
          <table:table-cell office:value-type="string" table:style-name="ce89">
            <text:p>B</text:p>
          </table:table-cell>
          <table:table-cell office:value-type="string" table:style-name="ce32">
            <text:p>Ťažba a dobývanie</text:p>
          </table:table-cell>
          <table:table-cell office:value-type="float" office:value="10" table:style-name="ce29">
            <text:p>10</text:p>
          </table:table-cell>
          <table:table-cell office:value-type="float" office:value="2105" table:style-name="ce29">
            <text:p>2 10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2">
            <text:p>B</text:p>
          </table:table-cell>
          <table:table-cell office:value-type="string" table:style-name="ce32">
            <text:p>Mining and quarrying</text:p>
          </table:table-cell>
          <table:table-cell table:number-columns-repeated="3" table:style-name="ce45"/>
          <table:table-cell office:value-type="string" table:style-name="ce45">
            <text:p><text:s/></text:p>
          </table:table-cell>
          <table:table-cell table:number-columns-repeated="16372"/>
        </table:table-row>
        <table:table-row table:style-name="ro6">
          <table:table-cell table:style-name="ce89"/>
          <table:table-cell office:value-type="string" table:style-name="ce32">
            <text:p>08 Iná ťažba a dobývanie</text:p>
          </table:table-cell>
          <table:table-cell office:value-type="float" office:value="10" table:style-name="ce29">
            <text:p>10</text:p>
          </table:table-cell>
          <table:table-cell office:value-type="float" office:value="2105" table:style-name="ce29">
            <text:p>2 10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08 Oth.mining and quarrying</text:p>
          </table:table-cell>
          <table:table-cell table:number-columns-repeated="16376" table:style-name="ce45"/>
        </table:table-row>
        <table:table-row table:style-name="ro21">
          <table:table-cell table:style-name="ce89"/>
          <table:table-cell table:style-name="ce32"/>
          <table:table-cell table:number-columns-repeated="4" table:style-name="ce29"/>
          <table:table-cell table:style-name="ce62"/>
          <table:table-cell table:style-name="ce32"/>
          <table:table-cell table:number-columns-repeated="16376" table:style-name="ce45"/>
        </table:table-row>
        <table:table-row table:style-name="ro6">
          <table:table-cell office:value-type="string" table:style-name="ce89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489" table:style-name="ce29">
            <text:p>489</text:p>
          </table:table-cell>
          <table:table-cell office:value-type="float" office:value="6911" table:style-name="ce29">
            <text:p>6 91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2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6" table:style-name="ce45"/>
        </table:table-row>
        <table:table-row table:style-name="ro6">
          <table:table-cell table:style-name="ce89"/>
          <table:table-cell office:value-type="string" table:style-name="ce32">
            <text:p>10 Výroba potravín</text:p>
          </table:table-cell>
          <table:table-cell office:value-type="float" office:value="58" table:style-name="ce29">
            <text:p>58</text:p>
          </table:table-cell>
          <table:table-cell office:value-type="float" office:value="753" table:style-name="ce29">
            <text:p>75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0 Manuf.of food products</text:p>
          </table:table-cell>
          <table:table-cell table:number-columns-repeated="16376" table:style-name="ce45"/>
        </table:table-row>
        <table:table-row table:style-name="ro6">
          <table:table-cell table:style-name="ce89"/>
          <table:table-cell office:value-type="string" table:style-name="ce32">
            <text:p>11 Výroba nápojov</text:p>
          </table:table-cell>
          <table:table-cell office:value-type="float" office:value="10" table:style-name="ce29">
            <text:p>10</text:p>
          </table:table-cell>
          <table:table-cell office:value-type="float" office:value="70" table:style-name="ce29">
            <text:p>7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1 Manufacture of beverages</text:p>
          </table:table-cell>
          <table:table-cell table:number-columns-repeated="16376" table:style-name="ce45"/>
        </table:table-row>
        <table:table-row table:style-name="ro6">
          <table:table-cell table:style-name="ce89"/>
          <table:table-cell office:value-type="string" table:style-name="ce32">
            <text:p>14 Výroba odevov</text:p>
          </table:table-cell>
          <table:table-cell office:value-type="float" office:value="8" table:style-name="ce29">
            <text:p>8</text:p>
          </table:table-cell>
          <table:table-cell office:value-type="float" office:value="36" table:style-name="ce29">
            <text:p>3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4 Manuf.of wear.apparel</text:p>
          </table:table-cell>
          <table:table-cell table:number-columns-repeated="16376" table:style-name="ce45"/>
        </table:table-row>
        <table:table-row table:style-name="ro2">
          <table:table-cell table:style-name="ce89"/>
          <table:table-cell office:value-type="string" table:style-name="ce32">
            <text:p>15 Výroba kože</text:p>
          </table:table-cell>
          <table:table-cell office:value-type="float" office:value="1" table:style-name="ce29">
            <text:p>1</text:p>
          </table:table-cell>
          <table:table-cell office:value-type="float" office:value="4" table:style-name="ce29">
            <text:p>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15 Manufacture of leather</text:p>
          </table:table-cell>
          <table:table-cell table:number-columns-repeated="16376" table:style-name="ce45"/>
        </table:table-row>
        <table:table-row table:style-name="ro6">
          <table:table-cell table:style-name="ce89"/>
          <table:table-cell office:value-type="string" table:style-name="ce32">
            <text:p>16 Spracovanie dreva</text:p>
          </table:table-cell>
          <table:table-cell office:value-type="float" office:value="4" table:style-name="ce29">
            <text:p>4</text:p>
          </table:table-cell>
          <table:table-cell office:value-type="float" office:value="195" table:style-name="ce29">
            <text:p>19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6 Manufacture of wood</text:p>
          </table:table-cell>
          <table:table-cell table:number-columns-repeated="16376" table:style-name="ce45"/>
        </table:table-row>
        <table:table-row table:style-name="ro2">
          <table:table-cell table:style-name="ce89"/>
          <table:table-cell office:value-type="string" table:style-name="ce32">
            <text:p>17 Výroba papiera</text:p>
          </table:table-cell>
          <table:table-cell office:value-type="float" office:value="28" table:style-name="ce29">
            <text:p>28</text:p>
          </table:table-cell>
          <table:table-cell office:value-type="float" office:value="31" table:style-name="ce29">
            <text:p>3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17 Manufacture of paper</text:p>
          </table:table-cell>
          <table:table-cell table:number-columns-repeated="16376" table:style-name="ce45"/>
        </table:table-row>
        <table:table-row table:style-name="ro6">
          <table:table-cell table:style-name="ce89"/>
          <table:table-cell office:value-type="string" table:style-name="ce32">
            <text:p>18 Tlač,reprod.záznam.médií</text:p>
          </table:table-cell>
          <table:table-cell office:value-type="float" office:value="4" table:style-name="ce29">
            <text:p>4</text:p>
          </table:table-cell>
          <table:table-cell office:value-type="float" office:value="21" table:style-name="ce29">
            <text:p>2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8 Printing,repr.of rec.med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20 Výroba chemikálií</text:p>
          </table:table-cell>
          <table:table-cell office:value-type="float" office:value="2" table:style-name="ce29">
            <text:p>2</text:p>
          </table:table-cell>
          <table:table-cell office:value-type="float" office:value="7" table:style-name="ce29">
            <text:p>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0 Manufacture of chemicals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22 Výroba výrobkov z gumy</text:p>
          </table:table-cell>
          <table:table-cell office:value-type="float" office:value="72" table:style-name="ce29">
            <text:p>72</text:p>
          </table:table-cell>
          <table:table-cell office:value-type="float" office:value="190" table:style-name="ce29">
            <text:p>19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2 Manu.of rub.,plast.prod.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23 Výroba ost.nekov.výr.</text:p>
          </table:table-cell>
          <table:table-cell office:value-type="float" office:value="13" table:style-name="ce29">
            <text:p>13</text:p>
          </table:table-cell>
          <table:table-cell office:value-type="float" office:value="1190" table:style-name="ce29">
            <text:p>1 19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3 Manuf.of oth.non-met.pr.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24 Výroba,spracovanie kovov</text:p>
          </table:table-cell>
          <table:table-cell office:value-type="float" office:value="61" table:style-name="ce29">
            <text:p>61</text:p>
          </table:table-cell>
          <table:table-cell office:value-type="float" office:value="2255" table:style-name="ce29">
            <text:p>2 25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4 Manuf.of basic metals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25 Výroba kov.konštrukcií</text:p>
          </table:table-cell>
          <table:table-cell office:value-type="float" office:value="85" table:style-name="ce29">
            <text:p>85</text:p>
          </table:table-cell>
          <table:table-cell office:value-type="float" office:value="1322" table:style-name="ce29">
            <text:p>1 32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5 Manu.of fabric.met.prod.</text:p>
          </table:table-cell>
          <table:table-cell table:number-columns-repeated="16376"/>
        </table:table-row>
        <table:table-row table:style-name="ro2">
          <table:table-cell table:style-name="ce89"/>
          <table:table-cell office:value-type="string" table:style-name="ce32">
            <text:p>26 Výroba počítačových výr.</text:p>
          </table:table-cell>
          <table:table-cell office:value-type="string" table:style-name="ce29">
            <text:p>-</text:p>
          </table:table-cell>
          <table:table-cell office:value-type="float" office:value="29" table:style-name="ce29">
            <text:p>2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6 Manuf.of computer prod.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27 Výroba elektrických zar.</text:p>
          </table:table-cell>
          <table:table-cell office:value-type="float" office:value="30" table:style-name="ce29">
            <text:p>30</text:p>
          </table:table-cell>
          <table:table-cell office:value-type="float" office:value="99" table:style-name="ce29">
            <text:p>9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7 Manuf.of elec.equipment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28 Výroba strojov a zar.</text:p>
          </table:table-cell>
          <table:table-cell office:value-type="float" office:value="18" table:style-name="ce29">
            <text:p>18</text:p>
          </table:table-cell>
          <table:table-cell office:value-type="float" office:value="166" table:style-name="ce29">
            <text:p>16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8 Manu.of machinery n.e.c.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29 Výroba motor.vozidiel</text:p>
          </table:table-cell>
          <table:table-cell office:value-type="float" office:value="15" table:style-name="ce29">
            <text:p>15</text:p>
          </table:table-cell>
          <table:table-cell office:value-type="float" office:value="128" table:style-name="ce29">
            <text:p>12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9 Manuf.of mot.vehicles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31 Výroba nábytku</text:p>
          </table:table-cell>
          <table:table-cell office:value-type="float" office:value="2" table:style-name="ce29">
            <text:p>2</text:p>
          </table:table-cell>
          <table:table-cell office:value-type="float" office:value="10" table:style-name="ce29">
            <text:p>1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31 Manufacture of furniture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32 Iná výroba</text:p>
          </table:table-cell>
          <table:table-cell office:value-type="float" office:value="27" table:style-name="ce29">
            <text:p>27</text:p>
          </table:table-cell>
          <table:table-cell office:value-type="float" office:value="53" table:style-name="ce29">
            <text:p>5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32 Other manufacturing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33 Oprava a inštal.strojov</text:p>
          </table:table-cell>
          <table:table-cell office:value-type="float" office:value="50" table:style-name="ce29">
            <text:p>50</text:p>
          </table:table-cell>
          <table:table-cell office:value-type="float" office:value="328" table:style-name="ce29">
            <text:p>32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33 Repair,instal.of machin.</text:p>
          </table:table-cell>
          <table:table-cell table:number-columns-repeated="16376"/>
        </table:table-row>
        <table:table-row table:style-name="ro21">
          <table:table-cell table:style-name="ce89"/>
          <table:table-cell table:style-name="ce32"/>
          <table:table-cell table:number-columns-repeated="4" table:style-name="ce29"/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office:value-type="string" table:style-name="ce89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34" table:style-name="ce29">
            <text:p>34</text:p>
          </table:table-cell>
          <table:table-cell office:value-type="float" office:value="165" table:style-name="ce29">
            <text:p>16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2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35 Dod.elektr,plynu,pary</text:p>
          </table:table-cell>
          <table:table-cell office:value-type="float" office:value="34" table:style-name="ce29">
            <text:p>34</text:p>
          </table:table-cell>
          <table:table-cell office:value-type="float" office:value="165" table:style-name="ce29">
            <text:p>16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35 Electr,gas,steam supply</text:p>
          </table:table-cell>
          <table:table-cell table:number-columns-repeated="16376"/>
        </table:table-row>
        <table:table-row table:style-name="ro21">
          <table:table-cell table:style-name="ce89"/>
          <table:table-cell table:style-name="ce32"/>
          <table:table-cell table:number-columns-repeated="4" table:style-name="ce29"/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office:value-type="string" table:style-name="ce89">
            <text:p>E</text:p>
          </table:table-cell>
          <table:table-cell office:value-type="string" table:style-name="ce32">
            <text:p>Dodávka vody</text:p>
          </table:table-cell>
          <table:table-cell office:value-type="float" office:value="157" table:style-name="ce29">
            <text:p>157</text:p>
          </table:table-cell>
          <table:table-cell office:value-type="float" office:value="3251" table:style-name="ce29">
            <text:p>3 25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3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38 Zber,sprac,likv.odpadov</text:p>
          </table:table-cell>
          <table:table-cell office:value-type="float" office:value="34" table:style-name="ce29">
            <text:p>34</text:p>
          </table:table-cell>
          <table:table-cell office:value-type="float" office:value="2312" table:style-name="ce29">
            <text:p>2 31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38 Waste coll,disposal act.</text:p>
          </table:table-cell>
          <table:table-cell table:number-columns-repeated="16376"/>
        </table:table-row>
        <table:table-row table:number-rows-repeated="2" table:style-name="ro6">
          <table:table-cell table:style-name="ce89"/>
          <table:table-cell table:style-name="ce32"/>
          <table:table-cell table:number-columns-repeated="4" table:style-name="ce31"/>
          <table:table-cell table:style-name="ce62"/>
          <table:table-cell table:style-name="ce32"/>
          <table:table-cell table:number-columns-repeated="16376"/>
        </table:table-row>
        <table:table-row table:number-rows-repeated="1048235" table:style-name="ro6">
          <table:table-cell table:number-columns-repeated="16384"/>
        </table:table-row>
        <table:named-expressions>
          <table:named-expression table:name="spotreby_krizovy_KRAJ04" table:expression="of:=[.#REF!]" table:base-cell-address="OBSAH_-_CONTENTS.$A$1"/>
        </table:named-expressions>
      </table:table>
      <table:table table:name="T_2_7" table:style-name="ta5"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48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number-columns-repeated="4" table:default-cell-style-name="ce150"/>
        <table:table-column table:style-name="co20" table:default-cell-style-name="ce150"/>
        <table:table-column table:style-name="co21" table:default-cell-style-name="ce150"/>
        <table:table-column table:style-name="co23" table:default-cell-style-name="ce150"/>
        <table:table-column table:style-name="co3" table:number-columns-repeated="247" table:default-cell-style-name="ce150"/>
        <table:table-row table:style-name="ro2">
          <table:table-cell office:value-type="string" table:number-columns-spanned="8" table:number-rows-spanned="1" table:style-name="ce343">
            <text:p>Tab. č. 2-7. Spotreba vybraných druhov kvapalných palív v priemysle - v GJ za rok 2020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344">
            <text:p>Consumption of Selected Liquid Fuels in Industry - in GJ in 2020</text:p>
          </table:table-cell>
          <table:covered-table-cell table:number-columns-repeated="5"/>
          <table:table-cell table:number-columns-repeated="2" table:style-name="ce149"/>
          <table:table-cell table:number-columns-repeated="16376"/>
        </table:table-row>
        <table:table-row table:style-name="ro2">
          <table:table-cell table:style-name="ce150"/>
          <table:table-cell table:style-name="ce151"/>
          <table:table-cell table:number-columns-repeated="4" table:style-name="ce152"/>
          <table:table-cell table:number-columns-repeated="2" table:style-name="ce150"/>
          <table:table-cell table:number-columns-repeated="16376"/>
        </table:table-row>
        <table:table-row table:style-name="ro11">
          <table:table-cell table:style-name="ce153"/>
          <table:table-cell table:style-name="ce154"/>
          <table:table-cell office:value-type="string" table:style-name="ce154">
            <text:p>Benzíny</text:p>
          </table:table-cell>
          <table:table-cell office:value-type="string" table:style-name="ce155">
            <text:p>Nafta</text:p>
          </table:table-cell>
          <table:table-cell office:value-type="string" table:style-name="ce156">
            <text:p>Vykurovací olej</text:p>
          </table:table-cell>
          <table:table-cell table:style-name="ce156"/>
          <table:table-cell table:number-columns-repeated="2" table:style-name="ce153"/>
          <table:table-cell table:number-columns-repeated="16376"/>
        </table:table-row>
        <table:table-row table:style-name="ro11">
          <table:table-cell table:style-name="ce157"/>
          <table:table-cell table:number-columns-repeated="2" table:style-name="ce158"/>
          <table:table-cell table:style-name="ce159"/>
          <table:table-cell office:value-type="string" table:style-name="ce160">
            <text:p>Fuel Oil</text:p>
          </table:table-cell>
          <table:table-cell table:style-name="ce158"/>
          <table:table-cell table:number-columns-repeated="2" table:style-name="ce157"/>
          <table:table-cell table:number-columns-repeated="16376"/>
        </table:table-row>
        <table:table-row table:style-name="ro11">
          <table:table-cell table:style-name="ce161"/>
          <table:table-cell table:style-name="ce162"/>
          <table:table-cell office:value-type="string" table:style-name="ce163">
            <text:p>Gasolines</text:p>
          </table:table-cell>
          <table:table-cell office:value-type="string" table:style-name="ce164">
            <text:p>Diesel Oil</text:p>
          </table:table-cell>
          <table:table-cell office:value-type="string" table:style-name="ce165">
            <text:p>ľahký</text:p>
          </table:table-cell>
          <table:table-cell office:value-type="string" table:style-name="ce165">
            <text:p>ťažký</text:p>
          </table:table-cell>
          <table:table-cell table:style-name="ce161"/>
          <table:table-cell table:style-name="ce157"/>
          <table:table-cell table:number-columns-repeated="16376" table:style-name="ce166"/>
        </table:table-row>
        <table:table-row table:style-name="ro11">
          <table:table-cell table:style-name="ce167"/>
          <table:table-cell table:style-name="ce168"/>
          <table:table-cell office:value-type="string" table:style-name="ce169">
            <text:p><text:s/></text:p>
          </table:table-cell>
          <table:table-cell office:value-type="string" table:style-name="ce169">
            <text:p><text:s/></text:p>
          </table:table-cell>
          <table:table-cell office:value-type="string" table:style-name="ce169">
            <text:p>Light</text:p>
          </table:table-cell>
          <table:table-cell office:value-type="string" table:style-name="ce169">
            <text:p>Heavy</text:p>
          </table:table-cell>
          <table:table-cell table:style-name="ce167"/>
          <table:table-cell table:style-name="ce170"/>
          <table:table-cell table:number-columns-repeated="16376" table:style-name="ce166"/>
        </table:table-row>
        <table:table-row table:style-name="ro17">
          <table:table-cell table:number-columns-repeated="2" table:style-name="ce150"/>
          <table:table-cell table:number-columns-repeated="4" table:style-name="ce171"/>
          <table:table-cell table:number-columns-repeated="2" table:style-name="ce150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376">
            <text:p>Priemysel spolu <text:s/>( B <text:s/>C <text:s/>D <text:s/>E )</text:p>
          </table:table-cell>
          <table:covered-table-cell/>
          <table:table-cell office:value-type="float" office:value="406722.45600000001" table:style-name="ce29">
            <text:p>406 722</text:p>
          </table:table-cell>
          <table:table-cell office:value-type="float" office:value="4097535.0459999996" table:style-name="ce29">
            <text:p>4 097 535</text:p>
          </table:table-cell>
          <table:table-cell office:value-type="float" office:value="600544.18199999991" table:style-name="ce29">
            <text:p>600 544</text:p>
          </table:table-cell>
          <table:table-cell office:value-type="float" office:value="8975223.5999999996" table:style-name="ce29">
            <text:p>8 975 224</text:p>
          </table:table-cell>
          <table:table-cell office:value-type="string" table:number-columns-spanned="2" table:number-rows-spanned="1" table:style-name="ce372">
            <text:p>Industry total ( B <text:s/>C <text:s/>D <text:s/>E )</text:p>
          </table:table-cell>
          <table:covered-table-cell/>
          <table:table-cell table:number-columns-repeated="16376" table:style-name="ce148"/>
        </table:table-row>
        <table:table-row table:style-name="ro33">
          <table:table-cell table:style-name="ce172"/>
          <table:table-cell table:style-name="ce60"/>
          <table:table-cell table:number-columns-repeated="4" table:style-name="ce29"/>
          <table:table-cell table:style-name="ce37"/>
          <table:table-cell table:style-name="ce61"/>
          <table:table-cell table:number-columns-repeated="16376" table:style-name="ce148"/>
        </table:table-row>
        <table:table-row table:style-name="ro2">
          <table:table-cell office:value-type="string" table:style-name="ce173">
            <text:p>B</text:p>
          </table:table-cell>
          <table:table-cell office:value-type="string" table:style-name="ce32">
            <text:p>Ťažba a dobývanie</text:p>
          </table:table-cell>
          <table:table-cell office:value-type="float" office:value="3250.9680000000003" table:style-name="ce29">
            <text:p>3 251</text:p>
          </table:table-cell>
          <table:table-cell office:value-type="float" office:value="305418.10200000001" table:style-name="ce29">
            <text:p>305 41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173">
            <text:p>B</text:p>
          </table:table-cell>
          <table:table-cell office:value-type="string" table:style-name="ce32">
            <text:p>Mining and quarrying</text:p>
          </table:table-cell>
          <table:table-cell table:number-columns-repeated="16376" table:style-name="ce148"/>
        </table:table-row>
        <table:table-row table:style-name="ro3">
          <table:table-cell table:style-name="ce173"/>
          <table:table-cell office:value-type="string" table:style-name="ce32">
            <text:p>08 Iná ťažba a dobývanie</text:p>
          </table:table-cell>
          <table:table-cell office:value-type="float" office:value="1274.028" table:style-name="ce29">
            <text:p>1 274</text:p>
          </table:table-cell>
          <table:table-cell office:value-type="float" office:value="258029.266" table:style-name="ce29">
            <text:p>258 02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08 Oth.mining and quarrying</text:p>
          </table:table-cell>
          <table:table-cell table:number-columns-repeated="16376" table:style-name="ce148"/>
        </table:table-row>
        <table:table-row table:style-name="ro3">
          <table:table-cell table:style-name="ce173"/>
          <table:table-cell office:value-type="string" table:style-name="ce32">
            <text:p>09 Pomocné čin.pri ťažbe</text:p>
          </table:table-cell>
          <table:table-cell office:value-type="float" office:value="1186.164" table:style-name="ce29">
            <text:p>1 186</text:p>
          </table:table-cell>
          <table:table-cell office:value-type="float" office:value="18391.581999999999" table:style-name="ce29">
            <text:p>18 39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09 Mining support serv.act.</text:p>
          </table:table-cell>
          <table:table-cell table:number-columns-repeated="16376" table:style-name="ce148"/>
        </table:table-row>
        <table:table-row table:style-name="ro21">
          <table:table-cell table:style-name="ce173"/>
          <table:table-cell table:style-name="ce32"/>
          <table:table-cell table:number-columns-repeated="4" table:style-name="ce29"/>
          <table:table-cell table:style-name="ce173"/>
          <table:table-cell table:style-name="ce32"/>
          <table:table-cell table:number-columns-repeated="16376" table:style-name="ce148"/>
        </table:table-row>
        <table:table-row table:style-name="ro2">
          <table:table-cell office:value-type="string" table:style-name="ce173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332609.17200000002" table:style-name="ce29">
            <text:p>332 609</text:p>
          </table:table-cell>
          <table:table-cell office:value-type="float" office:value="2834492.1" table:style-name="ce29">
            <text:p>2 834 492</text:p>
          </table:table-cell>
          <table:table-cell office:value-type="float" office:value="600544.18199999991" table:style-name="ce29">
            <text:p>600 544</text:p>
          </table:table-cell>
          <table:table-cell office:value-type="float" office:value="8874183.1999999993" table:style-name="ce29">
            <text:p>8 874 183</text:p>
          </table:table-cell>
          <table:table-cell office:value-type="string" table:style-name="ce173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6" table:style-name="ce148"/>
        </table:table-row>
        <table:table-row table:style-name="ro3">
          <table:table-cell table:style-name="ce173"/>
          <table:table-cell office:value-type="string" table:style-name="ce32">
            <text:p>10 Výroba potravín</text:p>
          </table:table-cell>
          <table:table-cell office:value-type="float" office:value="33212.592000000004" table:style-name="ce29">
            <text:p>33 213</text:p>
          </table:table-cell>
          <table:table-cell office:value-type="float" office:value="688695.304" table:style-name="ce29">
            <text:p>688 69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10 Manuf.of food products</text:p>
          </table:table-cell>
          <table:table-cell table:number-columns-repeated="16376" table:style-name="ce148"/>
        </table:table-row>
        <table:table-row table:style-name="ro3">
          <table:table-cell table:style-name="ce173"/>
          <table:table-cell office:value-type="string" table:style-name="ce32">
            <text:p>11 Výroba nápojov</text:p>
          </table:table-cell>
          <table:table-cell office:value-type="float" office:value="16254.84" table:style-name="ce29">
            <text:p>16 255</text:p>
          </table:table-cell>
          <table:table-cell office:value-type="float" office:value="79710.883999999991" table:style-name="ce29">
            <text:p>79 71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11 Manufacture of beverages</text:p>
          </table:table-cell>
          <table:table-cell table:number-columns-repeated="16376" table:style-name="ce148"/>
        </table:table-row>
        <table:table-row table:style-name="ro3">
          <table:table-cell table:style-name="ce173"/>
          <table:table-cell office:value-type="string" table:style-name="ce32">
            <text:p>13 Výroba textilu</text:p>
          </table:table-cell>
          <table:table-cell office:value-type="float" office:value="2504.1240000000003" table:style-name="ce29">
            <text:p>2 504</text:p>
          </table:table-cell>
          <table:table-cell office:value-type="float" office:value="9848.1239999999998" table:style-name="ce29">
            <text:p>9 84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13 Manufacture of textiles</text:p>
          </table:table-cell>
          <table:table-cell table:number-columns-repeated="16376" table:style-name="ce148"/>
        </table:table-row>
        <table:table-row table:style-name="ro3">
          <table:table-cell table:style-name="ce173"/>
          <table:table-cell office:value-type="string" table:style-name="ce32">
            <text:p>14 Výroba odevov</text:p>
          </table:table-cell>
          <table:table-cell office:value-type="float" office:value="2635.92" table:style-name="ce29">
            <text:p>2 636</text:p>
          </table:table-cell>
          <table:table-cell office:value-type="float" office:value="11615.735999999999" table:style-name="ce29">
            <text:p>11 61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14 Manuf.of wear.apparel</text:p>
          </table:table-cell>
          <table:table-cell table:number-columns-repeated="16376" table:style-name="ce148"/>
        </table:table-row>
        <table:table-row table:style-name="ro3">
          <table:table-cell table:style-name="ce173"/>
          <table:table-cell office:value-type="string" table:style-name="ce32">
            <text:p>15 Výroba kože</text:p>
          </table:table-cell>
          <table:table-cell office:value-type="float" office:value="3031.308" table:style-name="ce29">
            <text:p>3 031</text:p>
          </table:table-cell>
          <table:table-cell office:value-type="float" office:value="8669.7160000000003" table:style-name="ce29">
            <text:p>8 67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15 Manufacture of leather</text:p>
          </table:table-cell>
          <table:table-cell table:number-columns-repeated="16376" table:style-name="ce148"/>
        </table:table-row>
        <table:table-row table:style-name="ro3">
          <table:table-cell table:style-name="ce173"/>
          <table:table-cell office:value-type="string" table:style-name="ce32">
            <text:p>16 Spracovanie dreva</text:p>
          </table:table-cell>
          <table:table-cell office:value-type="float" office:value="3778.152" table:style-name="ce29">
            <text:p>3 778</text:p>
          </table:table-cell>
          <table:table-cell office:value-type="float" office:value="249107.03399999999" table:style-name="ce29">
            <text:p>249 10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16 Manufacture of wood</text:p>
          </table:table-cell>
          <table:table-cell table:number-columns-repeated="16376" table:style-name="ce148"/>
        </table:table-row>
        <table:table-row table:style-name="ro3">
          <table:table-cell table:style-name="ce173"/>
          <table:table-cell office:value-type="string" table:style-name="ce32">
            <text:p>17 Výroba papiera</text:p>
          </table:table-cell>
          <table:table-cell office:value-type="float" office:value="4217.4719999999998" table:style-name="ce29">
            <text:p>4 217</text:p>
          </table:table-cell>
          <table:table-cell office:value-type="float" office:value="24578.223999999998" table:style-name="ce29">
            <text:p>24 578</text:p>
          </table:table-cell>
          <table:table-cell office:value-type="string" table:style-name="ce29">
            <text:p>-</text:p>
          </table:table-cell>
          <table:table-cell office:value-type="float" office:value="32400.799999999999" table:style-name="ce29">
            <text:p>32 401</text:p>
          </table:table-cell>
          <table:table-cell table:style-name="ce173"/>
          <table:table-cell office:value-type="string" table:style-name="ce32">
            <text:p>17 Manufacture of paper</text:p>
          </table:table-cell>
          <table:table-cell table:number-columns-repeated="16376" table:style-name="ce148"/>
        </table:table-row>
        <table:table-row table:style-name="ro3">
          <table:table-cell table:style-name="ce173"/>
          <table:table-cell office:value-type="string" table:style-name="ce32">
            <text:p>18 Tlač,reprod.záznam.médií</text:p>
          </table:table-cell>
          <table:table-cell office:value-type="float" office:value="2372.328" table:style-name="ce29">
            <text:p>2 372</text:p>
          </table:table-cell>
          <table:table-cell office:value-type="float" office:value="13467.52" table:style-name="ce29">
            <text:p>13 46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18 Printing,repr.of rec.med</text:p>
          </table:table-cell>
          <table:table-cell table:number-columns-repeated="16376" table:style-name="ce148"/>
        </table:table-row>
        <table:table-row table:style-name="ro3">
          <table:table-cell table:style-name="ce173"/>
          <table:table-cell office:value-type="string" table:style-name="ce32">
            <text:p>19 Výr.koksu,ropných prod.</text:p>
          </table:table-cell>
          <table:table-cell office:value-type="float" office:value="43.932000000000002" table:style-name="ce29">
            <text:p>44</text:p>
          </table:table-cell>
          <table:table-cell office:value-type="float" office:value="1010.064" table:style-name="ce29">
            <text:p>1 010</text:p>
          </table:table-cell>
          <table:table-cell office:value-type="float" office:value="594656.89199999999" table:style-name="ce29">
            <text:p>594 657</text:p>
          </table:table-cell>
          <table:table-cell office:value-type="float" office:value="8573930.4000000004" table:style-name="ce29">
            <text:p>8 573 930</text:p>
          </table:table-cell>
          <table:table-cell table:style-name="ce173"/>
          <table:table-cell office:value-type="string" table:style-name="ce32">
            <text:p>19 Manuf.of coke,petr.prod.</text:p>
          </table:table-cell>
          <table:table-cell table:number-columns-repeated="16376" table:style-name="ce148"/>
        </table:table-row>
        <table:table-row table:style-name="ro3">
          <table:table-cell table:style-name="ce173"/>
          <table:table-cell office:value-type="string" table:style-name="ce32">
            <text:p>20 Výroba chemikálií</text:p>
          </table:table-cell>
          <table:table-cell office:value-type="float" office:value="3338.8320000000003" table:style-name="ce29">
            <text:p>3 339</text:p>
          </table:table-cell>
          <table:table-cell office:value-type="float" office:value="76217.745999999999" table:style-name="ce29">
            <text:p>76 21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20 Manufacture of chemicals</text:p>
          </table:table-cell>
          <table:table-cell table:number-columns-repeated="16376" table:style-name="ce148"/>
        </table:table-row>
        <table:table-row table:style-name="ro3">
          <table:table-cell table:style-name="ce173"/>
          <table:table-cell office:value-type="string" table:style-name="ce32">
            <text:p>21 Výr.zákl.farmaceut.výr.</text:p>
          </table:table-cell>
          <table:table-cell office:value-type="float" office:value="5052.18" table:style-name="ce29">
            <text:p>5 052</text:p>
          </table:table-cell>
          <table:table-cell office:value-type="float" office:value="5008.2339999999995" table:style-name="ce29">
            <text:p>5 00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21 Manuf.of bas.pharm.prod.</text:p>
          </table:table-cell>
          <table:table-cell table:number-columns-repeated="16376" table:style-name="ce148"/>
        </table:table-row>
        <table:table-row table:style-name="ro3">
          <table:table-cell table:style-name="ce173"/>
          <table:table-cell office:value-type="string" table:style-name="ce32">
            <text:p>22 Výroba výrobkov z gumy</text:p>
          </table:table-cell>
          <table:table-cell office:value-type="float" office:value="13223.532000000001" table:style-name="ce29">
            <text:p>13 224</text:p>
          </table:table-cell>
          <table:table-cell office:value-type="float" office:value="121081.42199999999" table:style-name="ce29">
            <text:p>121 08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22 Manu.of rub.,plast.prod.</text:p>
          </table:table-cell>
          <table:table-cell table:number-columns-repeated="16376" table:style-name="ce148"/>
        </table:table-row>
        <table:table-row table:style-name="ro3">
          <table:table-cell table:style-name="ce173"/>
          <table:table-cell office:value-type="string" table:style-name="ce32">
            <text:p>23 Výroba ost.nekov.výr.</text:p>
          </table:table-cell>
          <table:table-cell office:value-type="float" office:value="8566.74" table:style-name="ce29">
            <text:p>8 567</text:p>
          </table:table-cell>
          <table:table-cell office:value-type="float" office:value="413326.60599999997" table:style-name="ce29">
            <text:p>413 327</text:p>
          </table:table-cell>
          <table:table-cell office:value-type="float" office:value="4060.2" table:style-name="ce29">
            <text:p>4 060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23 Manuf.of oth.non-met.pr.</text:p>
          </table:table-cell>
          <table:table-cell table:number-columns-repeated="16376" table:style-name="ce148"/>
        </table:table-row>
        <table:table-row table:style-name="ro3">
          <table:table-cell table:style-name="ce173"/>
          <table:table-cell office:value-type="string" table:style-name="ce32">
            <text:p>24 Výroba,spracovanie kovov</text:p>
          </table:table-cell>
          <table:table-cell office:value-type="float" office:value="7424.5080000000007" table:style-name="ce29">
            <text:p>7 425</text:p>
          </table:table-cell>
          <table:table-cell office:value-type="float" office:value="187493.13" table:style-name="ce29">
            <text:p>187 493</text:p>
          </table:table-cell>
          <table:table-cell office:value-type="string" table:style-name="ce29">
            <text:p>-</text:p>
          </table:table-cell>
          <table:table-cell office:value-type="float" office:value="267852" table:style-name="ce29">
            <text:p>267 852</text:p>
          </table:table-cell>
          <table:table-cell table:style-name="ce173"/>
          <table:table-cell office:value-type="string" table:style-name="ce32">
            <text:p>24 Manuf.of basic metals</text:p>
          </table:table-cell>
          <table:table-cell table:number-columns-repeated="16376" table:style-name="ce148"/>
        </table:table-row>
        <table:table-row table:style-name="ro3">
          <table:table-cell table:style-name="ce173"/>
          <table:table-cell office:value-type="string" table:style-name="ce32">
            <text:p>25 Výroba kov.konštrukcií</text:p>
          </table:table-cell>
          <table:table-cell office:value-type="float" office:value="30884.196" table:style-name="ce29">
            <text:p>30 884</text:p>
          </table:table-cell>
          <table:table-cell office:value-type="float" office:value="255714.53599999999" table:style-name="ce29">
            <text:p>255 71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25 Manu.of fabric.met.prod.</text:p>
          </table:table-cell>
          <table:table-cell table:number-columns-repeated="16376" table:style-name="ce148"/>
        </table:table-row>
        <table:table-row table:style-name="ro3">
          <table:table-cell table:style-name="ce173"/>
          <table:table-cell office:value-type="string" table:style-name="ce32">
            <text:p>26 Výroba počítačových výr.</text:p>
          </table:table-cell>
          <table:table-cell office:value-type="float" office:value="2679.8520000000003" table:style-name="ce29">
            <text:p>2 680</text:p>
          </table:table-cell>
          <table:table-cell office:value-type="float" office:value="21590.117999999999" table:style-name="ce29">
            <text:p>21 59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26 Manuf.of computer prod.</text:p>
          </table:table-cell>
          <table:table-cell table:number-columns-repeated="16376" table:style-name="ce148"/>
        </table:table-row>
        <table:table-row table:style-name="ro3">
          <table:table-cell table:style-name="ce173"/>
          <table:table-cell office:value-type="string" table:style-name="ce32">
            <text:p>27 Výroba elektrických zar.</text:p>
          </table:table-cell>
          <table:table-cell office:value-type="float" office:value="10236.156000000001" table:style-name="ce29">
            <text:p>10 236</text:p>
          </table:table-cell>
          <table:table-cell office:value-type="float" office:value="58162.851999999999" table:style-name="ce29">
            <text:p>58 16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27 Manuf.of elec.equipment</text:p>
          </table:table-cell>
          <table:table-cell table:number-columns-repeated="16376" table:style-name="ce148"/>
        </table:table-row>
        <table:table-row table:style-name="ro3">
          <table:table-cell table:style-name="ce173"/>
          <table:table-cell office:value-type="string" table:style-name="ce32">
            <text:p>28 Výroba strojov a zar.</text:p>
          </table:table-cell>
          <table:table-cell office:value-type="float" office:value="23240.028000000002" table:style-name="ce29">
            <text:p>23 240</text:p>
          </table:table-cell>
          <table:table-cell office:value-type="float" office:value="140946.014" table:style-name="ce29">
            <text:p>140 946</text:p>
          </table:table-cell>
          <table:table-cell office:value-type="float" office:value="40.601999999999997" table:style-name="ce29">
            <text:p>41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28 Manu.of machinery n.e.c.</text:p>
          </table:table-cell>
          <table:table-cell table:number-columns-repeated="16376" table:style-name="ce148"/>
        </table:table-row>
        <table:table-row table:style-name="ro3">
          <table:table-cell table:style-name="ce173"/>
          <table:table-cell office:value-type="string" table:style-name="ce32">
            <text:p>29 Výroba motor.vozidiel</text:p>
          </table:table-cell>
          <table:table-cell office:value-type="float" office:value="134519.78400000001" table:style-name="ce29">
            <text:p>134 520</text:p>
          </table:table-cell>
          <table:table-cell office:value-type="float" office:value="286016.45600000001" table:style-name="ce29">
            <text:p>286 01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29 Manuf.of mot.vehicles</text:p>
          </table:table-cell>
          <table:table-cell table:number-columns-repeated="16376" table:style-name="ce148"/>
        </table:table-row>
        <table:table-row table:style-name="ro3">
          <table:table-cell table:style-name="ce173"/>
          <table:table-cell office:value-type="string" table:style-name="ce32">
            <text:p>30 Výr.ost.doprav.prostr.</text:p>
          </table:table-cell>
          <table:table-cell office:value-type="float" office:value="1361.8920000000001" table:style-name="ce29">
            <text:p>1 362</text:p>
          </table:table-cell>
          <table:table-cell office:value-type="float" office:value="8080.5119999999997" table:style-name="ce29">
            <text:p>8 08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30 Manu.of oth.transp.equi.</text:p>
          </table:table-cell>
          <table:table-cell table:number-columns-repeated="16376" table:style-name="ce148"/>
        </table:table-row>
        <table:table-row table:style-name="ro3">
          <table:table-cell table:style-name="ce173"/>
          <table:table-cell office:value-type="string" table:style-name="ce32">
            <text:p>31 Výroba nábytku</text:p>
          </table:table-cell>
          <table:table-cell office:value-type="float" office:value="3646.3560000000002" table:style-name="ce29">
            <text:p>3 646</text:p>
          </table:table-cell>
          <table:table-cell office:value-type="float" office:value="46589.201999999997" table:style-name="ce29">
            <text:p>46 589</text:p>
          </table:table-cell>
          <table:table-cell office:value-type="float" office:value="1786.4879999999998" table:style-name="ce29">
            <text:p>1 786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31 Manufacture of furniture</text:p>
          </table:table-cell>
          <table:table-cell table:number-columns-repeated="16376" table:style-name="ce148"/>
        </table:table-row>
        <table:table-row table:style-name="ro3">
          <table:table-cell table:style-name="ce173"/>
          <table:table-cell office:value-type="string" table:style-name="ce32">
            <text:p>32 Iná výroba</text:p>
          </table:table-cell>
          <table:table-cell office:value-type="float" office:value="3119.172" table:style-name="ce29">
            <text:p>3 119</text:p>
          </table:table-cell>
          <table:table-cell office:value-type="float" office:value="8290.9419999999991" table:style-name="ce29">
            <text:p>8 29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32 Other manufacturing</text:p>
          </table:table-cell>
          <table:table-cell table:number-columns-repeated="16376" table:style-name="ce148"/>
        </table:table-row>
        <table:table-row table:style-name="ro3">
          <table:table-cell table:style-name="ce173"/>
          <table:table-cell office:value-type="string" table:style-name="ce32">
            <text:p>33 Oprava a inštal.strojov</text:p>
          </table:table-cell>
          <table:table-cell office:value-type="float" office:value="17265.276000000002" table:style-name="ce29">
            <text:p>17 265</text:p>
          </table:table-cell>
          <table:table-cell office:value-type="float" office:value="119271.724" table:style-name="ce29">
            <text:p>119 27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33 Repair,instal.of machin.</text:p>
          </table:table-cell>
          <table:table-cell table:number-columns-repeated="16376" table:style-name="ce148"/>
        </table:table-row>
        <table:table-row table:style-name="ro21">
          <table:table-cell table:style-name="ce173"/>
          <table:table-cell table:style-name="ce32"/>
          <table:table-cell table:number-columns-repeated="4" table:style-name="ce29"/>
          <table:table-cell table:style-name="ce173"/>
          <table:table-cell table:style-name="ce32"/>
          <table:table-cell table:number-columns-repeated="16376" table:style-name="ce148"/>
        </table:table-row>
        <table:table-row table:style-name="ro2">
          <table:table-cell office:value-type="string" table:style-name="ce173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21350.952000000001" table:style-name="ce29">
            <text:p>21 351</text:p>
          </table:table-cell>
          <table:table-cell office:value-type="float" office:value="151046.65399999998" table:style-name="ce29">
            <text:p>151 047</text:p>
          </table:table-cell>
          <table:table-cell office:value-type="string" table:style-name="ce29">
            <text:p>-</text:p>
          </table:table-cell>
          <table:table-cell office:value-type="float" office:value="101040.4" table:style-name="ce29">
            <text:p>101 040</text:p>
          </table:table-cell>
          <table:table-cell office:value-type="string" table:style-name="ce173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6" table:style-name="ce148"/>
        </table:table-row>
        <table:table-row table:style-name="ro3">
          <table:table-cell table:style-name="ce173"/>
          <table:table-cell office:value-type="string" table:style-name="ce32">
            <text:p>35 Dod.elektr,plynu,pary</text:p>
          </table:table-cell>
          <table:table-cell office:value-type="float" office:value="21350.952000000001" table:style-name="ce29">
            <text:p>21 351</text:p>
          </table:table-cell>
          <table:table-cell office:value-type="float" office:value="151046.65399999998" table:style-name="ce29">
            <text:p>151 047</text:p>
          </table:table-cell>
          <table:table-cell office:value-type="string" table:style-name="ce29">
            <text:p>-</text:p>
          </table:table-cell>
          <table:table-cell office:value-type="float" office:value="101040.4" table:style-name="ce29">
            <text:p>101 040</text:p>
          </table:table-cell>
          <table:table-cell table:style-name="ce173"/>
          <table:table-cell office:value-type="string" table:style-name="ce32">
            <text:p>35 Electr,gas,steam supply</text:p>
          </table:table-cell>
          <table:table-cell table:number-columns-repeated="16376" table:style-name="ce148"/>
        </table:table-row>
        <table:table-row table:style-name="ro21">
          <table:table-cell table:style-name="ce173"/>
          <table:table-cell table:style-name="ce32"/>
          <table:table-cell table:number-columns-repeated="4" table:style-name="ce29"/>
          <table:table-cell table:style-name="ce173"/>
          <table:table-cell table:style-name="ce32"/>
          <table:table-cell table:number-columns-repeated="16376" table:style-name="ce148"/>
        </table:table-row>
        <table:table-row table:style-name="ro2">
          <table:table-cell office:value-type="string" table:style-name="ce173">
            <text:p>E</text:p>
          </table:table-cell>
          <table:table-cell office:value-type="string" table:style-name="ce32">
            <text:p>Dodávka vody</text:p>
          </table:table-cell>
          <table:table-cell office:value-type="float" office:value="49511.364000000001" table:style-name="ce29">
            <text:p>49 511</text:p>
          </table:table-cell>
          <table:table-cell office:value-type="float" office:value="806578.19" table:style-name="ce29">
            <text:p>806 57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173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6" table:style-name="ce148"/>
        </table:table-row>
        <table:table-row table:style-name="ro3">
          <table:table-cell table:style-name="ce173"/>
          <table:table-cell office:value-type="string" table:style-name="ce32">
            <text:p>36 Zber,úprava,dodávka vody</text:p>
          </table:table-cell>
          <table:table-cell office:value-type="float" office:value="28951.188000000002" table:style-name="ce29">
            <text:p>28 951</text:p>
          </table:table-cell>
          <table:table-cell office:value-type="float" office:value="216827.07199999999" table:style-name="ce29">
            <text:p>216 82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36 Water coll,treatm,supply</text:p>
          </table:table-cell>
          <table:table-cell table:number-columns-repeated="16376" table:style-name="ce148"/>
        </table:table-row>
        <table:table-row table:style-name="ro3">
          <table:table-cell table:style-name="ce173"/>
          <table:table-cell office:value-type="string" table:style-name="ce32">
            <text:p>37 Čistenie,odvod odpad.vôd</text:p>
          </table:table-cell>
          <table:table-cell office:value-type="float" office:value="263.59199999999998" table:style-name="ce29">
            <text:p>264</text:p>
          </table:table-cell>
          <table:table-cell office:value-type="float" office:value="26977.126" table:style-name="ce29">
            <text:p>26 97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37 Sewerage</text:p>
          </table:table-cell>
          <table:table-cell table:number-columns-repeated="16376" table:style-name="ce148"/>
        </table:table-row>
        <table:table-row table:style-name="ro3">
          <table:table-cell table:style-name="ce173"/>
          <table:table-cell office:value-type="string" table:style-name="ce32">
            <text:p>38 Zber,sprac,likv.odpadov</text:p>
          </table:table-cell>
          <table:table-cell office:value-type="float" office:value="19813.332000000002" table:style-name="ce29">
            <text:p>19 813</text:p>
          </table:table-cell>
          <table:table-cell office:value-type="float" office:value="560375.09" table:style-name="ce29">
            <text:p>560 37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38 Waste coll,disposal act.</text:p>
          </table:table-cell>
          <table:table-cell table:number-columns-repeated="16376" table:style-name="ce148"/>
        </table:table-row>
        <table:table-row table:style-name="ro3">
          <table:table-cell table:style-name="ce150"/>
          <table:table-cell office:value-type="string" table:style-name="ce32">
            <text:p>39 Ozdravovacie činnosti</text:p>
          </table:table-cell>
          <table:table-cell office:value-type="float" office:value="483.25200000000001" table:style-name="ce29">
            <text:p>483</text:p>
          </table:table-cell>
          <table:table-cell office:value-type="float" office:value="2398.902" table:style-name="ce29">
            <text:p>2 39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173"/>
          <table:table-cell office:value-type="string" table:style-name="ce32">
            <text:p>39 Remediation activities</text:p>
          </table:table-cell>
          <table:table-cell table:number-columns-repeated="16376" table:style-name="ce148"/>
        </table:table-row>
        <table:table-row table:number-rows-repeated="3" table:style-name="ro2">
          <table:table-cell table:style-name="ce150"/>
          <table:table-cell table:style-name="ce172"/>
          <table:table-cell table:number-columns-repeated="4" table:style-name="ce97"/>
          <table:table-cell table:number-columns-repeated="2" table:style-name="ce150"/>
          <table:table-cell table:number-columns-repeated="16376" table:style-name="ce148"/>
        </table:table-row>
        <table:table-row table:number-rows-repeated="1048526" table:style-name="ro2">
          <table:table-cell table:number-columns-repeated="16384"/>
        </table:table-row>
        <table:named-expressions>
          <table:named-expression table:name="spotreby_krizovy04" table:expression="of:=[.#REF!]" table:base-cell-address="OBSAH_-_CONTENTS.$A$1"/>
        </table:named-expressions>
      </table:table>
      <table:table table:name="T_2_8" table:style-name="ta6">
        <table:table-column table:style-name="co20" table:default-cell-style-name="ce89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89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column table:style-name="co20" table:default-cell-style-name="ce45"/>
        <table:table-column table:style-name="co27" table:default-cell-style-name="ce45"/>
        <table:table-column table:style-name="co25" table:number-columns-repeated="4" table:default-cell-style-name="ce45"/>
        <table:table-column table:style-name="co20" table:default-cell-style-name="ce45"/>
        <table:table-column table:style-name="co27" table:default-cell-style-name="ce45"/>
        <table:table-column table:style-name="co3" table:number-columns-repeated="248" table:default-cell-style-name="ce45"/>
        <table:table-row table:style-name="ro3">
          <table:table-cell office:value-type="string" table:number-columns-spanned="8" table:number-rows-spanned="1" table:style-name="ce319">
            <text:p>Tab. č. 2-8. Spotreba vybraných druhov kvapalných palív v priemysle v GJ - podľa krajov za rok 2020</text:p>
          </table:table-cell>
          <table:covered-table-cell table:number-columns-repeated="7"/>
          <table:table-cell table:number-columns-repeated="16376" table:style-name="ce39"/>
        </table:table-row>
        <table:table-row table:style-name="ro3">
          <table:table-cell office:value-type="string" table:number-columns-spanned="8" table:number-rows-spanned="1" table:style-name="ce320">
            <text:p>Consumption of Selected Liquid Fuels in Industry in GJ - by Regions in 2020</text:p>
          </table:table-cell>
          <table:covered-table-cell table:number-columns-repeated="7"/>
          <table:table-cell table:number-columns-repeated="16376" table:style-name="ce39"/>
        </table:table-row>
        <table:table-row table:style-name="ro3">
          <table:table-cell table:style-name="ce38"/>
          <table:table-cell table:number-columns-repeated="5" table:style-name="ce39"/>
          <table:table-cell table:style-name="ce38"/>
          <table:table-cell table:number-columns-repeated="16377" table:style-name="ce39"/>
        </table:table-row>
        <table:table-row table:style-name="ro3">
          <table:table-cell table:style-name="ce174"/>
          <table:table-cell table:style-name="ce3"/>
          <table:table-cell office:value-type="string" table:style-name="ce154">
            <text:p>Benzíny</text:p>
          </table:table-cell>
          <table:table-cell office:value-type="string" table:style-name="ce155">
            <text:p>Nafta</text:p>
          </table:table-cell>
          <table:table-cell office:value-type="string" table:style-name="ce156">
            <text:p>Vykurovací olej</text:p>
          </table:table-cell>
          <table:table-cell table:style-name="ce156"/>
          <table:table-cell table:style-name="ce44"/>
          <table:table-cell table:style-name="ce43"/>
          <table:table-cell table:number-columns-repeated="16376"/>
        </table:table-row>
        <table:table-row table:style-name="ro3">
          <table:table-cell table:style-name="ce89"/>
          <table:table-cell table:style-name="ce46"/>
          <table:table-cell table:style-name="ce158"/>
          <table:table-cell table:style-name="ce159"/>
          <table:table-cell office:value-type="string" table:style-name="ce160">
            <text:p>Fuel Oil</text:p>
          </table:table-cell>
          <table:table-cell table:style-name="ce158"/>
          <table:table-cell table:style-name="ce7"/>
          <table:table-cell table:style-name="ce47"/>
          <table:table-cell table:number-columns-repeated="16376"/>
        </table:table-row>
        <table:table-row table:style-name="ro3">
          <table:table-cell table:style-name="ce89"/>
          <table:table-cell table:style-name="ce27"/>
          <table:table-cell office:value-type="string" table:style-name="ce163">
            <text:p>Gasolines</text:p>
          </table:table-cell>
          <table:table-cell office:value-type="string" table:style-name="ce200">
            <text:p>Diesel Oil</text:p>
          </table:table-cell>
          <table:table-cell office:value-type="string" table:style-name="ce165">
            <text:p>ľahký</text:p>
          </table:table-cell>
          <table:table-cell office:value-type="string" table:style-name="ce165">
            <text:p>ťažký</text:p>
          </table:table-cell>
          <table:table-cell table:style-name="ce11"/>
          <table:table-cell table:style-name="ce47"/>
          <table:table-cell table:number-columns-repeated="16376"/>
        </table:table-row>
        <table:table-row table:style-name="ro3">
          <table:table-cell table:style-name="ce176"/>
          <table:table-cell table:style-name="ce12"/>
          <table:table-cell office:value-type="string" table:style-name="ce169">
            <text:p><text:s/></text:p>
          </table:table-cell>
          <table:table-cell office:value-type="string" table:style-name="ce169">
            <text:p><text:s/></text:p>
          </table:table-cell>
          <table:table-cell office:value-type="string" table:style-name="ce169">
            <text:p>Light</text:p>
          </table:table-cell>
          <table:table-cell office:value-type="string" table:style-name="ce169">
            <text:p>Heavy</text:p>
          </table:table-cell>
          <table:table-cell table:style-name="ce25"/>
          <table:table-cell table:style-name="ce48"/>
          <table:table-cell table:number-columns-repeated="16376"/>
        </table:table-row>
        <table:table-row table:style-name="ro34">
          <table:table-cell table:style-name="ce89"/>
          <table:table-cell table:style-name="ce45"/>
          <table:table-cell table:style-name="ce49"/>
          <table:table-cell table:number-columns-repeated="3" table:style-name="ce50"/>
          <table:table-cell table:style-name="ce52"/>
          <table:table-cell table:style-name="ce4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348">
            <text:p>1 Bratislavský kraj</text:p>
          </table:table-cell>
          <table:covered-table-cell/>
          <table:table-cell table:style-name="ce53"/>
          <table:table-cell table:number-columns-repeated="3" table:style-name="ce54"/>
          <table:table-cell office:value-type="string" table:number-columns-spanned="2" table:number-rows-spanned="1" table:style-name="ce326">
            <text:p>1 Region of Bratislava</text:p>
          </table:table-cell>
          <table:covered-table-cell/>
          <table:table-cell table:number-columns-repeated="16376"/>
        </table:table-row>
        <table:table-row table:style-name="ro5">
          <table:table-cell table:style-name="ce89"/>
          <table:table-cell table:style-name="ce56"/>
          <table:table-cell table:style-name="ce53"/>
          <table:table-cell table:number-columns-repeated="3" table:style-name="ce54"/>
          <table:table-cell table:style-name="ce57"/>
          <table:table-cell table:style-name="ce58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346">
            <text:p>Priemysel spolu (B C D E)</text:p>
          </table:table-cell>
          <table:covered-table-cell/>
          <table:table-cell office:value-type="float" office:value="54563.544000000002" table:style-name="ce29">
            <text:p>54 564</text:p>
          </table:table-cell>
          <table:table-cell office:value-type="float" office:value="706160.99399999995" table:style-name="ce29">
            <text:p>706 161</text:p>
          </table:table-cell>
          <table:table-cell office:value-type="float" office:value="596443.38" table:style-name="ce29">
            <text:p>596 443</text:p>
          </table:table-cell>
          <table:table-cell office:value-type="float" office:value="8659255.1999999993" table:style-name="ce29">
            <text:p>8 659 255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6"/>
        </table:table-row>
        <table:table-row table:style-name="ro8">
          <table:table-cell table:style-name="ce35"/>
          <table:table-cell table:style-name="ce60"/>
          <table:table-cell table:number-columns-repeated="4" table:style-name="ce29"/>
          <table:table-cell table:style-name="ce177"/>
          <table:table-cell table:style-name="ce61"/>
          <table:table-cell table:number-columns-repeated="16376"/>
        </table:table-row>
        <table:table-row table:style-name="ro6">
          <table:table-cell office:value-type="string" table:style-name="ce178">
            <text:p>B</text:p>
          </table:table-cell>
          <table:table-cell office:value-type="string" table:style-name="ce32">
            <text:p>Ťažba a dobývanie</text:p>
          </table:table-cell>
          <table:table-cell office:value-type="float" office:value="1186.164" table:style-name="ce29">
            <text:p>1 186</text:p>
          </table:table-cell>
          <table:table-cell office:value-type="float" office:value="34005.487999999998" table:style-name="ce29">
            <text:p>34 00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52">
            <text:p>B</text:p>
          </table:table-cell>
          <table:table-cell office:value-type="string" table:style-name="ce32">
            <text:p>Mining and quarrying</text:p>
          </table:table-cell>
          <table:table-cell table:number-columns-repeated="16376"/>
        </table:table-row>
        <table:table-row table:style-name="ro8">
          <table:table-cell table:style-name="ce178"/>
          <table:table-cell table:style-name="ce32"/>
          <table:table-cell table:number-columns-repeated="4" table:style-name="ce29"/>
          <table:table-cell table:style-name="ce52"/>
          <table:table-cell table:style-name="ce32"/>
          <table:table-cell table:number-columns-repeated="16376"/>
        </table:table-row>
        <table:table-row table:style-name="ro6">
          <table:table-cell office:value-type="string" table:style-name="ce89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35936.376000000004" table:style-name="ce29">
            <text:p>35 936</text:p>
          </table:table-cell>
          <table:table-cell office:value-type="float" office:value="477718.18599999999" table:style-name="ce29">
            <text:p>477 718</text:p>
          </table:table-cell>
          <table:table-cell office:value-type="float" office:value="596443.38" table:style-name="ce29">
            <text:p>596 443</text:p>
          </table:table-cell>
          <table:table-cell office:value-type="float" office:value="8573930.4000000004" table:style-name="ce29">
            <text:p>8 573 930</text:p>
          </table:table-cell>
          <table:table-cell office:value-type="string" table:style-name="ce62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10 Výroba potravín</text:p>
          </table:table-cell>
          <table:table-cell office:value-type="float" office:value="6809.46" table:style-name="ce29">
            <text:p>6 809</text:p>
          </table:table-cell>
          <table:table-cell office:value-type="float" office:value="22221.407999999999" table:style-name="ce29">
            <text:p>22 22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0 Manuf.of food products</text:p>
          </table:table-cell>
          <table:table-cell table:number-columns-repeated="16376"/>
        </table:table-row>
        <table:table-row table:style-name="ro35">
          <table:table-cell/>
          <table:table-cell office:value-type="string" table:style-name="ce32">
            <text:p>11 Výroba nápojov</text:p>
          </table:table-cell>
          <table:table-cell office:value-type="float" office:value="658.98" table:style-name="ce29">
            <text:p>659</text:p>
          </table:table-cell>
          <table:table-cell office:value-type="float" office:value="5597.4380000000001" table:style-name="ce29">
            <text:p>5 59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1 Manufacture of beverages</text:p>
          </table:table-cell>
          <table:table-cell table:number-columns-repeated="16376"/>
        </table:table-row>
        <table:table-row table:style-name="ro35">
          <table:table-cell/>
          <table:table-cell office:value-type="string" table:style-name="ce32">
            <text:p>13 Výroba textilu</text:p>
          </table:table-cell>
          <table:table-cell office:value-type="float" office:value="702.91200000000003" table:style-name="ce29">
            <text:p>703</text:p>
          </table:table-cell>
          <table:table-cell office:value-type="float" office:value="757.548" table:style-name="ce29">
            <text:p>75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3 Manufacture of textiles</text:p>
          </table:table-cell>
          <table:table-cell table:number-columns-repeated="16376"/>
        </table:table-row>
        <table:table-row table:style-name="ro35">
          <table:table-cell/>
          <table:table-cell office:value-type="string" table:style-name="ce32">
            <text:p>16 Spracovanie dreva</text:p>
          </table:table-cell>
          <table:table-cell office:value-type="string" table:style-name="ce29">
            <text:p>-</text:p>
          </table:table-cell>
          <table:table-cell office:value-type="float" office:value="1346.752" table:style-name="ce29">
            <text:p>1 34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6 Manufacture of wood</text:p>
          </table:table-cell>
          <table:table-cell table:number-columns-repeated="16376"/>
        </table:table-row>
        <table:table-row table:style-name="ro35">
          <table:table-cell/>
          <table:table-cell office:value-type="string" table:style-name="ce32">
            <text:p>17 Výroba papiera</text:p>
          </table:table-cell>
          <table:table-cell office:value-type="float" office:value="219.66000000000003" table:style-name="ce29">
            <text:p>220</text:p>
          </table:table-cell>
          <table:table-cell office:value-type="float" office:value="2819.7619999999997" table:style-name="ce29">
            <text:p>2 82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7 Manufacture of paper</text:p>
          </table:table-cell>
          <table:table-cell table:number-columns-repeated="16376"/>
        </table:table-row>
        <table:table-row table:style-name="ro35">
          <table:table-cell/>
          <table:table-cell office:value-type="string" table:style-name="ce32">
            <text:p>18 Tlač,reprod.záznam.médií</text:p>
          </table:table-cell>
          <table:table-cell office:value-type="float" office:value="658.98" table:style-name="ce29">
            <text:p>659</text:p>
          </table:table-cell>
          <table:table-cell office:value-type="float" office:value="1935.9559999999999" table:style-name="ce29">
            <text:p>1 93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8 Printing,repr.of rec.med</text:p>
          </table:table-cell>
          <table:table-cell table:number-columns-repeated="16376"/>
        </table:table-row>
        <table:table-row table:style-name="ro35">
          <table:table-cell/>
          <table:table-cell office:value-type="string" table:style-name="ce32">
            <text:p>20 Výroba chemikálií</text:p>
          </table:table-cell>
          <table:table-cell office:value-type="float" office:value="395.38800000000003" table:style-name="ce29">
            <text:p>395</text:p>
          </table:table-cell>
          <table:table-cell office:value-type="float" office:value="37751.142" table:style-name="ce29">
            <text:p>37 75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0 Manufacture of chemicals</text:p>
          </table:table-cell>
          <table:table-cell table:number-columns-repeated="16376"/>
        </table:table-row>
        <table:table-row table:style-name="ro35">
          <table:table-cell/>
          <table:table-cell office:value-type="string" table:style-name="ce32">
            <text:p>22 Výroba výrobkov z gumy</text:p>
          </table:table-cell>
          <table:table-cell office:value-type="float" office:value="1010.436" table:style-name="ce29">
            <text:p>1 010</text:p>
          </table:table-cell>
          <table:table-cell office:value-type="float" office:value="7028.3620000000001" table:style-name="ce29">
            <text:p>7 02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2 Manu.of rub.,plast.prod.</text:p>
          </table:table-cell>
          <table:table-cell table:number-columns-repeated="16376"/>
        </table:table-row>
        <table:table-row table:style-name="ro35">
          <table:table-cell/>
          <table:table-cell office:value-type="string" table:style-name="ce32">
            <text:p>23 Výroba ost.nekov.výr.</text:p>
          </table:table-cell>
          <table:table-cell office:value-type="float" office:value="1933.008" table:style-name="ce29">
            <text:p>1 933</text:p>
          </table:table-cell>
          <table:table-cell office:value-type="float" office:value="95451.047999999995" table:style-name="ce29">
            <text:p>95 45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3 Manuf.of oth.non-met.pr.</text:p>
          </table:table-cell>
          <table:table-cell table:number-columns-repeated="16376"/>
        </table:table-row>
        <table:table-row table:style-name="ro35">
          <table:table-cell/>
          <table:table-cell office:value-type="string" table:style-name="ce32">
            <text:p>24 Výroba,spracovanie kovov</text:p>
          </table:table-cell>
          <table:table-cell office:value-type="float" office:value="175.72800000000001" table:style-name="ce29">
            <text:p>176</text:p>
          </table:table-cell>
          <table:table-cell office:value-type="float" office:value="1262.58" table:style-name="ce29">
            <text:p>1 26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4 Manuf.of basic metals</text:p>
          </table:table-cell>
          <table:table-cell table:number-columns-repeated="16376"/>
        </table:table-row>
        <table:table-row table:style-name="ro35">
          <table:table-cell/>
          <table:table-cell office:value-type="string" table:style-name="ce32">
            <text:p>25 Výroba kov.konštrukcií</text:p>
          </table:table-cell>
          <table:table-cell office:value-type="float" office:value="1669.4160000000002" table:style-name="ce29">
            <text:p>1 669</text:p>
          </table:table-cell>
          <table:table-cell office:value-type="float" office:value="21548.031999999999" table:style-name="ce29">
            <text:p>21 54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5 Manu.of fabric.met.prod.</text:p>
          </table:table-cell>
          <table:table-cell table:number-columns-repeated="16376"/>
        </table:table-row>
        <table:table-row table:style-name="ro35">
          <table:table-cell/>
          <table:table-cell office:value-type="string" table:style-name="ce32">
            <text:p>26 Výroba počítačových výr.</text:p>
          </table:table-cell>
          <table:table-cell office:value-type="float" office:value="702.91200000000003" table:style-name="ce29">
            <text:p>703</text:p>
          </table:table-cell>
          <table:table-cell office:value-type="float" office:value="8753.887999999999" table:style-name="ce29">
            <text:p>8 75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6 Manuf.of computer prod.</text:p>
          </table:table-cell>
          <table:table-cell table:number-columns-repeated="16376"/>
        </table:table-row>
        <table:table-row table:style-name="ro35">
          <table:table-cell/>
          <table:table-cell office:value-type="string" table:style-name="ce32">
            <text:p>27 Výroba elektrických zar.</text:p>
          </table:table-cell>
          <table:table-cell office:value-type="float" office:value="395.38800000000003" table:style-name="ce29">
            <text:p>395</text:p>
          </table:table-cell>
          <table:table-cell office:value-type="float" office:value="7154.62" table:style-name="ce29">
            <text:p>7 15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7 Manuf.of elec.equipment</text:p>
          </table:table-cell>
          <table:table-cell table:number-columns-repeated="16376"/>
        </table:table-row>
        <table:table-row table:style-name="ro35">
          <table:table-cell/>
          <table:table-cell office:value-type="string" table:style-name="ce32">
            <text:p>28 Výroba strojov a zar.</text:p>
          </table:table-cell>
          <table:table-cell office:value-type="float" office:value="5052.18" table:style-name="ce29">
            <text:p>5 052</text:p>
          </table:table-cell>
          <table:table-cell office:value-type="float" office:value="15108.874" table:style-name="ce29">
            <text:p>15 10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8 Manu.of machinery n.e.c.</text:p>
          </table:table-cell>
          <table:table-cell table:number-columns-repeated="16376"/>
        </table:table-row>
        <table:table-row table:style-name="ro35">
          <table:table-cell/>
          <table:table-cell office:value-type="string" table:style-name="ce32">
            <text:p>29 Výroba motor.vozidiel</text:p>
          </table:table-cell>
          <table:table-cell office:value-type="float" office:value="4656.7920000000004" table:style-name="ce29">
            <text:p>4 657</text:p>
          </table:table-cell>
          <table:table-cell office:value-type="float" office:value="186272.636" table:style-name="ce29">
            <text:p>186 27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9 Manuf.of mot.vehicles</text:p>
          </table:table-cell>
          <table:table-cell table:number-columns-repeated="16376"/>
        </table:table-row>
        <table:table-row table:style-name="ro35">
          <table:table-cell/>
          <table:table-cell office:value-type="string" table:style-name="ce32">
            <text:p>30 Výr.ost.doprav.prostr.</text:p>
          </table:table-cell>
          <table:table-cell office:value-type="string" table:style-name="ce29">
            <text:p>-</text:p>
          </table:table-cell>
          <table:table-cell office:value-type="float" office:value="547.11799999999994" table:style-name="ce29">
            <text:p>54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30 Manu.of oth.transp.equi.</text:p>
          </table:table-cell>
          <table:table-cell table:number-columns-repeated="16376"/>
        </table:table-row>
        <table:table-row table:style-name="ro35">
          <table:table-cell/>
          <table:table-cell office:value-type="string" table:style-name="ce32">
            <text:p>31 Výroba nábytku</text:p>
          </table:table-cell>
          <table:table-cell office:value-type="float" office:value="527.18399999999997" table:style-name="ce29">
            <text:p>527</text:p>
          </table:table-cell>
          <table:table-cell office:value-type="float" office:value="2062.2139999999999" table:style-name="ce29">
            <text:p>2 062</text:p>
          </table:table-cell>
          <table:table-cell office:value-type="float" office:value="1786.4879999999998" table:style-name="ce29">
            <text:p>1 786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31 Manufacture of furniture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32 Iná výroba</text:p>
          </table:table-cell>
          <table:table-cell office:value-type="float" office:value="351.45600000000002" table:style-name="ce29">
            <text:p>351</text:p>
          </table:table-cell>
          <table:table-cell office:value-type="float" office:value="1893.87" table:style-name="ce29">
            <text:p>1 89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32 Other manufacturing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33 Oprava a inštal.strojov</text:p>
          </table:table-cell>
          <table:table-cell office:value-type="float" office:value="5842.9560000000001" table:style-name="ce29">
            <text:p>5 843</text:p>
          </table:table-cell>
          <table:table-cell office:value-type="float" office:value="58204.937999999995" table:style-name="ce29">
            <text:p>58 20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33 Repair,instal.of machin.</text:p>
          </table:table-cell>
          <table:table-cell table:number-columns-repeated="16376"/>
        </table:table-row>
        <table:table-row table:style-name="ro8">
          <table:table-cell table:style-name="ce89"/>
          <table:table-cell table:style-name="ce32"/>
          <table:table-cell table:number-columns-repeated="4" table:style-name="ce29"/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office:value-type="string" table:style-name="ce89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10060.428" table:style-name="ce29">
            <text:p>10 060</text:p>
          </table:table-cell>
          <table:table-cell office:value-type="float" office:value="84634.945999999996" table:style-name="ce29">
            <text:p>84 635</text:p>
          </table:table-cell>
          <table:table-cell office:value-type="string" table:style-name="ce29">
            <text:p>-</text:p>
          </table:table-cell>
          <table:table-cell office:value-type="float" office:value="85324.800000000003" table:style-name="ce29">
            <text:p>85 325</text:p>
          </table:table-cell>
          <table:table-cell office:value-type="string" table:style-name="ce62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35 Dod.elektr,plynu,pary</text:p>
          </table:table-cell>
          <table:table-cell office:value-type="float" office:value="10060.428" table:style-name="ce29">
            <text:p>10 060</text:p>
          </table:table-cell>
          <table:table-cell office:value-type="float" office:value="84634.945999999996" table:style-name="ce29">
            <text:p>84 635</text:p>
          </table:table-cell>
          <table:table-cell office:value-type="string" table:style-name="ce29">
            <text:p>-</text:p>
          </table:table-cell>
          <table:table-cell office:value-type="float" office:value="85324.800000000003" table:style-name="ce29">
            <text:p>85 325</text:p>
          </table:table-cell>
          <table:table-cell table:style-name="ce62"/>
          <table:table-cell office:value-type="string" table:style-name="ce32">
            <text:p>35 Electr,gas,steam supply</text:p>
          </table:table-cell>
          <table:table-cell table:number-columns-repeated="16376"/>
        </table:table-row>
        <table:table-row table:style-name="ro8">
          <table:table-cell table:style-name="ce89"/>
          <table:table-cell table:style-name="ce32"/>
          <table:table-cell table:number-columns-repeated="4" table:style-name="ce29"/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office:value-type="string" table:style-name="ce89">
            <text:p>E</text:p>
          </table:table-cell>
          <table:table-cell office:value-type="string" table:style-name="ce32">
            <text:p>Dodávka vody</text:p>
          </table:table-cell>
          <table:table-cell office:value-type="float" office:value="7380.576" table:style-name="ce29">
            <text:p>7 381</text:p>
          </table:table-cell>
          <table:table-cell office:value-type="float" office:value="109802.374" table:style-name="ce29">
            <text:p>109 80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2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38 Zber,sprac,likv.odpadov</text:p>
          </table:table-cell>
          <table:table-cell office:value-type="float" office:value="4437.1320000000005" table:style-name="ce29">
            <text:p>4 437</text:p>
          </table:table-cell>
          <table:table-cell office:value-type="float" office:value="98354.982000000004" table:style-name="ce29">
            <text:p>98 35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38 Waste coll,disposal act.</text:p>
          </table:table-cell>
          <table:table-cell table:number-columns-repeated="16376"/>
        </table:table-row>
        <table:table-row table:number-rows-repeated="2" table:style-name="ro6">
          <table:table-cell table:style-name="ce89"/>
          <table:table-cell table:style-name="ce32"/>
          <table:table-cell table:number-columns-repeated="4" table:style-name="ce31"/>
          <table:table-cell table:style-name="ce63"/>
          <table:table-cell table:style-name="ce32"/>
          <table:table-cell table:number-columns-repeated="16376"/>
        </table:table-row>
        <table:table-row table:style-name="ro3">
          <table:table-cell office:value-type="string" table:number-columns-spanned="8" table:number-rows-spanned="1" table:style-name="ce319">
            <text:p>Tab. č. 2-8. Spotreba vybraných druhov kvapalných palív v priemysle v GJ - podľa krajov za rok 2020</text:p>
          </table:table-cell>
          <table:covered-table-cell table:number-columns-repeated="7"/>
          <table:table-cell table:number-columns-repeated="16376" table:style-name="ce39"/>
        </table:table-row>
        <table:table-row table:style-name="ro3">
          <table:table-cell office:value-type="string" table:number-columns-spanned="8" table:number-rows-spanned="1" table:style-name="ce320">
            <text:p>Consumption of Selected Liquid Fuels in Industry in GJ - by Regions in 2020</text:p>
          </table:table-cell>
          <table:covered-table-cell table:number-columns-repeated="7"/>
          <table:table-cell table:number-columns-repeated="16376" table:style-name="ce39"/>
        </table:table-row>
        <table:table-row table:style-name="ro3">
          <table:table-cell table:style-name="ce38"/>
          <table:table-cell table:style-name="ce76"/>
          <table:table-cell table:number-columns-repeated="4" table:style-name="ce77"/>
          <table:table-cell table:style-name="ce57"/>
          <table:table-cell table:style-name="ce74"/>
          <table:table-cell table:number-columns-repeated="16376" table:style-name="ce39"/>
        </table:table-row>
        <table:table-row table:style-name="ro3">
          <table:table-cell office:value-type="string" table:number-columns-spanned="2" table:number-rows-spanned="1" table:style-name="ce330">
            <text:p>1. pokračovanie</text:p>
          </table:table-cell>
          <table:covered-table-cell/>
          <table:table-cell table:number-columns-repeated="4" table:style-name="ce79"/>
          <table:table-cell table:style-name="ce81"/>
          <table:table-cell office:value-type="string" table:style-name="ce82">
            <text:p>1st continuation</text:p>
          </table:table-cell>
          <table:table-cell table:number-columns-repeated="16376" table:style-name="ce75"/>
        </table:table-row>
        <table:table-row table:style-name="ro3">
          <table:table-cell table:style-name="ce89"/>
          <table:table-cell table:style-name="ce83"/>
          <table:table-cell office:value-type="string" table:style-name="ce156">
            <text:p>Benzíny</text:p>
          </table:table-cell>
          <table:table-cell office:value-type="string" table:style-name="ce155">
            <text:p>Nafta</text:p>
          </table:table-cell>
          <table:table-cell office:value-type="string" table:style-name="ce156">
            <text:p>Vykurovací olej</text:p>
          </table:table-cell>
          <table:table-cell table:style-name="ce156"/>
          <table:table-cell table:style-name="ce24"/>
          <table:table-cell table:style-name="ce43"/>
          <table:table-cell table:number-columns-repeated="16376"/>
        </table:table-row>
        <table:table-row table:style-name="ro3">
          <table:table-cell table:style-name="ce89"/>
          <table:table-cell table:style-name="ce6"/>
          <table:table-cell table:style-name="ce179"/>
          <table:table-cell table:style-name="ce159"/>
          <table:table-cell office:value-type="string" table:style-name="ce160">
            <text:p>Fuel Oil</text:p>
          </table:table-cell>
          <table:table-cell table:style-name="ce158"/>
          <table:table-cell table:style-name="ce84"/>
          <table:table-cell table:style-name="ce47"/>
          <table:table-cell table:number-columns-repeated="16376"/>
        </table:table-row>
        <table:table-row table:style-name="ro3">
          <table:table-cell table:style-name="ce89"/>
          <table:table-cell table:style-name="ce8"/>
          <table:table-cell office:value-type="string" table:style-name="ce163">
            <text:p>Gasolines</text:p>
          </table:table-cell>
          <table:table-cell office:value-type="string" table:style-name="ce200">
            <text:p>Diesel Oil</text:p>
          </table:table-cell>
          <table:table-cell office:value-type="string" table:style-name="ce165">
            <text:p>ľahký</text:p>
          </table:table-cell>
          <table:table-cell office:value-type="string" table:style-name="ce165">
            <text:p>ťažký</text:p>
          </table:table-cell>
          <table:table-cell table:style-name="ce20"/>
          <table:table-cell table:style-name="ce47"/>
          <table:table-cell table:number-columns-repeated="16376"/>
        </table:table-row>
        <table:table-row table:style-name="ro3">
          <table:table-cell table:style-name="ce176"/>
          <table:table-cell table:style-name="ce12"/>
          <table:table-cell office:value-type="string" table:style-name="ce169">
            <text:p><text:s/></text:p>
          </table:table-cell>
          <table:table-cell office:value-type="string" table:style-name="ce169">
            <text:p><text:s/></text:p>
          </table:table-cell>
          <table:table-cell office:value-type="string" table:style-name="ce169">
            <text:p>Light</text:p>
          </table:table-cell>
          <table:table-cell office:value-type="string" table:style-name="ce169">
            <text:p>Heavy</text:p>
          </table:table-cell>
          <table:table-cell table:style-name="ce85"/>
          <table:table-cell table:style-name="ce48"/>
          <table:table-cell table:number-columns-repeated="16376"/>
        </table:table-row>
        <table:table-row table:style-name="ro27">
          <table:table-cell table:style-name="ce52"/>
          <table:table-cell table:style-name="ce8"/>
          <table:table-cell table:style-name="ce180"/>
          <table:table-cell table:style-name="ce181"/>
          <table:table-cell table:number-columns-repeated="2" table:style-name="ce180"/>
          <table:table-cell table:style-name="ce20"/>
          <table:table-cell table:style-name="ce4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348">
            <text:p>2 Trnavský kraj</text:p>
          </table:table-cell>
          <table:covered-table-cell/>
          <table:table-cell table:number-columns-repeated="4" table:style-name="ce64"/>
          <table:table-cell office:value-type="string" table:number-columns-spanned="2" table:number-rows-spanned="1" table:style-name="ce326">
            <text:p>2 Region of Trnava</text:p>
          </table:table-cell>
          <table:covered-table-cell/>
          <table:table-cell table:number-columns-repeated="16376"/>
        </table:table-row>
        <table:table-row table:style-name="ro21">
          <table:table-cell table:style-name="ce89"/>
          <table:table-cell table:style-name="ce56"/>
          <table:table-cell table:number-columns-repeated="4" table:style-name="ce64"/>
          <table:table-cell table:style-name="ce66"/>
          <table:table-cell table:style-name="ce58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346">
            <text:p>Priemysel spolu <text:s/>(B C D E)</text:p>
          </table:table-cell>
          <table:covered-table-cell/>
          <table:table-cell office:value-type="float" office:value="90192.396000000008" table:style-name="ce29">
            <text:p>90 192</text:p>
          </table:table-cell>
          <table:table-cell office:value-type="float" office:value="320274.45999999996" table:style-name="ce29">
            <text:p>320 27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6"/>
        </table:table-row>
        <table:table-row table:style-name="ro21">
          <table:table-cell table:style-name="ce35"/>
          <table:table-cell table:style-name="ce60"/>
          <table:table-cell table:number-columns-repeated="4" table:style-name="ce29"/>
          <table:table-cell table:style-name="ce177"/>
          <table:table-cell table:style-name="ce61"/>
          <table:table-cell table:number-columns-repeated="16376"/>
        </table:table-row>
        <table:table-row table:style-name="ro6">
          <table:table-cell office:value-type="string" table:style-name="ce178">
            <text:p>B</text:p>
          </table:table-cell>
          <table:table-cell office:value-type="string" table:style-name="ce32">
            <text:p>Ťažba a dobývanie</text:p>
          </table:table-cell>
          <table:table-cell office:value-type="float" office:value="131.79599999999999" table:style-name="ce29">
            <text:p>132</text:p>
          </table:table-cell>
          <table:table-cell office:value-type="float" office:value="14225.067999999999" table:style-name="ce29">
            <text:p>14 22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52">
            <text:p>B</text:p>
          </table:table-cell>
          <table:table-cell office:value-type="string" table:style-name="ce32">
            <text:p>Mining and quarrying</text:p>
          </table:table-cell>
          <table:table-cell table:number-columns-repeated="16376"/>
        </table:table-row>
        <table:table-row table:style-name="ro6">
          <table:table-cell table:style-name="ce178"/>
          <table:table-cell office:value-type="string" table:style-name="ce32">
            <text:p>08 Iná ťažba a dobývanie</text:p>
          </table:table-cell>
          <table:table-cell office:value-type="float" office:value="131.79599999999999" table:style-name="ce29">
            <text:p>132</text:p>
          </table:table-cell>
          <table:table-cell office:value-type="float" office:value="14225.067999999999" table:style-name="ce29">
            <text:p>14 22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52"/>
          <table:table-cell office:value-type="string" table:style-name="ce32">
            <text:p>08 Oth.mining and quarrying</text:p>
          </table:table-cell>
          <table:table-cell table:number-columns-repeated="16376"/>
        </table:table-row>
        <table:table-row table:style-name="ro21">
          <table:table-cell table:style-name="ce178"/>
          <table:table-cell table:style-name="ce32"/>
          <table:table-cell table:number-columns-repeated="4" table:style-name="ce29"/>
          <table:table-cell table:style-name="ce52"/>
          <table:table-cell table:style-name="ce32"/>
          <table:table-cell table:number-columns-repeated="16376"/>
        </table:table-row>
        <table:table-row table:style-name="ro35">
          <table:table-cell office:value-type="string" table:style-name="ce89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86589.972000000009" table:style-name="ce29">
            <text:p>86 590</text:p>
          </table:table-cell>
          <table:table-cell office:value-type="float" office:value="234881.96599999999" table:style-name="ce29">
            <text:p>234 88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2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10 Výroba potravín</text:p>
          </table:table-cell>
          <table:table-cell office:value-type="float" office:value="9752.9040000000005" table:style-name="ce29">
            <text:p>9 753</text:p>
          </table:table-cell>
          <table:table-cell office:value-type="float" office:value="97050.315999999992" table:style-name="ce29">
            <text:p>97 05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0 Manuf.of food products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11 Výroba nápojov</text:p>
          </table:table-cell>
          <table:table-cell office:value-type="float" office:value="790.77600000000007" table:style-name="ce29">
            <text:p>791</text:p>
          </table:table-cell>
          <table:table-cell office:value-type="float" office:value="4208.5999999999995" table:style-name="ce29">
            <text:p>4 20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1 Manufacture of beverages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13 Výroba textilu</text:p>
          </table:table-cell>
          <table:table-cell office:value-type="string" table:style-name="ce29">
            <text:p>-</text:p>
          </table:table-cell>
          <table:table-cell office:value-type="float" office:value="505.03199999999998" table:style-name="ce29">
            <text:p>50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3 Manufacture of textiles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14 Výroba odevov</text:p>
          </table:table-cell>
          <table:table-cell office:value-type="float" office:value="219.66000000000003" table:style-name="ce29">
            <text:p>220</text:p>
          </table:table-cell>
          <table:table-cell office:value-type="float" office:value="1262.58" table:style-name="ce29">
            <text:p>1 26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4 Manuf.of wear.apparel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16 Spracovanie dreva</text:p>
          </table:table-cell>
          <table:table-cell office:value-type="float" office:value="43.932000000000002" table:style-name="ce29">
            <text:p>44</text:p>
          </table:table-cell>
          <table:table-cell office:value-type="float" office:value="2861.848" table:style-name="ce29">
            <text:p>2 86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6 Manufacture of wood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18 Tlač,reprod.záznam.médií</text:p>
          </table:table-cell>
          <table:table-cell office:value-type="float" office:value="395.38800000000003" table:style-name="ce29">
            <text:p>395</text:p>
          </table:table-cell>
          <table:table-cell office:value-type="float" office:value="3745.654" table:style-name="ce29">
            <text:p>3 74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8 Printing,repr.of rec.med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0 Výroba chemikálií</text:p>
          </table:table-cell>
          <table:table-cell office:value-type="float" office:value="1054.3679999999999" table:style-name="ce29">
            <text:p>1 054</text:p>
          </table:table-cell>
          <table:table-cell office:value-type="float" office:value="8333.0280000000002" table:style-name="ce29">
            <text:p>8 33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0 Manufacture of chemicals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1 Výr.zákl.farmaceut.výr.</text:p>
          </table:table-cell>
          <table:table-cell office:value-type="float" office:value="395.38800000000003" table:style-name="ce29">
            <text:p>395</text:p>
          </table:table-cell>
          <table:table-cell office:value-type="float" office:value="1136.3219999999999" table:style-name="ce29">
            <text:p>1 13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1 Manuf.of bas.pharm.prod.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2 Výroba výrobkov z gumy</text:p>
          </table:table-cell>
          <table:table-cell office:value-type="float" office:value="1010.436" table:style-name="ce29">
            <text:p>1 010</text:p>
          </table:table-cell>
          <table:table-cell office:value-type="float" office:value="16834.399999999998" table:style-name="ce29">
            <text:p>16 83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2 Manu.of rub.,plast.prod.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3 Výroba ost.nekov.výr.</text:p>
          </table:table-cell>
          <table:table-cell office:value-type="float" office:value="483.25200000000001" table:style-name="ce29">
            <text:p>483</text:p>
          </table:table-cell>
          <table:table-cell office:value-type="float" office:value="14014.637999999999" table:style-name="ce29">
            <text:p>14 01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3 Manuf.of oth.non-met.pr.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4 Výroba,spracovanie kovov</text:p>
          </table:table-cell>
          <table:table-cell office:value-type="float" office:value="658.98" table:style-name="ce29">
            <text:p>659</text:p>
          </table:table-cell>
          <table:table-cell office:value-type="float" office:value="5302.8360000000002" table:style-name="ce29">
            <text:p>5 30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4 Manuf.of basic metals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5 Výroba kov.konštrukcií</text:p>
          </table:table-cell>
          <table:table-cell office:value-type="float" office:value="4129.6080000000002" table:style-name="ce29">
            <text:p>4 130</text:p>
          </table:table-cell>
          <table:table-cell office:value-type="float" office:value="19149.13" table:style-name="ce29">
            <text:p>19 14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5 Manu.of fabric.met.prod.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6 Výroba počítačových výr.</text:p>
          </table:table-cell>
          <table:table-cell office:value-type="float" office:value="439.32000000000005" table:style-name="ce29">
            <text:p>439</text:p>
          </table:table-cell>
          <table:table-cell office:value-type="float" office:value="5429.0940000000001" table:style-name="ce29">
            <text:p>5 42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6 Manuf.of computer prod.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7 Výroba elektrických zar.</text:p>
          </table:table-cell>
          <table:table-cell office:value-type="float" office:value="790.77600000000007" table:style-name="ce29">
            <text:p>791</text:p>
          </table:table-cell>
          <table:table-cell office:value-type="float" office:value="4461.116" table:style-name="ce29">
            <text:p>4 46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7 Manuf.of elec.equipment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8 Výroba strojov a zar.</text:p>
          </table:table-cell>
          <table:table-cell office:value-type="float" office:value="1933.008" table:style-name="ce29">
            <text:p>1 933</text:p>
          </table:table-cell>
          <table:table-cell office:value-type="float" office:value="8880.1459999999988" table:style-name="ce29">
            <text:p>8 88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8 Manu.of machinery n.e.c.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9 Výroba motor.vozidiel</text:p>
          </table:table-cell>
          <table:table-cell office:value-type="float" office:value="61680.528000000006" table:style-name="ce29">
            <text:p>61 681</text:p>
          </table:table-cell>
          <table:table-cell office:value-type="float" office:value="28660.565999999999" table:style-name="ce29">
            <text:p>28 66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9 Manuf.of mot.vehicles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31 Výroba nábytku</text:p>
          </table:table-cell>
          <table:table-cell office:value-type="float" office:value="131.79599999999999" table:style-name="ce29">
            <text:p>132</text:p>
          </table:table-cell>
          <table:table-cell office:value-type="float" office:value="1136.3219999999999" table:style-name="ce29">
            <text:p>1 13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31 Manufacture of furniture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32 Iná výroba</text:p>
          </table:table-cell>
          <table:table-cell office:value-type="float" office:value="263.59199999999998" table:style-name="ce29">
            <text:p>264</text:p>
          </table:table-cell>
          <table:table-cell office:value-type="float" office:value="715.46199999999999" table:style-name="ce29">
            <text:p>71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32 Other manufacturing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33 Oprava a inštal.strojov</text:p>
          </table:table-cell>
          <table:table-cell office:value-type="float" office:value="2064.8040000000001" table:style-name="ce29">
            <text:p>2 065</text:p>
          </table:table-cell>
          <table:table-cell office:value-type="float" office:value="10184.812" table:style-name="ce29">
            <text:p>10 18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33 Repair,instal.of machin.</text:p>
          </table:table-cell>
          <table:table-cell table:number-columns-repeated="16376"/>
        </table:table-row>
        <table:table-row table:style-name="ro21">
          <table:table-cell table:style-name="ce89"/>
          <table:table-cell table:style-name="ce32"/>
          <table:table-cell table:style-name="ce29"/>
          <table:table-cell office:value-type="float" office:value="0" table:style-name="ce29">
            <text:p>0</text:p>
          </table:table-cell>
          <table:table-cell table:number-columns-repeated="2" table:style-name="ce29"/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office:value-type="string" table:style-name="ce89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1230.096" table:style-name="ce29">
            <text:p>1 230</text:p>
          </table:table-cell>
          <table:table-cell office:value-type="float" office:value="1767.6119999999999" table:style-name="ce29">
            <text:p>1 76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2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35 Dod.elektr,plynu,pary</text:p>
          </table:table-cell>
          <table:table-cell office:value-type="float" office:value="1230.096" table:style-name="ce29">
            <text:p>1 230</text:p>
          </table:table-cell>
          <table:table-cell office:value-type="float" office:value="1767.6119999999999" table:style-name="ce29">
            <text:p>1 76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35 Electr,gas,steam supply</text:p>
          </table:table-cell>
          <table:table-cell table:number-columns-repeated="16376"/>
        </table:table-row>
        <table:table-row table:style-name="ro21">
          <table:table-cell table:style-name="ce89"/>
          <table:table-cell table:style-name="ce32"/>
          <table:table-cell table:style-name="ce29"/>
          <table:table-cell office:value-type="float" office:value="0" table:style-name="ce29">
            <text:p>0</text:p>
          </table:table-cell>
          <table:table-cell table:number-columns-repeated="2" table:style-name="ce29"/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office:value-type="string" table:style-name="ce52">
            <text:p>E</text:p>
          </table:table-cell>
          <table:table-cell office:value-type="string" table:style-name="ce32">
            <text:p>Dodávka vody</text:p>
          </table:table-cell>
          <table:table-cell office:value-type="float" office:value="2240.5320000000002" table:style-name="ce29">
            <text:p>2 241</text:p>
          </table:table-cell>
          <table:table-cell office:value-type="float" office:value="69399.813999999998" table:style-name="ce29">
            <text:p>69 40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2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6" table:style-name="ce47"/>
        </table:table-row>
        <table:table-row table:style-name="ro6">
          <table:table-cell table:style-name="ce52"/>
          <table:table-cell office:value-type="string" table:style-name="ce32">
            <text:p>38 Zber,sprac,likv.odpadov</text:p>
          </table:table-cell>
          <table:table-cell office:value-type="float" office:value="483.25200000000001" table:style-name="ce29">
            <text:p>483</text:p>
          </table:table-cell>
          <table:table-cell office:value-type="float" office:value="37540.712" table:style-name="ce29">
            <text:p>37 54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38 Waste coll,disposal act.</text:p>
          </table:table-cell>
          <table:table-cell table:number-columns-repeated="16376" table:style-name="ce47"/>
        </table:table-row>
        <table:table-row table:number-rows-repeated="2" table:style-name="ro6">
          <table:table-cell table:style-name="ce52"/>
          <table:table-cell table:style-name="ce32"/>
          <table:table-cell table:number-columns-repeated="4" table:style-name="ce31"/>
          <table:table-cell table:style-name="ce63"/>
          <table:table-cell table:style-name="ce32"/>
          <table:table-cell table:number-columns-repeated="16376" table:style-name="ce47"/>
        </table:table-row>
        <table:table-row table:style-name="ro3">
          <table:table-cell office:value-type="string" table:number-columns-spanned="8" table:number-rows-spanned="1" table:style-name="ce319">
            <text:p>Tab. č. 2-8. Spotreba vybraných druhov kvapalných palív v priemysle v GJ - podľa krajov za rok 2020</text:p>
          </table:table-cell>
          <table:covered-table-cell table:number-columns-repeated="7"/>
          <table:table-cell table:number-columns-repeated="16376" table:style-name="ce39"/>
        </table:table-row>
        <table:table-row table:style-name="ro3">
          <table:table-cell office:value-type="string" table:number-columns-spanned="8" table:number-rows-spanned="1" table:style-name="ce320">
            <text:p>Consumption of Selected Liquid Fuels in Industry in GJ - by Regions in 2020</text:p>
          </table:table-cell>
          <table:covered-table-cell table:number-columns-repeated="7"/>
          <table:table-cell table:number-columns-repeated="16376" table:style-name="ce39"/>
        </table:table-row>
        <table:table-row table:style-name="ro3">
          <table:table-cell table:style-name="ce38"/>
          <table:table-cell table:style-name="ce76"/>
          <table:table-cell table:number-columns-repeated="4" table:style-name="ce77"/>
          <table:table-cell table:style-name="ce57"/>
          <table:table-cell table:style-name="ce74"/>
          <table:table-cell table:number-columns-repeated="16376" table:style-name="ce39"/>
        </table:table-row>
        <table:table-row table:style-name="ro3">
          <table:table-cell office:value-type="string" table:number-columns-spanned="2" table:number-rows-spanned="1" table:style-name="ce330">
            <text:p>2. pokračovanie</text:p>
          </table:table-cell>
          <table:covered-table-cell/>
          <table:table-cell table:number-columns-repeated="4" table:style-name="ce79"/>
          <table:table-cell table:style-name="ce81"/>
          <table:table-cell office:value-type="string" table:style-name="ce82">
            <text:p>2nd continuation</text:p>
          </table:table-cell>
          <table:table-cell table:number-columns-repeated="16376" table:style-name="ce75"/>
        </table:table-row>
        <table:table-row table:style-name="ro3">
          <table:table-cell table:style-name="ce89"/>
          <table:table-cell table:style-name="ce83"/>
          <table:table-cell office:value-type="string" table:style-name="ce156">
            <text:p>Benzíny</text:p>
          </table:table-cell>
          <table:table-cell office:value-type="string" table:style-name="ce155">
            <text:p>Nafta</text:p>
          </table:table-cell>
          <table:table-cell office:value-type="string" table:style-name="ce156">
            <text:p>Vykurovací olej</text:p>
          </table:table-cell>
          <table:table-cell table:style-name="ce156"/>
          <table:table-cell table:style-name="ce24"/>
          <table:table-cell table:style-name="ce43"/>
          <table:table-cell table:number-columns-repeated="16376"/>
        </table:table-row>
        <table:table-row table:style-name="ro3">
          <table:table-cell table:style-name="ce89"/>
          <table:table-cell table:style-name="ce6"/>
          <table:table-cell table:style-name="ce179"/>
          <table:table-cell table:style-name="ce159"/>
          <table:table-cell office:value-type="string" table:style-name="ce160">
            <text:p>Fuel Oil</text:p>
          </table:table-cell>
          <table:table-cell table:style-name="ce158"/>
          <table:table-cell table:style-name="ce84"/>
          <table:table-cell table:style-name="ce47"/>
          <table:table-cell table:number-columns-repeated="16376"/>
        </table:table-row>
        <table:table-row table:style-name="ro3">
          <table:table-cell table:style-name="ce89"/>
          <table:table-cell table:style-name="ce8"/>
          <table:table-cell office:value-type="string" table:style-name="ce163">
            <text:p>Gasolines</text:p>
          </table:table-cell>
          <table:table-cell office:value-type="string" table:style-name="ce200">
            <text:p>Diesel Oil</text:p>
          </table:table-cell>
          <table:table-cell office:value-type="string" table:style-name="ce165">
            <text:p>ľahký</text:p>
          </table:table-cell>
          <table:table-cell office:value-type="string" table:style-name="ce165">
            <text:p>ťažký</text:p>
          </table:table-cell>
          <table:table-cell table:style-name="ce20"/>
          <table:table-cell table:style-name="ce47"/>
          <table:table-cell table:number-columns-repeated="16376"/>
        </table:table-row>
        <table:table-row table:style-name="ro3">
          <table:table-cell table:style-name="ce176"/>
          <table:table-cell table:style-name="ce12"/>
          <table:table-cell office:value-type="string" table:style-name="ce169">
            <text:p><text:s/></text:p>
          </table:table-cell>
          <table:table-cell office:value-type="string" table:style-name="ce169">
            <text:p><text:s/></text:p>
          </table:table-cell>
          <table:table-cell office:value-type="string" table:style-name="ce169">
            <text:p>Light</text:p>
          </table:table-cell>
          <table:table-cell office:value-type="string" table:style-name="ce169">
            <text:p>Heavy</text:p>
          </table:table-cell>
          <table:table-cell table:style-name="ce85"/>
          <table:table-cell table:style-name="ce48"/>
          <table:table-cell table:number-columns-repeated="16376"/>
        </table:table-row>
        <table:table-row table:style-name="ro5">
          <table:table-cell table:style-name="ce89"/>
          <table:table-cell table:style-name="ce8"/>
          <table:table-cell table:style-name="ce34"/>
          <table:table-cell table:style-name="ce19"/>
          <table:table-cell table:style-name="ce33"/>
          <table:table-cell table:style-name="ce190"/>
          <table:table-cell table:style-name="ce20"/>
          <table:table-cell table:style-name="ce4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348">
            <text:p>3 Trenčiansky kraj</text:p>
          </table:table-cell>
          <table:covered-table-cell/>
          <table:table-cell table:number-columns-repeated="4" table:style-name="ce70"/>
          <table:table-cell office:value-type="string" table:number-columns-spanned="2" table:number-rows-spanned="1" table:style-name="ce326">
            <text:p>3 Region of Trenčín</text:p>
          </table:table-cell>
          <table:covered-table-cell/>
          <table:table-cell table:number-columns-repeated="16376"/>
        </table:table-row>
        <table:table-row table:style-name="ro5">
          <table:table-cell table:style-name="ce89"/>
          <table:table-cell table:style-name="ce56"/>
          <table:table-cell table:number-columns-repeated="4" table:style-name="ce70"/>
          <table:table-cell table:style-name="ce72"/>
          <table:table-cell table:style-name="ce58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346">
            <text:p>Priemysel spolu <text:s/>(B C D E)</text:p>
          </table:table-cell>
          <table:covered-table-cell/>
          <table:table-cell office:value-type="float" office:value="32641.476000000002" table:style-name="ce29">
            <text:p>32 641</text:p>
          </table:table-cell>
          <table:table-cell office:value-type="float" office:value="439251.58199999999" table:style-name="ce29">
            <text:p>439 252</text:p>
          </table:table-cell>
          <table:table-cell office:value-type="float" office:value="4060.2" table:style-name="ce29">
            <text:p>4 060</text:p>
          </table:table-cell>
          <table:table-cell office:value-type="string" table:style-name="ce29">
            <text:p>-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6"/>
        </table:table-row>
        <table:table-row table:style-name="ro8">
          <table:table-cell table:style-name="ce35"/>
          <table:table-cell table:style-name="ce60"/>
          <table:table-cell table:number-columns-repeated="4" table:style-name="ce29"/>
          <table:table-cell table:style-name="ce177"/>
          <table:table-cell table:style-name="ce61"/>
          <table:table-cell table:number-columns-repeated="16376"/>
        </table:table-row>
        <table:table-row table:style-name="ro7">
          <table:table-cell office:value-type="string" table:style-name="ce178">
            <text:p>B</text:p>
          </table:table-cell>
          <table:table-cell office:value-type="string" table:style-name="ce32">
            <text:p>Ťažba a dobývanie</text:p>
          </table:table-cell>
          <table:table-cell office:value-type="float" office:value="790.77600000000007" table:style-name="ce29">
            <text:p>791</text:p>
          </table:table-cell>
          <table:table-cell office:value-type="float" office:value="28534.307999999997" table:style-name="ce29">
            <text:p>28 53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52">
            <text:p>B</text:p>
          </table:table-cell>
          <table:table-cell office:value-type="string" table:style-name="ce32">
            <text:p>Mining and quarrying</text:p>
          </table:table-cell>
          <table:table-cell table:number-columns-repeated="16376"/>
        </table:table-row>
        <table:table-row table:style-name="ro8">
          <table:table-cell table:style-name="ce178"/>
          <table:table-cell table:style-name="ce32"/>
          <table:table-cell table:number-columns-repeated="4" table:style-name="ce29"/>
          <table:table-cell table:style-name="ce52"/>
          <table:table-cell table:style-name="ce32"/>
          <table:table-cell table:number-columns-repeated="16376"/>
        </table:table-row>
        <table:table-row table:style-name="ro7">
          <table:table-cell office:value-type="string" table:style-name="ce89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24645.852000000003" table:style-name="ce29">
            <text:p>24 646</text:p>
          </table:table-cell>
          <table:table-cell office:value-type="float" office:value="290856.34599999996" table:style-name="ce29">
            <text:p>290 856</text:p>
          </table:table-cell>
          <table:table-cell office:value-type="float" office:value="4060.2" table:style-name="ce29">
            <text:p>4 060</text:p>
          </table:table-cell>
          <table:table-cell office:value-type="string" table:style-name="ce29">
            <text:p>-</text:p>
          </table:table-cell>
          <table:table-cell office:value-type="string" table:style-name="ce62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6"/>
        </table:table-row>
        <table:table-row table:style-name="ro3">
          <table:table-cell table:style-name="ce89"/>
          <table:table-cell office:value-type="string" table:style-name="ce32">
            <text:p>10 Výroba potravín</text:p>
          </table:table-cell>
          <table:table-cell office:value-type="float" office:value="1581.5520000000001" table:style-name="ce29">
            <text:p>1 582</text:p>
          </table:table-cell>
          <table:table-cell office:value-type="float" office:value="53912.165999999997" table:style-name="ce29">
            <text:p>53 91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0 Manuf.of food products</text:p>
          </table:table-cell>
          <table:table-cell table:number-columns-repeated="16376"/>
        </table:table-row>
        <table:table-row table:style-name="ro3">
          <table:table-cell table:style-name="ce89"/>
          <table:table-cell office:value-type="string" table:style-name="ce32">
            <text:p>13 Výroba textilu</text:p>
          </table:table-cell>
          <table:table-cell office:value-type="float" office:value="395.38800000000003" table:style-name="ce29">
            <text:p>395</text:p>
          </table:table-cell>
          <table:table-cell office:value-type="float" office:value="1346.752" table:style-name="ce29">
            <text:p>1 34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3 Manufacture of textiles</text:p>
          </table:table-cell>
          <table:table-cell table:number-columns-repeated="16376"/>
        </table:table-row>
        <table:table-row table:style-name="ro3">
          <table:table-cell table:style-name="ce89"/>
          <table:table-cell office:value-type="string" table:style-name="ce32">
            <text:p>14 Výroba odevov</text:p>
          </table:table-cell>
          <table:table-cell office:value-type="float" office:value="483.25200000000001" table:style-name="ce29">
            <text:p>483</text:p>
          </table:table-cell>
          <table:table-cell office:value-type="float" office:value="799.63400000000001" table:style-name="ce29">
            <text:p>80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4 Manuf.of wear.apparel</text:p>
          </table:table-cell>
          <table:table-cell table:number-columns-repeated="16376"/>
        </table:table-row>
        <table:table-row table:style-name="ro3">
          <table:table-cell table:style-name="ce89"/>
          <table:table-cell office:value-type="string" table:style-name="ce32">
            <text:p>15 Výroba kože</text:p>
          </table:table-cell>
          <table:table-cell office:value-type="float" office:value="2064.8040000000001" table:style-name="ce29">
            <text:p>2 065</text:p>
          </table:table-cell>
          <table:table-cell office:value-type="float" office:value="4671.5460000000003" table:style-name="ce29">
            <text:p>4 67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5 Manufacture of leather</text:p>
          </table:table-cell>
          <table:table-cell table:number-columns-repeated="16376"/>
        </table:table-row>
        <table:table-row table:style-name="ro3">
          <table:table-cell table:style-name="ce89"/>
          <table:table-cell office:value-type="string" table:style-name="ce32">
            <text:p>16 Spracovanie dreva</text:p>
          </table:table-cell>
          <table:table-cell office:value-type="float" office:value="87.864000000000004" table:style-name="ce29">
            <text:p>88</text:p>
          </table:table-cell>
          <table:table-cell office:value-type="float" office:value="16076.851999999999" table:style-name="ce29">
            <text:p>16 07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6 Manufacture of wood</text:p>
          </table:table-cell>
          <table:table-cell table:number-columns-repeated="16376"/>
        </table:table-row>
        <table:table-row table:style-name="ro3">
          <table:table-cell table:style-name="ce89"/>
          <table:table-cell office:value-type="string" table:style-name="ce32">
            <text:p>17 Výroba papiera</text:p>
          </table:table-cell>
          <table:table-cell office:value-type="float" office:value="263.59199999999998" table:style-name="ce29">
            <text:p>264</text:p>
          </table:table-cell>
          <table:table-cell office:value-type="float" office:value="2525.16" table:style-name="ce29">
            <text:p>2 52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7 Manufacture of paper</text:p>
          </table:table-cell>
          <table:table-cell table:number-columns-repeated="16376"/>
        </table:table-row>
        <table:table-row table:style-name="ro3">
          <table:table-cell table:style-name="ce89"/>
          <table:table-cell office:value-type="string" table:style-name="ce32">
            <text:p>20 Výroba chemikálií</text:p>
          </table:table-cell>
          <table:table-cell office:value-type="float" office:value="351.45600000000002" table:style-name="ce29">
            <text:p>351</text:p>
          </table:table-cell>
          <table:table-cell office:value-type="float" office:value="4250.6859999999997" table:style-name="ce29">
            <text:p>4 25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0 Manufacture of chemicals</text:p>
          </table:table-cell>
          <table:table-cell table:number-columns-repeated="16376"/>
        </table:table-row>
        <table:table-row table:style-name="ro3">
          <table:table-cell table:style-name="ce89"/>
          <table:table-cell office:value-type="string" table:style-name="ce32">
            <text:p>22 Výroba výrobkov z gumy</text:p>
          </table:table-cell>
          <table:table-cell office:value-type="float" office:value="2460.192" table:style-name="ce29">
            <text:p>2 460</text:p>
          </table:table-cell>
          <table:table-cell office:value-type="float" office:value="19317.473999999998" table:style-name="ce29">
            <text:p>19 31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2 Manu.of rub.,plast.prod.</text:p>
          </table:table-cell>
          <table:table-cell table:number-columns-repeated="16376"/>
        </table:table-row>
        <table:table-row table:style-name="ro3">
          <table:table-cell table:style-name="ce89"/>
          <table:table-cell office:value-type="string" table:style-name="ce32">
            <text:p>23 Výroba ost.nekov.výr.</text:p>
          </table:table-cell>
          <table:table-cell office:value-type="float" office:value="1317.96" table:style-name="ce29">
            <text:p>1 318</text:p>
          </table:table-cell>
          <table:table-cell office:value-type="float" office:value="83877.398000000001" table:style-name="ce29">
            <text:p>83 877</text:p>
          </table:table-cell>
          <table:table-cell office:value-type="float" office:value="4060.2" table:style-name="ce29">
            <text:p>4 060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3 Manuf.of oth.non-met.pr.</text:p>
          </table:table-cell>
          <table:table-cell table:number-columns-repeated="16376"/>
        </table:table-row>
        <table:table-row table:style-name="ro3">
          <table:table-cell table:style-name="ce89"/>
          <table:table-cell office:value-type="string" table:style-name="ce32">
            <text:p>24 Výroba,spracovanie kovov</text:p>
          </table:table-cell>
          <table:table-cell office:value-type="string" table:style-name="ce29">
            <text:p>-</text:p>
          </table:table-cell>
          <table:table-cell office:value-type="float" office:value="3156.45" table:style-name="ce29">
            <text:p>3 15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4 Manuf.of basic metals</text:p>
          </table:table-cell>
          <table:table-cell table:number-columns-repeated="16376"/>
        </table:table-row>
        <table:table-row table:style-name="ro3">
          <table:table-cell table:style-name="ce89"/>
          <table:table-cell office:value-type="string" table:style-name="ce32">
            <text:p>25 Výroba kov.konštrukcií</text:p>
          </table:table-cell>
          <table:table-cell office:value-type="float" office:value="6018.6840000000002" table:style-name="ce29">
            <text:p>6 019</text:p>
          </table:table-cell>
          <table:table-cell office:value-type="float" office:value="46505.03" table:style-name="ce29">
            <text:p>46 50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5 Manu.of fabric.met.prod.</text:p>
          </table:table-cell>
          <table:table-cell table:number-columns-repeated="16376"/>
        </table:table-row>
        <table:table-row table:style-name="ro3">
          <table:table-cell table:style-name="ce89"/>
          <table:table-cell office:value-type="string" table:style-name="ce32">
            <text:p>26 Výroba počítačových výr.</text:p>
          </table:table-cell>
          <table:table-cell office:value-type="float" office:value="175.72800000000001" table:style-name="ce29">
            <text:p>176</text:p>
          </table:table-cell>
          <table:table-cell office:value-type="float" office:value="2483.0740000000001" table:style-name="ce29">
            <text:p>2 48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6 Manuf.of computer prod.</text:p>
          </table:table-cell>
          <table:table-cell table:number-columns-repeated="16376"/>
        </table:table-row>
        <table:table-row table:style-name="ro3">
          <table:table-cell table:style-name="ce89"/>
          <table:table-cell office:value-type="string" table:style-name="ce32">
            <text:p>27 Výroba elektrických zar.</text:p>
          </table:table-cell>
          <table:table-cell office:value-type="float" office:value="2591.9880000000003" table:style-name="ce29">
            <text:p>2 592</text:p>
          </table:table-cell>
          <table:table-cell office:value-type="float" office:value="11321.134" table:style-name="ce29">
            <text:p>11 32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7 Manuf.of elec.equipment</text:p>
          </table:table-cell>
          <table:table-cell table:number-columns-repeated="16376"/>
        </table:table-row>
        <table:table-row table:style-name="ro3">
          <table:table-cell table:style-name="ce89"/>
          <table:table-cell office:value-type="string" table:style-name="ce32">
            <text:p>28 Výroba strojov a zar.</text:p>
          </table:table-cell>
          <table:table-cell office:value-type="float" office:value="3250.9680000000003" table:style-name="ce29">
            <text:p>3 251</text:p>
          </table:table-cell>
          <table:table-cell office:value-type="float" office:value="18307.41" table:style-name="ce29">
            <text:p>18 30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8 Manu.of machinery n.e.c.</text:p>
          </table:table-cell>
          <table:table-cell table:number-columns-repeated="16376"/>
        </table:table-row>
        <table:table-row table:style-name="ro3">
          <table:table-cell table:style-name="ce89"/>
          <table:table-cell office:value-type="string" table:style-name="ce32">
            <text:p>29 Výroba motor.vozidiel</text:p>
          </table:table-cell>
          <table:table-cell office:value-type="float" office:value="1625.4840000000002" table:style-name="ce29">
            <text:p>1 625</text:p>
          </table:table-cell>
          <table:table-cell office:value-type="float" office:value="6691.674" table:style-name="ce29">
            <text:p>6 69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9 Manuf.of mot.vehicles</text:p>
          </table:table-cell>
          <table:table-cell table:number-columns-repeated="16376"/>
        </table:table-row>
        <table:table-row table:style-name="ro3">
          <table:table-cell table:style-name="ce89"/>
          <table:table-cell office:value-type="string" table:style-name="ce32">
            <text:p>30 Výr.ost.doprav.prostr.</text:p>
          </table:table-cell>
          <table:table-cell office:value-type="float" office:value="351.45600000000002" table:style-name="ce29">
            <text:p>351</text:p>
          </table:table-cell>
          <table:table-cell office:value-type="float" office:value="1388.838" table:style-name="ce29">
            <text:p>1 38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30 Manu.of oth.transp.equi.</text:p>
          </table:table-cell>
          <table:table-cell table:number-columns-repeated="16376"/>
        </table:table-row>
        <table:table-row table:style-name="ro3">
          <table:table-cell table:style-name="ce89"/>
          <table:table-cell office:value-type="string" table:style-name="ce32">
            <text:p>31 Výroba nábytku</text:p>
          </table:table-cell>
          <table:table-cell office:value-type="float" office:value="219.66000000000003" table:style-name="ce29">
            <text:p>220</text:p>
          </table:table-cell>
          <table:table-cell office:value-type="float" office:value="4208.5999999999995" table:style-name="ce29">
            <text:p>4 20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31 Manufacture of furniture</text:p>
          </table:table-cell>
          <table:table-cell table:number-columns-repeated="16376"/>
        </table:table-row>
        <table:table-row table:style-name="ro3">
          <table:table-cell table:style-name="ce89"/>
          <table:table-cell office:value-type="string" table:style-name="ce32">
            <text:p>32 Iná výroba</text:p>
          </table:table-cell>
          <table:table-cell office:value-type="float" office:value="746.84400000000005" table:style-name="ce29">
            <text:p>747</text:p>
          </table:table-cell>
          <table:table-cell office:value-type="float" office:value="1809.6979999999999" table:style-name="ce29">
            <text:p>1 81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32 Other manufacturing</text:p>
          </table:table-cell>
          <table:table-cell table:number-columns-repeated="16376"/>
        </table:table-row>
        <table:table-row table:style-name="ro3">
          <table:table-cell table:style-name="ce89"/>
          <table:table-cell office:value-type="string" table:style-name="ce32">
            <text:p>33 Oprava a inštal.strojov</text:p>
          </table:table-cell>
          <table:table-cell office:value-type="float" office:value="219.66000000000003" table:style-name="ce29">
            <text:p>220</text:p>
          </table:table-cell>
          <table:table-cell office:value-type="float" office:value="3324.7939999999999" table:style-name="ce29">
            <text:p>3 32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33 Repair,instal.of machin.</text:p>
          </table:table-cell>
          <table:table-cell table:number-columns-repeated="16376"/>
        </table:table-row>
        <table:table-row table:style-name="ro8">
          <table:table-cell table:style-name="ce89"/>
          <table:table-cell table:style-name="ce32"/>
          <table:table-cell table:number-columns-repeated="4" table:style-name="ce29"/>
          <table:table-cell table:style-name="ce88"/>
          <table:table-cell table:style-name="ce32"/>
          <table:table-cell table:number-columns-repeated="16376"/>
        </table:table-row>
        <table:table-row table:style-name="ro2">
          <table:table-cell office:value-type="string" table:style-name="ce89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1010.436" table:style-name="ce29">
            <text:p>1 010</text:p>
          </table:table-cell>
          <table:table-cell office:value-type="float" office:value="6354.9859999999999" table:style-name="ce29">
            <text:p>6 35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88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35 Dod.elektr,plynu,pary</text:p>
          </table:table-cell>
          <table:table-cell office:value-type="float" office:value="1010.436" table:style-name="ce29">
            <text:p>1 010</text:p>
          </table:table-cell>
          <table:table-cell office:value-type="float" office:value="6354.9859999999999" table:style-name="ce29">
            <text:p>6 35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35 Electr,gas,steam supply</text:p>
          </table:table-cell>
          <table:table-cell table:number-columns-repeated="16376"/>
        </table:table-row>
        <table:table-row table:style-name="ro8">
          <table:table-cell table:style-name="ce89"/>
          <table:table-cell table:style-name="ce32"/>
          <table:table-cell table:number-columns-repeated="4" table:style-name="ce29"/>
          <table:table-cell table:style-name="ce63"/>
          <table:table-cell table:style-name="ce32"/>
          <table:table-cell table:number-columns-repeated="16376"/>
        </table:table-row>
        <table:table-row table:style-name="ro7">
          <table:table-cell office:value-type="string" table:style-name="ce89">
            <text:p>E</text:p>
          </table:table-cell>
          <table:table-cell office:value-type="string" table:style-name="ce32">
            <text:p>Dodávka vody</text:p>
          </table:table-cell>
          <table:table-cell office:value-type="float" office:value="6194.4120000000003" table:style-name="ce29">
            <text:p>6 194</text:p>
          </table:table-cell>
          <table:table-cell office:value-type="float" office:value="113505.942" table:style-name="ce29">
            <text:p>113 50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3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6"/>
        </table:table-row>
        <table:table-row table:number-rows-repeated="2" table:style-name="ro7">
          <table:table-cell table:style-name="ce89"/>
          <table:table-cell table:style-name="ce32"/>
          <table:table-cell table:number-columns-repeated="4" table:style-name="ce31"/>
          <table:table-cell table:style-name="ce63"/>
          <table:table-cell table:style-name="ce32"/>
          <table:table-cell table:number-columns-repeated="16376"/>
        </table:table-row>
        <table:table-row table:style-name="ro3">
          <table:table-cell office:value-type="string" table:number-columns-spanned="8" table:number-rows-spanned="1" table:style-name="ce319">
            <text:p>Tab. č. 2-8. Spotreba vybraných druhov kvapalných palív v priemysle v GJ - podľa krajov za rok 2020</text:p>
          </table:table-cell>
          <table:covered-table-cell table:number-columns-repeated="7"/>
          <table:table-cell table:number-columns-repeated="16376" table:style-name="ce39"/>
        </table:table-row>
        <table:table-row table:style-name="ro3">
          <table:table-cell office:value-type="string" table:number-columns-spanned="8" table:number-rows-spanned="1" table:style-name="ce320">
            <text:p>Consumption of Selected Liquid Fuels in Industry in GJ - by Regions in 2020</text:p>
          </table:table-cell>
          <table:covered-table-cell table:number-columns-repeated="7"/>
          <table:table-cell table:number-columns-repeated="16376" table:style-name="ce39"/>
        </table:table-row>
        <table:table-row table:style-name="ro3">
          <table:table-cell table:style-name="ce38"/>
          <table:table-cell table:style-name="ce76"/>
          <table:table-cell table:number-columns-repeated="4" table:style-name="ce77"/>
          <table:table-cell table:style-name="ce57"/>
          <table:table-cell table:style-name="ce74"/>
          <table:table-cell table:number-columns-repeated="16376" table:style-name="ce39"/>
        </table:table-row>
        <table:table-row table:style-name="ro3">
          <table:table-cell office:value-type="string" table:number-columns-spanned="2" table:number-rows-spanned="1" table:style-name="ce330">
            <text:p>3. pokračovanie</text:p>
          </table:table-cell>
          <table:covered-table-cell/>
          <table:table-cell table:number-columns-repeated="4" table:style-name="ce79"/>
          <table:table-cell table:style-name="ce81"/>
          <table:table-cell office:value-type="string" table:style-name="ce201">
            <text:p>3rd continuation</text:p>
          </table:table-cell>
          <table:table-cell table:number-columns-repeated="16376" table:style-name="ce75"/>
        </table:table-row>
        <table:table-row table:style-name="ro3">
          <table:table-cell table:style-name="ce89"/>
          <table:table-cell table:style-name="ce83"/>
          <table:table-cell office:value-type="string" table:style-name="ce156">
            <text:p>Benzíny</text:p>
          </table:table-cell>
          <table:table-cell office:value-type="string" table:style-name="ce155">
            <text:p>Nafta</text:p>
          </table:table-cell>
          <table:table-cell office:value-type="string" table:style-name="ce156">
            <text:p>Vykurovací olej</text:p>
          </table:table-cell>
          <table:table-cell table:style-name="ce156"/>
          <table:table-cell table:style-name="ce24"/>
          <table:table-cell table:style-name="ce43"/>
          <table:table-cell table:number-columns-repeated="16376"/>
        </table:table-row>
        <table:table-row table:style-name="ro3">
          <table:table-cell table:style-name="ce89"/>
          <table:table-cell table:style-name="ce6"/>
          <table:table-cell table:style-name="ce179"/>
          <table:table-cell table:style-name="ce159"/>
          <table:table-cell office:value-type="string" table:style-name="ce160">
            <text:p>Fuel Oil</text:p>
          </table:table-cell>
          <table:table-cell table:style-name="ce158"/>
          <table:table-cell table:style-name="ce84"/>
          <table:table-cell table:style-name="ce47"/>
          <table:table-cell table:number-columns-repeated="16376"/>
        </table:table-row>
        <table:table-row table:style-name="ro3">
          <table:table-cell table:style-name="ce89"/>
          <table:table-cell table:style-name="ce8"/>
          <table:table-cell office:value-type="string" table:style-name="ce163">
            <text:p>Gasolines</text:p>
          </table:table-cell>
          <table:table-cell office:value-type="string" table:style-name="ce200">
            <text:p>Diesel Oil</text:p>
          </table:table-cell>
          <table:table-cell office:value-type="string" table:style-name="ce165">
            <text:p>ľahký</text:p>
          </table:table-cell>
          <table:table-cell office:value-type="string" table:style-name="ce165">
            <text:p>ťažký</text:p>
          </table:table-cell>
          <table:table-cell table:style-name="ce20"/>
          <table:table-cell table:style-name="ce47"/>
          <table:table-cell table:number-columns-repeated="16376"/>
        </table:table-row>
        <table:table-row table:style-name="ro3">
          <table:table-cell table:style-name="ce176"/>
          <table:table-cell table:style-name="ce12"/>
          <table:table-cell office:value-type="string" table:style-name="ce169">
            <text:p><text:s/></text:p>
          </table:table-cell>
          <table:table-cell office:value-type="string" table:style-name="ce169">
            <text:p><text:s/></text:p>
          </table:table-cell>
          <table:table-cell office:value-type="string" table:style-name="ce169">
            <text:p>Light</text:p>
          </table:table-cell>
          <table:table-cell office:value-type="string" table:style-name="ce169">
            <text:p>Heavy</text:p>
          </table:table-cell>
          <table:table-cell table:style-name="ce85"/>
          <table:table-cell table:style-name="ce48"/>
          <table:table-cell table:number-columns-repeated="16376"/>
        </table:table-row>
        <table:table-row table:style-name="ro12">
          <table:table-cell table:style-name="ce89"/>
          <table:table-cell table:style-name="ce8"/>
          <table:table-cell table:style-name="ce34"/>
          <table:table-cell table:style-name="ce19"/>
          <table:table-cell table:style-name="ce33"/>
          <table:table-cell table:style-name="ce190"/>
          <table:table-cell table:style-name="ce20"/>
          <table:table-cell table:style-name="ce4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348">
            <text:p>4 Nitriansky kraj</text:p>
          </table:table-cell>
          <table:covered-table-cell/>
          <table:table-cell table:number-columns-repeated="4" table:style-name="ce92"/>
          <table:table-cell office:value-type="string" table:number-columns-spanned="2" table:number-rows-spanned="1" table:style-name="ce326">
            <text:p>4 Region of Nitra</text:p>
          </table:table-cell>
          <table:covered-table-cell/>
          <table:table-cell table:number-columns-repeated="16376"/>
        </table:table-row>
        <table:table-row table:style-name="ro34">
          <table:table-cell table:style-name="ce89"/>
          <table:table-cell table:style-name="ce56"/>
          <table:table-cell table:number-columns-repeated="4" table:style-name="ce92"/>
          <table:table-cell table:style-name="ce94"/>
          <table:table-cell table:style-name="ce58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346">
            <text:p>Priemysel spolu <text:s/>(B C D E)</text:p>
          </table:table-cell>
          <table:covered-table-cell/>
          <table:table-cell office:value-type="float" office:value="38220.840000000004" table:style-name="ce29">
            <text:p>38 221</text:p>
          </table:table-cell>
          <table:table-cell office:value-type="float" office:value="462903.91399999999" table:style-name="ce29">
            <text:p>462 90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6"/>
        </table:table-row>
        <table:table-row table:style-name="ro5">
          <table:table-cell table:style-name="ce35"/>
          <table:table-cell table:style-name="ce60"/>
          <table:table-cell table:number-columns-repeated="4" table:style-name="ce29"/>
          <table:table-cell table:style-name="ce177"/>
          <table:table-cell table:style-name="ce61"/>
          <table:table-cell table:number-columns-repeated="16376"/>
        </table:table-row>
        <table:table-row table:style-name="ro2">
          <table:table-cell office:value-type="string" table:style-name="ce89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35233.464" table:style-name="ce29">
            <text:p>35 233</text:p>
          </table:table-cell>
          <table:table-cell office:value-type="float" office:value="372924.04599999997" table:style-name="ce29">
            <text:p>372 92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88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6"/>
        </table:table-row>
        <table:table-row table:style-name="ro2">
          <table:table-cell table:style-name="ce89"/>
          <table:table-cell office:value-type="string" table:style-name="ce32">
            <text:p>10 Výroba potravín</text:p>
          </table:table-cell>
          <table:table-cell office:value-type="float" office:value="2679.8520000000003" table:style-name="ce29">
            <text:p>2 680</text:p>
          </table:table-cell>
          <table:table-cell office:value-type="float" office:value="193763.94399999999" table:style-name="ce29">
            <text:p>193 76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10 Manuf.of food products</text:p>
          </table:table-cell>
          <table:table-cell table:number-columns-repeated="16376"/>
        </table:table-row>
        <table:table-row table:style-name="ro2">
          <table:table-cell table:style-name="ce89"/>
          <table:table-cell office:value-type="string" table:style-name="ce32">
            <text:p>11 Výroba nápojov</text:p>
          </table:table-cell>
          <table:table-cell office:value-type="float" office:value="9665.0400000000009" table:style-name="ce29">
            <text:p>9 665</text:p>
          </table:table-cell>
          <table:table-cell office:value-type="float" office:value="11321.134" table:style-name="ce29">
            <text:p>11 32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11 Manufacture of beverages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13 Výroba textilu</text:p>
          </table:table-cell>
          <table:table-cell office:value-type="float" office:value="219.66000000000003" table:style-name="ce29">
            <text:p>220</text:p>
          </table:table-cell>
          <table:table-cell office:value-type="float" office:value="631.29" table:style-name="ce29">
            <text:p>63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13 Manufacture of textiles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14 Výroba odevov</text:p>
          </table:table-cell>
          <table:table-cell office:value-type="float" office:value="175.72800000000001" table:style-name="ce29">
            <text:p>176</text:p>
          </table:table-cell>
          <table:table-cell office:value-type="float" office:value="547.11799999999994" table:style-name="ce29">
            <text:p>54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14 Manuf.of wear.apparel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15 Výroba kože</text:p>
          </table:table-cell>
          <table:table-cell office:value-type="float" office:value="263.59199999999998" table:style-name="ce29">
            <text:p>264</text:p>
          </table:table-cell>
          <table:table-cell office:value-type="float" office:value="589.20399999999995" table:style-name="ce29">
            <text:p>58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15 Manufacture of leathe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16 Spracovanie dreva</text:p>
          </table:table-cell>
          <table:table-cell office:value-type="float" office:value="439.32000000000005" table:style-name="ce29">
            <text:p>439</text:p>
          </table:table-cell>
          <table:table-cell office:value-type="float" office:value="6733.76" table:style-name="ce29">
            <text:p>6 73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16 Manufacture of wood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17 Výroba papiera</text:p>
          </table:table-cell>
          <table:table-cell office:value-type="float" office:value="922.572" table:style-name="ce29">
            <text:p>923</text:p>
          </table:table-cell>
          <table:table-cell office:value-type="float" office:value="8290.9419999999991" table:style-name="ce29">
            <text:p>8 29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17 Manufacture of paper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18 Tlač,reprod.záznam.médií</text:p>
          </table:table-cell>
          <table:table-cell office:value-type="float" office:value="351.45600000000002" table:style-name="ce29">
            <text:p>351</text:p>
          </table:table-cell>
          <table:table-cell office:value-type="float" office:value="3324.7939999999999" table:style-name="ce29">
            <text:p>3 32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18 Printing,repr.of rec.med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20 Výroba chemikálií</text:p>
          </table:table-cell>
          <table:table-cell office:value-type="float" office:value="615.048" table:style-name="ce29">
            <text:p>615</text:p>
          </table:table-cell>
          <table:table-cell office:value-type="float" office:value="6775.8459999999995" table:style-name="ce29">
            <text:p>6 77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0 Manufacture of chemicals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22 Výroba výrobkov z gumy</text:p>
          </table:table-cell>
          <table:table-cell office:value-type="float" office:value="1757.2800000000002" table:style-name="ce29">
            <text:p>1 757</text:p>
          </table:table-cell>
          <table:table-cell office:value-type="float" office:value="22558.095999999998" table:style-name="ce29">
            <text:p>22 55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2 Manu.of rub.,plast.prod.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23 Výroba ost.nekov.výr.</text:p>
          </table:table-cell>
          <table:table-cell office:value-type="float" office:value="922.572" table:style-name="ce29">
            <text:p>923</text:p>
          </table:table-cell>
          <table:table-cell office:value-type="float" office:value="23610.245999999999" table:style-name="ce29">
            <text:p>23 61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3 Manuf.of oth.non-met.pr.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24 Výroba,spracovanie kovov</text:p>
          </table:table-cell>
          <table:table-cell office:value-type="float" office:value="43.932000000000002" table:style-name="ce29">
            <text:p>44</text:p>
          </table:table-cell>
          <table:table-cell office:value-type="float" office:value="2609.3319999999999" table:style-name="ce29">
            <text:p>2 60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4 Manuf.of basic metals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25 Výroba kov.konštrukcií</text:p>
          </table:table-cell>
          <table:table-cell office:value-type="float" office:value="3953.88" table:style-name="ce29">
            <text:p>3 954</text:p>
          </table:table-cell>
          <table:table-cell office:value-type="float" office:value="30217.748" table:style-name="ce29">
            <text:p>30 21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5 Manu.of fabric.met.prod.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26 Výroba počítačových výr.</text:p>
          </table:table-cell>
          <table:table-cell office:value-type="float" office:value="395.38800000000003" table:style-name="ce29">
            <text:p>395</text:p>
          </table:table-cell>
          <table:table-cell office:value-type="float" office:value="1809.6979999999999" table:style-name="ce29">
            <text:p>1 81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6 Manuf.of computer prod.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27 Výroba elektrických zar.</text:p>
          </table:table-cell>
          <table:table-cell office:value-type="float" office:value="1405.8240000000001" table:style-name="ce29">
            <text:p>1 406</text:p>
          </table:table-cell>
          <table:table-cell office:value-type="float" office:value="8627.6299999999992" table:style-name="ce29">
            <text:p>8 62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7 Manuf.of elec.equipmen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28 Výroba strojov a zar.</text:p>
          </table:table-cell>
          <table:table-cell office:value-type="float" office:value="5183.9760000000006" table:style-name="ce29">
            <text:p>5 184</text:p>
          </table:table-cell>
          <table:table-cell office:value-type="float" office:value="14014.637999999999" table:style-name="ce29">
            <text:p>14 01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8 Manu.of machinery n.e.c.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29 Výroba motor.vozidiel</text:p>
          </table:table-cell>
          <table:table-cell office:value-type="float" office:value="351.45600000000002" table:style-name="ce29">
            <text:p>351</text:p>
          </table:table-cell>
          <table:table-cell office:value-type="float" office:value="3745.654" table:style-name="ce29">
            <text:p>3 74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9 Manuf.of mot.vehicles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2">
            <text:p>31 Výroba nábytku</text:p>
          </table:table-cell>
          <table:table-cell office:value-type="float" office:value="966.50400000000002" table:style-name="ce29">
            <text:p>967</text:p>
          </table:table-cell>
          <table:table-cell office:value-type="float" office:value="13467.52" table:style-name="ce29">
            <text:p>13 46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31 Manufacture of furniture</text:p>
          </table:table-cell>
          <table:table-cell table:number-columns-repeated="16376"/>
        </table:table-row>
        <table:table-row table:style-name="ro2">
          <table:table-cell table:style-name="ce89"/>
          <table:table-cell office:value-type="string" table:style-name="ce32">
            <text:p>33 Oprava a inštal.strojov</text:p>
          </table:table-cell>
          <table:table-cell office:value-type="float" office:value="4437.1320000000005" table:style-name="ce29">
            <text:p>4 437</text:p>
          </table:table-cell>
          <table:table-cell office:value-type="float" office:value="19275.387999999999" table:style-name="ce29">
            <text:p>19 27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33 Repair,instal.of machin.</text:p>
          </table:table-cell>
          <table:table-cell table:number-columns-repeated="16376"/>
        </table:table-row>
        <table:table-row table:style-name="ro5">
          <table:table-cell table:style-name="ce89"/>
          <table:table-cell table:style-name="ce32"/>
          <table:table-cell table:number-columns-repeated="4" table:style-name="ce29"/>
          <table:table-cell table:style-name="ce88"/>
          <table:table-cell table:style-name="ce32"/>
          <table:table-cell table:number-columns-repeated="16376"/>
        </table:table-row>
        <table:table-row table:style-name="ro2">
          <table:table-cell office:value-type="string" table:style-name="ce89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878.6400000000001" table:style-name="ce29">
            <text:p>879</text:p>
          </table:table-cell>
          <table:table-cell office:value-type="float" office:value="1388.838" table:style-name="ce29">
            <text:p>1 38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88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6"/>
        </table:table-row>
        <table:table-row table:style-name="ro2">
          <table:table-cell table:style-name="ce89"/>
          <table:table-cell office:value-type="string" table:style-name="ce32">
            <text:p>35 Dod.elektr,plynu,pary</text:p>
          </table:table-cell>
          <table:table-cell office:value-type="float" office:value="878.6400000000001" table:style-name="ce29">
            <text:p>879</text:p>
          </table:table-cell>
          <table:table-cell office:value-type="float" office:value="1388.838" table:style-name="ce29">
            <text:p>1 38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35 Electr,gas,steam supply</text:p>
          </table:table-cell>
          <table:table-cell table:number-columns-repeated="16376"/>
        </table:table-row>
        <table:table-row table:style-name="ro5">
          <table:table-cell table:style-name="ce89"/>
          <table:table-cell table:style-name="ce32"/>
          <table:table-cell table:number-columns-repeated="4" table:style-name="ce29"/>
          <table:table-cell table:style-name="ce88"/>
          <table:table-cell table:style-name="ce32"/>
          <table:table-cell table:number-columns-repeated="16376"/>
        </table:table-row>
        <table:table-row table:style-name="ro2">
          <table:table-cell office:value-type="string" table:style-name="ce89">
            <text:p>E</text:p>
          </table:table-cell>
          <table:table-cell office:value-type="string" table:style-name="ce32">
            <text:p>Dodávka vody</text:p>
          </table:table-cell>
          <table:table-cell office:value-type="float" office:value="1801.212" table:style-name="ce29">
            <text:p>1 801</text:p>
          </table:table-cell>
          <table:table-cell office:value-type="float" office:value="58667.883999999998" table:style-name="ce29">
            <text:p>58 66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88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6"/>
        </table:table-row>
        <table:table-row table:style-name="ro2">
          <table:table-cell table:style-name="ce89"/>
          <table:table-cell table:style-name="ce32"/>
          <table:table-cell table:number-columns-repeated="4" table:style-name="ce31"/>
          <table:table-cell table:style-name="ce88"/>
          <table:table-cell table:style-name="ce32"/>
          <table:table-cell table:number-columns-repeated="16376"/>
        </table:table-row>
        <table:table-row table:style-name="ro3">
          <table:table-cell office:value-type="string" table:number-columns-spanned="8" table:number-rows-spanned="1" table:style-name="ce319">
            <text:p>Tab. č. 2-8. Spotreba vybraných druhov kvapalných palív v priemysle v GJ - podľa krajov za rok 2020</text:p>
          </table:table-cell>
          <table:covered-table-cell table:number-columns-repeated="7"/>
          <table:table-cell table:number-columns-repeated="16376" table:style-name="ce39"/>
        </table:table-row>
        <table:table-row table:style-name="ro3">
          <table:table-cell office:value-type="string" table:number-columns-spanned="8" table:number-rows-spanned="1" table:style-name="ce320">
            <text:p>Consumption of Selected Liquid Fuels in Industry in GJ - by Regions in 2020</text:p>
          </table:table-cell>
          <table:covered-table-cell table:number-columns-repeated="7"/>
          <table:table-cell table:number-columns-repeated="16376" table:style-name="ce39"/>
        </table:table-row>
        <table:table-row table:style-name="ro34">
          <table:table-cell table:style-name="ce89"/>
          <table:table-cell table:style-name="ce32"/>
          <table:table-cell table:number-columns-repeated="4" table:style-name="ce97"/>
          <table:table-cell table:style-name="ce62"/>
          <table:table-cell table:style-name="ce32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330">
            <text:p>4. pokračovanie</text:p>
          </table:table-cell>
          <table:covered-table-cell/>
          <table:table-cell table:number-columns-repeated="4" table:style-name="ce97"/>
          <table:table-cell table:style-name="ce62"/>
          <table:table-cell office:value-type="string" table:style-name="ce201">
            <text:p>4th continuation</text:p>
          </table:table-cell>
          <table:table-cell table:number-columns-repeated="16376"/>
        </table:table-row>
        <table:table-row table:style-name="ro6">
          <table:table-cell table:style-name="ce89"/>
          <table:table-cell table:style-name="ce32"/>
          <table:table-cell office:value-type="string" table:style-name="ce156">
            <text:p>Benzíny</text:p>
          </table:table-cell>
          <table:table-cell office:value-type="string" table:style-name="ce155">
            <text:p>Nafta</text:p>
          </table:table-cell>
          <table:table-cell office:value-type="string" table:style-name="ce156">
            <text:p>Vykurovací olej</text:p>
          </table:table-cell>
          <table:table-cell table:style-name="ce156"/>
          <table:table-cell table:style-name="ce193"/>
          <table:table-cell table:style-name="ce194"/>
          <table:table-cell table:number-columns-repeated="16376"/>
        </table:table-row>
        <table:table-row table:style-name="ro6">
          <table:table-cell table:style-name="ce89"/>
          <table:table-cell table:style-name="ce32"/>
          <table:table-cell table:style-name="ce179"/>
          <table:table-cell table:style-name="ce159"/>
          <table:table-cell office:value-type="string" table:style-name="ce160">
            <text:p>Fuel Oil</text:p>
          </table:table-cell>
          <table:table-cell table:style-name="ce158"/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table:style-name="ce89"/>
          <table:table-cell table:style-name="ce32"/>
          <table:table-cell office:value-type="string" table:style-name="ce163">
            <text:p>Gasolines</text:p>
          </table:table-cell>
          <table:table-cell office:value-type="string" table:style-name="ce200">
            <text:p>Diesel Oil</text:p>
          </table:table-cell>
          <table:table-cell office:value-type="string" table:style-name="ce165">
            <text:p>ľahký</text:p>
          </table:table-cell>
          <table:table-cell office:value-type="string" table:style-name="ce165">
            <text:p>ťažký</text:p>
          </table:table-cell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table:style-name="ce89"/>
          <table:table-cell table:style-name="ce32"/>
          <table:table-cell office:value-type="string" table:style-name="ce169">
            <text:p><text:s/></text:p>
          </table:table-cell>
          <table:table-cell office:value-type="string" table:style-name="ce169">
            <text:p><text:s/></text:p>
          </table:table-cell>
          <table:table-cell office:value-type="string" table:style-name="ce169">
            <text:p>Light</text:p>
          </table:table-cell>
          <table:table-cell office:value-type="string" table:style-name="ce169">
            <text:p>Heavy</text:p>
          </table:table-cell>
          <table:table-cell table:style-name="ce62"/>
          <table:table-cell table:style-name="ce32"/>
          <table:table-cell table:number-columns-repeated="16376"/>
        </table:table-row>
        <table:table-row table:style-name="ro21">
          <table:table-cell table:style-name="ce174"/>
          <table:table-cell table:style-name="ce195"/>
          <table:table-cell table:number-columns-repeated="4" table:style-name="ce180"/>
          <table:table-cell table:style-name="ce193"/>
          <table:table-cell table:style-name="ce194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348">
            <text:p>5 Žilinský kraj</text:p>
          </table:table-cell>
          <table:covered-table-cell/>
          <table:table-cell table:number-columns-repeated="4" table:style-name="ce92"/>
          <table:table-cell office:value-type="string" table:number-columns-spanned="2" table:number-rows-spanned="1" table:style-name="ce326">
            <text:p>5 Region of Žilina</text:p>
          </table:table-cell>
          <table:covered-table-cell/>
          <table:table-cell table:number-columns-repeated="16376"/>
        </table:table-row>
        <table:table-row table:style-name="ro36">
          <table:table-cell table:style-name="ce89"/>
          <table:table-cell table:style-name="ce56"/>
          <table:table-cell table:number-columns-repeated="4" table:style-name="ce92"/>
          <table:table-cell table:style-name="ce94"/>
          <table:table-cell table:style-name="ce58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346">
            <text:p>Priemysel spolu <text:s/>(B C D E)</text:p>
          </table:table-cell>
          <table:covered-table-cell/>
          <table:table-cell office:value-type="float" office:value="94497.732000000004" table:style-name="ce29">
            <text:p>94 498</text:p>
          </table:table-cell>
          <table:table-cell office:value-type="float" office:value="616896.58799999999" table:style-name="ce29">
            <text:p>616 897</text:p>
          </table:table-cell>
          <table:table-cell office:value-type="float" office:value="40.601999999999997" table:style-name="ce29">
            <text:p>41</text:p>
          </table:table-cell>
          <table:table-cell office:value-type="string" table:style-name="ce29">
            <text:p>-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6"/>
        </table:table-row>
        <table:table-row table:style-name="ro30">
          <table:table-cell table:style-name="ce35"/>
          <table:table-cell table:style-name="ce60"/>
          <table:table-cell table:number-columns-repeated="4" table:style-name="ce29"/>
          <table:table-cell table:style-name="ce177"/>
          <table:table-cell table:style-name="ce61"/>
          <table:table-cell table:number-columns-repeated="16376"/>
        </table:table-row>
        <table:table-row table:style-name="ro37">
          <table:table-cell office:value-type="string" table:style-name="ce89">
            <text:p>B</text:p>
          </table:table-cell>
          <table:table-cell office:value-type="string" table:style-name="ce32">
            <text:p>Ťažba a dobývanie</text:p>
          </table:table-cell>
          <table:table-cell office:value-type="float" office:value="175.72800000000001" table:style-name="ce29">
            <text:p>176</text:p>
          </table:table-cell>
          <table:table-cell office:value-type="float" office:value="25924.975999999999" table:style-name="ce29">
            <text:p>25 92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2">
            <text:p>B</text:p>
          </table:table-cell>
          <table:table-cell office:value-type="string" table:style-name="ce32">
            <text:p>Mining and quarrying</text:p>
          </table:table-cell>
          <table:table-cell table:number-columns-repeated="16376"/>
        </table:table-row>
        <table:table-row table:style-name="ro3">
          <table:table-cell table:style-name="ce89"/>
          <table:table-cell office:value-type="string" table:style-name="ce32">
            <text:p>08 Iná ťažba a dobývanie</text:p>
          </table:table-cell>
          <table:table-cell office:value-type="float" office:value="175.72800000000001" table:style-name="ce29">
            <text:p>176</text:p>
          </table:table-cell>
          <table:table-cell office:value-type="float" office:value="25924.975999999999" table:style-name="ce29">
            <text:p>25 92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08 Oth.mining and quarrying</text:p>
          </table:table-cell>
          <table:table-cell table:number-columns-repeated="16376"/>
        </table:table-row>
        <table:table-row table:style-name="ro30">
          <table:table-cell table:style-name="ce89"/>
          <table:table-cell table:style-name="ce32"/>
          <table:table-cell table:number-columns-repeated="4" table:style-name="ce29"/>
          <table:table-cell table:style-name="ce62"/>
          <table:table-cell table:style-name="ce32"/>
          <table:table-cell table:number-columns-repeated="16376"/>
        </table:table-row>
        <table:table-row table:style-name="ro26">
          <table:table-cell office:value-type="string" table:style-name="ce89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81933.180000000008" table:style-name="ce29">
            <text:p>81 933</text:p>
          </table:table-cell>
          <table:table-cell office:value-type="float" office:value="438325.69" table:style-name="ce29">
            <text:p>438 326</text:p>
          </table:table-cell>
          <table:table-cell office:value-type="float" office:value="40.601999999999997" table:style-name="ce29">
            <text:p>41</text:p>
          </table:table-cell>
          <table:table-cell office:value-type="string" table:style-name="ce29">
            <text:p>-</text:p>
          </table:table-cell>
          <table:table-cell office:value-type="string" table:style-name="ce63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10 Výroba potravín</text:p>
          </table:table-cell>
          <table:table-cell office:value-type="float" office:value="702.91200000000003" table:style-name="ce29">
            <text:p>703</text:p>
          </table:table-cell>
          <table:table-cell office:value-type="float" office:value="47304.663999999997" table:style-name="ce29">
            <text:p>47 30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10 Manuf.of food products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11 Výroba nápojov</text:p>
          </table:table-cell>
          <table:table-cell office:value-type="float" office:value="702.91200000000003" table:style-name="ce29">
            <text:p>703</text:p>
          </table:table-cell>
          <table:table-cell office:value-type="float" office:value="11741.993999999999" table:style-name="ce29">
            <text:p>11 74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11 Manufacture of beverages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13 Výroba textilu</text:p>
          </table:table-cell>
          <table:table-cell office:value-type="float" office:value="351.45600000000002" table:style-name="ce29">
            <text:p>351</text:p>
          </table:table-cell>
          <table:table-cell office:value-type="float" office:value="2104.2999999999997" table:style-name="ce29">
            <text:p>2 10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13 Manufacture of textiles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14 Výroba odevov</text:p>
          </table:table-cell>
          <table:table-cell office:value-type="float" office:value="131.79599999999999" table:style-name="ce29">
            <text:p>132</text:p>
          </table:table-cell>
          <table:table-cell office:value-type="float" office:value="462.94599999999997" table:style-name="ce29">
            <text:p>46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14 Manuf.of wear.apparel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15 Výroba kože</text:p>
          </table:table-cell>
          <table:table-cell office:value-type="float" office:value="219.66000000000003" table:style-name="ce29">
            <text:p>220</text:p>
          </table:table-cell>
          <table:table-cell office:value-type="float" office:value="1094.2359999999999" table:style-name="ce29">
            <text:p>1 09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15 Manufacture of leather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16 Spracovanie dreva</text:p>
          </table:table-cell>
          <table:table-cell office:value-type="float" office:value="966.50400000000002" table:style-name="ce29">
            <text:p>967</text:p>
          </table:table-cell>
          <table:table-cell office:value-type="float" office:value="81310.152000000002" table:style-name="ce29">
            <text:p>81 31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6 Manufacture of wood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17 Výroba papiera</text:p>
          </table:table-cell>
          <table:table-cell office:value-type="float" office:value="966.50400000000002" table:style-name="ce29">
            <text:p>967</text:p>
          </table:table-cell>
          <table:table-cell office:value-type="float" office:value="3324.7939999999999" table:style-name="ce29">
            <text:p>3 32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17 Manufacture of paper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18 Tlač,reprod.záznam.médií</text:p>
          </table:table-cell>
          <table:table-cell office:value-type="float" office:value="307.524" table:style-name="ce29">
            <text:p>308</text:p>
          </table:table-cell>
          <table:table-cell office:value-type="float" office:value="1262.58" table:style-name="ce29">
            <text:p>1 26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18 Printing,repr.of rec.med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0 Výroba chemikálií</text:p>
          </table:table-cell>
          <table:table-cell office:value-type="float" office:value="87.864000000000004" table:style-name="ce29">
            <text:p>88</text:p>
          </table:table-cell>
          <table:table-cell office:value-type="float" office:value="4166.5140000000001" table:style-name="ce29">
            <text:p>4 16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20 Manufacture of chemicals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1 Výr.zákl.farmaceut.výr.</text:p>
          </table:table-cell>
          <table:table-cell office:value-type="float" office:value="43.932000000000002" table:style-name="ce29">
            <text:p>44</text:p>
          </table:table-cell>
          <table:table-cell office:value-type="float" office:value="462.94599999999997" table:style-name="ce29">
            <text:p>46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1 Manuf.of bas.pharm.prod.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2 Výroba výrobkov z gumy</text:p>
          </table:table-cell>
          <table:table-cell office:value-type="float" office:value="746.84400000000005" table:style-name="ce29">
            <text:p>747</text:p>
          </table:table-cell>
          <table:table-cell office:value-type="float" office:value="10395.242" table:style-name="ce29">
            <text:p>10 39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22 Manu.of rub.,plast.prod.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3 Výroba ost.nekov.výr.</text:p>
          </table:table-cell>
          <table:table-cell office:value-type="float" office:value="1405.8240000000001" table:style-name="ce29">
            <text:p>1 406</text:p>
          </table:table-cell>
          <table:table-cell office:value-type="float" office:value="91284.534" table:style-name="ce29">
            <text:p>91 28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23 Manuf.of oth.non-met.pr.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4 Výroba,spracovanie kovov</text:p>
          </table:table-cell>
          <table:table-cell office:value-type="float" office:value="1142.232" table:style-name="ce29">
            <text:p>1 142</text:p>
          </table:table-cell>
          <table:table-cell office:value-type="float" office:value="15487.647999999999" table:style-name="ce29">
            <text:p>15 48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24 Manuf.of basic metals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5 Výroba kov.konštrukcií</text:p>
          </table:table-cell>
          <table:table-cell office:value-type="float" office:value="4217.4719999999998" table:style-name="ce29">
            <text:p>4 217</text:p>
          </table:table-cell>
          <table:table-cell office:value-type="float" office:value="40486.731999999996" table:style-name="ce29">
            <text:p>40 48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25 Manu.of fabric.met.prod.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6 Výroba počítačových výr.</text:p>
          </table:table-cell>
          <table:table-cell office:value-type="float" office:value="439.32000000000005" table:style-name="ce29">
            <text:p>439</text:p>
          </table:table-cell>
          <table:table-cell office:value-type="float" office:value="1346.752" table:style-name="ce29">
            <text:p>1 34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26 Manuf.of computer prod.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7 Výroba elektrických zar.</text:p>
          </table:table-cell>
          <table:table-cell office:value-type="float" office:value="1449.7560000000001" table:style-name="ce29">
            <text:p>1 450</text:p>
          </table:table-cell>
          <table:table-cell office:value-type="float" office:value="13004.573999999999" table:style-name="ce29">
            <text:p>13 00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27 Manuf.of elec.equipment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8 Výroba strojov a zar.</text:p>
          </table:table-cell>
          <table:table-cell office:value-type="float" office:value="2196.6" table:style-name="ce29">
            <text:p>2 197</text:p>
          </table:table-cell>
          <table:table-cell office:value-type="float" office:value="51260.748" table:style-name="ce29">
            <text:p>51 261</text:p>
          </table:table-cell>
          <table:table-cell office:value-type="float" office:value="40.601999999999997" table:style-name="ce29">
            <text:p>41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28 Manu.of machinery n.e.c.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9 Výroba motor.vozidiel</text:p>
          </table:table-cell>
          <table:table-cell office:value-type="float" office:value="64360.380000000005" table:style-name="ce29">
            <text:p>64 360</text:p>
          </table:table-cell>
          <table:table-cell office:value-type="float" office:value="40823.42" table:style-name="ce29">
            <text:p>40 82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29 Manuf.of mot.vehicles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31 Výroba nábytku</text:p>
          </table:table-cell>
          <table:table-cell office:value-type="float" office:value="571.11599999999999" table:style-name="ce29">
            <text:p>571</text:p>
          </table:table-cell>
          <table:table-cell office:value-type="float" office:value="10605.672" table:style-name="ce29">
            <text:p>10 60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31 Manufacture of furniture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33 Oprava a inštal.strojov</text:p>
          </table:table-cell>
          <table:table-cell office:value-type="float" office:value="746.84400000000005" table:style-name="ce29">
            <text:p>747</text:p>
          </table:table-cell>
          <table:table-cell office:value-type="float" office:value="4839.8899999999994" table:style-name="ce29">
            <text:p>4 84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33 Repair,instal.of machin.</text:p>
          </table:table-cell>
          <table:table-cell table:number-columns-repeated="16376"/>
        </table:table-row>
        <table:table-row table:style-name="ro15">
          <table:table-cell office:value-type="string" table:style-name="ce89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3953.88" table:style-name="ce29">
            <text:p>3 954</text:p>
          </table:table-cell>
          <table:table-cell office:value-type="float" office:value="34931.379999999997" table:style-name="ce29">
            <text:p>34 93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3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6"/>
        </table:table-row>
        <table:table-row table:style-name="ro3">
          <table:table-cell table:style-name="ce89"/>
          <table:table-cell office:value-type="string" table:style-name="ce32">
            <text:p>35 Dod.elektr,plynu,pary</text:p>
          </table:table-cell>
          <table:table-cell office:value-type="float" office:value="3953.88" table:style-name="ce29">
            <text:p>3 954</text:p>
          </table:table-cell>
          <table:table-cell office:value-type="float" office:value="34931.379999999997" table:style-name="ce29">
            <text:p>34 93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35 Electr,gas,steam supply</text:p>
          </table:table-cell>
          <table:table-cell table:number-columns-repeated="16376"/>
        </table:table-row>
        <table:table-row table:style-name="ro38">
          <table:table-cell office:value-type="string" table:style-name="ce89">
            <text:p>E</text:p>
          </table:table-cell>
          <table:table-cell office:value-type="string" table:style-name="ce32">
            <text:p>Dodávka vody</text:p>
          </table:table-cell>
          <table:table-cell office:value-type="float" office:value="8434.9439999999995" table:style-name="ce29">
            <text:p>8 435</text:p>
          </table:table-cell>
          <table:table-cell office:value-type="float" office:value="117714.542" table:style-name="ce29">
            <text:p>117 71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3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36 Zber,úprava,dodávka vody</text:p>
          </table:table-cell>
          <table:table-cell office:value-type="float" office:value="5447.5680000000002" table:style-name="ce29">
            <text:p>5 448</text:p>
          </table:table-cell>
          <table:table-cell office:value-type="float" office:value="20117.108" table:style-name="ce29">
            <text:p>20 11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36 Water coll,treatm,supply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38 Zber,sprac,likv.odpadov</text:p>
          </table:table-cell>
          <table:table-cell office:value-type="float" office:value="2987.3760000000002" table:style-name="ce29">
            <text:p>2 987</text:p>
          </table:table-cell>
          <table:table-cell office:value-type="float" office:value="97597.433999999994" table:style-name="ce29">
            <text:p>97 59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38 Waste coll,disposal act.</text:p>
          </table:table-cell>
          <table:table-cell table:number-columns-repeated="16376"/>
        </table:table-row>
        <table:table-row table:style-name="ro3">
          <table:table-cell office:value-type="string" table:number-columns-spanned="8" table:number-rows-spanned="1" table:style-name="ce319">
            <text:p>Tab. č. 2-8. Spotreba vybraných druhov kvapalných palív v priemysle v GJ - podľa krajov za rok 2020</text:p>
          </table:table-cell>
          <table:covered-table-cell table:number-columns-repeated="7"/>
          <table:table-cell table:number-columns-repeated="16376" table:style-name="ce39"/>
        </table:table-row>
        <table:table-row table:style-name="ro3">
          <table:table-cell office:value-type="string" table:number-columns-spanned="8" table:number-rows-spanned="1" table:style-name="ce320">
            <text:p>Consumption of Selected Liquid Fuels in Industry in GJ - by Regions in 2020</text:p>
          </table:table-cell>
          <table:covered-table-cell table:number-columns-repeated="7"/>
          <table:table-cell table:number-columns-repeated="16376" table:style-name="ce39"/>
        </table:table-row>
        <table:table-row table:style-name="ro6">
          <table:table-cell table:style-name="ce89"/>
          <table:table-cell table:style-name="ce32"/>
          <table:table-cell table:number-columns-repeated="4" table:style-name="ce97"/>
          <table:table-cell table:style-name="ce62"/>
          <table:table-cell table:style-name="ce32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330">
            <text:p>5. pokračovanie</text:p>
          </table:table-cell>
          <table:covered-table-cell/>
          <table:table-cell table:number-columns-repeated="4" table:style-name="ce97"/>
          <table:table-cell table:style-name="ce62"/>
          <table:table-cell office:value-type="string" table:style-name="ce201">
            <text:p>5th continuation</text:p>
          </table:table-cell>
          <table:table-cell table:number-columns-repeated="16376"/>
        </table:table-row>
        <table:table-row table:style-name="ro6">
          <table:table-cell table:style-name="ce89"/>
          <table:table-cell table:style-name="ce32"/>
          <table:table-cell office:value-type="string" table:style-name="ce156">
            <text:p>Benzíny</text:p>
          </table:table-cell>
          <table:table-cell office:value-type="string" table:style-name="ce155">
            <text:p>Nafta</text:p>
          </table:table-cell>
          <table:table-cell office:value-type="string" table:style-name="ce156">
            <text:p>Vykurovací olej</text:p>
          </table:table-cell>
          <table:table-cell table:style-name="ce156"/>
          <table:table-cell table:style-name="ce193"/>
          <table:table-cell table:style-name="ce194"/>
          <table:table-cell table:number-columns-repeated="16376"/>
        </table:table-row>
        <table:table-row table:style-name="ro6">
          <table:table-cell table:style-name="ce89"/>
          <table:table-cell table:style-name="ce32"/>
          <table:table-cell table:style-name="ce179"/>
          <table:table-cell table:style-name="ce159"/>
          <table:table-cell office:value-type="string" table:style-name="ce160">
            <text:p>Fuel Oil</text:p>
          </table:table-cell>
          <table:table-cell table:style-name="ce158"/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table:style-name="ce89"/>
          <table:table-cell table:style-name="ce32"/>
          <table:table-cell office:value-type="string" table:style-name="ce163">
            <text:p>Gasolines</text:p>
          </table:table-cell>
          <table:table-cell office:value-type="string" table:style-name="ce200">
            <text:p>Diesel Oil</text:p>
          </table:table-cell>
          <table:table-cell office:value-type="string" table:style-name="ce165">
            <text:p>ľahký</text:p>
          </table:table-cell>
          <table:table-cell office:value-type="string" table:style-name="ce165">
            <text:p>ťažký</text:p>
          </table:table-cell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table:style-name="ce176"/>
          <table:table-cell table:style-name="ce196"/>
          <table:table-cell office:value-type="string" table:style-name="ce169">
            <text:p><text:s/></text:p>
          </table:table-cell>
          <table:table-cell office:value-type="string" table:style-name="ce169">
            <text:p><text:s/></text:p>
          </table:table-cell>
          <table:table-cell office:value-type="string" table:style-name="ce169">
            <text:p>Light</text:p>
          </table:table-cell>
          <table:table-cell office:value-type="string" table:style-name="ce169">
            <text:p>Heavy</text:p>
          </table:table-cell>
          <table:table-cell table:style-name="ce197"/>
          <table:table-cell table:style-name="ce198"/>
          <table:table-cell table:number-columns-repeated="16376"/>
        </table:table-row>
        <table:table-row table:style-name="ro34">
          <table:table-cell table:style-name="ce89"/>
          <table:table-cell table:style-name="ce32"/>
          <table:table-cell table:number-columns-repeated="4" table:style-name="ce180"/>
          <table:table-cell table:style-name="ce62"/>
          <table:table-cell table:style-name="ce32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348">
            <text:p>6 Banskobystrický kraj</text:p>
          </table:table-cell>
          <table:covered-table-cell/>
          <table:table-cell table:number-columns-repeated="4" table:style-name="ce92"/>
          <table:table-cell office:value-type="string" table:number-columns-spanned="2" table:number-rows-spanned="1" table:style-name="ce326">
            <text:p>6 Region of Banská Bystrica</text:p>
          </table:table-cell>
          <table:covered-table-cell/>
          <table:table-cell table:number-columns-repeated="16376"/>
        </table:table-row>
        <table:table-row table:style-name="ro5">
          <table:table-cell table:style-name="ce89"/>
          <table:table-cell table:style-name="ce56"/>
          <table:table-cell table:number-columns-repeated="4" table:style-name="ce92"/>
          <table:table-cell table:style-name="ce94"/>
          <table:table-cell table:style-name="ce58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346">
            <text:p>Priemysel spolu <text:s/>(B C D E)</text:p>
          </table:table-cell>
          <table:covered-table-cell/>
          <table:table-cell office:value-type="float" office:value="39670.596000000005" table:style-name="ce29">
            <text:p>39 671</text:p>
          </table:table-cell>
          <table:table-cell office:value-type="float" office:value="565593.75399999996" table:style-name="ce29">
            <text:p>565 594</text:p>
          </table:table-cell>
          <table:table-cell office:value-type="string" table:style-name="ce29">
            <text:p>-</text:p>
          </table:table-cell>
          <table:table-cell office:value-type="float" office:value="267852" table:style-name="ce29">
            <text:p>267 852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6"/>
        </table:table-row>
        <table:table-row table:style-name="ro8">
          <table:table-cell table:style-name="ce35"/>
          <table:table-cell table:style-name="ce60"/>
          <table:table-cell table:number-columns-repeated="4" table:style-name="ce29"/>
          <table:table-cell table:style-name="ce177"/>
          <table:table-cell table:style-name="ce61"/>
          <table:table-cell table:number-columns-repeated="16376"/>
        </table:table-row>
        <table:table-row table:style-name="ro6">
          <table:table-cell office:value-type="string" table:style-name="ce89">
            <text:p>B</text:p>
          </table:table-cell>
          <table:table-cell office:value-type="string" table:style-name="ce32">
            <text:p>Ťažba a dobývanie</text:p>
          </table:table-cell>
          <table:table-cell office:value-type="float" office:value="219.66000000000003" table:style-name="ce29">
            <text:p>220</text:p>
          </table:table-cell>
          <table:table-cell office:value-type="float" office:value="42591.031999999999" table:style-name="ce29">
            <text:p>42 59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3">
            <text:p>B</text:p>
          </table:table-cell>
          <table:table-cell office:value-type="string" table:style-name="ce32">
            <text:p>Mining and quarrying</text:p>
          </table:table-cell>
          <table:table-cell table:number-columns-repeated="16376"/>
        </table:table-row>
        <table:table-row table:style-name="ro8">
          <table:table-cell table:style-name="ce89"/>
          <table:table-cell table:style-name="ce32"/>
          <table:table-cell table:number-columns-repeated="4" table:style-name="ce29"/>
          <table:table-cell table:style-name="ce63"/>
          <table:table-cell table:style-name="ce32"/>
          <table:table-cell table:number-columns-repeated="16376"/>
        </table:table-row>
        <table:table-row table:style-name="ro6">
          <table:table-cell office:value-type="string" table:style-name="ce89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23371.824000000001" table:style-name="ce29">
            <text:p>23 372</text:p>
          </table:table-cell>
          <table:table-cell office:value-type="float" office:value="355037.49599999998" table:style-name="ce29">
            <text:p>355 037</text:p>
          </table:table-cell>
          <table:table-cell office:value-type="string" table:style-name="ce29">
            <text:p>-</text:p>
          </table:table-cell>
          <table:table-cell office:value-type="float" office:value="267852" table:style-name="ce29">
            <text:p>267 852</text:p>
          </table:table-cell>
          <table:table-cell office:value-type="string" table:style-name="ce63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10 Výroba potravín</text:p>
          </table:table-cell>
          <table:table-cell office:value-type="float" office:value="2811.6480000000001" table:style-name="ce29">
            <text:p>2 812</text:p>
          </table:table-cell>
          <table:table-cell office:value-type="float" office:value="68347.664000000004" table:style-name="ce29">
            <text:p>68 34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10 Manuf.of food products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11 Výroba nápojov</text:p>
          </table:table-cell>
          <table:table-cell office:value-type="float" office:value="571.11599999999999" table:style-name="ce29">
            <text:p>571</text:p>
          </table:table-cell>
          <table:table-cell office:value-type="float" office:value="13215.003999999999" table:style-name="ce29">
            <text:p>13 21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11 Manufacture of beverages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13 Výroba textilu</text:p>
          </table:table-cell>
          <table:table-cell office:value-type="float" office:value="439.32000000000005" table:style-name="ce29">
            <text:p>439</text:p>
          </table:table-cell>
          <table:table-cell office:value-type="float" office:value="3745.654" table:style-name="ce29">
            <text:p>3 74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13 Manufacture of textiles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14 Výroba odevov</text:p>
          </table:table-cell>
          <table:table-cell office:value-type="float" office:value="131.79599999999999" table:style-name="ce29">
            <text:p>132</text:p>
          </table:table-cell>
          <table:table-cell office:value-type="float" office:value="1851.7839999999999" table:style-name="ce29">
            <text:p>1 85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14 Manuf.of wear.apparel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15 Výroba kože</text:p>
          </table:table-cell>
          <table:table-cell office:value-type="float" office:value="87.864000000000004" table:style-name="ce29">
            <text:p>88</text:p>
          </table:table-cell>
          <table:table-cell office:value-type="float" office:value="126.258" table:style-name="ce29">
            <text:p>12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15 Manufacture of leather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16 Spracovanie dreva</text:p>
          </table:table-cell>
          <table:table-cell office:value-type="float" office:value="1098.3" table:style-name="ce29">
            <text:p>1 098</text:p>
          </table:table-cell>
          <table:table-cell office:value-type="float" office:value="98944.186000000002" table:style-name="ce29">
            <text:p>98 94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16 Manufacture of wood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17 Výroba papiera</text:p>
          </table:table-cell>
          <table:table-cell office:value-type="float" office:value="395.38800000000003" table:style-name="ce29">
            <text:p>395</text:p>
          </table:table-cell>
          <table:table-cell office:value-type="float" office:value="3871.9119999999998" table:style-name="ce29">
            <text:p>3 87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17 Manufacture of paper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0 Výroba chemikálií</text:p>
          </table:table-cell>
          <table:table-cell office:value-type="float" office:value="439.32000000000005" table:style-name="ce29">
            <text:p>439</text:p>
          </table:table-cell>
          <table:table-cell office:value-type="float" office:value="8585.5439999999999" table:style-name="ce29">
            <text:p>8 58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20 Manufacture of chemicals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2 Výroba výrobkov z gumy</text:p>
          </table:table-cell>
          <table:table-cell office:value-type="float" office:value="351.45600000000002" table:style-name="ce29">
            <text:p>351</text:p>
          </table:table-cell>
          <table:table-cell office:value-type="float" office:value="3408.9659999999999" table:style-name="ce29">
            <text:p>3 40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22 Manu.of rub.,plast.prod.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3 Výroba ost.nekov.výr.</text:p>
          </table:table-cell>
          <table:table-cell office:value-type="float" office:value="1625.4840000000002" table:style-name="ce29">
            <text:p>1 625</text:p>
          </table:table-cell>
          <table:table-cell office:value-type="float" office:value="33290.025999999998" table:style-name="ce29">
            <text:p>33 29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23 Manuf.of oth.non-met.pr.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4 Výroba,spracovanie kovov</text:p>
          </table:table-cell>
          <table:table-cell office:value-type="float" office:value="2679.8520000000003" table:style-name="ce29">
            <text:p>2 680</text:p>
          </table:table-cell>
          <table:table-cell office:value-type="float" office:value="61824.333999999995" table:style-name="ce29">
            <text:p>61 824</text:p>
          </table:table-cell>
          <table:table-cell office:value-type="string" table:style-name="ce29">
            <text:p>-</text:p>
          </table:table-cell>
          <table:table-cell office:value-type="float" office:value="267852" table:style-name="ce29">
            <text:p>267 852</text:p>
          </table:table-cell>
          <table:table-cell table:style-name="ce63"/>
          <table:table-cell office:value-type="string" table:style-name="ce32">
            <text:p>24 Manuf.of basic metals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5 Výroba kov.konštrukcií</text:p>
          </table:table-cell>
          <table:table-cell office:value-type="float" office:value="4744.6559999999999" table:style-name="ce29">
            <text:p>4 745</text:p>
          </table:table-cell>
          <table:table-cell office:value-type="float" office:value="20159.194" table:style-name="ce29">
            <text:p>20 15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25 Manu.of fabric.met.prod.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6 Výroba počítačových výr.</text:p>
          </table:table-cell>
          <table:table-cell office:value-type="float" office:value="43.932000000000002" table:style-name="ce29">
            <text:p>4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26 Manuf.of computer prod.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7 Výroba elektrických zar.</text:p>
          </table:table-cell>
          <table:table-cell office:value-type="float" office:value="1889.076" table:style-name="ce29">
            <text:p>1 889</text:p>
          </table:table-cell>
          <table:table-cell office:value-type="float" office:value="7112.5339999999997" table:style-name="ce29">
            <text:p>7 11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27 Manuf.of elec.equipment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8 Výroba strojov a zar.</text:p>
          </table:table-cell>
          <table:table-cell office:value-type="float" office:value="3734.2200000000003" table:style-name="ce29">
            <text:p>3 734</text:p>
          </table:table-cell>
          <table:table-cell office:value-type="float" office:value="14856.358" table:style-name="ce29">
            <text:p>14 85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28 Manu.of machinery n.e.c.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9 Výroba motor.vozidiel</text:p>
          </table:table-cell>
          <table:table-cell office:value-type="float" office:value="263.59199999999998" table:style-name="ce29">
            <text:p>264</text:p>
          </table:table-cell>
          <table:table-cell office:value-type="float" office:value="1978.0419999999999" table:style-name="ce29">
            <text:p>1 97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29 Manuf.of mot.vehicles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31 Výroba nábytku</text:p>
          </table:table-cell>
          <table:table-cell office:value-type="float" office:value="219.66000000000003" table:style-name="ce29">
            <text:p>220</text:p>
          </table:table-cell>
          <table:table-cell office:value-type="float" office:value="5344.9219999999996" table:style-name="ce29">
            <text:p>5 34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31 Manufacture of furniture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32 Iná výroba</text:p>
          </table:table-cell>
          <table:table-cell office:value-type="float" office:value="219.66000000000003" table:style-name="ce29">
            <text:p>220</text:p>
          </table:table-cell>
          <table:table-cell office:value-type="float" office:value="967.97799999999995" table:style-name="ce29">
            <text:p>96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32 Other manufacturing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33 Oprava a inštal.strojov</text:p>
          </table:table-cell>
          <table:table-cell office:value-type="float" office:value="1317.96" table:style-name="ce29">
            <text:p>1 318</text:p>
          </table:table-cell>
          <table:table-cell office:value-type="float" office:value="6144.5559999999996" table:style-name="ce29">
            <text:p>6 14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33 Repair,instal.of machin.</text:p>
          </table:table-cell>
          <table:table-cell table:number-columns-repeated="16376"/>
        </table:table-row>
        <table:table-row table:style-name="ro8">
          <table:table-cell table:style-name="ce89"/>
          <table:table-cell table:style-name="ce32"/>
          <table:table-cell table:number-columns-repeated="4" table:style-name="ce29"/>
          <table:table-cell table:style-name="ce63"/>
          <table:table-cell table:style-name="ce32"/>
          <table:table-cell table:number-columns-repeated="16376"/>
        </table:table-row>
        <table:table-row table:style-name="ro3">
          <table:table-cell office:value-type="string" table:style-name="ce89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1581.5520000000001" table:style-name="ce29">
            <text:p>1 582</text:p>
          </table:table-cell>
          <table:table-cell office:value-type="float" office:value="11826.165999999999" table:style-name="ce29">
            <text:p>11 82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3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35 Dod.elektr,plynu,pary</text:p>
          </table:table-cell>
          <table:table-cell office:value-type="float" office:value="1581.5520000000001" table:style-name="ce29">
            <text:p>1 582</text:p>
          </table:table-cell>
          <table:table-cell office:value-type="float" office:value="11826.165999999999" table:style-name="ce29">
            <text:p>11 82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35 Electr,gas,steam supply</text:p>
          </table:table-cell>
          <table:table-cell table:number-columns-repeated="16376"/>
        </table:table-row>
        <table:table-row table:style-name="ro8">
          <table:table-cell table:style-name="ce89"/>
          <table:table-cell table:style-name="ce32"/>
          <table:table-cell table:number-columns-repeated="4" table:style-name="ce29"/>
          <table:table-cell table:style-name="ce63"/>
          <table:table-cell table:style-name="ce32"/>
          <table:table-cell table:number-columns-repeated="16376"/>
        </table:table-row>
        <table:table-row table:style-name="ro6">
          <table:table-cell office:value-type="string" table:style-name="ce89">
            <text:p>E</text:p>
          </table:table-cell>
          <table:table-cell office:value-type="string" table:style-name="ce32">
            <text:p>Dodávka vody</text:p>
          </table:table-cell>
          <table:table-cell office:value-type="float" office:value="14497.560000000001" table:style-name="ce29">
            <text:p>14 498</text:p>
          </table:table-cell>
          <table:table-cell office:value-type="float" office:value="156139.06" table:style-name="ce29">
            <text:p>156 139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3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38 Zber,sprac,likv.odpadov</text:p>
          </table:table-cell>
          <table:table-cell office:value-type="float" office:value="2899.5120000000002" table:style-name="ce29">
            <text:p>2 900</text:p>
          </table:table-cell>
          <table:table-cell office:value-type="float" office:value="31943.273999999998" table:style-name="ce29">
            <text:p>31 94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38 Waste coll,disposal act.</text:p>
          </table:table-cell>
          <table:table-cell table:number-columns-repeated="16376"/>
        </table:table-row>
        <table:table-row table:style-name="ro6">
          <table:table-cell table:style-name="ce89"/>
          <table:table-cell table:style-name="ce32"/>
          <table:table-cell table:number-columns-repeated="4" table:style-name="ce31"/>
          <table:table-cell table:style-name="ce63"/>
          <table:table-cell table:style-name="ce32"/>
          <table:table-cell table:number-columns-repeated="16376"/>
        </table:table-row>
        <table:table-row table:style-name="ro3">
          <table:table-cell office:value-type="string" table:number-columns-spanned="8" table:number-rows-spanned="1" table:style-name="ce319">
            <text:p>Tab. č. 2-8. Spotreba vybraných druhov kvapalných palív v priemysle v GJ - podľa krajov za rok 2020</text:p>
          </table:table-cell>
          <table:covered-table-cell table:number-columns-repeated="7"/>
          <table:table-cell table:number-columns-repeated="16376" table:style-name="ce39"/>
        </table:table-row>
        <table:table-row table:style-name="ro3">
          <table:table-cell office:value-type="string" table:number-columns-spanned="8" table:number-rows-spanned="1" table:style-name="ce320">
            <text:p>Consumption of Selected Liquid Fuels in Industry in GJ - by Regions in 2020</text:p>
          </table:table-cell>
          <table:covered-table-cell table:number-columns-repeated="7"/>
          <table:table-cell table:number-columns-repeated="16376" table:style-name="ce39"/>
        </table:table-row>
        <table:table-row table:style-name="ro6">
          <table:table-cell table:style-name="ce89"/>
          <table:table-cell table:style-name="ce32"/>
          <table:table-cell table:number-columns-repeated="4" table:style-name="ce97"/>
          <table:table-cell table:style-name="ce62"/>
          <table:table-cell table:style-name="ce32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330">
            <text:p>6. pokračovanie</text:p>
          </table:table-cell>
          <table:covered-table-cell/>
          <table:table-cell table:number-columns-repeated="4" table:style-name="ce97"/>
          <table:table-cell table:style-name="ce62"/>
          <table:table-cell office:value-type="string" table:style-name="ce201">
            <text:p>6th continuation</text:p>
          </table:table-cell>
          <table:table-cell table:number-columns-repeated="16376"/>
        </table:table-row>
        <table:table-row table:style-name="ro6">
          <table:table-cell table:style-name="ce89"/>
          <table:table-cell table:style-name="ce32"/>
          <table:table-cell office:value-type="string" table:style-name="ce156">
            <text:p>Benzíny</text:p>
          </table:table-cell>
          <table:table-cell office:value-type="string" table:style-name="ce155">
            <text:p>Nafta</text:p>
          </table:table-cell>
          <table:table-cell office:value-type="string" table:style-name="ce156">
            <text:p>Vykurovací olej</text:p>
          </table:table-cell>
          <table:table-cell table:style-name="ce156"/>
          <table:table-cell table:style-name="ce193"/>
          <table:table-cell table:style-name="ce194"/>
          <table:table-cell table:number-columns-repeated="16376"/>
        </table:table-row>
        <table:table-row table:style-name="ro6">
          <table:table-cell table:style-name="ce89"/>
          <table:table-cell table:style-name="ce32"/>
          <table:table-cell table:style-name="ce179"/>
          <table:table-cell table:style-name="ce159"/>
          <table:table-cell office:value-type="string" table:style-name="ce160">
            <text:p>Fuel Oil</text:p>
          </table:table-cell>
          <table:table-cell table:style-name="ce158"/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table:style-name="ce89"/>
          <table:table-cell table:style-name="ce32"/>
          <table:table-cell office:value-type="string" table:style-name="ce163">
            <text:p>Gasolines</text:p>
          </table:table-cell>
          <table:table-cell office:value-type="string" table:style-name="ce200">
            <text:p>Diesel Oil</text:p>
          </table:table-cell>
          <table:table-cell office:value-type="string" table:style-name="ce165">
            <text:p>ľahký</text:p>
          </table:table-cell>
          <table:table-cell office:value-type="string" table:style-name="ce165">
            <text:p>ťažký</text:p>
          </table:table-cell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table:style-name="ce176"/>
          <table:table-cell table:style-name="ce196"/>
          <table:table-cell office:value-type="string" table:style-name="ce169">
            <text:p><text:s/></text:p>
          </table:table-cell>
          <table:table-cell office:value-type="string" table:style-name="ce169">
            <text:p><text:s/></text:p>
          </table:table-cell>
          <table:table-cell office:value-type="string" table:style-name="ce169">
            <text:p>Light</text:p>
          </table:table-cell>
          <table:table-cell office:value-type="string" table:style-name="ce169">
            <text:p>Heavy</text:p>
          </table:table-cell>
          <table:table-cell table:style-name="ce197"/>
          <table:table-cell table:style-name="ce198"/>
          <table:table-cell table:number-columns-repeated="16376"/>
        </table:table-row>
        <table:table-row table:style-name="ro21">
          <table:table-cell table:style-name="ce52"/>
          <table:table-cell table:style-name="ce32"/>
          <table:table-cell table:number-columns-repeated="4" table:style-name="ce180"/>
          <table:table-cell table:style-name="ce62"/>
          <table:table-cell table:style-name="ce32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348">
            <text:p>7 Prešovský kraj</text:p>
          </table:table-cell>
          <table:covered-table-cell/>
          <table:table-cell table:number-columns-repeated="4" table:style-name="ce92"/>
          <table:table-cell office:value-type="string" table:number-columns-spanned="2" table:number-rows-spanned="1" table:style-name="ce326">
            <text:p>7 Region of Prešov</text:p>
          </table:table-cell>
          <table:covered-table-cell/>
          <table:table-cell table:number-columns-repeated="16376"/>
        </table:table-row>
        <table:table-row table:style-name="ro39">
          <table:table-cell table:style-name="ce199"/>
          <table:table-cell table:style-name="ce60"/>
          <table:table-cell table:number-columns-repeated="4" table:style-name="ce92"/>
          <table:table-cell table:style-name="ce99"/>
          <table:table-cell table:style-name="ce61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346">
            <text:p>Priemysel spolu (B C D E)</text:p>
          </table:table-cell>
          <table:covered-table-cell/>
          <table:table-cell office:value-type="float" office:value="26622.792000000001" table:style-name="ce29">
            <text:p>26 623</text:p>
          </table:table-cell>
          <table:table-cell office:value-type="float" office:value="463240.60199999996" table:style-name="ce29">
            <text:p>463 241</text:p>
          </table:table-cell>
          <table:table-cell office:value-type="string" table:style-name="ce29">
            <text:p>-</text:p>
          </table:table-cell>
          <table:table-cell office:value-type="float" office:value="48116.4" table:style-name="ce29">
            <text:p>48 116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6"/>
        </table:table-row>
        <table:table-row table:style-name="ro22">
          <table:table-cell table:style-name="ce35"/>
          <table:table-cell table:style-name="ce60"/>
          <table:table-cell table:style-name="ce29"/>
          <table:table-cell office:value-type="float" office:value="0" table:style-name="ce29">
            <text:p>0</text:p>
          </table:table-cell>
          <table:table-cell table:number-columns-repeated="2" table:style-name="ce29"/>
          <table:table-cell table:style-name="ce177"/>
          <table:table-cell table:style-name="ce61"/>
          <table:table-cell table:number-columns-repeated="16376"/>
        </table:table-row>
        <table:table-row table:style-name="ro3">
          <table:table-cell office:value-type="string" table:style-name="ce89">
            <text:p>B</text:p>
          </table:table-cell>
          <table:table-cell office:value-type="string" table:style-name="ce32">
            <text:p>Ťažba a dobývanie</text:p>
          </table:table-cell>
          <table:table-cell office:value-type="string" table:style-name="ce29">
            <text:p>-</text:p>
          </table:table-cell>
          <table:table-cell office:value-type="float" office:value="41623.053999999996" table:style-name="ce29">
            <text:p>41 62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2">
            <text:p>B</text:p>
          </table:table-cell>
          <table:table-cell office:value-type="string" table:style-name="ce32">
            <text:p>Mining and quarrying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08 Iná ťažba a dobývanie</text:p>
          </table:table-cell>
          <table:table-cell office:value-type="string" table:style-name="ce29">
            <text:p>-</text:p>
          </table:table-cell>
          <table:table-cell office:value-type="float" office:value="41623.053999999996" table:style-name="ce29">
            <text:p>41 62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08 Oth.mining and quarrying</text:p>
          </table:table-cell>
          <table:table-cell table:number-columns-repeated="16376"/>
        </table:table-row>
        <table:table-row table:style-name="ro22">
          <table:table-cell table:style-name="ce89"/>
          <table:table-cell table:style-name="ce32"/>
          <table:table-cell table:style-name="ce29"/>
          <table:table-cell office:value-type="float" office:value="0" table:style-name="ce29">
            <text:p>0</text:p>
          </table:table-cell>
          <table:table-cell table:number-columns-repeated="2" table:style-name="ce29"/>
          <table:table-cell table:style-name="ce62"/>
          <table:table-cell table:style-name="ce32"/>
          <table:table-cell table:number-columns-repeated="16376"/>
        </table:table-row>
        <table:table-row table:style-name="ro3">
          <table:table-cell office:value-type="string" table:style-name="ce89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23415.756000000001" table:style-name="ce29">
            <text:p>23 416</text:p>
          </table:table-cell>
          <table:table-cell office:value-type="float" office:value="373892.02399999998" table:style-name="ce29">
            <text:p>373 892</text:p>
          </table:table-cell>
          <table:table-cell office:value-type="string" table:style-name="ce29">
            <text:p>-</text:p>
          </table:table-cell>
          <table:table-cell office:value-type="float" office:value="32400.799999999999" table:style-name="ce29">
            <text:p>32 401</text:p>
          </table:table-cell>
          <table:table-cell office:value-type="string" table:style-name="ce88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10 Výroba potravín</text:p>
          </table:table-cell>
          <table:table-cell office:value-type="float" office:value="6326.2080000000005" table:style-name="ce29">
            <text:p>6 326</text:p>
          </table:table-cell>
          <table:table-cell office:value-type="float" office:value="174404.38399999999" table:style-name="ce29">
            <text:p>174 40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10 Manuf.of food products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11 Výroba nápojov</text:p>
          </table:table-cell>
          <table:table-cell office:value-type="float" office:value="3163.1040000000003" table:style-name="ce29">
            <text:p>3 163</text:p>
          </table:table-cell>
          <table:table-cell office:value-type="float" office:value="26219.577999999998" table:style-name="ce29">
            <text:p>26 22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11 Manufacture of beverages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13 Výroba textilu</text:p>
          </table:table-cell>
          <table:table-cell office:value-type="float" office:value="395.38800000000003" table:style-name="ce29">
            <text:p>395</text:p>
          </table:table-cell>
          <table:table-cell office:value-type="float" office:value="757.548" table:style-name="ce29">
            <text:p>75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13 Manufacture of textiles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14 Výroba odevov</text:p>
          </table:table-cell>
          <table:table-cell office:value-type="float" office:value="1142.232" table:style-name="ce29">
            <text:p>1 142</text:p>
          </table:table-cell>
          <table:table-cell office:value-type="float" office:value="5176.5779999999995" table:style-name="ce29">
            <text:p>5 17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14 Manuf.of wear.apparel</text:p>
          </table:table-cell>
          <table:table-cell table:number-columns-repeated="16376"/>
        </table:table-row>
        <table:table-row table:style-name="ro35">
          <table:table-cell/>
          <table:table-cell office:value-type="string" table:style-name="ce32">
            <text:p>15 Výroba kože</text:p>
          </table:table-cell>
          <table:table-cell office:value-type="float" office:value="351.45600000000002" table:style-name="ce29">
            <text:p>351</text:p>
          </table:table-cell>
          <table:table-cell office:value-type="float" office:value="1978.0419999999999" table:style-name="ce29">
            <text:p>1 97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15 Manufacture of leather</text:p>
          </table:table-cell>
          <table:table-cell table:number-columns-repeated="16376"/>
        </table:table-row>
        <table:table-row table:style-name="ro35">
          <table:table-cell/>
          <table:table-cell office:value-type="string" table:style-name="ce32">
            <text:p>16 Spracovanie dreva</text:p>
          </table:table-cell>
          <table:table-cell office:value-type="float" office:value="966.50400000000002" table:style-name="ce29">
            <text:p>967</text:p>
          </table:table-cell>
          <table:table-cell office:value-type="float" office:value="33626.714" table:style-name="ce29">
            <text:p>33 62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16 Manufacture of wood</text:p>
          </table:table-cell>
          <table:table-cell table:number-columns-repeated="16376"/>
        </table:table-row>
        <table:table-row table:style-name="ro35">
          <table:table-cell/>
          <table:table-cell office:value-type="string" table:style-name="ce32">
            <text:p>17 Výroba papiera</text:p>
          </table:table-cell>
          <table:table-cell office:value-type="float" office:value="219.66000000000003" table:style-name="ce29">
            <text:p>220</text:p>
          </table:table-cell>
          <table:table-cell office:value-type="float" office:value="1767.6119999999999" table:style-name="ce29">
            <text:p>1 768</text:p>
          </table:table-cell>
          <table:table-cell office:value-type="string" table:style-name="ce29">
            <text:p>-</text:p>
          </table:table-cell>
          <table:table-cell office:value-type="float" office:value="32400.799999999999" table:style-name="ce29">
            <text:p>32 401</text:p>
          </table:table-cell>
          <table:table-cell table:style-name="ce88"/>
          <table:table-cell office:value-type="string" table:style-name="ce32">
            <text:p>17 Manufacture of paper</text:p>
          </table:table-cell>
          <table:table-cell table:number-columns-repeated="16376"/>
        </table:table-row>
        <table:table-row table:style-name="ro35">
          <table:table-cell/>
          <table:table-cell office:value-type="string" table:style-name="ce32">
            <text:p>18 Tlač,reprod.záznam.médií</text:p>
          </table:table-cell>
          <table:table-cell office:value-type="float" office:value="219.66000000000003" table:style-name="ce29">
            <text:p>220</text:p>
          </table:table-cell>
          <table:table-cell office:value-type="float" office:value="1052.1499999999999" table:style-name="ce29">
            <text:p>1 05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18 Printing,repr.of rec.med</text:p>
          </table:table-cell>
          <table:table-cell table:number-columns-repeated="16376"/>
        </table:table-row>
        <table:table-row table:style-name="ro35">
          <table:table-cell/>
          <table:table-cell office:value-type="string" table:style-name="ce32">
            <text:p>20 Výroba chemikálií</text:p>
          </table:table-cell>
          <table:table-cell office:value-type="float" office:value="307.524" table:style-name="ce29">
            <text:p>308</text:p>
          </table:table-cell>
          <table:table-cell office:value-type="float" office:value="6060.384" table:style-name="ce29">
            <text:p>6 06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0 Manufacture of chemicals</text:p>
          </table:table-cell>
          <table:table-cell table:number-columns-repeated="16376"/>
        </table:table-row>
        <table:table-row table:style-name="ro35">
          <table:table-cell/>
          <table:table-cell office:value-type="string" table:style-name="ce32">
            <text:p>22 Výroba výrobkov z gumy</text:p>
          </table:table-cell>
          <table:table-cell office:value-type="float" office:value="2723.7840000000001" table:style-name="ce29">
            <text:p>2 724</text:p>
          </table:table-cell>
          <table:table-cell office:value-type="float" office:value="33542.542000000001" table:style-name="ce29">
            <text:p>33 54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2 Manu.of rub.,plast.prod.</text:p>
          </table:table-cell>
          <table:table-cell table:number-columns-repeated="16376"/>
        </table:table-row>
        <table:table-row table:style-name="ro35">
          <table:table-cell/>
          <table:table-cell office:value-type="string" table:style-name="ce32">
            <text:p>23 Výroba ost.nekov.výr.</text:p>
          </table:table-cell>
          <table:table-cell office:value-type="float" office:value="307.524" table:style-name="ce29">
            <text:p>308</text:p>
          </table:table-cell>
          <table:table-cell office:value-type="float" office:value="21716.376" table:style-name="ce29">
            <text:p>21 71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3 Manuf.of oth.non-met.pr.</text:p>
          </table:table-cell>
          <table:table-cell table:number-columns-repeated="16376"/>
        </table:table-row>
        <table:table-row table:style-name="ro35">
          <table:table-cell/>
          <table:table-cell office:value-type="string" table:style-name="ce32">
            <text:p>24 Výroba,spracovanie kovov</text:p>
          </table:table-cell>
          <table:table-cell office:value-type="float" office:value="43.932000000000002" table:style-name="ce29">
            <text:p>44</text:p>
          </table:table-cell>
          <table:table-cell office:value-type="float" office:value="2946.02" table:style-name="ce29">
            <text:p>2 94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4 Manuf.of basic metals</text:p>
          </table:table-cell>
          <table:table-cell table:number-columns-repeated="16376"/>
        </table:table-row>
        <table:table-row table:style-name="ro35">
          <table:table-cell/>
          <table:table-cell office:value-type="string" table:style-name="ce32">
            <text:p>25 Výroba kov.konštrukcií</text:p>
          </table:table-cell>
          <table:table-cell office:value-type="float" office:value="2416.2600000000002" table:style-name="ce29">
            <text:p>2 416</text:p>
          </table:table-cell>
          <table:table-cell office:value-type="float" office:value="22010.977999999999" table:style-name="ce29">
            <text:p>22 01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5 Manu.of fabric.met.prod.</text:p>
          </table:table-cell>
          <table:table-cell table:number-columns-repeated="16376"/>
        </table:table-row>
        <table:table-row table:style-name="ro35">
          <table:table-cell/>
          <table:table-cell office:value-type="string" table:style-name="ce32">
            <text:p>26 Výroba počítačových výr.</text:p>
          </table:table-cell>
          <table:table-cell office:value-type="float" office:value="483.25200000000001" table:style-name="ce29">
            <text:p>483</text:p>
          </table:table-cell>
          <table:table-cell office:value-type="float" office:value="547.11799999999994" table:style-name="ce29">
            <text:p>54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6 Manuf.of computer prod.</text:p>
          </table:table-cell>
          <table:table-cell table:number-columns-repeated="16376"/>
        </table:table-row>
        <table:table-row table:style-name="ro35">
          <table:table-cell/>
          <table:table-cell office:value-type="string" table:style-name="ce32">
            <text:p>27 Výroba elektrických zar.</text:p>
          </table:table-cell>
          <table:table-cell office:value-type="float" office:value="395.38800000000003" table:style-name="ce29">
            <text:p>395</text:p>
          </table:table-cell>
          <table:table-cell office:value-type="float" office:value="2314.73" table:style-name="ce29">
            <text:p>2 31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7 Manuf.of elec.equipment</text:p>
          </table:table-cell>
          <table:table-cell table:number-columns-repeated="16376"/>
        </table:table-row>
        <table:table-row table:style-name="ro35">
          <table:table-cell/>
          <table:table-cell office:value-type="string" table:style-name="ce32">
            <text:p>28 Výroba strojov a zar.</text:p>
          </table:table-cell>
          <table:table-cell office:value-type="float" office:value="1098.3" table:style-name="ce29">
            <text:p>1 098</text:p>
          </table:table-cell>
          <table:table-cell office:value-type="float" office:value="11531.564" table:style-name="ce29">
            <text:p>11 53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8 Manu.of machinery n.e.c.</text:p>
          </table:table-cell>
          <table:table-cell table:number-columns-repeated="16376"/>
        </table:table-row>
        <table:table-row table:style-name="ro35">
          <table:table-cell/>
          <table:table-cell office:value-type="string" table:style-name="ce32">
            <text:p>29 Výroba motor.vozidiel</text:p>
          </table:table-cell>
          <table:table-cell office:value-type="float" office:value="922.572" table:style-name="ce29">
            <text:p>923</text:p>
          </table:table-cell>
          <table:table-cell office:value-type="float" office:value="12457.456" table:style-name="ce29">
            <text:p>12 45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9 Manuf.of mot.vehicles</text:p>
          </table:table-cell>
          <table:table-cell table:number-columns-repeated="16376"/>
        </table:table-row>
        <table:table-row table:style-name="ro35">
          <table:table-cell/>
          <table:table-cell office:value-type="string" table:style-name="ce32">
            <text:p>31 Výroba nábytku</text:p>
          </table:table-cell>
          <table:table-cell office:value-type="float" office:value="922.572" table:style-name="ce29">
            <text:p>923</text:p>
          </table:table-cell>
          <table:table-cell office:value-type="float" office:value="9343.0920000000006" table:style-name="ce29">
            <text:p>9 34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31 Manufacture of furniture</text:p>
          </table:table-cell>
          <table:table-cell table:number-columns-repeated="16376"/>
        </table:table-row>
        <table:table-row table:style-name="ro35">
          <table:table-cell/>
          <table:table-cell office:value-type="string" table:style-name="ce32">
            <text:p>32 Iná výroba</text:p>
          </table:table-cell>
          <table:table-cell office:value-type="float" office:value="351.45600000000002" table:style-name="ce29">
            <text:p>351</text:p>
          </table:table-cell>
          <table:table-cell office:value-type="float" office:value="462.94599999999997" table:style-name="ce29">
            <text:p>46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32 Other manufacturing</text:p>
          </table:table-cell>
          <table:table-cell table:number-columns-repeated="16376"/>
        </table:table-row>
        <table:table-row table:style-name="ro35">
          <table:table-cell/>
          <table:table-cell office:value-type="string" table:style-name="ce32">
            <text:p>33 Oprava a inštal.strojov</text:p>
          </table:table-cell>
          <table:table-cell office:value-type="float" office:value="439.32000000000005" table:style-name="ce29">
            <text:p>439</text:p>
          </table:table-cell>
          <table:table-cell office:value-type="float" office:value="3493.1379999999999" table:style-name="ce29">
            <text:p>3 49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33 Repair,instal.of machin.</text:p>
          </table:table-cell>
          <table:table-cell table:number-columns-repeated="16376"/>
        </table:table-row>
        <table:table-row table:style-name="ro22">
          <table:table-cell table:style-name="ce89"/>
          <table:table-cell table:style-name="ce32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2" table:style-name="ce29"/>
          <table:table-cell table:style-name="ce62"/>
          <table:table-cell table:style-name="ce32"/>
          <table:table-cell table:number-columns-repeated="16376"/>
        </table:table-row>
        <table:table-row table:style-name="ro3">
          <table:table-cell office:value-type="string" table:style-name="ce89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1142.232" table:style-name="ce29">
            <text:p>1 142</text:p>
          </table:table-cell>
          <table:table-cell office:value-type="float" office:value="3198.5360000000001" table:style-name="ce29">
            <text:p>3 199</text:p>
          </table:table-cell>
          <table:table-cell office:value-type="string" table:style-name="ce29">
            <text:p>-</text:p>
          </table:table-cell>
          <table:table-cell office:value-type="float" office:value="15715.599999999999" table:style-name="ce29">
            <text:p>15 716</text:p>
          </table:table-cell>
          <table:table-cell office:value-type="string" table:style-name="ce62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35 Dod.elektr,plynu,pary</text:p>
          </table:table-cell>
          <table:table-cell office:value-type="float" office:value="1142.232" table:style-name="ce29">
            <text:p>1 142</text:p>
          </table:table-cell>
          <table:table-cell office:value-type="float" office:value="3198.5360000000001" table:style-name="ce29">
            <text:p>3 199</text:p>
          </table:table-cell>
          <table:table-cell office:value-type="string" table:style-name="ce29">
            <text:p>-</text:p>
          </table:table-cell>
          <table:table-cell office:value-type="float" office:value="15715.599999999999" table:style-name="ce29">
            <text:p>15 716</text:p>
          </table:table-cell>
          <table:table-cell table:style-name="ce62"/>
          <table:table-cell office:value-type="string" table:style-name="ce32">
            <text:p>35 Electr,gas,steam supply</text:p>
          </table:table-cell>
          <table:table-cell table:number-columns-repeated="16376"/>
        </table:table-row>
        <table:table-row table:style-name="ro22">
          <table:table-cell table:style-name="ce89"/>
          <table:table-cell table:style-name="ce32"/>
          <table:table-cell office:value-type="float" office:value="2064.8040000000001" table:style-name="ce29">
            <text:p>2 065</text:p>
          </table:table-cell>
          <table:table-cell office:value-type="float" office:value="44526.987999999998" table:style-name="ce29">
            <text:p>44 527</text:p>
          </table:table-cell>
          <table:table-cell table:number-columns-repeated="2" table:style-name="ce29"/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office:value-type="string" table:style-name="ce89">
            <text:p>E</text:p>
          </table:table-cell>
          <table:table-cell office:value-type="string" table:style-name="ce32">
            <text:p>Dodávka vody</text:p>
          </table:table-cell>
          <table:table-cell office:value-type="float" office:value="2065" table:style-name="ce29">
            <text:p>2 065</text:p>
          </table:table-cell>
          <table:table-cell office:value-type="float" office:value="44526.987999999998" table:style-name="ce29">
            <text:p>44 52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2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38 Zber,sprac,likv.odpadov</text:p>
          </table:table-cell>
          <table:table-cell office:value-type="float" office:value="1274" table:style-name="ce29">
            <text:p>1 274</text:p>
          </table:table-cell>
          <table:table-cell office:value-type="float" office:value="34931.379999999997" table:style-name="ce29">
            <text:p>34 93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38 Waste coll,disposal act.</text:p>
          </table:table-cell>
          <table:table-cell table:number-columns-repeated="16376"/>
        </table:table-row>
        <table:table-row table:style-name="ro6">
          <table:table-cell table:style-name="ce89"/>
          <table:table-cell table:style-name="ce32"/>
          <table:table-cell table:number-columns-repeated="4" table:style-name="ce31"/>
          <table:table-cell table:style-name="ce63"/>
          <table:table-cell table:style-name="ce32"/>
          <table:table-cell table:number-columns-repeated="16376"/>
        </table:table-row>
        <table:table-row table:style-name="ro3">
          <table:table-cell office:value-type="string" table:number-columns-spanned="8" table:number-rows-spanned="1" table:style-name="ce319">
            <text:p>Tab. č. 2-8. Spotreba vybraných druhov kvapalných palív v priemysle v GJ - podľa krajov za rok 2020</text:p>
          </table:table-cell>
          <table:covered-table-cell table:number-columns-repeated="7"/>
          <table:table-cell table:number-columns-repeated="16376" table:style-name="ce39"/>
        </table:table-row>
        <table:table-row table:style-name="ro3">
          <table:table-cell office:value-type="string" table:number-columns-spanned="8" table:number-rows-spanned="1" table:style-name="ce320">
            <text:p>Consumption of Selected Liquid Fuels in Industry in GJ - by Regions in 2020</text:p>
          </table:table-cell>
          <table:covered-table-cell table:number-columns-repeated="7"/>
          <table:table-cell table:number-columns-repeated="16376" table:style-name="ce39"/>
        </table:table-row>
        <table:table-row table:style-name="ro6">
          <table:table-cell table:style-name="ce89"/>
          <table:table-cell table:style-name="ce32"/>
          <table:table-cell table:number-columns-repeated="4" table:style-name="ce97"/>
          <table:table-cell table:style-name="ce62"/>
          <table:table-cell table:style-name="ce32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330">
            <text:p>dokončenie</text:p>
          </table:table-cell>
          <table:covered-table-cell/>
          <table:table-cell table:number-columns-repeated="4" table:style-name="ce97"/>
          <table:table-cell table:style-name="ce62"/>
          <table:table-cell office:value-type="string" table:style-name="ce82">
            <text:p>End of table</text:p>
          </table:table-cell>
          <table:table-cell table:number-columns-repeated="16376"/>
        </table:table-row>
        <table:table-row table:style-name="ro6">
          <table:table-cell table:style-name="ce89"/>
          <table:table-cell table:style-name="ce32"/>
          <table:table-cell office:value-type="string" table:style-name="ce156">
            <text:p>Benzíny</text:p>
          </table:table-cell>
          <table:table-cell office:value-type="string" table:style-name="ce155">
            <text:p>Nafta</text:p>
          </table:table-cell>
          <table:table-cell office:value-type="string" table:style-name="ce156">
            <text:p>Vykurovací olej</text:p>
          </table:table-cell>
          <table:table-cell table:style-name="ce156"/>
          <table:table-cell table:style-name="ce193"/>
          <table:table-cell table:style-name="ce194"/>
          <table:table-cell table:number-columns-repeated="16376"/>
        </table:table-row>
        <table:table-row table:style-name="ro6">
          <table:table-cell table:style-name="ce89"/>
          <table:table-cell table:style-name="ce32"/>
          <table:table-cell table:style-name="ce179"/>
          <table:table-cell table:style-name="ce159"/>
          <table:table-cell office:value-type="string" table:style-name="ce160">
            <text:p>Fuel Oil</text:p>
          </table:table-cell>
          <table:table-cell table:style-name="ce158"/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table:style-name="ce89"/>
          <table:table-cell table:style-name="ce32"/>
          <table:table-cell office:value-type="string" table:style-name="ce163">
            <text:p>Gasolines</text:p>
          </table:table-cell>
          <table:table-cell office:value-type="string" table:style-name="ce200">
            <text:p>Diesel Oil</text:p>
          </table:table-cell>
          <table:table-cell office:value-type="string" table:style-name="ce165">
            <text:p>ľahký</text:p>
          </table:table-cell>
          <table:table-cell office:value-type="string" table:style-name="ce165">
            <text:p>ťažký</text:p>
          </table:table-cell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table:style-name="ce176"/>
          <table:table-cell table:style-name="ce196"/>
          <table:table-cell office:value-type="string" table:style-name="ce169">
            <text:p><text:s/></text:p>
          </table:table-cell>
          <table:table-cell office:value-type="string" table:style-name="ce169">
            <text:p><text:s/></text:p>
          </table:table-cell>
          <table:table-cell office:value-type="string" table:style-name="ce169">
            <text:p>Light</text:p>
          </table:table-cell>
          <table:table-cell office:value-type="string" table:style-name="ce169">
            <text:p>Heavy</text:p>
          </table:table-cell>
          <table:table-cell table:style-name="ce197"/>
          <table:table-cell table:style-name="ce198"/>
          <table:table-cell table:number-columns-repeated="16376"/>
        </table:table-row>
        <table:table-row table:style-name="ro5">
          <table:table-cell table:style-name="ce52"/>
          <table:table-cell table:style-name="ce32"/>
          <table:table-cell table:number-columns-repeated="4" table:style-name="ce180"/>
          <table:table-cell table:style-name="ce62"/>
          <table:table-cell table:style-name="ce32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348">
            <text:p>8 Košický kraj</text:p>
          </table:table-cell>
          <table:covered-table-cell/>
          <table:table-cell table:number-columns-repeated="4" table:style-name="ce70"/>
          <table:table-cell office:value-type="string" table:number-columns-spanned="2" table:number-rows-spanned="1" table:style-name="ce326">
            <text:p>8 Region of Košice</text:p>
          </table:table-cell>
          <table:covered-table-cell/>
          <table:table-cell table:number-columns-repeated="16376"/>
        </table:table-row>
        <table:table-row table:style-name="ro5">
          <table:table-cell table:style-name="ce199"/>
          <table:table-cell table:style-name="ce60"/>
          <table:table-cell table:number-columns-repeated="4" table:style-name="ce70"/>
          <table:table-cell table:style-name="ce99"/>
          <table:table-cell table:style-name="ce61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346">
            <text:p>Priemysel spolu (B C D E)</text:p>
          </table:table-cell>
          <table:covered-table-cell/>
          <table:table-cell office:value-type="float" office:value="30313.08" table:style-name="ce29">
            <text:p>30 313</text:p>
          </table:table-cell>
          <table:table-cell office:value-type="float" office:value="523213.152" table:style-name="ce29">
            <text:p>523 21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6"/>
        </table:table-row>
        <table:table-row table:style-name="ro21">
          <table:table-cell table:style-name="ce35"/>
          <table:table-cell table:style-name="ce60"/>
          <table:table-cell table:style-name="ce29"/>
          <table:table-cell office:value-type="float" office:value="0" table:style-name="ce29">
            <text:p>0</text:p>
          </table:table-cell>
          <table:table-cell table:number-columns-repeated="2" table:style-name="ce29"/>
          <table:table-cell table:style-name="ce177"/>
          <table:table-cell table:style-name="ce61"/>
          <table:table-cell table:number-columns-repeated="16376"/>
        </table:table-row>
        <table:table-row table:style-name="ro3">
          <table:table-cell office:value-type="string" table:style-name="ce89">
            <text:p>B</text:p>
          </table:table-cell>
          <table:table-cell office:value-type="string" table:style-name="ce32">
            <text:p>Ťažba a dobývanie</text:p>
          </table:table-cell>
          <table:table-cell office:value-type="float" office:value="439.32000000000005" table:style-name="ce29">
            <text:p>439</text:p>
          </table:table-cell>
          <table:table-cell office:value-type="float" office:value="88591.03" table:style-name="ce29">
            <text:p>88 59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2">
            <text:p>B</text:p>
          </table:table-cell>
          <table:table-cell office:value-type="string" table:style-name="ce32">
            <text:p>Mining and quarrying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08 Iná ťažba a dobývanie</text:p>
          </table:table-cell>
          <table:table-cell office:value-type="float" office:value="439.32000000000005" table:style-name="ce29">
            <text:p>439</text:p>
          </table:table-cell>
          <table:table-cell office:value-type="float" office:value="88591.03" table:style-name="ce29">
            <text:p>88 59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08 Oth.mining and quarrying</text:p>
          </table:table-cell>
          <table:table-cell table:number-columns-repeated="16376"/>
        </table:table-row>
        <table:table-row table:style-name="ro21">
          <table:table-cell table:style-name="ce89"/>
          <table:table-cell table:style-name="ce32"/>
          <table:table-cell table:number-columns-repeated="4" table:style-name="ce29"/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office:value-type="string" table:style-name="ce89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21482.748" table:style-name="ce29">
            <text:p>21 483</text:p>
          </table:table-cell>
          <table:table-cell office:value-type="float" office:value="290856.34599999996" table:style-name="ce29">
            <text:p>290 85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2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10 Výroba potravín</text:p>
          </table:table-cell>
          <table:table-cell office:value-type="float" office:value="2548.056" table:style-name="ce29">
            <text:p>2 548</text:p>
          </table:table-cell>
          <table:table-cell office:value-type="float" office:value="31690.757999999998" table:style-name="ce29">
            <text:p>31 69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0 Manuf.of food products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11 Výroba nápojov</text:p>
          </table:table-cell>
          <table:table-cell office:value-type="float" office:value="439.32000000000005" table:style-name="ce29">
            <text:p>439</text:p>
          </table:table-cell>
          <table:table-cell office:value-type="float" office:value="2946.02" table:style-name="ce29">
            <text:p>2 94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1 Manufacture of beverages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14 Výroba odevov</text:p>
          </table:table-cell>
          <table:table-cell office:value-type="float" office:value="351.45600000000002" table:style-name="ce29">
            <text:p>351</text:p>
          </table:table-cell>
          <table:table-cell office:value-type="float" office:value="1515.096" table:style-name="ce29">
            <text:p>1 51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4 Manuf.of wear.apparel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15 Výroba kože</text:p>
          </table:table-cell>
          <table:table-cell office:value-type="float" office:value="43.932000000000002" table:style-name="ce29">
            <text:p>44</text:p>
          </table:table-cell>
          <table:table-cell office:value-type="float" office:value="168.34399999999999" table:style-name="ce29">
            <text:p>16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15 Manufacture of leather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16 Spracovanie dreva</text:p>
          </table:table-cell>
          <table:table-cell office:value-type="float" office:value="175.72800000000001" table:style-name="ce29">
            <text:p>176</text:p>
          </table:table-cell>
          <table:table-cell office:value-type="float" office:value="8206.77" table:style-name="ce29">
            <text:p>8 20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6 Manufacture of wood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17 Výroba papiera</text:p>
          </table:table-cell>
          <table:table-cell office:value-type="float" office:value="1230.096" table:style-name="ce29">
            <text:p>1 230</text:p>
          </table:table-cell>
          <table:table-cell office:value-type="float" office:value="1304.6659999999999" table:style-name="ce29">
            <text:p>1 30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17 Manufacture of paper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18 Tlač,reprod.záznam.médií</text:p>
          </table:table-cell>
          <table:table-cell office:value-type="float" office:value="175.72800000000001" table:style-name="ce29">
            <text:p>176</text:p>
          </table:table-cell>
          <table:table-cell office:value-type="float" office:value="883.80599999999993" table:style-name="ce29">
            <text:p>88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18 Printing,repr.of rec.med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0 Výroba chemikálií</text:p>
          </table:table-cell>
          <table:table-cell office:value-type="float" office:value="87.864000000000004" table:style-name="ce29">
            <text:p>88</text:p>
          </table:table-cell>
          <table:table-cell office:value-type="float" office:value="294.60199999999998" table:style-name="ce29">
            <text:p>295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0 Manufacture of chemicals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2 Výroba výrobkov z gumy</text:p>
          </table:table-cell>
          <table:table-cell office:value-type="float" office:value="3163.1040000000003" table:style-name="ce29">
            <text:p>3 163</text:p>
          </table:table-cell>
          <table:table-cell office:value-type="float" office:value="7996.34" table:style-name="ce29">
            <text:p>7 99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2 Manu.of rub.,plast.prod.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3 Výroba ost.nekov.výr.</text:p>
          </table:table-cell>
          <table:table-cell office:value-type="float" office:value="571.11599999999999" table:style-name="ce29">
            <text:p>571</text:p>
          </table:table-cell>
          <table:table-cell office:value-type="float" office:value="50082.34" table:style-name="ce29">
            <text:p>50 08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3 Manuf.of oth.non-met.pr.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4 Výroba,spracovanie kovov</text:p>
          </table:table-cell>
          <table:table-cell office:value-type="float" office:value="2679.8520000000003" table:style-name="ce29">
            <text:p>2 680</text:p>
          </table:table-cell>
          <table:table-cell office:value-type="float" office:value="94903.93" table:style-name="ce29">
            <text:p>94 90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4 Manuf.of basic metals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5 Výroba kov.konštrukcií</text:p>
          </table:table-cell>
          <table:table-cell office:value-type="float" office:value="3734.2200000000003" table:style-name="ce29">
            <text:p>3 734</text:p>
          </table:table-cell>
          <table:table-cell office:value-type="float" office:value="55637.691999999995" table:style-name="ce29">
            <text:p>55 63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5 Manu.of fabric.met.prod.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6 Výroba počítačových výr.</text:p>
          </table:table-cell>
          <table:table-cell office:value-type="string" table:style-name="ce29">
            <text:p>-</text:p>
          </table:table-cell>
          <table:table-cell office:value-type="float" office:value="1220.4939999999999" table:style-name="ce29">
            <text:p>1 22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88"/>
          <table:table-cell office:value-type="string" table:style-name="ce32">
            <text:p>26 Manuf.of computer prod.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7 Výroba elektrických zar.</text:p>
          </table:table-cell>
          <table:table-cell office:value-type="float" office:value="1317.96" table:style-name="ce29">
            <text:p>1 318</text:p>
          </table:table-cell>
          <table:table-cell office:value-type="float" office:value="4166.5140000000001" table:style-name="ce29">
            <text:p>4 16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7 Manuf.of elec.equipment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8 Výroba strojov a zar.</text:p>
          </table:table-cell>
          <table:table-cell office:value-type="float" office:value="790.77600000000007" table:style-name="ce29">
            <text:p>791</text:p>
          </table:table-cell>
          <table:table-cell office:value-type="float" office:value="6986.2759999999998" table:style-name="ce29">
            <text:p>6 98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8 Manu.of machinery n.e.c.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29 Výroba motor.vozidiel</text:p>
          </table:table-cell>
          <table:table-cell office:value-type="float" office:value="658.98" table:style-name="ce29">
            <text:p>659</text:p>
          </table:table-cell>
          <table:table-cell office:value-type="float" office:value="5387.0079999999998" table:style-name="ce29">
            <text:p>5 387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29 Manuf.of mot.vehicles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31 Výroba nábytku</text:p>
          </table:table-cell>
          <table:table-cell office:value-type="float" office:value="87.864000000000004" table:style-name="ce29">
            <text:p>88</text:p>
          </table:table-cell>
          <table:table-cell office:value-type="float" office:value="420.86" table:style-name="ce29">
            <text:p>42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31 Manufacture of furniture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32 Iná výroba</text:p>
          </table:table-cell>
          <table:table-cell office:value-type="float" office:value="1186.164" table:style-name="ce29">
            <text:p>1 186</text:p>
          </table:table-cell>
          <table:table-cell office:value-type="float" office:value="2230.558" table:style-name="ce29">
            <text:p>2 23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32 Other manufacturing</text:p>
          </table:table-cell>
          <table:table-cell table:number-columns-repeated="16376"/>
        </table:table-row>
        <table:table-row table:style-name="ro35">
          <table:table-cell table:style-name="ce89"/>
          <table:table-cell office:value-type="string" table:style-name="ce32">
            <text:p>33 Oprava a inštal.strojov</text:p>
          </table:table-cell>
          <table:table-cell office:value-type="float" office:value="2196.6" table:style-name="ce29">
            <text:p>2 197</text:p>
          </table:table-cell>
          <table:table-cell office:value-type="float" office:value="13804.207999999999" table:style-name="ce29">
            <text:p>13 80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33 Repair,instal.of machin.</text:p>
          </table:table-cell>
          <table:table-cell table:number-columns-repeated="16376"/>
        </table:table-row>
        <table:table-row table:style-name="ro21">
          <table:table-cell table:style-name="ce89"/>
          <table:table-cell table:style-name="ce32"/>
          <table:table-cell table:number-columns-repeated="4" table:style-name="ce29"/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office:value-type="string" table:style-name="ce89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1493.6880000000001" table:style-name="ce29">
            <text:p>1 494</text:p>
          </table:table-cell>
          <table:table-cell office:value-type="float" office:value="6944.19" table:style-name="ce29">
            <text:p>6 94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2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6"/>
        </table:table-row>
        <table:table-row table:style-name="ro6">
          <table:table-cell table:style-name="ce89"/>
          <table:table-cell office:value-type="string" table:style-name="ce32">
            <text:p>35 Dod.elektr,plynu,pary</text:p>
          </table:table-cell>
          <table:table-cell office:value-type="float" office:value="1493.6880000000001" table:style-name="ce29">
            <text:p>1 494</text:p>
          </table:table-cell>
          <table:table-cell office:value-type="float" office:value="6944.19" table:style-name="ce29">
            <text:p>6 94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2"/>
          <table:table-cell office:value-type="string" table:style-name="ce32">
            <text:p>35 Electr,gas,steam supply</text:p>
          </table:table-cell>
          <table:table-cell table:number-columns-repeated="16376"/>
        </table:table-row>
        <table:table-row table:style-name="ro21">
          <table:table-cell table:style-name="ce89"/>
          <table:table-cell table:style-name="ce32"/>
          <table:table-cell table:number-columns-repeated="4" table:style-name="ce29"/>
          <table:table-cell table:style-name="ce62"/>
          <table:table-cell table:style-name="ce32"/>
          <table:table-cell table:number-columns-repeated="16376"/>
        </table:table-row>
        <table:table-row table:style-name="ro6">
          <table:table-cell office:value-type="string" table:style-name="ce89">
            <text:p>E</text:p>
          </table:table-cell>
          <table:table-cell office:value-type="string" table:style-name="ce32">
            <text:p>Dodávka vody</text:p>
          </table:table-cell>
          <table:table-cell office:value-type="float" office:value="6897.3240000000005" table:style-name="ce29">
            <text:p>6 897</text:p>
          </table:table-cell>
          <table:table-cell office:value-type="float" office:value="136821.58599999998" table:style-name="ce29">
            <text:p>136 82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63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6"/>
        </table:table-row>
        <table:table-row table:style-name="ro6">
          <table:table-cell/>
          <table:table-cell office:value-type="string" table:style-name="ce32">
            <text:p>38 Zber,sprac,likv.odpadov</text:p>
          </table:table-cell>
          <table:table-cell office:value-type="float" office:value="1494" table:style-name="ce29">
            <text:p>1 494</text:p>
          </table:table-cell>
          <table:table-cell office:value-type="float" office:value="97302.831999999995" table:style-name="ce29">
            <text:p>97 303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63"/>
          <table:table-cell office:value-type="string" table:style-name="ce32">
            <text:p>38 Waste coll,disposal act.</text:p>
          </table:table-cell>
          <table:table-cell table:number-columns-repeated="16376"/>
        </table:table-row>
        <table:table-row table:number-rows-repeated="1048239" table:style-name="ro6">
          <table:table-cell table:number-columns-repeated="16384"/>
        </table:table-row>
        <table:named-expressions>
          <table:named-expression table:name="spotreby_krizovy_KRAJ04" table:expression="of:=[.#REF!]" table:base-cell-address="OBSAH_-_CONTENTS.$A$1"/>
        </table:named-expressions>
      </table:table>
      <table:table table:name="T_2_9" table:style-name="ta7">
        <table:table-column table:style-name="co4" table:default-cell-style-name="ce204"/>
        <table:table-column table:style-name="co28" table:default-cell-style-name="ce204"/>
        <table:table-column table:style-name="co7" table:number-columns-repeated="6" table:default-cell-style-name="ce204"/>
        <table:table-column table:style-name="co29" table:default-cell-style-name="ce204"/>
        <table:table-column table:style-name="co30" table:default-cell-style-name="ce204"/>
        <table:table-column table:style-name="co3" table:number-columns-repeated="16374" table:default-cell-style-name="ce204"/>
        <table:table-row table:style-name="ro11">
          <table:table-cell office:value-type="string" table:number-columns-spanned="8" table:number-rows-spanned="1" table:style-name="ce350">
            <text:p>Tab. č. 2-9. Spotreba vybraných druhov plynných palív v priemysle za rok 2020</text:p>
          </table:table-cell>
          <table:covered-table-cell table:number-columns-repeated="7"/>
          <table:table-cell table:number-columns-repeated="16376" table:style-name="ce202"/>
        </table:table-row>
        <table:table-row table:style-name="ro11">
          <table:table-cell office:value-type="string" table:number-columns-spanned="7" table:number-rows-spanned="1" table:style-name="ce352">
            <text:p>Consumption of Selected Gaseous Fuels in Industry in 2020</text:p>
          </table:table-cell>
          <table:covered-table-cell table:number-columns-repeated="6"/>
          <table:table-cell table:style-name="ce203"/>
          <table:table-cell table:number-columns-repeated="16376" table:style-name="ce202"/>
        </table:table-row>
        <table:table-row table:style-name="ro3">
          <table:table-cell table:style-name="ce204"/>
          <table:table-cell table:style-name="ce205"/>
          <table:table-cell table:number-columns-repeated="6" table:style-name="ce206"/>
          <table:table-cell table:number-columns-repeated="16376" table:style-name="ce204"/>
        </table:table-row>
        <table:table-row table:style-name="ro11">
          <table:table-cell table:style-name="ce207"/>
          <table:table-cell office:value-type="string" table:style-name="ce208">
            <text:p><text:s/></text:p>
          </table:table-cell>
          <table:table-cell office:value-type="string" table:style-name="ce209">
            <text:p>Zemný plyn</text:p>
          </table:table-cell>
          <table:table-cell table:style-name="ce210"/>
          <table:table-cell office:value-type="string" table:style-name="ce209">
            <text:p>Propán-bután</text:p>
          </table:table-cell>
          <table:table-cell table:style-name="ce210"/>
          <table:table-cell office:value-type="string" table:style-name="ce209">
            <text:p>Bioplyn</text:p>
          </table:table-cell>
          <table:table-cell table:style-name="ce210"/>
          <table:table-cell table:number-columns-repeated="2" table:style-name="ce207"/>
          <table:table-cell table:number-columns-repeated="16374"/>
        </table:table-row>
        <table:table-row table:style-name="ro11">
          <table:table-cell table:style-name="ce204"/>
          <table:table-cell table:style-name="ce27"/>
          <table:table-cell office:value-type="string" table:style-name="ce211">
            <text:p>Natural Gas</text:p>
          </table:table-cell>
          <table:table-cell table:style-name="ce212"/>
          <table:table-cell office:value-type="string" table:style-name="ce211">
            <text:p>Propane-Butane</text:p>
          </table:table-cell>
          <table:table-cell table:style-name="ce212"/>
          <table:table-cell office:value-type="string" table:style-name="ce213">
            <text:p>Biogas</text:p>
          </table:table-cell>
          <table:table-cell table:style-name="ce212"/>
          <table:table-cell table:number-columns-repeated="16376" table:style-name="ce204"/>
        </table:table-row>
        <table:table-row table:style-name="ro11">
          <table:table-cell table:style-name="ce214"/>
          <table:table-cell table:style-name="ce215"/>
          <table:table-cell office:value-type="string" table:style-name="ce216">
            <text:p>1000 m<text:span text:style-name="T2">3</text:span></text:p>
          </table:table-cell>
          <table:table-cell office:value-type="string" table:style-name="ce216">
            <text:p>GJ</text:p>
          </table:table-cell>
          <table:table-cell office:value-type="string" table:style-name="ce216">
            <text:p>t</text:p>
          </table:table-cell>
          <table:table-cell office:value-type="string" table:style-name="ce216">
            <text:p>GJ</text:p>
          </table:table-cell>
          <table:table-cell office:value-type="string" table:style-name="ce216">
            <text:p>1000 m<text:span text:style-name="T2">3</text:span></text:p>
          </table:table-cell>
          <table:table-cell office:value-type="string" table:style-name="ce217">
            <text:p>GJ</text:p>
          </table:table-cell>
          <table:table-cell table:number-columns-repeated="2" table:style-name="ce214"/>
          <table:table-cell table:number-columns-repeated="16374"/>
        </table:table-row>
        <table:table-row table:style-name="ro5">
          <table:table-cell table:number-columns-repeated="2" table:style-name="ce204"/>
          <table:table-cell table:number-columns-repeated="6" table:style-name="ce218"/>
          <table:table-cell table:number-columns-repeated="16376" table:style-name="ce204"/>
        </table:table-row>
        <table:table-row table:style-name="ro2">
          <table:table-cell office:value-type="string" table:number-columns-spanned="2" table:number-rows-spanned="1" table:style-name="ce377">
            <text:p>Priemysel spolu <text:s/>( B <text:s/>C <text:s/>D <text:s/>E )</text:p>
          </table:table-cell>
          <table:covered-table-cell/>
          <table:table-cell office:value-type="float" office:value="2865410" table:formula="of:=[.C10]+[.C13]+[.C38]+[.C41]" table:style-name="ce59">
            <text:p>2 865 410</text:p>
          </table:table-cell>
          <table:table-cell office:value-type="float" office:value="100277888.36" table:style-name="ce59">
            <text:p>100 277 888</text:p>
          </table:table-cell>
          <table:table-cell office:value-type="float" office:value="128103" table:formula="of:=[.E10]+[.E13]+[.E38]+[.E41]" table:style-name="ce59">
            <text:p>128 103</text:p>
          </table:table-cell>
          <table:table-cell office:value-type="float" office:value="5892738" table:style-name="ce59">
            <text:p>5 892 738</text:p>
          </table:table-cell>
          <table:table-cell office:value-type="float" office:value="102212" table:style-name="ce29">
            <text:p>102 212</text:p>
          </table:table-cell>
          <table:table-cell office:value-type="float" office:value="2026506.2179999999" table:style-name="ce29">
            <text:p>2 026 506</text:p>
          </table:table-cell>
          <table:table-cell office:value-type="string" table:number-columns-spanned="2" table:number-rows-spanned="1" table:style-name="ce378">
            <text:p>Industry total ( B <text:s/>C <text:s/>D <text:s/>E )</text:p>
          </table:table-cell>
          <table:covered-table-cell/>
          <table:table-cell table:number-columns-repeated="16374"/>
        </table:table-row>
        <table:table-row table:style-name="ro8">
          <table:table-cell table:style-name="ce219"/>
          <table:table-cell table:style-name="ce220"/>
          <table:table-cell table:number-columns-repeated="2" table:style-name="ce59"/>
          <table:table-cell table:number-columns-repeated="4" table:style-name="ce29"/>
          <table:table-cell table:style-name="ce221"/>
          <table:table-cell table:style-name="ce222"/>
          <table:table-cell table:number-columns-repeated="16374"/>
        </table:table-row>
        <table:table-row table:style-name="ro6">
          <table:table-cell office:value-type="string" table:style-name="ce204">
            <text:p>B</text:p>
          </table:table-cell>
          <table:table-cell office:value-type="string" table:style-name="ce223">
            <text:p>Ťažba a dobývanie</text:p>
          </table:table-cell>
          <table:table-cell office:value-type="float" office:value="65181" table:style-name="ce29">
            <text:p>65 181</text:p>
          </table:table-cell>
          <table:table-cell office:value-type="float" office:value="2281074.2760000001" table:style-name="ce29">
            <text:p>2 281 074</text:p>
          </table:table-cell>
          <table:table-cell office:value-type="float" office:value="12" table:style-name="ce29">
            <text:p>12</text:p>
          </table:table-cell>
          <table:table-cell office:value-type="float" office:value="552" table:style-name="ce29">
            <text:p>55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97">
            <text:p>B</text:p>
          </table:table-cell>
          <table:table-cell office:value-type="string" table:style-name="ce32">
            <text:p>Mining and quarrying</text:p>
          </table:table-cell>
          <table:table-cell table:number-columns-repeated="16374"/>
        </table:table-row>
        <table:table-row table:style-name="ro6">
          <table:table-cell table:style-name="ce204"/>
          <table:table-cell office:value-type="string" table:style-name="ce32">
            <text:p>08 Iná ťažba a dobývanie</text:p>
          </table:table-cell>
          <table:table-cell office:value-type="float" office:value="49628" table:style-name="ce29">
            <text:p>49 628</text:p>
          </table:table-cell>
          <table:table-cell office:value-type="float" office:value="1736781.4880000001" table:style-name="ce29">
            <text:p>1 736 78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97"/>
          <table:table-cell office:value-type="string" table:style-name="ce32">
            <text:p>08 Oth.mining and quarrying</text:p>
          </table:table-cell>
          <table:table-cell table:number-columns-repeated="16374"/>
        </table:table-row>
        <table:table-row table:style-name="ro8">
          <table:table-cell table:style-name="ce204"/>
          <table:table-cell table:style-name="ce32"/>
          <table:table-cell table:number-columns-repeated="6" table:style-name="ce29"/>
          <table:table-cell table:style-name="ce97"/>
          <table:table-cell table:style-name="ce32"/>
          <table:table-cell table:number-columns-repeated="16374"/>
        </table:table-row>
        <table:table-row table:style-name="ro6">
          <table:table-cell office:value-type="string" table:style-name="ce204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1690606" table:style-name="ce29">
            <text:p>1 690 606</text:p>
          </table:table-cell>
          <table:table-cell office:value-type="float" office:value="59164447.576000005" table:style-name="ce29">
            <text:p>59 164 448</text:p>
          </table:table-cell>
          <table:table-cell office:value-type="float" office:value="127854" table:style-name="ce59">
            <text:p>127 854</text:p>
          </table:table-cell>
          <table:table-cell office:value-type="float" office:value="5881284" table:style-name="ce59">
            <text:p>5 881 284</text:p>
          </table:table-cell>
          <table:table-cell office:value-type="float" office:value="4687" table:style-name="ce29">
            <text:p>4 687</text:p>
          </table:table-cell>
          <table:table-cell office:value-type="float" office:value="92926.805500000002" table:style-name="ce29">
            <text:p>92 927</text:p>
          </table:table-cell>
          <table:table-cell office:value-type="string" table:style-name="ce97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4"/>
        </table:table-row>
        <table:table-row table:style-name="ro6">
          <table:table-cell table:style-name="ce204"/>
          <table:table-cell office:value-type="string" table:style-name="ce32">
            <text:p>10 Výroba potravín</text:p>
          </table:table-cell>
          <table:table-cell office:value-type="float" office:value="105263" table:style-name="ce29">
            <text:p>105 263</text:p>
          </table:table-cell>
          <table:table-cell office:value-type="float" office:value="3683783.9480000003" table:style-name="ce29">
            <text:p>3 683 784</text:p>
          </table:table-cell>
          <table:table-cell office:value-type="float" office:value="395" table:style-name="ce29">
            <text:p>395</text:p>
          </table:table-cell>
          <table:table-cell office:value-type="float" office:value="18170" table:style-name="ce29">
            <text:p>18 170</text:p>
          </table:table-cell>
          <table:table-cell office:value-type="float" office:value="4243" table:style-name="ce29">
            <text:p>4 243</text:p>
          </table:table-cell>
          <table:table-cell office:value-type="float" office:value="84123.839500000002" table:style-name="ce29">
            <text:p>84 124</text:p>
          </table:table-cell>
          <table:table-cell table:style-name="ce97"/>
          <table:table-cell office:value-type="string" table:style-name="ce32">
            <text:p>10 Manuf.of food products</text:p>
          </table:table-cell>
          <table:table-cell table:number-columns-repeated="16374"/>
        </table:table-row>
        <table:table-row table:style-name="ro6">
          <table:table-cell table:style-name="ce204"/>
          <table:table-cell office:value-type="string" table:style-name="ce32">
            <text:p>11 Výroba nápojov</text:p>
          </table:table-cell>
          <table:table-cell office:value-type="float" office:value="23686" table:style-name="ce29">
            <text:p>23 686</text:p>
          </table:table-cell>
          <table:table-cell office:value-type="float" office:value="828915.25600000005" table:style-name="ce29">
            <text:p>828 915</text:p>
          </table:table-cell>
          <table:table-cell office:value-type="float" office:value="120" table:style-name="ce29">
            <text:p>120</text:p>
          </table:table-cell>
          <table:table-cell office:value-type="float" office:value="5520" table:style-name="ce29">
            <text:p>5 520</text:p>
          </table:table-cell>
          <table:table-cell office:value-type="float" office:value="322" table:style-name="ce29">
            <text:p>322</text:p>
          </table:table-cell>
          <table:table-cell office:value-type="float" office:value="6384.1329999999998" table:style-name="ce29">
            <text:p>6 384</text:p>
          </table:table-cell>
          <table:table-cell table:style-name="ce97"/>
          <table:table-cell office:value-type="string" table:style-name="ce32">
            <text:p>11 Manufacture of beverages</text:p>
          </table:table-cell>
          <table:table-cell table:number-columns-repeated="16374"/>
        </table:table-row>
        <table:table-row table:style-name="ro6">
          <table:table-cell table:style-name="ce204"/>
          <table:table-cell office:value-type="string" table:style-name="ce32">
            <text:p>13 Výroba textilu</text:p>
          </table:table-cell>
          <table:table-cell office:value-type="float" office:value="2771" table:style-name="ce29">
            <text:p>2 771</text:p>
          </table:table-cell>
          <table:table-cell office:value-type="float" office:value="96973.916000000012" table:style-name="ce29">
            <text:p>96 974</text:p>
          </table:table-cell>
          <table:table-cell office:value-type="float" office:value="8" table:style-name="ce29">
            <text:p>8</text:p>
          </table:table-cell>
          <table:table-cell office:value-type="float" office:value="368" table:style-name="ce29">
            <text:p>36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97"/>
          <table:table-cell office:value-type="string" table:style-name="ce32">
            <text:p>13 Manufacture of textiles</text:p>
          </table:table-cell>
          <table:table-cell table:number-columns-repeated="16374"/>
        </table:table-row>
        <table:table-row table:style-name="ro6">
          <table:table-cell/>
          <table:table-cell office:value-type="string" table:style-name="ce32">
            <text:p>14 Výroba odevov</text:p>
          </table:table-cell>
          <table:table-cell office:value-type="float" office:value="5987" table:style-name="ce29">
            <text:p>5 987</text:p>
          </table:table-cell>
          <table:table-cell office:value-type="float" office:value="209521.05200000003" table:style-name="ce29">
            <text:p>209 521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97"/>
          <table:table-cell office:value-type="string" table:style-name="ce32">
            <text:p>14 Manuf.of wear.apparel</text:p>
          </table:table-cell>
          <table:table-cell table:number-columns-repeated="16374" table:style-name="ce204"/>
        </table:table-row>
        <table:table-row table:style-name="ro6">
          <table:table-cell/>
          <table:table-cell office:value-type="string" table:style-name="ce32">
            <text:p>15 Výroba kože</text:p>
          </table:table-cell>
          <table:table-cell office:value-type="float" office:value="2878" table:style-name="ce29">
            <text:p>2 878</text:p>
          </table:table-cell>
          <table:table-cell office:value-type="float" office:value="100718.48800000001" table:style-name="ce29">
            <text:p>100 718</text:p>
          </table:table-cell>
          <table:table-cell office:value-type="float" office:value="68" table:style-name="ce29">
            <text:p>68</text:p>
          </table:table-cell>
          <table:table-cell office:value-type="float" office:value="3128" table:style-name="ce29">
            <text:p>3 12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97"/>
          <table:table-cell office:value-type="string" table:style-name="ce32">
            <text:p>15 Manufacture of leather</text:p>
          </table:table-cell>
          <table:table-cell table:number-columns-repeated="16374" table:style-name="ce204"/>
        </table:table-row>
        <table:table-row table:style-name="ro6">
          <table:table-cell/>
          <table:table-cell office:value-type="string" table:style-name="ce32">
            <text:p>16 Spracovanie dreva</text:p>
          </table:table-cell>
          <table:table-cell office:value-type="float" office:value="8167" table:style-name="ce29">
            <text:p>8 167</text:p>
          </table:table-cell>
          <table:table-cell office:value-type="float" office:value="285812.33199999999" table:style-name="ce29">
            <text:p>285 812</text:p>
          </table:table-cell>
          <table:table-cell office:value-type="float" office:value="27" table:style-name="ce29">
            <text:p>27</text:p>
          </table:table-cell>
          <table:table-cell office:value-type="float" office:value="1242" table:style-name="ce29">
            <text:p>1 24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97"/>
          <table:table-cell office:value-type="string" table:style-name="ce32">
            <text:p>16 Manufacture of wood</text:p>
          </table:table-cell>
          <table:table-cell table:number-columns-repeated="16374" table:style-name="ce204"/>
        </table:table-row>
        <table:table-row table:style-name="ro6">
          <table:table-cell/>
          <table:table-cell office:value-type="string" table:style-name="ce32">
            <text:p>17 Výroba papiera</text:p>
          </table:table-cell>
          <table:table-cell office:value-type="float" office:value="62683" table:style-name="ce29">
            <text:p>62 683</text:p>
          </table:table-cell>
          <table:table-cell office:value-type="float" office:value="2193654.2680000002" table:style-name="ce29">
            <text:p>2 193 654</text:p>
          </table:table-cell>
          <table:table-cell office:value-type="float" office:value="96" table:style-name="ce29">
            <text:p>96</text:p>
          </table:table-cell>
          <table:table-cell office:value-type="float" office:value="4416" table:style-name="ce29">
            <text:p>4 416</text:p>
          </table:table-cell>
          <table:table-cell office:value-type="float" office:value="122" table:style-name="ce29">
            <text:p>122</text:p>
          </table:table-cell>
          <table:table-cell office:value-type="float" office:value="2418.8330000000001" table:style-name="ce29">
            <text:p>2 419</text:p>
          </table:table-cell>
          <table:table-cell table:style-name="ce97"/>
          <table:table-cell office:value-type="string" table:style-name="ce32">
            <text:p>17 Manufacture of paper</text:p>
          </table:table-cell>
          <table:table-cell table:number-columns-repeated="16374" table:style-name="ce204"/>
        </table:table-row>
        <table:table-row table:style-name="ro6">
          <table:table-cell/>
          <table:table-cell office:value-type="string" table:style-name="ce32">
            <text:p>18 Tlač,reprod.záznam.médií</text:p>
          </table:table-cell>
          <table:table-cell office:value-type="float" office:value="3714" table:style-name="ce29">
            <text:p>3 714</text:p>
          </table:table-cell>
          <table:table-cell office:value-type="float" office:value="129975.14400000001" table:style-name="ce29">
            <text:p>129 975</text:p>
          </table:table-cell>
          <table:table-cell office:value-type="float" office:value="1" table:style-name="ce29">
            <text:p>1</text:p>
          </table:table-cell>
          <table:table-cell office:value-type="float" office:value="46" table:style-name="ce29">
            <text:p>4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97"/>
          <table:table-cell office:value-type="string" table:style-name="ce32">
            <text:p>18 Printing,repr.of rec.med</text:p>
          </table:table-cell>
          <table:table-cell table:number-columns-repeated="16374" table:style-name="ce204"/>
        </table:table-row>
        <table:table-row table:style-name="ro6">
          <table:table-cell/>
          <table:table-cell office:value-type="string" table:style-name="ce32">
            <text:p>19 Výr.koksu,ropných prod.</text:p>
          </table:table-cell>
          <table:table-cell office:value-type="float" office:value="289168" table:style-name="ce29">
            <text:p>289 168</text:p>
          </table:table-cell>
          <table:table-cell office:value-type="float" office:value="10119723.328" table:style-name="ce29">
            <text:p>10 119 723</text:p>
          </table:table-cell>
          <table:table-cell office:value-type="float" office:value="123393" table:style-name="ce29">
            <text:p>123 393</text:p>
          </table:table-cell>
          <table:table-cell office:value-type="float" office:value="5676078" table:style-name="ce29">
            <text:p>5 676 07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97"/>
          <table:table-cell office:value-type="string" table:style-name="ce32">
            <text:p>19 Manuf.of coke,petr.prod.</text:p>
          </table:table-cell>
          <table:table-cell table:number-columns-repeated="16374" table:style-name="ce204"/>
        </table:table-row>
        <table:table-row table:style-name="ro6">
          <table:table-cell/>
          <table:table-cell office:value-type="string" table:style-name="ce32">
            <text:p>20 Výroba chemikálií</text:p>
          </table:table-cell>
          <table:table-cell office:value-type="float" office:value="556132" table:style-name="ce29">
            <text:p>556 132</text:p>
          </table:table-cell>
          <table:table-cell office:value-type="float" office:value="19462395.472000003" table:style-name="ce29">
            <text:p>19 462 395</text:p>
          </table:table-cell>
          <table:table-cell office:value-type="float" office:value="69" table:style-name="ce29">
            <text:p>69</text:p>
          </table:table-cell>
          <table:table-cell office:value-type="float" office:value="3174" table:style-name="ce29">
            <text:p>3 17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97"/>
          <table:table-cell office:value-type="string" table:style-name="ce32">
            <text:p>20 Manufacture of chemicals</text:p>
          </table:table-cell>
          <table:table-cell table:number-columns-repeated="16374" table:style-name="ce204"/>
        </table:table-row>
        <table:table-row table:style-name="ro6">
          <table:table-cell/>
          <table:table-cell office:value-type="string" table:style-name="ce32">
            <text:p>21 Výr.zákl.farmaceut.výr.</text:p>
          </table:table-cell>
          <table:table-cell office:value-type="float" office:value="6508" table:style-name="ce29">
            <text:p>6 508</text:p>
          </table:table-cell>
          <table:table-cell office:value-type="float" office:value="227753.96800000002" table:style-name="ce29">
            <text:p>227 754</text:p>
          </table:table-cell>
          <table:table-cell table:style-name="ce29"/>
          <table:table-cell office:value-type="float" office:value="0" table:style-name="ce29">
            <text:p>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97"/>
          <table:table-cell office:value-type="string" table:style-name="ce32">
            <text:p>21 Manuf.of bas.pharm.prod.</text:p>
          </table:table-cell>
          <table:table-cell table:number-columns-repeated="16374" table:style-name="ce204"/>
        </table:table-row>
        <table:table-row table:style-name="ro6">
          <table:table-cell/>
          <table:table-cell office:value-type="string" table:style-name="ce32">
            <text:p>22 Výroba výrobkov z gumy</text:p>
          </table:table-cell>
          <table:table-cell office:value-type="float" office:value="92808" table:style-name="ce29">
            <text:p>92 808</text:p>
          </table:table-cell>
          <table:table-cell office:value-type="float" office:value="3247908.7680000002" table:style-name="ce29">
            <text:p>3 247 909</text:p>
          </table:table-cell>
          <table:table-cell office:value-type="float" office:value="214" table:style-name="ce29">
            <text:p>214</text:p>
          </table:table-cell>
          <table:table-cell office:value-type="float" office:value="9844" table:style-name="ce29">
            <text:p>9 84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97"/>
          <table:table-cell office:value-type="string" table:style-name="ce32">
            <text:p>22 Manu.of rub.,plast.prod.</text:p>
          </table:table-cell>
          <table:table-cell table:number-columns-repeated="16374" table:style-name="ce204"/>
        </table:table-row>
        <table:table-row table:style-name="ro6">
          <table:table-cell/>
          <table:table-cell office:value-type="string" table:style-name="ce32">
            <text:p>23 Výroba ost.nekov.výr.</text:p>
          </table:table-cell>
          <table:table-cell office:value-type="float" office:value="120636" table:style-name="ce29">
            <text:p>120 636</text:p>
          </table:table-cell>
          <table:table-cell office:value-type="float" office:value="4221777.4560000002" table:style-name="ce29">
            <text:p>4 221 777</text:p>
          </table:table-cell>
          <table:table-cell office:value-type="float" office:value="1991" table:style-name="ce29">
            <text:p>1 991</text:p>
          </table:table-cell>
          <table:table-cell office:value-type="float" office:value="91586" table:style-name="ce29">
            <text:p>91 58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97"/>
          <table:table-cell office:value-type="string" table:style-name="ce32">
            <text:p>23 Manuf.of oth.non-met.pr.</text:p>
          </table:table-cell>
          <table:table-cell table:number-columns-repeated="16374" table:style-name="ce204"/>
        </table:table-row>
        <table:table-row table:style-name="ro6">
          <table:table-cell/>
          <table:table-cell office:value-type="string" table:style-name="ce32">
            <text:p>24 Výroba,spracovanie kovov</text:p>
          </table:table-cell>
          <table:table-cell office:value-type="float" office:value="215801" table:style-name="ce29">
            <text:p>215 801</text:p>
          </table:table-cell>
          <table:table-cell office:value-type="float" office:value="7552171.7960000001" table:style-name="ce29">
            <text:p>7 552 172</text:p>
          </table:table-cell>
          <table:table-cell office:value-type="float" office:value="289" table:style-name="ce29">
            <text:p>289</text:p>
          </table:table-cell>
          <table:table-cell office:value-type="float" office:value="13294" table:style-name="ce29">
            <text:p>13 294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97"/>
          <table:table-cell office:value-type="string" table:style-name="ce32">
            <text:p>24 Manuf.of basic metals</text:p>
          </table:table-cell>
          <table:table-cell table:style-name="ce224"/>
          <table:table-cell table:number-columns-repeated="16373"/>
        </table:table-row>
        <table:table-row table:style-name="ro6">
          <table:table-cell/>
          <table:table-cell office:value-type="string" table:style-name="ce32">
            <text:p>25 Výroba kov.konštrukcií</text:p>
          </table:table-cell>
          <table:table-cell office:value-type="float" office:value="45083" table:style-name="ce29">
            <text:p>45 083</text:p>
          </table:table-cell>
          <table:table-cell office:value-type="float" office:value="1577724.6680000001" table:style-name="ce29">
            <text:p>1 577 725</text:p>
          </table:table-cell>
          <table:table-cell office:value-type="float" office:value="537" table:style-name="ce29">
            <text:p>537</text:p>
          </table:table-cell>
          <table:table-cell office:value-type="float" office:value="24702" table:style-name="ce29">
            <text:p>24 70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97"/>
          <table:table-cell office:value-type="string" table:style-name="ce32">
            <text:p>25 Manu.of fabric.met.prod.</text:p>
          </table:table-cell>
          <table:table-cell table:number-columns-repeated="16374" table:style-name="ce204"/>
        </table:table-row>
        <table:table-row table:style-name="ro6">
          <table:table-cell/>
          <table:table-cell office:value-type="string" table:style-name="ce32">
            <text:p>26 Výroba počítačových výr.</text:p>
          </table:table-cell>
          <table:table-cell office:value-type="float" office:value="2868" table:style-name="ce29">
            <text:p>2 868</text:p>
          </table:table-cell>
          <table:table-cell office:value-type="float" office:value="100368.52800000001" table:style-name="ce29">
            <text:p>100 369</text:p>
          </table:table-cell>
          <table:table-cell office:value-type="float" office:value="6" table:style-name="ce29">
            <text:p>6</text:p>
          </table:table-cell>
          <table:table-cell office:value-type="float" office:value="276" table:style-name="ce29">
            <text:p>27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97"/>
          <table:table-cell office:value-type="string" table:style-name="ce32">
            <text:p>26 Manuf.of computer prod.</text:p>
          </table:table-cell>
          <table:table-cell table:number-columns-repeated="16374" table:style-name="ce204"/>
        </table:table-row>
        <table:table-row table:style-name="ro6">
          <table:table-cell/>
          <table:table-cell office:value-type="string" table:style-name="ce32">
            <text:p>27 Výroba elektrických zar.</text:p>
          </table:table-cell>
          <table:table-cell office:value-type="float" office:value="13862" table:style-name="ce29">
            <text:p>13 862</text:p>
          </table:table-cell>
          <table:table-cell office:value-type="float" office:value="485114.55200000003" table:style-name="ce29">
            <text:p>485 115</text:p>
          </table:table-cell>
          <table:table-cell office:value-type="float" office:value="105" table:style-name="ce29">
            <text:p>105</text:p>
          </table:table-cell>
          <table:table-cell office:value-type="float" office:value="4830" table:style-name="ce29">
            <text:p>4 83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97"/>
          <table:table-cell office:value-type="string" table:style-name="ce32">
            <text:p>27 Manuf.of elec.equipment</text:p>
          </table:table-cell>
          <table:table-cell table:number-columns-repeated="16374" table:style-name="ce204"/>
        </table:table-row>
        <table:table-row table:style-name="ro6">
          <table:table-cell/>
          <table:table-cell office:value-type="string" table:style-name="ce32">
            <text:p>28 Výroba strojov a zar.</text:p>
          </table:table-cell>
          <table:table-cell office:value-type="float" office:value="35819" table:style-name="ce29">
            <text:p>35 819</text:p>
          </table:table-cell>
          <table:table-cell office:value-type="float" office:value="1253521.7240000002" table:style-name="ce29">
            <text:p>1 253 522</text:p>
          </table:table-cell>
          <table:table-cell office:value-type="float" office:value="307" table:style-name="ce29">
            <text:p>307</text:p>
          </table:table-cell>
          <table:table-cell office:value-type="float" office:value="14122" table:style-name="ce29">
            <text:p>14 12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97"/>
          <table:table-cell office:value-type="string" table:style-name="ce32">
            <text:p>28 Manu.of machinery n.e.c.</text:p>
          </table:table-cell>
          <table:table-cell table:number-columns-repeated="16374" table:style-name="ce204"/>
        </table:table-row>
        <table:table-row table:style-name="ro6">
          <table:table-cell/>
          <table:table-cell office:value-type="string" table:style-name="ce32">
            <text:p>29 Výroba motor.vozidiel</text:p>
          </table:table-cell>
          <table:table-cell office:value-type="float" office:value="69564" table:style-name="ce29">
            <text:p>69 564</text:p>
          </table:table-cell>
          <table:table-cell office:value-type="float" office:value="2434461.7439999999" table:style-name="ce29">
            <text:p>2 434 462</text:p>
          </table:table-cell>
          <table:table-cell office:value-type="float" office:value="142" table:style-name="ce59">
            <text:p>142</text:p>
          </table:table-cell>
          <table:table-cell office:value-type="float" office:value="6532" table:style-name="ce59">
            <text:p>6 532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97"/>
          <table:table-cell office:value-type="string" table:style-name="ce32">
            <text:p>29 Manuf.of mot.vehicles</text:p>
          </table:table-cell>
          <table:table-cell table:number-columns-repeated="16374" table:style-name="ce204"/>
        </table:table-row>
        <table:table-row table:style-name="ro6">
          <table:table-cell table:style-name="ce204"/>
          <table:table-cell office:value-type="string" table:style-name="ce32">
            <text:p>30 Výr.ost.doprav.prostr.</text:p>
          </table:table-cell>
          <table:table-cell office:value-type="float" office:value="7357" table:style-name="ce29">
            <text:p>7 357</text:p>
          </table:table-cell>
          <table:table-cell office:value-type="float" office:value="257465.57200000001" table:style-name="ce29">
            <text:p>257 466</text:p>
          </table:table-cell>
          <table:table-cell office:value-type="float" office:value="1" table:style-name="ce29">
            <text:p>1</text:p>
          </table:table-cell>
          <table:table-cell office:value-type="float" office:value="46" table:style-name="ce29">
            <text:p>4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97"/>
          <table:table-cell office:value-type="string" table:style-name="ce32">
            <text:p>30 Manu.of oth.transp.equi.</text:p>
          </table:table-cell>
          <table:table-cell table:number-columns-repeated="16374"/>
        </table:table-row>
        <table:table-row table:style-name="ro6">
          <table:table-cell table:style-name="ce204"/>
          <table:table-cell office:value-type="string" table:style-name="ce32">
            <text:p>31 Výroba nábytku</text:p>
          </table:table-cell>
          <table:table-cell office:value-type="float" office:value="9675" table:style-name="ce29">
            <text:p>9 675</text:p>
          </table:table-cell>
          <table:table-cell office:value-type="float" office:value="338586.30000000005" table:style-name="ce29">
            <text:p>338 586</text:p>
          </table:table-cell>
          <table:table-cell office:value-type="float" office:value="8" table:style-name="ce29">
            <text:p>8</text:p>
          </table:table-cell>
          <table:table-cell office:value-type="float" office:value="368" table:style-name="ce29">
            <text:p>368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97"/>
          <table:table-cell office:value-type="string" table:style-name="ce32">
            <text:p>31 Manufacture of furniture</text:p>
          </table:table-cell>
          <table:table-cell table:number-columns-repeated="16374"/>
        </table:table-row>
        <table:table-row table:style-name="ro6">
          <table:table-cell table:style-name="ce204"/>
          <table:table-cell office:value-type="string" table:style-name="ce32">
            <text:p>32 Iná výroba</text:p>
          </table:table-cell>
          <table:table-cell office:value-type="float" office:value="4800" table:style-name="ce29">
            <text:p>4 800</text:p>
          </table:table-cell>
          <table:table-cell office:value-type="float" office:value="167980.80000000002" table:style-name="ce29">
            <text:p>167 981</text:p>
          </table:table-cell>
          <table:table-cell office:value-type="float" office:value="11" table:style-name="ce29">
            <text:p>11</text:p>
          </table:table-cell>
          <table:table-cell office:value-type="float" office:value="506" table:style-name="ce29">
            <text:p>50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97"/>
          <table:table-cell office:value-type="string" table:style-name="ce32">
            <text:p>32 Other manufacturing</text:p>
          </table:table-cell>
          <table:table-cell table:number-columns-repeated="16374"/>
        </table:table-row>
        <table:table-row table:style-name="ro6">
          <table:table-cell table:style-name="ce204"/>
          <table:table-cell office:value-type="string" table:style-name="ce32">
            <text:p>33 Oprava a inštal.strojov</text:p>
          </table:table-cell>
          <table:table-cell office:value-type="float" office:value="5376" table:style-name="ce29">
            <text:p>5 376</text:p>
          </table:table-cell>
          <table:table-cell office:value-type="float" office:value="188138.49600000001" table:style-name="ce29">
            <text:p>188 138</text:p>
          </table:table-cell>
          <table:table-cell office:value-type="float" office:value="66" table:style-name="ce29">
            <text:p>66</text:p>
          </table:table-cell>
          <table:table-cell office:value-type="float" office:value="3036" table:style-name="ce29">
            <text:p>3 036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97"/>
          <table:table-cell office:value-type="string" table:style-name="ce32">
            <text:p>33 Repair,instal.of machin.</text:p>
          </table:table-cell>
          <table:table-cell table:number-columns-repeated="16374"/>
        </table:table-row>
        <table:table-row table:style-name="ro8">
          <table:table-cell table:style-name="ce204"/>
          <table:table-cell table:style-name="ce32"/>
          <table:table-cell table:number-columns-repeated="6" table:style-name="ce29"/>
          <table:table-cell table:style-name="ce97"/>
          <table:table-cell table:style-name="ce32"/>
          <table:table-cell table:number-columns-repeated="16374"/>
        </table:table-row>
        <table:table-row table:style-name="ro6">
          <table:table-cell office:value-type="string" table:style-name="ce204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1097150" table:style-name="ce59">
            <text:p>1 097 150</text:p>
          </table:table-cell>
          <table:table-cell office:value-type="float" office:value="38395861.400000006" table:style-name="ce59">
            <text:p>38 395 861</text:p>
          </table:table-cell>
          <table:table-cell office:value-type="float" office:value="3" table:style-name="ce29">
            <text:p>3</text:p>
          </table:table-cell>
          <table:table-cell office:value-type="float" office:value="138" table:style-name="ce29">
            <text:p>138</text:p>
          </table:table-cell>
          <table:table-cell office:value-type="float" office:value="74789" table:style-name="ce29">
            <text:p>74 789</text:p>
          </table:table-cell>
          <table:table-cell office:value-type="float" office:value="1482804.1084999999" table:style-name="ce29">
            <text:p>1 482 804</text:p>
          </table:table-cell>
          <table:table-cell office:value-type="string" table:style-name="ce97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4"/>
        </table:table-row>
        <table:table-row table:style-name="ro6">
          <table:table-cell table:style-name="ce204"/>
          <table:table-cell office:value-type="string" table:style-name="ce32">
            <text:p>35 Dod.elektr,plynu,pary</text:p>
          </table:table-cell>
          <table:table-cell office:value-type="float" office:value="1097150" table:style-name="ce59">
            <text:p>1 097 150</text:p>
          </table:table-cell>
          <table:table-cell office:value-type="float" office:value="38395861.400000006" table:style-name="ce59">
            <text:p>38 395 861</text:p>
          </table:table-cell>
          <table:table-cell office:value-type="float" office:value="3" table:style-name="ce29">
            <text:p>3</text:p>
          </table:table-cell>
          <table:table-cell office:value-type="float" office:value="138" table:style-name="ce29">
            <text:p>138</text:p>
          </table:table-cell>
          <table:table-cell office:value-type="float" office:value="74789" table:style-name="ce29">
            <text:p>74 789</text:p>
          </table:table-cell>
          <table:table-cell office:value-type="float" office:value="1482804.1084999999" table:style-name="ce29">
            <text:p>1 482 804</text:p>
          </table:table-cell>
          <table:table-cell table:style-name="ce97"/>
          <table:table-cell office:value-type="string" table:style-name="ce32">
            <text:p>35 Electr,gas,steam supply</text:p>
          </table:table-cell>
          <table:table-cell table:number-columns-repeated="16374"/>
        </table:table-row>
        <table:table-row table:style-name="ro8">
          <table:table-cell table:style-name="ce204"/>
          <table:table-cell table:style-name="ce32"/>
          <table:table-cell table:number-columns-repeated="2" table:style-name="ce59"/>
          <table:table-cell table:number-columns-repeated="4" table:style-name="ce29"/>
          <table:table-cell table:style-name="ce97"/>
          <table:table-cell table:style-name="ce32"/>
          <table:table-cell table:number-columns-repeated="16374"/>
        </table:table-row>
        <table:table-row table:style-name="ro6">
          <table:table-cell office:value-type="string" table:style-name="ce204">
            <text:p>E</text:p>
          </table:table-cell>
          <table:table-cell office:value-type="string" table:style-name="ce32">
            <text:p>Dodávka vody</text:p>
          </table:table-cell>
          <table:table-cell office:value-type="float" office:value="12473" table:style-name="ce29">
            <text:p>12 473</text:p>
          </table:table-cell>
          <table:table-cell office:value-type="float" office:value="436505.10800000001" table:style-name="ce29">
            <text:p>436 505</text:p>
          </table:table-cell>
          <table:table-cell office:value-type="float" office:value="234" table:style-name="ce29">
            <text:p>234</text:p>
          </table:table-cell>
          <table:table-cell office:value-type="float" office:value="10764" table:style-name="ce29">
            <text:p>10 764</text:p>
          </table:table-cell>
          <table:table-cell office:value-type="float" office:value="22736" table:style-name="ce29">
            <text:p>22 736</text:p>
          </table:table-cell>
          <table:table-cell office:value-type="float" office:value="450775.304" table:style-name="ce29">
            <text:p>450 775</text:p>
          </table:table-cell>
          <table:table-cell office:value-type="string" table:style-name="ce97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4"/>
        </table:table-row>
        <table:table-row table:style-name="ro6">
          <table:table-cell table:style-name="ce204"/>
          <table:table-cell office:value-type="string" table:style-name="ce32">
            <text:p>36 Zber,úprava,dodávka vody</text:p>
          </table:table-cell>
          <table:table-cell office:value-type="float" office:value="4711" table:style-name="ce29">
            <text:p>4 711</text:p>
          </table:table-cell>
          <table:table-cell office:value-type="float" office:value="164866.15600000002" table:style-name="ce29">
            <text:p>164 866</text:p>
          </table:table-cell>
          <table:table-cell office:value-type="float" office:value="68" table:style-name="ce29">
            <text:p>68</text:p>
          </table:table-cell>
          <table:table-cell office:value-type="float" office:value="3128" table:style-name="ce29">
            <text:p>3 128</text:p>
          </table:table-cell>
          <table:table-cell office:value-type="float" office:value="16870" table:style-name="ce29">
            <text:p>16 870</text:p>
          </table:table-cell>
          <table:table-cell office:value-type="float" office:value="334473.05499999999" table:style-name="ce29">
            <text:p>334 473</text:p>
          </table:table-cell>
          <table:table-cell table:style-name="ce97"/>
          <table:table-cell office:value-type="string" table:style-name="ce32">
            <text:p>36 Water coll,treatm,supply</text:p>
          </table:table-cell>
          <table:table-cell table:number-columns-repeated="16374"/>
        </table:table-row>
        <table:table-row table:style-name="ro6">
          <table:table-cell table:style-name="ce204"/>
          <table:table-cell office:value-type="string" table:style-name="ce32">
            <text:p>37 Čistenie,odvod odpad.vôd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float" office:value="242" table:style-name="ce29">
            <text:p>242</text:p>
          </table:table-cell>
          <table:table-cell office:value-type="float" office:value="4798.0129999999999" table:style-name="ce29">
            <text:p>4 798</text:p>
          </table:table-cell>
          <table:table-cell table:style-name="ce97"/>
          <table:table-cell office:value-type="string" table:style-name="ce32">
            <text:p>37 Sewerage</text:p>
          </table:table-cell>
          <table:table-cell table:number-columns-repeated="16374"/>
        </table:table-row>
        <table:table-row table:style-name="ro6">
          <table:table-cell table:style-name="ce204"/>
          <table:table-cell office:value-type="string" table:style-name="ce32">
            <text:p>38 Zber,sprac,likv.odpadov</text:p>
          </table:table-cell>
          <table:table-cell office:value-type="float" office:value="7756" table:style-name="ce29">
            <text:p>7 756</text:p>
          </table:table-cell>
          <table:table-cell office:value-type="float" office:value="271428.97600000002" table:style-name="ce29">
            <text:p>271 429</text:p>
          </table:table-cell>
          <table:table-cell office:value-type="float" office:value="166" table:style-name="ce29">
            <text:p>166</text:p>
          </table:table-cell>
          <table:table-cell office:value-type="float" office:value="7636" table:style-name="ce29">
            <text:p>7 636</text:p>
          </table:table-cell>
          <table:table-cell office:value-type="float" office:value="5624" table:style-name="ce29">
            <text:p>5 624</text:p>
          </table:table-cell>
          <table:table-cell office:value-type="float" office:value="111504.23599999999" table:style-name="ce29">
            <text:p>111 504</text:p>
          </table:table-cell>
          <table:table-cell table:style-name="ce97"/>
          <table:table-cell office:value-type="string" table:style-name="ce32">
            <text:p>38 Waste coll,disposal act.</text:p>
          </table:table-cell>
          <table:table-cell table:number-columns-repeated="16374"/>
        </table:table-row>
        <table:table-row table:style-name="ro6">
          <table:table-cell table:style-name="ce204"/>
          <table:table-cell office:value-type="string" table:style-name="ce32">
            <text:p>39 Ozdravovacie činnosti</text:p>
          </table:table-cell>
          <table:table-cell office:value-type="float" office:value="6" table:style-name="ce29">
            <text:p>6</text:p>
          </table:table-cell>
          <table:table-cell office:value-type="float" office:value="209.976" table:style-name="ce29">
            <text:p>210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-</text:p>
          </table:table-cell>
          <table:table-cell table:style-name="ce97"/>
          <table:table-cell office:value-type="string" table:style-name="ce32">
            <text:p>39 Remediation activities</text:p>
          </table:table-cell>
          <table:table-cell table:number-columns-repeated="16374"/>
        </table:table-row>
        <table:table-row table:number-rows-repeated="1048531" table:style-name="ro6">
          <table:table-cell table:number-columns-repeated="16384"/>
        </table:table-row>
        <table:named-expressions>
          <table:named-expression table:name="spotreby_krizovy04" table:expression="of:=[.#REF!]" table:base-cell-address="OBSAH_-_CONTENTS.$A$1"/>
        </table:named-expressions>
      </table:table>
      <table:table table:name="T_2_10" table:style-name="ta6">
        <table:table-column table:style-name="co4" table:default-cell-style-name="ce45"/>
        <table:table-column table:style-name="co31" table:default-cell-style-name="ce45"/>
        <table:table-column table:style-name="co7" table:number-columns-repeated="6" table:default-cell-style-name="ce256"/>
        <table:table-column table:style-name="co4" table:default-cell-style-name="ce255"/>
        <table:table-column table:style-name="co11" table:default-cell-style-name="ce45"/>
        <table:table-column table:style-name="co3" table:number-columns-repeated="16374" table:default-cell-style-name="ce45"/>
        <table:table-row table:style-name="ro2">
          <table:table-cell office:value-type="string" table:number-columns-spanned="10" table:number-rows-spanned="1" table:style-name="ce319">
            <text:p>Tab. č. 2-10. Spotreba vybraných druhov plynných palív v priemysle - podľa krajov za rok 2020</text:p>
          </table:table-cell>
          <table:covered-table-cell table:number-columns-repeated="9"/>
          <table:table-cell table:number-columns-repeated="16374" table:style-name="ce39"/>
        </table:table-row>
        <table:table-row table:style-name="ro2">
          <table:table-cell office:value-type="string" table:number-columns-spanned="10" table:number-rows-spanned="1" table:style-name="ce358">
            <text:p>Consumption of Selected Gaseous Fuels in Industry - by Regions in 2020</text:p>
          </table:table-cell>
          <table:covered-table-cell table:number-columns-repeated="9"/>
          <table:table-cell table:number-columns-repeated="16374" table:style-name="ce39"/>
        </table:table-row>
        <table:table-row table:style-name="ro3">
          <table:table-cell table:number-columns-repeated="2" table:style-name="ce39"/>
          <table:table-cell table:number-columns-repeated="6" table:style-name="ce42"/>
          <table:table-cell table:style-name="ce225"/>
          <table:table-cell table:number-columns-repeated="16375" table:style-name="ce39"/>
        </table:table-row>
        <table:table-row table:style-name="ro3">
          <table:table-cell table:style-name="ce43"/>
          <table:table-cell table:style-name="ce3"/>
          <table:table-cell office:value-type="string" table:style-name="ce226">
            <text:p>Zemný plyn</text:p>
          </table:table-cell>
          <table:table-cell table:style-name="ce227"/>
          <table:table-cell office:value-type="string" table:style-name="ce226">
            <text:p>Propán-bután</text:p>
          </table:table-cell>
          <table:table-cell table:style-name="ce227"/>
          <table:table-cell office:value-type="string" table:style-name="ce226">
            <text:p>Bioplyn</text:p>
          </table:table-cell>
          <table:table-cell table:style-name="ce227"/>
          <table:table-cell table:style-name="ce228"/>
          <table:table-cell table:style-name="ce43"/>
          <table:table-cell table:number-columns-repeated="16374"/>
        </table:table-row>
        <table:table-row table:style-name="ro3">
          <table:table-cell table:style-name="ce45"/>
          <table:table-cell table:style-name="ce46"/>
          <table:table-cell office:value-type="string" table:style-name="ce229">
            <text:p>Natural Gas</text:p>
          </table:table-cell>
          <table:table-cell table:style-name="ce230"/>
          <table:table-cell office:value-type="string" table:style-name="ce229">
            <text:p>Propane-Butane</text:p>
          </table:table-cell>
          <table:table-cell table:style-name="ce230"/>
          <table:table-cell office:value-type="string" table:style-name="ce231">
            <text:p>Biogas</text:p>
          </table:table-cell>
          <table:table-cell table:style-name="ce230"/>
          <table:table-cell table:style-name="ce232"/>
          <table:table-cell table:style-name="ce47"/>
          <table:table-cell table:number-columns-repeated="16374"/>
        </table:table-row>
        <table:table-row table:style-name="ro3">
          <table:table-cell table:style-name="ce48"/>
          <table:table-cell table:style-name="ce215"/>
          <table:table-cell office:value-type="string" table:style-name="ce233">
            <text:p>1000 m<text:span text:style-name="T2">3</text:span></text:p>
          </table:table-cell>
          <table:table-cell office:value-type="string" table:style-name="ce233">
            <text:p>GJ</text:p>
          </table:table-cell>
          <table:table-cell office:value-type="string" table:style-name="ce233">
            <text:p>t</text:p>
          </table:table-cell>
          <table:table-cell office:value-type="string" table:style-name="ce233">
            <text:p>GJ</text:p>
          </table:table-cell>
          <table:table-cell office:value-type="string" table:style-name="ce233">
            <text:p>1000 m<text:span text:style-name="T2">3</text:span></text:p>
          </table:table-cell>
          <table:table-cell office:value-type="string" table:style-name="ce234">
            <text:p>GJ</text:p>
          </table:table-cell>
          <table:table-cell table:style-name="ce235"/>
          <table:table-cell table:style-name="ce48"/>
          <table:table-cell table:number-columns-repeated="16374"/>
        </table:table-row>
        <table:table-row table:style-name="ro12">
          <table:table-cell table:number-columns-repeated="2" table:style-name="ce45"/>
          <table:table-cell table:style-name="ce236"/>
          <table:table-cell table:number-columns-repeated="5" table:style-name="ce51"/>
          <table:table-cell table:style-name="ce237"/>
          <table:table-cell table:style-name="ce47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348">
            <text:p>1 Bratislavský kraj</text:p>
          </table:table-cell>
          <table:covered-table-cell/>
          <table:table-cell table:number-columns-repeated="2" table:style-name="ce238"/>
          <table:table-cell table:number-columns-repeated="4" table:style-name="ce55"/>
          <table:table-cell office:value-type="string" table:number-columns-spanned="2" table:number-rows-spanned="1" table:style-name="ce326">
            <text:p>1 Region of Bratislava</text:p>
          </table:table-cell>
          <table:covered-table-cell/>
          <table:table-cell table:number-columns-repeated="16374"/>
        </table:table-row>
        <table:table-row table:style-name="ro12">
          <table:table-cell table:style-name="ce45"/>
          <table:table-cell table:style-name="ce56"/>
          <table:table-cell table:number-columns-repeated="2" table:style-name="ce238"/>
          <table:table-cell table:number-columns-repeated="4" table:style-name="ce55"/>
          <table:table-cell table:style-name="ce77"/>
          <table:table-cell table:style-name="ce58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346">
            <text:p>Priemysel spolu (B C D E)</text:p>
          </table:table-cell>
          <table:covered-table-cell/>
          <table:table-cell office:value-type="float" office:value="730346" table:formula="of:=[.C12]+[.C14]+[.C36]+[.C39]" table:style-name="ce59">
            <text:p>730 346</text:p>
          </table:table-cell>
          <table:table-cell office:value-type="float" office:value="25559188.616" table:style-name="ce59">
            <text:p>25 559 189</text:p>
          </table:table-cell>
          <table:table-cell office:value-type="float" office:value="124060" table:formula="of:=[.E14]+[.E36]+[.E39]" table:style-name="ce59">
            <text:p>124 060</text:p>
          </table:table-cell>
          <table:table-cell office:value-type="float" office:value="5706760" table:style-name="ce59">
            <text:p>5 706 760</text:p>
          </table:table-cell>
          <table:table-cell office:value-type="float" office:value="20574" table:formula="of:=[.G36]+[.G39]" table:style-name="ce59">
            <text:p>20 574</text:p>
          </table:table-cell>
          <table:table-cell office:value-type="float" office:value="407910.41099999996" table:style-name="ce59">
            <text:p>407 910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4"/>
        </table:table-row>
        <table:table-row table:style-name="ro34">
          <table:table-cell table:style-name="ce35"/>
          <table:table-cell table:style-name="ce60"/>
          <table:table-cell table:number-columns-repeated="6" table:style-name="ce59"/>
          <table:table-cell table:style-name="ce177"/>
          <table:table-cell table:style-name="ce61"/>
          <table:table-cell table:number-columns-repeated="16374"/>
        </table:table-row>
        <table:table-row table:style-name="ro6">
          <table:table-cell office:value-type="string" table:style-name="ce35">
            <text:p>B</text:p>
          </table:table-cell>
          <table:table-cell office:value-type="string" table:style-name="ce32">
            <text:p>Ťažba a dobývanie</text:p>
          </table:table-cell>
          <table:table-cell office:value-type="float" office:value="15404" table:style-name="ce59">
            <text:p>15 404</text:p>
          </table:table-cell>
          <table:table-cell office:value-type="float" office:value="539078.38400000008" table:style-name="ce59">
            <text:p>539 078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237">
            <text:p>B</text:p>
          </table:table-cell>
          <table:table-cell office:value-type="string" table:style-name="ce32">
            <text:p>Mining and quarrying</text:p>
          </table:table-cell>
          <table:table-cell table:number-columns-repeated="16374"/>
        </table:table-row>
        <table:table-row table:style-name="ro34">
          <table:table-cell table:style-name="ce35"/>
          <table:table-cell table:style-name="ce32"/>
          <table:table-cell table:number-columns-repeated="6" table:style-name="ce59"/>
          <table:table-cell table:style-name="ce237"/>
          <table:table-cell table:style-name="ce32"/>
          <table:table-cell table:number-columns-repeated="16374"/>
        </table:table-row>
        <table:table-row table:style-name="ro6">
          <table:table-cell office:value-type="string" table:style-name="ce45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367429" table:style-name="ce59">
            <text:p>367 429</text:p>
          </table:table-cell>
          <table:table-cell office:value-type="float" office:value="12858545.284" table:style-name="ce59">
            <text:p>12 858 545</text:p>
          </table:table-cell>
          <table:table-cell office:value-type="float" office:value="124050" table:style-name="ce59">
            <text:p>124 050</text:p>
          </table:table-cell>
          <table:table-cell office:value-type="float" office:value="5706300" table:style-name="ce59">
            <text:p>5 706 300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97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10 Výroba potravín</text:p>
          </table:table-cell>
          <table:table-cell office:value-type="float" office:value="14314" table:style-name="ce59">
            <text:p>14 314</text:p>
          </table:table-cell>
          <table:table-cell office:value-type="float" office:value="500932.74400000001" table:style-name="ce59">
            <text:p>500 933</text:p>
          </table:table-cell>
          <table:table-cell office:value-type="float" office:value="25" table:style-name="ce59">
            <text:p>25</text:p>
          </table:table-cell>
          <table:table-cell office:value-type="float" office:value="1150" table:style-name="ce59">
            <text:p>1 150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10 Manuf.of food products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11 Výroba nápojov</text:p>
          </table:table-cell>
          <table:table-cell office:value-type="float" office:value="76" table:style-name="ce59">
            <text:p>76</text:p>
          </table:table-cell>
          <table:table-cell office:value-type="float" office:value="2659.6960000000004" table:style-name="ce59">
            <text:p>2 660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11 Manufacture of beverages</text:p>
          </table:table-cell>
          <table:table-cell table:number-columns-repeated="16374"/>
        </table:table-row>
        <table:table-row table:style-name="ro6">
          <table:table-cell/>
          <table:table-cell office:value-type="string" table:style-name="ce32">
            <text:p>13 Výroba textilu</text:p>
          </table:table-cell>
          <table:table-cell office:value-type="float" office:value="210" table:style-name="ce59">
            <text:p>210</text:p>
          </table:table-cell>
          <table:table-cell office:value-type="float" office:value="7349.1600000000008" table:style-name="ce59">
            <text:p>7 349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13 Manufacture of textiles</text:p>
          </table:table-cell>
          <table:table-cell table:number-columns-repeated="16374"/>
        </table:table-row>
        <table:table-row table:style-name="ro6">
          <table:table-cell/>
          <table:table-cell office:value-type="string" table:style-name="ce32">
            <text:p>16 Spracovanie dreva</text:p>
          </table:table-cell>
          <table:table-cell office:value-type="float" office:value="928" table:style-name="ce59">
            <text:p>928</text:p>
          </table:table-cell>
          <table:table-cell office:value-type="float" office:value="32476.288" table:style-name="ce59">
            <text:p>32 476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16 Manufacture of wood</text:p>
          </table:table-cell>
          <table:table-cell table:number-columns-repeated="16374"/>
        </table:table-row>
        <table:table-row table:style-name="ro6">
          <table:table-cell/>
          <table:table-cell office:value-type="string" table:style-name="ce32">
            <text:p>17 Výroba papiera</text:p>
          </table:table-cell>
          <table:table-cell office:value-type="float" office:value="35" table:style-name="ce59">
            <text:p>35</text:p>
          </table:table-cell>
          <table:table-cell office:value-type="float" office:value="1224.8600000000001" table:style-name="ce59">
            <text:p>1 225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17 Manufacture of paper</text:p>
          </table:table-cell>
          <table:table-cell table:number-columns-repeated="16374"/>
        </table:table-row>
        <table:table-row table:style-name="ro6">
          <table:table-cell/>
          <table:table-cell office:value-type="string" table:style-name="ce32">
            <text:p>18 Tlač,reprod.záznam.médií</text:p>
          </table:table-cell>
          <table:table-cell office:value-type="float" office:value="2131" table:style-name="ce59">
            <text:p>2 131</text:p>
          </table:table-cell>
          <table:table-cell office:value-type="float" office:value="74576.47600000001" table:style-name="ce59">
            <text:p>74 576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18 Printing,repr.of rec.med</text:p>
          </table:table-cell>
          <table:table-cell table:number-columns-repeated="16374"/>
        </table:table-row>
        <table:table-row table:style-name="ro6">
          <table:table-cell/>
          <table:table-cell office:value-type="string" table:style-name="ce32">
            <text:p>19 Výr.koksu,ropných prod.</text:p>
          </table:table-cell>
          <table:table-cell office:value-type="float" office:value="289141" table:style-name="ce59">
            <text:p>289 141</text:p>
          </table:table-cell>
          <table:table-cell office:value-type="float" office:value="10118778.436000001" table:style-name="ce59">
            <text:p>10 118 778</text:p>
          </table:table-cell>
          <table:table-cell office:value-type="float" office:value="123393" table:style-name="ce59">
            <text:p>123 393</text:p>
          </table:table-cell>
          <table:table-cell office:value-type="float" office:value="5676078" table:style-name="ce59">
            <text:p>5 676 078</text:p>
          </table:table-cell>
          <table:table-cell table:number-columns-repeated="2" table:style-name="ce59"/>
          <table:table-cell table:style-name="ce97"/>
          <table:table-cell office:value-type="string" table:style-name="ce32">
            <text:p>19 Manuf.of coke,petr.prod.</text:p>
          </table:table-cell>
          <table:table-cell table:number-columns-repeated="16374"/>
        </table:table-row>
        <table:table-row table:style-name="ro6">
          <table:table-cell/>
          <table:table-cell office:value-type="string" table:style-name="ce32">
            <text:p>20 Výroba chemikálií</text:p>
          </table:table-cell>
          <table:table-cell office:value-type="float" office:value="267" table:style-name="ce59">
            <text:p>267</text:p>
          </table:table-cell>
          <table:table-cell office:value-type="float" office:value="9343.9320000000007" table:style-name="ce59">
            <text:p>9 344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20 Manufacture of chemicals</text:p>
          </table:table-cell>
          <table:table-cell table:number-columns-repeated="16374"/>
        </table:table-row>
        <table:table-row table:style-name="ro6">
          <table:table-cell/>
          <table:table-cell office:value-type="string" table:style-name="ce32">
            <text:p>22 Výroba výrobkov z gumy</text:p>
          </table:table-cell>
          <table:table-cell office:value-type="float" office:value="372" table:style-name="ce59">
            <text:p>372</text:p>
          </table:table-cell>
          <table:table-cell office:value-type="float" office:value="13018.512000000001" table:style-name="ce59">
            <text:p>13 019</text:p>
          </table:table-cell>
          <table:table-cell office:value-type="float" office:value="13" table:style-name="ce59">
            <text:p>13</text:p>
          </table:table-cell>
          <table:table-cell office:value-type="float" office:value="598" table:style-name="ce59">
            <text:p>598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22 Manu.of rub.,plast.prod.</text:p>
          </table:table-cell>
          <table:table-cell table:number-columns-repeated="16374"/>
        </table:table-row>
        <table:table-row table:style-name="ro6">
          <table:table-cell/>
          <table:table-cell office:value-type="string" table:style-name="ce32">
            <text:p>23 Výroba ost.nekov.výr.</text:p>
          </table:table-cell>
          <table:table-cell office:value-type="float" office:value="14526" table:style-name="ce59">
            <text:p>14 526</text:p>
          </table:table-cell>
          <table:table-cell office:value-type="float" office:value="508351.89600000001" table:style-name="ce59">
            <text:p>508 352</text:p>
          </table:table-cell>
          <table:table-cell office:value-type="float" office:value="472" table:style-name="ce59">
            <text:p>472</text:p>
          </table:table-cell>
          <table:table-cell office:value-type="float" office:value="21712" table:style-name="ce59">
            <text:p>21 71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23 Manuf.of oth.non-met.pr.</text:p>
          </table:table-cell>
          <table:table-cell table:number-columns-repeated="16374"/>
        </table:table-row>
        <table:table-row table:style-name="ro6">
          <table:table-cell/>
          <table:table-cell office:value-type="string" table:style-name="ce32">
            <text:p>24 Výroba,spracovanie kovov</text:p>
          </table:table-cell>
          <table:table-cell office:value-type="float" office:value="67" table:style-name="ce59">
            <text:p>67</text:p>
          </table:table-cell>
          <table:table-cell office:value-type="float" office:value="2344.732" table:style-name="ce59">
            <text:p>2 345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24 Manuf.of basic metals</text:p>
          </table:table-cell>
          <table:table-cell table:number-columns-repeated="16374"/>
        </table:table-row>
        <table:table-row table:style-name="ro6">
          <table:table-cell/>
          <table:table-cell office:value-type="string" table:style-name="ce32">
            <text:p>25 Výroba kov.konštrukcií</text:p>
          </table:table-cell>
          <table:table-cell office:value-type="float" office:value="4831" table:style-name="ce59">
            <text:p>4 831</text:p>
          </table:table-cell>
          <table:table-cell office:value-type="float" office:value="169065.67600000001" table:style-name="ce59">
            <text:p>169 066</text:p>
          </table:table-cell>
          <table:table-cell office:value-type="float" office:value="30" table:style-name="ce59">
            <text:p>30</text:p>
          </table:table-cell>
          <table:table-cell office:value-type="float" office:value="1380" table:style-name="ce59">
            <text:p>1 380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25 Manu.of fabric.met.prod.</text:p>
          </table:table-cell>
          <table:table-cell table:number-columns-repeated="16374"/>
        </table:table-row>
        <table:table-row table:style-name="ro6">
          <table:table-cell/>
          <table:table-cell office:value-type="string" table:style-name="ce32">
            <text:p>26 Výroba počítačových výr.</text:p>
          </table:table-cell>
          <table:table-cell office:value-type="float" office:value="31" table:style-name="ce59">
            <text:p>31</text:p>
          </table:table-cell>
          <table:table-cell office:value-type="float" office:value="1084.876" table:style-name="ce59">
            <text:p>1 085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26 Manuf.of computer prod.</text:p>
          </table:table-cell>
          <table:table-cell table:number-columns-repeated="16374"/>
        </table:table-row>
        <table:table-row table:style-name="ro6">
          <table:table-cell/>
          <table:table-cell office:value-type="string" table:style-name="ce32">
            <text:p>27 Výroba elektrických zar.</text:p>
          </table:table-cell>
          <table:table-cell office:value-type="float" office:value="1346" table:style-name="ce59">
            <text:p>1 346</text:p>
          </table:table-cell>
          <table:table-cell office:value-type="float" office:value="47104.616000000002" table:style-name="ce59">
            <text:p>47 105</text:p>
          </table:table-cell>
          <table:table-cell office:value-type="float" office:value="4" table:style-name="ce59">
            <text:p>4</text:p>
          </table:table-cell>
          <table:table-cell office:value-type="float" office:value="184" table:style-name="ce59">
            <text:p>184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27 Manuf.of elec.equipment</text:p>
          </table:table-cell>
          <table:table-cell table:number-columns-repeated="16374"/>
        </table:table-row>
        <table:table-row table:style-name="ro6">
          <table:table-cell/>
          <table:table-cell office:value-type="string" table:style-name="ce32">
            <text:p>28 Výroba strojov a zar.</text:p>
          </table:table-cell>
          <table:table-cell office:value-type="float" office:value="9790" table:style-name="ce59">
            <text:p>9 790</text:p>
          </table:table-cell>
          <table:table-cell office:value-type="float" office:value="342610.84" table:style-name="ce59">
            <text:p>342 611</text:p>
          </table:table-cell>
          <table:table-cell office:value-type="float" office:value="62" table:style-name="ce59">
            <text:p>62</text:p>
          </table:table-cell>
          <table:table-cell office:value-type="float" office:value="2852" table:style-name="ce59">
            <text:p>2 85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28 Manu.of machinery n.e.c.</text:p>
          </table:table-cell>
          <table:table-cell table:number-columns-repeated="16374"/>
        </table:table-row>
        <table:table-row table:style-name="ro6">
          <table:table-cell/>
          <table:table-cell office:value-type="string" table:style-name="ce32">
            <text:p>29 Výroba motor.vozidiel</text:p>
          </table:table-cell>
          <table:table-cell office:value-type="float" office:value="26570" table:style-name="ce59">
            <text:p>26 570</text:p>
          </table:table-cell>
          <table:table-cell office:value-type="float" office:value="929843.72000000009" table:style-name="ce59">
            <text:p>929 844</text:p>
          </table:table-cell>
          <table:table-cell office:value-type="float" office:value="12" table:style-name="ce59">
            <text:p>12</text:p>
          </table:table-cell>
          <table:table-cell office:value-type="float" office:value="552" table:style-name="ce59">
            <text:p>55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29 Manuf.of mot.vehicles</text:p>
          </table:table-cell>
          <table:table-cell table:number-columns-repeated="16374"/>
        </table:table-row>
        <table:table-row table:style-name="ro6">
          <table:table-cell/>
          <table:table-cell office:value-type="string" table:style-name="ce32">
            <text:p>30 Výr.ost.doprav.prostr.</text:p>
          </table:table-cell>
          <table:table-cell office:value-type="float" office:value="590" table:style-name="ce59">
            <text:p>590</text:p>
          </table:table-cell>
          <table:table-cell office:value-type="float" office:value="20647.640000000003" table:style-name="ce59">
            <text:p>20 648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30 Manu.of oth.transp.equi.</text:p>
          </table:table-cell>
          <table:table-cell table:number-columns-repeated="16374"/>
        </table:table-row>
        <table:table-row table:style-name="ro6">
          <table:table-cell/>
          <table:table-cell office:value-type="string" table:style-name="ce32">
            <text:p>31 Výroba nábytku</text:p>
          </table:table-cell>
          <table:table-cell office:value-type="float" office:value="9" table:style-name="ce59">
            <text:p>9</text:p>
          </table:table-cell>
          <table:table-cell office:value-type="float" office:value="314.964" table:style-name="ce59">
            <text:p>315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31 Manufacture of furniture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32 Iná výroba</text:p>
          </table:table-cell>
          <table:table-cell office:value-type="float" office:value="921" table:style-name="ce59">
            <text:p>921</text:p>
          </table:table-cell>
          <table:table-cell office:value-type="float" office:value="32231.316000000003" table:style-name="ce59">
            <text:p>32 231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32 Other manufacturing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33 Oprava a inštal.strojov</text:p>
          </table:table-cell>
          <table:table-cell office:value-type="float" office:value="1094" table:style-name="ce59">
            <text:p>1 094</text:p>
          </table:table-cell>
          <table:table-cell office:value-type="float" office:value="38285.624000000003" table:style-name="ce59">
            <text:p>38 286</text:p>
          </table:table-cell>
          <table:table-cell office:value-type="float" office:value="39" table:style-name="ce59">
            <text:p>39</text:p>
          </table:table-cell>
          <table:table-cell office:value-type="float" office:value="1794" table:style-name="ce59">
            <text:p>1 794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33 Repair,instal.of machin.</text:p>
          </table:table-cell>
          <table:table-cell table:number-columns-repeated="16374"/>
        </table:table-row>
        <table:table-row table:style-name="ro34">
          <table:table-cell table:style-name="ce45"/>
          <table:table-cell table:style-name="ce32"/>
          <table:table-cell table:number-columns-repeated="6" table:style-name="ce59"/>
          <table:table-cell table:style-name="ce97"/>
          <table:table-cell table:style-name="ce32"/>
          <table:table-cell table:number-columns-repeated="16374"/>
        </table:table-row>
        <table:table-row table:style-name="ro6">
          <table:table-cell office:value-type="string" table:style-name="ce45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345237" table:style-name="ce59">
            <text:p>345 237</text:p>
          </table:table-cell>
          <table:table-cell office:value-type="float" office:value="12081914.052000001" table:style-name="ce59">
            <text:p>12 081 914</text:p>
          </table:table-cell>
          <table:table-cell office:value-type="float" office:value="1" table:style-name="ce59">
            <text:p>1</text:p>
          </table:table-cell>
          <table:table-cell office:value-type="float" office:value="46" table:style-name="ce59">
            <text:p>46</text:p>
          </table:table-cell>
          <table:table-cell office:value-type="float" office:value="15244" table:style-name="ce59">
            <text:p>15 244</text:p>
          </table:table-cell>
          <table:table-cell office:value-type="float" office:value="302235.16599999997" table:style-name="ce59">
            <text:p>302 235</text:p>
          </table:table-cell>
          <table:table-cell office:value-type="string" table:style-name="ce97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35 Dod.elektr,plynu,pary</text:p>
          </table:table-cell>
          <table:table-cell office:value-type="float" office:value="345237" table:style-name="ce59">
            <text:p>345 237</text:p>
          </table:table-cell>
          <table:table-cell office:value-type="float" office:value="12081914.052000001" table:style-name="ce59">
            <text:p>12 081 914</text:p>
          </table:table-cell>
          <table:table-cell office:value-type="float" office:value="1" table:style-name="ce59">
            <text:p>1</text:p>
          </table:table-cell>
          <table:table-cell office:value-type="float" office:value="46" table:style-name="ce59">
            <text:p>46</text:p>
          </table:table-cell>
          <table:table-cell office:value-type="float" office:value="15244" table:style-name="ce59">
            <text:p>15 244</text:p>
          </table:table-cell>
          <table:table-cell office:value-type="float" office:value="302235.16599999997" table:style-name="ce59">
            <text:p>302 235</text:p>
          </table:table-cell>
          <table:table-cell table:style-name="ce97"/>
          <table:table-cell office:value-type="string" table:style-name="ce32">
            <text:p>35 Electr,gas,steam supply</text:p>
          </table:table-cell>
          <table:table-cell table:number-columns-repeated="16374"/>
        </table:table-row>
        <table:table-row table:style-name="ro34">
          <table:table-cell table:style-name="ce45"/>
          <table:table-cell table:style-name="ce32"/>
          <table:table-cell table:number-columns-repeated="6" table:style-name="ce59"/>
          <table:table-cell table:style-name="ce97"/>
          <table:table-cell table:style-name="ce32"/>
          <table:table-cell table:number-columns-repeated="16374"/>
        </table:table-row>
        <table:table-row table:style-name="ro6">
          <table:table-cell office:value-type="string" table:style-name="ce45">
            <text:p>E</text:p>
          </table:table-cell>
          <table:table-cell office:value-type="string" table:style-name="ce32">
            <text:p>Dodávka vody</text:p>
          </table:table-cell>
          <table:table-cell office:value-type="float" office:value="2276" table:style-name="ce59">
            <text:p>2 276</text:p>
          </table:table-cell>
          <table:table-cell office:value-type="float" office:value="79650.896000000008" table:style-name="ce59">
            <text:p>79 651</text:p>
          </table:table-cell>
          <table:table-cell office:value-type="float" office:value="9" table:style-name="ce59">
            <text:p>9</text:p>
          </table:table-cell>
          <table:table-cell office:value-type="float" office:value="414" table:style-name="ce59">
            <text:p>414</text:p>
          </table:table-cell>
          <table:table-cell office:value-type="float" office:value="5330" table:style-name="ce59">
            <text:p>5 330</text:p>
          </table:table-cell>
          <table:table-cell office:value-type="float" office:value="105675.245" table:style-name="ce59">
            <text:p>105 675</text:p>
          </table:table-cell>
          <table:table-cell office:value-type="string" table:style-name="ce97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4"/>
        </table:table-row>
        <table:table-row table:number-rows-repeated="4" table:style-name="ro6">
          <table:table-cell table:style-name="ce67"/>
          <table:table-cell table:style-name="ce32"/>
          <table:table-cell table:number-columns-repeated="6" table:style-name="ce73"/>
          <table:table-cell table:style-name="ce239"/>
          <table:table-cell table:style-name="ce32"/>
          <table:table-cell table:number-columns-repeated="16374" table:style-name="ce67"/>
        </table:table-row>
        <table:table-row table:style-name="ro2">
          <table:table-cell office:value-type="string" table:number-columns-spanned="10" table:number-rows-spanned="1" table:style-name="ce319">
            <text:p>Tab. č. 2-10. Spotreba vybraných druhov plynných palív v priemysle - podľa krajov za rok 2020</text:p>
          </table:table-cell>
          <table:covered-table-cell table:number-columns-repeated="9"/>
          <table:table-cell table:number-columns-repeated="16374" table:style-name="ce39"/>
        </table:table-row>
        <table:table-row table:style-name="ro2">
          <table:table-cell office:value-type="string" table:number-columns-spanned="10" table:number-rows-spanned="1" table:style-name="ce359">
            <text:p>Consumption of Selected Gaseous Fuels in Industry - by Regions in 2020</text:p>
          </table:table-cell>
          <table:covered-table-cell table:number-columns-repeated="9"/>
          <table:table-cell table:number-columns-repeated="16374" table:style-name="ce39"/>
        </table:table-row>
        <table:table-row table:style-name="ro3">
          <table:table-cell table:style-name="ce39"/>
          <table:table-cell table:style-name="ce76"/>
          <table:table-cell table:number-columns-repeated="6" table:style-name="ce78"/>
          <table:table-cell table:style-name="ce77"/>
          <table:table-cell table:style-name="ce74"/>
          <table:table-cell table:number-columns-repeated="16374" table:style-name="ce39"/>
        </table:table-row>
        <table:table-row table:style-name="ro3">
          <table:table-cell office:value-type="string" table:number-columns-spanned="2" table:number-rows-spanned="1" table:style-name="ce330">
            <text:p>1. pokračovanie</text:p>
          </table:table-cell>
          <table:covered-table-cell/>
          <table:table-cell table:number-columns-repeated="6" table:style-name="ce80"/>
          <table:table-cell table:style-name="ce79"/>
          <table:table-cell office:value-type="string" table:style-name="ce82">
            <text:p>1st continuation</text:p>
          </table:table-cell>
          <table:table-cell table:number-columns-repeated="16374" table:style-name="ce75"/>
        </table:table-row>
        <table:table-row table:style-name="ro3">
          <table:table-cell table:style-name="ce45"/>
          <table:table-cell table:style-name="ce83"/>
          <table:table-cell office:value-type="string" table:style-name="ce226">
            <text:p>Zemný plyn</text:p>
          </table:table-cell>
          <table:table-cell table:style-name="ce227"/>
          <table:table-cell office:value-type="string" table:style-name="ce226">
            <text:p>Propán-bután</text:p>
          </table:table-cell>
          <table:table-cell table:style-name="ce227"/>
          <table:table-cell office:value-type="string" table:style-name="ce226">
            <text:p>Bioplyn</text:p>
          </table:table-cell>
          <table:table-cell table:style-name="ce227"/>
          <table:table-cell table:style-name="ce240"/>
          <table:table-cell table:style-name="ce43"/>
          <table:table-cell table:number-columns-repeated="16374"/>
        </table:table-row>
        <table:table-row table:style-name="ro3">
          <table:table-cell table:style-name="ce45"/>
          <table:table-cell table:style-name="ce6"/>
          <table:table-cell office:value-type="string" table:style-name="ce229">
            <text:p>Natural Gas</text:p>
          </table:table-cell>
          <table:table-cell table:style-name="ce230"/>
          <table:table-cell office:value-type="string" table:style-name="ce229">
            <text:p>Propane-Butane</text:p>
          </table:table-cell>
          <table:table-cell table:style-name="ce230"/>
          <table:table-cell office:value-type="string" table:style-name="ce231">
            <text:p>Biogas</text:p>
          </table:table-cell>
          <table:table-cell table:style-name="ce230"/>
          <table:table-cell table:style-name="ce232"/>
          <table:table-cell table:style-name="ce47"/>
          <table:table-cell table:number-columns-repeated="16374"/>
        </table:table-row>
        <table:table-row table:style-name="ro3">
          <table:table-cell table:style-name="ce48"/>
          <table:table-cell table:style-name="ce215"/>
          <table:table-cell office:value-type="string" table:style-name="ce233">
            <text:p>1000 m<text:span text:style-name="T2">3</text:span></text:p>
          </table:table-cell>
          <table:table-cell office:value-type="string" table:style-name="ce233">
            <text:p>GJ</text:p>
          </table:table-cell>
          <table:table-cell office:value-type="string" table:style-name="ce233">
            <text:p>t</text:p>
          </table:table-cell>
          <table:table-cell office:value-type="string" table:style-name="ce233">
            <text:p>GJ</text:p>
          </table:table-cell>
          <table:table-cell office:value-type="string" table:style-name="ce233">
            <text:p>1000 m<text:span text:style-name="T2">3</text:span></text:p>
          </table:table-cell>
          <table:table-cell office:value-type="string" table:style-name="ce234">
            <text:p>GJ</text:p>
          </table:table-cell>
          <table:table-cell table:style-name="ce235"/>
          <table:table-cell table:style-name="ce48"/>
          <table:table-cell table:number-columns-repeated="16374"/>
        </table:table-row>
        <table:table-row table:style-name="ro34">
          <table:table-cell table:style-name="ce47"/>
          <table:table-cell table:style-name="ce8"/>
          <table:table-cell table:number-columns-repeated="3" table:style-name="ce241"/>
          <table:table-cell table:style-name="ce242"/>
          <table:table-cell table:number-columns-repeated="2" table:style-name="ce241"/>
          <table:table-cell table:style-name="ce243"/>
          <table:table-cell table:style-name="ce47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348">
            <text:p>2 Trnavský kraj</text:p>
          </table:table-cell>
          <table:covered-table-cell/>
          <table:table-cell table:number-columns-repeated="6" table:style-name="ce65"/>
          <table:table-cell office:value-type="string" table:number-columns-spanned="2" table:number-rows-spanned="1" table:style-name="ce326">
            <text:p>2 Region of Trnava</text:p>
          </table:table-cell>
          <table:covered-table-cell/>
          <table:table-cell table:number-columns-repeated="16374"/>
        </table:table-row>
        <table:table-row table:style-name="ro5">
          <table:table-cell table:style-name="ce45"/>
          <table:table-cell table:style-name="ce56"/>
          <table:table-cell table:number-columns-repeated="6" table:style-name="ce65"/>
          <table:table-cell table:style-name="ce244"/>
          <table:table-cell table:style-name="ce58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346">
            <text:p>Priemysel spolu <text:s/>(B C D E)</text:p>
          </table:table-cell>
          <table:covered-table-cell/>
          <table:table-cell office:value-type="float" office:value="527484" table:formula="of:=[.C56]+[.C59]+[.C79]+[.C82]" table:style-name="ce59">
            <text:p>527 484</text:p>
          </table:table-cell>
          <table:table-cell office:value-type="float" office:value="18459830.063999999" table:style-name="ce59">
            <text:p>18 459 830</text:p>
          </table:table-cell>
          <table:table-cell office:value-type="float" office:value="408" table:formula="of:=[.E59]+[.E82]" table:style-name="ce59">
            <text:p>408</text:p>
          </table:table-cell>
          <table:table-cell office:value-type="float" office:value="18768" table:style-name="ce59">
            <text:p>18 768</text:p>
          </table:table-cell>
          <table:table-cell office:value-type="float" office:value="10266" table:formula="of:=[.G59]+[.G79]+[.G82]" table:style-name="ce59">
            <text:p>10 266</text:p>
          </table:table-cell>
          <table:table-cell office:value-type="float" office:value="203538.84899999999" table:style-name="ce59">
            <text:p>203 539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4"/>
        </table:table-row>
        <table:table-row table:style-name="ro5">
          <table:table-cell table:style-name="ce35"/>
          <table:table-cell table:style-name="ce60"/>
          <table:table-cell table:number-columns-repeated="6" table:style-name="ce59"/>
          <table:table-cell table:style-name="ce177"/>
          <table:table-cell table:style-name="ce61"/>
          <table:table-cell table:number-columns-repeated="16374"/>
        </table:table-row>
        <table:table-row table:style-name="ro6">
          <table:table-cell office:value-type="string" table:style-name="ce35">
            <text:p>B</text:p>
          </table:table-cell>
          <table:table-cell office:value-type="string" table:style-name="ce32">
            <text:p>Ťažba a dobývanie</text:p>
          </table:table-cell>
          <table:table-cell office:value-type="float" office:value="736" table:style-name="ce59">
            <text:p>736</text:p>
          </table:table-cell>
          <table:table-cell office:value-type="float" office:value="25757.056" table:style-name="ce59">
            <text:p>25 757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237">
            <text:p>B</text:p>
          </table:table-cell>
          <table:table-cell office:value-type="string" table:style-name="ce32">
            <text:p>Mining and quarrying</text:p>
          </table:table-cell>
          <table:table-cell table:number-columns-repeated="16374"/>
        </table:table-row>
        <table:table-row table:style-name="ro6">
          <table:table-cell table:style-name="ce35"/>
          <table:table-cell office:value-type="string" table:style-name="ce32">
            <text:p>08 Iná ťažba a dobývanie</text:p>
          </table:table-cell>
          <table:table-cell office:value-type="float" office:value="736" table:style-name="ce59">
            <text:p>736</text:p>
          </table:table-cell>
          <table:table-cell office:value-type="float" office:value="25757.056" table:style-name="ce59">
            <text:p>25 757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37"/>
          <table:table-cell office:value-type="string" table:style-name="ce32">
            <text:p>08 Oth.mining and quarrying</text:p>
          </table:table-cell>
          <table:table-cell table:number-columns-repeated="16374"/>
        </table:table-row>
        <table:table-row table:style-name="ro5">
          <table:table-cell table:style-name="ce35"/>
          <table:table-cell table:style-name="ce32"/>
          <table:table-cell table:number-columns-repeated="6" table:style-name="ce59"/>
          <table:table-cell table:style-name="ce237"/>
          <table:table-cell table:style-name="ce32"/>
          <table:table-cell table:number-columns-repeated="16374"/>
        </table:table-row>
        <table:table-row table:style-name="ro6">
          <table:table-cell office:value-type="string" table:style-name="ce45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187016" table:style-name="ce59">
            <text:p>187 016</text:p>
          </table:table-cell>
          <table:table-cell office:value-type="float" office:value="6544811.9360000007" table:style-name="ce59">
            <text:p>6 544 812</text:p>
          </table:table-cell>
          <table:table-cell office:value-type="float" office:value="387" table:style-name="ce59">
            <text:p>387</text:p>
          </table:table-cell>
          <table:table-cell office:value-type="float" office:value="17802" table:style-name="ce59">
            <text:p>17 802</text:p>
          </table:table-cell>
          <table:table-cell office:value-type="float" office:value="210" table:style-name="ce59">
            <text:p>210</text:p>
          </table:table-cell>
          <table:table-cell office:value-type="float" office:value="4163.5649999999996" table:style-name="ce59">
            <text:p>4 164</text:p>
          </table:table-cell>
          <table:table-cell office:value-type="string" table:style-name="ce97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10 Výroba potravín</text:p>
          </table:table-cell>
          <table:table-cell office:value-type="float" office:value="27733" table:style-name="ce59">
            <text:p>27 733</text:p>
          </table:table-cell>
          <table:table-cell office:value-type="float" office:value="970544.06800000009" table:style-name="ce59">
            <text:p>970 544</text:p>
          </table:table-cell>
          <table:table-cell office:value-type="float" office:value="85" table:style-name="ce59">
            <text:p>85</text:p>
          </table:table-cell>
          <table:table-cell office:value-type="float" office:value="3910" table:style-name="ce59">
            <text:p>3 910</text:p>
          </table:table-cell>
          <table:table-cell office:value-type="float" office:value="210" table:style-name="ce59">
            <text:p>210</text:p>
          </table:table-cell>
          <table:table-cell office:value-type="float" office:value="4163.5649999999996" table:style-name="ce59">
            <text:p>4 164</text:p>
          </table:table-cell>
          <table:table-cell table:style-name="ce97"/>
          <table:table-cell office:value-type="string" table:style-name="ce32">
            <text:p>10 Manuf.of food products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11 Výroba nápojov</text:p>
          </table:table-cell>
          <table:table-cell office:value-type="float" office:value="4562" table:style-name="ce59">
            <text:p>4 562</text:p>
          </table:table-cell>
          <table:table-cell office:value-type="float" office:value="159651.75200000001" table:style-name="ce59">
            <text:p>159 65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11 Manufacture of beverages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13 Výroba textilu</text:p>
          </table:table-cell>
          <table:table-cell office:value-type="float" office:value="188" table:style-name="ce59">
            <text:p>188</text:p>
          </table:table-cell>
          <table:table-cell office:value-type="float" office:value="6579.2480000000005" table:style-name="ce59">
            <text:p>6 579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13 Manufacture of textiles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14 Výroba odevov</text:p>
          </table:table-cell>
          <table:table-cell office:value-type="float" office:value="71" table:style-name="ce59">
            <text:p>71</text:p>
          </table:table-cell>
          <table:table-cell office:value-type="float" office:value="2484.7160000000003" table:style-name="ce59">
            <text:p>2 485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14 Manuf.of wear.apparel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18 Tlač,reprod.záznam.médií</text:p>
          </table:table-cell>
          <table:table-cell office:value-type="float" office:value="140" table:style-name="ce59">
            <text:p>140</text:p>
          </table:table-cell>
          <table:table-cell office:value-type="float" office:value="4899.4400000000005" table:style-name="ce59">
            <text:p>4 899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18 Printing,repr.of rec.med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0 Výroba chemikálií</text:p>
          </table:table-cell>
          <table:table-cell office:value-type="float" office:value="34311" table:style-name="ce59">
            <text:p>34 311</text:p>
          </table:table-cell>
          <table:table-cell office:value-type="float" office:value="1200747.7560000001" table:style-name="ce59">
            <text:p>1 200 748</text:p>
          </table:table-cell>
          <table:table-cell office:value-type="float" office:value="1" table:style-name="ce59">
            <text:p>1</text:p>
          </table:table-cell>
          <table:table-cell office:value-type="float" office:value="46" table:style-name="ce59">
            <text:p>46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20 Manufacture of chemicals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1 Výr.zákl.farmaceut.výr.</text:p>
          </table:table-cell>
          <table:table-cell office:value-type="float" office:value="1427" table:style-name="ce59">
            <text:p>1 427</text:p>
          </table:table-cell>
          <table:table-cell office:value-type="float" office:value="49939.292000000001" table:style-name="ce59">
            <text:p>49 939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21 Manuf.of bas.pharm.prod.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2 Výroba výrobkov z gumy</text:p>
          </table:table-cell>
          <table:table-cell office:value-type="float" office:value="47097" table:style-name="ce59">
            <text:p>47 097</text:p>
          </table:table-cell>
          <table:table-cell office:value-type="float" office:value="1648206.6120000002" table:style-name="ce59">
            <text:p>1 648 207</text:p>
          </table:table-cell>
          <table:table-cell office:value-type="float" office:value="3" table:style-name="ce59">
            <text:p>3</text:p>
          </table:table-cell>
          <table:table-cell office:value-type="float" office:value="138" table:style-name="ce59">
            <text:p>138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22 Manu.of rub.,plast.prod.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3 Výroba ost.nekov.výr.</text:p>
          </table:table-cell>
          <table:table-cell office:value-type="float" office:value="25841" table:style-name="ce59">
            <text:p>25 841</text:p>
          </table:table-cell>
          <table:table-cell office:value-type="float" office:value="904331.63600000006" table:style-name="ce59">
            <text:p>904 332</text:p>
          </table:table-cell>
          <table:table-cell office:value-type="float" office:value="66" table:style-name="ce59">
            <text:p>66</text:p>
          </table:table-cell>
          <table:table-cell office:value-type="float" office:value="3036" table:style-name="ce59">
            <text:p>3 036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23 Manuf.of oth.non-met.pr.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4 Výroba,spracovanie kovov</text:p>
          </table:table-cell>
          <table:table-cell office:value-type="float" office:value="8573" table:style-name="ce59">
            <text:p>8 573</text:p>
          </table:table-cell>
          <table:table-cell office:value-type="float" office:value="300020.70800000004" table:style-name="ce59">
            <text:p>300 021</text:p>
          </table:table-cell>
          <table:table-cell office:value-type="float" office:value="33" table:style-name="ce59">
            <text:p>33</text:p>
          </table:table-cell>
          <table:table-cell office:value-type="float" office:value="1518" table:style-name="ce59">
            <text:p>1 518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24 Manuf.of basic metals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5 Výroba kov.konštrukcií</text:p>
          </table:table-cell>
          <table:table-cell office:value-type="float" office:value="5738" table:style-name="ce59">
            <text:p>5 738</text:p>
          </table:table-cell>
          <table:table-cell office:value-type="float" office:value="200807.04800000001" table:style-name="ce59">
            <text:p>200 807</text:p>
          </table:table-cell>
          <table:table-cell office:value-type="float" office:value="83" table:style-name="ce59">
            <text:p>83</text:p>
          </table:table-cell>
          <table:table-cell office:value-type="float" office:value="3818" table:style-name="ce59">
            <text:p>3 818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25 Manu.of fabric.met.prod.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6 Výroba počítačových výr.</text:p>
          </table:table-cell>
          <table:table-cell office:value-type="float" office:value="1007" table:style-name="ce59">
            <text:p>1 007</text:p>
          </table:table-cell>
          <table:table-cell office:value-type="float" office:value="35240.972000000002" table:style-name="ce59">
            <text:p>35 241</text:p>
          </table:table-cell>
          <table:table-cell office:value-type="float" office:value="1" table:style-name="ce59">
            <text:p>1</text:p>
          </table:table-cell>
          <table:table-cell office:value-type="float" office:value="46" table:style-name="ce59">
            <text:p>46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26 Manuf.of computer prod.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7 Výroba elektrických zar.</text:p>
          </table:table-cell>
          <table:table-cell office:value-type="float" office:value="249" table:style-name="ce59">
            <text:p>249</text:p>
          </table:table-cell>
          <table:table-cell office:value-type="float" office:value="8714.0040000000008" table:style-name="ce59">
            <text:p>8 714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27 Manuf.of elec.equipment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8 Výroba strojov a zar.</text:p>
          </table:table-cell>
          <table:table-cell office:value-type="float" office:value="3766" table:style-name="ce59">
            <text:p>3 766</text:p>
          </table:table-cell>
          <table:table-cell office:value-type="float" office:value="131794.93600000002" table:style-name="ce59">
            <text:p>131 795</text:p>
          </table:table-cell>
          <table:table-cell office:value-type="float" office:value="55" table:style-name="ce59">
            <text:p>55</text:p>
          </table:table-cell>
          <table:table-cell office:value-type="float" office:value="2530" table:style-name="ce59">
            <text:p>2 530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28 Manu.of machinery n.e.c.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9 Výroba motor.vozidiel</text:p>
          </table:table-cell>
          <table:table-cell office:value-type="float" office:value="14553" table:style-name="ce59">
            <text:p>14 553</text:p>
          </table:table-cell>
          <table:table-cell office:value-type="float" office:value="509296.78800000006" table:style-name="ce59">
            <text:p>509 297</text:p>
          </table:table-cell>
          <table:table-cell office:value-type="float" office:value="26" table:style-name="ce59">
            <text:p>26</text:p>
          </table:table-cell>
          <table:table-cell office:value-type="float" office:value="1196" table:style-name="ce59">
            <text:p>1 196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29 Manuf.of mot.vehicles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31 Výroba nábytku</text:p>
          </table:table-cell>
          <table:table-cell office:value-type="float" office:value="7453" table:style-name="ce59">
            <text:p>7 453</text:p>
          </table:table-cell>
          <table:table-cell office:value-type="float" office:value="260825.18800000002" table:style-name="ce59">
            <text:p>260 825</text:p>
          </table:table-cell>
          <table:table-cell office:value-type="float" office:value="1" table:style-name="ce59">
            <text:p>1</text:p>
          </table:table-cell>
          <table:table-cell office:value-type="float" office:value="46" table:style-name="ce59">
            <text:p>46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31 Manufacture of furniture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32 Iná výroba</text:p>
          </table:table-cell>
          <table:table-cell office:value-type="float" office:value="395" table:style-name="ce59">
            <text:p>395</text:p>
          </table:table-cell>
          <table:table-cell office:value-type="float" office:value="13823.42" table:style-name="ce59">
            <text:p>13 823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32 Other manufacturing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33 Oprava a inštal.strojov</text:p>
          </table:table-cell>
          <table:table-cell office:value-type="float" office:value="2977" table:style-name="ce59">
            <text:p>2 977</text:p>
          </table:table-cell>
          <table:table-cell office:value-type="float" office:value="104183.092" table:style-name="ce59">
            <text:p>104 183</text:p>
          </table:table-cell>
          <table:table-cell office:value-type="float" office:value="19" table:style-name="ce59">
            <text:p>19</text:p>
          </table:table-cell>
          <table:table-cell office:value-type="float" office:value="874" table:style-name="ce59">
            <text:p>874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33 Repair,instal.of machin.</text:p>
          </table:table-cell>
          <table:table-cell table:number-columns-repeated="16374"/>
        </table:table-row>
        <table:table-row table:style-name="ro5">
          <table:table-cell table:style-name="ce45"/>
          <table:table-cell table:style-name="ce32"/>
          <table:table-cell table:number-columns-repeated="6" table:style-name="ce59"/>
          <table:table-cell table:style-name="ce97"/>
          <table:table-cell table:style-name="ce32"/>
          <table:table-cell table:number-columns-repeated="16374"/>
        </table:table-row>
        <table:table-row table:style-name="ro6">
          <table:table-cell office:value-type="string" table:style-name="ce45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339532" table:style-name="ce59">
            <text:p>339 532</text:p>
          </table:table-cell>
          <table:table-cell office:value-type="float" office:value="11882261.872000001" table:style-name="ce59">
            <text:p>11 882 26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float" office:value="8367" table:style-name="ce59">
            <text:p>8 367</text:p>
          </table:table-cell>
          <table:table-cell office:value-type="float" office:value="165888.32550000001" table:style-name="ce59">
            <text:p>165 888</text:p>
          </table:table-cell>
          <table:table-cell office:value-type="string" table:style-name="ce97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35 Dod.elektr,plynu,pary</text:p>
          </table:table-cell>
          <table:table-cell office:value-type="float" office:value="339532" table:style-name="ce59">
            <text:p>339 532</text:p>
          </table:table-cell>
          <table:table-cell office:value-type="float" office:value="11882261.872000001" table:style-name="ce59">
            <text:p>11 882 26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float" office:value="8367" table:style-name="ce59">
            <text:p>8 367</text:p>
          </table:table-cell>
          <table:table-cell office:value-type="float" office:value="165888.32550000001" table:style-name="ce59">
            <text:p>165 888</text:p>
          </table:table-cell>
          <table:table-cell table:style-name="ce97"/>
          <table:table-cell office:value-type="string" table:style-name="ce32">
            <text:p>35 Electr,gas,steam supply</text:p>
          </table:table-cell>
          <table:table-cell table:number-columns-repeated="16374"/>
        </table:table-row>
        <table:table-row table:style-name="ro5">
          <table:table-cell table:style-name="ce45"/>
          <table:table-cell table:style-name="ce32"/>
          <table:table-cell table:number-columns-repeated="6" table:style-name="ce59"/>
          <table:table-cell table:style-name="ce97"/>
          <table:table-cell table:style-name="ce32"/>
          <table:table-cell table:number-columns-repeated="16374"/>
        </table:table-row>
        <table:table-row table:style-name="ro6">
          <table:table-cell office:value-type="string" table:style-name="ce47">
            <text:p>E</text:p>
          </table:table-cell>
          <table:table-cell office:value-type="string" table:style-name="ce32">
            <text:p>Dodávka vody</text:p>
          </table:table-cell>
          <table:table-cell office:value-type="float" office:value="200" table:style-name="ce59">
            <text:p>200</text:p>
          </table:table-cell>
          <table:table-cell office:value-type="float" office:value="6999.2000000000007" table:style-name="ce59">
            <text:p>6 999</text:p>
          </table:table-cell>
          <table:table-cell office:value-type="float" office:value="21" table:style-name="ce59">
            <text:p>21</text:p>
          </table:table-cell>
          <table:table-cell office:value-type="float" office:value="966" table:style-name="ce59">
            <text:p>966</text:p>
          </table:table-cell>
          <table:table-cell office:value-type="float" office:value="1689" table:style-name="ce59">
            <text:p>1 689</text:p>
          </table:table-cell>
          <table:table-cell office:value-type="float" office:value="33486.958500000001" table:style-name="ce59">
            <text:p>33 487</text:p>
          </table:table-cell>
          <table:table-cell office:value-type="string" table:style-name="ce97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4" table:style-name="ce47"/>
        </table:table-row>
        <table:table-row table:number-rows-repeated="2" table:style-name="ro6">
          <table:table-cell table:style-name="ce47"/>
          <table:table-cell table:style-name="ce32"/>
          <table:table-cell table:number-columns-repeated="6" table:style-name="ce73"/>
          <table:table-cell table:style-name="ce97"/>
          <table:table-cell table:style-name="ce32"/>
          <table:table-cell table:number-columns-repeated="16374" table:style-name="ce47"/>
        </table:table-row>
        <table:table-row table:style-name="ro2">
          <table:table-cell office:value-type="string" table:number-columns-spanned="10" table:number-rows-spanned="1" table:style-name="ce319">
            <text:p>Tab. č. 2-10. Spotreba vybraných druhov plynných palív v priemysle - podľa krajov za rok 2020</text:p>
          </table:table-cell>
          <table:covered-table-cell table:number-columns-repeated="9"/>
          <table:table-cell table:number-columns-repeated="16374" table:style-name="ce39"/>
        </table:table-row>
        <table:table-row table:style-name="ro2">
          <table:table-cell office:value-type="string" table:number-columns-spanned="10" table:number-rows-spanned="1" table:style-name="ce359">
            <text:p>Consumption of Selected Gaseous Fuels in Industry - by Regions in 2020</text:p>
          </table:table-cell>
          <table:covered-table-cell table:number-columns-repeated="9"/>
          <table:table-cell table:number-columns-repeated="16374" table:style-name="ce39"/>
        </table:table-row>
        <table:table-row table:style-name="ro3">
          <table:table-cell table:style-name="ce39"/>
          <table:table-cell table:style-name="ce76"/>
          <table:table-cell table:number-columns-repeated="6" table:style-name="ce78"/>
          <table:table-cell table:style-name="ce77"/>
          <table:table-cell table:style-name="ce74"/>
          <table:table-cell table:number-columns-repeated="16374" table:style-name="ce39"/>
        </table:table-row>
        <table:table-row table:style-name="ro3">
          <table:table-cell office:value-type="string" table:number-columns-spanned="2" table:number-rows-spanned="1" table:style-name="ce330">
            <text:p>2. pokračovanie</text:p>
          </table:table-cell>
          <table:covered-table-cell/>
          <table:table-cell table:number-columns-repeated="6" table:style-name="ce80"/>
          <table:table-cell table:style-name="ce79"/>
          <table:table-cell office:value-type="string" table:style-name="ce82">
            <text:p>2nd continuation</text:p>
          </table:table-cell>
          <table:table-cell table:number-columns-repeated="16374" table:style-name="ce75"/>
        </table:table-row>
        <table:table-row table:style-name="ro3">
          <table:table-cell table:style-name="ce45"/>
          <table:table-cell table:style-name="ce83"/>
          <table:table-cell office:value-type="string" table:style-name="ce226">
            <text:p>Zemný plyn</text:p>
          </table:table-cell>
          <table:table-cell table:style-name="ce227"/>
          <table:table-cell office:value-type="string" table:style-name="ce226">
            <text:p>Propán-bután</text:p>
          </table:table-cell>
          <table:table-cell table:style-name="ce227"/>
          <table:table-cell office:value-type="string" table:style-name="ce226">
            <text:p>Bioplyn</text:p>
          </table:table-cell>
          <table:table-cell table:style-name="ce227"/>
          <table:table-cell table:style-name="ce240"/>
          <table:table-cell table:style-name="ce43"/>
          <table:table-cell table:number-columns-repeated="16374"/>
        </table:table-row>
        <table:table-row table:style-name="ro3">
          <table:table-cell table:style-name="ce45"/>
          <table:table-cell table:style-name="ce6"/>
          <table:table-cell office:value-type="string" table:style-name="ce229">
            <text:p>Natural Gas</text:p>
          </table:table-cell>
          <table:table-cell table:style-name="ce230"/>
          <table:table-cell office:value-type="string" table:style-name="ce229">
            <text:p>Propane-Butane</text:p>
          </table:table-cell>
          <table:table-cell table:style-name="ce230"/>
          <table:table-cell office:value-type="string" table:style-name="ce231">
            <text:p>Biogas</text:p>
          </table:table-cell>
          <table:table-cell table:style-name="ce230"/>
          <table:table-cell table:style-name="ce245"/>
          <table:table-cell table:style-name="ce47"/>
          <table:table-cell table:number-columns-repeated="16374"/>
        </table:table-row>
        <table:table-row table:style-name="ro3">
          <table:table-cell table:style-name="ce48"/>
          <table:table-cell table:style-name="ce215"/>
          <table:table-cell office:value-type="string" table:style-name="ce233">
            <text:p>1000 m<text:span text:style-name="T2">3</text:span></text:p>
          </table:table-cell>
          <table:table-cell office:value-type="string" table:style-name="ce233">
            <text:p>GJ</text:p>
          </table:table-cell>
          <table:table-cell office:value-type="string" table:style-name="ce233">
            <text:p>t</text:p>
          </table:table-cell>
          <table:table-cell office:value-type="string" table:style-name="ce233">
            <text:p>GJ</text:p>
          </table:table-cell>
          <table:table-cell office:value-type="string" table:style-name="ce233">
            <text:p>1000 m<text:span text:style-name="T2">3</text:span></text:p>
          </table:table-cell>
          <table:table-cell office:value-type="string" table:style-name="ce234">
            <text:p>GJ</text:p>
          </table:table-cell>
          <table:table-cell table:style-name="ce235"/>
          <table:table-cell table:style-name="ce48"/>
          <table:table-cell table:number-columns-repeated="16374"/>
        </table:table-row>
        <table:table-row table:style-name="ro34">
          <table:table-cell table:style-name="ce45"/>
          <table:table-cell table:style-name="ce8"/>
          <table:table-cell table:number-columns-repeated="2" table:style-name="ce246"/>
          <table:table-cell table:style-name="ce247"/>
          <table:table-cell table:style-name="ce248"/>
          <table:table-cell table:style-name="ce87"/>
          <table:table-cell table:style-name="ce249"/>
          <table:table-cell table:style-name="ce243"/>
          <table:table-cell table:style-name="ce47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348">
            <text:p>3 Trenčiansky kraj</text:p>
          </table:table-cell>
          <table:covered-table-cell/>
          <table:table-cell table:number-columns-repeated="6" table:style-name="ce71"/>
          <table:table-cell office:value-type="string" table:number-columns-spanned="2" table:number-rows-spanned="1" table:style-name="ce326">
            <text:p>3 Region of Trenčín</text:p>
          </table:table-cell>
          <table:covered-table-cell/>
          <table:table-cell table:number-columns-repeated="16374"/>
        </table:table-row>
        <table:table-row table:style-name="ro5">
          <table:table-cell table:style-name="ce45"/>
          <table:table-cell table:style-name="ce56"/>
          <table:table-cell table:number-columns-repeated="6" table:style-name="ce71"/>
          <table:table-cell table:style-name="ce133"/>
          <table:table-cell table:style-name="ce58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346">
            <text:p>Priemysel spolu <text:s/>(B C D E)</text:p>
          </table:table-cell>
          <table:covered-table-cell/>
          <table:table-cell office:value-type="float" office:value="217949" table:formula="of:=[.C97]+[.C99]+[.C120]+[.C123]" table:style-name="ce59">
            <text:p>217 949</text:p>
          </table:table-cell>
          <table:table-cell office:value-type="float" office:value="7627343.2040000008" table:style-name="ce59">
            <text:p>7 627 343</text:p>
          </table:table-cell>
          <table:table-cell office:value-type="float" office:value="402" table:formula="of:=[.E97]+[.E99]+[.E120]+[.E123]" table:style-name="ce59">
            <text:p>402</text:p>
          </table:table-cell>
          <table:table-cell office:value-type="float" office:value="18492" table:style-name="ce59">
            <text:p>18 492</text:p>
          </table:table-cell>
          <table:table-cell office:value-type="float" office:value="13662" table:formula="of:=[.G99]+[.G120]+[.G123]" table:style-name="ce59">
            <text:p>13 662</text:p>
          </table:table-cell>
          <table:table-cell office:value-type="float" office:value="270869.64299999998" table:style-name="ce59">
            <text:p>270 870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4"/>
        </table:table-row>
        <table:table-row table:style-name="ro8">
          <table:table-cell table:style-name="ce35"/>
          <table:table-cell table:style-name="ce60"/>
          <table:table-cell table:number-columns-repeated="6" table:style-name="ce59"/>
          <table:table-cell table:style-name="ce177"/>
          <table:table-cell table:style-name="ce61"/>
          <table:table-cell table:number-columns-repeated="16374"/>
        </table:table-row>
        <table:table-row table:style-name="ro7">
          <table:table-cell office:value-type="string" table:style-name="ce35">
            <text:p>B</text:p>
          </table:table-cell>
          <table:table-cell office:value-type="string" table:style-name="ce32">
            <text:p>Ťažba a dobývanie</text:p>
          </table:table-cell>
          <table:table-cell office:value-type="float" office:value="149" table:style-name="ce59">
            <text:p>149</text:p>
          </table:table-cell>
          <table:table-cell office:value-type="float" office:value="5214.4040000000005" table:style-name="ce59">
            <text:p>5 214</text:p>
          </table:table-cell>
          <table:table-cell office:value-type="float" office:value="12" table:style-name="ce59">
            <text:p>12</text:p>
          </table:table-cell>
          <table:table-cell office:value-type="float" office:value="552" table:style-name="ce59">
            <text:p>55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237">
            <text:p>B</text:p>
          </table:table-cell>
          <table:table-cell office:value-type="string" table:style-name="ce32">
            <text:p>Mining and quarrying</text:p>
          </table:table-cell>
          <table:table-cell table:number-columns-repeated="16374"/>
        </table:table-row>
        <table:table-row table:style-name="ro8">
          <table:table-cell table:style-name="ce35"/>
          <table:table-cell table:style-name="ce32"/>
          <table:table-cell table:number-columns-repeated="6" table:style-name="ce59"/>
          <table:table-cell table:style-name="ce237"/>
          <table:table-cell table:style-name="ce32"/>
          <table:table-cell table:number-columns-repeated="16374"/>
        </table:table-row>
        <table:table-row table:style-name="ro7">
          <table:table-cell office:value-type="string" table:style-name="ce45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105329" table:style-name="ce59">
            <text:p>105 329</text:p>
          </table:table-cell>
          <table:table-cell office:value-type="float" office:value="3686093.6840000004" table:style-name="ce59">
            <text:p>3 686 094</text:p>
          </table:table-cell>
          <table:table-cell office:value-type="float" office:value="388" table:style-name="ce59">
            <text:p>388</text:p>
          </table:table-cell>
          <table:table-cell office:value-type="float" office:value="17848" table:style-name="ce59">
            <text:p>17 848</text:p>
          </table:table-cell>
          <table:table-cell office:value-type="float" office:value="494" table:style-name="ce59">
            <text:p>494</text:p>
          </table:table-cell>
          <table:table-cell office:value-type="float" office:value="9794.2909999999993" table:style-name="ce59">
            <text:p>9 794</text:p>
          </table:table-cell>
          <table:table-cell office:value-type="string" table:style-name="ce97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10 Výroba potravín</text:p>
          </table:table-cell>
          <table:table-cell office:value-type="float" office:value="21164" table:style-name="ce59">
            <text:p>21 164</text:p>
          </table:table-cell>
          <table:table-cell office:value-type="float" office:value="740655.34400000004" table:style-name="ce59">
            <text:p>740 655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10 Manuf.of food products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13 Výroba textilu</text:p>
          </table:table-cell>
          <table:table-cell office:value-type="float" office:value="40" table:style-name="ce59">
            <text:p>40</text:p>
          </table:table-cell>
          <table:table-cell office:value-type="float" office:value="1399.8400000000001" table:style-name="ce59">
            <text:p>1 400</text:p>
          </table:table-cell>
          <table:table-cell office:value-type="float" office:value="1" table:style-name="ce59">
            <text:p>1</text:p>
          </table:table-cell>
          <table:table-cell office:value-type="float" office:value="46" table:style-name="ce59">
            <text:p>46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13 Manufacture of textiles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14 Výroba odevov</text:p>
          </table:table-cell>
          <table:table-cell office:value-type="float" office:value="1369" table:style-name="ce59">
            <text:p>1 369</text:p>
          </table:table-cell>
          <table:table-cell office:value-type="float" office:value="47909.524000000005" table:style-name="ce59">
            <text:p>47 910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14 Manuf.of wear.apparel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15 Výroba kože</text:p>
          </table:table-cell>
          <table:table-cell office:value-type="float" office:value="229" table:style-name="ce59">
            <text:p>229</text:p>
          </table:table-cell>
          <table:table-cell office:value-type="float" office:value="8014.0840000000007" table:style-name="ce59">
            <text:p>8 014</text:p>
          </table:table-cell>
          <table:table-cell office:value-type="float" office:value="56" table:style-name="ce59">
            <text:p>56</text:p>
          </table:table-cell>
          <table:table-cell office:value-type="float" office:value="2576" table:style-name="ce59">
            <text:p>2 576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15 Manufacture of leather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16 Spracovanie dreva</text:p>
          </table:table-cell>
          <table:table-cell office:value-type="float" office:value="4" table:style-name="ce59">
            <text:p>4</text:p>
          </table:table-cell>
          <table:table-cell office:value-type="float" office:value="139.98400000000001" table:style-name="ce59">
            <text:p>140</text:p>
          </table:table-cell>
          <table:table-cell office:value-type="float" office:value="4" table:style-name="ce59">
            <text:p>4</text:p>
          </table:table-cell>
          <table:table-cell office:value-type="float" office:value="184" table:style-name="ce59">
            <text:p>184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16 Manufacture of wood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17 Výroba papiera</text:p>
          </table:table-cell>
          <table:table-cell office:value-type="float" office:value="2067" table:style-name="ce59">
            <text:p>2 067</text:p>
          </table:table-cell>
          <table:table-cell office:value-type="float" office:value="72336.732000000004" table:style-name="ce59">
            <text:p>72 337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17 Manufacture of paper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0 Výroba chemikálií</text:p>
          </table:table-cell>
          <table:table-cell office:value-type="float" office:value="10083" table:style-name="ce59">
            <text:p>10 083</text:p>
          </table:table-cell>
          <table:table-cell office:value-type="float" office:value="352864.66800000001" table:style-name="ce59">
            <text:p>352 865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20 Manufacture of chemicals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2 Výroba výrobkov z gumy</text:p>
          </table:table-cell>
          <table:table-cell office:value-type="float" office:value="29980" table:style-name="ce59">
            <text:p>29 980</text:p>
          </table:table-cell>
          <table:table-cell office:value-type="float" office:value="1049180.08" table:style-name="ce59">
            <text:p>1 049 180</text:p>
          </table:table-cell>
          <table:table-cell office:value-type="float" office:value="114" table:style-name="ce59">
            <text:p>114</text:p>
          </table:table-cell>
          <table:table-cell office:value-type="float" office:value="5244" table:style-name="ce59">
            <text:p>5 244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22 Manu.of rub.,plast.prod.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23 Výroba ost.nekov.výr.</text:p>
          </table:table-cell>
          <table:table-cell office:value-type="float" office:value="15427" table:style-name="ce59">
            <text:p>15 427</text:p>
          </table:table-cell>
          <table:table-cell office:value-type="float" office:value="539883.29200000002" table:style-name="ce59">
            <text:p>539 883</text:p>
          </table:table-cell>
          <table:table-cell office:value-type="float" office:value="52" table:style-name="ce59">
            <text:p>52</text:p>
          </table:table-cell>
          <table:table-cell office:value-type="float" office:value="2392" table:style-name="ce59">
            <text:p>2 39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23 Manuf.of oth.non-met.pr.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24 Výroba,spracovanie kovov</text:p>
          </table:table-cell>
          <table:table-cell office:value-type="float" office:value="808" table:style-name="ce59">
            <text:p>808</text:p>
          </table:table-cell>
          <table:table-cell office:value-type="float" office:value="28276.768" table:style-name="ce59">
            <text:p>28 277</text:p>
          </table:table-cell>
          <table:table-cell office:value-type="float" office:value="8" table:style-name="ce59">
            <text:p>8</text:p>
          </table:table-cell>
          <table:table-cell office:value-type="float" office:value="368" table:style-name="ce59">
            <text:p>368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24 Manuf.of basic metals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25 Výroba kov.konštrukcií</text:p>
          </table:table-cell>
          <table:table-cell office:value-type="float" office:value="10578" table:style-name="ce59">
            <text:p>10 578</text:p>
          </table:table-cell>
          <table:table-cell office:value-type="float" office:value="370187.68800000002" table:style-name="ce59">
            <text:p>370 188</text:p>
          </table:table-cell>
          <table:table-cell office:value-type="float" office:value="55" table:style-name="ce59">
            <text:p>55</text:p>
          </table:table-cell>
          <table:table-cell office:value-type="float" office:value="2530" table:style-name="ce59">
            <text:p>2 530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25 Manu.of fabric.met.prod.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26 Výroba počítačových výr.</text:p>
          </table:table-cell>
          <table:table-cell office:value-type="float" office:value="148" table:style-name="ce59">
            <text:p>148</text:p>
          </table:table-cell>
          <table:table-cell office:value-type="float" office:value="5179.4080000000004" table:style-name="ce59">
            <text:p>5 179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26 Manuf.of computer prod.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27 Výroba elektrických zar.</text:p>
          </table:table-cell>
          <table:table-cell office:value-type="float" office:value="3685" table:style-name="ce59">
            <text:p>3 685</text:p>
          </table:table-cell>
          <table:table-cell office:value-type="float" office:value="128960.26000000001" table:style-name="ce59">
            <text:p>128 960</text:p>
          </table:table-cell>
          <table:table-cell office:value-type="float" office:value="13" table:style-name="ce59">
            <text:p>13</text:p>
          </table:table-cell>
          <table:table-cell office:value-type="float" office:value="598" table:style-name="ce59">
            <text:p>598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27 Manuf.of elec.equipment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28 Výroba strojov a zar.</text:p>
          </table:table-cell>
          <table:table-cell office:value-type="float" office:value="3329" table:style-name="ce59">
            <text:p>3 329</text:p>
          </table:table-cell>
          <table:table-cell office:value-type="float" office:value="116501.68400000001" table:style-name="ce59">
            <text:p>116 502</text:p>
          </table:table-cell>
          <table:table-cell office:value-type="float" office:value="18" table:style-name="ce59">
            <text:p>18</text:p>
          </table:table-cell>
          <table:table-cell office:value-type="float" office:value="828" table:style-name="ce59">
            <text:p>828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28 Manu.of machinery n.e.c.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29 Výroba motor.vozidiel</text:p>
          </table:table-cell>
          <table:table-cell office:value-type="float" office:value="3068" table:style-name="ce59">
            <text:p>3 068</text:p>
          </table:table-cell>
          <table:table-cell office:value-type="float" office:value="107367.728" table:style-name="ce59">
            <text:p>107 368</text:p>
          </table:table-cell>
          <table:table-cell office:value-type="float" office:value="67" table:style-name="ce59">
            <text:p>67</text:p>
          </table:table-cell>
          <table:table-cell office:value-type="float" office:value="3082" table:style-name="ce59">
            <text:p>3 08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29 Manuf.of mot.vehicles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30 Výr.ost.doprav.prostr.</text:p>
          </table:table-cell>
          <table:table-cell office:value-type="float" office:value="91" table:style-name="ce59">
            <text:p>91</text:p>
          </table:table-cell>
          <table:table-cell office:value-type="float" office:value="3184.6360000000004" table:style-name="ce59">
            <text:p>3 185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30 Manu.of oth.transp.equi.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31 Výroba nábytku</text:p>
          </table:table-cell>
          <table:table-cell office:value-type="float" office:value="390" table:style-name="ce59">
            <text:p>390</text:p>
          </table:table-cell>
          <table:table-cell office:value-type="float" office:value="13648.44" table:style-name="ce59">
            <text:p>13 648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31 Manufacture of furniture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32 Iná výroba</text:p>
          </table:table-cell>
          <table:table-cell office:value-type="float" office:value="2135" table:style-name="ce59">
            <text:p>2 135</text:p>
          </table:table-cell>
          <table:table-cell office:value-type="float" office:value="74716.460000000006" table:style-name="ce59">
            <text:p>74 716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32 Other manufacturing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33 Oprava a inštal.strojov</text:p>
          </table:table-cell>
          <table:table-cell office:value-type="float" office:value="622" table:style-name="ce59">
            <text:p>622</text:p>
          </table:table-cell>
          <table:table-cell office:value-type="float" office:value="21767.512000000002" table:style-name="ce59">
            <text:p>21 768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33 Repair,instal.of machin.</text:p>
          </table:table-cell>
          <table:table-cell table:number-columns-repeated="16374"/>
        </table:table-row>
        <table:table-row table:style-name="ro8">
          <table:table-cell table:style-name="ce45"/>
          <table:table-cell table:style-name="ce32"/>
          <table:table-cell table:number-columns-repeated="6" table:style-name="ce59"/>
          <table:table-cell table:style-name="ce250"/>
          <table:table-cell table:style-name="ce32"/>
          <table:table-cell table:number-columns-repeated="16374"/>
        </table:table-row>
        <table:table-row table:style-name="ro2">
          <table:table-cell office:value-type="string" table:style-name="ce45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111897" table:style-name="ce59">
            <text:p>111 897</text:p>
          </table:table-cell>
          <table:table-cell office:value-type="float" office:value="3915947.4120000005" table:style-name="ce59">
            <text:p>3 915 947</text:p>
          </table:table-cell>
          <table:table-cell office:value-type="float" office:value="1" table:style-name="ce59">
            <text:p>1</text:p>
          </table:table-cell>
          <table:table-cell office:value-type="float" office:value="46" table:style-name="ce59">
            <text:p>46</text:p>
          </table:table-cell>
          <table:table-cell office:value-type="float" office:value="12267" table:style-name="ce59">
            <text:p>12 267</text:p>
          </table:table-cell>
          <table:table-cell office:value-type="float" office:value="243211.67549999998" table:style-name="ce59">
            <text:p>243 212</text:p>
          </table:table-cell>
          <table:table-cell office:value-type="string" table:style-name="ce250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35 Dod.elektr,plynu,pary</text:p>
          </table:table-cell>
          <table:table-cell office:value-type="float" office:value="111897" table:style-name="ce59">
            <text:p>111 897</text:p>
          </table:table-cell>
          <table:table-cell office:value-type="float" office:value="3915947.4120000005" table:style-name="ce59">
            <text:p>3 915 947</text:p>
          </table:table-cell>
          <table:table-cell office:value-type="float" office:value="1" table:style-name="ce59">
            <text:p>1</text:p>
          </table:table-cell>
          <table:table-cell office:value-type="float" office:value="46" table:style-name="ce59">
            <text:p>46</text:p>
          </table:table-cell>
          <table:table-cell office:value-type="float" office:value="12267" table:style-name="ce59">
            <text:p>12 267</text:p>
          </table:table-cell>
          <table:table-cell office:value-type="float" office:value="243211.67549999998" table:style-name="ce59">
            <text:p>243 212</text:p>
          </table:table-cell>
          <table:table-cell table:style-name="ce126"/>
          <table:table-cell office:value-type="string" table:style-name="ce32">
            <text:p>35 Electr,gas,steam supply</text:p>
          </table:table-cell>
          <table:table-cell table:number-columns-repeated="16374"/>
        </table:table-row>
        <table:table-row table:style-name="ro8">
          <table:table-cell table:style-name="ce45"/>
          <table:table-cell table:style-name="ce32"/>
          <table:table-cell table:number-columns-repeated="6" table:style-name="ce59"/>
          <table:table-cell table:style-name="ce126"/>
          <table:table-cell table:style-name="ce32"/>
          <table:table-cell table:number-columns-repeated="16374"/>
        </table:table-row>
        <table:table-row table:style-name="ro7">
          <table:table-cell office:value-type="string" table:style-name="ce45">
            <text:p>E</text:p>
          </table:table-cell>
          <table:table-cell office:value-type="string" table:style-name="ce32">
            <text:p>Dodávka vody</text:p>
          </table:table-cell>
          <table:table-cell office:value-type="float" office:value="574" table:style-name="ce59">
            <text:p>574</text:p>
          </table:table-cell>
          <table:table-cell office:value-type="float" office:value="20087.704000000002" table:style-name="ce59">
            <text:p>20 088</text:p>
          </table:table-cell>
          <table:table-cell office:value-type="float" office:value="1" table:style-name="ce59">
            <text:p>1</text:p>
          </table:table-cell>
          <table:table-cell office:value-type="float" office:value="46" table:style-name="ce59">
            <text:p>46</text:p>
          </table:table-cell>
          <table:table-cell office:value-type="float" office:value="901" table:style-name="ce59">
            <text:p>901</text:p>
          </table:table-cell>
          <table:table-cell office:value-type="float" office:value="17863.676499999998" table:style-name="ce59">
            <text:p>17 864</text:p>
          </table:table-cell>
          <table:table-cell office:value-type="string" table:style-name="ce126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4"/>
        </table:table-row>
        <table:table-row table:number-rows-repeated="3" table:style-name="ro7">
          <table:table-cell table:style-name="ce45"/>
          <table:table-cell table:style-name="ce32"/>
          <table:table-cell table:number-columns-repeated="6" table:style-name="ce73"/>
          <table:table-cell table:style-name="ce126"/>
          <table:table-cell table:style-name="ce32"/>
          <table:table-cell table:number-columns-repeated="16374"/>
        </table:table-row>
        <table:table-row table:style-name="ro2">
          <table:table-cell office:value-type="string" table:number-columns-spanned="10" table:number-rows-spanned="1" table:style-name="ce319">
            <text:p>Tab. č. 2-10. Spotreba vybraných druhov plynných palív v priemysle - podľa krajov za rok 2020</text:p>
          </table:table-cell>
          <table:covered-table-cell table:number-columns-repeated="9"/>
          <table:table-cell table:number-columns-repeated="16374" table:style-name="ce39"/>
        </table:table-row>
        <table:table-row table:style-name="ro2">
          <table:table-cell office:value-type="string" table:number-columns-spanned="10" table:number-rows-spanned="1" table:style-name="ce359">
            <text:p>Consumption of Selected Gaseous Fuels in Industry - by Regions in 2020</text:p>
          </table:table-cell>
          <table:covered-table-cell table:number-columns-repeated="9"/>
          <table:table-cell table:number-columns-repeated="16374" table:style-name="ce39"/>
        </table:table-row>
        <table:table-row table:style-name="ro3">
          <table:table-cell table:style-name="ce39"/>
          <table:table-cell table:style-name="ce76"/>
          <table:table-cell table:number-columns-repeated="6" table:style-name="ce78"/>
          <table:table-cell table:style-name="ce77"/>
          <table:table-cell table:style-name="ce74"/>
          <table:table-cell table:number-columns-repeated="16374" table:style-name="ce39"/>
        </table:table-row>
        <table:table-row table:style-name="ro3">
          <table:table-cell office:value-type="string" table:number-columns-spanned="2" table:number-rows-spanned="1" table:style-name="ce330">
            <text:p>3. pokračovanie</text:p>
          </table:table-cell>
          <table:covered-table-cell/>
          <table:table-cell table:number-columns-repeated="6" table:style-name="ce80"/>
          <table:table-cell table:style-name="ce79"/>
          <table:table-cell office:value-type="string" table:style-name="ce192">
            <text:p>3rd continuation</text:p>
          </table:table-cell>
          <table:table-cell table:number-columns-repeated="16374" table:style-name="ce75"/>
        </table:table-row>
        <table:table-row table:style-name="ro3">
          <table:table-cell table:style-name="ce45"/>
          <table:table-cell table:style-name="ce83"/>
          <table:table-cell office:value-type="string" table:style-name="ce226">
            <text:p>Zemný plyn</text:p>
          </table:table-cell>
          <table:table-cell table:style-name="ce227"/>
          <table:table-cell office:value-type="string" table:style-name="ce226">
            <text:p>Propán-bután</text:p>
          </table:table-cell>
          <table:table-cell table:style-name="ce227"/>
          <table:table-cell office:value-type="string" table:style-name="ce226">
            <text:p>Bioplyn</text:p>
          </table:table-cell>
          <table:table-cell table:style-name="ce227"/>
          <table:table-cell table:style-name="ce240"/>
          <table:table-cell table:style-name="ce43"/>
          <table:table-cell table:number-columns-repeated="16374"/>
        </table:table-row>
        <table:table-row table:style-name="ro3">
          <table:table-cell table:style-name="ce45"/>
          <table:table-cell table:style-name="ce6"/>
          <table:table-cell office:value-type="string" table:style-name="ce229">
            <text:p>Natural Gas</text:p>
          </table:table-cell>
          <table:table-cell table:style-name="ce230"/>
          <table:table-cell office:value-type="string" table:style-name="ce229">
            <text:p>Propane-Butane</text:p>
          </table:table-cell>
          <table:table-cell table:style-name="ce230"/>
          <table:table-cell office:value-type="string" table:style-name="ce231">
            <text:p>Biogas</text:p>
          </table:table-cell>
          <table:table-cell table:style-name="ce230"/>
          <table:table-cell table:style-name="ce245"/>
          <table:table-cell table:style-name="ce47"/>
          <table:table-cell table:number-columns-repeated="16374"/>
        </table:table-row>
        <table:table-row table:style-name="ro3">
          <table:table-cell table:style-name="ce48"/>
          <table:table-cell table:style-name="ce215"/>
          <table:table-cell office:value-type="string" table:style-name="ce233">
            <text:p>1000 m<text:span text:style-name="T2">3</text:span></text:p>
          </table:table-cell>
          <table:table-cell office:value-type="string" table:style-name="ce233">
            <text:p>GJ</text:p>
          </table:table-cell>
          <table:table-cell office:value-type="string" table:style-name="ce233">
            <text:p>t</text:p>
          </table:table-cell>
          <table:table-cell office:value-type="string" table:style-name="ce233">
            <text:p>GJ</text:p>
          </table:table-cell>
          <table:table-cell office:value-type="string" table:style-name="ce233">
            <text:p>1000 m<text:span text:style-name="T2">3</text:span></text:p>
          </table:table-cell>
          <table:table-cell office:value-type="string" table:style-name="ce234">
            <text:p>GJ</text:p>
          </table:table-cell>
          <table:table-cell table:style-name="ce235"/>
          <table:table-cell table:style-name="ce48"/>
          <table:table-cell table:number-columns-repeated="16374"/>
        </table:table-row>
        <table:table-row table:style-name="ro34">
          <table:table-cell table:style-name="ce45"/>
          <table:table-cell table:style-name="ce8"/>
          <table:table-cell table:number-columns-repeated="2" table:style-name="ce246"/>
          <table:table-cell table:style-name="ce247"/>
          <table:table-cell table:style-name="ce248"/>
          <table:table-cell table:style-name="ce87"/>
          <table:table-cell table:style-name="ce249"/>
          <table:table-cell table:style-name="ce243"/>
          <table:table-cell table:style-name="ce47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348">
            <text:p>4 Nitriansky kraj</text:p>
          </table:table-cell>
          <table:covered-table-cell/>
          <table:table-cell table:number-columns-repeated="6" table:style-name="ce93"/>
          <table:table-cell office:value-type="string" table:number-columns-spanned="2" table:number-rows-spanned="1" table:style-name="ce326">
            <text:p>4 Region of Nitra</text:p>
          </table:table-cell>
          <table:covered-table-cell/>
          <table:table-cell table:number-columns-repeated="16374"/>
        </table:table-row>
        <table:table-row table:style-name="ro34">
          <table:table-cell table:style-name="ce45"/>
          <table:table-cell table:style-name="ce56"/>
          <table:table-cell table:number-columns-repeated="6" table:style-name="ce93"/>
          <table:table-cell table:style-name="ce143"/>
          <table:table-cell table:style-name="ce58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346">
            <text:p>Priemysel spolu <text:s/>(B C D E)</text:p>
          </table:table-cell>
          <table:covered-table-cell/>
          <table:table-cell office:value-type="float" office:value="601021" table:style-name="ce59">
            <text:p>601 021</text:p>
          </table:table-cell>
          <table:table-cell office:value-type="float" office:value="21033330.916000001" table:style-name="ce59">
            <text:p>21 033 331</text:p>
          </table:table-cell>
          <table:table-cell office:value-type="float" office:value="417" table:formula="of:=[.E139]+[.E160]+[.E163]" table:style-name="ce59">
            <text:p>417</text:p>
          </table:table-cell>
          <table:table-cell office:value-type="float" office:value="19182" table:style-name="ce59">
            <text:p>19 182</text:p>
          </table:table-cell>
          <table:table-cell office:value-type="float" office:value="15334" table:formula="of:=[.G139]+[.G160]+[.G163]" table:style-name="ce59">
            <text:p>15 334</text:p>
          </table:table-cell>
          <table:table-cell office:value-type="float" office:value="304019.55099999998" table:style-name="ce59">
            <text:p>304 020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4"/>
        </table:table-row>
        <table:table-row table:style-name="ro34">
          <table:table-cell table:style-name="ce35"/>
          <table:table-cell table:style-name="ce60"/>
          <table:table-cell table:number-columns-repeated="6" table:style-name="ce59"/>
          <table:table-cell table:style-name="ce177"/>
          <table:table-cell table:style-name="ce61"/>
          <table:table-cell table:number-columns-repeated="16374"/>
        </table:table-row>
        <table:table-row table:style-name="ro2">
          <table:table-cell office:value-type="string" table:style-name="ce45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555333" table:style-name="ce59">
            <text:p>555 333</text:p>
          </table:table-cell>
          <table:table-cell office:value-type="float" office:value="19434433.668000001" table:style-name="ce59">
            <text:p>19 434 434</text:p>
          </table:table-cell>
          <table:table-cell office:value-type="float" office:value="371" table:style-name="ce59">
            <text:p>371</text:p>
          </table:table-cell>
          <table:table-cell office:value-type="float" office:value="17066" table:style-name="ce59">
            <text:p>17 066</text:p>
          </table:table-cell>
          <table:table-cell office:value-type="float" office:value="3861" table:style-name="ce59">
            <text:p>3 861</text:p>
          </table:table-cell>
          <table:table-cell office:value-type="float" office:value="76550.116500000004" table:style-name="ce59">
            <text:p>76 550</text:p>
          </table:table-cell>
          <table:table-cell office:value-type="string" table:style-name="ce250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10 Výroba potravín</text:p>
          </table:table-cell>
          <table:table-cell office:value-type="float" office:value="14842" table:style-name="ce59">
            <text:p>14 842</text:p>
          </table:table-cell>
          <table:table-cell office:value-type="float" office:value="519410.63200000004" table:style-name="ce59">
            <text:p>519 411</text:p>
          </table:table-cell>
          <table:table-cell office:value-type="float" office:value="21" table:style-name="ce59">
            <text:p>21</text:p>
          </table:table-cell>
          <table:table-cell office:value-type="float" office:value="966" table:style-name="ce59">
            <text:p>966</text:p>
          </table:table-cell>
          <table:table-cell office:value-type="float" office:value="3539" table:style-name="ce59">
            <text:p>3 539</text:p>
          </table:table-cell>
          <table:table-cell office:value-type="float" office:value="70165.983500000002" table:style-name="ce59">
            <text:p>70 166</text:p>
          </table:table-cell>
          <table:table-cell table:style-name="ce250"/>
          <table:table-cell office:value-type="string" table:style-name="ce32">
            <text:p>10 Manuf.of food products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11 Výroba nápojov</text:p>
          </table:table-cell>
          <table:table-cell office:value-type="float" office:value="8844" table:style-name="ce59">
            <text:p>8 844</text:p>
          </table:table-cell>
          <table:table-cell office:value-type="float" office:value="309504.62400000001" table:style-name="ce59">
            <text:p>309 505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float" office:value="322" table:style-name="ce59">
            <text:p>322</text:p>
          </table:table-cell>
          <table:table-cell office:value-type="float" office:value="6384.1329999999998" table:style-name="ce59">
            <text:p>6 384</text:p>
          </table:table-cell>
          <table:table-cell table:style-name="ce250"/>
          <table:table-cell office:value-type="string" table:style-name="ce32">
            <text:p>11 Manufacture of beverages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13 Výroba textilu</text:p>
          </table:table-cell>
          <table:table-cell office:value-type="float" office:value="717" table:style-name="ce59">
            <text:p>717</text:p>
          </table:table-cell>
          <table:table-cell office:value-type="float" office:value="25092.132000000001" table:style-name="ce59">
            <text:p>25 09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13 Manufacture of textiles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14 Výroba odevov</text:p>
          </table:table-cell>
          <table:table-cell office:value-type="float" office:value="499" table:style-name="ce59">
            <text:p>499</text:p>
          </table:table-cell>
          <table:table-cell office:value-type="float" office:value="17463.004000000001" table:style-name="ce59">
            <text:p>17 463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14 Manuf.of wear.apparel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15 Výroba kože</text:p>
          </table:table-cell>
          <table:table-cell office:value-type="float" office:value="246" table:style-name="ce59">
            <text:p>246</text:p>
          </table:table-cell>
          <table:table-cell office:value-type="float" office:value="8609.0160000000014" table:style-name="ce59">
            <text:p>8 609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15 Manufacture of leather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16 Spracovanie dreva</text:p>
          </table:table-cell>
          <table:table-cell office:value-type="float" office:value="167" table:style-name="ce59">
            <text:p>167</text:p>
          </table:table-cell>
          <table:table-cell office:value-type="float" office:value="5844.3320000000003" table:style-name="ce59">
            <text:p>5 844</text:p>
          </table:table-cell>
          <table:table-cell office:value-type="float" office:value="10" table:style-name="ce59">
            <text:p>10</text:p>
          </table:table-cell>
          <table:table-cell office:value-type="float" office:value="460" table:style-name="ce59">
            <text:p>460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16 Manufacture of wood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17 Výroba papiera</text:p>
          </table:table-cell>
          <table:table-cell office:value-type="float" office:value="1237" table:style-name="ce59">
            <text:p>1 237</text:p>
          </table:table-cell>
          <table:table-cell office:value-type="float" office:value="43290.052000000003" table:style-name="ce59">
            <text:p>43 290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17 Manufacture of paper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18 Tlač,reprod.záznam.médií</text:p>
          </table:table-cell>
          <table:table-cell office:value-type="float" office:value="564" table:style-name="ce59">
            <text:p>564</text:p>
          </table:table-cell>
          <table:table-cell office:value-type="float" office:value="19737.744000000002" table:style-name="ce59">
            <text:p>19 738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18 Printing,repr.of rec.med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20 Výroba chemikálií</text:p>
          </table:table-cell>
          <table:table-cell office:value-type="float" office:value="496986" table:style-name="ce59">
            <text:p>496 986</text:p>
          </table:table-cell>
          <table:table-cell office:value-type="float" office:value="17392522.056000002" table:style-name="ce59">
            <text:p>17 392 522</text:p>
          </table:table-cell>
          <table:table-cell office:value-type="float" office:value="67" table:style-name="ce59">
            <text:p>67</text:p>
          </table:table-cell>
          <table:table-cell office:value-type="float" office:value="3082" table:style-name="ce59">
            <text:p>3 08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20 Manufacture of chemicals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22 Výroba výrobkov z gumy</text:p>
          </table:table-cell>
          <table:table-cell office:value-type="float" office:value="4097" table:style-name="ce59">
            <text:p>4 097</text:p>
          </table:table-cell>
          <table:table-cell office:value-type="float" office:value="143378.61200000002" table:style-name="ce59">
            <text:p>143 379</text:p>
          </table:table-cell>
          <table:table-cell office:value-type="float" office:value="18" table:style-name="ce59">
            <text:p>18</text:p>
          </table:table-cell>
          <table:table-cell office:value-type="float" office:value="828" table:style-name="ce59">
            <text:p>828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22 Manu.of rub.,plast.prod.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23 Výroba ost.nekov.výr.</text:p>
          </table:table-cell>
          <table:table-cell office:value-type="float" office:value="11216" table:style-name="ce59">
            <text:p>11 216</text:p>
          </table:table-cell>
          <table:table-cell office:value-type="float" office:value="392515.136" table:style-name="ce59">
            <text:p>392 515</text:p>
          </table:table-cell>
          <table:table-cell office:value-type="float" office:value="1" table:style-name="ce59">
            <text:p>1</text:p>
          </table:table-cell>
          <table:table-cell office:value-type="float" office:value="46" table:style-name="ce59">
            <text:p>46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23 Manuf.of oth.non-met.pr.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24 Výroba,spracovanie kovov</text:p>
          </table:table-cell>
          <table:table-cell office:value-type="float" office:value="2424" table:style-name="ce59">
            <text:p>2 424</text:p>
          </table:table-cell>
          <table:table-cell office:value-type="float" office:value="84830.304000000004" table:style-name="ce59">
            <text:p>84 830</text:p>
          </table:table-cell>
          <table:table-cell office:value-type="float" office:value="26" table:style-name="ce59">
            <text:p>26</text:p>
          </table:table-cell>
          <table:table-cell office:value-type="float" office:value="1196" table:style-name="ce59">
            <text:p>1 196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24 Manuf.of basic metals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25 Výroba kov.konštrukcií</text:p>
          </table:table-cell>
          <table:table-cell office:value-type="float" office:value="5332" table:style-name="ce59">
            <text:p>5 332</text:p>
          </table:table-cell>
          <table:table-cell office:value-type="float" office:value="186598.67200000002" table:style-name="ce59">
            <text:p>186 599</text:p>
          </table:table-cell>
          <table:table-cell office:value-type="float" office:value="95" table:style-name="ce59">
            <text:p>95</text:p>
          </table:table-cell>
          <table:table-cell office:value-type="float" office:value="4370" table:style-name="ce59">
            <text:p>4 370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25 Manu.of fabric.met.prod.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26 Výroba počítačových výr.</text:p>
          </table:table-cell>
          <table:table-cell office:value-type="float" office:value="624" table:style-name="ce59">
            <text:p>624</text:p>
          </table:table-cell>
          <table:table-cell office:value-type="float" office:value="21837.504000000001" table:style-name="ce59">
            <text:p>21 838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26 Manuf.of computer prod.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27 Výroba elektrických zar.</text:p>
          </table:table-cell>
          <table:table-cell office:value-type="float" office:value="2109" table:style-name="ce59">
            <text:p>2 109</text:p>
          </table:table-cell>
          <table:table-cell office:value-type="float" office:value="73806.563999999998" table:style-name="ce59">
            <text:p>73 807</text:p>
          </table:table-cell>
          <table:table-cell office:value-type="float" office:value="47" table:style-name="ce59">
            <text:p>47</text:p>
          </table:table-cell>
          <table:table-cell office:value-type="float" office:value="2162" table:style-name="ce59">
            <text:p>2 16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27 Manuf.of elec.equipment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28 Výroba strojov a zar.</text:p>
          </table:table-cell>
          <table:table-cell office:value-type="float" office:value="2623" table:style-name="ce59">
            <text:p>2 623</text:p>
          </table:table-cell>
          <table:table-cell office:value-type="float" office:value="91794.508000000002" table:style-name="ce59">
            <text:p>91 795</text:p>
          </table:table-cell>
          <table:table-cell office:value-type="float" office:value="86" table:style-name="ce59">
            <text:p>86</text:p>
          </table:table-cell>
          <table:table-cell office:value-type="float" office:value="3956" table:style-name="ce59">
            <text:p>3 956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28 Manu.of machinery n.e.c.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29 Výroba motor.vozidiel</text:p>
          </table:table-cell>
          <table:table-cell office:value-type="float" office:value="1877" table:style-name="ce59">
            <text:p>1 877</text:p>
          </table:table-cell>
          <table:table-cell office:value-type="float" office:value="65687.491999999998" table:style-name="ce59">
            <text:p>65 687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29 Manuf.of mot.vehicles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31 Výroba nábytku</text:p>
          </table:table-cell>
          <table:table-cell office:value-type="float" office:value="451" table:style-name="ce59">
            <text:p>451</text:p>
          </table:table-cell>
          <table:table-cell office:value-type="float" office:value="15783.196000000002" table:style-name="ce59">
            <text:p>15 783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31 Manufacture of furniture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33 Oprava a inštal.strojov</text:p>
          </table:table-cell>
          <table:table-cell office:value-type="float" office:value="403" table:style-name="ce59">
            <text:p>403</text:p>
          </table:table-cell>
          <table:table-cell office:value-type="float" office:value="14103.388000000001" table:style-name="ce59">
            <text:p>14 103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33 Repair,instal.of machin.</text:p>
          </table:table-cell>
          <table:table-cell table:number-columns-repeated="16374"/>
        </table:table-row>
        <table:table-row table:style-name="ro34">
          <table:table-cell table:style-name="ce45"/>
          <table:table-cell table:style-name="ce32"/>
          <table:table-cell table:number-columns-repeated="6" table:style-name="ce59"/>
          <table:table-cell table:style-name="ce250"/>
          <table:table-cell table:style-name="ce32"/>
          <table:table-cell table:number-columns-repeated="16374"/>
        </table:table-row>
        <table:table-row table:style-name="ro2">
          <table:table-cell office:value-type="string" table:style-name="ce45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44531" table:style-name="ce59">
            <text:p>44 531</text:p>
          </table:table-cell>
          <table:table-cell office:value-type="float" office:value="1558406.8760000002" table:style-name="ce59">
            <text:p>1 558 407</text:p>
          </table:table-cell>
          <table:table-cell office:value-type="float" office:value="1" table:style-name="ce59">
            <text:p>1</text:p>
          </table:table-cell>
          <table:table-cell office:value-type="float" office:value="46" table:style-name="ce59">
            <text:p>46</text:p>
          </table:table-cell>
          <table:table-cell office:value-type="float" office:value="7966" table:style-name="ce59">
            <text:p>7 966</text:p>
          </table:table-cell>
          <table:table-cell office:value-type="float" office:value="157937.899" table:style-name="ce59">
            <text:p>157 938</text:p>
          </table:table-cell>
          <table:table-cell office:value-type="string" table:style-name="ce250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35 Dod.elektr,plynu,pary</text:p>
          </table:table-cell>
          <table:table-cell office:value-type="float" office:value="44531" table:style-name="ce59">
            <text:p>44 531</text:p>
          </table:table-cell>
          <table:table-cell office:value-type="float" office:value="1558406.8760000002" table:style-name="ce59">
            <text:p>1 558 407</text:p>
          </table:table-cell>
          <table:table-cell office:value-type="float" office:value="1" table:style-name="ce59">
            <text:p>1</text:p>
          </table:table-cell>
          <table:table-cell office:value-type="float" office:value="46" table:style-name="ce59">
            <text:p>46</text:p>
          </table:table-cell>
          <table:table-cell office:value-type="float" office:value="7966" table:style-name="ce59">
            <text:p>7 966</text:p>
          </table:table-cell>
          <table:table-cell office:value-type="float" office:value="157937.899" table:style-name="ce59">
            <text:p>157 938</text:p>
          </table:table-cell>
          <table:table-cell table:style-name="ce250"/>
          <table:table-cell office:value-type="string" table:style-name="ce32">
            <text:p>35 Electr,gas,steam supply</text:p>
          </table:table-cell>
          <table:table-cell table:number-columns-repeated="16374"/>
        </table:table-row>
        <table:table-row table:style-name="ro18">
          <table:table-cell table:style-name="ce45"/>
          <table:table-cell table:style-name="ce32"/>
          <table:table-cell table:number-columns-repeated="6" table:style-name="ce59"/>
          <table:table-cell table:style-name="ce250"/>
          <table:table-cell table:style-name="ce32"/>
          <table:table-cell table:number-columns-repeated="16374"/>
        </table:table-row>
        <table:table-row table:style-name="ro2">
          <table:table-cell office:value-type="string" table:style-name="ce45">
            <text:p>E</text:p>
          </table:table-cell>
          <table:table-cell office:value-type="string" table:style-name="ce32">
            <text:p>Dodávka vody</text:p>
          </table:table-cell>
          <table:table-cell office:value-type="float" office:value="1149" table:style-name="ce59">
            <text:p>1 149</text:p>
          </table:table-cell>
          <table:table-cell office:value-type="float" office:value="40210.404000000002" table:style-name="ce59">
            <text:p>40 210</text:p>
          </table:table-cell>
          <table:table-cell office:value-type="float" office:value="45" table:style-name="ce59">
            <text:p>45</text:p>
          </table:table-cell>
          <table:table-cell office:value-type="float" office:value="2070" table:style-name="ce59">
            <text:p>2 070</text:p>
          </table:table-cell>
          <table:table-cell office:value-type="float" office:value="3507" table:style-name="ce59">
            <text:p>3 507</text:p>
          </table:table-cell>
          <table:table-cell office:value-type="float" office:value="69531.535499999998" table:style-name="ce59">
            <text:p>69 532</text:p>
          </table:table-cell>
          <table:table-cell office:value-type="string" table:style-name="ce250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4"/>
        </table:table-row>
        <table:table-row table:number-rows-repeated="2" table:style-name="ro2">
          <table:table-cell table:style-name="ce45"/>
          <table:table-cell table:style-name="ce32"/>
          <table:table-cell table:number-columns-repeated="6" table:style-name="ce73"/>
          <table:table-cell table:style-name="ce250"/>
          <table:table-cell table:style-name="ce32"/>
          <table:table-cell table:number-columns-repeated="16374"/>
        </table:table-row>
        <table:table-row table:style-name="ro2">
          <table:table-cell office:value-type="string" table:number-columns-spanned="10" table:number-rows-spanned="1" table:style-name="ce319">
            <text:p>Tab. č. 2-10. Spotreba vybraných druhov plynných palív v priemysle - podľa krajov za rok 2020</text:p>
          </table:table-cell>
          <table:covered-table-cell table:number-columns-repeated="9"/>
          <table:table-cell table:number-columns-repeated="16374" table:style-name="ce39"/>
        </table:table-row>
        <table:table-row table:style-name="ro2">
          <table:table-cell office:value-type="string" table:number-columns-spanned="10" table:number-rows-spanned="1" table:style-name="ce359">
            <text:p>Consumption of Selected Gaseous Fuels in Industry - by Regions in 2020</text:p>
          </table:table-cell>
          <table:covered-table-cell table:number-columns-repeated="9"/>
          <table:table-cell table:number-columns-repeated="16374" table:style-name="ce39"/>
        </table:table-row>
        <table:table-row table:style-name="ro6">
          <table:table-cell table:style-name="ce45"/>
          <table:table-cell table:style-name="ce32"/>
          <table:table-cell table:number-columns-repeated="6" table:style-name="ce239"/>
          <table:table-cell table:style-name="ce97"/>
          <table:table-cell table:style-name="ce32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330">
            <text:p>4. pokračovanie</text:p>
          </table:table-cell>
          <table:covered-table-cell/>
          <table:table-cell table:number-columns-repeated="6" table:style-name="ce239"/>
          <table:table-cell table:style-name="ce97"/>
          <table:table-cell office:value-type="string" table:style-name="ce192">
            <text:p>4th continuation</text:p>
          </table:table-cell>
          <table:table-cell table:number-columns-repeated="16374"/>
        </table:table-row>
        <table:table-row table:style-name="ro6">
          <table:table-cell table:style-name="ce45"/>
          <table:table-cell table:style-name="ce32"/>
          <table:table-cell office:value-type="string" table:style-name="ce226">
            <text:p>Zemný plyn</text:p>
          </table:table-cell>
          <table:table-cell table:style-name="ce227"/>
          <table:table-cell office:value-type="string" table:style-name="ce226">
            <text:p>Propán-bután</text:p>
          </table:table-cell>
          <table:table-cell table:style-name="ce227"/>
          <table:table-cell office:value-type="string" table:style-name="ce226">
            <text:p>Bioplyn</text:p>
          </table:table-cell>
          <table:table-cell table:style-name="ce227"/>
          <table:table-cell table:style-name="ce251"/>
          <table:table-cell table:style-name="ce194"/>
          <table:table-cell table:number-columns-repeated="16374"/>
        </table:table-row>
        <table:table-row table:style-name="ro6">
          <table:table-cell table:style-name="ce45"/>
          <table:table-cell table:style-name="ce32"/>
          <table:table-cell office:value-type="string" table:style-name="ce229">
            <text:p>Natural Gas</text:p>
          </table:table-cell>
          <table:table-cell table:style-name="ce230"/>
          <table:table-cell office:value-type="string" table:style-name="ce229">
            <text:p>Propane-Butane</text:p>
          </table:table-cell>
          <table:table-cell table:style-name="ce230"/>
          <table:table-cell office:value-type="string" table:style-name="ce231">
            <text:p>Biogas</text:p>
          </table:table-cell>
          <table:table-cell table:style-name="ce230"/>
          <table:table-cell table:style-name="ce97"/>
          <table:table-cell table:style-name="ce32"/>
          <table:table-cell table:number-columns-repeated="16374"/>
        </table:table-row>
        <table:table-row table:style-name="ro40">
          <table:table-cell table:style-name="ce45"/>
          <table:table-cell table:style-name="ce32"/>
          <table:table-cell office:value-type="string" table:style-name="ce233">
            <text:p>1000 m<text:span text:style-name="T2">3</text:span></text:p>
          </table:table-cell>
          <table:table-cell office:value-type="string" table:style-name="ce233">
            <text:p>GJ</text:p>
          </table:table-cell>
          <table:table-cell office:value-type="string" table:style-name="ce233">
            <text:p>t</text:p>
          </table:table-cell>
          <table:table-cell office:value-type="string" table:style-name="ce233">
            <text:p>GJ</text:p>
          </table:table-cell>
          <table:table-cell office:value-type="string" table:style-name="ce233">
            <text:p>1000 m<text:span text:style-name="T2">3</text:span></text:p>
          </table:table-cell>
          <table:table-cell office:value-type="string" table:style-name="ce234">
            <text:p>GJ</text:p>
          </table:table-cell>
          <table:table-cell table:style-name="ce97"/>
          <table:table-cell table:style-name="ce32"/>
          <table:table-cell table:number-columns-repeated="16374"/>
        </table:table-row>
        <table:table-row table:style-name="ro21">
          <table:table-cell table:style-name="ce43"/>
          <table:table-cell table:style-name="ce195"/>
          <table:table-cell table:number-columns-repeated="6" table:style-name="ce241"/>
          <table:table-cell table:style-name="ce251"/>
          <table:table-cell table:style-name="ce194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348">
            <text:p>5 Žilinský kraj</text:p>
          </table:table-cell>
          <table:covered-table-cell/>
          <table:table-cell table:number-columns-repeated="6" table:style-name="ce93"/>
          <table:table-cell office:value-type="string" table:number-columns-spanned="2" table:number-rows-spanned="1" table:style-name="ce326">
            <text:p>5 Region of Žilina</text:p>
          </table:table-cell>
          <table:covered-table-cell/>
          <table:table-cell table:number-columns-repeated="16374"/>
        </table:table-row>
        <table:table-row table:style-name="ro21">
          <table:table-cell table:style-name="ce56"/>
          <table:table-cell table:style-name="ce60"/>
          <table:table-cell table:number-columns-repeated="6" table:style-name="ce93"/>
          <table:table-cell table:style-name="ce252"/>
          <table:table-cell table:style-name="ce61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346">
            <text:p>Priemysel spolu <text:s/>(B C D E)</text:p>
          </table:table-cell>
          <table:covered-table-cell/>
          <table:table-cell office:value-type="float" office:value="166459" table:formula="of:=[.C178]+[.C181]+[.C203]+[.C206]" table:style-name="ce59">
            <text:p>166 459</text:p>
          </table:table-cell>
          <table:table-cell office:value-type="float" office:value="5825399.1640000008" table:style-name="ce59">
            <text:p>5 825 399</text:p>
          </table:table-cell>
          <table:table-cell office:value-type="float" office:value="440" table:formula="of:=[.E181]+[.E206]" table:style-name="ce59">
            <text:p>440</text:p>
          </table:table-cell>
          <table:table-cell office:value-type="float" office:value="20240" table:style-name="ce59">
            <text:p>20 240</text:p>
          </table:table-cell>
          <table:table-cell office:value-type="float" office:value="8614" table:formula="of:=[.G203]+[.G206]" table:style-name="ce59">
            <text:p>8 614</text:p>
          </table:table-cell>
          <table:table-cell office:value-type="float" office:value="170785.47099999999" table:style-name="ce59">
            <text:p>170 785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4"/>
        </table:table-row>
        <table:table-row table:style-name="ro16">
          <table:table-cell table:style-name="ce35"/>
          <table:table-cell table:style-name="ce60"/>
          <table:table-cell table:number-columns-repeated="6" table:style-name="ce59"/>
          <table:table-cell table:style-name="ce177"/>
          <table:table-cell table:style-name="ce61"/>
          <table:table-cell table:number-columns-repeated="16374"/>
        </table:table-row>
        <table:table-row table:style-name="ro6">
          <table:table-cell office:value-type="string" table:style-name="ce45">
            <text:p>B</text:p>
          </table:table-cell>
          <table:table-cell office:value-type="string" table:style-name="ce32">
            <text:p>Ťažba a dobývanie</text:p>
          </table:table-cell>
          <table:table-cell office:value-type="float" office:value="49" table:style-name="ce59">
            <text:p>49</text:p>
          </table:table-cell>
          <table:table-cell office:value-type="float" office:value="1714.8040000000001" table:style-name="ce59">
            <text:p>1 715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126">
            <text:p>B</text:p>
          </table:table-cell>
          <table:table-cell office:value-type="string" table:style-name="ce32">
            <text:p>Mining and quarrying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08 Iná ťažba a dobývanie</text:p>
          </table:table-cell>
          <table:table-cell office:value-type="float" office:value="49" table:style-name="ce59">
            <text:p>49</text:p>
          </table:table-cell>
          <table:table-cell office:value-type="float" office:value="1714.8040000000001" table:style-name="ce59">
            <text:p>1 715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08 Oth.mining and quarrying</text:p>
          </table:table-cell>
          <table:table-cell table:number-columns-repeated="16374"/>
        </table:table-row>
        <table:table-row table:style-name="ro39">
          <table:table-cell table:style-name="ce45"/>
          <table:table-cell table:style-name="ce32"/>
          <table:table-cell table:number-columns-repeated="6" table:style-name="ce59"/>
          <table:table-cell table:style-name="ce126"/>
          <table:table-cell table:style-name="ce32"/>
          <table:table-cell table:number-columns-repeated="16374"/>
        </table:table-row>
        <table:table-row table:style-name="ro6">
          <table:table-cell office:value-type="string" table:style-name="ce45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105146" table:style-name="ce59">
            <text:p>105 146</text:p>
          </table:table-cell>
          <table:table-cell office:value-type="float" office:value="3679689.4160000002" table:style-name="ce59">
            <text:p>3 679 689</text:p>
          </table:table-cell>
          <table:table-cell office:value-type="float" office:value="364" table:style-name="ce59">
            <text:p>364</text:p>
          </table:table-cell>
          <table:table-cell office:value-type="float" office:value="16744" table:style-name="ce59">
            <text:p>16 744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126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10 Výroba potravín</text:p>
          </table:table-cell>
          <table:table-cell office:value-type="float" office:value="5665" table:style-name="ce59">
            <text:p>5 665</text:p>
          </table:table-cell>
          <table:table-cell office:value-type="float" office:value="198252.34000000003" table:style-name="ce59">
            <text:p>198 252</text:p>
          </table:table-cell>
          <table:table-cell office:value-type="float" office:value="94" table:style-name="ce59">
            <text:p>94</text:p>
          </table:table-cell>
          <table:table-cell office:value-type="float" office:value="4324" table:style-name="ce59">
            <text:p>4 324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10 Manuf.of food products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11 Výroba nápojov</text:p>
          </table:table-cell>
          <table:table-cell office:value-type="float" office:value="1994" table:style-name="ce59">
            <text:p>1 994</text:p>
          </table:table-cell>
          <table:table-cell office:value-type="float" office:value="69782.024000000005" table:style-name="ce59">
            <text:p>69 782</text:p>
          </table:table-cell>
          <table:table-cell office:value-type="float" office:value="67" table:style-name="ce59">
            <text:p>67</text:p>
          </table:table-cell>
          <table:table-cell office:value-type="float" office:value="3082" table:style-name="ce59">
            <text:p>3 08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11 Manufacture of beverages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13 Výroba textilu</text:p>
          </table:table-cell>
          <table:table-cell office:value-type="float" office:value="522" table:style-name="ce59">
            <text:p>522</text:p>
          </table:table-cell>
          <table:table-cell office:value-type="float" office:value="18267.912" table:style-name="ce59">
            <text:p>18 268</text:p>
          </table:table-cell>
          <table:table-cell office:value-type="float" office:value="1" table:style-name="ce59">
            <text:p>1</text:p>
          </table:table-cell>
          <table:table-cell office:value-type="float" office:value="46" table:style-name="ce59">
            <text:p>46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13 Manufacture of textiles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14 Výroba odevov</text:p>
          </table:table-cell>
          <table:table-cell office:value-type="float" office:value="1135" table:style-name="ce59">
            <text:p>1 135</text:p>
          </table:table-cell>
          <table:table-cell office:value-type="float" office:value="39720.46" table:style-name="ce59">
            <text:p>39 720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14 Manuf.of wear.apparel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15 Výroba kože</text:p>
          </table:table-cell>
          <table:table-cell office:value-type="float" office:value="2051" table:style-name="ce59">
            <text:p>2 051</text:p>
          </table:table-cell>
          <table:table-cell office:value-type="float" office:value="71776.796000000002" table:style-name="ce59">
            <text:p>71 777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15 Manufacture of leather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16 Spracovanie dreva</text:p>
          </table:table-cell>
          <table:table-cell office:value-type="float" office:value="44" table:style-name="ce59">
            <text:p>44</text:p>
          </table:table-cell>
          <table:table-cell office:value-type="float" office:value="1539.8240000000001" table:style-name="ce59">
            <text:p>1 540</text:p>
          </table:table-cell>
          <table:table-cell office:value-type="float" office:value="2" table:style-name="ce59">
            <text:p>2</text:p>
          </table:table-cell>
          <table:table-cell office:value-type="float" office:value="92" table:style-name="ce59">
            <text:p>9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16 Manufacture of wood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17 Výroba papiera</text:p>
          </table:table-cell>
          <table:table-cell office:value-type="float" office:value="36133" table:style-name="ce59">
            <text:p>36 133</text:p>
          </table:table-cell>
          <table:table-cell office:value-type="float" office:value="1264510.4680000001" table:style-name="ce59">
            <text:p>1 264 510</text:p>
          </table:table-cell>
          <table:table-cell office:value-type="float" office:value="37" table:style-name="ce59">
            <text:p>37</text:p>
          </table:table-cell>
          <table:table-cell office:value-type="float" office:value="1702" table:style-name="ce59">
            <text:p>1 70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17 Manufacture of paper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18 Tlač,reprod.záznam.médií</text:p>
          </table:table-cell>
          <table:table-cell office:value-type="float" office:value="478" table:style-name="ce59">
            <text:p>478</text:p>
          </table:table-cell>
          <table:table-cell office:value-type="float" office:value="16728.088" table:style-name="ce59">
            <text:p>16 728</text:p>
          </table:table-cell>
          <table:table-cell office:value-type="float" office:value="1" table:style-name="ce59">
            <text:p>1</text:p>
          </table:table-cell>
          <table:table-cell office:value-type="float" office:value="46" table:style-name="ce59">
            <text:p>46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18 Printing,repr.of rec.med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0 Výroba chemikálií</text:p>
          </table:table-cell>
          <table:table-cell office:value-type="float" office:value="4598" table:style-name="ce59">
            <text:p>4 598</text:p>
          </table:table-cell>
          <table:table-cell office:value-type="float" office:value="160911.60800000001" table:style-name="ce59">
            <text:p>160 912</text:p>
          </table:table-cell>
          <table:table-cell office:value-type="float" office:value="1" table:style-name="ce59">
            <text:p>1</text:p>
          </table:table-cell>
          <table:table-cell office:value-type="float" office:value="46" table:style-name="ce59">
            <text:p>46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20 Manufacture of chemicals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1 Výr.zákl.farmaceut.výr.</text:p>
          </table:table-cell>
          <table:table-cell office:value-type="float" office:value="763" table:style-name="ce59">
            <text:p>763</text:p>
          </table:table-cell>
          <table:table-cell office:value-type="float" office:value="26701.948" table:style-name="ce59">
            <text:p>26 70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21 Manuf.of bas.pharm.prod.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2 Výroba výrobkov z gumy</text:p>
          </table:table-cell>
          <table:table-cell office:value-type="float" office:value="5822" table:style-name="ce59">
            <text:p>5 822</text:p>
          </table:table-cell>
          <table:table-cell office:value-type="float" office:value="203746.712" table:style-name="ce59">
            <text:p>203 747</text:p>
          </table:table-cell>
          <table:table-cell office:value-type="float" office:value="18" table:style-name="ce59">
            <text:p>18</text:p>
          </table:table-cell>
          <table:table-cell office:value-type="float" office:value="828" table:style-name="ce59">
            <text:p>828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22 Manu.of rub.,plast.prod.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3 Výroba ost.nekov.výr.</text:p>
          </table:table-cell>
          <table:table-cell office:value-type="float" office:value="10476" table:style-name="ce59">
            <text:p>10 476</text:p>
          </table:table-cell>
          <table:table-cell office:value-type="float" office:value="366618.09600000002" table:style-name="ce59">
            <text:p>366 618</text:p>
          </table:table-cell>
          <table:table-cell office:value-type="float" office:value="18" table:style-name="ce59">
            <text:p>18</text:p>
          </table:table-cell>
          <table:table-cell office:value-type="float" office:value="828" table:style-name="ce59">
            <text:p>828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23 Manuf.of oth.non-met.pr.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4 Výroba,spracovanie kovov</text:p>
          </table:table-cell>
          <table:table-cell office:value-type="float" office:value="381" table:style-name="ce59">
            <text:p>381</text:p>
          </table:table-cell>
          <table:table-cell office:value-type="float" office:value="13333.476000000001" table:style-name="ce59">
            <text:p>13 333</text:p>
          </table:table-cell>
          <table:table-cell office:value-type="float" office:value="7" table:style-name="ce59">
            <text:p>7</text:p>
          </table:table-cell>
          <table:table-cell office:value-type="float" office:value="322" table:style-name="ce59">
            <text:p>32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24 Manuf.of basic metals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5 Výroba kov.konštrukcií</text:p>
          </table:table-cell>
          <table:table-cell office:value-type="float" office:value="5710" table:style-name="ce59">
            <text:p>5 710</text:p>
          </table:table-cell>
          <table:table-cell office:value-type="float" office:value="199827.16" table:style-name="ce59">
            <text:p>199 827</text:p>
          </table:table-cell>
          <table:table-cell office:value-type="float" office:value="48" table:style-name="ce59">
            <text:p>48</text:p>
          </table:table-cell>
          <table:table-cell office:value-type="float" office:value="2208" table:style-name="ce59">
            <text:p>2 208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25 Manu.of fabric.met.prod.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6 Výroba počítačových výr.</text:p>
          </table:table-cell>
          <table:table-cell office:value-type="float" office:value="592" table:style-name="ce59">
            <text:p>592</text:p>
          </table:table-cell>
          <table:table-cell office:value-type="float" office:value="20717.632000000001" table:style-name="ce59">
            <text:p>20 718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26 Manuf.of computer prod.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7 Výroba elektrických zar.</text:p>
          </table:table-cell>
          <table:table-cell office:value-type="float" office:value="1264" table:style-name="ce59">
            <text:p>1 264</text:p>
          </table:table-cell>
          <table:table-cell office:value-type="float" office:value="44234.944000000003" table:style-name="ce59">
            <text:p>44 235</text:p>
          </table:table-cell>
          <table:table-cell office:value-type="float" office:value="5" table:style-name="ce59">
            <text:p>5</text:p>
          </table:table-cell>
          <table:table-cell office:value-type="float" office:value="230" table:style-name="ce59">
            <text:p>230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27 Manuf.of elec.equipment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8 Výroba strojov a zar.</text:p>
          </table:table-cell>
          <table:table-cell office:value-type="float" office:value="8621" table:style-name="ce59">
            <text:p>8 621</text:p>
          </table:table-cell>
          <table:table-cell office:value-type="float" office:value="301700.516" table:style-name="ce59">
            <text:p>301 701</text:p>
          </table:table-cell>
          <table:table-cell office:value-type="float" office:value="37" table:style-name="ce59">
            <text:p>37</text:p>
          </table:table-cell>
          <table:table-cell office:value-type="float" office:value="1702" table:style-name="ce59">
            <text:p>1 70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28 Manu.of machinery n.e.c.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9 Výroba motor.vozidiel</text:p>
          </table:table-cell>
          <table:table-cell office:value-type="float" office:value="18056" table:style-name="ce59">
            <text:p>18 056</text:p>
          </table:table-cell>
          <table:table-cell office:value-type="float" office:value="631887.77600000007" table:style-name="ce59">
            <text:p>631 888</text:p>
          </table:table-cell>
          <table:table-cell office:value-type="float" office:value="19" table:style-name="ce59">
            <text:p>19</text:p>
          </table:table-cell>
          <table:table-cell office:value-type="float" office:value="874" table:style-name="ce59">
            <text:p>874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29 Manuf.of mot.vehicles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31 Výroba nábytku</text:p>
          </table:table-cell>
          <table:table-cell office:value-type="float" office:value="217" table:style-name="ce59">
            <text:p>217</text:p>
          </table:table-cell>
          <table:table-cell office:value-type="float" office:value="7594.1320000000005" table:style-name="ce59">
            <text:p>7 594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31 Manufacture of furniture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33 Oprava a inštal.strojov</text:p>
          </table:table-cell>
          <table:table-cell office:value-type="float" office:value="45" table:style-name="ce59">
            <text:p>45</text:p>
          </table:table-cell>
          <table:table-cell office:value-type="float" office:value="1574.8200000000002" table:style-name="ce59">
            <text:p>1 575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33 Repair,instal.of machin.</text:p>
          </table:table-cell>
          <table:table-cell table:number-columns-repeated="16374"/>
        </table:table-row>
        <table:table-row table:style-name="ro39">
          <table:table-cell table:style-name="ce45"/>
          <table:table-cell table:style-name="ce32"/>
          <table:table-cell table:number-columns-repeated="6" table:style-name="ce59"/>
          <table:table-cell table:style-name="ce126"/>
          <table:table-cell table:style-name="ce32"/>
          <table:table-cell table:number-columns-repeated="16374"/>
        </table:table-row>
        <table:table-row table:style-name="ro6">
          <table:table-cell office:value-type="string" table:style-name="ce45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57242" table:style-name="ce59">
            <text:p>57 242</text:p>
          </table:table-cell>
          <table:table-cell office:value-type="float" office:value="2003241.0320000001" table:style-name="ce59">
            <text:p>2 003 241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float" office:value="4249" table:style-name="ce59">
            <text:p>4 249</text:p>
          </table:table-cell>
          <table:table-cell office:value-type="float" office:value="84242.798500000004" table:style-name="ce59">
            <text:p>84 243</text:p>
          </table:table-cell>
          <table:table-cell office:value-type="string" table:style-name="ce126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35 Dod.elektr,plynu,pary</text:p>
          </table:table-cell>
          <table:table-cell office:value-type="float" office:value="57242" table:style-name="ce59">
            <text:p>57 242</text:p>
          </table:table-cell>
          <table:table-cell office:value-type="float" office:value="2003241.0320000001" table:style-name="ce59">
            <text:p>2 003 241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float" office:value="4249" table:style-name="ce59">
            <text:p>4 249</text:p>
          </table:table-cell>
          <table:table-cell office:value-type="float" office:value="84242.798500000004" table:style-name="ce59">
            <text:p>84 243</text:p>
          </table:table-cell>
          <table:table-cell table:style-name="ce126"/>
          <table:table-cell office:value-type="string" table:style-name="ce32">
            <text:p>35 Electr,gas,steam supply</text:p>
          </table:table-cell>
          <table:table-cell table:number-columns-repeated="16374"/>
        </table:table-row>
        <table:table-row table:style-name="ro39">
          <table:table-cell table:style-name="ce45"/>
          <table:table-cell table:style-name="ce32"/>
          <table:table-cell table:number-columns-repeated="6" table:style-name="ce59"/>
          <table:table-cell table:style-name="ce126"/>
          <table:table-cell table:style-name="ce32"/>
          <table:table-cell table:number-columns-repeated="16374"/>
        </table:table-row>
        <table:table-row table:style-name="ro6">
          <table:table-cell office:value-type="string" table:style-name="ce45">
            <text:p>E</text:p>
          </table:table-cell>
          <table:table-cell office:value-type="string" table:style-name="ce32">
            <text:p>Dodávka vody</text:p>
          </table:table-cell>
          <table:table-cell office:value-type="float" office:value="4022" table:style-name="ce59">
            <text:p>4 022</text:p>
          </table:table-cell>
          <table:table-cell office:value-type="float" office:value="140753.91200000001" table:style-name="ce59">
            <text:p>140 754</text:p>
          </table:table-cell>
          <table:table-cell office:value-type="float" office:value="76" table:style-name="ce59">
            <text:p>76</text:p>
          </table:table-cell>
          <table:table-cell office:value-type="float" office:value="3496" table:style-name="ce59">
            <text:p>3 496</text:p>
          </table:table-cell>
          <table:table-cell office:value-type="float" office:value="4365" table:style-name="ce59">
            <text:p>4 365</text:p>
          </table:table-cell>
          <table:table-cell office:value-type="float" office:value="86542.672500000001" table:style-name="ce59">
            <text:p>86 543</text:p>
          </table:table-cell>
          <table:table-cell office:value-type="string" table:style-name="ce126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36 Zber,úprava,dodávka vody</text:p>
          </table:table-cell>
          <table:table-cell office:value-type="float" office:value="278" table:style-name="ce59">
            <text:p>278</text:p>
          </table:table-cell>
          <table:table-cell office:value-type="float" office:value="9728.8880000000008" table:style-name="ce59">
            <text:p>9 729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float" office:value="4365" table:style-name="ce59">
            <text:p>4 365</text:p>
          </table:table-cell>
          <table:table-cell office:value-type="float" office:value="86542.672500000001" table:style-name="ce59">
            <text:p>86 543</text:p>
          </table:table-cell>
          <table:table-cell table:style-name="ce126"/>
          <table:table-cell office:value-type="string" table:style-name="ce32">
            <text:p>36 Water coll,treatm,supply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38 Zber,sprac,likv.odpadov</text:p>
          </table:table-cell>
          <table:table-cell office:value-type="float" office:value="3744" table:style-name="ce59">
            <text:p>3 744</text:p>
          </table:table-cell>
          <table:table-cell office:value-type="float" office:value="131025.024" table:style-name="ce59">
            <text:p>131 025</text:p>
          </table:table-cell>
          <table:table-cell office:value-type="float" office:value="76" table:style-name="ce59">
            <text:p>76</text:p>
          </table:table-cell>
          <table:table-cell office:value-type="float" office:value="3496" table:style-name="ce59">
            <text:p>3 496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38 Waste coll,disposal act.</text:p>
          </table:table-cell>
          <table:table-cell table:number-columns-repeated="16374"/>
        </table:table-row>
        <table:table-row table:number-rows-repeated="2" table:style-name="ro6">
          <table:table-cell table:style-name="ce45"/>
          <table:table-cell table:style-name="ce32"/>
          <table:table-cell table:number-columns-repeated="6" table:style-name="ce73"/>
          <table:table-cell table:style-name="ce126"/>
          <table:table-cell table:style-name="ce32"/>
          <table:table-cell table:number-columns-repeated="16374"/>
        </table:table-row>
        <table:table-row table:style-name="ro3">
          <table:table-cell office:value-type="string" table:number-columns-spanned="10" table:number-rows-spanned="1" table:style-name="ce319">
            <text:p>Tab. č. 2-10. Spotreba vybraných druhov plynných palív v priemysle - podľa krajov za rok 2020</text:p>
          </table:table-cell>
          <table:covered-table-cell table:number-columns-repeated="9"/>
          <table:table-cell table:number-columns-repeated="16374" table:style-name="ce39"/>
        </table:table-row>
        <table:table-row table:style-name="ro3">
          <table:table-cell office:value-type="string" table:number-columns-spanned="10" table:number-rows-spanned="1" table:style-name="ce359">
            <text:p>Consumption of Selected Gaseous Fuels in Industry - by Regions in 2020</text:p>
          </table:table-cell>
          <table:covered-table-cell table:number-columns-repeated="9"/>
          <table:table-cell table:number-columns-repeated="16374" table:style-name="ce39"/>
        </table:table-row>
        <table:table-row table:style-name="ro6">
          <table:table-cell table:style-name="ce45"/>
          <table:table-cell table:style-name="ce32"/>
          <table:table-cell table:number-columns-repeated="6" table:style-name="ce239"/>
          <table:table-cell table:style-name="ce97"/>
          <table:table-cell table:style-name="ce32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330">
            <text:p>5. pokračovanie</text:p>
          </table:table-cell>
          <table:covered-table-cell/>
          <table:table-cell table:number-columns-repeated="6" table:style-name="ce239"/>
          <table:table-cell table:style-name="ce97"/>
          <table:table-cell office:value-type="string" table:style-name="ce192">
            <text:p>5th continuation</text:p>
          </table:table-cell>
          <table:table-cell table:number-columns-repeated="16374"/>
        </table:table-row>
        <table:table-row table:style-name="ro6">
          <table:table-cell table:style-name="ce45"/>
          <table:table-cell table:style-name="ce32"/>
          <table:table-cell office:value-type="string" table:style-name="ce226">
            <text:p>Zemný plyn</text:p>
          </table:table-cell>
          <table:table-cell table:style-name="ce227"/>
          <table:table-cell office:value-type="string" table:style-name="ce226">
            <text:p>Propán-bután</text:p>
          </table:table-cell>
          <table:table-cell table:style-name="ce227"/>
          <table:table-cell office:value-type="string" table:style-name="ce226">
            <text:p>Bioplyn</text:p>
          </table:table-cell>
          <table:table-cell table:style-name="ce227"/>
          <table:table-cell table:style-name="ce251"/>
          <table:table-cell table:style-name="ce194"/>
          <table:table-cell table:number-columns-repeated="16374"/>
        </table:table-row>
        <table:table-row table:style-name="ro6">
          <table:table-cell table:style-name="ce45"/>
          <table:table-cell table:style-name="ce32"/>
          <table:table-cell office:value-type="string" table:style-name="ce229">
            <text:p>Natural Gas</text:p>
          </table:table-cell>
          <table:table-cell table:style-name="ce230"/>
          <table:table-cell office:value-type="string" table:style-name="ce229">
            <text:p>Propane-Butane</text:p>
          </table:table-cell>
          <table:table-cell table:style-name="ce230"/>
          <table:table-cell office:value-type="string" table:style-name="ce231">
            <text:p>Biogas</text:p>
          </table:table-cell>
          <table:table-cell table:style-name="ce230"/>
          <table:table-cell table:style-name="ce97"/>
          <table:table-cell table:style-name="ce32"/>
          <table:table-cell table:number-columns-repeated="16374"/>
        </table:table-row>
        <table:table-row table:style-name="ro40">
          <table:table-cell table:style-name="ce48"/>
          <table:table-cell table:style-name="ce196"/>
          <table:table-cell office:value-type="string" table:style-name="ce233">
            <text:p>1000 m<text:span text:style-name="T2">3</text:span></text:p>
          </table:table-cell>
          <table:table-cell office:value-type="string" table:style-name="ce233">
            <text:p>GJ</text:p>
          </table:table-cell>
          <table:table-cell office:value-type="string" table:style-name="ce233">
            <text:p>t</text:p>
          </table:table-cell>
          <table:table-cell office:value-type="string" table:style-name="ce233">
            <text:p>GJ</text:p>
          </table:table-cell>
          <table:table-cell office:value-type="string" table:style-name="ce233">
            <text:p>1000 m<text:span text:style-name="T2">3</text:span></text:p>
          </table:table-cell>
          <table:table-cell office:value-type="string" table:style-name="ce234">
            <text:p>GJ</text:p>
          </table:table-cell>
          <table:table-cell table:style-name="ce253"/>
          <table:table-cell table:style-name="ce198"/>
          <table:table-cell table:number-columns-repeated="16374"/>
        </table:table-row>
        <table:table-row table:style-name="ro34">
          <table:table-cell table:style-name="ce45"/>
          <table:table-cell table:style-name="ce32"/>
          <table:table-cell table:number-columns-repeated="6" table:style-name="ce241"/>
          <table:table-cell table:style-name="ce97"/>
          <table:table-cell table:style-name="ce32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348">
            <text:p>6 Banskobystrický kraj</text:p>
          </table:table-cell>
          <table:covered-table-cell/>
          <table:table-cell table:number-columns-repeated="6" table:style-name="ce93"/>
          <table:table-cell office:value-type="string" table:number-columns-spanned="2" table:number-rows-spanned="1" table:style-name="ce326">
            <text:p>6 Region of Banská Bystrica</text:p>
          </table:table-cell>
          <table:covered-table-cell/>
          <table:table-cell table:number-columns-repeated="16374"/>
        </table:table-row>
        <table:table-row table:style-name="ro5">
          <table:table-cell table:style-name="ce45"/>
          <table:table-cell table:style-name="ce56"/>
          <table:table-cell table:number-columns-repeated="6" table:style-name="ce93"/>
          <table:table-cell table:style-name="ce143"/>
          <table:table-cell table:style-name="ce58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346">
            <text:p>Priemysel spolu <text:s/>(B C D E)</text:p>
          </table:table-cell>
          <table:covered-table-cell/>
          <table:table-cell office:value-type="float" office:value="226225" table:formula="of:=[.C223]+[.C226]+[.C247]+[.C250]" table:style-name="ce59">
            <text:p>226 225</text:p>
          </table:table-cell>
          <table:table-cell office:value-type="float" office:value="7916970.1000000006" table:style-name="ce59">
            <text:p>7 916 970</text:p>
          </table:table-cell>
          <table:table-cell office:value-type="float" office:value="1992" table:formula="of:=[.E226]+[.E250]" table:style-name="ce59">
            <text:p>1 992</text:p>
          </table:table-cell>
          <table:table-cell office:value-type="float" office:value="91632" table:style-name="ce59">
            <text:p>91 632</text:p>
          </table:table-cell>
          <table:table-cell office:value-type="float" office:value="17414" table:formula="of:=[.G226]+[.G247]+[.G250]" table:style-name="ce59">
            <text:p>17 414</text:p>
          </table:table-cell>
          <table:table-cell office:value-type="float" office:value="345258.67099999997" table:style-name="ce59">
            <text:p>345 259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4"/>
        </table:table-row>
        <table:table-row table:style-name="ro8">
          <table:table-cell table:style-name="ce35"/>
          <table:table-cell table:style-name="ce60"/>
          <table:table-cell table:number-columns-repeated="6" table:style-name="ce59"/>
          <table:table-cell table:style-name="ce177"/>
          <table:table-cell table:style-name="ce61"/>
          <table:table-cell table:number-columns-repeated="16374"/>
        </table:table-row>
        <table:table-row table:style-name="ro6">
          <table:table-cell office:value-type="string" table:style-name="ce45">
            <text:p>B</text:p>
          </table:table-cell>
          <table:table-cell office:value-type="string" table:style-name="ce32">
            <text:p>Ťažba a dobývanie</text:p>
          </table:table-cell>
          <table:table-cell office:value-type="float" office:value="48630" table:style-name="ce59">
            <text:p>48 630</text:p>
          </table:table-cell>
          <table:table-cell office:value-type="float" office:value="1701855.4800000002" table:style-name="ce59">
            <text:p>1 701 855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126">
            <text:p>B</text:p>
          </table:table-cell>
          <table:table-cell office:value-type="string" table:style-name="ce32">
            <text:p>Mining and quarrying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08 Iná ťažba a dobývanie</text:p>
          </table:table-cell>
          <table:table-cell office:value-type="float" office:value="48630" table:style-name="ce59">
            <text:p>48 630</text:p>
          </table:table-cell>
          <table:table-cell office:value-type="float" office:value="1701855.4800000002" table:style-name="ce59">
            <text:p>1 701 855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08 Oth.mining and quarrying</text:p>
          </table:table-cell>
          <table:table-cell table:number-columns-repeated="16374"/>
        </table:table-row>
        <table:table-row table:style-name="ro8">
          <table:table-cell table:style-name="ce45"/>
          <table:table-cell table:style-name="ce32"/>
          <table:table-cell table:number-columns-repeated="6" table:style-name="ce59"/>
          <table:table-cell table:style-name="ce126"/>
          <table:table-cell table:style-name="ce32"/>
          <table:table-cell table:number-columns-repeated="16374"/>
        </table:table-row>
        <table:table-row table:style-name="ro6">
          <table:table-cell office:value-type="string" table:style-name="ce45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132445" table:style-name="ce59">
            <text:p>132 445</text:p>
          </table:table-cell>
          <table:table-cell office:value-type="float" office:value="4635045.2200000007" table:style-name="ce59">
            <text:p>4 635 045</text:p>
          </table:table-cell>
          <table:table-cell office:value-type="float" office:value="1956" table:style-name="ce59">
            <text:p>1 956</text:p>
          </table:table-cell>
          <table:table-cell office:value-type="float" office:value="89976" table:style-name="ce59">
            <text:p>89 976</text:p>
          </table:table-cell>
          <table:table-cell office:value-type="float" office:value="122" table:style-name="ce59">
            <text:p>122</text:p>
          </table:table-cell>
          <table:table-cell office:value-type="float" office:value="2418.8330000000001" table:style-name="ce59">
            <text:p>2 419</text:p>
          </table:table-cell>
          <table:table-cell office:value-type="string" table:style-name="ce126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10 Výroba potravín</text:p>
          </table:table-cell>
          <table:table-cell office:value-type="float" office:value="5479" table:style-name="ce59">
            <text:p>5 479</text:p>
          </table:table-cell>
          <table:table-cell office:value-type="float" office:value="191743.084" table:style-name="ce59">
            <text:p>191 743</text:p>
          </table:table-cell>
          <table:table-cell office:value-type="float" office:value="147" table:style-name="ce59">
            <text:p>147</text:p>
          </table:table-cell>
          <table:table-cell office:value-type="float" office:value="6762" table:style-name="ce59">
            <text:p>6 76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10 Manuf.of food products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11 Výroba nápojov</text:p>
          </table:table-cell>
          <table:table-cell office:value-type="float" office:value="1701" table:style-name="ce59">
            <text:p>1 701</text:p>
          </table:table-cell>
          <table:table-cell office:value-type="float" office:value="59528.196000000004" table:style-name="ce59">
            <text:p>59 528</text:p>
          </table:table-cell>
          <table:table-cell office:value-type="float" office:value="15" table:style-name="ce59">
            <text:p>15</text:p>
          </table:table-cell>
          <table:table-cell office:value-type="float" office:value="690" table:style-name="ce59">
            <text:p>690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11 Manufacture of beverages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13 Výroba textilu</text:p>
          </table:table-cell>
          <table:table-cell office:value-type="float" office:value="382" table:style-name="ce59">
            <text:p>382</text:p>
          </table:table-cell>
          <table:table-cell office:value-type="float" office:value="13368.472000000002" table:style-name="ce59">
            <text:p>13 368</text:p>
          </table:table-cell>
          <table:table-cell office:value-type="float" office:value="4" table:style-name="ce59">
            <text:p>4</text:p>
          </table:table-cell>
          <table:table-cell office:value-type="float" office:value="184" table:style-name="ce59">
            <text:p>184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13 Manufacture of textiles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14 Výroba odevov</text:p>
          </table:table-cell>
          <table:table-cell office:value-type="float" office:value="115" table:style-name="ce59">
            <text:p>115</text:p>
          </table:table-cell>
          <table:table-cell office:value-type="float" office:value="4024.5400000000004" table:style-name="ce59">
            <text:p>4 025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14 Manuf.of wear.apparel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15 Výroba kože</text:p>
          </table:table-cell>
          <table:table-cell office:value-type="float" office:value="5" table:style-name="ce59">
            <text:p>5</text:p>
          </table:table-cell>
          <table:table-cell office:value-type="float" office:value="174.98000000000002" table:style-name="ce59">
            <text:p>175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15 Manufacture of leather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16 Spracovanie dreva</text:p>
          </table:table-cell>
          <table:table-cell office:value-type="float" office:value="6978" table:style-name="ce59">
            <text:p>6 978</text:p>
          </table:table-cell>
          <table:table-cell office:value-type="float" office:value="244202.08800000002" table:style-name="ce59">
            <text:p>244 202</text:p>
          </table:table-cell>
          <table:table-cell office:value-type="float" office:value="9" table:style-name="ce59">
            <text:p>9</text:p>
          </table:table-cell>
          <table:table-cell office:value-type="float" office:value="414" table:style-name="ce59">
            <text:p>414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16 Manufacture of wood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17 Výroba papiera</text:p>
          </table:table-cell>
          <table:table-cell office:value-type="float" office:value="9467" table:style-name="ce59">
            <text:p>9 467</text:p>
          </table:table-cell>
          <table:table-cell office:value-type="float" office:value="331307.13200000004" table:style-name="ce59">
            <text:p>331 307</text:p>
          </table:table-cell>
          <table:table-cell office:value-type="float" office:value="19" table:style-name="ce59">
            <text:p>19</text:p>
          </table:table-cell>
          <table:table-cell office:value-type="float" office:value="874" table:style-name="ce59">
            <text:p>874</text:p>
          </table:table-cell>
          <table:table-cell office:value-type="float" office:value="122" table:style-name="ce59">
            <text:p>122</text:p>
          </table:table-cell>
          <table:table-cell office:value-type="float" office:value="2418.8330000000001" table:style-name="ce59">
            <text:p>2 419</text:p>
          </table:table-cell>
          <table:table-cell table:style-name="ce126"/>
          <table:table-cell office:value-type="string" table:style-name="ce32">
            <text:p>17 Manufacture of paper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0 Výroba chemikálií</text:p>
          </table:table-cell>
          <table:table-cell office:value-type="float" office:value="5905" table:style-name="ce59">
            <text:p>5 905</text:p>
          </table:table-cell>
          <table:table-cell office:value-type="float" office:value="206651.38" table:style-name="ce59">
            <text:p>206 651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20 Manufacture of chemicals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2 Výroba výrobkov z gumy</text:p>
          </table:table-cell>
          <table:table-cell office:value-type="float" office:value="214" table:style-name="ce59">
            <text:p>214</text:p>
          </table:table-cell>
          <table:table-cell office:value-type="float" office:value="7489.1440000000002" table:style-name="ce59">
            <text:p>7 489</text:p>
          </table:table-cell>
          <table:table-cell office:value-type="float" office:value="14" table:style-name="ce59">
            <text:p>14</text:p>
          </table:table-cell>
          <table:table-cell office:value-type="float" office:value="644" table:style-name="ce59">
            <text:p>644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22 Manu.of rub.,plast.prod.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3 Výroba ost.nekov.výr.</text:p>
          </table:table-cell>
          <table:table-cell office:value-type="float" office:value="19192" table:style-name="ce59">
            <text:p>19 192</text:p>
          </table:table-cell>
          <table:table-cell office:value-type="float" office:value="671643.23200000008" table:style-name="ce59">
            <text:p>671 643</text:p>
          </table:table-cell>
          <table:table-cell office:value-type="float" office:value="1357" table:style-name="ce59">
            <text:p>1 357</text:p>
          </table:table-cell>
          <table:table-cell office:value-type="float" office:value="62422" table:style-name="ce59">
            <text:p>62 42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23 Manuf.of oth.non-met.pr.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4 Výroba,spracovanie kovov</text:p>
          </table:table-cell>
          <table:table-cell office:value-type="float" office:value="66063" table:style-name="ce59">
            <text:p>66 063</text:p>
          </table:table-cell>
          <table:table-cell office:value-type="float" office:value="2311940.7480000001" table:style-name="ce59">
            <text:p>2 311 941</text:p>
          </table:table-cell>
          <table:table-cell office:value-type="float" office:value="174" table:style-name="ce59">
            <text:p>174</text:p>
          </table:table-cell>
          <table:table-cell office:value-type="float" office:value="8004" table:style-name="ce59">
            <text:p>8 004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24 Manuf.of basic metals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5 Výroba kov.konštrukcií</text:p>
          </table:table-cell>
          <table:table-cell office:value-type="float" office:value="4045" table:style-name="ce59">
            <text:p>4 045</text:p>
          </table:table-cell>
          <table:table-cell office:value-type="float" office:value="141558.82" table:style-name="ce59">
            <text:p>141 559</text:p>
          </table:table-cell>
          <table:table-cell office:value-type="float" office:value="163" table:style-name="ce59">
            <text:p>163</text:p>
          </table:table-cell>
          <table:table-cell office:value-type="float" office:value="7498" table:style-name="ce59">
            <text:p>7 498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25 Manu.of fabric.met.prod.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6 Výroba počítačových výr.</text:p>
          </table:table-cell>
          <table:table-cell office:value-type="float" office:value="30" table:style-name="ce59">
            <text:p>30</text:p>
          </table:table-cell>
          <table:table-cell office:value-type="float" office:value="1049.8800000000001" table:style-name="ce59">
            <text:p>1 050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26 Manuf.of computer prod.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7 Výroba elektrických zar.</text:p>
          </table:table-cell>
          <table:table-cell office:value-type="float" office:value="2124" table:style-name="ce59">
            <text:p>2 124</text:p>
          </table:table-cell>
          <table:table-cell office:value-type="float" office:value="74331.504000000001" table:style-name="ce59">
            <text:p>74 332</text:p>
          </table:table-cell>
          <table:table-cell office:value-type="float" office:value="13" table:style-name="ce59">
            <text:p>13</text:p>
          </table:table-cell>
          <table:table-cell office:value-type="float" office:value="598" table:style-name="ce59">
            <text:p>598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27 Manuf.of elec.equipment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8 Výroba strojov a zar.</text:p>
          </table:table-cell>
          <table:table-cell office:value-type="float" office:value="2665" table:style-name="ce59">
            <text:p>2 665</text:p>
          </table:table-cell>
          <table:table-cell office:value-type="float" office:value="93264.340000000011" table:style-name="ce59">
            <text:p>93 264</text:p>
          </table:table-cell>
          <table:table-cell office:value-type="float" office:value="21" table:style-name="ce59">
            <text:p>21</text:p>
          </table:table-cell>
          <table:table-cell office:value-type="float" office:value="966" table:style-name="ce59">
            <text:p>966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28 Manu.of machinery n.e.c.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9 Výroba motor.vozidiel</text:p>
          </table:table-cell>
          <table:table-cell office:value-type="float" office:value="2986" table:style-name="ce59">
            <text:p>2 986</text:p>
          </table:table-cell>
          <table:table-cell office:value-type="float" office:value="104498.05600000001" table:style-name="ce59">
            <text:p>104 498</text:p>
          </table:table-cell>
          <table:table-cell office:value-type="float" office:value="16" table:style-name="ce59">
            <text:p>16</text:p>
          </table:table-cell>
          <table:table-cell office:value-type="float" office:value="736" table:style-name="ce59">
            <text:p>736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29 Manuf.of mot.vehicles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31 Výroba nábytku</text:p>
          </table:table-cell>
          <table:table-cell office:value-type="float" office:value="1026" table:style-name="ce59">
            <text:p>1 026</text:p>
          </table:table-cell>
          <table:table-cell office:value-type="float" office:value="35905.896000000001" table:style-name="ce59">
            <text:p>35 906</text:p>
          </table:table-cell>
          <table:table-cell office:value-type="float" office:value="3" table:style-name="ce59">
            <text:p>3</text:p>
          </table:table-cell>
          <table:table-cell office:value-type="float" office:value="138" table:style-name="ce59">
            <text:p>138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31 Manufacture of furniture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32 Iná výroba</text:p>
          </table:table-cell>
          <table:table-cell office:value-type="float" office:value="405" table:style-name="ce59">
            <text:p>405</text:p>
          </table:table-cell>
          <table:table-cell office:value-type="float" office:value="14173.380000000001" table:style-name="ce59">
            <text:p>14 173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32 Other manufacturing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33 Oprava a inštal.strojov</text:p>
          </table:table-cell>
          <table:table-cell office:value-type="float" office:value="50" table:style-name="ce59">
            <text:p>50</text:p>
          </table:table-cell>
          <table:table-cell office:value-type="float" office:value="1749.8000000000002" table:style-name="ce59">
            <text:p>1 750</text:p>
          </table:table-cell>
          <table:table-cell office:value-type="float" office:value="1" table:style-name="ce59">
            <text:p>1</text:p>
          </table:table-cell>
          <table:table-cell office:value-type="float" office:value="46" table:style-name="ce59">
            <text:p>46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33 Repair,instal.of machin.</text:p>
          </table:table-cell>
          <table:table-cell table:number-columns-repeated="16374"/>
        </table:table-row>
        <table:table-row table:style-name="ro8">
          <table:table-cell table:style-name="ce45"/>
          <table:table-cell table:style-name="ce32"/>
          <table:table-cell table:number-columns-repeated="6" table:style-name="ce59"/>
          <table:table-cell table:style-name="ce126"/>
          <table:table-cell table:style-name="ce32"/>
          <table:table-cell table:number-columns-repeated="16374"/>
        </table:table-row>
        <table:table-row table:style-name="ro3">
          <table:table-cell office:value-type="string" table:style-name="ce45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42646" table:style-name="ce59">
            <text:p>42 646</text:p>
          </table:table-cell>
          <table:table-cell office:value-type="float" office:value="1492439.4160000002" table:style-name="ce59">
            <text:p>1 492 439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float" office:value="15117" table:style-name="ce59">
            <text:p>15 117</text:p>
          </table:table-cell>
          <table:table-cell office:value-type="float" office:value="299717.20049999998" table:style-name="ce59">
            <text:p>299 717</text:p>
          </table:table-cell>
          <table:table-cell office:value-type="string" table:style-name="ce126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35 Dod.elektr,plynu,pary</text:p>
          </table:table-cell>
          <table:table-cell office:value-type="float" office:value="42646" table:style-name="ce59">
            <text:p>42 646</text:p>
          </table:table-cell>
          <table:table-cell office:value-type="float" office:value="1492439.4160000002" table:style-name="ce59">
            <text:p>1 492 439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float" office:value="15117" table:style-name="ce59">
            <text:p>15 117</text:p>
          </table:table-cell>
          <table:table-cell office:value-type="float" office:value="299717.20049999998" table:style-name="ce59">
            <text:p>299 717</text:p>
          </table:table-cell>
          <table:table-cell table:style-name="ce126"/>
          <table:table-cell office:value-type="string" table:style-name="ce32">
            <text:p>35 Electr,gas,steam supply</text:p>
          </table:table-cell>
          <table:table-cell table:number-columns-repeated="16374"/>
        </table:table-row>
        <table:table-row table:style-name="ro8">
          <table:table-cell table:style-name="ce45"/>
          <table:table-cell table:style-name="ce32"/>
          <table:table-cell table:number-columns-repeated="6" table:style-name="ce59"/>
          <table:table-cell table:style-name="ce126"/>
          <table:table-cell table:style-name="ce32"/>
          <table:table-cell table:number-columns-repeated="16374"/>
        </table:table-row>
        <table:table-row table:style-name="ro6">
          <table:table-cell office:value-type="string" table:style-name="ce45">
            <text:p>E</text:p>
          </table:table-cell>
          <table:table-cell office:value-type="string" table:style-name="ce32">
            <text:p>Dodávka vody</text:p>
          </table:table-cell>
          <table:table-cell office:value-type="float" office:value="2504" table:style-name="ce59">
            <text:p>2 504</text:p>
          </table:table-cell>
          <table:table-cell office:value-type="float" office:value="87629.984000000011" table:style-name="ce59">
            <text:p>87 630</text:p>
          </table:table-cell>
          <table:table-cell office:value-type="float" office:value="36" table:style-name="ce59">
            <text:p>36</text:p>
          </table:table-cell>
          <table:table-cell office:value-type="float" office:value="1656" table:style-name="ce59">
            <text:p>1 656</text:p>
          </table:table-cell>
          <table:table-cell office:value-type="float" office:value="2175" table:style-name="ce59">
            <text:p>2 175</text:p>
          </table:table-cell>
          <table:table-cell office:value-type="float" office:value="43122.637499999997" table:style-name="ce59">
            <text:p>43 123</text:p>
          </table:table-cell>
          <table:table-cell office:value-type="string" table:style-name="ce126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38 Zber,sprac,likv.odpadov</text:p>
          </table:table-cell>
          <table:table-cell office:value-type="float" office:value="785" table:style-name="ce59">
            <text:p>785</text:p>
          </table:table-cell>
          <table:table-cell office:value-type="float" office:value="27471.86" table:style-name="ce59">
            <text:p>27 47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38 Waste coll,disposal act.</text:p>
          </table:table-cell>
          <table:table-cell table:number-columns-repeated="16374"/>
        </table:table-row>
        <table:table-row table:style-name="ro2">
          <table:table-cell office:value-type="string" table:number-columns-spanned="10" table:number-rows-spanned="1" table:style-name="ce319">
            <text:p>Tab. č. 2-10. Spotreba vybraných druhov plynných palív v priemysle - podľa krajov za rok 2020</text:p>
          </table:table-cell>
          <table:covered-table-cell table:number-columns-repeated="9"/>
          <table:table-cell table:number-columns-repeated="16374" table:style-name="ce39"/>
        </table:table-row>
        <table:table-row table:style-name="ro2">
          <table:table-cell office:value-type="string" table:number-columns-spanned="10" table:number-rows-spanned="1" table:style-name="ce359">
            <text:p>Consumption of Selected Gaseous Fuels in Industry - by Regions in 2020</text:p>
          </table:table-cell>
          <table:covered-table-cell table:number-columns-repeated="9"/>
          <table:table-cell table:number-columns-repeated="16374" table:style-name="ce39"/>
        </table:table-row>
        <table:table-row table:style-name="ro6">
          <table:table-cell table:style-name="ce45"/>
          <table:table-cell table:style-name="ce32"/>
          <table:table-cell table:number-columns-repeated="6" table:style-name="ce239"/>
          <table:table-cell table:style-name="ce97"/>
          <table:table-cell table:style-name="ce32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330">
            <text:p>6. pokračovanie</text:p>
          </table:table-cell>
          <table:covered-table-cell/>
          <table:table-cell table:number-columns-repeated="6" table:style-name="ce239"/>
          <table:table-cell table:style-name="ce97"/>
          <table:table-cell office:value-type="string" table:style-name="ce192">
            <text:p>6th continuation</text:p>
          </table:table-cell>
          <table:table-cell table:number-columns-repeated="16374"/>
        </table:table-row>
        <table:table-row table:style-name="ro6">
          <table:table-cell table:style-name="ce45"/>
          <table:table-cell table:style-name="ce32"/>
          <table:table-cell office:value-type="string" table:style-name="ce226">
            <text:p>Zemný plyn</text:p>
          </table:table-cell>
          <table:table-cell table:style-name="ce227"/>
          <table:table-cell office:value-type="string" table:style-name="ce226">
            <text:p>Propán-bután</text:p>
          </table:table-cell>
          <table:table-cell table:style-name="ce227"/>
          <table:table-cell office:value-type="string" table:style-name="ce226">
            <text:p>Bioplyn</text:p>
          </table:table-cell>
          <table:table-cell table:style-name="ce227"/>
          <table:table-cell table:style-name="ce251"/>
          <table:table-cell table:style-name="ce194"/>
          <table:table-cell table:number-columns-repeated="16374"/>
        </table:table-row>
        <table:table-row table:style-name="ro6">
          <table:table-cell table:style-name="ce45"/>
          <table:table-cell table:style-name="ce32"/>
          <table:table-cell office:value-type="string" table:style-name="ce229">
            <text:p>Natural Gas</text:p>
          </table:table-cell>
          <table:table-cell table:style-name="ce230"/>
          <table:table-cell office:value-type="string" table:style-name="ce229">
            <text:p>Propane-Butane</text:p>
          </table:table-cell>
          <table:table-cell table:style-name="ce230"/>
          <table:table-cell office:value-type="string" table:style-name="ce231">
            <text:p>Biogas</text:p>
          </table:table-cell>
          <table:table-cell table:style-name="ce230"/>
          <table:table-cell table:style-name="ce97"/>
          <table:table-cell table:style-name="ce32"/>
          <table:table-cell table:number-columns-repeated="16374"/>
        </table:table-row>
        <table:table-row table:style-name="ro40">
          <table:table-cell table:style-name="ce48"/>
          <table:table-cell table:style-name="ce196"/>
          <table:table-cell office:value-type="string" table:style-name="ce233">
            <text:p>1000 m<text:span text:style-name="T2">3</text:span></text:p>
          </table:table-cell>
          <table:table-cell office:value-type="string" table:style-name="ce233">
            <text:p>GJ</text:p>
          </table:table-cell>
          <table:table-cell office:value-type="string" table:style-name="ce233">
            <text:p>t</text:p>
          </table:table-cell>
          <table:table-cell office:value-type="string" table:style-name="ce233">
            <text:p>GJ</text:p>
          </table:table-cell>
          <table:table-cell office:value-type="string" table:style-name="ce233">
            <text:p>1000 m<text:span text:style-name="T2">3</text:span></text:p>
          </table:table-cell>
          <table:table-cell office:value-type="string" table:style-name="ce234">
            <text:p>GJ</text:p>
          </table:table-cell>
          <table:table-cell table:style-name="ce253"/>
          <table:table-cell table:style-name="ce198"/>
          <table:table-cell table:number-columns-repeated="16374"/>
        </table:table-row>
        <table:table-row table:style-name="ro12">
          <table:table-cell table:style-name="ce47"/>
          <table:table-cell table:style-name="ce32"/>
          <table:table-cell table:number-columns-repeated="6" table:style-name="ce241"/>
          <table:table-cell table:style-name="ce97"/>
          <table:table-cell table:style-name="ce32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348">
            <text:p>7 Prešovský kraj</text:p>
          </table:table-cell>
          <table:covered-table-cell/>
          <table:table-cell table:number-columns-repeated="6" table:style-name="ce93"/>
          <table:table-cell office:value-type="string" table:number-columns-spanned="2" table:number-rows-spanned="1" table:style-name="ce326">
            <text:p>7 Region of Prešov</text:p>
          </table:table-cell>
          <table:covered-table-cell/>
          <table:table-cell table:number-columns-repeated="16374"/>
        </table:table-row>
        <table:table-row table:style-name="ro12">
          <table:table-cell table:style-name="ce56"/>
          <table:table-cell table:style-name="ce60"/>
          <table:table-cell table:number-columns-repeated="6" table:style-name="ce93"/>
          <table:table-cell table:style-name="ce254"/>
          <table:table-cell table:style-name="ce61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346">
            <text:p>Priemysel spolu (B C D E)</text:p>
          </table:table-cell>
          <table:covered-table-cell/>
          <table:table-cell office:value-type="float" office:value="121602" table:formula="of:=[.C264]+[.C285]+[.C288]" table:style-name="ce59">
            <text:p>121 602</text:p>
          </table:table-cell>
          <table:table-cell office:value-type="float" office:value="4255583.5920000002" table:style-name="ce59">
            <text:p>4 255 584</text:p>
          </table:table-cell>
          <table:table-cell office:value-type="float" office:value="177" table:formula="of:=[.E264]+[.E288]" table:style-name="ce59">
            <text:p>177</text:p>
          </table:table-cell>
          <table:table-cell office:value-type="float" office:value="8142" table:style-name="ce59">
            <text:p>8 142</text:p>
          </table:table-cell>
          <table:table-cell office:value-type="float" office:value="3628" table:formula="of:=[.G285]+[.G288]" table:style-name="ce59">
            <text:p>3 628</text:p>
          </table:table-cell>
          <table:table-cell office:value-type="float" office:value="71930.542000000001" table:style-name="ce59">
            <text:p>71 931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4"/>
        </table:table-row>
        <table:table-row table:style-name="ro34">
          <table:table-cell table:style-name="ce35"/>
          <table:table-cell table:style-name="ce60"/>
          <table:table-cell table:number-columns-repeated="6" table:style-name="ce59"/>
          <table:table-cell table:style-name="ce177"/>
          <table:table-cell table:style-name="ce61"/>
          <table:table-cell table:number-columns-repeated="16374"/>
        </table:table-row>
        <table:table-row table:style-name="ro3">
          <table:table-cell office:value-type="string" table:style-name="ce45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52115" table:style-name="ce59">
            <text:p>52 115</text:p>
          </table:table-cell>
          <table:table-cell office:value-type="float" office:value="1823816.54" table:style-name="ce59">
            <text:p>1 823 817</text:p>
          </table:table-cell>
          <table:table-cell office:value-type="float" office:value="138" table:style-name="ce59">
            <text:p>138</text:p>
          </table:table-cell>
          <table:table-cell office:value-type="float" office:value="6348" table:style-name="ce59">
            <text:p>6 348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250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4"/>
        </table:table-row>
        <table:table-row table:style-name="ro3">
          <table:table-cell table:style-name="ce45"/>
          <table:table-cell office:value-type="string" table:style-name="ce32">
            <text:p>10 Výroba potravín</text:p>
          </table:table-cell>
          <table:table-cell office:value-type="float" office:value="8475" table:style-name="ce59">
            <text:p>8 475</text:p>
          </table:table-cell>
          <table:table-cell office:value-type="float" office:value="296591.10000000003" table:style-name="ce59">
            <text:p>296 591</text:p>
          </table:table-cell>
          <table:table-cell office:value-type="float" office:value="5" table:style-name="ce59">
            <text:p>5</text:p>
          </table:table-cell>
          <table:table-cell office:value-type="float" office:value="230" table:style-name="ce59">
            <text:p>230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10 Manuf.of food products</text:p>
          </table:table-cell>
          <table:table-cell table:number-columns-repeated="16374"/>
        </table:table-row>
        <table:table-row table:style-name="ro3">
          <table:table-cell table:style-name="ce45"/>
          <table:table-cell office:value-type="string" table:style-name="ce32">
            <text:p>11 Výroba nápojov</text:p>
          </table:table-cell>
          <table:table-cell office:value-type="float" office:value="3461" table:style-name="ce59">
            <text:p>3 461</text:p>
          </table:table-cell>
          <table:table-cell office:value-type="float" office:value="121121.156" table:style-name="ce59">
            <text:p>121 121</text:p>
          </table:table-cell>
          <table:table-cell office:value-type="float" office:value="38" table:style-name="ce59">
            <text:p>38</text:p>
          </table:table-cell>
          <table:table-cell office:value-type="float" office:value="1748" table:style-name="ce59">
            <text:p>1 748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11 Manufacture of beverages</text:p>
          </table:table-cell>
          <table:table-cell table:number-columns-repeated="16374"/>
        </table:table-row>
        <table:table-row table:style-name="ro3">
          <table:table-cell table:style-name="ce45"/>
          <table:table-cell office:value-type="string" table:style-name="ce32">
            <text:p>13 Výroba textilu</text:p>
          </table:table-cell>
          <table:table-cell office:value-type="float" office:value="712" table:style-name="ce59">
            <text:p>712</text:p>
          </table:table-cell>
          <table:table-cell office:value-type="float" office:value="24917.152000000002" table:style-name="ce59">
            <text:p>24 917</text:p>
          </table:table-cell>
          <table:table-cell office:value-type="float" office:value="2" table:style-name="ce59">
            <text:p>2</text:p>
          </table:table-cell>
          <table:table-cell office:value-type="float" office:value="92" table:style-name="ce59">
            <text:p>9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13 Manufacture of textiles</text:p>
          </table:table-cell>
          <table:table-cell table:number-columns-repeated="16374"/>
        </table:table-row>
        <table:table-row table:style-name="ro3">
          <table:table-cell table:style-name="ce45"/>
          <table:table-cell office:value-type="string" table:style-name="ce32">
            <text:p>14 Výroba odevov</text:p>
          </table:table-cell>
          <table:table-cell office:value-type="float" office:value="2374" table:style-name="ce59">
            <text:p>2 374</text:p>
          </table:table-cell>
          <table:table-cell office:value-type="float" office:value="83080.504000000001" table:style-name="ce59">
            <text:p>83 081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14 Manuf.of wear.apparel</text:p>
          </table:table-cell>
          <table:table-cell table:number-columns-repeated="16374"/>
        </table:table-row>
        <table:table-row table:style-name="ro3">
          <table:table-cell table:style-name="ce45"/>
          <table:table-cell office:value-type="string" table:style-name="ce32">
            <text:p>15 Výroba kože</text:p>
          </table:table-cell>
          <table:table-cell office:value-type="float" office:value="242" table:style-name="ce59">
            <text:p>242</text:p>
          </table:table-cell>
          <table:table-cell office:value-type="float" office:value="8469.0320000000011" table:style-name="ce59">
            <text:p>8 469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15 Manufacture of leather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16 Spracovanie dreva</text:p>
          </table:table-cell>
          <table:table-cell office:value-type="float" office:value="39" table:style-name="ce59">
            <text:p>39</text:p>
          </table:table-cell>
          <table:table-cell office:value-type="float" office:value="1364.8440000000001" table:style-name="ce59">
            <text:p>1 365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16 Manufacture of wood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17 Výroba papiera</text:p>
          </table:table-cell>
          <table:table-cell office:value-type="float" office:value="7660" table:style-name="ce59">
            <text:p>7 660</text:p>
          </table:table-cell>
          <table:table-cell office:value-type="float" office:value="268069.36000000004" table:style-name="ce59">
            <text:p>268 069</text:p>
          </table:table-cell>
          <table:table-cell office:value-type="float" office:value="11" table:style-name="ce59">
            <text:p>11</text:p>
          </table:table-cell>
          <table:table-cell office:value-type="float" office:value="506" table:style-name="ce59">
            <text:p>506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17 Manufacture of paper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18 Tlač,reprod.záznam.médií</text:p>
          </table:table-cell>
          <table:table-cell office:value-type="float" office:value="206" table:style-name="ce59">
            <text:p>206</text:p>
          </table:table-cell>
          <table:table-cell office:value-type="float" office:value="7209.1760000000004" table:style-name="ce59">
            <text:p>7 209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18 Printing,repr.of rec.med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20 Výroba chemikálií</text:p>
          </table:table-cell>
          <table:table-cell office:value-type="float" office:value="3817" table:style-name="ce59">
            <text:p>3 817</text:p>
          </table:table-cell>
          <table:table-cell office:value-type="float" office:value="133579.73200000002" table:style-name="ce59">
            <text:p>133 580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20 Manufacture of chemicals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22 Výroba výrobkov z gumy</text:p>
          </table:table-cell>
          <table:table-cell office:value-type="float" office:value="4596" table:style-name="ce59">
            <text:p>4 596</text:p>
          </table:table-cell>
          <table:table-cell office:value-type="float" office:value="160841.61600000001" table:style-name="ce59">
            <text:p>160 842</text:p>
          </table:table-cell>
          <table:table-cell office:value-type="float" office:value="15" table:style-name="ce59">
            <text:p>15</text:p>
          </table:table-cell>
          <table:table-cell office:value-type="float" office:value="690" table:style-name="ce59">
            <text:p>690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22 Manu.of rub.,plast.prod.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23 Výroba ost.nekov.výr.</text:p>
          </table:table-cell>
          <table:table-cell office:value-type="float" office:value="3126" table:style-name="ce59">
            <text:p>3 126</text:p>
          </table:table-cell>
          <table:table-cell office:value-type="float" office:value="109397.49600000001" table:style-name="ce59">
            <text:p>109 397</text:p>
          </table:table-cell>
          <table:table-cell office:value-type="float" office:value="5" table:style-name="ce59">
            <text:p>5</text:p>
          </table:table-cell>
          <table:table-cell office:value-type="float" office:value="230" table:style-name="ce59">
            <text:p>230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23 Manuf.of oth.non-met.pr.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24 Výroba,spracovanie kovov</text:p>
          </table:table-cell>
          <table:table-cell office:value-type="float" office:value="2447" table:style-name="ce59">
            <text:p>2 447</text:p>
          </table:table-cell>
          <table:table-cell office:value-type="float" office:value="85635.212" table:style-name="ce59">
            <text:p>85 635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24 Manuf.of basic metals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25 Výroba kov.konštrukcií</text:p>
          </table:table-cell>
          <table:table-cell office:value-type="float" office:value="1788" table:style-name="ce59">
            <text:p>1 788</text:p>
          </table:table-cell>
          <table:table-cell office:value-type="float" office:value="62572.848000000005" table:style-name="ce59">
            <text:p>62 573</text:p>
          </table:table-cell>
          <table:table-cell office:value-type="float" office:value="35" table:style-name="ce59">
            <text:p>35</text:p>
          </table:table-cell>
          <table:table-cell office:value-type="float" office:value="1610" table:style-name="ce59">
            <text:p>1 610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25 Manu.of fabric.met.prod.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26 Výroba počítačových výr.</text:p>
          </table:table-cell>
          <table:table-cell office:value-type="float" office:value="82" table:style-name="ce59">
            <text:p>82</text:p>
          </table:table-cell>
          <table:table-cell office:value-type="float" office:value="2869.672" table:style-name="ce59">
            <text:p>2 870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26 Manuf.of computer prod.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27 Výroba elektrických zar.</text:p>
          </table:table-cell>
          <table:table-cell office:value-type="float" office:value="2491" table:style-name="ce59">
            <text:p>2 491</text:p>
          </table:table-cell>
          <table:table-cell office:value-type="float" office:value="87175.036000000007" table:style-name="ce59">
            <text:p>87 175</text:p>
          </table:table-cell>
          <table:table-cell office:value-type="float" office:value="10" table:style-name="ce59">
            <text:p>10</text:p>
          </table:table-cell>
          <table:table-cell office:value-type="float" office:value="460" table:style-name="ce59">
            <text:p>460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27 Manuf.of elec.equipment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28 Výroba strojov a zar.</text:p>
          </table:table-cell>
          <table:table-cell office:value-type="float" office:value="1773" table:style-name="ce59">
            <text:p>1 773</text:p>
          </table:table-cell>
          <table:table-cell office:value-type="float" office:value="62047.908000000003" table:style-name="ce59">
            <text:p>62 048</text:p>
          </table:table-cell>
          <table:table-cell office:value-type="float" office:value="11" table:style-name="ce59">
            <text:p>11</text:p>
          </table:table-cell>
          <table:table-cell office:value-type="float" office:value="506" table:style-name="ce59">
            <text:p>506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28 Manu.of machinery n.e.c.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9 Výroba motor.vozidiel</text:p>
          </table:table-cell>
          <table:table-cell office:value-type="float" office:value="1650" table:style-name="ce59">
            <text:p>1 650</text:p>
          </table:table-cell>
          <table:table-cell office:value-type="float" office:value="57743.4" table:style-name="ce59">
            <text:p>57 743</text:p>
          </table:table-cell>
          <table:table-cell office:value-type="float" office:value="2" table:style-name="ce59">
            <text:p>2</text:p>
          </table:table-cell>
          <table:table-cell office:value-type="float" office:value="92" table:style-name="ce59">
            <text:p>9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29 Manuf.of mot.vehicles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31 Výroba nábytku</text:p>
          </table:table-cell>
          <table:table-cell office:value-type="float" office:value="111" table:style-name="ce59">
            <text:p>111</text:p>
          </table:table-cell>
          <table:table-cell office:value-type="float" office:value="3884.556" table:style-name="ce59">
            <text:p>3 885</text:p>
          </table:table-cell>
          <table:table-cell office:value-type="float" office:value="4" table:style-name="ce59">
            <text:p>4</text:p>
          </table:table-cell>
          <table:table-cell office:value-type="float" office:value="184" table:style-name="ce59">
            <text:p>184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31 Manufacture of furniture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33 Oprava a inštal.strojov</text:p>
          </table:table-cell>
          <table:table-cell office:value-type="float" office:value="46" table:style-name="ce59">
            <text:p>46</text:p>
          </table:table-cell>
          <table:table-cell office:value-type="float" office:value="1609.816" table:style-name="ce59">
            <text:p>1 610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33 Repair,instal.of machin.</text:p>
          </table:table-cell>
          <table:table-cell table:number-columns-repeated="16374"/>
        </table:table-row>
        <table:table-row table:style-name="ro34">
          <table:table-cell table:style-name="ce45"/>
          <table:table-cell table:style-name="ce32"/>
          <table:table-cell table:number-columns-repeated="6" table:style-name="ce59"/>
          <table:table-cell table:style-name="ce97"/>
          <table:table-cell table:style-name="ce32"/>
          <table:table-cell table:number-columns-repeated="16374"/>
        </table:table-row>
        <table:table-row table:style-name="ro3">
          <table:table-cell office:value-type="string" table:style-name="ce45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68821" table:style-name="ce59">
            <text:p>68 821</text:p>
          </table:table-cell>
          <table:table-cell office:value-type="float" office:value="2408459.716" table:style-name="ce59">
            <text:p>2 408 460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float" office:value="2633" table:style-name="ce59">
            <text:p>2 633</text:p>
          </table:table-cell>
          <table:table-cell office:value-type="float" office:value="52203.174500000001" table:style-name="ce59">
            <text:p>52 203</text:p>
          </table:table-cell>
          <table:table-cell office:value-type="string" table:style-name="ce97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35 Dod.elektr,plynu,pary</text:p>
          </table:table-cell>
          <table:table-cell office:value-type="float" office:value="68821" table:style-name="ce59">
            <text:p>68 821</text:p>
          </table:table-cell>
          <table:table-cell office:value-type="float" office:value="2408459.716" table:style-name="ce59">
            <text:p>2 408 460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float" office:value="2633" table:style-name="ce59">
            <text:p>2 633</text:p>
          </table:table-cell>
          <table:table-cell office:value-type="float" office:value="52203.174500000001" table:style-name="ce59">
            <text:p>52 203</text:p>
          </table:table-cell>
          <table:table-cell table:style-name="ce97"/>
          <table:table-cell office:value-type="string" table:style-name="ce32">
            <text:p>35 Electr,gas,steam supply</text:p>
          </table:table-cell>
          <table:table-cell table:number-columns-repeated="16374"/>
        </table:table-row>
        <table:table-row table:style-name="ro34">
          <table:table-cell table:style-name="ce45"/>
          <table:table-cell table:style-name="ce32"/>
          <table:table-cell table:number-columns-repeated="6" table:style-name="ce59"/>
          <table:table-cell table:style-name="ce97"/>
          <table:table-cell table:style-name="ce32"/>
          <table:table-cell table:number-columns-repeated="16374"/>
        </table:table-row>
        <table:table-row table:style-name="ro6">
          <table:table-cell office:value-type="string" table:style-name="ce45">
            <text:p>E</text:p>
          </table:table-cell>
          <table:table-cell office:value-type="string" table:style-name="ce32">
            <text:p>Dodávka vody</text:p>
          </table:table-cell>
          <table:table-cell office:value-type="float" office:value="666" table:style-name="ce59">
            <text:p>666</text:p>
          </table:table-cell>
          <table:table-cell office:value-type="float" office:value="23307.336000000003" table:style-name="ce59">
            <text:p>23 307</text:p>
          </table:table-cell>
          <table:table-cell office:value-type="float" office:value="39" table:style-name="ce59">
            <text:p>39</text:p>
          </table:table-cell>
          <table:table-cell office:value-type="float" office:value="1794" table:style-name="ce59">
            <text:p>1 794</text:p>
          </table:table-cell>
          <table:table-cell office:value-type="float" office:value="995" table:style-name="ce59">
            <text:p>995</text:p>
          </table:table-cell>
          <table:table-cell office:value-type="float" office:value="19727.3675" table:style-name="ce59">
            <text:p>19 727</text:p>
          </table:table-cell>
          <table:table-cell office:value-type="string" table:style-name="ce97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38 Zber,sprac,likv.odpadov</text:p>
          </table:table-cell>
          <table:table-cell office:value-type="float" office:value="219" table:style-name="ce59">
            <text:p>219</text:p>
          </table:table-cell>
          <table:table-cell office:value-type="float" office:value="7664.1240000000007" table:style-name="ce59">
            <text:p>7 664</text:p>
          </table:table-cell>
          <table:table-cell office:value-type="float" office:value="7" table:style-name="ce59">
            <text:p>7</text:p>
          </table:table-cell>
          <table:table-cell office:value-type="float" office:value="322" table:style-name="ce59">
            <text:p>32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38 Waste coll,disposal act.</text:p>
          </table:table-cell>
          <table:table-cell table:number-columns-repeated="16374"/>
        </table:table-row>
        <table:table-row table:number-rows-repeated="3" table:style-name="ro6">
          <table:table-cell table:style-name="ce45"/>
          <table:table-cell table:style-name="ce32"/>
          <table:table-cell table:number-columns-repeated="6" table:style-name="ce73"/>
          <table:table-cell table:style-name="ce126"/>
          <table:table-cell table:style-name="ce32"/>
          <table:table-cell table:number-columns-repeated="16374"/>
        </table:table-row>
        <table:table-row table:style-name="ro3">
          <table:table-cell office:value-type="string" table:number-columns-spanned="10" table:number-rows-spanned="1" table:style-name="ce319">
            <text:p>Tab. č. 2-10. Spotreba vybraných druhov plynných palív v priemysle - podľa krajov za rok 2020</text:p>
          </table:table-cell>
          <table:covered-table-cell table:number-columns-repeated="9"/>
          <table:table-cell table:number-columns-repeated="16374" table:style-name="ce39"/>
        </table:table-row>
        <table:table-row table:style-name="ro3">
          <table:table-cell office:value-type="string" table:number-columns-spanned="10" table:number-rows-spanned="1" table:style-name="ce359">
            <text:p>Consumption of Selected Gaseous Fuels in Industry - by Regions in 2020</text:p>
          </table:table-cell>
          <table:covered-table-cell table:number-columns-repeated="9"/>
          <table:table-cell table:number-columns-repeated="16374" table:style-name="ce39"/>
        </table:table-row>
        <table:table-row table:style-name="ro6">
          <table:table-cell table:style-name="ce45"/>
          <table:table-cell table:style-name="ce32"/>
          <table:table-cell table:number-columns-repeated="6" table:style-name="ce239"/>
          <table:table-cell table:style-name="ce97"/>
          <table:table-cell table:style-name="ce32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330">
            <text:p>dokončenie</text:p>
          </table:table-cell>
          <table:covered-table-cell/>
          <table:table-cell table:number-columns-repeated="6" table:style-name="ce239"/>
          <table:table-cell table:style-name="ce97"/>
          <table:table-cell office:value-type="string" table:style-name="ce82">
            <text:p>End of table</text:p>
          </table:table-cell>
          <table:table-cell table:number-columns-repeated="16374"/>
        </table:table-row>
        <table:table-row table:style-name="ro6">
          <table:table-cell table:style-name="ce45"/>
          <table:table-cell table:style-name="ce32"/>
          <table:table-cell office:value-type="string" table:style-name="ce226">
            <text:p>Zemný plyn</text:p>
          </table:table-cell>
          <table:table-cell table:style-name="ce227"/>
          <table:table-cell office:value-type="string" table:style-name="ce226">
            <text:p>Propán-bután</text:p>
          </table:table-cell>
          <table:table-cell table:style-name="ce227"/>
          <table:table-cell office:value-type="string" table:style-name="ce226">
            <text:p>Bioplyn</text:p>
          </table:table-cell>
          <table:table-cell table:style-name="ce227"/>
          <table:table-cell table:style-name="ce251"/>
          <table:table-cell table:style-name="ce194"/>
          <table:table-cell table:number-columns-repeated="16374"/>
        </table:table-row>
        <table:table-row table:style-name="ro6">
          <table:table-cell table:style-name="ce45"/>
          <table:table-cell table:style-name="ce32"/>
          <table:table-cell office:value-type="string" table:style-name="ce229">
            <text:p>Natural Gas</text:p>
          </table:table-cell>
          <table:table-cell table:style-name="ce230"/>
          <table:table-cell office:value-type="string" table:style-name="ce229">
            <text:p>Propane-Butane</text:p>
          </table:table-cell>
          <table:table-cell table:style-name="ce230"/>
          <table:table-cell office:value-type="string" table:style-name="ce231">
            <text:p>Biogas</text:p>
          </table:table-cell>
          <table:table-cell table:style-name="ce230"/>
          <table:table-cell table:style-name="ce97"/>
          <table:table-cell table:style-name="ce32"/>
          <table:table-cell table:number-columns-repeated="16374"/>
        </table:table-row>
        <table:table-row table:style-name="ro40">
          <table:table-cell table:style-name="ce48"/>
          <table:table-cell table:style-name="ce196"/>
          <table:table-cell office:value-type="string" table:style-name="ce233">
            <text:p>1000 m<text:span text:style-name="T2">3</text:span></text:p>
          </table:table-cell>
          <table:table-cell office:value-type="string" table:style-name="ce233">
            <text:p>GJ</text:p>
          </table:table-cell>
          <table:table-cell office:value-type="string" table:style-name="ce233">
            <text:p>t</text:p>
          </table:table-cell>
          <table:table-cell office:value-type="string" table:style-name="ce233">
            <text:p>GJ</text:p>
          </table:table-cell>
          <table:table-cell office:value-type="string" table:style-name="ce233">
            <text:p>1000 m<text:span text:style-name="T2">3</text:span></text:p>
          </table:table-cell>
          <table:table-cell office:value-type="string" table:style-name="ce234">
            <text:p>GJ</text:p>
          </table:table-cell>
          <table:table-cell table:style-name="ce253"/>
          <table:table-cell table:style-name="ce198"/>
          <table:table-cell table:number-columns-repeated="16374"/>
        </table:table-row>
        <table:table-row table:style-name="ro34">
          <table:table-cell table:style-name="ce47"/>
          <table:table-cell table:style-name="ce32"/>
          <table:table-cell table:number-columns-repeated="6" table:style-name="ce241"/>
          <table:table-cell table:style-name="ce97"/>
          <table:table-cell table:style-name="ce32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348">
            <text:p>8 Košický kraj</text:p>
          </table:table-cell>
          <table:covered-table-cell/>
          <table:table-cell table:number-columns-repeated="6" table:style-name="ce71"/>
          <table:table-cell office:value-type="string" table:number-columns-spanned="2" table:number-rows-spanned="1" table:style-name="ce326">
            <text:p>8 Region of Košice</text:p>
          </table:table-cell>
          <table:covered-table-cell/>
          <table:table-cell table:number-columns-repeated="16374"/>
        </table:table-row>
        <table:table-row table:style-name="ro34">
          <table:table-cell table:style-name="ce56"/>
          <table:table-cell table:style-name="ce60"/>
          <table:table-cell table:number-columns-repeated="6" table:style-name="ce71"/>
          <table:table-cell table:style-name="ce254"/>
          <table:table-cell table:style-name="ce61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346">
            <text:p>Priemysel spolu (B C D E)</text:p>
          </table:table-cell>
          <table:covered-table-cell/>
          <table:table-cell office:value-type="float" office:value="274324" table:formula="of:=[.C305]+[.C308]+[.C327]+[.C330]" table:style-name="ce59">
            <text:p>274 324</text:p>
          </table:table-cell>
          <table:table-cell office:value-type="float" office:value="9600242.7039999999" table:style-name="ce59">
            <text:p>9 600 243</text:p>
          </table:table-cell>
          <table:table-cell office:value-type="float" office:value="207" table:formula="of:=[.E308]+[.E330]" table:style-name="ce59">
            <text:p>207</text:p>
          </table:table-cell>
          <table:table-cell office:value-type="float" office:value="9522" table:style-name="ce59">
            <text:p>9 522</text:p>
          </table:table-cell>
          <table:table-cell office:value-type="float" office:value="12720" table:formula="of:=[.G327]+[.G330]" table:style-name="ce59">
            <text:p>12 720</text:p>
          </table:table-cell>
          <table:table-cell office:value-type="float" office:value="252193.08" table:style-name="ce59">
            <text:p>252 193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4"/>
        </table:table-row>
        <table:table-row table:style-name="ro34">
          <table:table-cell table:style-name="ce35"/>
          <table:table-cell table:style-name="ce60"/>
          <table:table-cell table:number-columns-repeated="6" table:style-name="ce59"/>
          <table:table-cell table:style-name="ce177"/>
          <table:table-cell table:style-name="ce61"/>
          <table:table-cell table:number-columns-repeated="16374"/>
        </table:table-row>
        <table:table-row table:style-name="ro3">
          <table:table-cell office:value-type="string" table:style-name="ce45">
            <text:p>B</text:p>
          </table:table-cell>
          <table:table-cell office:value-type="string" table:style-name="ce32">
            <text:p>Ťažba a dobývanie</text:p>
          </table:table-cell>
          <table:table-cell office:value-type="float" office:value="205" table:style-name="ce59">
            <text:p>205</text:p>
          </table:table-cell>
          <table:table-cell office:value-type="float" office:value="7174.18" table:style-name="ce59">
            <text:p>7 174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97">
            <text:p>B</text:p>
          </table:table-cell>
          <table:table-cell office:value-type="string" table:style-name="ce32">
            <text:p>Mining and quarrying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08 Iná ťažba a dobývanie</text:p>
          </table:table-cell>
          <table:table-cell office:value-type="float" office:value="205" table:style-name="ce59">
            <text:p>205</text:p>
          </table:table-cell>
          <table:table-cell office:value-type="float" office:value="7174.18" table:style-name="ce59">
            <text:p>7 174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08 Oth.mining and quarrying</text:p>
          </table:table-cell>
          <table:table-cell table:number-columns-repeated="16374"/>
        </table:table-row>
        <table:table-row table:style-name="ro34">
          <table:table-cell table:style-name="ce45"/>
          <table:table-cell table:style-name="ce32"/>
          <table:table-cell table:number-columns-repeated="6" table:style-name="ce59"/>
          <table:table-cell table:style-name="ce97"/>
          <table:table-cell table:style-name="ce32"/>
          <table:table-cell table:number-columns-repeated="16374"/>
        </table:table-row>
        <table:table-row table:style-name="ro6">
          <table:table-cell office:value-type="string" table:style-name="ce45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185793" table:style-name="ce59">
            <text:p>185 793</text:p>
          </table:table-cell>
          <table:table-cell office:value-type="float" office:value="6502011.8280000007" table:style-name="ce59">
            <text:p>6 502 012</text:p>
          </table:table-cell>
          <table:table-cell office:value-type="float" office:value="200" table:style-name="ce59">
            <text:p>200</text:p>
          </table:table-cell>
          <table:table-cell office:value-type="float" office:value="9200" table:style-name="ce59">
            <text:p>9 200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97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10 Výroba potravín</text:p>
          </table:table-cell>
          <table:table-cell office:value-type="float" office:value="7591" table:style-name="ce59">
            <text:p>7 591</text:p>
          </table:table-cell>
          <table:table-cell office:value-type="float" office:value="265654.636" table:style-name="ce59">
            <text:p>265 655</text:p>
          </table:table-cell>
          <table:table-cell office:value-type="float" office:value="18" table:style-name="ce59">
            <text:p>18</text:p>
          </table:table-cell>
          <table:table-cell office:value-type="float" office:value="828" table:style-name="ce59">
            <text:p>828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10 Manuf.of food products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11 Výroba nápojov</text:p>
          </table:table-cell>
          <table:table-cell office:value-type="float" office:value="2936" table:style-name="ce59">
            <text:p>2 936</text:p>
          </table:table-cell>
          <table:table-cell office:value-type="float" office:value="102748.25600000001" table:style-name="ce59">
            <text:p>102 748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11 Manufacture of beverages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14 Výroba odevov</text:p>
          </table:table-cell>
          <table:table-cell office:value-type="float" office:value="244" table:style-name="ce59">
            <text:p>244</text:p>
          </table:table-cell>
          <table:table-cell office:value-type="float" office:value="8539.0240000000013" table:style-name="ce59">
            <text:p>8 539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14 Manuf.of wear.apparel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15 Výroba kože</text:p>
          </table:table-cell>
          <table:table-cell office:value-type="float" office:value="105" table:style-name="ce59">
            <text:p>105</text:p>
          </table:table-cell>
          <table:table-cell office:value-type="float" office:value="3674.5800000000004" table:style-name="ce59">
            <text:p>3 675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15 Manufacture of leather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16 Spracovanie dreva</text:p>
          </table:table-cell>
          <table:table-cell office:value-type="float" office:value="7" table:style-name="ce59">
            <text:p>7</text:p>
          </table:table-cell>
          <table:table-cell office:value-type="float" office:value="244.97200000000001" table:style-name="ce59">
            <text:p>245</text:p>
          </table:table-cell>
          <table:table-cell office:value-type="float" office:value="2" table:style-name="ce59">
            <text:p>2</text:p>
          </table:table-cell>
          <table:table-cell office:value-type="float" office:value="92" table:style-name="ce59">
            <text:p>9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16 Manufacture of wood</text:p>
          </table:table-cell>
          <table:table-cell table:number-columns-repeated="16374"/>
        </table:table-row>
        <table:table-row table:style-name="ro2">
          <table:table-cell table:style-name="ce45"/>
          <table:table-cell office:value-type="string" table:style-name="ce32">
            <text:p>17 Výroba papiera</text:p>
          </table:table-cell>
          <table:table-cell office:value-type="float" office:value="5149" table:style-name="ce59">
            <text:p>5 149</text:p>
          </table:table-cell>
          <table:table-cell office:value-type="float" office:value="180194.40400000001" table:style-name="ce59">
            <text:p>180 194</text:p>
          </table:table-cell>
          <table:table-cell office:value-type="float" office:value="28" table:style-name="ce59">
            <text:p>28</text:p>
          </table:table-cell>
          <table:table-cell office:value-type="float" office:value="1288" table:style-name="ce59">
            <text:p>1 288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250"/>
          <table:table-cell office:value-type="string" table:style-name="ce32">
            <text:p>17 Manufacture of paper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18 Tlač,reprod.záznam.médií</text:p>
          </table:table-cell>
          <table:table-cell office:value-type="float" office:value="31" table:style-name="ce59">
            <text:p>31</text:p>
          </table:table-cell>
          <table:table-cell office:value-type="float" office:value="1084.876" table:style-name="ce59">
            <text:p>1 085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18 Printing,repr.of rec.med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0 Výroba chemikálií</text:p>
          </table:table-cell>
          <table:table-cell office:value-type="float" office:value="165" table:style-name="ce59">
            <text:p>165</text:p>
          </table:table-cell>
          <table:table-cell office:value-type="float" office:value="5774.34" table:style-name="ce59">
            <text:p>5 774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20 Manufacture of chemicals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2 Výroba výrobkov z gumy</text:p>
          </table:table-cell>
          <table:table-cell office:value-type="float" office:value="630" table:style-name="ce59">
            <text:p>630</text:p>
          </table:table-cell>
          <table:table-cell office:value-type="float" office:value="22047.480000000003" table:style-name="ce59">
            <text:p>22 047</text:p>
          </table:table-cell>
          <table:table-cell office:value-type="float" office:value="19" table:style-name="ce59">
            <text:p>19</text:p>
          </table:table-cell>
          <table:table-cell office:value-type="float" office:value="874" table:style-name="ce59">
            <text:p>874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22 Manu.of rub.,plast.prod.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3 Výroba ost.nekov.výr.</text:p>
          </table:table-cell>
          <table:table-cell office:value-type="float" office:value="20832" table:style-name="ce59">
            <text:p>20 832</text:p>
          </table:table-cell>
          <table:table-cell office:value-type="float" office:value="729036.67200000002" table:style-name="ce59">
            <text:p>729 037</text:p>
          </table:table-cell>
          <table:table-cell office:value-type="float" office:value="20" table:style-name="ce59">
            <text:p>20</text:p>
          </table:table-cell>
          <table:table-cell office:value-type="float" office:value="920" table:style-name="ce59">
            <text:p>920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23 Manuf.of oth.non-met.pr.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4 Výroba,spracovanie kovov</text:p>
          </table:table-cell>
          <table:table-cell office:value-type="float" office:value="135038" table:style-name="ce59">
            <text:p>135 038</text:p>
          </table:table-cell>
          <table:table-cell office:value-type="float" office:value="4725789.8480000002" table:style-name="ce59">
            <text:p>4 725 790</text:p>
          </table:table-cell>
          <table:table-cell office:value-type="float" office:value="41" table:style-name="ce59">
            <text:p>41</text:p>
          </table:table-cell>
          <table:table-cell office:value-type="float" office:value="1886" table:style-name="ce59">
            <text:p>1 886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24 Manuf.of basic metals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5 Výroba kov.konštrukcií</text:p>
          </table:table-cell>
          <table:table-cell office:value-type="float" office:value="7061" table:style-name="ce59">
            <text:p>7 061</text:p>
          </table:table-cell>
          <table:table-cell office:value-type="float" office:value="247106.75600000002" table:style-name="ce59">
            <text:p>247 107</text:p>
          </table:table-cell>
          <table:table-cell office:value-type="float" office:value="28" table:style-name="ce59">
            <text:p>28</text:p>
          </table:table-cell>
          <table:table-cell office:value-type="float" office:value="1288" table:style-name="ce59">
            <text:p>1 288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25 Manu.of fabric.met.prod.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7 Výroba elektrických zar.</text:p>
          </table:table-cell>
          <table:table-cell office:value-type="float" office:value="594" table:style-name="ce59">
            <text:p>594</text:p>
          </table:table-cell>
          <table:table-cell office:value-type="float" office:value="20787.624" table:style-name="ce59">
            <text:p>20 788</text:p>
          </table:table-cell>
          <table:table-cell office:value-type="float" office:value="13" table:style-name="ce59">
            <text:p>13</text:p>
          </table:table-cell>
          <table:table-cell office:value-type="float" office:value="598" table:style-name="ce59">
            <text:p>598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27 Manuf.of elec.equipment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8 Výroba strojov a zar.</text:p>
          </table:table-cell>
          <table:table-cell office:value-type="float" office:value="3252" table:style-name="ce59">
            <text:p>3 252</text:p>
          </table:table-cell>
          <table:table-cell office:value-type="float" office:value="113806.99200000001" table:style-name="ce59">
            <text:p>113 807</text:p>
          </table:table-cell>
          <table:table-cell office:value-type="float" office:value="17" table:style-name="ce59">
            <text:p>17</text:p>
          </table:table-cell>
          <table:table-cell office:value-type="float" office:value="782" table:style-name="ce59">
            <text:p>78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28 Manu.of machinery n.e.c.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29 Výroba motor.vozidiel</text:p>
          </table:table-cell>
          <table:table-cell office:value-type="float" office:value="804" table:style-name="ce59">
            <text:p>804</text:p>
          </table:table-cell>
          <table:table-cell office:value-type="float" office:value="28136.784000000003" table:style-name="ce59">
            <text:p>28 137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29 Manuf.of mot.vehicles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32 Iná výroba</text:p>
          </table:table-cell>
          <table:table-cell office:value-type="float" office:value="816" table:style-name="ce59">
            <text:p>816</text:p>
          </table:table-cell>
          <table:table-cell office:value-type="float" office:value="28556.736000000001" table:style-name="ce59">
            <text:p>28 557</text:p>
          </table:table-cell>
          <table:table-cell office:value-type="float" office:value="2" table:style-name="ce59">
            <text:p>2</text:p>
          </table:table-cell>
          <table:table-cell office:value-type="float" office:value="92" table:style-name="ce59">
            <text:p>9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126"/>
          <table:table-cell office:value-type="string" table:style-name="ce32">
            <text:p>32 Other manufacturing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33 Oprava a inštal.strojov</text:p>
          </table:table-cell>
          <table:table-cell office:value-type="float" office:value="139" table:style-name="ce59">
            <text:p>139</text:p>
          </table:table-cell>
          <table:table-cell office:value-type="float" office:value="4864.4440000000004" table:style-name="ce59">
            <text:p>4 864</text:p>
          </table:table-cell>
          <table:table-cell office:value-type="float" office:value="7" table:style-name="ce59">
            <text:p>7</text:p>
          </table:table-cell>
          <table:table-cell office:value-type="float" office:value="322" table:style-name="ce59">
            <text:p>322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32">
            <text:p>33 Repair,instal.of machin.</text:p>
          </table:table-cell>
          <table:table-cell table:number-columns-repeated="16374"/>
        </table:table-row>
        <table:table-row table:style-name="ro34">
          <table:table-cell table:style-name="ce45"/>
          <table:table-cell table:style-name="ce32"/>
          <table:table-cell table:number-columns-repeated="6" table:style-name="ce59"/>
          <table:table-cell table:style-name="ce97"/>
          <table:table-cell table:style-name="ce32"/>
          <table:table-cell table:number-columns-repeated="16374"/>
        </table:table-row>
        <table:table-row table:style-name="ro6">
          <table:table-cell office:value-type="string" table:style-name="ce45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87244" table:style-name="ce59">
            <text:p>87 244</text:p>
          </table:table-cell>
          <table:table-cell office:value-type="float" office:value="3053191.0240000002" table:style-name="ce59">
            <text:p>3 053 191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float" office:value="8946" table:style-name="ce59">
            <text:p>8 946</text:p>
          </table:table-cell>
          <table:table-cell office:value-type="float" office:value="177367.86900000001" table:style-name="ce59">
            <text:p>177 368</text:p>
          </table:table-cell>
          <table:table-cell office:value-type="string" table:style-name="ce97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35 Dod.elektr,plynu,pary</text:p>
          </table:table-cell>
          <table:table-cell office:value-type="float" office:value="87244" table:style-name="ce59">
            <text:p>87 244</text:p>
          </table:table-cell>
          <table:table-cell office:value-type="float" office:value="3053191.0240000002" table:style-name="ce59">
            <text:p>3 053 191</text:p>
          </table:table-cell>
          <table:table-cell office:value-type="string" table:style-name="ce59">
            <text:p>-</text:p>
          </table:table-cell>
          <table:table-cell office:value-type="string" table:style-name="ce59">
            <text:p>-</text:p>
          </table:table-cell>
          <table:table-cell office:value-type="float" office:value="8946" table:style-name="ce59">
            <text:p>8 946</text:p>
          </table:table-cell>
          <table:table-cell office:value-type="float" office:value="177367.86900000001" table:style-name="ce59">
            <text:p>177 368</text:p>
          </table:table-cell>
          <table:table-cell table:style-name="ce97"/>
          <table:table-cell office:value-type="string" table:style-name="ce32">
            <text:p>35 Electr,gas,steam supply</text:p>
          </table:table-cell>
          <table:table-cell table:number-columns-repeated="16374"/>
        </table:table-row>
        <table:table-row table:style-name="ro34">
          <table:table-cell table:style-name="ce45"/>
          <table:table-cell table:style-name="ce32"/>
          <table:table-cell table:number-columns-repeated="6" table:style-name="ce59"/>
          <table:table-cell table:style-name="ce97"/>
          <table:table-cell table:style-name="ce32"/>
          <table:table-cell table:number-columns-repeated="16374"/>
        </table:table-row>
        <table:table-row table:style-name="ro6">
          <table:table-cell office:value-type="string" table:style-name="ce45">
            <text:p>E</text:p>
          </table:table-cell>
          <table:table-cell office:value-type="string" table:style-name="ce32">
            <text:p>Dodávka vody</text:p>
          </table:table-cell>
          <table:table-cell office:value-type="float" office:value="1082" table:style-name="ce59">
            <text:p>1 082</text:p>
          </table:table-cell>
          <table:table-cell office:value-type="float" office:value="37865.672000000006" table:style-name="ce59">
            <text:p>37 866</text:p>
          </table:table-cell>
          <table:table-cell office:value-type="float" office:value="7" table:style-name="ce59">
            <text:p>7</text:p>
          </table:table-cell>
          <table:table-cell office:value-type="float" office:value="322" table:style-name="ce59">
            <text:p>322</text:p>
          </table:table-cell>
          <table:table-cell office:value-type="float" office:value="3774" table:style-name="ce59">
            <text:p>3 774</text:p>
          </table:table-cell>
          <table:table-cell office:value-type="float" office:value="74825.210999999996" table:style-name="ce59">
            <text:p>74 825</text:p>
          </table:table-cell>
          <table:table-cell office:value-type="string" table:style-name="ce126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4"/>
        </table:table-row>
        <table:table-row table:style-name="ro6">
          <table:table-cell table:style-name="ce45"/>
          <table:table-cell office:value-type="string" table:style-name="ce32">
            <text:p>38 Zber,sprac,likv.odpadov</text:p>
          </table:table-cell>
          <table:table-cell office:value-type="float" office:value="366" table:style-name="ce59">
            <text:p>366</text:p>
          </table:table-cell>
          <table:table-cell office:value-type="float" office:value="12808.536" table:style-name="ce59">
            <text:p>12 809</text:p>
          </table:table-cell>
          <table:table-cell office:value-type="float" office:value="7" table:style-name="ce59">
            <text:p>7</text:p>
          </table:table-cell>
          <table:table-cell office:value-type="float" office:value="322" table:style-name="ce59">
            <text:p>322</text:p>
          </table:table-cell>
          <table:table-cell office:value-type="float" office:value="515" table:style-name="ce59">
            <text:p>515</text:p>
          </table:table-cell>
          <table:table-cell office:value-type="float" office:value="10210.647499999999" table:style-name="ce59">
            <text:p>10 211</text:p>
          </table:table-cell>
          <table:table-cell table:style-name="ce126"/>
          <table:table-cell office:value-type="string" table:style-name="ce32">
            <text:p>38 Waste coll,disposal act.</text:p>
          </table:table-cell>
          <table:table-cell table:number-columns-repeated="16374"/>
        </table:table-row>
        <table:table-row table:style-name="ro6">
          <table:table-cell table:number-columns-repeated="2" table:style-name="ce45"/>
          <table:table-cell table:number-columns-repeated="6" table:style-name="ce67"/>
          <table:table-cell table:style-name="ce255"/>
          <table:table-cell table:number-columns-repeated="16375" table:style-name="ce45"/>
        </table:table-row>
        <table:table-row table:number-rows-repeated="1048244" table:style-name="ro6">
          <table:table-cell table:number-columns-repeated="16384"/>
        </table:table-row>
        <table:named-expressions>
          <table:named-expression table:name="spotreby_krizovy_KRAJ04" table:expression="of:=[.#REF!]" table:base-cell-address="OBSAH_-_CONTENTS.$A$1"/>
        </table:named-expressions>
      </table:table>
      <table:table table:name="T_2_11" table:style-name="ta8"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column table:style-name="co20" table:default-cell-style-name="ce263"/>
        <table:table-column table:style-name="co32" table:default-cell-style-name="ce263"/>
        <table:table-column table:style-name="co33" table:number-columns-repeated="2" table:default-cell-style-name="ce263"/>
        <table:table-column table:style-name="co34" table:default-cell-style-name="ce263"/>
        <table:table-column table:style-name="co35" table:default-cell-style-name="ce263"/>
        <table:table-column table:style-name="co3" table:number-columns-repeated="250" table:default-cell-style-name="ce263"/>
        <table:table-row table:style-name="ro7">
          <table:table-cell office:value-type="string" table:number-columns-spanned="3" table:number-rows-spanned="1" table:style-name="ce360">
            <text:p>Tab. č. 2-11. Spotreba elektriny a tepla v priemysle za rok 2020</text:p>
          </table:table-cell>
          <table:covered-table-cell table:number-columns-repeated="2"/>
          <table:table-cell table:number-columns-repeated="16381" table:style-name="ce257"/>
        </table:table-row>
        <table:table-row table:style-name="ro7">
          <table:table-cell office:value-type="string" table:number-columns-spanned="3" table:number-rows-spanned="1" table:style-name="ce362">
            <text:p>Consumption of Electricity and Heat in Industry in 2020</text:p>
          </table:table-cell>
          <table:covered-table-cell table:number-columns-repeated="2"/>
          <table:table-cell table:number-columns-repeated="2" table:style-name="ce258"/>
          <table:table-cell table:number-columns-repeated="16379" table:style-name="ce257"/>
        </table:table-row>
        <table:table-row table:style-name="ro2">
          <table:table-cell table:style-name="ce259"/>
          <table:table-cell table:style-name="ce260"/>
          <table:table-cell table:number-columns-repeated="3" table:style-name="ce261"/>
          <table:table-cell table:number-columns-repeated="16379" table:style-name="ce262"/>
        </table:table-row>
        <table:table-row table:style-name="ro7">
          <table:table-cell table:style-name="ce263"/>
          <table:table-cell table:style-name="ce264"/>
          <table:table-cell office:value-type="string" table:style-name="ce265">
            <text:p>Elektrina</text:p>
          </table:table-cell>
          <table:table-cell office:value-type="string" table:style-name="ce266">
            <text:p>Teplo<text:span text:style-name="T2">1/</text:span></text:p>
          </table:table-cell>
          <table:table-cell table:style-name="ce267"/>
          <table:table-cell table:style-name="ce268"/>
          <table:table-cell table:number-columns-repeated="16378"/>
        </table:table-row>
        <table:table-row table:style-name="ro7">
          <table:table-cell table:style-name="ce263"/>
          <table:table-cell table:style-name="ce269"/>
          <table:table-cell office:value-type="string" table:style-name="ce270">
            <text:p>Electricity</text:p>
          </table:table-cell>
          <table:table-cell office:value-type="string" table:style-name="ce271">
            <text:p>Heat</text:p>
          </table:table-cell>
          <table:table-cell table:style-name="ce272"/>
          <table:table-cell table:number-columns-repeated="16379" table:style-name="ce263"/>
        </table:table-row>
        <table:table-row table:style-name="ro7">
          <table:table-cell table:style-name="ce273"/>
          <table:table-cell table:style-name="ce215"/>
          <table:table-cell office:value-type="string" table:style-name="ce274">
            <text:p>MWh</text:p>
          </table:table-cell>
          <table:table-cell office:value-type="string" table:style-name="ce275">
            <text:p>GJ</text:p>
          </table:table-cell>
          <table:table-cell table:style-name="ce276"/>
          <table:table-cell table:style-name="ce273"/>
          <table:table-cell table:number-columns-repeated="16378"/>
        </table:table-row>
        <table:table-row table:style-name="ro21">
          <table:table-cell table:number-columns-repeated="2" table:style-name="ce263"/>
          <table:table-cell table:number-columns-repeated="2" table:style-name="ce277"/>
          <table:table-cell table:style-name="ce278"/>
          <table:table-cell table:number-columns-repeated="16379" table:style-name="ce263"/>
        </table:table-row>
        <table:table-row table:style-name="ro7">
          <table:table-cell office:value-type="string" table:number-columns-spanned="2" table:number-rows-spanned="1" table:style-name="ce376">
            <text:p>Priemysel spolu <text:s/>( B <text:s/>C <text:s/>D <text:s/>E )</text:p>
          </table:table-cell>
          <table:covered-table-cell/>
          <table:table-cell office:value-type="float" office:value="14527746" table:style-name="ce29">
            <text:p>14 527 746</text:p>
          </table:table-cell>
          <table:table-cell office:value-type="float" office:value="248809728" table:style-name="ce29">
            <text:p>248 809 728</text:p>
          </table:table-cell>
          <table:table-cell office:value-type="string" table:style-name="ce279">
            <text:p>Industry total ( B <text:s/>C <text:s/>D <text:s/>E )</text:p>
          </table:table-cell>
          <table:table-cell table:number-columns-repeated="16379" table:style-name="ce263"/>
        </table:table-row>
        <table:table-row table:style-name="ro36">
          <table:table-cell table:style-name="ce172"/>
          <table:table-cell table:style-name="ce36"/>
          <table:table-cell table:number-columns-repeated="2" table:style-name="ce124"/>
          <table:table-cell table:style-name="ce279"/>
          <table:table-cell table:number-columns-repeated="16379" table:style-name="ce263"/>
        </table:table-row>
        <table:table-row table:style-name="ro7">
          <table:table-cell office:value-type="string" table:style-name="ce263">
            <text:p>B</text:p>
          </table:table-cell>
          <table:table-cell office:value-type="string" table:style-name="ce17">
            <text:p>Ťažba a dobývanie</text:p>
          </table:table-cell>
          <table:table-cell office:value-type="float" office:value="135508" table:style-name="ce29">
            <text:p>135 508</text:p>
          </table:table-cell>
          <table:table-cell office:value-type="float" office:value="186937" table:style-name="ce29">
            <text:p>186 937</text:p>
          </table:table-cell>
          <table:table-cell office:value-type="string" table:style-name="ce97">
            <text:p>B</text:p>
          </table:table-cell>
          <table:table-cell office:value-type="string" table:style-name="ce17">
            <text:p>Mining and quarrying</text:p>
          </table:table-cell>
          <table:table-cell table:number-columns-repeated="16378"/>
        </table:table-row>
        <table:table-row table:style-name="ro7">
          <table:table-cell table:style-name="ce263"/>
          <table:table-cell office:value-type="string" table:style-name="ce17">
            <text:p>08 Iná ťažba a dobývanie</text:p>
          </table:table-cell>
          <table:table-cell office:value-type="float" office:value="59825" table:style-name="ce29">
            <text:p>59 825</text:p>
          </table:table-cell>
          <table:table-cell office:value-type="float" office:value="22470" table:style-name="ce29">
            <text:p>22 470</text:p>
          </table:table-cell>
          <table:table-cell table:style-name="ce97"/>
          <table:table-cell office:value-type="string" table:style-name="ce17">
            <text:p>08 Oth.mining and quarrying</text:p>
          </table:table-cell>
          <table:table-cell table:number-columns-repeated="16378"/>
        </table:table-row>
        <table:table-row table:style-name="ro6">
          <table:table-cell table:style-name="ce263"/>
          <table:table-cell office:value-type="string" table:style-name="ce17">
            <text:p>09 Pomocné čin.pri ťažbe</text:p>
          </table:table-cell>
          <table:table-cell office:value-type="float" office:value="7875" table:style-name="ce29">
            <text:p>7 875</text:p>
          </table:table-cell>
          <table:table-cell office:value-type="float" office:value="74868" table:style-name="ce29">
            <text:p>74 868</text:p>
          </table:table-cell>
          <table:table-cell table:style-name="ce97"/>
          <table:table-cell office:value-type="string" table:style-name="ce17">
            <text:p>09 Mining support serv.act.</text:p>
          </table:table-cell>
          <table:table-cell table:number-columns-repeated="16378"/>
        </table:table-row>
        <table:table-row table:style-name="ro36">
          <table:table-cell table:style-name="ce263"/>
          <table:table-cell table:style-name="ce17"/>
          <table:table-cell table:number-columns-repeated="2" table:style-name="ce124"/>
          <table:table-cell table:style-name="ce97"/>
          <table:table-cell table:style-name="ce17"/>
          <table:table-cell table:number-columns-repeated="16378"/>
        </table:table-row>
        <table:table-row table:style-name="ro7">
          <table:table-cell office:value-type="string" table:style-name="ce263">
            <text:p>C</text:p>
          </table:table-cell>
          <table:table-cell office:value-type="string" table:style-name="ce17">
            <text:p>Priemyselná výroba</text:p>
          </table:table-cell>
          <table:table-cell office:value-type="float" office:value="11388459" table:style-name="ce29">
            <text:p>11 388 459</text:p>
          </table:table-cell>
          <table:table-cell office:value-type="float" office:value="55949628" table:style-name="ce29">
            <text:p>55 949 628</text:p>
          </table:table-cell>
          <table:table-cell office:value-type="string" table:style-name="ce97">
            <text:p>C</text:p>
          </table:table-cell>
          <table:table-cell office:value-type="string" table:style-name="ce17">
            <text:p>Manufacturing</text:p>
          </table:table-cell>
          <table:table-cell table:number-columns-repeated="16378"/>
        </table:table-row>
        <table:table-row table:style-name="ro7">
          <table:table-cell table:style-name="ce263"/>
          <table:table-cell office:value-type="string" table:style-name="ce17">
            <text:p>10 Výroba potravín</text:p>
          </table:table-cell>
          <table:table-cell office:value-type="float" office:value="411290" table:style-name="ce29">
            <text:p>411 290</text:p>
          </table:table-cell>
          <table:table-cell office:value-type="float" office:value="2807262" table:style-name="ce29">
            <text:p>2 807 262</text:p>
          </table:table-cell>
          <table:table-cell table:style-name="ce97"/>
          <table:table-cell office:value-type="string" table:style-name="ce17">
            <text:p>10 Manuf.of food products</text:p>
          </table:table-cell>
          <table:table-cell table:number-columns-repeated="16378"/>
        </table:table-row>
        <table:table-row table:style-name="ro7">
          <table:table-cell table:style-name="ce263"/>
          <table:table-cell office:value-type="string" table:style-name="ce17">
            <text:p>11 Výroba nápojov</text:p>
          </table:table-cell>
          <table:table-cell office:value-type="float" office:value="74580" table:style-name="ce29">
            <text:p>74 580</text:p>
          </table:table-cell>
          <table:table-cell office:value-type="float" office:value="191935" table:style-name="ce29">
            <text:p>191 935</text:p>
          </table:table-cell>
          <table:table-cell table:style-name="ce97"/>
          <table:table-cell office:value-type="string" table:style-name="ce17">
            <text:p>11 Manufacture of beverages</text:p>
          </table:table-cell>
          <table:table-cell table:number-columns-repeated="16378"/>
        </table:table-row>
        <table:table-row table:style-name="ro7">
          <table:table-cell/>
          <table:table-cell office:value-type="string" table:style-name="ce17">
            <text:p>13 Výroba textilu</text:p>
          </table:table-cell>
          <table:table-cell office:value-type="float" office:value="41668" table:style-name="ce29">
            <text:p>41 668</text:p>
          </table:table-cell>
          <table:table-cell office:value-type="float" office:value="13729" table:style-name="ce29">
            <text:p>13 729</text:p>
          </table:table-cell>
          <table:table-cell table:style-name="ce97"/>
          <table:table-cell office:value-type="string" table:style-name="ce17">
            <text:p>13 Manufacture of textiles</text:p>
          </table:table-cell>
          <table:table-cell table:number-columns-repeated="16378"/>
        </table:table-row>
        <table:table-row table:style-name="ro7">
          <table:table-cell/>
          <table:table-cell office:value-type="string" table:style-name="ce17">
            <text:p>14 Výroba odevov</text:p>
          </table:table-cell>
          <table:table-cell office:value-type="float" office:value="33435" table:style-name="ce29">
            <text:p>33 435</text:p>
          </table:table-cell>
          <table:table-cell office:value-type="float" office:value="117606" table:style-name="ce29">
            <text:p>117 606</text:p>
          </table:table-cell>
          <table:table-cell table:style-name="ce97"/>
          <table:table-cell office:value-type="string" table:style-name="ce17">
            <text:p>14 Manuf.of wear.apparel</text:p>
          </table:table-cell>
          <table:table-cell table:number-columns-repeated="16378"/>
        </table:table-row>
        <table:table-row table:style-name="ro7">
          <table:table-cell/>
          <table:table-cell office:value-type="string" table:style-name="ce17">
            <text:p>15 Výroba kože</text:p>
          </table:table-cell>
          <table:table-cell office:value-type="float" office:value="29376" table:style-name="ce29">
            <text:p>29 376</text:p>
          </table:table-cell>
          <table:table-cell office:value-type="float" office:value="58354" table:style-name="ce29">
            <text:p>58 354</text:p>
          </table:table-cell>
          <table:table-cell table:style-name="ce97"/>
          <table:table-cell office:value-type="string" table:style-name="ce17">
            <text:p>15 Manufacture of leather</text:p>
          </table:table-cell>
          <table:table-cell table:number-columns-repeated="16378"/>
        </table:table-row>
        <table:table-row table:style-name="ro7">
          <table:table-cell/>
          <table:table-cell office:value-type="string" table:style-name="ce17">
            <text:p>16 Spracovanie dreva</text:p>
          </table:table-cell>
          <table:table-cell office:value-type="float" office:value="184940" table:style-name="ce29">
            <text:p>184 940</text:p>
          </table:table-cell>
          <table:table-cell office:value-type="float" office:value="1024015" table:style-name="ce29">
            <text:p>1 024 015</text:p>
          </table:table-cell>
          <table:table-cell table:style-name="ce97"/>
          <table:table-cell office:value-type="string" table:style-name="ce17">
            <text:p>16 Manufacture of wood</text:p>
          </table:table-cell>
          <table:table-cell table:number-columns-repeated="16378"/>
        </table:table-row>
        <table:table-row table:style-name="ro7">
          <table:table-cell/>
          <table:table-cell office:value-type="string" table:style-name="ce17">
            <text:p>17 Výroba papiera</text:p>
          </table:table-cell>
          <table:table-cell office:value-type="float" office:value="798936" table:style-name="ce29">
            <text:p>798 936</text:p>
          </table:table-cell>
          <table:table-cell office:value-type="float" office:value="15010415" table:style-name="ce29">
            <text:p>15 010 415</text:p>
          </table:table-cell>
          <table:table-cell table:style-name="ce97"/>
          <table:table-cell office:value-type="string" table:style-name="ce17">
            <text:p>17 Manufacture of paper</text:p>
          </table:table-cell>
          <table:table-cell table:number-columns-repeated="16378"/>
        </table:table-row>
        <table:table-row table:style-name="ro7">
          <table:table-cell/>
          <table:table-cell office:value-type="string" table:style-name="ce17">
            <text:p>18 Tlač,reprod.záznam.médií</text:p>
          </table:table-cell>
          <table:table-cell office:value-type="float" office:value="45597" table:style-name="ce29">
            <text:p>45 597</text:p>
          </table:table-cell>
          <table:table-cell office:value-type="float" office:value="37794" table:style-name="ce29">
            <text:p>37 794</text:p>
          </table:table-cell>
          <table:table-cell table:style-name="ce97"/>
          <table:table-cell office:value-type="string" table:style-name="ce17">
            <text:p>18 Printing,repr.of rec.med</text:p>
          </table:table-cell>
          <table:table-cell table:number-columns-repeated="16378"/>
        </table:table-row>
        <table:table-row table:style-name="ro7">
          <table:table-cell/>
          <table:table-cell office:value-type="string" table:style-name="ce17">
            <text:p>19 Výr.koksu,ropných prod.</text:p>
          </table:table-cell>
          <table:table-cell office:value-type="float" office:value="953506" table:style-name="ce29">
            <text:p>953 506</text:p>
          </table:table-cell>
          <table:table-cell office:value-type="float" office:value="11950852" table:style-name="ce29">
            <text:p>11 950 852</text:p>
          </table:table-cell>
          <table:table-cell table:style-name="ce97"/>
          <table:table-cell office:value-type="string" table:style-name="ce17">
            <text:p>19 Manuf.of coke,petr.prod.</text:p>
          </table:table-cell>
          <table:table-cell table:number-columns-repeated="16378"/>
        </table:table-row>
        <table:table-row table:style-name="ro7">
          <table:table-cell/>
          <table:table-cell office:value-type="string" table:style-name="ce17">
            <text:p>20 Výroba chemikálií</text:p>
          </table:table-cell>
          <table:table-cell office:value-type="float" office:value="703746" table:style-name="ce29">
            <text:p>703 746</text:p>
          </table:table-cell>
          <table:table-cell office:value-type="float" office:value="3765457" table:style-name="ce29">
            <text:p>3 765 457</text:p>
          </table:table-cell>
          <table:table-cell table:style-name="ce97"/>
          <table:table-cell office:value-type="string" table:style-name="ce17">
            <text:p>20 Manufacture of chemicals</text:p>
          </table:table-cell>
          <table:table-cell table:number-columns-repeated="16378"/>
        </table:table-row>
        <table:table-row table:style-name="ro7">
          <table:table-cell/>
          <table:table-cell office:value-type="string" table:style-name="ce17">
            <text:p>21 Výr.zákl.farmaceut.výr.</text:p>
          </table:table-cell>
          <table:table-cell office:value-type="float" office:value="44785" table:style-name="ce29">
            <text:p>44 785</text:p>
          </table:table-cell>
          <table:table-cell office:value-type="float" office:value="256348" table:style-name="ce29">
            <text:p>256 348</text:p>
          </table:table-cell>
          <table:table-cell table:style-name="ce97"/>
          <table:table-cell office:value-type="string" table:style-name="ce17">
            <text:p>21 Manuf.of bas.pharm.prod.</text:p>
          </table:table-cell>
          <table:table-cell table:number-columns-repeated="16378"/>
        </table:table-row>
        <table:table-row table:style-name="ro7">
          <table:table-cell/>
          <table:table-cell office:value-type="string" table:style-name="ce17">
            <text:p>22 Výroba výrobkov z gumy</text:p>
          </table:table-cell>
          <table:table-cell office:value-type="float" office:value="782619" table:style-name="ce29">
            <text:p>782 619</text:p>
          </table:table-cell>
          <table:table-cell office:value-type="float" office:value="1305615" table:style-name="ce29">
            <text:p>1 305 615</text:p>
          </table:table-cell>
          <table:table-cell table:style-name="ce97"/>
          <table:table-cell office:value-type="string" table:style-name="ce17">
            <text:p>22 Manu.of rub.,plast.prod.</text:p>
          </table:table-cell>
          <table:table-cell table:number-columns-repeated="16378"/>
        </table:table-row>
        <table:table-row table:style-name="ro7">
          <table:table-cell/>
          <table:table-cell office:value-type="string" table:style-name="ce17">
            <text:p>23 Výroba ost.nekov.výr.</text:p>
          </table:table-cell>
          <table:table-cell office:value-type="float" office:value="743889" table:style-name="ce29">
            <text:p>743 889</text:p>
          </table:table-cell>
          <table:table-cell office:value-type="float" office:value="1891256" table:style-name="ce29">
            <text:p>1 891 256</text:p>
          </table:table-cell>
          <table:table-cell table:style-name="ce97"/>
          <table:table-cell office:value-type="string" table:style-name="ce17">
            <text:p>23 Manuf.of oth.non-met.pr.</text:p>
          </table:table-cell>
          <table:table-cell table:number-columns-repeated="16378"/>
        </table:table-row>
        <table:table-row table:style-name="ro7">
          <table:table-cell/>
          <table:table-cell office:value-type="string" table:style-name="ce17">
            <text:p>24 Výroba,spracovanie kovov</text:p>
          </table:table-cell>
          <table:table-cell office:value-type="float" office:value="4095259" table:style-name="ce29">
            <text:p>4 095 259</text:p>
          </table:table-cell>
          <table:table-cell office:value-type="float" office:value="15504919" table:style-name="ce29">
            <text:p>15 504 919</text:p>
          </table:table-cell>
          <table:table-cell table:style-name="ce97"/>
          <table:table-cell office:value-type="string" table:style-name="ce17">
            <text:p>24 Manuf.of basic metals</text:p>
          </table:table-cell>
          <table:table-cell table:number-columns-repeated="16378"/>
        </table:table-row>
        <table:table-row table:style-name="ro7">
          <table:table-cell/>
          <table:table-cell office:value-type="string" table:style-name="ce17">
            <text:p>25 Výroba kov.konštrukcií</text:p>
          </table:table-cell>
          <table:table-cell office:value-type="float" office:value="456858" table:style-name="ce29">
            <text:p>456 858</text:p>
          </table:table-cell>
          <table:table-cell office:value-type="float" office:value="188294" table:style-name="ce29">
            <text:p>188 294</text:p>
          </table:table-cell>
          <table:table-cell table:style-name="ce97"/>
          <table:table-cell office:value-type="string" table:style-name="ce17">
            <text:p>25 Manu.of fabric.met.prod.</text:p>
          </table:table-cell>
          <table:table-cell table:number-columns-repeated="16378"/>
        </table:table-row>
        <table:table-row table:style-name="ro7">
          <table:table-cell/>
          <table:table-cell office:value-type="string" table:style-name="ce17">
            <text:p>26 Výroba počítačových výr.</text:p>
          </table:table-cell>
          <table:table-cell office:value-type="float" office:value="73011" table:style-name="ce29">
            <text:p>73 011</text:p>
          </table:table-cell>
          <table:table-cell office:value-type="float" office:value="12424" table:style-name="ce29">
            <text:p>12 424</text:p>
          </table:table-cell>
          <table:table-cell table:style-name="ce97"/>
          <table:table-cell office:value-type="string" table:style-name="ce17">
            <text:p>26 Manuf.of computer prod.</text:p>
          </table:table-cell>
          <table:table-cell table:number-columns-repeated="16378"/>
        </table:table-row>
        <table:table-row table:style-name="ro7">
          <table:table-cell/>
          <table:table-cell office:value-type="string" table:style-name="ce17">
            <text:p>27 Výroba elektrických zar.</text:p>
          </table:table-cell>
          <table:table-cell office:value-type="float" office:value="268863" table:style-name="ce29">
            <text:p>268 863</text:p>
          </table:table-cell>
          <table:table-cell office:value-type="float" office:value="95559" table:style-name="ce29">
            <text:p>95 559</text:p>
          </table:table-cell>
          <table:table-cell table:style-name="ce97"/>
          <table:table-cell office:value-type="string" table:style-name="ce17">
            <text:p>27 Manuf.of elec.equipment</text:p>
          </table:table-cell>
          <table:table-cell table:number-columns-repeated="16378"/>
        </table:table-row>
        <table:table-row table:style-name="ro7">
          <table:table-cell/>
          <table:table-cell office:value-type="string" table:style-name="ce17">
            <text:p>28 Výroba strojov a zar.</text:p>
          </table:table-cell>
          <table:table-cell office:value-type="float" office:value="518002" table:style-name="ce29">
            <text:p>518 002</text:p>
          </table:table-cell>
          <table:table-cell office:value-type="float" office:value="437129" table:style-name="ce29">
            <text:p>437 129</text:p>
          </table:table-cell>
          <table:table-cell table:style-name="ce97"/>
          <table:table-cell office:value-type="string" table:style-name="ce17">
            <text:p>28 Manu.of machinery n.e.c.</text:p>
          </table:table-cell>
          <table:table-cell table:number-columns-repeated="16378"/>
        </table:table-row>
        <table:table-row table:style-name="ro7">
          <table:table-cell table:style-name="ce263"/>
          <table:table-cell office:value-type="string" table:style-name="ce17">
            <text:p>29 Výroba motor.vozidiel</text:p>
          </table:table-cell>
          <table:table-cell office:value-type="float" office:value="940390" table:style-name="ce29">
            <text:p>940 390</text:p>
          </table:table-cell>
          <table:table-cell office:value-type="float" office:value="791369" table:style-name="ce29">
            <text:p>791 369</text:p>
          </table:table-cell>
          <table:table-cell table:style-name="ce97"/>
          <table:table-cell office:value-type="string" table:style-name="ce17">
            <text:p>29 Manuf.of mot.vehicles</text:p>
          </table:table-cell>
          <table:table-cell table:number-columns-repeated="16378" table:style-name="ce263"/>
        </table:table-row>
        <table:table-row table:style-name="ro7">
          <table:table-cell table:style-name="ce263"/>
          <table:table-cell office:value-type="string" table:style-name="ce17">
            <text:p>30 Výr.ost.doprav.prostr.</text:p>
          </table:table-cell>
          <table:table-cell office:value-type="float" office:value="40334" table:style-name="ce29">
            <text:p>40 334</text:p>
          </table:table-cell>
          <table:table-cell office:value-type="float" office:value="303674" table:style-name="ce29">
            <text:p>303 674</text:p>
          </table:table-cell>
          <table:table-cell table:style-name="ce97"/>
          <table:table-cell office:value-type="string" table:style-name="ce17">
            <text:p>30 Manu.of oth.transp.equi.</text:p>
          </table:table-cell>
          <table:table-cell table:number-columns-repeated="16378" table:style-name="ce263"/>
        </table:table-row>
        <table:table-row table:style-name="ro7">
          <table:table-cell table:style-name="ce263"/>
          <table:table-cell office:value-type="string" table:style-name="ce17">
            <text:p>31 Výroba nábytku</text:p>
          </table:table-cell>
          <table:table-cell office:value-type="float" office:value="62711" table:style-name="ce29">
            <text:p>62 711</text:p>
          </table:table-cell>
          <table:table-cell office:value-type="float" office:value="94478" table:style-name="ce29">
            <text:p>94 478</text:p>
          </table:table-cell>
          <table:table-cell table:style-name="ce97"/>
          <table:table-cell office:value-type="string" table:style-name="ce17">
            <text:p>31 Manufacture of furniture</text:p>
          </table:table-cell>
          <table:table-cell table:number-columns-repeated="16378" table:style-name="ce263"/>
        </table:table-row>
        <table:table-row table:style-name="ro7">
          <table:table-cell table:style-name="ce263"/>
          <table:table-cell office:value-type="string" table:style-name="ce17">
            <text:p>32 Iná výroba</text:p>
          </table:table-cell>
          <table:table-cell office:value-type="float" office:value="57851" table:style-name="ce29">
            <text:p>57 851</text:p>
          </table:table-cell>
          <table:table-cell office:value-type="float" office:value="20832" table:style-name="ce29">
            <text:p>20 832</text:p>
          </table:table-cell>
          <table:table-cell table:style-name="ce97"/>
          <table:table-cell office:value-type="string" table:style-name="ce17">
            <text:p>32 Other manufacturing</text:p>
          </table:table-cell>
          <table:table-cell table:number-columns-repeated="16378" table:style-name="ce263"/>
        </table:table-row>
        <table:table-row table:style-name="ro7">
          <table:table-cell table:style-name="ce263"/>
          <table:table-cell office:value-type="string" table:style-name="ce17">
            <text:p>33 Oprava a inštal.strojov</text:p>
          </table:table-cell>
          <table:table-cell office:value-type="float" office:value="26813" table:style-name="ce29">
            <text:p>26 813</text:p>
          </table:table-cell>
          <table:table-cell office:value-type="float" office:value="70312" table:style-name="ce29">
            <text:p>70 312</text:p>
          </table:table-cell>
          <table:table-cell table:style-name="ce97"/>
          <table:table-cell office:value-type="string" table:style-name="ce17">
            <text:p>33 Repair,instal.of machin.</text:p>
          </table:table-cell>
          <table:table-cell table:number-columns-repeated="16378" table:style-name="ce263"/>
        </table:table-row>
        <table:table-row table:style-name="ro39">
          <table:table-cell table:style-name="ce263"/>
          <table:table-cell table:style-name="ce17"/>
          <table:table-cell table:number-columns-repeated="2" table:style-name="ce124"/>
          <table:table-cell table:style-name="ce97"/>
          <table:table-cell table:style-name="ce17"/>
          <table:table-cell table:number-columns-repeated="16378" table:style-name="ce263"/>
        </table:table-row>
        <table:table-row table:style-name="ro7">
          <table:table-cell office:value-type="string" table:style-name="ce263">
            <text:p>D</text:p>
          </table:table-cell>
          <table:table-cell office:value-type="string" table:style-name="ce17">
            <text:p>Dod.elektriny,plynu,pary</text:p>
          </table:table-cell>
          <table:table-cell office:value-type="float" office:value="2593091" table:style-name="ce29">
            <text:p>2 593 091</text:p>
          </table:table-cell>
          <table:table-cell office:value-type="float" office:value="189378134" table:style-name="ce29">
            <text:p>189 378 134</text:p>
          </table:table-cell>
          <table:table-cell office:value-type="string" table:style-name="ce97">
            <text:p>D</text:p>
          </table:table-cell>
          <table:table-cell office:value-type="string" table:style-name="ce17">
            <text:p>Electr,gas,steam supply</text:p>
          </table:table-cell>
          <table:table-cell table:number-columns-repeated="16378" table:style-name="ce263"/>
        </table:table-row>
        <table:table-row table:style-name="ro7">
          <table:table-cell table:style-name="ce263"/>
          <table:table-cell office:value-type="string" table:style-name="ce17">
            <text:p>35 Dod.elektr,plynu,pary</text:p>
          </table:table-cell>
          <table:table-cell office:value-type="float" office:value="2593091" table:style-name="ce29">
            <text:p>2 593 091</text:p>
          </table:table-cell>
          <table:table-cell office:value-type="float" office:value="189378134" table:style-name="ce29">
            <text:p>189 378 134</text:p>
          </table:table-cell>
          <table:table-cell table:style-name="ce97"/>
          <table:table-cell office:value-type="string" table:style-name="ce17">
            <text:p>35 Electr,gas,steam supply</text:p>
          </table:table-cell>
          <table:table-cell table:number-columns-repeated="16378" table:style-name="ce263"/>
        </table:table-row>
        <table:table-row table:style-name="ro39">
          <table:table-cell table:style-name="ce263"/>
          <table:table-cell table:style-name="ce17"/>
          <table:table-cell table:number-columns-repeated="2" table:style-name="ce124"/>
          <table:table-cell table:style-name="ce97"/>
          <table:table-cell table:style-name="ce17"/>
          <table:table-cell table:number-columns-repeated="16378" table:style-name="ce263"/>
        </table:table-row>
        <table:table-row table:style-name="ro7">
          <table:table-cell office:value-type="string" table:style-name="ce263">
            <text:p>E</text:p>
          </table:table-cell>
          <table:table-cell office:value-type="string" table:style-name="ce17">
            <text:p>Dodávka vody</text:p>
          </table:table-cell>
          <table:table-cell office:value-type="float" office:value="410688" table:style-name="ce29">
            <text:p>410 688</text:p>
          </table:table-cell>
          <table:table-cell office:value-type="float" office:value="3295029" table:style-name="ce29">
            <text:p>3 295 029</text:p>
          </table:table-cell>
          <table:table-cell office:value-type="string" table:style-name="ce97">
            <text:p>E</text:p>
          </table:table-cell>
          <table:table-cell office:value-type="string" table:style-name="ce17">
            <text:p>Water supply; sewerage</text:p>
          </table:table-cell>
          <table:table-cell table:number-columns-repeated="16378" table:style-name="ce263"/>
        </table:table-row>
        <table:table-row table:style-name="ro7">
          <table:table-cell table:style-name="ce263"/>
          <table:table-cell office:value-type="string" table:style-name="ce17">
            <text:p>36 Zber,úprava,dodávka vody</text:p>
          </table:table-cell>
          <table:table-cell office:value-type="float" office:value="286479" table:style-name="ce29">
            <text:p>286 479</text:p>
          </table:table-cell>
          <table:table-cell office:value-type="float" office:value="368927" table:style-name="ce29">
            <text:p>368 927</text:p>
          </table:table-cell>
          <table:table-cell table:style-name="ce97"/>
          <table:table-cell office:value-type="string" table:style-name="ce17">
            <text:p>36 Water coll,treatm,supply</text:p>
          </table:table-cell>
          <table:table-cell table:number-columns-repeated="16378" table:style-name="ce263"/>
        </table:table-row>
        <table:table-row table:style-name="ro7">
          <table:table-cell table:style-name="ce263"/>
          <table:table-cell office:value-type="string" table:style-name="ce17">
            <text:p>37 Čistenie,odvod odpad.vôd</text:p>
          </table:table-cell>
          <table:table-cell office:value-type="float" office:value="2398" table:style-name="ce29">
            <text:p>2 398</text:p>
          </table:table-cell>
          <table:table-cell office:value-type="float" office:value="4291" table:style-name="ce29">
            <text:p>4 291</text:p>
          </table:table-cell>
          <table:table-cell table:style-name="ce97"/>
          <table:table-cell office:value-type="string" table:style-name="ce17">
            <text:p>37 Sewerage</text:p>
          </table:table-cell>
          <table:table-cell table:number-columns-repeated="16378" table:style-name="ce263"/>
        </table:table-row>
        <table:table-row table:style-name="ro7">
          <table:table-cell table:style-name="ce263"/>
          <table:table-cell office:value-type="string" table:style-name="ce17">
            <text:p>38 Zber,sprac,likv.odpadov</text:p>
          </table:table-cell>
          <table:table-cell office:value-type="float" office:value="120784" table:style-name="ce29">
            <text:p>120 784</text:p>
          </table:table-cell>
          <table:table-cell office:value-type="float" office:value="2921811" table:style-name="ce29">
            <text:p>2 921 811</text:p>
          </table:table-cell>
          <table:table-cell table:style-name="ce97"/>
          <table:table-cell office:value-type="string" table:style-name="ce17">
            <text:p>38 Waste coll,disposal act.</text:p>
          </table:table-cell>
          <table:table-cell table:number-columns-repeated="16378" table:style-name="ce263"/>
        </table:table-row>
        <table:table-row table:style-name="ro7">
          <table:table-cell table:style-name="ce263"/>
          <table:table-cell office:value-type="string" table:style-name="ce17">
            <text:p>39 Ozdravovacie činnosti</text:p>
          </table:table-cell>
          <table:table-cell office:value-type="float" office:value="1027" table:style-name="ce29">
            <text:p>1 027</text:p>
          </table:table-cell>
          <table:table-cell office:value-type="string" table:style-name="ce59">
            <text:p>-</text:p>
          </table:table-cell>
          <table:table-cell table:style-name="ce97"/>
          <table:table-cell office:value-type="string" table:style-name="ce17">
            <text:p>39 Remediation activities</text:p>
          </table:table-cell>
          <table:table-cell table:number-columns-repeated="16378" table:style-name="ce263"/>
        </table:table-row>
        <table:table-row table:style-name="ro6">
          <table:table-cell table:number-columns-repeated="16384"/>
        </table:table-row>
        <table:table-row table:style-name="ro40">
          <table:table-cell table:style-name="ce263"/>
          <table:table-cell office:value-type="string" table:style-name="ce280">
            <text:p>1/<text:span text:style-name="T3"><text:s/>zahŕňa aj spotrebu tepla na výrobu elektriny</text:span></text:p>
          </table:table-cell>
          <table:table-cell table:number-columns-repeated="2" table:style-name="ce263"/>
          <table:table-cell office:value-type="string" table:number-columns-spanned="2" table:number-rows-spanned="1" table:style-name="ce364">
            <text:p>1/<text:span text:style-name="T3"><text:s/>includes heat consumption for electricity generation</text:span></text:p>
          </table:table-cell>
          <table:covered-table-cell/>
          <table:table-cell table:style-name="ce281"/>
          <table:table-cell table:number-columns-repeated="16377"/>
        </table:table-row>
        <table:table-row table:number-rows-repeated="1048528" table:style-name="ro6">
          <table:table-cell table:number-columns-repeated="16384"/>
        </table:table-row>
        <table:named-expressions>
          <table:named-expression table:name="spotreby_krizovy04" table:expression="of:=[.#REF!]" table:base-cell-address="OBSAH_-_CONTENTS.$A$1"/>
        </table:named-expressions>
      </table:table>
      <table:table table:name="T_2_12" table:style-name="ta6">
        <table:table-column table:style-name="co34" table:default-cell-style-name="ce89"/>
        <table:table-column table:style-name="co31" table:default-cell-style-name="ce45"/>
        <table:table-column table:style-name="co36" table:number-columns-repeated="2" table:default-cell-style-name="ce256"/>
        <table:table-column table:style-name="co34" table:default-cell-style-name="ce89"/>
        <table:table-column table:style-name="co11" table:default-cell-style-name="ce45"/>
        <table:table-column table:style-name="co3" table:number-columns-repeated="16378" table:default-cell-style-name="ce45"/>
        <table:table-row table:style-name="ro2">
          <table:table-cell office:value-type="string" table:number-columns-spanned="6" table:number-rows-spanned="1" table:style-name="ce319">
            <text:p>Tab. č. 2-12. Spotreba elektriny a tepla v priemysle - podľa krajov za rok 2020</text:p>
          </table:table-cell>
          <table:covered-table-cell table:number-columns-repeated="5"/>
          <table:table-cell table:number-columns-repeated="16378" table:style-name="ce39"/>
        </table:table-row>
        <table:table-row table:style-name="ro2">
          <table:table-cell office:value-type="string" table:number-columns-spanned="6" table:number-rows-spanned="1" table:style-name="ce320">
            <text:p>Consumption of Electricity and Heat in Industry - by Regions in 2020</text:p>
          </table:table-cell>
          <table:covered-table-cell table:number-columns-repeated="5"/>
          <table:table-cell table:number-columns-repeated="16378" table:style-name="ce39"/>
        </table:table-row>
        <table:table-row table:style-name="ro3">
          <table:table-cell table:style-name="ce38"/>
          <table:table-cell table:style-name="ce39"/>
          <table:table-cell table:number-columns-repeated="2" table:style-name="ce42"/>
          <table:table-cell table:style-name="ce38"/>
          <table:table-cell table:number-columns-repeated="16379" table:style-name="ce39"/>
        </table:table-row>
        <table:table-row table:style-name="ro3">
          <table:table-cell table:style-name="ce174"/>
          <table:table-cell table:style-name="ce3"/>
          <table:table-cell office:value-type="string" table:style-name="ce282">
            <text:p>Elektrina</text:p>
          </table:table-cell>
          <table:table-cell office:value-type="string" table:style-name="ce283">
            <text:p>Teplo<text:span text:style-name="T2">1/</text:span></text:p>
          </table:table-cell>
          <table:table-cell table:style-name="ce44"/>
          <table:table-cell table:style-name="ce43"/>
          <table:table-cell table:number-columns-repeated="16378"/>
        </table:table-row>
        <table:table-row table:style-name="ro3">
          <table:table-cell table:style-name="ce89"/>
          <table:table-cell table:style-name="ce46"/>
          <table:table-cell office:value-type="string" table:style-name="ce284">
            <text:p>Electricity</text:p>
          </table:table-cell>
          <table:table-cell office:value-type="string" table:style-name="ce285">
            <text:p>Heat</text:p>
          </table:table-cell>
          <table:table-cell table:style-name="ce7"/>
          <table:table-cell table:style-name="ce47"/>
          <table:table-cell table:number-columns-repeated="16378"/>
        </table:table-row>
        <table:table-row table:style-name="ro3">
          <table:table-cell table:style-name="ce176"/>
          <table:table-cell table:style-name="ce215"/>
          <table:table-cell office:value-type="string" table:style-name="ce286">
            <text:p>MWh</text:p>
          </table:table-cell>
          <table:table-cell office:value-type="string" table:style-name="ce287">
            <text:p>GJ</text:p>
          </table:table-cell>
          <table:table-cell table:style-name="ce25"/>
          <table:table-cell table:style-name="ce48"/>
          <table:table-cell table:number-columns-repeated="16378"/>
        </table:table-row>
        <table:table-row table:style-name="ro34">
          <table:table-cell table:style-name="ce89"/>
          <table:table-cell table:style-name="ce45"/>
          <table:table-cell table:style-name="ce236"/>
          <table:table-cell table:style-name="ce51"/>
          <table:table-cell table:style-name="ce52"/>
          <table:table-cell table:style-name="ce47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48">
            <text:p>1 Bratislavský kraj</text:p>
          </table:table-cell>
          <table:covered-table-cell/>
          <table:table-cell table:style-name="ce238"/>
          <table:table-cell table:style-name="ce55"/>
          <table:table-cell office:value-type="string" table:number-columns-spanned="2" table:number-rows-spanned="1" table:style-name="ce326">
            <text:p>1 Region of Bratislava</text:p>
          </table:table-cell>
          <table:covered-table-cell/>
          <table:table-cell table:number-columns-repeated="16378"/>
        </table:table-row>
        <table:table-row table:style-name="ro34">
          <table:table-cell table:style-name="ce89"/>
          <table:table-cell table:style-name="ce56"/>
          <table:table-cell table:style-name="ce238"/>
          <table:table-cell table:style-name="ce55"/>
          <table:table-cell table:style-name="ce57"/>
          <table:table-cell table:style-name="ce58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46">
            <text:p>Priemysel spolu (B C D E)</text:p>
          </table:table-cell>
          <table:covered-table-cell/>
          <table:table-cell office:value-type="float" office:value="4137262" table:style-name="ce59">
            <text:p>4 137 262</text:p>
          </table:table-cell>
          <table:table-cell office:value-type="float" office:value="195094179" table:style-name="ce59">
            <text:p>195 094 179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8"/>
        </table:table-row>
        <table:table-row table:style-name="ro5">
          <table:table-cell table:style-name="ce35"/>
          <table:table-cell table:style-name="ce60"/>
          <table:table-cell table:number-columns-repeated="2" table:style-name="ce59"/>
          <table:table-cell table:style-name="ce177"/>
          <table:table-cell table:style-name="ce61"/>
          <table:table-cell table:number-columns-repeated="16378"/>
        </table:table-row>
        <table:table-row table:style-name="ro6">
          <table:table-cell office:value-type="string" table:style-name="ce178">
            <text:p>B</text:p>
          </table:table-cell>
          <table:table-cell office:value-type="string" table:style-name="ce32">
            <text:p>Ťažba a dobývanie</text:p>
          </table:table-cell>
          <table:table-cell office:value-type="float" office:value="7875" table:style-name="ce59">
            <text:p>7 875</text:p>
          </table:table-cell>
          <table:table-cell office:value-type="float" office:value="74868" table:style-name="ce59">
            <text:p>74 868</text:p>
          </table:table-cell>
          <table:table-cell office:value-type="string" table:style-name="ce52">
            <text:p>B</text:p>
          </table:table-cell>
          <table:table-cell office:value-type="string" table:style-name="ce32">
            <text:p>Mining and quarrying</text:p>
          </table:table-cell>
          <table:table-cell table:number-columns-repeated="16378"/>
        </table:table-row>
        <table:table-row table:style-name="ro5">
          <table:table-cell table:style-name="ce178"/>
          <table:table-cell table:style-name="ce32"/>
          <table:table-cell table:number-columns-repeated="2" table:style-name="ce59"/>
          <table:table-cell table:style-name="ce52"/>
          <table:table-cell table:style-name="ce32"/>
          <table:table-cell table:number-columns-repeated="16378"/>
        </table:table-row>
        <table:table-row table:style-name="ro6">
          <table:table-cell office:value-type="string" table:style-name="ce89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1684875" table:style-name="ce59">
            <text:p>1 684 875</text:p>
          </table:table-cell>
          <table:table-cell office:value-type="float" office:value="12868767" table:style-name="ce59">
            <text:p>12 868 767</text:p>
          </table:table-cell>
          <table:table-cell office:value-type="string" table:style-name="ce62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10 Výroba potravín</text:p>
          </table:table-cell>
          <table:table-cell office:value-type="float" office:value="69663" table:style-name="ce59">
            <text:p>69 663</text:p>
          </table:table-cell>
          <table:table-cell office:value-type="float" office:value="271897" table:style-name="ce59">
            <text:p>271 897</text:p>
          </table:table-cell>
          <table:table-cell table:style-name="ce62"/>
          <table:table-cell office:value-type="string" table:style-name="ce32">
            <text:p>10 Manuf.of food products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11 Výroba nápojov</text:p>
          </table:table-cell>
          <table:table-cell office:value-type="float" office:value="1302" table:style-name="ce59">
            <text:p>1 302</text:p>
          </table:table-cell>
          <table:table-cell office:value-type="string" table:style-name="ce59">
            <text:p>-</text:p>
          </table:table-cell>
          <table:table-cell table:style-name="ce62"/>
          <table:table-cell office:value-type="string" table:style-name="ce32">
            <text:p>11 Manufacture of beverages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13 Výroba textilu</text:p>
          </table:table-cell>
          <table:table-cell office:value-type="float" office:value="1140" table:style-name="ce59">
            <text:p>1 140</text:p>
          </table:table-cell>
          <table:table-cell office:value-type="string" table:style-name="ce59">
            <text:p>-</text:p>
          </table:table-cell>
          <table:table-cell table:style-name="ce62"/>
          <table:table-cell office:value-type="string" table:style-name="ce32">
            <text:p>13 Manufacture of textiles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16 Spracovanie dreva</text:p>
          </table:table-cell>
          <table:table-cell office:value-type="float" office:value="4200" table:style-name="ce59">
            <text:p>4 200</text:p>
          </table:table-cell>
          <table:table-cell office:value-type="string" table:style-name="ce59">
            <text:p>-</text:p>
          </table:table-cell>
          <table:table-cell table:style-name="ce62"/>
          <table:table-cell office:value-type="string" table:style-name="ce32">
            <text:p>16 Manufacture of wood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17 Výroba papiera</text:p>
          </table:table-cell>
          <table:table-cell office:value-type="float" office:value="3433" table:style-name="ce59">
            <text:p>3 433</text:p>
          </table:table-cell>
          <table:table-cell office:value-type="string" table:style-name="ce59">
            <text:p>-</text:p>
          </table:table-cell>
          <table:table-cell table:style-name="ce62"/>
          <table:table-cell office:value-type="string" table:style-name="ce32">
            <text:p>17 Manufacture of paper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18 Tlač,reprod.záznam.médií</text:p>
          </table:table-cell>
          <table:table-cell office:value-type="float" office:value="23313" table:style-name="ce59">
            <text:p>23 313</text:p>
          </table:table-cell>
          <table:table-cell office:value-type="float" office:value="12514" table:style-name="ce59">
            <text:p>12 514</text:p>
          </table:table-cell>
          <table:table-cell table:style-name="ce62"/>
          <table:table-cell office:value-type="string" table:style-name="ce32">
            <text:p>18 Printing,repr.of rec.med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19 Výr.koksu,ropných prod.</text:p>
          </table:table-cell>
          <table:table-cell office:value-type="float" office:value="953309" table:style-name="ce59">
            <text:p>953 309</text:p>
          </table:table-cell>
          <table:table-cell office:value-type="float" office:value="11950852" table:style-name="ce59">
            <text:p>11 950 852</text:p>
          </table:table-cell>
          <table:table-cell table:style-name="ce62"/>
          <table:table-cell office:value-type="string" table:style-name="ce32">
            <text:p>19 Manuf.of coke,petr.prod.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20 Výroba chemikálií</text:p>
          </table:table-cell>
          <table:table-cell office:value-type="float" office:value="8676" table:style-name="ce59">
            <text:p>8 676</text:p>
          </table:table-cell>
          <table:table-cell office:value-type="float" office:value="84194" table:style-name="ce59">
            <text:p>84 194</text:p>
          </table:table-cell>
          <table:table-cell table:style-name="ce62"/>
          <table:table-cell office:value-type="string" table:style-name="ce32">
            <text:p>20 Manufacture of chemicals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22 Výroba výrobkov z gumy</text:p>
          </table:table-cell>
          <table:table-cell office:value-type="float" office:value="14597" table:style-name="ce59">
            <text:p>14 597</text:p>
          </table:table-cell>
          <table:table-cell office:value-type="float" office:value="1160" table:style-name="ce59">
            <text:p>1 160</text:p>
          </table:table-cell>
          <table:table-cell table:style-name="ce62"/>
          <table:table-cell office:value-type="string" table:style-name="ce32">
            <text:p>22 Manu.of rub.,plast.prod.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23 Výroba ost.nekov.výr.</text:p>
          </table:table-cell>
          <table:table-cell office:value-type="float" office:value="234484" table:style-name="ce59">
            <text:p>234 484</text:p>
          </table:table-cell>
          <table:table-cell office:value-type="float" office:value="13201" table:style-name="ce59">
            <text:p>13 201</text:p>
          </table:table-cell>
          <table:table-cell table:style-name="ce62"/>
          <table:table-cell office:value-type="string" table:style-name="ce32">
            <text:p>23 Manuf.of oth.non-met.pr.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24 Výroba,spracovanie kovov</text:p>
          </table:table-cell>
          <table:table-cell office:value-type="float" office:value="2377" table:style-name="ce59">
            <text:p>2 377</text:p>
          </table:table-cell>
          <table:table-cell office:value-type="string" table:style-name="ce59">
            <text:p>-</text:p>
          </table:table-cell>
          <table:table-cell table:style-name="ce62"/>
          <table:table-cell office:value-type="string" table:style-name="ce32">
            <text:p>24 Manuf.of basic metals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25 Výroba kov.konštrukcií</text:p>
          </table:table-cell>
          <table:table-cell office:value-type="float" office:value="24793" table:style-name="ce59">
            <text:p>24 793</text:p>
          </table:table-cell>
          <table:table-cell office:value-type="float" office:value="106" table:style-name="ce59">
            <text:p>106</text:p>
          </table:table-cell>
          <table:table-cell table:style-name="ce62"/>
          <table:table-cell office:value-type="string" table:style-name="ce32">
            <text:p>25 Manu.of fabric.met.prod.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26 Výroba počítačových výr.</text:p>
          </table:table-cell>
          <table:table-cell office:value-type="float" office:value="366" table:style-name="ce59">
            <text:p>366</text:p>
          </table:table-cell>
          <table:table-cell office:value-type="float" office:value="216" table:style-name="ce59">
            <text:p>216</text:p>
          </table:table-cell>
          <table:table-cell table:style-name="ce62"/>
          <table:table-cell office:value-type="string" table:style-name="ce32">
            <text:p>26 Manuf.of computer prod.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27 Výroba elektrických zar.</text:p>
          </table:table-cell>
          <table:table-cell office:value-type="float" office:value="14694" table:style-name="ce59">
            <text:p>14 694</text:p>
          </table:table-cell>
          <table:table-cell office:value-type="float" office:value="4907" table:style-name="ce59">
            <text:p>4 907</text:p>
          </table:table-cell>
          <table:table-cell table:style-name="ce62"/>
          <table:table-cell office:value-type="string" table:style-name="ce32">
            <text:p>27 Manuf.of elec.equipment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28 Výroba strojov a zar.</text:p>
          </table:table-cell>
          <table:table-cell office:value-type="float" office:value="12862" table:style-name="ce59">
            <text:p>12 862</text:p>
          </table:table-cell>
          <table:table-cell office:value-type="float" office:value="5242" table:style-name="ce59">
            <text:p>5 242</text:p>
          </table:table-cell>
          <table:table-cell table:style-name="ce62"/>
          <table:table-cell office:value-type="string" table:style-name="ce32">
            <text:p>28 Manu.of machinery n.e.c.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29 Výroba motor.vozidiel</text:p>
          </table:table-cell>
          <table:table-cell office:value-type="float" office:value="282087" table:style-name="ce59">
            <text:p>282 087</text:p>
          </table:table-cell>
          <table:table-cell office:value-type="float" office:value="513380" table:style-name="ce59">
            <text:p>513 380</text:p>
          </table:table-cell>
          <table:table-cell table:style-name="ce62"/>
          <table:table-cell office:value-type="string" table:style-name="ce32">
            <text:p>29 Manuf.of mot.vehicles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30 Výr.ost.doprav.prostr.</text:p>
          </table:table-cell>
          <table:table-cell office:value-type="float" office:value="511" table:style-name="ce59">
            <text:p>511</text:p>
          </table:table-cell>
          <table:table-cell office:value-type="string" table:style-name="ce59">
            <text:p>-</text:p>
          </table:table-cell>
          <table:table-cell table:style-name="ce62"/>
          <table:table-cell office:value-type="string" table:style-name="ce32">
            <text:p>30 Manu.of oth.transp.equi.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31 Výroba nábytku</text:p>
          </table:table-cell>
          <table:table-cell office:value-type="float" office:value="206" table:style-name="ce59">
            <text:p>206</text:p>
          </table:table-cell>
          <table:table-cell office:value-type="string" table:style-name="ce59">
            <text:p>-</text:p>
          </table:table-cell>
          <table:table-cell table:style-name="ce62"/>
          <table:table-cell office:value-type="string" table:style-name="ce32">
            <text:p>31 Manufacture of furniture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32 Iná výroba</text:p>
          </table:table-cell>
          <table:table-cell office:value-type="float" office:value="25110" table:style-name="ce59">
            <text:p>25 110</text:p>
          </table:table-cell>
          <table:table-cell office:value-type="string" table:style-name="ce59">
            <text:p>-</text:p>
          </table:table-cell>
          <table:table-cell table:style-name="ce62"/>
          <table:table-cell office:value-type="string" table:style-name="ce32">
            <text:p>32 Other manufacturing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33 Oprava a inštal.strojov</text:p>
          </table:table-cell>
          <table:table-cell office:value-type="float" office:value="7268" table:style-name="ce59">
            <text:p>7 268</text:p>
          </table:table-cell>
          <table:table-cell office:value-type="float" office:value="11098" table:style-name="ce59">
            <text:p>11 098</text:p>
          </table:table-cell>
          <table:table-cell table:style-name="ce62"/>
          <table:table-cell office:value-type="string" table:style-name="ce32">
            <text:p>33 Repair,instal.of machin.</text:p>
          </table:table-cell>
          <table:table-cell table:number-columns-repeated="16378"/>
        </table:table-row>
        <table:table-row table:style-name="ro5">
          <table:table-cell table:style-name="ce89"/>
          <table:table-cell table:style-name="ce32"/>
          <table:table-cell table:number-columns-repeated="2" table:style-name="ce59"/>
          <table:table-cell table:style-name="ce62"/>
          <table:table-cell table:style-name="ce32"/>
          <table:table-cell table:number-columns-repeated="16378"/>
        </table:table-row>
        <table:table-row table:style-name="ro6">
          <table:table-cell office:value-type="string" table:style-name="ce89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2290225" table:style-name="ce59">
            <text:p>2 290 225</text:p>
          </table:table-cell>
          <table:table-cell office:value-type="float" office:value="180042413" table:style-name="ce59">
            <text:p>180 042 413</text:p>
          </table:table-cell>
          <table:table-cell office:value-type="string" table:style-name="ce62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35 Dod.elektr,plynu,pary</text:p>
          </table:table-cell>
          <table:table-cell office:value-type="float" office:value="2290225" table:style-name="ce59">
            <text:p>2 290 225</text:p>
          </table:table-cell>
          <table:table-cell office:value-type="float" office:value="180042413" table:style-name="ce59">
            <text:p>180 042 413</text:p>
          </table:table-cell>
          <table:table-cell table:style-name="ce62"/>
          <table:table-cell office:value-type="string" table:style-name="ce32">
            <text:p>35 Electr,gas,steam supply</text:p>
          </table:table-cell>
          <table:table-cell table:number-columns-repeated="16378"/>
        </table:table-row>
        <table:table-row table:style-name="ro5">
          <table:table-cell table:style-name="ce89"/>
          <table:table-cell table:style-name="ce32"/>
          <table:table-cell table:number-columns-repeated="2" table:style-name="ce59"/>
          <table:table-cell table:style-name="ce62"/>
          <table:table-cell table:style-name="ce32"/>
          <table:table-cell table:number-columns-repeated="16378"/>
        </table:table-row>
        <table:table-row table:style-name="ro6">
          <table:table-cell office:value-type="string" table:style-name="ce89">
            <text:p>E</text:p>
          </table:table-cell>
          <table:table-cell office:value-type="string" table:style-name="ce32">
            <text:p>Dodávka vody</text:p>
          </table:table-cell>
          <table:table-cell office:value-type="float" office:value="154287" table:style-name="ce59">
            <text:p>154 287</text:p>
          </table:table-cell>
          <table:table-cell office:value-type="float" office:value="2108131" table:style-name="ce59">
            <text:p>2 108 131</text:p>
          </table:table-cell>
          <table:table-cell office:value-type="string" table:style-name="ce62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38 Zber,sprac,likv.odpadov</text:p>
          </table:table-cell>
          <table:table-cell office:value-type="float" office:value="86180" table:style-name="ce59">
            <text:p>86 180</text:p>
          </table:table-cell>
          <table:table-cell office:value-type="float" office:value="2082940" table:style-name="ce59">
            <text:p>2 082 940</text:p>
          </table:table-cell>
          <table:table-cell table:style-name="ce63"/>
          <table:table-cell office:value-type="string" table:style-name="ce32">
            <text:p>38 Waste coll,disposal act.</text:p>
          </table:table-cell>
          <table:table-cell table:number-columns-repeated="16378"/>
        </table:table-row>
        <table:table-row table:number-rows-repeated="2" table:style-name="ro6">
          <table:table-cell table:style-name="ce89"/>
          <table:table-cell table:style-name="ce32"/>
          <table:table-cell table:number-columns-repeated="2" table:style-name="ce73"/>
          <table:table-cell table:style-name="ce63"/>
          <table:table-cell table:style-name="ce32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19">
            <text:p>Tab. č. 2-12. Spotreba elektriny a tepla v priemysle - podľa krajov za rok 2020</text:p>
          </table:table-cell>
          <table:covered-table-cell table:number-columns-repeated="5"/>
          <table:table-cell table:number-columns-repeated="16378" table:style-name="ce39"/>
        </table:table-row>
        <table:table-row table:style-name="ro3">
          <table:table-cell office:value-type="string" table:number-columns-spanned="6" table:number-rows-spanned="1" table:style-name="ce320">
            <text:p>Consumption of Electricity and Heat in Industry - by Regions in 2020</text:p>
          </table:table-cell>
          <table:covered-table-cell table:number-columns-repeated="5"/>
          <table:table-cell table:number-columns-repeated="16378" table:style-name="ce39"/>
        </table:table-row>
        <table:table-row table:style-name="ro16">
          <table:table-cell table:style-name="ce38"/>
          <table:table-cell table:style-name="ce76"/>
          <table:table-cell table:number-columns-repeated="2" table:style-name="ce78"/>
          <table:table-cell table:style-name="ce57"/>
          <table:table-cell table:style-name="ce74"/>
          <table:table-cell table:number-columns-repeated="16378" table:style-name="ce39"/>
        </table:table-row>
        <table:table-row table:style-name="ro3">
          <table:table-cell office:value-type="string" table:number-columns-spanned="2" table:number-rows-spanned="1" table:style-name="ce330">
            <text:p>1. pokračovanie</text:p>
          </table:table-cell>
          <table:covered-table-cell/>
          <table:table-cell table:number-columns-repeated="2" table:style-name="ce80"/>
          <table:table-cell table:style-name="ce81"/>
          <table:table-cell office:value-type="string" table:style-name="ce82">
            <text:p>1st continuation</text:p>
          </table:table-cell>
          <table:table-cell table:number-columns-repeated="16378" table:style-name="ce75"/>
        </table:table-row>
        <table:table-row table:style-name="ro3">
          <table:table-cell table:style-name="ce89"/>
          <table:table-cell table:style-name="ce83"/>
          <table:table-cell office:value-type="string" table:style-name="ce282">
            <text:p>Elektrina</text:p>
          </table:table-cell>
          <table:table-cell office:value-type="string" table:style-name="ce283">
            <text:p>Teplo<text:span text:style-name="T2">1/</text:span></text:p>
          </table:table-cell>
          <table:table-cell table:style-name="ce24"/>
          <table:table-cell table:style-name="ce43"/>
          <table:table-cell table:number-columns-repeated="16378"/>
        </table:table-row>
        <table:table-row table:style-name="ro3">
          <table:table-cell table:style-name="ce89"/>
          <table:table-cell table:style-name="ce6"/>
          <table:table-cell office:value-type="string" table:style-name="ce284">
            <text:p>Electricity</text:p>
          </table:table-cell>
          <table:table-cell office:value-type="string" table:style-name="ce285">
            <text:p>Heat</text:p>
          </table:table-cell>
          <table:table-cell table:style-name="ce84"/>
          <table:table-cell table:style-name="ce47"/>
          <table:table-cell table:number-columns-repeated="16378"/>
        </table:table-row>
        <table:table-row table:style-name="ro3">
          <table:table-cell table:style-name="ce176"/>
          <table:table-cell table:style-name="ce215"/>
          <table:table-cell office:value-type="string" table:style-name="ce286">
            <text:p>MWh</text:p>
          </table:table-cell>
          <table:table-cell office:value-type="string" table:style-name="ce287">
            <text:p>GJ</text:p>
          </table:table-cell>
          <table:table-cell table:style-name="ce25"/>
          <table:table-cell table:style-name="ce48"/>
          <table:table-cell table:number-columns-repeated="16378"/>
        </table:table-row>
        <table:table-row table:style-name="ro34">
          <table:table-cell table:style-name="ce52"/>
          <table:table-cell table:style-name="ce8"/>
          <table:table-cell table:number-columns-repeated="2" table:style-name="ce241"/>
          <table:table-cell table:style-name="ce20"/>
          <table:table-cell table:style-name="ce47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48">
            <text:p>2 Trnavský kraj</text:p>
          </table:table-cell>
          <table:covered-table-cell/>
          <table:table-cell table:number-columns-repeated="2" table:style-name="ce65"/>
          <table:table-cell office:value-type="string" table:number-columns-spanned="2" table:number-rows-spanned="1" table:style-name="ce326">
            <text:p>2 Region of Trnava</text:p>
          </table:table-cell>
          <table:covered-table-cell/>
          <table:table-cell table:number-columns-repeated="16378"/>
        </table:table-row>
        <table:table-row table:style-name="ro5">
          <table:table-cell table:style-name="ce89"/>
          <table:table-cell table:style-name="ce56"/>
          <table:table-cell table:number-columns-repeated="2" table:style-name="ce65"/>
          <table:table-cell table:style-name="ce66"/>
          <table:table-cell table:style-name="ce58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46">
            <text:p>Priemysel spolu <text:s/>(B C D E)</text:p>
          </table:table-cell>
          <table:covered-table-cell/>
          <table:table-cell office:value-type="float" office:value="858811" table:style-name="ce59">
            <text:p>858 811</text:p>
          </table:table-cell>
          <table:table-cell office:value-type="float" office:value="1734609" table:style-name="ce59">
            <text:p>1 734 609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8"/>
        </table:table-row>
        <table:table-row table:style-name="ro17">
          <table:table-cell table:style-name="ce35"/>
          <table:table-cell table:style-name="ce60"/>
          <table:table-cell table:number-columns-repeated="2" table:style-name="ce59"/>
          <table:table-cell table:style-name="ce177"/>
          <table:table-cell table:style-name="ce61"/>
          <table:table-cell table:number-columns-repeated="16378"/>
        </table:table-row>
        <table:table-row table:style-name="ro7">
          <table:table-cell office:value-type="string" table:style-name="ce178">
            <text:p>B</text:p>
          </table:table-cell>
          <table:table-cell office:value-type="string" table:style-name="ce32">
            <text:p>Ťažba a dobývanie</text:p>
          </table:table-cell>
          <table:table-cell office:value-type="float" office:value="4341" table:style-name="ce59">
            <text:p>4 341</text:p>
          </table:table-cell>
          <table:table-cell office:value-type="string" table:style-name="ce59">
            <text:p>-</text:p>
          </table:table-cell>
          <table:table-cell office:value-type="string" table:style-name="ce52">
            <text:p>B</text:p>
          </table:table-cell>
          <table:table-cell office:value-type="string" table:style-name="ce32">
            <text:p>Mining and quarrying</text:p>
          </table:table-cell>
          <table:table-cell table:number-columns-repeated="16378"/>
        </table:table-row>
        <table:table-row table:style-name="ro6">
          <table:table-cell table:style-name="ce178"/>
          <table:table-cell office:value-type="string" table:style-name="ce32">
            <text:p>08 Iná ťažba a dobývanie</text:p>
          </table:table-cell>
          <table:table-cell office:value-type="float" office:value="4341" table:style-name="ce59">
            <text:p>4 341</text:p>
          </table:table-cell>
          <table:table-cell office:value-type="string" table:style-name="ce59">
            <text:p>-</text:p>
          </table:table-cell>
          <table:table-cell table:style-name="ce52"/>
          <table:table-cell office:value-type="string" table:style-name="ce32">
            <text:p>08 Oth.mining and quarrying</text:p>
          </table:table-cell>
          <table:table-cell table:number-columns-repeated="16378"/>
        </table:table-row>
        <table:table-row table:style-name="ro16">
          <table:table-cell table:style-name="ce178"/>
          <table:table-cell table:style-name="ce32"/>
          <table:table-cell table:number-columns-repeated="2" table:style-name="ce59"/>
          <table:table-cell table:style-name="ce52"/>
          <table:table-cell table:style-name="ce32"/>
          <table:table-cell table:number-columns-repeated="16378"/>
        </table:table-row>
        <table:table-row table:style-name="ro6">
          <table:table-cell office:value-type="string" table:style-name="ce89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795474" table:style-name="ce59">
            <text:p>795 474</text:p>
          </table:table-cell>
          <table:table-cell office:value-type="float" office:value="1577663" table:style-name="ce59">
            <text:p>1 577 663</text:p>
          </table:table-cell>
          <table:table-cell office:value-type="string" table:style-name="ce62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10 Výroba potravín</text:p>
          </table:table-cell>
          <table:table-cell office:value-type="float" office:value="59773" table:style-name="ce59">
            <text:p>59 773</text:p>
          </table:table-cell>
          <table:table-cell office:value-type="float" office:value="965725" table:style-name="ce59">
            <text:p>965 725</text:p>
          </table:table-cell>
          <table:table-cell table:style-name="ce62"/>
          <table:table-cell office:value-type="string" table:style-name="ce32">
            <text:p>10 Manuf.of food products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11 Výroba nápojov</text:p>
          </table:table-cell>
          <table:table-cell office:value-type="float" office:value="8812" table:style-name="ce59">
            <text:p>8 812</text:p>
          </table:table-cell>
          <table:table-cell office:value-type="string" table:style-name="ce59">
            <text:p>-</text:p>
          </table:table-cell>
          <table:table-cell table:style-name="ce62"/>
          <table:table-cell office:value-type="string" table:style-name="ce32">
            <text:p>11 Manufacture of beverages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13 Výroba textilu</text:p>
          </table:table-cell>
          <table:table-cell office:value-type="float" office:value="4027" table:style-name="ce59">
            <text:p>4 027</text:p>
          </table:table-cell>
          <table:table-cell office:value-type="string" table:style-name="ce59">
            <text:p>-</text:p>
          </table:table-cell>
          <table:table-cell table:style-name="ce62"/>
          <table:table-cell office:value-type="string" table:style-name="ce32">
            <text:p>13 Manufacture of textiles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14 Výroba odevov</text:p>
          </table:table-cell>
          <table:table-cell office:value-type="float" office:value="1398" table:style-name="ce59">
            <text:p>1 398</text:p>
          </table:table-cell>
          <table:table-cell office:value-type="float" office:value="702" table:style-name="ce59">
            <text:p>702</text:p>
          </table:table-cell>
          <table:table-cell table:style-name="ce62"/>
          <table:table-cell office:value-type="string" table:style-name="ce32">
            <text:p>14 Manuf.of wear.apparel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16 Spracovanie dreva</text:p>
          </table:table-cell>
          <table:table-cell office:value-type="float" office:value="1298" table:style-name="ce59">
            <text:p>1 298</text:p>
          </table:table-cell>
          <table:table-cell office:value-type="string" table:style-name="ce59">
            <text:p>-</text:p>
          </table:table-cell>
          <table:table-cell table:style-name="ce62"/>
          <table:table-cell office:value-type="string" table:style-name="ce32">
            <text:p>16 Manufacture of wood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17 Výroba papiera</text:p>
          </table:table-cell>
          <table:table-cell office:value-type="float" office:value="219" table:style-name="ce59">
            <text:p>219</text:p>
          </table:table-cell>
          <table:table-cell office:value-type="float" office:value="31561" table:style-name="ce59">
            <text:p>31 561</text:p>
          </table:table-cell>
          <table:table-cell table:style-name="ce62"/>
          <table:table-cell office:value-type="string" table:style-name="ce32">
            <text:p>17 Manufacture of paper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18 Tlač,reprod.záznam.médií</text:p>
          </table:table-cell>
          <table:table-cell office:value-type="float" office:value="1736" table:style-name="ce59">
            <text:p>1 736</text:p>
          </table:table-cell>
          <table:table-cell office:value-type="string" table:style-name="ce59">
            <text:p>-</text:p>
          </table:table-cell>
          <table:table-cell table:style-name="ce62"/>
          <table:table-cell office:value-type="string" table:style-name="ce32">
            <text:p>18 Printing,repr.of rec.med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20 Výroba chemikálií</text:p>
          </table:table-cell>
          <table:table-cell office:value-type="float" office:value="31326" table:style-name="ce59">
            <text:p>31 326</text:p>
          </table:table-cell>
          <table:table-cell office:value-type="float" office:value="192522" table:style-name="ce59">
            <text:p>192 522</text:p>
          </table:table-cell>
          <table:table-cell table:style-name="ce62"/>
          <table:table-cell office:value-type="string" table:style-name="ce32">
            <text:p>20 Manufacture of chemicals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21 Výr.zákl.farmaceut.výr.</text:p>
          </table:table-cell>
          <table:table-cell office:value-type="float" office:value="21508" table:style-name="ce59">
            <text:p>21 508</text:p>
          </table:table-cell>
          <table:table-cell office:value-type="float" office:value="115437" table:style-name="ce59">
            <text:p>115 437</text:p>
          </table:table-cell>
          <table:table-cell table:style-name="ce62"/>
          <table:table-cell office:value-type="string" table:style-name="ce32">
            <text:p>21 Manuf.of bas.pharm.prod.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22 Výroba výrobkov z gumy</text:p>
          </table:table-cell>
          <table:table-cell office:value-type="float" office:value="61744" table:style-name="ce59">
            <text:p>61 744</text:p>
          </table:table-cell>
          <table:table-cell office:value-type="float" office:value="12823" table:style-name="ce59">
            <text:p>12 823</text:p>
          </table:table-cell>
          <table:table-cell table:style-name="ce62"/>
          <table:table-cell office:value-type="string" table:style-name="ce32">
            <text:p>22 Manu.of rub.,plast.prod.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23 Výroba ost.nekov.výr.</text:p>
          </table:table-cell>
          <table:table-cell office:value-type="float" office:value="111087" table:style-name="ce59">
            <text:p>111 087</text:p>
          </table:table-cell>
          <table:table-cell office:value-type="float" office:value="146530" table:style-name="ce59">
            <text:p>146 530</text:p>
          </table:table-cell>
          <table:table-cell table:style-name="ce62"/>
          <table:table-cell office:value-type="string" table:style-name="ce32">
            <text:p>23 Manuf.of oth.non-met.pr.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24 Výroba,spracovanie kovov</text:p>
          </table:table-cell>
          <table:table-cell office:value-type="float" office:value="119798" table:style-name="ce59">
            <text:p>119 798</text:p>
          </table:table-cell>
          <table:table-cell office:value-type="float" office:value="7838" table:style-name="ce59">
            <text:p>7 838</text:p>
          </table:table-cell>
          <table:table-cell table:style-name="ce62"/>
          <table:table-cell office:value-type="string" table:style-name="ce32">
            <text:p>24 Manuf.of basic metals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25 Výroba kov.konštrukcií</text:p>
          </table:table-cell>
          <table:table-cell office:value-type="float" office:value="56847" table:style-name="ce59">
            <text:p>56 847</text:p>
          </table:table-cell>
          <table:table-cell office:value-type="float" office:value="50455" table:style-name="ce59">
            <text:p>50 455</text:p>
          </table:table-cell>
          <table:table-cell table:style-name="ce62"/>
          <table:table-cell office:value-type="string" table:style-name="ce32">
            <text:p>25 Manu.of fabric.met.prod.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26 Výroba počítačových výr.</text:p>
          </table:table-cell>
          <table:table-cell office:value-type="float" office:value="21377" table:style-name="ce59">
            <text:p>21 377</text:p>
          </table:table-cell>
          <table:table-cell office:value-type="string" table:style-name="ce59">
            <text:p>-</text:p>
          </table:table-cell>
          <table:table-cell table:style-name="ce62"/>
          <table:table-cell office:value-type="string" table:style-name="ce32">
            <text:p>26 Manuf.of computer prod.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27 Výroba elektrických zar.</text:p>
          </table:table-cell>
          <table:table-cell office:value-type="float" office:value="3505" table:style-name="ce59">
            <text:p>3 505</text:p>
          </table:table-cell>
          <table:table-cell office:value-type="float" office:value="3877" table:style-name="ce59">
            <text:p>3 877</text:p>
          </table:table-cell>
          <table:table-cell table:style-name="ce62"/>
          <table:table-cell office:value-type="string" table:style-name="ce32">
            <text:p>27 Manuf.of elec.equipment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28 Výroba strojov a zar.</text:p>
          </table:table-cell>
          <table:table-cell office:value-type="float" office:value="81422" table:style-name="ce59">
            <text:p>81 422</text:p>
          </table:table-cell>
          <table:table-cell office:value-type="float" office:value="32900" table:style-name="ce59">
            <text:p>32 900</text:p>
          </table:table-cell>
          <table:table-cell table:style-name="ce62"/>
          <table:table-cell office:value-type="string" table:style-name="ce32">
            <text:p>28 Manu.of machinery n.e.c.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29 Výroba motor.vozidiel</text:p>
          </table:table-cell>
          <table:table-cell office:value-type="float" office:value="192569" table:style-name="ce59">
            <text:p>192 569</text:p>
          </table:table-cell>
          <table:table-cell office:value-type="float" office:value="9319" table:style-name="ce59">
            <text:p>9 319</text:p>
          </table:table-cell>
          <table:table-cell table:style-name="ce62"/>
          <table:table-cell office:value-type="string" table:style-name="ce32">
            <text:p>29 Manuf.of mot.vehicles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30 Výr.ost.doprav.prostr.</text:p>
          </table:table-cell>
          <table:table-cell office:value-type="float" office:value="338" table:style-name="ce59">
            <text:p>338</text:p>
          </table:table-cell>
          <table:table-cell office:value-type="float" office:value="270" table:style-name="ce59">
            <text:p>270</text:p>
          </table:table-cell>
          <table:table-cell table:style-name="ce62"/>
          <table:table-cell office:value-type="string" table:style-name="ce32">
            <text:p>30 Manu.of oth.transp.equi.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31 Výroba nábytku</text:p>
          </table:table-cell>
          <table:table-cell office:value-type="float" office:value="4205" table:style-name="ce59">
            <text:p>4 205</text:p>
          </table:table-cell>
          <table:table-cell office:value-type="string" table:style-name="ce59">
            <text:p>-</text:p>
          </table:table-cell>
          <table:table-cell table:style-name="ce62"/>
          <table:table-cell office:value-type="string" table:style-name="ce32">
            <text:p>31 Manufacture of furniture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32 Iná výroba</text:p>
          </table:table-cell>
          <table:table-cell office:value-type="float" office:value="1658" table:style-name="ce59">
            <text:p>1 658</text:p>
          </table:table-cell>
          <table:table-cell office:value-type="float" office:value="4920" table:style-name="ce59">
            <text:p>4 920</text:p>
          </table:table-cell>
          <table:table-cell table:style-name="ce62"/>
          <table:table-cell office:value-type="string" table:style-name="ce32">
            <text:p>32 Other manufacturing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33 Oprava a inštal.strojov</text:p>
          </table:table-cell>
          <table:table-cell office:value-type="float" office:value="10827" table:style-name="ce59">
            <text:p>10 827</text:p>
          </table:table-cell>
          <table:table-cell office:value-type="float" office:value="2784" table:style-name="ce59">
            <text:p>2 784</text:p>
          </table:table-cell>
          <table:table-cell table:style-name="ce62"/>
          <table:table-cell office:value-type="string" table:style-name="ce32">
            <text:p>33 Repair,instal.of machin.</text:p>
          </table:table-cell>
          <table:table-cell table:number-columns-repeated="16378"/>
        </table:table-row>
        <table:table-row table:style-name="ro16">
          <table:table-cell/>
          <table:table-cell table:style-name="ce32"/>
          <table:table-cell table:number-columns-repeated="2" table:style-name="ce59"/>
          <table:table-cell table:style-name="ce62"/>
          <table:table-cell table:style-name="ce32"/>
          <table:table-cell table:number-columns-repeated="16378"/>
        </table:table-row>
        <table:table-row table:style-name="ro6">
          <table:table-cell office:value-type="string" table:style-name="ce89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43197" table:style-name="ce59">
            <text:p>43 197</text:p>
          </table:table-cell>
          <table:table-cell office:value-type="float" office:value="116798" table:style-name="ce59">
            <text:p>116 798</text:p>
          </table:table-cell>
          <table:table-cell office:value-type="string" table:style-name="ce62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35 Dod.elektr,plynu,pary</text:p>
          </table:table-cell>
          <table:table-cell office:value-type="float" office:value="43197" table:style-name="ce59">
            <text:p>43 197</text:p>
          </table:table-cell>
          <table:table-cell office:value-type="float" office:value="116798" table:style-name="ce59">
            <text:p>116 798</text:p>
          </table:table-cell>
          <table:table-cell table:style-name="ce62"/>
          <table:table-cell office:value-type="string" table:style-name="ce32">
            <text:p>35 Electr,gas,steam supply</text:p>
          </table:table-cell>
          <table:table-cell table:number-columns-repeated="16378"/>
        </table:table-row>
        <table:table-row table:style-name="ro16">
          <table:table-cell table:style-name="ce89"/>
          <table:table-cell table:style-name="ce32"/>
          <table:table-cell table:number-columns-repeated="2" table:style-name="ce59"/>
          <table:table-cell table:style-name="ce62"/>
          <table:table-cell table:style-name="ce32"/>
          <table:table-cell table:number-columns-repeated="16378"/>
        </table:table-row>
        <table:table-row table:style-name="ro6">
          <table:table-cell office:value-type="string" table:style-name="ce89">
            <text:p>E</text:p>
          </table:table-cell>
          <table:table-cell office:value-type="string" table:style-name="ce32">
            <text:p>Dodávka vody</text:p>
          </table:table-cell>
          <table:table-cell office:value-type="float" office:value="15799" table:style-name="ce59">
            <text:p>15 799</text:p>
          </table:table-cell>
          <table:table-cell office:value-type="float" office:value="40148" table:style-name="ce59">
            <text:p>40 148</text:p>
          </table:table-cell>
          <table:table-cell office:value-type="string" table:style-name="ce62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38 Zber,sprac,likv.odpadov</text:p>
          </table:table-cell>
          <table:table-cell office:value-type="float" office:value="647" table:style-name="ce59">
            <text:p>647</text:p>
          </table:table-cell>
          <table:table-cell office:value-type="string" table:style-name="ce59">
            <text:p>-</text:p>
          </table:table-cell>
          <table:table-cell table:style-name="ce63"/>
          <table:table-cell office:value-type="string" table:style-name="ce32">
            <text:p>38 Waste coll,disposal act.</text:p>
          </table:table-cell>
          <table:table-cell table:number-columns-repeated="16378" table:style-name="ce47"/>
        </table:table-row>
        <table:table-row table:style-name="ro3">
          <table:table-cell office:value-type="string" table:number-columns-spanned="6" table:number-rows-spanned="1" table:style-name="ce319">
            <text:p>Tab. č. 2-12. Spotreba elektriny a tepla v priemysle - podľa krajov za rok 2020</text:p>
          </table:table-cell>
          <table:covered-table-cell table:number-columns-repeated="5"/>
          <table:table-cell table:number-columns-repeated="16378" table:style-name="ce39"/>
        </table:table-row>
        <table:table-row table:style-name="ro3">
          <table:table-cell office:value-type="string" table:number-columns-spanned="6" table:number-rows-spanned="1" table:style-name="ce320">
            <text:p>Consumption of Electricity and Heat in Industry - by Regions in 2020</text:p>
          </table:table-cell>
          <table:covered-table-cell table:number-columns-repeated="5"/>
          <table:table-cell table:number-columns-repeated="16378" table:style-name="ce39"/>
        </table:table-row>
        <table:table-row table:style-name="ro3">
          <table:table-cell table:style-name="ce38"/>
          <table:table-cell table:style-name="ce76"/>
          <table:table-cell table:number-columns-repeated="2" table:style-name="ce78"/>
          <table:table-cell table:style-name="ce57"/>
          <table:table-cell table:style-name="ce74"/>
          <table:table-cell table:number-columns-repeated="16378" table:style-name="ce39"/>
        </table:table-row>
        <table:table-row table:style-name="ro3">
          <table:table-cell office:value-type="string" table:number-columns-spanned="2" table:number-rows-spanned="1" table:style-name="ce330">
            <text:p>2. pokračovanie</text:p>
          </table:table-cell>
          <table:covered-table-cell/>
          <table:table-cell table:number-columns-repeated="2" table:style-name="ce80"/>
          <table:table-cell table:style-name="ce81"/>
          <table:table-cell office:value-type="string" table:style-name="ce82">
            <text:p>2nd continuation</text:p>
          </table:table-cell>
          <table:table-cell table:number-columns-repeated="16378" table:style-name="ce75"/>
        </table:table-row>
        <table:table-row table:style-name="ro3">
          <table:table-cell table:style-name="ce89"/>
          <table:table-cell table:style-name="ce83"/>
          <table:table-cell office:value-type="string" table:style-name="ce282">
            <text:p>Elektrina</text:p>
          </table:table-cell>
          <table:table-cell office:value-type="string" table:style-name="ce283">
            <text:p>Teplo<text:span text:style-name="T2">1/</text:span></text:p>
          </table:table-cell>
          <table:table-cell table:style-name="ce24"/>
          <table:table-cell table:style-name="ce43"/>
          <table:table-cell table:number-columns-repeated="16378"/>
        </table:table-row>
        <table:table-row table:style-name="ro3">
          <table:table-cell table:style-name="ce89"/>
          <table:table-cell table:style-name="ce6"/>
          <table:table-cell office:value-type="string" table:style-name="ce284">
            <text:p>Electricity</text:p>
          </table:table-cell>
          <table:table-cell office:value-type="string" table:style-name="ce285">
            <text:p>Heat</text:p>
          </table:table-cell>
          <table:table-cell table:style-name="ce84"/>
          <table:table-cell table:style-name="ce47"/>
          <table:table-cell table:number-columns-repeated="16378"/>
        </table:table-row>
        <table:table-row table:style-name="ro3">
          <table:table-cell table:style-name="ce176"/>
          <table:table-cell table:style-name="ce215"/>
          <table:table-cell office:value-type="string" table:style-name="ce286">
            <text:p>MWh</text:p>
          </table:table-cell>
          <table:table-cell office:value-type="string" table:style-name="ce287">
            <text:p>GJ</text:p>
          </table:table-cell>
          <table:table-cell table:style-name="ce25"/>
          <table:table-cell table:style-name="ce48"/>
          <table:table-cell table:number-columns-repeated="16378"/>
        </table:table-row>
        <table:table-row table:style-name="ro12">
          <table:table-cell table:style-name="ce89"/>
          <table:table-cell table:style-name="ce8"/>
          <table:table-cell table:style-name="ce246"/>
          <table:table-cell table:style-name="ce247"/>
          <table:table-cell table:style-name="ce20"/>
          <table:table-cell table:style-name="ce47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48">
            <text:p>3 Trenčiansky kraj</text:p>
          </table:table-cell>
          <table:covered-table-cell/>
          <table:table-cell table:number-columns-repeated="2" table:style-name="ce71"/>
          <table:table-cell office:value-type="string" table:number-columns-spanned="2" table:number-rows-spanned="1" table:style-name="ce326">
            <text:p>3 Region of Trenčín</text:p>
          </table:table-cell>
          <table:covered-table-cell/>
          <table:table-cell table:number-columns-repeated="16378"/>
        </table:table-row>
        <table:table-row table:style-name="ro34">
          <table:table-cell table:style-name="ce89"/>
          <table:table-cell table:style-name="ce56"/>
          <table:table-cell table:number-columns-repeated="2" table:style-name="ce71"/>
          <table:table-cell table:style-name="ce72"/>
          <table:table-cell table:style-name="ce58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46">
            <text:p>Priemysel spolu <text:s/>(B C D E)</text:p>
          </table:table-cell>
          <table:covered-table-cell/>
          <table:table-cell office:value-type="float" office:value="1571661" table:style-name="ce59">
            <text:p>1 571 661</text:p>
          </table:table-cell>
          <table:table-cell office:value-type="float" office:value="6159584" table:style-name="ce59">
            <text:p>6 159 584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8"/>
        </table:table-row>
        <table:table-row table:style-name="ro5">
          <table:table-cell table:style-name="ce35"/>
          <table:table-cell table:style-name="ce60"/>
          <table:table-cell table:number-columns-repeated="2" table:style-name="ce59"/>
          <table:table-cell table:style-name="ce177"/>
          <table:table-cell table:style-name="ce61"/>
          <table:table-cell table:number-columns-repeated="16378"/>
        </table:table-row>
        <table:table-row table:style-name="ro7">
          <table:table-cell office:value-type="string" table:style-name="ce178">
            <text:p>B</text:p>
          </table:table-cell>
          <table:table-cell office:value-type="string" table:style-name="ce32">
            <text:p>Ťažba a dobývanie</text:p>
          </table:table-cell>
          <table:table-cell office:value-type="float" office:value="67073" table:style-name="ce59">
            <text:p>67 073</text:p>
          </table:table-cell>
          <table:table-cell office:value-type="float" office:value="89599" table:style-name="ce59">
            <text:p>89 599</text:p>
          </table:table-cell>
          <table:table-cell office:value-type="string" table:style-name="ce52">
            <text:p>B</text:p>
          </table:table-cell>
          <table:table-cell office:value-type="string" table:style-name="ce32">
            <text:p>Mining and quarrying</text:p>
          </table:table-cell>
          <table:table-cell table:number-columns-repeated="16378"/>
        </table:table-row>
        <table:table-row table:style-name="ro5">
          <table:table-cell table:style-name="ce178"/>
          <table:table-cell table:style-name="ce32"/>
          <table:table-cell table:number-columns-repeated="2" table:style-name="ce59"/>
          <table:table-cell table:style-name="ce52"/>
          <table:table-cell table:style-name="ce32"/>
          <table:table-cell table:number-columns-repeated="16378"/>
        </table:table-row>
        <table:table-row table:style-name="ro7">
          <table:table-cell office:value-type="string" table:style-name="ce89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1467550" table:style-name="ce59">
            <text:p>1 467 550</text:p>
          </table:table-cell>
          <table:table-cell office:value-type="float" office:value="3940278" table:style-name="ce59">
            <text:p>3 940 278</text:p>
          </table:table-cell>
          <table:table-cell office:value-type="string" table:style-name="ce62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10 Výroba potravín</text:p>
          </table:table-cell>
          <table:table-cell office:value-type="float" office:value="51098" table:style-name="ce59">
            <text:p>51 098</text:p>
          </table:table-cell>
          <table:table-cell office:value-type="float" office:value="531203" table:style-name="ce59">
            <text:p>531 203</text:p>
          </table:table-cell>
          <table:table-cell table:style-name="ce62"/>
          <table:table-cell office:value-type="string" table:style-name="ce32">
            <text:p>10 Manuf.of food products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13 Výroba textilu</text:p>
          </table:table-cell>
          <table:table-cell office:value-type="float" office:value="7524" table:style-name="ce59">
            <text:p>7 524</text:p>
          </table:table-cell>
          <table:table-cell office:value-type="float" office:value="1451" table:style-name="ce59">
            <text:p>1 451</text:p>
          </table:table-cell>
          <table:table-cell table:style-name="ce62"/>
          <table:table-cell office:value-type="string" table:style-name="ce32">
            <text:p>13 Manufacture of textiles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14 Výroba odevov</text:p>
          </table:table-cell>
          <table:table-cell office:value-type="float" office:value="4116" table:style-name="ce59">
            <text:p>4 116</text:p>
          </table:table-cell>
          <table:table-cell office:value-type="float" office:value="3915" table:style-name="ce59">
            <text:p>3 915</text:p>
          </table:table-cell>
          <table:table-cell table:style-name="ce62"/>
          <table:table-cell office:value-type="string" table:style-name="ce32">
            <text:p>14 Manuf.of wear.apparel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15 Výroba kože</text:p>
          </table:table-cell>
          <table:table-cell office:value-type="float" office:value="10267" table:style-name="ce59">
            <text:p>10 267</text:p>
          </table:table-cell>
          <table:table-cell office:value-type="float" office:value="3806" table:style-name="ce59">
            <text:p>3 806</text:p>
          </table:table-cell>
          <table:table-cell table:style-name="ce62"/>
          <table:table-cell office:value-type="string" table:style-name="ce32">
            <text:p>15 Manufacture of leather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16 Spracovanie dreva</text:p>
          </table:table-cell>
          <table:table-cell office:value-type="float" office:value="4124" table:style-name="ce59">
            <text:p>4 124</text:p>
          </table:table-cell>
          <table:table-cell office:value-type="string" table:style-name="ce59">
            <text:p>-</text:p>
          </table:table-cell>
          <table:table-cell table:style-name="ce62"/>
          <table:table-cell office:value-type="string" table:style-name="ce32">
            <text:p>16 Manufacture of wood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17 Výroba papiera</text:p>
          </table:table-cell>
          <table:table-cell office:value-type="float" office:value="902" table:style-name="ce59">
            <text:p>902</text:p>
          </table:table-cell>
          <table:table-cell office:value-type="float" office:value="4160" table:style-name="ce59">
            <text:p>4 160</text:p>
          </table:table-cell>
          <table:table-cell table:style-name="ce62"/>
          <table:table-cell office:value-type="string" table:style-name="ce32">
            <text:p>17 Manufacture of paper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20 Výroba chemikálií</text:p>
          </table:table-cell>
          <table:table-cell office:value-type="float" office:value="317270" table:style-name="ce59">
            <text:p>317 270</text:p>
          </table:table-cell>
          <table:table-cell office:value-type="float" office:value="469512" table:style-name="ce59">
            <text:p>469 512</text:p>
          </table:table-cell>
          <table:table-cell table:style-name="ce62"/>
          <table:table-cell office:value-type="string" table:style-name="ce32">
            <text:p>20 Manufacture of chemicals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22 Výroba výrobkov z gumy</text:p>
          </table:table-cell>
          <table:table-cell office:value-type="float" office:value="442639" table:style-name="ce59">
            <text:p>442 639</text:p>
          </table:table-cell>
          <table:table-cell office:value-type="float" office:value="1217713" table:style-name="ce59">
            <text:p>1 217 713</text:p>
          </table:table-cell>
          <table:table-cell table:style-name="ce62"/>
          <table:table-cell office:value-type="string" table:style-name="ce32">
            <text:p>22 Manu.of rub.,plast.prod.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23 Výroba ost.nekov.výr.</text:p>
          </table:table-cell>
          <table:table-cell office:value-type="float" office:value="239410" table:style-name="ce59">
            <text:p>239 410</text:p>
          </table:table-cell>
          <table:table-cell office:value-type="float" office:value="1522180" table:style-name="ce59">
            <text:p>1 522 180</text:p>
          </table:table-cell>
          <table:table-cell table:style-name="ce88"/>
          <table:table-cell office:value-type="string" table:style-name="ce32">
            <text:p>23 Manuf.of oth.non-met.pr.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24 Výroba,spracovanie kovov</text:p>
          </table:table-cell>
          <table:table-cell office:value-type="float" office:value="19882" table:style-name="ce59">
            <text:p>19 882</text:p>
          </table:table-cell>
          <table:table-cell office:value-type="float" office:value="1624" table:style-name="ce59">
            <text:p>1 624</text:p>
          </table:table-cell>
          <table:table-cell table:style-name="ce88"/>
          <table:table-cell office:value-type="string" table:style-name="ce32">
            <text:p>24 Manuf.of basic metals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25 Výroba kov.konštrukcií</text:p>
          </table:table-cell>
          <table:table-cell office:value-type="float" office:value="69137" table:style-name="ce59">
            <text:p>69 137</text:p>
          </table:table-cell>
          <table:table-cell office:value-type="float" office:value="17511" table:style-name="ce59">
            <text:p>17 511</text:p>
          </table:table-cell>
          <table:table-cell table:style-name="ce88"/>
          <table:table-cell office:value-type="string" table:style-name="ce32">
            <text:p>25 Manu.of fabric.met.prod.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26 Výroba počítačových výr.</text:p>
          </table:table-cell>
          <table:table-cell office:value-type="float" office:value="4649" table:style-name="ce59">
            <text:p>4 649</text:p>
          </table:table-cell>
          <table:table-cell office:value-type="float" office:value="2614" table:style-name="ce59">
            <text:p>2 614</text:p>
          </table:table-cell>
          <table:table-cell table:style-name="ce88"/>
          <table:table-cell office:value-type="string" table:style-name="ce32">
            <text:p>26 Manuf.of computer prod.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27 Výroba elektrických zar.</text:p>
          </table:table-cell>
          <table:table-cell office:value-type="float" office:value="107239" table:style-name="ce59">
            <text:p>107 239</text:p>
          </table:table-cell>
          <table:table-cell office:value-type="float" office:value="16748" table:style-name="ce59">
            <text:p>16 748</text:p>
          </table:table-cell>
          <table:table-cell table:style-name="ce88"/>
          <table:table-cell office:value-type="string" table:style-name="ce32">
            <text:p>27 Manuf.of elec.equipment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28 Výroba strojov a zar.</text:p>
          </table:table-cell>
          <table:table-cell office:value-type="float" office:value="102070" table:style-name="ce59">
            <text:p>102 070</text:p>
          </table:table-cell>
          <table:table-cell office:value-type="float" office:value="71664" table:style-name="ce59">
            <text:p>71 664</text:p>
          </table:table-cell>
          <table:table-cell table:style-name="ce88"/>
          <table:table-cell office:value-type="string" table:style-name="ce32">
            <text:p>28 Manu.of machinery n.e.c.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29 Výroba motor.vozidiel</text:p>
          </table:table-cell>
          <table:table-cell office:value-type="float" office:value="70197" table:style-name="ce59">
            <text:p>70 197</text:p>
          </table:table-cell>
          <table:table-cell office:value-type="float" office:value="43936" table:style-name="ce59">
            <text:p>43 936</text:p>
          </table:table-cell>
          <table:table-cell table:style-name="ce88"/>
          <table:table-cell office:value-type="string" table:style-name="ce32">
            <text:p>29 Manuf.of mot.vehicles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30 Výr.ost.doprav.prostr.</text:p>
          </table:table-cell>
          <table:table-cell office:value-type="float" office:value="334" table:style-name="ce59">
            <text:p>334</text:p>
          </table:table-cell>
          <table:table-cell office:value-type="string" table:style-name="ce59">
            <text:p>-</text:p>
          </table:table-cell>
          <table:table-cell table:style-name="ce88"/>
          <table:table-cell office:value-type="string" table:style-name="ce32">
            <text:p>30 Manu.of oth.transp.equi.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31 Výroba nábytku</text:p>
          </table:table-cell>
          <table:table-cell office:value-type="float" office:value="2216" table:style-name="ce59">
            <text:p>2 216</text:p>
          </table:table-cell>
          <table:table-cell office:value-type="float" office:value="3382" table:style-name="ce59">
            <text:p>3 382</text:p>
          </table:table-cell>
          <table:table-cell table:style-name="ce88"/>
          <table:table-cell office:value-type="string" table:style-name="ce32">
            <text:p>31 Manufacture of furniture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32 Iná výroba</text:p>
          </table:table-cell>
          <table:table-cell office:value-type="float" office:value="11039" table:style-name="ce59">
            <text:p>11 039</text:p>
          </table:table-cell>
          <table:table-cell office:value-type="float" office:value="5905" table:style-name="ce59">
            <text:p>5 905</text:p>
          </table:table-cell>
          <table:table-cell table:style-name="ce88"/>
          <table:table-cell office:value-type="string" table:style-name="ce32">
            <text:p>32 Other manufacturing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33 Oprava a inštal.strojov</text:p>
          </table:table-cell>
          <table:table-cell office:value-type="float" office:value="1483" table:style-name="ce59">
            <text:p>1 483</text:p>
          </table:table-cell>
          <table:table-cell office:value-type="float" office:value="22933" table:style-name="ce59">
            <text:p>22 933</text:p>
          </table:table-cell>
          <table:table-cell table:style-name="ce88"/>
          <table:table-cell office:value-type="string" table:style-name="ce32">
            <text:p>33 Repair,instal.of machin.</text:p>
          </table:table-cell>
          <table:table-cell table:number-columns-repeated="16378"/>
        </table:table-row>
        <table:table-row table:style-name="ro5">
          <table:table-cell table:style-name="ce89"/>
          <table:table-cell table:style-name="ce32"/>
          <table:table-cell table:number-columns-repeated="2" table:style-name="ce59"/>
          <table:table-cell table:style-name="ce88"/>
          <table:table-cell table:style-name="ce32"/>
          <table:table-cell table:number-columns-repeated="16378"/>
        </table:table-row>
        <table:table-row table:style-name="ro2">
          <table:table-cell office:value-type="string" table:style-name="ce89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22796" table:style-name="ce59">
            <text:p>22 796</text:p>
          </table:table-cell>
          <table:table-cell office:value-type="float" office:value="2115121" table:style-name="ce59">
            <text:p>2 115 121</text:p>
          </table:table-cell>
          <table:table-cell office:value-type="string" table:style-name="ce88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35 Dod.elektr,plynu,pary</text:p>
          </table:table-cell>
          <table:table-cell office:value-type="float" office:value="22796" table:style-name="ce59">
            <text:p>22 796</text:p>
          </table:table-cell>
          <table:table-cell office:value-type="float" office:value="2115121" table:style-name="ce59">
            <text:p>2 115 121</text:p>
          </table:table-cell>
          <table:table-cell table:style-name="ce63"/>
          <table:table-cell office:value-type="string" table:style-name="ce32">
            <text:p>35 Electr,gas,steam supply</text:p>
          </table:table-cell>
          <table:table-cell table:number-columns-repeated="16378"/>
        </table:table-row>
        <table:table-row table:style-name="ro5">
          <table:table-cell table:style-name="ce89"/>
          <table:table-cell table:style-name="ce32"/>
          <table:table-cell table:number-columns-repeated="2" table:style-name="ce59"/>
          <table:table-cell table:style-name="ce63"/>
          <table:table-cell table:style-name="ce32"/>
          <table:table-cell table:number-columns-repeated="16378"/>
        </table:table-row>
        <table:table-row table:style-name="ro6">
          <table:table-cell office:value-type="string" table:style-name="ce89">
            <text:p>E</text:p>
          </table:table-cell>
          <table:table-cell office:value-type="string" table:style-name="ce32">
            <text:p>Dodávka vody</text:p>
          </table:table-cell>
          <table:table-cell office:value-type="float" office:value="14242" table:style-name="ce59">
            <text:p>14 242</text:p>
          </table:table-cell>
          <table:table-cell office:value-type="float" office:value="14586" table:style-name="ce59">
            <text:p>14 586</text:p>
          </table:table-cell>
          <table:table-cell office:value-type="string" table:style-name="ce63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8"/>
        </table:table-row>
        <table:table-row table:number-rows-repeated="2" table:style-name="ro6">
          <table:table-cell table:style-name="ce89"/>
          <table:table-cell table:style-name="ce32"/>
          <table:table-cell table:number-columns-repeated="2" table:style-name="ce73"/>
          <table:table-cell table:style-name="ce63"/>
          <table:table-cell table:style-name="ce32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19">
            <text:p>Tab. č. 2-12. Spotreba elektriny a tepla v priemysle - podľa krajov za rok 2020</text:p>
          </table:table-cell>
          <table:covered-table-cell table:number-columns-repeated="5"/>
          <table:table-cell table:number-columns-repeated="16378" table:style-name="ce39"/>
        </table:table-row>
        <table:table-row table:style-name="ro3">
          <table:table-cell office:value-type="string" table:number-columns-spanned="6" table:number-rows-spanned="1" table:style-name="ce320">
            <text:p>Consumption of Electricity and Heat in Industry - by Regions in 2020</text:p>
          </table:table-cell>
          <table:covered-table-cell table:number-columns-repeated="5"/>
          <table:table-cell table:number-columns-repeated="16378" table:style-name="ce39"/>
        </table:table-row>
        <table:table-row table:style-name="ro3">
          <table:table-cell table:style-name="ce38"/>
          <table:table-cell table:style-name="ce76"/>
          <table:table-cell table:number-columns-repeated="2" table:style-name="ce78"/>
          <table:table-cell table:style-name="ce57"/>
          <table:table-cell table:style-name="ce74"/>
          <table:table-cell table:number-columns-repeated="16378" table:style-name="ce39"/>
        </table:table-row>
        <table:table-row table:style-name="ro3">
          <table:table-cell office:value-type="string" table:number-columns-spanned="2" table:number-rows-spanned="1" table:style-name="ce330">
            <text:p>3. pokračovanie</text:p>
          </table:table-cell>
          <table:covered-table-cell/>
          <table:table-cell table:number-columns-repeated="2" table:style-name="ce80"/>
          <table:table-cell table:style-name="ce81"/>
          <table:table-cell office:value-type="string" table:style-name="ce192">
            <text:p>3rd continuation</text:p>
          </table:table-cell>
          <table:table-cell table:number-columns-repeated="16378" table:style-name="ce75"/>
        </table:table-row>
        <table:table-row table:style-name="ro3">
          <table:table-cell table:style-name="ce89"/>
          <table:table-cell table:style-name="ce83"/>
          <table:table-cell office:value-type="string" table:style-name="ce282">
            <text:p>Elektrina</text:p>
          </table:table-cell>
          <table:table-cell office:value-type="string" table:style-name="ce283">
            <text:p>Teplo<text:span text:style-name="T2">1/</text:span></text:p>
          </table:table-cell>
          <table:table-cell table:style-name="ce24"/>
          <table:table-cell table:style-name="ce43"/>
          <table:table-cell table:number-columns-repeated="16378"/>
        </table:table-row>
        <table:table-row table:style-name="ro3">
          <table:table-cell table:style-name="ce89"/>
          <table:table-cell table:style-name="ce6"/>
          <table:table-cell office:value-type="string" table:style-name="ce284">
            <text:p>Electricity</text:p>
          </table:table-cell>
          <table:table-cell office:value-type="string" table:style-name="ce285">
            <text:p>Heat</text:p>
          </table:table-cell>
          <table:table-cell table:style-name="ce84"/>
          <table:table-cell table:style-name="ce47"/>
          <table:table-cell table:number-columns-repeated="16378"/>
        </table:table-row>
        <table:table-row table:style-name="ro3">
          <table:table-cell table:style-name="ce176"/>
          <table:table-cell table:style-name="ce215"/>
          <table:table-cell office:value-type="string" table:style-name="ce286">
            <text:p>MWh</text:p>
          </table:table-cell>
          <table:table-cell office:value-type="string" table:style-name="ce287">
            <text:p>GJ</text:p>
          </table:table-cell>
          <table:table-cell table:style-name="ce25"/>
          <table:table-cell table:style-name="ce48"/>
          <table:table-cell table:number-columns-repeated="16378"/>
        </table:table-row>
        <table:table-row table:style-name="ro12">
          <table:table-cell table:style-name="ce89"/>
          <table:table-cell table:style-name="ce8"/>
          <table:table-cell table:style-name="ce246"/>
          <table:table-cell table:style-name="ce247"/>
          <table:table-cell table:style-name="ce20"/>
          <table:table-cell table:style-name="ce47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48">
            <text:p>4 Nitriansky kraj</text:p>
          </table:table-cell>
          <table:covered-table-cell/>
          <table:table-cell table:number-columns-repeated="2" table:style-name="ce93"/>
          <table:table-cell office:value-type="string" table:number-columns-spanned="2" table:number-rows-spanned="1" table:style-name="ce326">
            <text:p>4 Region of Nitra</text:p>
          </table:table-cell>
          <table:covered-table-cell/>
          <table:table-cell table:number-columns-repeated="16378"/>
        </table:table-row>
        <table:table-row table:style-name="ro34">
          <table:table-cell table:style-name="ce89"/>
          <table:table-cell table:style-name="ce56"/>
          <table:table-cell table:number-columns-repeated="2" table:style-name="ce93"/>
          <table:table-cell table:style-name="ce94"/>
          <table:table-cell table:style-name="ce58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46">
            <text:p>Priemysel spolu <text:s/>(B C D E)</text:p>
          </table:table-cell>
          <table:covered-table-cell/>
          <table:table-cell office:value-type="float" office:value="911774" table:style-name="ce59">
            <text:p>911 774</text:p>
          </table:table-cell>
          <table:table-cell office:value-type="float" office:value="4146049" table:style-name="ce59">
            <text:p>4 146 049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8"/>
        </table:table-row>
        <table:table-row table:style-name="ro34">
          <table:table-cell table:style-name="ce35"/>
          <table:table-cell table:style-name="ce60"/>
          <table:table-cell table:number-columns-repeated="2" table:style-name="ce59"/>
          <table:table-cell table:style-name="ce177"/>
          <table:table-cell table:style-name="ce61"/>
          <table:table-cell table:number-columns-repeated="16378"/>
        </table:table-row>
        <table:table-row table:style-name="ro2">
          <table:table-cell office:value-type="string" table:style-name="ce89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834313" table:style-name="ce59">
            <text:p>834 313</text:p>
          </table:table-cell>
          <table:table-cell office:value-type="float" office:value="3079988" table:style-name="ce59">
            <text:p>3 079 988</text:p>
          </table:table-cell>
          <table:table-cell office:value-type="string" table:style-name="ce88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10 Výroba potravín</text:p>
          </table:table-cell>
          <table:table-cell office:value-type="float" office:value="96306" table:style-name="ce59">
            <text:p>96 306</text:p>
          </table:table-cell>
          <table:table-cell office:value-type="float" office:value="255153" table:style-name="ce59">
            <text:p>255 153</text:p>
          </table:table-cell>
          <table:table-cell table:style-name="ce88"/>
          <table:table-cell office:value-type="string" table:style-name="ce32">
            <text:p>10 Manuf.of food products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11 Výroba nápojov</text:p>
          </table:table-cell>
          <table:table-cell office:value-type="float" office:value="23068" table:style-name="ce59">
            <text:p>23 068</text:p>
          </table:table-cell>
          <table:table-cell office:value-type="string" table:style-name="ce59">
            <text:p>-</text:p>
          </table:table-cell>
          <table:table-cell table:style-name="ce88"/>
          <table:table-cell office:value-type="string" table:style-name="ce32">
            <text:p>11 Manufacture of beverages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13 Výroba textilu</text:p>
          </table:table-cell>
          <table:table-cell office:value-type="float" office:value="17141" table:style-name="ce59">
            <text:p>17 141</text:p>
          </table:table-cell>
          <table:table-cell office:value-type="float" office:value="1100" table:style-name="ce59">
            <text:p>1 100</text:p>
          </table:table-cell>
          <table:table-cell table:style-name="ce88"/>
          <table:table-cell office:value-type="string" table:style-name="ce32">
            <text:p>13 Manufacture of textiles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14 Výroba odevov</text:p>
          </table:table-cell>
          <table:table-cell office:value-type="float" office:value="1043" table:style-name="ce59">
            <text:p>1 043</text:p>
          </table:table-cell>
          <table:table-cell office:value-type="float" office:value="11883" table:style-name="ce59">
            <text:p>11 883</text:p>
          </table:table-cell>
          <table:table-cell table:style-name="ce88"/>
          <table:table-cell office:value-type="string" table:style-name="ce32">
            <text:p>14 Manuf.of wear.apparel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15 Výroba kože</text:p>
          </table:table-cell>
          <table:table-cell office:value-type="float" office:value="3463" table:style-name="ce59">
            <text:p>3 463</text:p>
          </table:table-cell>
          <table:table-cell office:value-type="string" table:style-name="ce59">
            <text:p>-</text:p>
          </table:table-cell>
          <table:table-cell table:style-name="ce88"/>
          <table:table-cell office:value-type="string" table:style-name="ce32">
            <text:p>15 Manufacture of leather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16 Spracovanie dreva</text:p>
          </table:table-cell>
          <table:table-cell office:value-type="float" office:value="13288" table:style-name="ce59">
            <text:p>13 288</text:p>
          </table:table-cell>
          <table:table-cell office:value-type="float" office:value="57125" table:style-name="ce59">
            <text:p>57 125</text:p>
          </table:table-cell>
          <table:table-cell table:style-name="ce88"/>
          <table:table-cell office:value-type="string" table:style-name="ce32">
            <text:p>16 Manufacture of wood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17 Výroba papiera</text:p>
          </table:table-cell>
          <table:table-cell office:value-type="float" office:value="7805" table:style-name="ce59">
            <text:p>7 805</text:p>
          </table:table-cell>
          <table:table-cell office:value-type="float" office:value="40684" table:style-name="ce59">
            <text:p>40 684</text:p>
          </table:table-cell>
          <table:table-cell table:style-name="ce88"/>
          <table:table-cell office:value-type="string" table:style-name="ce32">
            <text:p>17 Manufacture of paper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18 Tlač,reprod.záznam.médií</text:p>
          </table:table-cell>
          <table:table-cell office:value-type="float" office:value="1189" table:style-name="ce59">
            <text:p>1 189</text:p>
          </table:table-cell>
          <table:table-cell office:value-type="string" table:style-name="ce59">
            <text:p>-</text:p>
          </table:table-cell>
          <table:table-cell table:style-name="ce88"/>
          <table:table-cell office:value-type="string" table:style-name="ce32">
            <text:p>18 Printing,repr.of rec.med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20 Výroba chemikálií</text:p>
          </table:table-cell>
          <table:table-cell office:value-type="float" office:value="268277" table:style-name="ce59">
            <text:p>268 277</text:p>
          </table:table-cell>
          <table:table-cell office:value-type="float" office:value="2495056" table:style-name="ce59">
            <text:p>2 495 056</text:p>
          </table:table-cell>
          <table:table-cell table:style-name="ce88"/>
          <table:table-cell office:value-type="string" table:style-name="ce32">
            <text:p>20 Manufacture of chemicals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22 Výroba výrobkov z gumy</text:p>
          </table:table-cell>
          <table:table-cell office:value-type="float" office:value="60526" table:style-name="ce59">
            <text:p>60 526</text:p>
          </table:table-cell>
          <table:table-cell office:value-type="float" office:value="1400" table:style-name="ce59">
            <text:p>1 400</text:p>
          </table:table-cell>
          <table:table-cell table:style-name="ce88"/>
          <table:table-cell office:value-type="string" table:style-name="ce32">
            <text:p>22 Manu.of rub.,plast.prod.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23 Výroba ost.nekov.výr.</text:p>
          </table:table-cell>
          <table:table-cell office:value-type="float" office:value="34436" table:style-name="ce59">
            <text:p>34 436</text:p>
          </table:table-cell>
          <table:table-cell office:value-type="float" office:value="117126" table:style-name="ce59">
            <text:p>117 126</text:p>
          </table:table-cell>
          <table:table-cell table:style-name="ce88"/>
          <table:table-cell office:value-type="string" table:style-name="ce32">
            <text:p>23 Manuf.of oth.non-met.pr.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24 Výroba,spracovanie kovov</text:p>
          </table:table-cell>
          <table:table-cell office:value-type="float" office:value="19381" table:style-name="ce59">
            <text:p>19 381</text:p>
          </table:table-cell>
          <table:table-cell office:value-type="string" table:style-name="ce59">
            <text:p>-</text:p>
          </table:table-cell>
          <table:table-cell table:style-name="ce88"/>
          <table:table-cell office:value-type="string" table:style-name="ce32">
            <text:p>24 Manuf.of basic metals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25 Výroba kov.konštrukcií</text:p>
          </table:table-cell>
          <table:table-cell office:value-type="float" office:value="76809" table:style-name="ce59">
            <text:p>76 809</text:p>
          </table:table-cell>
          <table:table-cell office:value-type="float" office:value="15262" table:style-name="ce59">
            <text:p>15 262</text:p>
          </table:table-cell>
          <table:table-cell table:style-name="ce88"/>
          <table:table-cell office:value-type="string" table:style-name="ce32">
            <text:p>25 Manu.of fabric.met.prod.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26 Výroba počítačových výr.</text:p>
          </table:table-cell>
          <table:table-cell office:value-type="float" office:value="22016" table:style-name="ce59">
            <text:p>22 016</text:p>
          </table:table-cell>
          <table:table-cell office:value-type="string" table:style-name="ce59">
            <text:p>-</text:p>
          </table:table-cell>
          <table:table-cell table:style-name="ce88"/>
          <table:table-cell office:value-type="string" table:style-name="ce32">
            <text:p>26 Manuf.of computer prod.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27 Výroba elektrických zar.</text:p>
          </table:table-cell>
          <table:table-cell office:value-type="float" office:value="82014" table:style-name="ce59">
            <text:p>82 014</text:p>
          </table:table-cell>
          <table:table-cell office:value-type="float" office:value="18928" table:style-name="ce59">
            <text:p>18 928</text:p>
          </table:table-cell>
          <table:table-cell table:style-name="ce88"/>
          <table:table-cell office:value-type="string" table:style-name="ce32">
            <text:p>27 Manuf.of elec.equipment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28 Výroba strojov a zar.</text:p>
          </table:table-cell>
          <table:table-cell office:value-type="float" office:value="36865" table:style-name="ce59">
            <text:p>36 865</text:p>
          </table:table-cell>
          <table:table-cell office:value-type="float" office:value="23539" table:style-name="ce59">
            <text:p>23 539</text:p>
          </table:table-cell>
          <table:table-cell table:style-name="ce88"/>
          <table:table-cell office:value-type="string" table:style-name="ce32">
            <text:p>28 Manu.of machinery n.e.c.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29 Výroba motor.vozidiel</text:p>
          </table:table-cell>
          <table:table-cell office:value-type="float" office:value="47013" table:style-name="ce59">
            <text:p>47 013</text:p>
          </table:table-cell>
          <table:table-cell office:value-type="float" office:value="3170" table:style-name="ce59">
            <text:p>3 170</text:p>
          </table:table-cell>
          <table:table-cell table:style-name="ce88"/>
          <table:table-cell office:value-type="string" table:style-name="ce32">
            <text:p>29 Manuf.of mot.vehicles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31 Výroba nábytku</text:p>
          </table:table-cell>
          <table:table-cell office:value-type="float" office:value="21221" table:style-name="ce59">
            <text:p>21 221</text:p>
          </table:table-cell>
          <table:table-cell office:value-type="float" office:value="35707" table:style-name="ce59">
            <text:p>35 707</text:p>
          </table:table-cell>
          <table:table-cell table:style-name="ce88"/>
          <table:table-cell office:value-type="string" table:style-name="ce32">
            <text:p>31 Manufacture of furniture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33 Oprava a inštal.strojov</text:p>
          </table:table-cell>
          <table:table-cell office:value-type="float" office:value="2208" table:style-name="ce59">
            <text:p>2 208</text:p>
          </table:table-cell>
          <table:table-cell office:value-type="float" office:value="3855" table:style-name="ce59">
            <text:p>3 855</text:p>
          </table:table-cell>
          <table:table-cell table:style-name="ce88"/>
          <table:table-cell office:value-type="string" table:style-name="ce32">
            <text:p>33 Repair,instal.of machin.</text:p>
          </table:table-cell>
          <table:table-cell table:number-columns-repeated="16378"/>
        </table:table-row>
        <table:table-row table:style-name="ro34">
          <table:table-cell table:style-name="ce89"/>
          <table:table-cell table:style-name="ce32"/>
          <table:table-cell table:number-columns-repeated="2" table:style-name="ce59"/>
          <table:table-cell table:style-name="ce88"/>
          <table:table-cell table:style-name="ce32"/>
          <table:table-cell table:number-columns-repeated="16378"/>
        </table:table-row>
        <table:table-row table:style-name="ro2">
          <table:table-cell office:value-type="string" table:style-name="ce89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14408" table:style-name="ce59">
            <text:p>14 408</text:p>
          </table:table-cell>
          <table:table-cell office:value-type="float" office:value="1001813" table:style-name="ce59">
            <text:p>1 001 813</text:p>
          </table:table-cell>
          <table:table-cell office:value-type="string" table:style-name="ce88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35 Dod.elektr,plynu,pary</text:p>
          </table:table-cell>
          <table:table-cell office:value-type="float" office:value="14408" table:style-name="ce59">
            <text:p>14 408</text:p>
          </table:table-cell>
          <table:table-cell office:value-type="float" office:value="1001813" table:formula="of:=SUBTOTAL(9;[.D160])" table:style-name="ce59">
            <text:p>1 001 813</text:p>
          </table:table-cell>
          <table:table-cell table:style-name="ce88"/>
          <table:table-cell office:value-type="string" table:style-name="ce32">
            <text:p>35 Electr,gas,steam supply</text:p>
          </table:table-cell>
          <table:table-cell table:number-columns-repeated="16378"/>
        </table:table-row>
        <table:table-row table:style-name="ro34">
          <table:table-cell table:style-name="ce89"/>
          <table:table-cell table:style-name="ce32"/>
          <table:table-cell table:number-columns-repeated="2" table:style-name="ce59"/>
          <table:table-cell table:style-name="ce88"/>
          <table:table-cell table:style-name="ce32"/>
          <table:table-cell table:number-columns-repeated="16378"/>
        </table:table-row>
        <table:table-row table:style-name="ro2">
          <table:table-cell office:value-type="string" table:style-name="ce89">
            <text:p>E</text:p>
          </table:table-cell>
          <table:table-cell office:value-type="string" table:style-name="ce32">
            <text:p>Dodávka vody</text:p>
          </table:table-cell>
          <table:table-cell office:value-type="float" office:value="62134" table:style-name="ce59">
            <text:p>62 134</text:p>
          </table:table-cell>
          <table:table-cell office:value-type="float" office:value="64248" table:style-name="ce59">
            <text:p>64 248</text:p>
          </table:table-cell>
          <table:table-cell office:value-type="string" table:style-name="ce88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8"/>
        </table:table-row>
        <table:table-row table:number-rows-repeated="2" table:style-name="ro2">
          <table:table-cell table:style-name="ce89"/>
          <table:table-cell table:style-name="ce32"/>
          <table:table-cell table:number-columns-repeated="2" table:style-name="ce73"/>
          <table:table-cell table:style-name="ce88"/>
          <table:table-cell table:style-name="ce32"/>
          <table:table-cell table:number-columns-repeated="16378"/>
        </table:table-row>
        <table:table-row table:style-name="ro6">
          <table:table-cell table:style-name="ce89"/>
          <table:table-cell table:style-name="ce35"/>
          <table:table-cell table:number-columns-repeated="2" table:style-name="ce288"/>
          <table:table-cell table:style-name="ce63"/>
          <table:table-cell table:number-columns-repeated="16379" table:style-name="ce45"/>
        </table:table-row>
        <table:table-row table:style-name="ro3">
          <table:table-cell office:value-type="string" table:number-columns-spanned="6" table:number-rows-spanned="1" table:style-name="ce319">
            <text:p>Tab. č. 2-12. Spotreba elektriny a tepla v priemysle - podľa krajov za rok 2020</text:p>
          </table:table-cell>
          <table:covered-table-cell table:number-columns-repeated="5"/>
          <table:table-cell table:number-columns-repeated="16378" table:style-name="ce39"/>
        </table:table-row>
        <table:table-row table:style-name="ro3">
          <table:table-cell office:value-type="string" table:number-columns-spanned="6" table:number-rows-spanned="1" table:style-name="ce320">
            <text:p>Consumption of Electricity and Heat in Industry - by Regions in 2020</text:p>
          </table:table-cell>
          <table:covered-table-cell table:number-columns-repeated="5"/>
          <table:table-cell table:number-columns-repeated="16378" table:style-name="ce39"/>
        </table:table-row>
        <table:table-row table:style-name="ro6">
          <table:table-cell table:style-name="ce89"/>
          <table:table-cell table:style-name="ce32"/>
          <table:table-cell table:number-columns-repeated="2" table:style-name="ce239"/>
          <table:table-cell table:style-name="ce62"/>
          <table:table-cell table:style-name="ce32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30">
            <text:p>4. pokračovanie</text:p>
          </table:table-cell>
          <table:covered-table-cell/>
          <table:table-cell table:number-columns-repeated="2" table:style-name="ce239"/>
          <table:table-cell table:style-name="ce62"/>
          <table:table-cell office:value-type="string" table:style-name="ce192">
            <text:p>4th continuation</text:p>
          </table:table-cell>
          <table:table-cell table:number-columns-repeated="16378"/>
        </table:table-row>
        <table:table-row table:style-name="ro40">
          <table:table-cell table:style-name="ce89"/>
          <table:table-cell table:style-name="ce32"/>
          <table:table-cell office:value-type="string" table:style-name="ce282">
            <text:p>Elektrina</text:p>
          </table:table-cell>
          <table:table-cell office:value-type="string" table:style-name="ce283">
            <text:p>Teplo<text:span text:style-name="T2">1/</text:span></text:p>
          </table:table-cell>
          <table:table-cell table:style-name="ce193"/>
          <table:table-cell table:style-name="ce194"/>
          <table:table-cell table:number-columns-repeated="16378"/>
        </table:table-row>
        <table:table-row table:style-name="ro6">
          <table:table-cell table:style-name="ce89"/>
          <table:table-cell table:style-name="ce32"/>
          <table:table-cell office:value-type="string" table:style-name="ce284">
            <text:p>Electricity</text:p>
          </table:table-cell>
          <table:table-cell office:value-type="string" table:style-name="ce285">
            <text:p>Heat</text:p>
          </table:table-cell>
          <table:table-cell table:style-name="ce62"/>
          <table:table-cell table:style-name="ce32"/>
          <table:table-cell table:number-columns-repeated="16378"/>
        </table:table-row>
        <table:table-row table:style-name="ro6">
          <table:table-cell table:style-name="ce89"/>
          <table:table-cell table:style-name="ce32"/>
          <table:table-cell office:value-type="string" table:style-name="ce286">
            <text:p>MWh</text:p>
          </table:table-cell>
          <table:table-cell office:value-type="string" table:style-name="ce287">
            <text:p>GJ</text:p>
          </table:table-cell>
          <table:table-cell table:style-name="ce62"/>
          <table:table-cell table:style-name="ce32"/>
          <table:table-cell table:number-columns-repeated="16378"/>
        </table:table-row>
        <table:table-row table:style-name="ro27">
          <table:table-cell table:style-name="ce174"/>
          <table:table-cell table:style-name="ce195"/>
          <table:table-cell table:number-columns-repeated="2" table:style-name="ce241"/>
          <table:table-cell table:style-name="ce193"/>
          <table:table-cell table:style-name="ce194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48">
            <text:p>5 Žilinský kraj</text:p>
          </table:table-cell>
          <table:covered-table-cell/>
          <table:table-cell table:number-columns-repeated="2" table:style-name="ce93"/>
          <table:table-cell office:value-type="string" table:number-columns-spanned="2" table:number-rows-spanned="1" table:style-name="ce326">
            <text:p>5 Region of Žilina</text:p>
          </table:table-cell>
          <table:covered-table-cell/>
          <table:table-cell table:number-columns-repeated="16378"/>
        </table:table-row>
        <table:table-row table:style-name="ro23">
          <table:table-cell table:style-name="ce89"/>
          <table:table-cell table:style-name="ce56"/>
          <table:table-cell table:number-columns-repeated="2" table:style-name="ce93"/>
          <table:table-cell table:style-name="ce94"/>
          <table:table-cell table:style-name="ce58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46">
            <text:p>Priemysel spolu <text:s/>(B C D E)</text:p>
          </table:table-cell>
          <table:covered-table-cell/>
          <table:table-cell office:value-type="float" office:value="1390028" table:style-name="ce59">
            <text:p>1 390 028</text:p>
          </table:table-cell>
          <table:table-cell office:value-type="float" office:value="14392881" table:style-name="ce59">
            <text:p>14 392 881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8"/>
        </table:table-row>
        <table:table-row table:style-name="ro36">
          <table:table-cell table:style-name="ce35"/>
          <table:table-cell table:style-name="ce60"/>
          <table:table-cell table:number-columns-repeated="2" table:style-name="ce59"/>
          <table:table-cell table:style-name="ce177"/>
          <table:table-cell table:style-name="ce61"/>
          <table:table-cell table:number-columns-repeated="16378"/>
        </table:table-row>
        <table:table-row table:style-name="ro6">
          <table:table-cell office:value-type="string" table:style-name="ce89">
            <text:p>B</text:p>
          </table:table-cell>
          <table:table-cell office:value-type="string" table:style-name="ce32">
            <text:p>Ťažba a dobývanie</text:p>
          </table:table-cell>
          <table:table-cell office:value-type="float" office:value="9363" table:style-name="ce59">
            <text:p>9 363</text:p>
          </table:table-cell>
          <table:table-cell office:value-type="string" table:style-name="ce59">
            <text:p>-</text:p>
          </table:table-cell>
          <table:table-cell office:value-type="string" table:style-name="ce63">
            <text:p>B</text:p>
          </table:table-cell>
          <table:table-cell office:value-type="string" table:style-name="ce32">
            <text:p>Mining and quarrying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08 Iná ťažba a dobývanie</text:p>
          </table:table-cell>
          <table:table-cell office:value-type="float" office:value="9363" table:style-name="ce59">
            <text:p>9 363</text:p>
          </table:table-cell>
          <table:table-cell office:value-type="string" table:style-name="ce59">
            <text:p>-</text:p>
          </table:table-cell>
          <table:table-cell table:style-name="ce63"/>
          <table:table-cell office:value-type="string" table:style-name="ce32">
            <text:p>08 Oth.mining and quarrying</text:p>
          </table:table-cell>
          <table:table-cell table:number-columns-repeated="16378"/>
        </table:table-row>
        <table:table-row table:style-name="ro36">
          <table:table-cell table:style-name="ce89"/>
          <table:table-cell table:style-name="ce32"/>
          <table:table-cell table:number-columns-repeated="2" table:style-name="ce59"/>
          <table:table-cell table:style-name="ce63"/>
          <table:table-cell table:style-name="ce32"/>
          <table:table-cell table:number-columns-repeated="16378"/>
        </table:table-row>
        <table:table-row table:style-name="ro6">
          <table:table-cell office:value-type="string" table:style-name="ce89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1312511" table:style-name="ce59">
            <text:p>1 312 511</text:p>
          </table:table-cell>
          <table:table-cell office:value-type="float" office:value="13065113" table:style-name="ce59">
            <text:p>13 065 113</text:p>
          </table:table-cell>
          <table:table-cell office:value-type="string" table:style-name="ce63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10 Výroba potravín</text:p>
          </table:table-cell>
          <table:table-cell office:value-type="float" office:value="16005" table:style-name="ce59">
            <text:p>16 005</text:p>
          </table:table-cell>
          <table:table-cell office:value-type="float" office:value="111765" table:style-name="ce59">
            <text:p>111 765</text:p>
          </table:table-cell>
          <table:table-cell table:style-name="ce63"/>
          <table:table-cell office:value-type="string" table:style-name="ce32">
            <text:p>10 Manuf.of food products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11 Výroba nápojov</text:p>
          </table:table-cell>
          <table:table-cell office:value-type="float" office:value="18758" table:style-name="ce59">
            <text:p>18 758</text:p>
          </table:table-cell>
          <table:table-cell office:value-type="float" office:value="27602" table:style-name="ce59">
            <text:p>27 602</text:p>
          </table:table-cell>
          <table:table-cell table:style-name="ce63"/>
          <table:table-cell office:value-type="string" table:style-name="ce32">
            <text:p>11 Manufacture of beverages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13 Výroba textilu</text:p>
          </table:table-cell>
          <table:table-cell office:value-type="float" office:value="4158" table:style-name="ce59">
            <text:p>4 158</text:p>
          </table:table-cell>
          <table:table-cell office:value-type="float" office:value="458" table:style-name="ce59">
            <text:p>458</text:p>
          </table:table-cell>
          <table:table-cell table:style-name="ce63"/>
          <table:table-cell office:value-type="string" table:style-name="ce32">
            <text:p>13 Manufacture of textiles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14 Výroba odevov</text:p>
          </table:table-cell>
          <table:table-cell office:value-type="float" office:value="3406" table:style-name="ce59">
            <text:p>3 406</text:p>
          </table:table-cell>
          <table:table-cell office:value-type="float" office:value="41524" table:style-name="ce59">
            <text:p>41 524</text:p>
          </table:table-cell>
          <table:table-cell table:style-name="ce63"/>
          <table:table-cell office:value-type="string" table:style-name="ce32">
            <text:p>14 Manuf.of wear.apparel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15 Výroba kože</text:p>
          </table:table-cell>
          <table:table-cell office:value-type="float" office:value="9392" table:style-name="ce59">
            <text:p>9 392</text:p>
          </table:table-cell>
          <table:table-cell office:value-type="float" office:value="54548" table:style-name="ce59">
            <text:p>54 548</text:p>
          </table:table-cell>
          <table:table-cell table:style-name="ce63"/>
          <table:table-cell office:value-type="string" table:style-name="ce32">
            <text:p>15 Manufacture of leather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16 Spracovanie dreva</text:p>
          </table:table-cell>
          <table:table-cell office:value-type="float" office:value="43190" table:style-name="ce59">
            <text:p>43 190</text:p>
          </table:table-cell>
          <table:table-cell office:value-type="float" office:value="788353" table:style-name="ce59">
            <text:p>788 353</text:p>
          </table:table-cell>
          <table:table-cell table:style-name="ce62"/>
          <table:table-cell office:value-type="string" table:style-name="ce32">
            <text:p>16 Manufacture of wood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17 Výroba papiera</text:p>
          </table:table-cell>
          <table:table-cell office:value-type="float" office:value="575964" table:style-name="ce59">
            <text:p>575 964</text:p>
          </table:table-cell>
          <table:table-cell office:value-type="float" office:value="11472784" table:style-name="ce59">
            <text:p>11 472 784</text:p>
          </table:table-cell>
          <table:table-cell table:style-name="ce63"/>
          <table:table-cell office:value-type="string" table:style-name="ce32">
            <text:p>17 Manufacture of paper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18 Tlač,reprod.záznam.médií</text:p>
          </table:table-cell>
          <table:table-cell office:value-type="float" office:value="10355" table:style-name="ce59">
            <text:p>10 355</text:p>
          </table:table-cell>
          <table:table-cell office:value-type="float" office:value="14403" table:style-name="ce59">
            <text:p>14 403</text:p>
          </table:table-cell>
          <table:table-cell table:style-name="ce63"/>
          <table:table-cell office:value-type="string" table:style-name="ce32">
            <text:p>18 Printing,repr.of rec.med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20 Výroba chemikálií</text:p>
          </table:table-cell>
          <table:table-cell office:value-type="float" office:value="6861" table:style-name="ce59">
            <text:p>6 861</text:p>
          </table:table-cell>
          <table:table-cell office:value-type="float" office:value="115301" table:style-name="ce59">
            <text:p>115 301</text:p>
          </table:table-cell>
          <table:table-cell table:style-name="ce63"/>
          <table:table-cell office:value-type="string" table:style-name="ce32">
            <text:p>20 Manufacture of chemicals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22 Výroba výrobkov z gumy</text:p>
          </table:table-cell>
          <table:table-cell office:value-type="float" office:value="50112" table:style-name="ce59">
            <text:p>50 112</text:p>
          </table:table-cell>
          <table:table-cell office:value-type="float" office:value="3748" table:style-name="ce59">
            <text:p>3 748</text:p>
          </table:table-cell>
          <table:table-cell table:style-name="ce63"/>
          <table:table-cell office:value-type="string" table:style-name="ce32">
            <text:p>22 Manu.of rub.,plast.prod.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23 Výroba ost.nekov.výr.</text:p>
          </table:table-cell>
          <table:table-cell office:value-type="float" office:value="19627" table:style-name="ce59">
            <text:p>19 627</text:p>
          </table:table-cell>
          <table:table-cell office:value-type="float" office:value="10305" table:style-name="ce59">
            <text:p>10 305</text:p>
          </table:table-cell>
          <table:table-cell table:style-name="ce63"/>
          <table:table-cell office:value-type="string" table:style-name="ce32">
            <text:p>23 Manuf.of oth.non-met.pr.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24 Výroba,spracovanie kovov</text:p>
          </table:table-cell>
          <table:table-cell office:value-type="float" office:value="9732" table:style-name="ce59">
            <text:p>9 732</text:p>
          </table:table-cell>
          <table:table-cell office:value-type="float" office:value="2543" table:style-name="ce59">
            <text:p>2 543</text:p>
          </table:table-cell>
          <table:table-cell table:style-name="ce63"/>
          <table:table-cell office:value-type="string" table:style-name="ce32">
            <text:p>24 Manuf.of basic metals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25 Výroba kov.konštrukcií</text:p>
          </table:table-cell>
          <table:table-cell office:value-type="float" office:value="73995" table:style-name="ce59">
            <text:p>73 995</text:p>
          </table:table-cell>
          <table:table-cell office:value-type="float" office:value="48227" table:style-name="ce59">
            <text:p>48 227</text:p>
          </table:table-cell>
          <table:table-cell table:style-name="ce63"/>
          <table:table-cell office:value-type="string" table:style-name="ce32">
            <text:p>25 Manu.of fabric.met.prod.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26 Výroba počítačových výr.</text:p>
          </table:table-cell>
          <table:table-cell office:value-type="float" office:value="19794" table:style-name="ce59">
            <text:p>19 794</text:p>
          </table:table-cell>
          <table:table-cell office:value-type="float" office:value="9454" table:style-name="ce59">
            <text:p>9 454</text:p>
          </table:table-cell>
          <table:table-cell table:style-name="ce63"/>
          <table:table-cell office:value-type="string" table:style-name="ce32">
            <text:p>26 Manuf.of computer prod.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27 Výroba elektrických zar.</text:p>
          </table:table-cell>
          <table:table-cell office:value-type="float" office:value="16231" table:style-name="ce59">
            <text:p>16 231</text:p>
          </table:table-cell>
          <table:table-cell office:value-type="float" office:value="4221" table:style-name="ce59">
            <text:p>4 221</text:p>
          </table:table-cell>
          <table:table-cell table:style-name="ce63"/>
          <table:table-cell office:value-type="string" table:style-name="ce32">
            <text:p>27 Manuf.of elec.equipment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28 Výroba strojov a zar.</text:p>
          </table:table-cell>
          <table:table-cell office:value-type="float" office:value="184435" table:style-name="ce59">
            <text:p>184 435</text:p>
          </table:table-cell>
          <table:table-cell office:value-type="float" office:value="140454" table:style-name="ce59">
            <text:p>140 454</text:p>
          </table:table-cell>
          <table:table-cell table:style-name="ce63"/>
          <table:table-cell office:value-type="string" table:style-name="ce32">
            <text:p>28 Manu.of machinery n.e.c.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29 Výroba motor.vozidiel</text:p>
          </table:table-cell>
          <table:table-cell office:value-type="float" office:value="230506" table:style-name="ce59">
            <text:p>230 506</text:p>
          </table:table-cell>
          <table:table-cell office:value-type="float" office:value="94205" table:style-name="ce59">
            <text:p>94 205</text:p>
          </table:table-cell>
          <table:table-cell table:style-name="ce63"/>
          <table:table-cell office:value-type="string" table:style-name="ce32">
            <text:p>29 Manuf.of mot.vehicles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30 Výr.ost.doprav.prostr.</text:p>
          </table:table-cell>
          <table:table-cell office:value-type="float" office:value="7871" table:style-name="ce59">
            <text:p>7 871</text:p>
          </table:table-cell>
          <table:table-cell office:value-type="float" office:value="110650" table:style-name="ce59">
            <text:p>110 650</text:p>
          </table:table-cell>
          <table:table-cell table:style-name="ce63"/>
          <table:table-cell office:value-type="string" table:style-name="ce32">
            <text:p>30 Manu.of oth.transp.equi.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31 Výroba nábytku</text:p>
          </table:table-cell>
          <table:table-cell office:value-type="float" office:value="2399" table:style-name="ce59">
            <text:p>2 399</text:p>
          </table:table-cell>
          <table:table-cell office:value-type="float" office:value="221" table:style-name="ce59">
            <text:p>221</text:p>
          </table:table-cell>
          <table:table-cell table:style-name="ce63"/>
          <table:table-cell office:value-type="string" table:style-name="ce32">
            <text:p>31 Manufacture of furniture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33 Oprava a inštal.strojov</text:p>
          </table:table-cell>
          <table:table-cell office:value-type="float" office:value="456" table:style-name="ce59">
            <text:p>456</text:p>
          </table:table-cell>
          <table:table-cell office:value-type="float" office:value="1009" table:style-name="ce59">
            <text:p>1 009</text:p>
          </table:table-cell>
          <table:table-cell table:style-name="ce63"/>
          <table:table-cell office:value-type="string" table:style-name="ce32">
            <text:p>33 Repair,instal.of machin.</text:p>
          </table:table-cell>
          <table:table-cell table:number-columns-repeated="16378"/>
        </table:table-row>
        <table:table-row table:style-name="ro41">
          <table:table-cell table:style-name="ce89"/>
          <table:table-cell table:style-name="ce32"/>
          <table:table-cell table:number-columns-repeated="2" table:style-name="ce59"/>
          <table:table-cell table:style-name="ce63"/>
          <table:table-cell table:style-name="ce32"/>
          <table:table-cell table:number-columns-repeated="16378"/>
        </table:table-row>
        <table:table-row table:style-name="ro6">
          <table:table-cell office:value-type="string" table:style-name="ce89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32954" table:style-name="ce59">
            <text:p>32 954</text:p>
          </table:table-cell>
          <table:table-cell office:value-type="float" office:value="1114084" table:style-name="ce59">
            <text:p>1 114 084</text:p>
          </table:table-cell>
          <table:table-cell office:value-type="string" table:style-name="ce63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35 Dod.elektr,plynu,pary</text:p>
          </table:table-cell>
          <table:table-cell office:value-type="float" office:value="32954" table:style-name="ce59">
            <text:p>32 954</text:p>
          </table:table-cell>
          <table:table-cell office:value-type="float" office:value="1114084" table:style-name="ce59">
            <text:p>1 114 084</text:p>
          </table:table-cell>
          <table:table-cell table:style-name="ce63"/>
          <table:table-cell office:value-type="string" table:style-name="ce32">
            <text:p>35 Electr,gas,steam supply</text:p>
          </table:table-cell>
          <table:table-cell table:number-columns-repeated="16378"/>
        </table:table-row>
        <table:table-row table:style-name="ro13">
          <table:table-cell table:style-name="ce89"/>
          <table:table-cell table:style-name="ce32"/>
          <table:table-cell table:number-columns-repeated="2" table:style-name="ce59"/>
          <table:table-cell table:style-name="ce63"/>
          <table:table-cell table:style-name="ce32"/>
          <table:table-cell table:number-columns-repeated="16378"/>
        </table:table-row>
        <table:table-row table:style-name="ro6">
          <table:table-cell office:value-type="string" table:style-name="ce89">
            <text:p>E</text:p>
          </table:table-cell>
          <table:table-cell office:value-type="string" table:style-name="ce32">
            <text:p>Dodávka vody</text:p>
          </table:table-cell>
          <table:table-cell office:value-type="float" office:value="35200" table:style-name="ce59">
            <text:p>35 200</text:p>
          </table:table-cell>
          <table:table-cell office:value-type="float" office:value="213684" table:style-name="ce59">
            <text:p>213 684</text:p>
          </table:table-cell>
          <table:table-cell office:value-type="string" table:style-name="ce63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36 Zber,úprava,dodávka vody</text:p>
          </table:table-cell>
          <table:table-cell office:value-type="float" office:value="31177" table:style-name="ce59">
            <text:p>31 177</text:p>
          </table:table-cell>
          <table:table-cell office:value-type="float" office:value="80999" table:style-name="ce59">
            <text:p>80 999</text:p>
          </table:table-cell>
          <table:table-cell table:style-name="ce63"/>
          <table:table-cell office:value-type="string" table:style-name="ce32">
            <text:p>36 Water coll,treatm,supply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38 Zber,sprac,likv.odpadov</text:p>
          </table:table-cell>
          <table:table-cell office:value-type="float" office:value="4023" table:style-name="ce59">
            <text:p>4 023</text:p>
          </table:table-cell>
          <table:table-cell office:value-type="float" office:value="132685" table:style-name="ce59">
            <text:p>132 685</text:p>
          </table:table-cell>
          <table:table-cell table:style-name="ce63"/>
          <table:table-cell office:value-type="string" table:style-name="ce32">
            <text:p>38 Waste coll,disposal act.</text:p>
          </table:table-cell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19">
            <text:p>Tab. č. 2-12. Spotreba elektriny a tepla v priemysle - podľa krajov za rok 2020</text:p>
          </table:table-cell>
          <table:covered-table-cell table:number-columns-repeated="5"/>
          <table:table-cell table:number-columns-repeated="16378" table:style-name="ce39"/>
        </table:table-row>
        <table:table-row table:style-name="ro3">
          <table:table-cell office:value-type="string" table:number-columns-spanned="6" table:number-rows-spanned="1" table:style-name="ce320">
            <text:p>Consumption of Electricity and Heat in Industry - by Regions in 2020</text:p>
          </table:table-cell>
          <table:covered-table-cell table:number-columns-repeated="5"/>
          <table:table-cell table:number-columns-repeated="16378" table:style-name="ce39"/>
        </table:table-row>
        <table:table-row table:style-name="ro6">
          <table:table-cell table:style-name="ce89"/>
          <table:table-cell table:style-name="ce32"/>
          <table:table-cell table:number-columns-repeated="2" table:style-name="ce239"/>
          <table:table-cell table:style-name="ce62"/>
          <table:table-cell table:style-name="ce32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30">
            <text:p>5. pokračovanie</text:p>
          </table:table-cell>
          <table:covered-table-cell/>
          <table:table-cell table:number-columns-repeated="2" table:style-name="ce239"/>
          <table:table-cell table:style-name="ce62"/>
          <table:table-cell office:value-type="string" table:style-name="ce192">
            <text:p>5th continuation</text:p>
          </table:table-cell>
          <table:table-cell table:number-columns-repeated="16378"/>
        </table:table-row>
        <table:table-row table:style-name="ro40">
          <table:table-cell table:style-name="ce89"/>
          <table:table-cell table:style-name="ce32"/>
          <table:table-cell office:value-type="string" table:style-name="ce282">
            <text:p>Elektrina</text:p>
          </table:table-cell>
          <table:table-cell office:value-type="string" table:style-name="ce283">
            <text:p>Teplo<text:span text:style-name="T2">1/</text:span></text:p>
          </table:table-cell>
          <table:table-cell table:style-name="ce193"/>
          <table:table-cell table:style-name="ce194"/>
          <table:table-cell table:number-columns-repeated="16378"/>
        </table:table-row>
        <table:table-row table:style-name="ro6">
          <table:table-cell table:style-name="ce89"/>
          <table:table-cell table:style-name="ce32"/>
          <table:table-cell office:value-type="string" table:style-name="ce284">
            <text:p>Electricity</text:p>
          </table:table-cell>
          <table:table-cell office:value-type="string" table:style-name="ce285">
            <text:p>Heat</text:p>
          </table:table-cell>
          <table:table-cell table:style-name="ce62"/>
          <table:table-cell table:style-name="ce32"/>
          <table:table-cell table:number-columns-repeated="16378"/>
        </table:table-row>
        <table:table-row table:style-name="ro6">
          <table:table-cell table:style-name="ce176"/>
          <table:table-cell table:style-name="ce196"/>
          <table:table-cell office:value-type="string" table:style-name="ce286">
            <text:p>MWh</text:p>
          </table:table-cell>
          <table:table-cell office:value-type="string" table:style-name="ce287">
            <text:p>GJ</text:p>
          </table:table-cell>
          <table:table-cell table:style-name="ce197"/>
          <table:table-cell table:style-name="ce198"/>
          <table:table-cell table:number-columns-repeated="16378"/>
        </table:table-row>
        <table:table-row table:style-name="ro34">
          <table:table-cell table:style-name="ce89"/>
          <table:table-cell table:style-name="ce32"/>
          <table:table-cell table:number-columns-repeated="2" table:style-name="ce241"/>
          <table:table-cell table:style-name="ce62"/>
          <table:table-cell table:style-name="ce32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48">
            <text:p>6 Banskobystrický kraj</text:p>
          </table:table-cell>
          <table:covered-table-cell/>
          <table:table-cell table:number-columns-repeated="2" table:style-name="ce93"/>
          <table:table-cell office:value-type="string" table:number-columns-spanned="2" table:number-rows-spanned="1" table:style-name="ce326">
            <text:p>6 Region of Banská Bystrica</text:p>
          </table:table-cell>
          <table:covered-table-cell/>
          <table:table-cell table:number-columns-repeated="16378"/>
        </table:table-row>
        <table:table-row table:style-name="ro5">
          <table:table-cell table:style-name="ce89"/>
          <table:table-cell table:style-name="ce56"/>
          <table:table-cell table:number-columns-repeated="2" table:style-name="ce93"/>
          <table:table-cell table:style-name="ce94"/>
          <table:table-cell table:style-name="ce58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46">
            <text:p>Priemysel spolu <text:s/>(B C D E)</text:p>
          </table:table-cell>
          <table:covered-table-cell/>
          <table:table-cell office:value-type="float" office:value="3131317" table:style-name="ce59">
            <text:p>3 131 317</text:p>
          </table:table-cell>
          <table:table-cell office:value-type="float" office:value="4569722" table:style-name="ce59">
            <text:p>4 569 722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8"/>
        </table:table-row>
        <table:table-row table:style-name="ro5">
          <table:table-cell table:style-name="ce35"/>
          <table:table-cell table:style-name="ce60"/>
          <table:table-cell table:number-columns-repeated="2" table:style-name="ce59"/>
          <table:table-cell table:style-name="ce177"/>
          <table:table-cell table:style-name="ce61"/>
          <table:table-cell table:number-columns-repeated="16378"/>
        </table:table-row>
        <table:table-row table:style-name="ro6">
          <table:table-cell office:value-type="string" table:style-name="ce89">
            <text:p>B</text:p>
          </table:table-cell>
          <table:table-cell office:value-type="string" table:style-name="ce32">
            <text:p>Ťažba a dobývanie</text:p>
          </table:table-cell>
          <table:table-cell office:value-type="float" office:value="34997" table:style-name="ce59">
            <text:p>34 997</text:p>
          </table:table-cell>
          <table:table-cell office:value-type="float" office:value="22470" table:style-name="ce59">
            <text:p>22 470</text:p>
          </table:table-cell>
          <table:table-cell office:value-type="string" table:style-name="ce63">
            <text:p>B</text:p>
          </table:table-cell>
          <table:table-cell office:value-type="string" table:style-name="ce32">
            <text:p>Mining and quarrying</text:p>
          </table:table-cell>
          <table:table-cell table:number-columns-repeated="16378"/>
        </table:table-row>
        <table:table-row table:style-name="ro5">
          <table:table-cell table:style-name="ce89"/>
          <table:table-cell table:style-name="ce32"/>
          <table:table-cell table:number-columns-repeated="2" table:style-name="ce59"/>
          <table:table-cell table:style-name="ce63"/>
          <table:table-cell table:style-name="ce32"/>
          <table:table-cell table:number-columns-repeated="16378"/>
        </table:table-row>
        <table:table-row table:style-name="ro6">
          <table:table-cell office:value-type="string" table:style-name="ce89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2995118" table:style-name="ce59">
            <text:p>2 995 118</text:p>
          </table:table-cell>
          <table:table-cell office:value-type="float" office:value="1607999" table:style-name="ce59">
            <text:p>1 607 999</text:p>
          </table:table-cell>
          <table:table-cell office:value-type="string" table:style-name="ce63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10 Výroba potravín</text:p>
          </table:table-cell>
          <table:table-cell office:value-type="float" office:value="43687" table:style-name="ce59">
            <text:p>43 687</text:p>
          </table:table-cell>
          <table:table-cell office:value-type="float" office:value="240475" table:style-name="ce59">
            <text:p>240 475</text:p>
          </table:table-cell>
          <table:table-cell table:style-name="ce63"/>
          <table:table-cell office:value-type="string" table:style-name="ce32">
            <text:p>10 Manuf.of food products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11 Výroba nápojov</text:p>
          </table:table-cell>
          <table:table-cell office:value-type="float" office:value="4648" table:style-name="ce59">
            <text:p>4 648</text:p>
          </table:table-cell>
          <table:table-cell office:value-type="float" office:value="53643" table:style-name="ce59">
            <text:p>53 643</text:p>
          </table:table-cell>
          <table:table-cell table:style-name="ce63"/>
          <table:table-cell office:value-type="string" table:style-name="ce32">
            <text:p>11 Manufacture of beverages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13 Výroba textilu</text:p>
          </table:table-cell>
          <table:table-cell office:value-type="float" office:value="1527" table:style-name="ce59">
            <text:p>1 527</text:p>
          </table:table-cell>
          <table:table-cell office:value-type="float" office:value="10720" table:style-name="ce59">
            <text:p>10 720</text:p>
          </table:table-cell>
          <table:table-cell table:style-name="ce63"/>
          <table:table-cell office:value-type="string" table:style-name="ce32">
            <text:p>13 Manufacture of textiles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14 Výroba odevov</text:p>
          </table:table-cell>
          <table:table-cell office:value-type="float" office:value="1920" table:style-name="ce59">
            <text:p>1 920</text:p>
          </table:table-cell>
          <table:table-cell office:value-type="float" office:value="387" table:style-name="ce59">
            <text:p>387</text:p>
          </table:table-cell>
          <table:table-cell table:style-name="ce63"/>
          <table:table-cell office:value-type="string" table:style-name="ce32">
            <text:p>14 Manuf.of wear.apparel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15 Výroba kože</text:p>
          </table:table-cell>
          <table:table-cell office:value-type="float" office:value="38" table:style-name="ce59">
            <text:p>38</text:p>
          </table:table-cell>
          <table:table-cell office:value-type="string" table:style-name="ce59">
            <text:p>-</text:p>
          </table:table-cell>
          <table:table-cell table:style-name="ce63"/>
          <table:table-cell office:value-type="string" table:style-name="ce32">
            <text:p>15 Manufacture of leather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16 Spracovanie dreva</text:p>
          </table:table-cell>
          <table:table-cell office:value-type="float" office:value="105179" table:style-name="ce59">
            <text:p>105 179</text:p>
          </table:table-cell>
          <table:table-cell office:value-type="float" office:value="151264" table:style-name="ce59">
            <text:p>151 264</text:p>
          </table:table-cell>
          <table:table-cell table:style-name="ce63"/>
          <table:table-cell office:value-type="string" table:style-name="ce32">
            <text:p>16 Manufacture of wood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17 Výroba papiera</text:p>
          </table:table-cell>
          <table:table-cell office:value-type="float" office:value="59042" table:style-name="ce59">
            <text:p>59 042</text:p>
          </table:table-cell>
          <table:table-cell office:value-type="float" office:value="173354" table:style-name="ce59">
            <text:p>173 354</text:p>
          </table:table-cell>
          <table:table-cell table:style-name="ce63"/>
          <table:table-cell office:value-type="string" table:style-name="ce32">
            <text:p>17 Manufacture of paper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20 Výroba chemikálií</text:p>
          </table:table-cell>
          <table:table-cell office:value-type="float" office:value="18830" table:style-name="ce59">
            <text:p>18 830</text:p>
          </table:table-cell>
          <table:table-cell office:value-type="float" office:value="192507" table:style-name="ce59">
            <text:p>192 507</text:p>
          </table:table-cell>
          <table:table-cell table:style-name="ce63"/>
          <table:table-cell office:value-type="string" table:style-name="ce32">
            <text:p>20 Manufacture of chemicals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22 Výroba výrobkov z gumy</text:p>
          </table:table-cell>
          <table:table-cell office:value-type="float" office:value="5468" table:style-name="ce59">
            <text:p>5 468</text:p>
          </table:table-cell>
          <table:table-cell office:value-type="string" table:style-name="ce59">
            <text:p>-</text:p>
          </table:table-cell>
          <table:table-cell table:style-name="ce63"/>
          <table:table-cell office:value-type="string" table:style-name="ce32">
            <text:p>22 Manu.of rub.,plast.prod.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23 Výroba ost.nekov.výr.</text:p>
          </table:table-cell>
          <table:table-cell office:value-type="float" office:value="57322" table:style-name="ce59">
            <text:p>57 322</text:p>
          </table:table-cell>
          <table:table-cell office:value-type="float" office:value="57993" table:style-name="ce59">
            <text:p>57 993</text:p>
          </table:table-cell>
          <table:table-cell table:style-name="ce63"/>
          <table:table-cell office:value-type="string" table:style-name="ce32">
            <text:p>23 Manuf.of oth.non-met.pr.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24 Výroba,spracovanie kovov</text:p>
          </table:table-cell>
          <table:table-cell office:value-type="float" office:value="2509934" table:style-name="ce59">
            <text:p>2 509 934</text:p>
          </table:table-cell>
          <table:table-cell office:value-type="float" office:value="339437" table:style-name="ce59">
            <text:p>339 437</text:p>
          </table:table-cell>
          <table:table-cell table:style-name="ce63"/>
          <table:table-cell office:value-type="string" table:style-name="ce32">
            <text:p>24 Manuf.of basic metals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25 Výroba kov.konštrukcií</text:p>
          </table:table-cell>
          <table:table-cell office:value-type="float" office:value="68283" table:style-name="ce59">
            <text:p>68 283</text:p>
          </table:table-cell>
          <table:table-cell office:value-type="float" office:value="22846" table:style-name="ce59">
            <text:p>22 846</text:p>
          </table:table-cell>
          <table:table-cell table:style-name="ce63"/>
          <table:table-cell office:value-type="string" table:style-name="ce32">
            <text:p>25 Manu.of fabric.met.prod.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26 Výroba počítačových výr.</text:p>
          </table:table-cell>
          <table:table-cell office:value-type="float" office:value="755" table:style-name="ce59">
            <text:p>755</text:p>
          </table:table-cell>
          <table:table-cell office:value-type="string" table:style-name="ce59">
            <text:p>-</text:p>
          </table:table-cell>
          <table:table-cell table:style-name="ce63"/>
          <table:table-cell office:value-type="string" table:style-name="ce32">
            <text:p>26 Manuf.of computer prod.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27 Výroba elektrických zar.</text:p>
          </table:table-cell>
          <table:table-cell office:value-type="float" office:value="11617" table:style-name="ce59">
            <text:p>11 617</text:p>
          </table:table-cell>
          <table:table-cell office:value-type="float" office:value="40778" table:style-name="ce59">
            <text:p>40 778</text:p>
          </table:table-cell>
          <table:table-cell table:style-name="ce63"/>
          <table:table-cell office:value-type="string" table:style-name="ce32">
            <text:p>27 Manuf.of elec.equipment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28 Výroba strojov a zar.</text:p>
          </table:table-cell>
          <table:table-cell office:value-type="float" office:value="26994" table:style-name="ce59">
            <text:p>26 994</text:p>
          </table:table-cell>
          <table:table-cell office:value-type="float" office:value="77033" table:style-name="ce59">
            <text:p>77 033</text:p>
          </table:table-cell>
          <table:table-cell table:style-name="ce63"/>
          <table:table-cell office:value-type="string" table:style-name="ce32">
            <text:p>28 Manu.of machinery n.e.c.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32">
            <text:p>29 Výroba motor.vozidiel</text:p>
          </table:table-cell>
          <table:table-cell office:value-type="float" office:value="34567" table:style-name="ce59">
            <text:p>34 567</text:p>
          </table:table-cell>
          <table:table-cell office:value-type="float" office:value="73532" table:style-name="ce59">
            <text:p>73 532</text:p>
          </table:table-cell>
          <table:table-cell table:style-name="ce63"/>
          <table:table-cell office:value-type="string" table:style-name="ce32">
            <text:p>29 Manuf.of mot.vehicles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31 Výroba nábytku</text:p>
          </table:table-cell>
          <table:table-cell office:value-type="float" office:value="25932" table:style-name="ce59">
            <text:p>25 932</text:p>
          </table:table-cell>
          <table:table-cell office:value-type="float" office:value="35067" table:style-name="ce59">
            <text:p>35 067</text:p>
          </table:table-cell>
          <table:table-cell table:style-name="ce63"/>
          <table:table-cell office:value-type="string" table:style-name="ce32">
            <text:p>31 Manufacture of furniture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32 Iná výroba</text:p>
          </table:table-cell>
          <table:table-cell office:value-type="float" office:value="3041" table:style-name="ce59">
            <text:p>3 041</text:p>
          </table:table-cell>
          <table:table-cell office:value-type="float" office:value="9832" table:style-name="ce59">
            <text:p>9 832</text:p>
          </table:table-cell>
          <table:table-cell table:style-name="ce63"/>
          <table:table-cell office:value-type="string" table:style-name="ce32">
            <text:p>32 Other manufacturing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33 Oprava a inštal.strojov</text:p>
          </table:table-cell>
          <table:table-cell office:value-type="float" office:value="2323" table:style-name="ce59">
            <text:p>2 323</text:p>
          </table:table-cell>
          <table:table-cell office:value-type="float" office:value="16904" table:style-name="ce59">
            <text:p>16 904</text:p>
          </table:table-cell>
          <table:table-cell table:style-name="ce63"/>
          <table:table-cell office:value-type="string" table:style-name="ce32">
            <text:p>33 Repair,instal.of machin.</text:p>
          </table:table-cell>
          <table:table-cell table:number-columns-repeated="16378"/>
        </table:table-row>
        <table:table-row table:style-name="ro5">
          <table:table-cell table:style-name="ce89"/>
          <table:table-cell table:style-name="ce32"/>
          <table:table-cell table:number-columns-repeated="2" table:style-name="ce59"/>
          <table:table-cell table:style-name="ce63"/>
          <table:table-cell table:style-name="ce32"/>
          <table:table-cell table:number-columns-repeated="16378"/>
        </table:table-row>
        <table:table-row table:style-name="ro3">
          <table:table-cell office:value-type="string" table:style-name="ce89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49057" table:style-name="ce59">
            <text:p>49 057</text:p>
          </table:table-cell>
          <table:table-cell office:value-type="float" office:value="2877792" table:style-name="ce59">
            <text:p>2 877 792</text:p>
          </table:table-cell>
          <table:table-cell office:value-type="string" table:style-name="ce63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35 Dod.elektr,plynu,pary</text:p>
          </table:table-cell>
          <table:table-cell office:value-type="float" office:value="49057" table:style-name="ce59">
            <text:p>49 057</text:p>
          </table:table-cell>
          <table:table-cell office:value-type="float" office:value="2877792" table:style-name="ce59">
            <text:p>2 877 792</text:p>
          </table:table-cell>
          <table:table-cell table:style-name="ce63"/>
          <table:table-cell office:value-type="string" table:style-name="ce32">
            <text:p>35 Electr,gas,steam supply</text:p>
          </table:table-cell>
          <table:table-cell table:number-columns-repeated="16378"/>
        </table:table-row>
        <table:table-row table:style-name="ro5">
          <table:table-cell table:style-name="ce89"/>
          <table:table-cell table:style-name="ce32"/>
          <table:table-cell table:number-columns-repeated="2" table:style-name="ce59"/>
          <table:table-cell table:style-name="ce63"/>
          <table:table-cell table:style-name="ce32"/>
          <table:table-cell table:number-columns-repeated="16378"/>
        </table:table-row>
        <table:table-row table:style-name="ro6">
          <table:table-cell office:value-type="string" table:style-name="ce89">
            <text:p>E</text:p>
          </table:table-cell>
          <table:table-cell office:value-type="string" table:style-name="ce32">
            <text:p>Dodávka vody</text:p>
          </table:table-cell>
          <table:table-cell office:value-type="float" office:value="52145" table:style-name="ce59">
            <text:p>52 145</text:p>
          </table:table-cell>
          <table:table-cell office:value-type="float" office:value="61461" table:style-name="ce59">
            <text:p>61 461</text:p>
          </table:table-cell>
          <table:table-cell office:value-type="string" table:style-name="ce63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8"/>
        </table:table-row>
        <table:table-row table:style-name="ro7">
          <table:table-cell table:style-name="ce89"/>
          <table:table-cell office:value-type="string" table:style-name="ce32">
            <text:p>38 Zber,sprac,likv.odpadov</text:p>
          </table:table-cell>
          <table:table-cell office:value-type="float" office:value="5478" table:style-name="ce59">
            <text:p>5 478</text:p>
          </table:table-cell>
          <table:table-cell office:value-type="string" table:style-name="ce59">
            <text:p>-</text:p>
          </table:table-cell>
          <table:table-cell table:style-name="ce63"/>
          <table:table-cell office:value-type="string" table:style-name="ce32">
            <text:p>38 Waste coll,disposal act.</text:p>
          </table:table-cell>
          <table:table-cell table:number-columns-repeated="16378"/>
        </table:table-row>
        <table:table-row table:number-rows-repeated="2" table:style-name="ro7">
          <table:table-cell table:style-name="ce89"/>
          <table:table-cell table:style-name="ce32"/>
          <table:table-cell table:number-columns-repeated="2" table:style-name="ce73"/>
          <table:table-cell table:style-name="ce63"/>
          <table:table-cell table:style-name="ce32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19">
            <text:p>Tab. č. 2-12. Spotreba elektriny a tepla v priemysle - podľa krajov za rok 2020</text:p>
          </table:table-cell>
          <table:covered-table-cell table:number-columns-repeated="5"/>
          <table:table-cell table:number-columns-repeated="16378" table:style-name="ce39"/>
        </table:table-row>
        <table:table-row table:style-name="ro3">
          <table:table-cell office:value-type="string" table:number-columns-spanned="6" table:number-rows-spanned="1" table:style-name="ce320">
            <text:p>Consumption of Electricity and Heat in Industry - by Regions in 2020</text:p>
          </table:table-cell>
          <table:covered-table-cell table:number-columns-repeated="5"/>
          <table:table-cell table:number-columns-repeated="16378" table:style-name="ce39"/>
        </table:table-row>
        <table:table-row table:style-name="ro6">
          <table:table-cell table:style-name="ce89"/>
          <table:table-cell table:style-name="ce32"/>
          <table:table-cell table:number-columns-repeated="2" table:style-name="ce239"/>
          <table:table-cell table:style-name="ce62"/>
          <table:table-cell table:style-name="ce32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30">
            <text:p>6. pokračovanie</text:p>
          </table:table-cell>
          <table:covered-table-cell/>
          <table:table-cell table:number-columns-repeated="2" table:style-name="ce239"/>
          <table:table-cell table:style-name="ce62"/>
          <table:table-cell office:value-type="string" table:style-name="ce192">
            <text:p>6th continuation</text:p>
          </table:table-cell>
          <table:table-cell table:number-columns-repeated="16378"/>
        </table:table-row>
        <table:table-row table:style-name="ro40">
          <table:table-cell table:style-name="ce89"/>
          <table:table-cell table:style-name="ce32"/>
          <table:table-cell office:value-type="string" table:style-name="ce282">
            <text:p>Elektrina</text:p>
          </table:table-cell>
          <table:table-cell office:value-type="string" table:style-name="ce283">
            <text:p>Teplo<text:span text:style-name="T2">1/</text:span></text:p>
          </table:table-cell>
          <table:table-cell table:style-name="ce193"/>
          <table:table-cell table:style-name="ce194"/>
          <table:table-cell table:number-columns-repeated="16378"/>
        </table:table-row>
        <table:table-row table:style-name="ro6">
          <table:table-cell table:style-name="ce89"/>
          <table:table-cell table:style-name="ce32"/>
          <table:table-cell office:value-type="string" table:style-name="ce284">
            <text:p>Electricity</text:p>
          </table:table-cell>
          <table:table-cell office:value-type="string" table:style-name="ce285">
            <text:p>Heat</text:p>
          </table:table-cell>
          <table:table-cell table:style-name="ce62"/>
          <table:table-cell table:style-name="ce32"/>
          <table:table-cell table:number-columns-repeated="16378"/>
        </table:table-row>
        <table:table-row table:style-name="ro6">
          <table:table-cell table:style-name="ce176"/>
          <table:table-cell table:style-name="ce196"/>
          <table:table-cell office:value-type="string" table:style-name="ce286">
            <text:p>MWh</text:p>
          </table:table-cell>
          <table:table-cell office:value-type="string" table:style-name="ce287">
            <text:p>GJ</text:p>
          </table:table-cell>
          <table:table-cell table:style-name="ce197"/>
          <table:table-cell table:style-name="ce198"/>
          <table:table-cell table:number-columns-repeated="16378"/>
        </table:table-row>
        <table:table-row table:style-name="ro8">
          <table:table-cell table:style-name="ce52"/>
          <table:table-cell table:style-name="ce32"/>
          <table:table-cell table:number-columns-repeated="2" table:style-name="ce241"/>
          <table:table-cell table:style-name="ce62"/>
          <table:table-cell table:style-name="ce32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48">
            <text:p>7 Prešovský kraj</text:p>
          </table:table-cell>
          <table:covered-table-cell/>
          <table:table-cell table:number-columns-repeated="2" table:style-name="ce93"/>
          <table:table-cell office:value-type="string" table:number-columns-spanned="2" table:number-rows-spanned="1" table:style-name="ce326">
            <text:p>7 Region of Prešov</text:p>
          </table:table-cell>
          <table:covered-table-cell/>
          <table:table-cell table:number-columns-repeated="16378"/>
        </table:table-row>
        <table:table-row table:style-name="ro17">
          <table:table-cell table:style-name="ce199"/>
          <table:table-cell table:style-name="ce60"/>
          <table:table-cell table:number-columns-repeated="2" table:style-name="ce93"/>
          <table:table-cell table:style-name="ce99"/>
          <table:table-cell table:style-name="ce61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46">
            <text:p>Priemysel spolu (B C D E)</text:p>
          </table:table-cell>
          <table:covered-table-cell/>
          <table:table-cell office:value-type="float" office:value="635689" table:style-name="ce59">
            <text:p>635 689</text:p>
          </table:table-cell>
          <table:table-cell office:value-type="float" office:value="6041216" table:style-name="ce59">
            <text:p>6 041 216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8"/>
        </table:table-row>
        <table:table-row table:style-name="ro27">
          <table:table-cell table:style-name="ce35"/>
          <table:table-cell table:style-name="ce60"/>
          <table:table-cell table:number-columns-repeated="2" table:style-name="ce59"/>
          <table:table-cell table:style-name="ce177"/>
          <table:table-cell table:style-name="ce61"/>
          <table:table-cell table:number-columns-repeated="16378"/>
        </table:table-row>
        <table:table-row table:style-name="ro6">
          <table:table-cell office:value-type="string" table:style-name="ce89">
            <text:p>B</text:p>
          </table:table-cell>
          <table:table-cell office:value-type="string" table:style-name="ce32">
            <text:p>Ťažba a dobývanie</text:p>
          </table:table-cell>
          <table:table-cell office:value-type="float" office:value="4061" table:style-name="ce59">
            <text:p>4 061</text:p>
          </table:table-cell>
          <table:table-cell office:value-type="string" table:style-name="ce59">
            <text:p>-</text:p>
          </table:table-cell>
          <table:table-cell office:value-type="string" table:style-name="ce63">
            <text:p>B</text:p>
          </table:table-cell>
          <table:table-cell office:value-type="string" table:style-name="ce32">
            <text:p>Mining and quarrying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08 Iná ťažba a dobývanie</text:p>
          </table:table-cell>
          <table:table-cell office:value-type="float" office:value="4061" table:style-name="ce59">
            <text:p>4 061</text:p>
          </table:table-cell>
          <table:table-cell office:value-type="string" table:style-name="ce59">
            <text:p>-</text:p>
          </table:table-cell>
          <table:table-cell table:style-name="ce63"/>
          <table:table-cell office:value-type="string" table:style-name="ce32">
            <text:p>08 Oth.mining and quarrying</text:p>
          </table:table-cell>
          <table:table-cell table:number-columns-repeated="16378"/>
        </table:table-row>
        <table:table-row table:style-name="ro21">
          <table:table-cell table:style-name="ce89"/>
          <table:table-cell table:style-name="ce32"/>
          <table:table-cell table:number-columns-repeated="2" table:style-name="ce59"/>
          <table:table-cell table:style-name="ce63"/>
          <table:table-cell table:style-name="ce32"/>
          <table:table-cell table:number-columns-repeated="16378"/>
        </table:table-row>
        <table:table-row table:style-name="ro7">
          <table:table-cell office:value-type="string" table:style-name="ce89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544034" table:style-name="ce59">
            <text:p>544 034</text:p>
          </table:table-cell>
          <table:table-cell office:value-type="float" office:value="4112107" table:style-name="ce59">
            <text:p>4 112 107</text:p>
          </table:table-cell>
          <table:table-cell office:value-type="string" table:style-name="ce88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10 Výroba potravín</text:p>
          </table:table-cell>
          <table:table-cell office:value-type="float" office:value="46310" table:style-name="ce59">
            <text:p>46 310</text:p>
          </table:table-cell>
          <table:table-cell office:value-type="float" office:value="260959" table:style-name="ce59">
            <text:p>260 959</text:p>
          </table:table-cell>
          <table:table-cell table:style-name="ce88"/>
          <table:table-cell office:value-type="string" table:style-name="ce32">
            <text:p>10 Manuf.of food products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11 Výroba nápojov</text:p>
          </table:table-cell>
          <table:table-cell office:value-type="float" office:value="12676" table:style-name="ce59">
            <text:p>12 676</text:p>
          </table:table-cell>
          <table:table-cell office:value-type="float" office:value="110690" table:style-name="ce59">
            <text:p>110 690</text:p>
          </table:table-cell>
          <table:table-cell table:style-name="ce88"/>
          <table:table-cell office:value-type="string" table:style-name="ce32">
            <text:p>11 Manufacture of beverages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13 Výroba textilu</text:p>
          </table:table-cell>
          <table:table-cell office:value-type="float" office:value="6151" table:style-name="ce59">
            <text:p>6 151</text:p>
          </table:table-cell>
          <table:table-cell office:value-type="string" table:style-name="ce59">
            <text:p>-</text:p>
          </table:table-cell>
          <table:table-cell table:style-name="ce88"/>
          <table:table-cell office:value-type="string" table:style-name="ce32">
            <text:p>13 Manufacture of textiles</text:p>
          </table:table-cell>
          <table:table-cell table:number-columns-repeated="16378"/>
        </table:table-row>
        <table:table-row table:style-name="ro3">
          <table:table-cell table:style-name="ce89"/>
          <table:table-cell office:value-type="string" table:style-name="ce32">
            <text:p>14 Výroba odevov</text:p>
          </table:table-cell>
          <table:table-cell office:value-type="float" office:value="20095" table:style-name="ce59">
            <text:p>20 095</text:p>
          </table:table-cell>
          <table:table-cell office:value-type="float" office:value="51696" table:style-name="ce59">
            <text:p>51 696</text:p>
          </table:table-cell>
          <table:table-cell table:style-name="ce88"/>
          <table:table-cell office:value-type="string" table:style-name="ce32">
            <text:p>14 Manuf.of wear.apparel</text:p>
          </table:table-cell>
          <table:table-cell table:number-columns-repeated="16378"/>
        </table:table-row>
        <table:table-row table:style-name="ro3">
          <table:table-cell table:style-name="ce89"/>
          <table:table-cell office:value-type="string" table:style-name="ce32">
            <text:p>15 Výroba kože</text:p>
          </table:table-cell>
          <table:table-cell office:value-type="float" office:value="1868" table:style-name="ce59">
            <text:p>1 868</text:p>
          </table:table-cell>
          <table:table-cell office:value-type="string" table:style-name="ce59">
            <text:p>-</text:p>
          </table:table-cell>
          <table:table-cell table:style-name="ce88"/>
          <table:table-cell office:value-type="string" table:style-name="ce32">
            <text:p>15 Manufacture of leather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16 Spracovanie dreva</text:p>
          </table:table-cell>
          <table:table-cell office:value-type="float" office:value="11959" table:style-name="ce59">
            <text:p>11 959</text:p>
          </table:table-cell>
          <table:table-cell office:value-type="float" office:value="7755" table:style-name="ce59">
            <text:p>7 755</text:p>
          </table:table-cell>
          <table:table-cell table:style-name="ce88"/>
          <table:table-cell office:value-type="string" table:style-name="ce32">
            <text:p>16 Manufacture of wood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17 Výroba papiera</text:p>
          </table:table-cell>
          <table:table-cell office:value-type="float" office:value="92657" table:style-name="ce59">
            <text:p>92 657</text:p>
          </table:table-cell>
          <table:table-cell office:value-type="float" office:value="3198494" table:style-name="ce59">
            <text:p>3 198 494</text:p>
          </table:table-cell>
          <table:table-cell table:style-name="ce88"/>
          <table:table-cell office:value-type="string" table:style-name="ce32">
            <text:p>17 Manufacture of paper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18 Tlač,reprod.záznam.médií</text:p>
          </table:table-cell>
          <table:table-cell office:value-type="float" office:value="2676" table:style-name="ce59">
            <text:p>2 676</text:p>
          </table:table-cell>
          <table:table-cell office:value-type="float" office:value="4500" table:style-name="ce59">
            <text:p>4 500</text:p>
          </table:table-cell>
          <table:table-cell table:style-name="ce88"/>
          <table:table-cell office:value-type="string" table:style-name="ce32">
            <text:p>18 Printing,repr.of rec.med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20 Výroba chemikálií</text:p>
          </table:table-cell>
          <table:table-cell office:value-type="float" office:value="45594" table:style-name="ce59">
            <text:p>45 594</text:p>
          </table:table-cell>
          <table:table-cell office:value-type="float" office:value="80524" table:style-name="ce59">
            <text:p>80 524</text:p>
          </table:table-cell>
          <table:table-cell table:style-name="ce88"/>
          <table:table-cell office:value-type="string" table:style-name="ce32">
            <text:p>20 Manufacture of chemicals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22 Výroba výrobkov z gumy</text:p>
          </table:table-cell>
          <table:table-cell office:value-type="float" office:value="126352" table:style-name="ce59">
            <text:p>126 352</text:p>
          </table:table-cell>
          <table:table-cell office:value-type="float" office:value="67149" table:style-name="ce59">
            <text:p>67 149</text:p>
          </table:table-cell>
          <table:table-cell table:style-name="ce88"/>
          <table:table-cell office:value-type="string" table:style-name="ce32">
            <text:p>22 Manu.of rub.,plast.prod.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23 Výroba ost.nekov.výr.</text:p>
          </table:table-cell>
          <table:table-cell office:value-type="float" office:value="13633" table:style-name="ce59">
            <text:p>13 633</text:p>
          </table:table-cell>
          <table:table-cell office:value-type="float" office:value="2069" table:style-name="ce59">
            <text:p>2 069</text:p>
          </table:table-cell>
          <table:table-cell table:style-name="ce88"/>
          <table:table-cell office:value-type="string" table:style-name="ce32">
            <text:p>23 Manuf.of oth.non-met.pr.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24 Výroba,spracovanie kovov</text:p>
          </table:table-cell>
          <table:table-cell office:value-type="float" office:value="23634" table:style-name="ce59">
            <text:p>23 634</text:p>
          </table:table-cell>
          <table:table-cell office:value-type="float" office:value="302" table:style-name="ce59">
            <text:p>302</text:p>
          </table:table-cell>
          <table:table-cell table:style-name="ce88"/>
          <table:table-cell office:value-type="string" table:style-name="ce32">
            <text:p>24 Manuf.of basic metals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25 Výroba kov.konštrukcií</text:p>
          </table:table-cell>
          <table:table-cell office:value-type="float" office:value="19294" table:style-name="ce59">
            <text:p>19 294</text:p>
          </table:table-cell>
          <table:table-cell office:value-type="float" office:value="28502" table:style-name="ce59">
            <text:p>28 502</text:p>
          </table:table-cell>
          <table:table-cell table:style-name="ce88"/>
          <table:table-cell office:value-type="string" table:style-name="ce32">
            <text:p>25 Manu.of fabric.met.prod.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26 Výroba počítačových výr.</text:p>
          </table:table-cell>
          <table:table-cell office:value-type="float" office:value="2046" table:style-name="ce59">
            <text:p>2 046</text:p>
          </table:table-cell>
          <table:table-cell office:value-type="float" office:value="140" table:style-name="ce59">
            <text:p>140</text:p>
          </table:table-cell>
          <table:table-cell table:style-name="ce88"/>
          <table:table-cell office:value-type="string" table:style-name="ce32">
            <text:p>26 Manuf.of computer prod.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27 Výroba elektrických zar.</text:p>
          </table:table-cell>
          <table:table-cell office:value-type="float" office:value="18805" table:style-name="ce59">
            <text:p>18 805</text:p>
          </table:table-cell>
          <table:table-cell office:value-type="string" table:style-name="ce59">
            <text:p>-</text:p>
          </table:table-cell>
          <table:table-cell table:style-name="ce88"/>
          <table:table-cell office:value-type="string" table:style-name="ce32">
            <text:p>27 Manuf.of elec.equipment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28 Výroba strojov a zar.</text:p>
          </table:table-cell>
          <table:table-cell office:value-type="float" office:value="25321" table:style-name="ce59">
            <text:p>25 321</text:p>
          </table:table-cell>
          <table:table-cell office:value-type="float" office:value="47144" table:style-name="ce59">
            <text:p>47 144</text:p>
          </table:table-cell>
          <table:table-cell table:style-name="ce88"/>
          <table:table-cell office:value-type="string" table:style-name="ce32">
            <text:p>28 Manu.of machinery n.e.c.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29 Výroba motor.vozidiel</text:p>
          </table:table-cell>
          <table:table-cell office:value-type="float" office:value="33068" table:style-name="ce59">
            <text:p>33 068</text:p>
          </table:table-cell>
          <table:table-cell office:value-type="float" office:value="17556" table:style-name="ce59">
            <text:p>17 556</text:p>
          </table:table-cell>
          <table:table-cell table:style-name="ce62"/>
          <table:table-cell office:value-type="string" table:style-name="ce32">
            <text:p>29 Manuf.of mot.vehicles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31 Výroba nábytku</text:p>
          </table:table-cell>
          <table:table-cell office:value-type="float" office:value="6440" table:style-name="ce59">
            <text:p>6 440</text:p>
          </table:table-cell>
          <table:table-cell office:value-type="float" office:value="20101" table:style-name="ce59">
            <text:p>20 101</text:p>
          </table:table-cell>
          <table:table-cell table:style-name="ce62"/>
          <table:table-cell office:value-type="string" table:style-name="ce32">
            <text:p>31 Manufacture of furniture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33 Oprava a inštal.strojov</text:p>
          </table:table-cell>
          <table:table-cell office:value-type="float" office:value="773" table:style-name="ce59">
            <text:p>773</text:p>
          </table:table-cell>
          <table:table-cell office:value-type="float" office:value="10" table:style-name="ce59">
            <text:p>10</text:p>
          </table:table-cell>
          <table:table-cell table:style-name="ce62"/>
          <table:table-cell office:value-type="string" table:style-name="ce32">
            <text:p>33 Repair,instal.of machin.</text:p>
          </table:table-cell>
          <table:table-cell table:number-columns-repeated="16378"/>
        </table:table-row>
        <table:table-row table:style-name="ro21">
          <table:table-cell table:style-name="ce89"/>
          <table:table-cell table:style-name="ce32"/>
          <table:table-cell table:number-columns-repeated="2" table:style-name="ce59"/>
          <table:table-cell table:style-name="ce62"/>
          <table:table-cell table:style-name="ce32"/>
          <table:table-cell table:number-columns-repeated="16378"/>
        </table:table-row>
        <table:table-row table:style-name="ro3">
          <table:table-cell office:value-type="string" table:style-name="ce89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71771" table:style-name="ce59">
            <text:p>71 771</text:p>
          </table:table-cell>
          <table:table-cell office:value-type="float" office:value="1893616" table:style-name="ce59">
            <text:p>1 893 616</text:p>
          </table:table-cell>
          <table:table-cell office:value-type="string" table:style-name="ce62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35 Dod.elektr,plynu,pary</text:p>
          </table:table-cell>
          <table:table-cell office:value-type="float" office:value="71771" table:style-name="ce59">
            <text:p>71 771</text:p>
          </table:table-cell>
          <table:table-cell office:value-type="float" office:value="1893616" table:style-name="ce59">
            <text:p>1 893 616</text:p>
          </table:table-cell>
          <table:table-cell table:style-name="ce62"/>
          <table:table-cell office:value-type="string" table:style-name="ce32">
            <text:p>35 Electr,gas,steam supply</text:p>
          </table:table-cell>
          <table:table-cell table:number-columns-repeated="16378"/>
        </table:table-row>
        <table:table-row table:style-name="ro21">
          <table:table-cell table:style-name="ce89"/>
          <table:table-cell table:style-name="ce32"/>
          <table:table-cell table:number-columns-repeated="2" table:style-name="ce59"/>
          <table:table-cell table:style-name="ce62"/>
          <table:table-cell table:style-name="ce32"/>
          <table:table-cell table:number-columns-repeated="16378"/>
        </table:table-row>
        <table:table-row table:style-name="ro6">
          <table:table-cell office:value-type="string" table:style-name="ce89">
            <text:p>E</text:p>
          </table:table-cell>
          <table:table-cell office:value-type="string" table:style-name="ce32">
            <text:p>Dodávka vody</text:p>
          </table:table-cell>
          <table:table-cell office:value-type="float" office:value="15823" table:style-name="ce59">
            <text:p>15 823</text:p>
          </table:table-cell>
          <table:table-cell office:value-type="float" office:value="35493" table:style-name="ce59">
            <text:p>35 493</text:p>
          </table:table-cell>
          <table:table-cell office:value-type="string" table:style-name="ce62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38 Zber,sprac,likv.odpadov</text:p>
          </table:table-cell>
          <table:table-cell office:value-type="float" office:value="1236" table:style-name="ce59">
            <text:p>1 236</text:p>
          </table:table-cell>
          <table:table-cell office:value-type="float" office:value="7219" table:style-name="ce59">
            <text:p>7 219</text:p>
          </table:table-cell>
          <table:table-cell table:style-name="ce63"/>
          <table:table-cell office:value-type="string" table:style-name="ce32">
            <text:p>38 Waste coll,disposal act.</text:p>
          </table:table-cell>
          <table:table-cell table:number-columns-repeated="16378"/>
        </table:table-row>
        <table:table-row table:style-name="ro6">
          <table:table-cell table:style-name="ce89"/>
          <table:table-cell table:style-name="ce32"/>
          <table:table-cell table:number-columns-repeated="2" table:style-name="ce73"/>
          <table:table-cell table:style-name="ce63"/>
          <table:table-cell table:style-name="ce32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19">
            <text:p>Tab. č. 2-12. Spotreba elektriny a tepla v priemysle - podľa krajov za rok 2020</text:p>
          </table:table-cell>
          <table:covered-table-cell table:number-columns-repeated="5"/>
          <table:table-cell table:number-columns-repeated="16378" table:style-name="ce39"/>
        </table:table-row>
        <table:table-row table:style-name="ro3">
          <table:table-cell office:value-type="string" table:number-columns-spanned="6" table:number-rows-spanned="1" table:style-name="ce320">
            <text:p>Consumption of Electricity and Heat in Industry - by Regions in 2020</text:p>
          </table:table-cell>
          <table:covered-table-cell table:number-columns-repeated="5"/>
          <table:table-cell table:number-columns-repeated="16378" table:style-name="ce39"/>
        </table:table-row>
        <table:table-row table:style-name="ro6">
          <table:table-cell table:style-name="ce89"/>
          <table:table-cell table:style-name="ce32"/>
          <table:table-cell table:number-columns-repeated="2" table:style-name="ce239"/>
          <table:table-cell table:style-name="ce62"/>
          <table:table-cell table:style-name="ce32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30">
            <text:p>dokončenie</text:p>
          </table:table-cell>
          <table:covered-table-cell/>
          <table:table-cell table:number-columns-repeated="2" table:style-name="ce239"/>
          <table:table-cell table:style-name="ce62"/>
          <table:table-cell office:value-type="string" table:style-name="ce82">
            <text:p>End of table</text:p>
          </table:table-cell>
          <table:table-cell table:number-columns-repeated="16378"/>
        </table:table-row>
        <table:table-row table:style-name="ro40">
          <table:table-cell table:style-name="ce89"/>
          <table:table-cell table:style-name="ce32"/>
          <table:table-cell office:value-type="string" table:style-name="ce282">
            <text:p>Elektrina</text:p>
          </table:table-cell>
          <table:table-cell office:value-type="string" table:style-name="ce283">
            <text:p>Teplo<text:span text:style-name="T2">1/</text:span></text:p>
          </table:table-cell>
          <table:table-cell table:style-name="ce193"/>
          <table:table-cell table:style-name="ce194"/>
          <table:table-cell table:number-columns-repeated="16378"/>
        </table:table-row>
        <table:table-row table:style-name="ro6">
          <table:table-cell table:style-name="ce89"/>
          <table:table-cell table:style-name="ce32"/>
          <table:table-cell office:value-type="string" table:style-name="ce284">
            <text:p>Electricity</text:p>
          </table:table-cell>
          <table:table-cell office:value-type="string" table:style-name="ce285">
            <text:p>Heat</text:p>
          </table:table-cell>
          <table:table-cell table:style-name="ce62"/>
          <table:table-cell table:style-name="ce32"/>
          <table:table-cell table:number-columns-repeated="16378"/>
        </table:table-row>
        <table:table-row table:style-name="ro6">
          <table:table-cell table:style-name="ce176"/>
          <table:table-cell table:style-name="ce196"/>
          <table:table-cell office:value-type="string" table:style-name="ce286">
            <text:p>MWh</text:p>
          </table:table-cell>
          <table:table-cell office:value-type="string" table:style-name="ce287">
            <text:p>GJ</text:p>
          </table:table-cell>
          <table:table-cell table:style-name="ce197"/>
          <table:table-cell table:style-name="ce198"/>
          <table:table-cell table:number-columns-repeated="16378"/>
        </table:table-row>
        <table:table-row table:style-name="ro17">
          <table:table-cell table:style-name="ce52"/>
          <table:table-cell table:style-name="ce32"/>
          <table:table-cell table:number-columns-repeated="2" table:style-name="ce241"/>
          <table:table-cell table:style-name="ce62"/>
          <table:table-cell table:style-name="ce32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48">
            <text:p>8 Košický kraj</text:p>
          </table:table-cell>
          <table:covered-table-cell/>
          <table:table-cell table:number-columns-repeated="2" table:style-name="ce71"/>
          <table:table-cell office:value-type="string" table:number-columns-spanned="2" table:number-rows-spanned="1" table:style-name="ce326">
            <text:p>8 Region of Košice</text:p>
          </table:table-cell>
          <table:covered-table-cell/>
          <table:table-cell table:number-columns-repeated="16378"/>
        </table:table-row>
        <table:table-row table:style-name="ro17">
          <table:table-cell table:style-name="ce199"/>
          <table:table-cell table:style-name="ce60"/>
          <table:table-cell table:number-columns-repeated="2" table:style-name="ce71"/>
          <table:table-cell table:style-name="ce99"/>
          <table:table-cell table:style-name="ce61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46">
            <text:p>Priemysel spolu (B C D E)</text:p>
          </table:table-cell>
          <table:covered-table-cell/>
          <table:table-cell office:value-type="float" office:value="1891204" table:style-name="ce59">
            <text:p>1 891 204</text:p>
          </table:table-cell>
          <table:table-cell office:value-type="float" office:value="16671488" table:style-name="ce59">
            <text:p>16 671 488</text:p>
          </table:table-cell>
          <table:table-cell office:value-type="string" table:number-columns-spanned="2" table:number-rows-spanned="1" table:style-name="ce347">
            <text:p>Industry total (B C D E)</text:p>
          </table:table-cell>
          <table:covered-table-cell/>
          <table:table-cell table:number-columns-repeated="16378"/>
        </table:table-row>
        <table:table-row table:style-name="ro27">
          <table:table-cell table:style-name="ce35"/>
          <table:table-cell table:style-name="ce60"/>
          <table:table-cell table:number-columns-repeated="2" table:style-name="ce59"/>
          <table:table-cell table:style-name="ce177"/>
          <table:table-cell table:style-name="ce61"/>
          <table:table-cell table:number-columns-repeated="16378"/>
        </table:table-row>
        <table:table-row table:style-name="ro3">
          <table:table-cell office:value-type="string" table:style-name="ce89">
            <text:p>B</text:p>
          </table:table-cell>
          <table:table-cell office:value-type="string" table:style-name="ce32">
            <text:p>Ťažba a dobývanie</text:p>
          </table:table-cell>
          <table:table-cell office:value-type="float" office:value="6879" table:style-name="ce59">
            <text:p>6 879</text:p>
          </table:table-cell>
          <table:table-cell office:value-type="string" table:style-name="ce59">
            <text:p>-</text:p>
          </table:table-cell>
          <table:table-cell office:value-type="string" table:style-name="ce62">
            <text:p>B</text:p>
          </table:table-cell>
          <table:table-cell office:value-type="string" table:style-name="ce32">
            <text:p>Mining and quarrying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08 Iná ťažba a dobývanie</text:p>
          </table:table-cell>
          <table:table-cell office:value-type="float" office:value="6879" table:style-name="ce59">
            <text:p>6 879</text:p>
          </table:table-cell>
          <table:table-cell office:value-type="string" table:style-name="ce59">
            <text:p>-</text:p>
          </table:table-cell>
          <table:table-cell table:style-name="ce62"/>
          <table:table-cell office:value-type="string" table:style-name="ce32">
            <text:p>08 Oth.mining and quarrying</text:p>
          </table:table-cell>
          <table:table-cell table:number-columns-repeated="16378"/>
        </table:table-row>
        <table:table-row table:style-name="ro21">
          <table:table-cell table:style-name="ce89"/>
          <table:table-cell table:style-name="ce32"/>
          <table:table-cell table:number-columns-repeated="2" table:style-name="ce59"/>
          <table:table-cell table:style-name="ce62"/>
          <table:table-cell table:style-name="ce32"/>
          <table:table-cell table:number-columns-repeated="16378"/>
        </table:table-row>
        <table:table-row table:style-name="ro6">
          <table:table-cell office:value-type="string" table:style-name="ce89">
            <text:p>C</text:p>
          </table:table-cell>
          <table:table-cell office:value-type="string" table:style-name="ce32">
            <text:p>Priemyselná výroba</text:p>
          </table:table-cell>
          <table:table-cell office:value-type="float" office:value="1754584" table:style-name="ce59">
            <text:p>1 754 584</text:p>
          </table:table-cell>
          <table:table-cell office:value-type="float" office:value="15697713" table:style-name="ce59">
            <text:p>15 697 713</text:p>
          </table:table-cell>
          <table:table-cell office:value-type="string" table:style-name="ce62">
            <text:p>C</text:p>
          </table:table-cell>
          <table:table-cell office:value-type="string" table:style-name="ce32">
            <text:p>Manufacturing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10 Výroba potravín</text:p>
          </table:table-cell>
          <table:table-cell office:value-type="float" office:value="28448" table:style-name="ce59">
            <text:p>28 448</text:p>
          </table:table-cell>
          <table:table-cell office:value-type="float" office:value="170085" table:style-name="ce59">
            <text:p>170 085</text:p>
          </table:table-cell>
          <table:table-cell table:style-name="ce62"/>
          <table:table-cell office:value-type="string" table:style-name="ce32">
            <text:p>10 Manuf.of food products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11 Výroba nápojov</text:p>
          </table:table-cell>
          <table:table-cell office:value-type="float" office:value="5094" table:style-name="ce59">
            <text:p>5 094</text:p>
          </table:table-cell>
          <table:table-cell office:value-type="string" table:style-name="ce59">
            <text:p>-</text:p>
          </table:table-cell>
          <table:table-cell table:style-name="ce62"/>
          <table:table-cell office:value-type="string" table:style-name="ce32">
            <text:p>11 Manufacture of beverages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14 Výroba odevov</text:p>
          </table:table-cell>
          <table:table-cell office:value-type="float" office:value="1361" table:style-name="ce59">
            <text:p>1 361</text:p>
          </table:table-cell>
          <table:table-cell office:value-type="float" office:value="7499" table:style-name="ce59">
            <text:p>7 499</text:p>
          </table:table-cell>
          <table:table-cell table:style-name="ce62"/>
          <table:table-cell office:value-type="string" table:style-name="ce32">
            <text:p>14 Manuf.of wear.apparel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15 Výroba kože</text:p>
          </table:table-cell>
          <table:table-cell office:value-type="float" office:value="4348" table:style-name="ce59">
            <text:p>4 348</text:p>
          </table:table-cell>
          <table:table-cell office:value-type="string" table:style-name="ce59">
            <text:p>-</text:p>
          </table:table-cell>
          <table:table-cell table:style-name="ce88"/>
          <table:table-cell office:value-type="string" table:style-name="ce32">
            <text:p>15 Manufacture of leather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16 Spracovanie dreva</text:p>
          </table:table-cell>
          <table:table-cell office:value-type="float" office:value="1702" table:style-name="ce59">
            <text:p>1 702</text:p>
          </table:table-cell>
          <table:table-cell office:value-type="float" office:value="19518" table:style-name="ce59">
            <text:p>19 518</text:p>
          </table:table-cell>
          <table:table-cell table:style-name="ce62"/>
          <table:table-cell office:value-type="string" table:style-name="ce32">
            <text:p>16 Manufacture of wood</text:p>
          </table:table-cell>
          <table:table-cell table:number-columns-repeated="16378"/>
        </table:table-row>
        <table:table-row table:style-name="ro2">
          <table:table-cell table:style-name="ce89"/>
          <table:table-cell office:value-type="string" table:style-name="ce32">
            <text:p>17 Výroba papiera</text:p>
          </table:table-cell>
          <table:table-cell office:value-type="float" office:value="58914" table:style-name="ce59">
            <text:p>58 914</text:p>
          </table:table-cell>
          <table:table-cell office:value-type="float" office:value="89378" table:style-name="ce59">
            <text:p>89 378</text:p>
          </table:table-cell>
          <table:table-cell table:style-name="ce88"/>
          <table:table-cell office:value-type="string" table:style-name="ce32">
            <text:p>17 Manufacture of paper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18 Tlač,reprod.záznam.médií</text:p>
          </table:table-cell>
          <table:table-cell office:value-type="float" office:value="761" table:style-name="ce59">
            <text:p>761</text:p>
          </table:table-cell>
          <table:table-cell office:value-type="string" table:style-name="ce59">
            <text:p>-</text:p>
          </table:table-cell>
          <table:table-cell table:style-name="ce62"/>
          <table:table-cell office:value-type="string" table:style-name="ce32">
            <text:p>18 Printing,repr.of rec.med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20 Výroba chemikálií</text:p>
          </table:table-cell>
          <table:table-cell office:value-type="float" office:value="6912" table:style-name="ce59">
            <text:p>6 912</text:p>
          </table:table-cell>
          <table:table-cell office:value-type="float" office:value="135841" table:style-name="ce59">
            <text:p>135 841</text:p>
          </table:table-cell>
          <table:table-cell table:style-name="ce62"/>
          <table:table-cell office:value-type="string" table:style-name="ce32">
            <text:p>20 Manufacture of chemicals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22 Výroba výrobkov z gumy</text:p>
          </table:table-cell>
          <table:table-cell office:value-type="float" office:value="21181" table:style-name="ce59">
            <text:p>21 181</text:p>
          </table:table-cell>
          <table:table-cell office:value-type="float" office:value="1622" table:style-name="ce59">
            <text:p>1 622</text:p>
          </table:table-cell>
          <table:table-cell table:style-name="ce62"/>
          <table:table-cell office:value-type="string" table:style-name="ce32">
            <text:p>22 Manu.of rub.,plast.prod.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23 Výroba ost.nekov.výr.</text:p>
          </table:table-cell>
          <table:table-cell office:value-type="float" office:value="33890" table:style-name="ce59">
            <text:p>33 890</text:p>
          </table:table-cell>
          <table:table-cell office:value-type="float" office:value="21852" table:style-name="ce59">
            <text:p>21 852</text:p>
          </table:table-cell>
          <table:table-cell table:style-name="ce62"/>
          <table:table-cell office:value-type="string" table:style-name="ce32">
            <text:p>23 Manuf.of oth.non-met.pr.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24 Výroba,spracovanie kovov</text:p>
          </table:table-cell>
          <table:table-cell office:value-type="float" office:value="1390521" table:style-name="ce59">
            <text:p>1 390 521</text:p>
          </table:table-cell>
          <table:table-cell office:value-type="float" office:value="15153175" table:style-name="ce59">
            <text:p>15 153 175</text:p>
          </table:table-cell>
          <table:table-cell table:style-name="ce62"/>
          <table:table-cell office:value-type="string" table:style-name="ce32">
            <text:p>24 Manuf.of basic metals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25 Výroba kov.konštrukcií</text:p>
          </table:table-cell>
          <table:table-cell office:value-type="float" office:value="67700" table:style-name="ce59">
            <text:p>67 700</text:p>
          </table:table-cell>
          <table:table-cell office:value-type="float" office:value="5385" table:style-name="ce59">
            <text:p>5 385</text:p>
          </table:table-cell>
          <table:table-cell table:style-name="ce62"/>
          <table:table-cell office:value-type="string" table:style-name="ce32">
            <text:p>25 Manu.of fabric.met.prod.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27 Výroba elektrických zar.</text:p>
          </table:table-cell>
          <table:table-cell office:value-type="float" office:value="14758" table:style-name="ce59">
            <text:p>14 758</text:p>
          </table:table-cell>
          <table:table-cell office:value-type="float" office:value="6100" table:style-name="ce59">
            <text:p>6 100</text:p>
          </table:table-cell>
          <table:table-cell table:style-name="ce62"/>
          <table:table-cell office:value-type="string" table:style-name="ce32">
            <text:p>27 Manuf.of elec.equipment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28 Výroba strojov a zar.</text:p>
          </table:table-cell>
          <table:table-cell office:value-type="float" office:value="48033" table:style-name="ce59">
            <text:p>48 033</text:p>
          </table:table-cell>
          <table:table-cell office:value-type="float" office:value="39153" table:style-name="ce59">
            <text:p>39 153</text:p>
          </table:table-cell>
          <table:table-cell table:style-name="ce62"/>
          <table:table-cell office:value-type="string" table:style-name="ce32">
            <text:p>28 Manu.of machinery n.e.c.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29 Výroba motor.vozidiel</text:p>
          </table:table-cell>
          <table:table-cell office:value-type="float" office:value="50383" table:style-name="ce59">
            <text:p>50 383</text:p>
          </table:table-cell>
          <table:table-cell office:value-type="float" office:value="36271" table:style-name="ce59">
            <text:p>36 271</text:p>
          </table:table-cell>
          <table:table-cell table:style-name="ce62"/>
          <table:table-cell office:value-type="string" table:style-name="ce32">
            <text:p>29 Manuf.of mot.vehicles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32 Iná výroba</text:p>
          </table:table-cell>
          <table:table-cell office:value-type="float" office:value="16806" table:style-name="ce59">
            <text:p>16 806</text:p>
          </table:table-cell>
          <table:table-cell office:value-type="float" office:value="115" table:style-name="ce59">
            <text:p>115</text:p>
          </table:table-cell>
          <table:table-cell table:style-name="ce63"/>
          <table:table-cell office:value-type="string" table:style-name="ce32">
            <text:p>32 Other manufacturing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33 Oprava a inštal.strojov</text:p>
          </table:table-cell>
          <table:table-cell office:value-type="float" office:value="1475" table:style-name="ce59">
            <text:p>1 475</text:p>
          </table:table-cell>
          <table:table-cell office:value-type="float" office:value="11719" table:style-name="ce59">
            <text:p>11 719</text:p>
          </table:table-cell>
          <table:table-cell table:style-name="ce62"/>
          <table:table-cell office:value-type="string" table:style-name="ce32">
            <text:p>33 Repair,instal.of machin.</text:p>
          </table:table-cell>
          <table:table-cell table:number-columns-repeated="16378"/>
        </table:table-row>
        <table:table-row table:style-name="ro21">
          <table:table-cell table:style-name="ce89"/>
          <table:table-cell table:style-name="ce32"/>
          <table:table-cell table:number-columns-repeated="2" table:style-name="ce59"/>
          <table:table-cell table:style-name="ce62"/>
          <table:table-cell table:style-name="ce32"/>
          <table:table-cell table:number-columns-repeated="16378"/>
        </table:table-row>
        <table:table-row table:style-name="ro6">
          <table:table-cell office:value-type="string" table:style-name="ce89">
            <text:p>D</text:p>
          </table:table-cell>
          <table:table-cell office:value-type="string" table:style-name="ce32">
            <text:p>Dod.elektriny,plynu,pary</text:p>
          </table:table-cell>
          <table:table-cell office:value-type="float" office:value="68683" table:style-name="ce59">
            <text:p>68 683</text:p>
          </table:table-cell>
          <table:table-cell office:value-type="float" office:value="216497" table:style-name="ce59">
            <text:p>216 497</text:p>
          </table:table-cell>
          <table:table-cell office:value-type="string" table:style-name="ce62">
            <text:p>D</text:p>
          </table:table-cell>
          <table:table-cell office:value-type="string" table:style-name="ce32">
            <text:p>Electr,gas,steam supply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35 Dod.elektr,plynu,pary</text:p>
          </table:table-cell>
          <table:table-cell office:value-type="float" office:value="68683" table:style-name="ce59">
            <text:p>68 683</text:p>
          </table:table-cell>
          <table:table-cell office:value-type="float" office:value="216497" table:style-name="ce59">
            <text:p>216 497</text:p>
          </table:table-cell>
          <table:table-cell table:style-name="ce62"/>
          <table:table-cell office:value-type="string" table:style-name="ce32">
            <text:p>35 Electr,gas,steam supply</text:p>
          </table:table-cell>
          <table:table-cell table:number-columns-repeated="16378"/>
        </table:table-row>
        <table:table-row table:style-name="ro21">
          <table:table-cell table:style-name="ce89"/>
          <table:table-cell table:style-name="ce32"/>
          <table:table-cell table:number-columns-repeated="2" table:style-name="ce59"/>
          <table:table-cell table:style-name="ce62"/>
          <table:table-cell table:style-name="ce32"/>
          <table:table-cell table:number-columns-repeated="16378"/>
        </table:table-row>
        <table:table-row table:style-name="ro6">
          <table:table-cell office:value-type="string" table:style-name="ce89">
            <text:p>E</text:p>
          </table:table-cell>
          <table:table-cell office:value-type="string" table:style-name="ce32">
            <text:p>Dodávka vody</text:p>
          </table:table-cell>
          <table:table-cell office:value-type="float" office:value="61058" table:style-name="ce59">
            <text:p>61 058</text:p>
          </table:table-cell>
          <table:table-cell office:value-type="float" office:value="757278" table:style-name="ce59">
            <text:p>757 278</text:p>
          </table:table-cell>
          <table:table-cell office:value-type="string" table:style-name="ce63">
            <text:p>E</text:p>
          </table:table-cell>
          <table:table-cell office:value-type="string" table:style-name="ce32">
            <text:p>Water supply; sewerage</text:p>
          </table:table-cell>
          <table:table-cell table:number-columns-repeated="16378"/>
        </table:table-row>
        <table:table-row table:style-name="ro6">
          <table:table-cell table:style-name="ce89"/>
          <table:table-cell office:value-type="string" table:style-name="ce32">
            <text:p>38 Zber,sprac,likv.odpadov</text:p>
          </table:table-cell>
          <table:table-cell office:value-type="float" office:value="11774" table:style-name="ce59">
            <text:p>11 774</text:p>
          </table:table-cell>
          <table:table-cell office:value-type="float" office:value="695342" table:style-name="ce59">
            <text:p>695 342</text:p>
          </table:table-cell>
          <table:table-cell table:style-name="ce63"/>
          <table:table-cell office:value-type="string" table:style-name="ce32">
            <text:p>38 Waste coll,disposal act.</text:p>
          </table:table-cell>
          <table:table-cell table:number-columns-repeated="16378"/>
        </table:table-row>
        <table:table-row table:style-name="ro6">
          <table:table-cell table:style-name="ce89"/>
          <table:table-cell table:style-name="ce32"/>
          <table:table-cell table:number-columns-repeated="2" table:style-name="ce239"/>
          <table:table-cell table:style-name="ce62"/>
          <table:table-cell table:style-name="ce32"/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365">
            <text:p>1/<text:span text:style-name="T1"><text:s/>zahŕňa aj spotrebu tepla<text:s/></text:span></text:p>
          </table:table-cell>
          <table:covered-table-cell/>
          <table:table-cell table:number-columns-repeated="2" table:style-name="ce239"/>
          <table:table-cell office:value-type="string" table:number-columns-spanned="2" table:number-rows-spanned="1" table:style-name="ce366">
            <text:p>1/<text:s/><text:span text:style-name="T1">includes heat consumption</text:span></text:p>
          </table:table-cell>
          <table:covered-table-cell/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367">
            <text:p><text:s text:c="3"/>na výrobu elektriny</text:p>
          </table:table-cell>
          <table:covered-table-cell/>
          <table:table-cell table:number-columns-repeated="2" table:style-name="ce239"/>
          <table:table-cell office:value-type="string" table:number-columns-spanned="2" table:number-rows-spanned="1" table:style-name="ce368">
            <text:p><text:s text:c="2"/>for electricity generation</text:p>
          </table:table-cell>
          <table:covered-table-cell/>
          <table:table-cell table:number-columns-repeated="16378"/>
        </table:table-row>
        <table:table-row table:style-name="ro6">
          <table:table-cell table:style-name="ce89"/>
          <table:table-cell table:style-name="ce45"/>
          <table:table-cell table:number-columns-repeated="2" table:style-name="ce67"/>
          <table:table-cell table:style-name="ce89"/>
          <table:table-cell table:number-columns-repeated="16379" table:style-name="ce45"/>
        </table:table-row>
        <table:table-row table:number-rows-repeated="1048240" table:style-name="ro6">
          <table:table-cell table:number-columns-repeated="16384"/>
        </table:table-row>
        <table:named-expressions>
          <table:named-expression table:name="spotreby_krizovy_KRAJ04" table:expression="of:=[.#REF!]" table:base-cell-address="OBSAH_-_CONTENTS.$A$1"/>
        </table:named-expressions>
      </table:table>
      <table:table table:name="'file:///D:/puben06/Tab_2_10_06.xls'#spotr_plynné_kraj06_pomoc" table:style-name="ta9">
        <table:table-source xlink:href="file:///D:/puben06/Tab_2_10_06.xls" table:table-name="spotr_plynné_kraj06_pomo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puben06/Tab_2_10_06.xls'#spotr_plynné_kraj06_nj_GJ_pomoc" table:style-name="ta9">
        <table:table-source xlink:href="file:///D:/puben06/Tab_2_10_06.xls" table:table-name="spotr_plynné_kraj06_nj_GJ_pomo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puben06/Tab_2_10_06.xls'#text_pomoc" table:style-name="ta9">
        <table:table-source xlink:href="file:///D:/puben06/Tab_2_10_06.xls" table:table-name="text_pomo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puben06/Tab_2_10_06.xls'#spotreby_plynné_kraj06_publik" table:style-name="ta9">
        <table:table-source xlink:href="file:///D:/puben06/Tab_2_10_06.xls" table:table-name="spotreby_plynné_kraj06_publik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spotreby_krizovy_KRAJ04" table:expression="of:=[.#REF!]" table:base-cell-address="OBSAH_-_CONTENTS.$A$1"/>
        <table:named-expression table:name="spotreby_krizovy04" table:expression="of:=[.#REF!]" table:base-cell-address="OBSAH_-_CONTENTS.$A$1"/>
        <table:named-expression table:name="T" table:expression="of:=['file:///D:/puben06/Tab_2_10_06.xls'#spotr_plynné_kraj06_pomoc.#REF!]" table:base-cell-address="OBSAH_-_CONTENTS.$A$1"/>
        <table:named-expression table:name="UU" table:expression="of:=[.#REF!]" table:base-cell-address="OBSAH_-_CONTENTS.$A$1"/>
        <table:named-expression table:name="xxx" table:expression="of:=[.#REF!]" table:base-cell-address="OBSAH_-_CONTENTS.$A$1"/>
        <table:named-expression table:name="yyy" table:expression="of:=[.#REF!]" table:base-cell-address="OBSAH_-_CONTENTS.$A$1"/>
        <table:named-expression table:name="Z" table:expression="of:=[.#REF!]" table:base-cell-address="OBSAH_-_CONTEN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E" svg:font-family="&quot;Arial CE&quot;"/>
    <style:font-face style:name="Arial" svg:font-family="Arial"/>
    <style:font-face style:name="MS Sans Serif" svg:font-family="&quot;MS Sans Serif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 CE" style:font-name-asian="Arial CE" style:font-name-complex="Arial CE" fo:font-size="10pt" style:font-size-asian="10pt" style:font-size-complex="10pt"/>
    </style:style>
    <style:style style:name="norm_225_ln_237__H1" style:display-name="normální_H1" style:family="table-cell" style:data-style-name="N0">
      <style:table-cell-properties style:vertical-align="automatic" fo:background-color="transparent"/>
      <style:text-properties fo:font-size="11pt" style:font-size-asian="11pt" style:font-size-complex="11pt" style:font-family-generic="swiss"/>
    </style:style>
    <style:style style:name="norm_225_ln_237__H3" style:display-name="normální_H3" style:family="table-cell" style:data-style-name="N0">
      <style:table-cell-properties style:vertical-align="automatic" fo:background-color="transparent"/>
      <style:text-properties fo:font-size="11pt" style:font-size-asian="11pt" style:font-size-complex="11pt" style:font-family-generic="swiss"/>
    </style:style>
    <style:style style:name="norm_225_ln_237__H5" style:display-name="normální_H5" style:family="table-cell" style:data-style-name="N0">
      <style:table-cell-properties style:vertical-align="automatic" fo:background-color="transparent"/>
      <style:text-properties fo:font-size="11pt" style:font-size-asian="11pt" style:font-size-complex="11pt" style:font-family-generic="swiss"/>
    </style:style>
    <style:style style:name="norm_225_ln_237__H7" style:display-name="normální_H7" style:family="table-cell" style:data-style-name="N0">
      <style:table-cell-properties style:vertical-align="automatic" fo:background-color="transparent"/>
      <style:text-properties fo:font-size="11pt" style:font-size-asian="11pt" style:font-size-complex="11pt" style:font-family-generic="swiss"/>
    </style:style>
    <style:style style:name="norm_225_ln_237__Tab_2_11_06_opr" style:display-name="normální_Tab_2_11_06_opr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rm_225_ln_237__Tab_2_12_06" style:display-name="normální_Tab_2_12_06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rm_225_ln_237__Tab_2_2_06" style:display-name="normální_Tab_2_2_06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style:font-family-generic="swiss"/>
    </style:style>
    <style:style style:name="norm_225_ln_237__Tab_2_2_06_32_2" style:display-name="normální_Tab_2_2_06 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style:font-family-generic="swiss"/>
    </style:style>
    <style:style style:name="norm_225_ln_237__Tab_2_5_06_opr" style:display-name="normální_Tab_2_5_06_opr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style:font-family-generic="swiss"/>
    </style:style>
    <style:style style:name="norm_225_ln_237__Tab_2_6_06" style:display-name="normální_Tab_2_6_06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style:font-family-generic="swiss"/>
    </style:style>
    <style:style style:name="norm_225_ln_237__Tab_2_6_06_32_2" style:display-name="normální_Tab_2_6_06 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style:font-family-generic="swiss"/>
    </style:style>
    <style:style style:name="norm_225_ln_237__Tab_2_9_06_opr" style:display-name="normální_Tab_2_9_06_opr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style:font-family-generic="swiss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95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.78740157480315in" fo:margin-right="0.236220472440945in" style:print-orientation="landscape" style:print-page-order="ttb" style:first-page-number="continue" style:scale-to="98%" style:table-centering="none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  <style:page-layout style:name="pm4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98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5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85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6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98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  <style:page-layout style:name="pm7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88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8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83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******</meta:initial-creator>
    <dc:creator>Benkovič Pavol</dc:creator>
    <meta:creation-date>2008-10-27T11:42:51Z</meta:creation-date>
    <dc:date>2021-12-22T10:10:06Z</dc:date>
    <meta:print-date>2020-11-30T12:33:11Z</meta:print-date>
  </office:meta>
</office:document-meta>
</file>